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Pictures/2000000D000000DD000000DDCBF3253A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" manifest:full-path="Object 13/Pictures/2000000D000000DD000000DDCBF3253A.svm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" manifest:full-path="Object 14/Pictures/2000000D000000DD000000DDCBF3253A.svm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" manifest:full-path="Object 15/Pictures/2000000D000000DD000000DDCBF3253A.svm"/>
  <manifest:file-entry manifest:media-type="" manifest:full-path="Object 15/Pictures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" manifest:full-path="Object 17/Pictures/2000000D000000DD000000DDCBF3253A.svm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" manifest:full-path="Object 18/Pictures/2000000D000000DD000000DDCBF3253A.svm"/>
  <manifest:file-entry manifest:media-type="" manifest:full-path="Object 18/Pictures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" manifest:full-path="Object 19/Pictures/2000000D000000DD000000DDCBF3253A.svm"/>
  <manifest:file-entry manifest:media-type="" manifest:full-path="Object 19/Pictures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" manifest:full-path="Object 20/Pictures/2000000D000000DD000000DDCBF3253A.svm"/>
  <manifest:file-entry manifest:media-type="" manifest:full-path="Object 20/Pictures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" manifest:full-path="Object 21/Pictures/2000000D000000DD000000DDCBF3253A.svm"/>
  <manifest:file-entry manifest:media-type="" manifest:full-path="Object 21/Pictures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" manifest:full-path="Object 22/Pictures/2000000D000000DD000000DDCBF3253A.svm"/>
  <manifest:file-entry manifest:media-type="" manifest:full-path="Object 22/Pictures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CBF3253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CBF3253A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CBF3253A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D000000DDCBF3253A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CBF3253A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D000000DDCBF3253A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0D000000DD000000DDCBF3253A.svm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rayListPlaceFilt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9">
            <text:p>29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AVERAGE([.D1:.M1])" office:value-type="float" office:value="17.4">
            <text:p>1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table:formula="of:=AVERAGE([.D2:.M2])" office:value-type="float" office:value="33.1">
            <text:p>3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D3:.M3])" office:value-type="float" office:value="39.9">
            <text:p>3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formula="of:=AVERAGE([.D4:.M4])" office:value-type="float" office:value="49.5">
            <text:p>4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table:formula="of:=AVERAGE([.D5:.M5])" office:value-type="float" office:value="68.3">
            <text:p>6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2" office:value-type="float" office:value="90">
            <text:p>90</text:p>
          </table:table-cell>
          <table:table-cell office:value-type="float" office:value="87">
            <text:p>87</text:p>
          </table:table-cell>
          <table:table-cell table:number-columns-repeated="2"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formula="of:=AVERAGE([.D6:.M6])" office:value-type="float" office:value="90.3">
            <text:p>9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table:formula="of:=AVERAGE([.D7:.M7])" office:value-type="float" office:value="117.1">
            <text:p>11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table:formula="of:=AVERAGE([.D8:.M8])" office:value-type="float" office:value="150.4">
            <text:p>15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184">
            <text:p>184</text:p>
          </table:table-cell>
          <table:table-cell office:value-type="float" office:value="198">
            <text:p>198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AVERAGE([.D9:.M9])" office:value-type="float" office:value="182.7">
            <text:p>18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213">
            <text:p>213</text:p>
          </table:table-cell>
          <table:table-cell table:number-columns-repeated="2"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21">
            <text:p>221</text:p>
          </table:table-cell>
          <table:table-cell office:value-type="float" office:value="214">
            <text:p>214</text:p>
          </table:table-cell>
          <table:table-cell office:value-type="float" office:value="220">
            <text:p>220</text:p>
          </table:table-cell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formula="of:=AVERAGE([.D10:.M10])" office:value-type="float" office:value="216.9">
            <text:p>21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262">
            <text:p>262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table:formula="of:=AVERAGE([.D11:.M11])" office:value-type="float" office:value="258.3">
            <text:p>25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16">
            <text:p>316</text:p>
          </table:table-cell>
          <table:table-cell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table:formula="of:=AVERAGE([.D12:.M12])" office:value-type="float" office:value="308.9">
            <text:p>30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344">
            <text:p>344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74">
            <text:p>374</text:p>
          </table:table-cell>
          <table:table-cell office:value-type="float" office:value="390">
            <text:p>390</text:p>
          </table:table-cell>
          <table:table-cell office:value-type="float" office:value="397">
            <text:p>397</text:p>
          </table:table-cell>
          <table:table-cell office:value-type="float" office:value="380">
            <text:p>380</text:p>
          </table:table-cell>
          <table:table-cell office:value-type="float" office:value="365">
            <text:p>365</text:p>
          </table:table-cell>
          <table:table-cell table:formula="of:=AVERAGE([.D13:.M13])" office:value-type="float" office:value="367.7">
            <text:p>36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468">
            <text:p>468</text:p>
          </table:table-cell>
          <table:table-cell office:value-type="float" office:value="423">
            <text:p>423</text:p>
          </table:table-cell>
          <table:table-cell office:value-type="float" office:value="467">
            <text:p>467</text:p>
          </table:table-cell>
          <table:table-cell office:value-type="float" office:value="474">
            <text:p>474</text:p>
          </table:table-cell>
          <table:table-cell office:value-type="float" office:value="461">
            <text:p>461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 office:value-type="float" office:value="451">
            <text:p>451</text:p>
          </table:table-cell>
          <table:table-cell office:value-type="float" office:value="446">
            <text:p>446</text:p>
          </table:table-cell>
          <table:table-cell office:value-type="float" office:value="466">
            <text:p>466</text:p>
          </table:table-cell>
          <table:table-cell table:formula="of:=AVERAGE([.D14:.M14])" office:value-type="float" office:value="457.8">
            <text:p>45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546">
            <text:p>546</text:p>
          </table:table-cell>
          <table:table-cell office:value-type="float" office:value="528">
            <text:p>528</text:p>
          </table:table-cell>
          <table:table-cell office:value-type="float" office:value="507">
            <text:p>507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30">
            <text:p>530</text:p>
          </table:table-cell>
          <table:table-cell office:value-type="float" office:value="559">
            <text:p>559</text:p>
          </table:table-cell>
          <table:table-cell office:value-type="float" office:value="530">
            <text:p>530</text:p>
          </table:table-cell>
          <table:table-cell office:value-type="float" office:value="556">
            <text:p>556</text:p>
          </table:table-cell>
          <table:table-cell office:value-type="float" office:value="547">
            <text:p>547</text:p>
          </table:table-cell>
          <table:table-cell table:formula="of:=AVERAGE([.D15:.M15])" office:value-type="float" office:value="537.7">
            <text:p>53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609">
            <text:p>609</text:p>
          </table:table-cell>
          <table:table-cell office:value-type="float" office:value="658">
            <text:p>658</text:p>
          </table:table-cell>
          <table:table-cell office:value-type="float" office:value="628">
            <text:p>628</text:p>
          </table:table-cell>
          <table:table-cell office:value-type="float" office:value="607">
            <text:p>607</text:p>
          </table:table-cell>
          <table:table-cell office:value-type="float" office:value="606">
            <text:p>606</text:p>
          </table:table-cell>
          <table:table-cell office:value-type="float" office:value="604">
            <text:p>604</text:p>
          </table:table-cell>
          <table:table-cell office:value-type="float" office:value="591">
            <text:p>591</text:p>
          </table:table-cell>
          <table:table-cell office:value-type="float" office:value="635">
            <text:p>635</text:p>
          </table:table-cell>
          <table:table-cell office:value-type="float" office:value="615">
            <text:p>615</text:p>
          </table:table-cell>
          <table:table-cell office:value-type="float" office:value="618">
            <text:p>618</text:p>
          </table:table-cell>
          <table:table-cell table:formula="of:=AVERAGE([.D16:.M16])" office:value-type="float" office:value="617.1">
            <text:p>61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743">
            <text:p>743</text:p>
          </table:table-cell>
          <table:table-cell office:value-type="float" office:value="723">
            <text:p>723</text:p>
          </table:table-cell>
          <table:table-cell office:value-type="float" office:value="765">
            <text:p>765</text:p>
          </table:table-cell>
          <table:table-cell office:value-type="float" office:value="727">
            <text:p>727</text:p>
          </table:table-cell>
          <table:table-cell office:value-type="float" office:value="739">
            <text:p>739</text:p>
          </table:table-cell>
          <table:table-cell office:value-type="float" office:value="731">
            <text:p>731</text:p>
          </table:table-cell>
          <table:table-cell office:value-type="float" office:value="761">
            <text:p>761</text:p>
          </table:table-cell>
          <table:table-cell office:value-type="float" office:value="720">
            <text:p>720</text:p>
          </table:table-cell>
          <table:table-cell office:value-type="float" office:value="729">
            <text:p>729</text:p>
          </table:table-cell>
          <table:table-cell office:value-type="float" office:value="709">
            <text:p>709</text:p>
          </table:table-cell>
          <table:table-cell table:formula="of:=AVERAGE([.D17:.M17])" office:value-type="float" office:value="734.7">
            <text:p>73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823">
            <text:p>823</text:p>
          </table:table-cell>
          <table:table-cell office:value-type="float" office:value="863">
            <text:p>863</text:p>
          </table:table-cell>
          <table:table-cell office:value-type="float" office:value="842">
            <text:p>842</text:p>
          </table:table-cell>
          <table:table-cell office:value-type="float" office:value="863">
            <text:p>863</text:p>
          </table:table-cell>
          <table:table-cell office:value-type="float" office:value="895">
            <text:p>895</text:p>
          </table:table-cell>
          <table:table-cell office:value-type="float" office:value="926">
            <text:p>926</text:p>
          </table:table-cell>
          <table:table-cell office:value-type="float" office:value="878">
            <text:p>878</text:p>
          </table:table-cell>
          <table:table-cell office:value-type="float" office:value="869">
            <text:p>869</text:p>
          </table:table-cell>
          <table:table-cell office:value-type="float" office:value="889">
            <text:p>889</text:p>
          </table:table-cell>
          <table:table-cell office:value-type="float" office:value="842">
            <text:p>842</text:p>
          </table:table-cell>
          <table:table-cell table:formula="of:=AVERAGE([.D18:.M18])" office:value-type="float" office:value="869">
            <text:p>86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1041">
            <text:p>1041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office:value-type="float" office:value="1003">
            <text:p>1003</text:p>
          </table:table-cell>
          <table:table-cell office:value-type="float" office:value="1050">
            <text:p>1050</text:p>
          </table:table-cell>
          <table:table-cell office:value-type="float" office:value="1034">
            <text:p>1034</text:p>
          </table:table-cell>
          <table:table-cell office:value-type="float" office:value="1008">
            <text:p>1008</text:p>
          </table:table-cell>
          <table:table-cell office:value-type="float" office:value="1007">
            <text:p>1007</text:p>
          </table:table-cell>
          <table:table-cell office:value-type="float" office:value="1056">
            <text:p>1056</text:p>
          </table:table-cell>
          <table:table-cell office:value-type="float" office:value="1038">
            <text:p>1038</text:p>
          </table:table-cell>
          <table:table-cell table:formula="of:=AVERAGE([.D19:.M19])" office:value-type="float" office:value="1023.7">
            <text:p>102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259">
            <text:p>1259</text:p>
          </table:table-cell>
          <table:table-cell office:value-type="float" office:value="1160">
            <text:p>1160</text:p>
          </table:table-cell>
          <table:table-cell office:value-type="float" office:value="1114">
            <text:p>1114</text:p>
          </table:table-cell>
          <table:table-cell office:value-type="float" office:value="1183">
            <text:p>1183</text:p>
          </table:table-cell>
          <table:table-cell office:value-type="float" office:value="1071">
            <text:p>1071</text:p>
          </table:table-cell>
          <table:table-cell office:value-type="float" office:value="1112">
            <text:p>1112</text:p>
          </table:table-cell>
          <table:table-cell office:value-type="float" office:value="1154">
            <text:p>1154</text:p>
          </table:table-cell>
          <table:table-cell office:value-type="float" office:value="1112">
            <text:p>1112</text:p>
          </table:table-cell>
          <table:table-cell office:value-type="float" office:value="1152">
            <text:p>1152</text:p>
          </table:table-cell>
          <table:table-cell office:value-type="float" office:value="1135">
            <text:p>1135</text:p>
          </table:table-cell>
          <table:table-cell table:formula="of:=AVERAGE([.D20:.M20])" office:value-type="float" office:value="1145.2">
            <text:p>1145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222">
            <text:p>1222</text:p>
          </table:table-cell>
          <table:table-cell office:value-type="float" office:value="1261">
            <text:p>1261</text:p>
          </table:table-cell>
          <table:table-cell office:value-type="float" office:value="1293">
            <text:p>1293</text:p>
          </table:table-cell>
          <table:table-cell office:value-type="float" office:value="1245">
            <text:p>1245</text:p>
          </table:table-cell>
          <table:table-cell office:value-type="float" office:value="1312">
            <text:p>1312</text:p>
          </table:table-cell>
          <table:table-cell office:value-type="float" office:value="1288">
            <text:p>1288</text:p>
          </table:table-cell>
          <table:table-cell office:value-type="float" office:value="1256">
            <text:p>1256</text:p>
          </table:table-cell>
          <table:table-cell office:value-type="float" office:value="1254">
            <text:p>1254</text:p>
          </table:table-cell>
          <table:table-cell office:value-type="float" office:value="1266">
            <text:p>1266</text:p>
          </table:table-cell>
          <table:table-cell office:value-type="float" office:value="1276">
            <text:p>1276</text:p>
          </table:table-cell>
          <table:table-cell table:formula="of:=AVERAGE([.D21:.M21])" office:value-type="float" office:value="1267.3">
            <text:p>126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395">
            <text:p>1395</text:p>
          </table:table-cell>
          <table:table-cell office:value-type="float" office:value="1358">
            <text:p>1358</text:p>
          </table:table-cell>
          <table:table-cell office:value-type="float" office:value="1469">
            <text:p>1469</text:p>
          </table:table-cell>
          <table:table-cell office:value-type="float" office:value="1485">
            <text:p>1485</text:p>
          </table:table-cell>
          <table:table-cell office:value-type="float" office:value="1482">
            <text:p>1482</text:p>
          </table:table-cell>
          <table:table-cell office:value-type="float" office:value="1539">
            <text:p>1539</text:p>
          </table:table-cell>
          <table:table-cell office:value-type="float" office:value="1477">
            <text:p>1477</text:p>
          </table:table-cell>
          <table:table-cell office:value-type="float" office:value="1438">
            <text:p>1438</text:p>
          </table:table-cell>
          <table:table-cell office:value-type="float" office:value="1519">
            <text:p>1519</text:p>
          </table:table-cell>
          <table:table-cell office:value-type="float" office:value="1485">
            <text:p>1485</text:p>
          </table:table-cell>
          <table:table-cell table:formula="of:=AVERAGE([.D22:.M22])" office:value-type="float" office:value="1464.7">
            <text:p>146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1682">
            <text:p>1682</text:p>
          </table:table-cell>
          <table:table-cell office:value-type="float" office:value="1693">
            <text:p>1693</text:p>
          </table:table-cell>
          <table:table-cell office:value-type="float" office:value="1734">
            <text:p>1734</text:p>
          </table:table-cell>
          <table:table-cell office:value-type="float" office:value="1676">
            <text:p>1676</text:p>
          </table:table-cell>
          <table:table-cell office:value-type="float" office:value="1624">
            <text:p>1624</text:p>
          </table:table-cell>
          <table:table-cell office:value-type="float" office:value="1685">
            <text:p>1685</text:p>
          </table:table-cell>
          <table:table-cell office:value-type="float" office:value="1659">
            <text:p>1659</text:p>
          </table:table-cell>
          <table:table-cell office:value-type="float" office:value="1649">
            <text:p>1649</text:p>
          </table:table-cell>
          <table:table-cell office:value-type="float" office:value="1741">
            <text:p>1741</text:p>
          </table:table-cell>
          <table:table-cell office:value-type="float" office:value="1663">
            <text:p>1663</text:p>
          </table:table-cell>
          <table:table-cell table:formula="of:=AVERAGE([.D23:.M23])" office:value-type="float" office:value="1680.6">
            <text:p>168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1861">
            <text:p>1861</text:p>
          </table:table-cell>
          <table:table-cell office:value-type="float" office:value="1875">
            <text:p>1875</text:p>
          </table:table-cell>
          <table:table-cell office:value-type="float" office:value="1834">
            <text:p>1834</text:p>
          </table:table-cell>
          <table:table-cell office:value-type="float" office:value="1872">
            <text:p>1872</text:p>
          </table:table-cell>
          <table:table-cell office:value-type="float" office:value="1922">
            <text:p>1922</text:p>
          </table:table-cell>
          <table:table-cell office:value-type="float" office:value="1953">
            <text:p>1953</text:p>
          </table:table-cell>
          <table:table-cell office:value-type="float" office:value="1963">
            <text:p>1963</text:p>
          </table:table-cell>
          <table:table-cell office:value-type="float" office:value="1828">
            <text:p>1828</text:p>
          </table:table-cell>
          <table:table-cell office:value-type="float" office:value="1907">
            <text:p>1907</text:p>
          </table:table-cell>
          <table:table-cell office:value-type="float" office:value="1946">
            <text:p>1946</text:p>
          </table:table-cell>
          <table:table-cell table:formula="of:=AVERAGE([.D24:.M24])" office:value-type="float" office:value="1896.1">
            <text:p>189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2130">
            <text:p>2130</text:p>
          </table:table-cell>
          <table:table-cell office:value-type="float" office:value="2063">
            <text:p>2063</text:p>
          </table:table-cell>
          <table:table-cell office:value-type="float" office:value="2106">
            <text:p>2106</text:p>
          </table:table-cell>
          <table:table-cell office:value-type="float" office:value="2093">
            <text:p>2093</text:p>
          </table:table-cell>
          <table:table-cell office:value-type="float" office:value="2008">
            <text:p>2008</text:p>
          </table:table-cell>
          <table:table-cell office:value-type="float" office:value="2013">
            <text:p>2013</text:p>
          </table:table-cell>
          <table:table-cell office:value-type="float" office:value="2089">
            <text:p>2089</text:p>
          </table:table-cell>
          <table:table-cell office:value-type="float" office:value="2132">
            <text:p>2132</text:p>
          </table:table-cell>
          <table:table-cell office:value-type="float" office:value="2095">
            <text:p>2095</text:p>
          </table:table-cell>
          <table:table-cell office:value-type="float" office:value="2074">
            <text:p>2074</text:p>
          </table:table-cell>
          <table:table-cell table:formula="of:=AVERAGE([.D25:.M25])" office:value-type="float" office:value="2080.3">
            <text:p>208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249">
            <text:p>2249</text:p>
          </table:table-cell>
          <table:table-cell office:value-type="float" office:value="2280">
            <text:p>2280</text:p>
          </table:table-cell>
          <table:table-cell office:value-type="float" office:value="2194">
            <text:p>2194</text:p>
          </table:table-cell>
          <table:table-cell office:value-type="float" office:value="2295">
            <text:p>2295</text:p>
          </table:table-cell>
          <table:table-cell office:value-type="float" office:value="2255">
            <text:p>2255</text:p>
          </table:table-cell>
          <table:table-cell office:value-type="float" office:value="2290">
            <text:p>2290</text:p>
          </table:table-cell>
          <table:table-cell office:value-type="float" office:value="2357">
            <text:p>2357</text:p>
          </table:table-cell>
          <table:table-cell office:value-type="float" office:value="2323">
            <text:p>2323</text:p>
          </table:table-cell>
          <table:table-cell office:value-type="float" office:value="2330">
            <text:p>2330</text:p>
          </table:table-cell>
          <table:table-cell office:value-type="float" office:value="2242">
            <text:p>2242</text:p>
          </table:table-cell>
          <table:table-cell table:formula="of:=AVERAGE([.D26:.M26])" office:value-type="float" office:value="2281.5">
            <text:p>228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585">
            <text:p>2585</text:p>
          </table:table-cell>
          <table:table-cell office:value-type="float" office:value="2491">
            <text:p>2491</text:p>
          </table:table-cell>
          <table:table-cell office:value-type="float" office:value="2433">
            <text:p>2433</text:p>
          </table:table-cell>
          <table:table-cell office:value-type="float" office:value="2578">
            <text:p>2578</text:p>
          </table:table-cell>
          <table:table-cell office:value-type="float" office:value="2424">
            <text:p>2424</text:p>
          </table:table-cell>
          <table:table-cell office:value-type="float" office:value="2505">
            <text:p>2505</text:p>
          </table:table-cell>
          <table:table-cell office:value-type="float" office:value="2540">
            <text:p>2540</text:p>
          </table:table-cell>
          <table:table-cell office:value-type="float" office:value="2529">
            <text:p>2529</text:p>
          </table:table-cell>
          <table:table-cell office:value-type="float" office:value="2555">
            <text:p>2555</text:p>
          </table:table-cell>
          <table:table-cell office:value-type="float" office:value="2584">
            <text:p>2584</text:p>
          </table:table-cell>
          <table:table-cell table:formula="of:=AVERAGE([.D27:.M27])" office:value-type="float" office:value="2522.4">
            <text:p>2522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700">
            <text:p>2700</text:p>
          </table:table-cell>
          <table:table-cell office:value-type="float" office:value="2758">
            <text:p>2758</text:p>
          </table:table-cell>
          <table:table-cell office:value-type="float" office:value="2774">
            <text:p>2774</text:p>
          </table:table-cell>
          <table:table-cell office:value-type="float" office:value="2847">
            <text:p>2847</text:p>
          </table:table-cell>
          <table:table-cell office:value-type="float" office:value="2626">
            <text:p>2626</text:p>
          </table:table-cell>
          <table:table-cell office:value-type="float" office:value="2696">
            <text:p>2696</text:p>
          </table:table-cell>
          <table:table-cell office:value-type="float" office:value="2652">
            <text:p>2652</text:p>
          </table:table-cell>
          <table:table-cell office:value-type="float" office:value="2792">
            <text:p>2792</text:p>
          </table:table-cell>
          <table:table-cell office:value-type="float" office:value="2845">
            <text:p>2845</text:p>
          </table:table-cell>
          <table:table-cell office:value-type="float" office:value="2812">
            <text:p>2812</text:p>
          </table:table-cell>
          <table:table-cell table:formula="of:=AVERAGE([.D28:.M28])" office:value-type="float" office:value="2750.2">
            <text:p>275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988">
            <text:p>2988</text:p>
          </table:table-cell>
          <table:table-cell office:value-type="float" office:value="2963">
            <text:p>2963</text:p>
          </table:table-cell>
          <table:table-cell office:value-type="float" office:value="3021">
            <text:p>3021</text:p>
          </table:table-cell>
          <table:table-cell office:value-type="float" office:value="2909">
            <text:p>2909</text:p>
          </table:table-cell>
          <table:table-cell office:value-type="float" office:value="3137">
            <text:p>3137</text:p>
          </table:table-cell>
          <table:table-cell office:value-type="float" office:value="2993">
            <text:p>2993</text:p>
          </table:table-cell>
          <table:table-cell office:value-type="float" office:value="3016">
            <text:p>3016</text:p>
          </table:table-cell>
          <table:table-cell office:value-type="float" office:value="2997">
            <text:p>2997</text:p>
          </table:table-cell>
          <table:table-cell office:value-type="float" office:value="2934">
            <text:p>2934</text:p>
          </table:table-cell>
          <table:table-cell office:value-type="float" office:value="3099">
            <text:p>3099</text:p>
          </table:table-cell>
          <table:table-cell table:formula="of:=AVERAGE([.D29:.M29])" office:value-type="float" office:value="3005.7">
            <text:p>300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3223">
            <text:p>3223</text:p>
          </table:table-cell>
          <table:table-cell office:value-type="float" office:value="3258">
            <text:p>3258</text:p>
          </table:table-cell>
          <table:table-cell office:value-type="float" office:value="3249">
            <text:p>3249</text:p>
          </table:table-cell>
          <table:table-cell office:value-type="float" office:value="3340">
            <text:p>3340</text:p>
          </table:table-cell>
          <table:table-cell office:value-type="float" office:value="3329">
            <text:p>3329</text:p>
          </table:table-cell>
          <table:table-cell office:value-type="float" office:value="3276">
            <text:p>3276</text:p>
          </table:table-cell>
          <table:table-cell office:value-type="float" office:value="3265">
            <text:p>3265</text:p>
          </table:table-cell>
          <table:table-cell office:value-type="float" office:value="3322">
            <text:p>3322</text:p>
          </table:table-cell>
          <table:table-cell office:value-type="float" office:value="3153">
            <text:p>3153</text:p>
          </table:table-cell>
          <table:table-cell office:value-type="float" office:value="3229">
            <text:p>3229</text:p>
          </table:table-cell>
          <table:table-cell table:formula="of:=AVERAGE([.D30:.M30])" office:value-type="float" office:value="3264.4">
            <text:p>3264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3557">
            <text:p>3557</text:p>
          </table:table-cell>
          <table:table-cell office:value-type="float" office:value="3405">
            <text:p>3405</text:p>
          </table:table-cell>
          <table:table-cell office:value-type="float" office:value="3532">
            <text:p>3532</text:p>
          </table:table-cell>
          <table:table-cell office:value-type="float" office:value="3530">
            <text:p>3530</text:p>
          </table:table-cell>
          <table:table-cell office:value-type="float" office:value="3516">
            <text:p>3516</text:p>
          </table:table-cell>
          <table:table-cell office:value-type="float" office:value="3398">
            <text:p>3398</text:p>
          </table:table-cell>
          <table:table-cell office:value-type="float" office:value="3458">
            <text:p>3458</text:p>
          </table:table-cell>
          <table:table-cell office:value-type="float" office:value="3541">
            <text:p>3541</text:p>
          </table:table-cell>
          <table:table-cell office:value-type="float" office:value="3393">
            <text:p>3393</text:p>
          </table:table-cell>
          <table:table-cell office:value-type="float" office:value="3368">
            <text:p>3368</text:p>
          </table:table-cell>
          <table:table-cell table:formula="of:=AVERAGE([.D31:.M31])" office:value-type="float" office:value="3469.8">
            <text:p>346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3726">
            <text:p>3726</text:p>
          </table:table-cell>
          <table:table-cell office:value-type="float" office:value="3776">
            <text:p>3776</text:p>
          </table:table-cell>
          <table:table-cell office:value-type="float" office:value="3794">
            <text:p>3794</text:p>
          </table:table-cell>
          <table:table-cell office:value-type="float" office:value="3769">
            <text:p>3769</text:p>
          </table:table-cell>
          <table:table-cell office:value-type="float" office:value="3729">
            <text:p>3729</text:p>
          </table:table-cell>
          <table:table-cell office:value-type="float" office:value="3713">
            <text:p>3713</text:p>
          </table:table-cell>
          <table:table-cell office:value-type="float" office:value="3857">
            <text:p>3857</text:p>
          </table:table-cell>
          <table:table-cell office:value-type="float" office:value="3745">
            <text:p>3745</text:p>
          </table:table-cell>
          <table:table-cell office:value-type="float" office:value="3727">
            <text:p>3727</text:p>
          </table:table-cell>
          <table:table-cell office:value-type="float" office:value="3812">
            <text:p>3812</text:p>
          </table:table-cell>
          <table:table-cell table:formula="of:=AVERAGE([.D32:.M32])" office:value-type="float" office:value="3764.8">
            <text:p>376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4079">
            <text:p>4079</text:p>
          </table:table-cell>
          <table:table-cell office:value-type="float" office:value="4125">
            <text:p>4125</text:p>
          </table:table-cell>
          <table:table-cell office:value-type="float" office:value="4068">
            <text:p>4068</text:p>
          </table:table-cell>
          <table:table-cell office:value-type="float" office:value="4000">
            <text:p>4000</text:p>
          </table:table-cell>
          <table:table-cell office:value-type="float" office:value="4207">
            <text:p>4207</text:p>
          </table:table-cell>
          <table:table-cell office:value-type="float" office:value="4005">
            <text:p>4005</text:p>
          </table:table-cell>
          <table:table-cell office:value-type="float" office:value="4134">
            <text:p>4134</text:p>
          </table:table-cell>
          <table:table-cell office:value-type="float" office:value="4009">
            <text:p>4009</text:p>
          </table:table-cell>
          <table:table-cell office:value-type="float" office:value="4015">
            <text:p>4015</text:p>
          </table:table-cell>
          <table:table-cell office:value-type="float" office:value="3993">
            <text:p>3993</text:p>
          </table:table-cell>
          <table:table-cell table:formula="of:=AVERAGE([.D33:.M33])" office:value-type="float" office:value="4063.5">
            <text:p>406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4384">
            <text:p>4384</text:p>
          </table:table-cell>
          <table:table-cell office:value-type="float" office:value="4259">
            <text:p>4259</text:p>
          </table:table-cell>
          <table:table-cell office:value-type="float" office:value="4193">
            <text:p>4193</text:p>
          </table:table-cell>
          <table:table-cell office:value-type="float" office:value="4397">
            <text:p>4397</text:p>
          </table:table-cell>
          <table:table-cell office:value-type="float" office:value="4259">
            <text:p>4259</text:p>
          </table:table-cell>
          <table:table-cell office:value-type="float" office:value="4266">
            <text:p>4266</text:p>
          </table:table-cell>
          <table:table-cell office:value-type="float" office:value="4343">
            <text:p>4343</text:p>
          </table:table-cell>
          <table:table-cell office:value-type="float" office:value="4262">
            <text:p>4262</text:p>
          </table:table-cell>
          <table:table-cell office:value-type="float" office:value="4437">
            <text:p>4437</text:p>
          </table:table-cell>
          <table:table-cell office:value-type="float" office:value="4353">
            <text:p>4353</text:p>
          </table:table-cell>
          <table:table-cell table:formula="of:=AVERAGE([.D34:.M34])" office:value-type="float" office:value="4315.3">
            <text:p>431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4564">
            <text:p>4564</text:p>
          </table:table-cell>
          <table:table-cell office:value-type="float" office:value="4653">
            <text:p>4653</text:p>
          </table:table-cell>
          <table:table-cell office:value-type="float" office:value="4602">
            <text:p>4602</text:p>
          </table:table-cell>
          <table:table-cell office:value-type="float" office:value="4684">
            <text:p>4684</text:p>
          </table:table-cell>
          <table:table-cell office:value-type="float" office:value="4534">
            <text:p>4534</text:p>
          </table:table-cell>
          <table:table-cell office:value-type="float" office:value="4447">
            <text:p>4447</text:p>
          </table:table-cell>
          <table:table-cell office:value-type="float" office:value="4776">
            <text:p>4776</text:p>
          </table:table-cell>
          <table:table-cell office:value-type="float" office:value="4591">
            <text:p>4591</text:p>
          </table:table-cell>
          <table:table-cell office:value-type="float" office:value="4474">
            <text:p>4474</text:p>
          </table:table-cell>
          <table:table-cell office:value-type="float" office:value="4713">
            <text:p>4713</text:p>
          </table:table-cell>
          <table:table-cell table:formula="of:=AVERAGE([.D35:.M35])" office:value-type="float" office:value="4603.8">
            <text:p>460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4897">
            <text:p>4897</text:p>
          </table:table-cell>
          <table:table-cell office:value-type="float" office:value="4840">
            <text:p>4840</text:p>
          </table:table-cell>
          <table:table-cell office:value-type="float" office:value="4888">
            <text:p>4888</text:p>
          </table:table-cell>
          <table:table-cell office:value-type="float" office:value="5014">
            <text:p>5014</text:p>
          </table:table-cell>
          <table:table-cell office:value-type="float" office:value="4823">
            <text:p>4823</text:p>
          </table:table-cell>
          <table:table-cell office:value-type="float" office:value="5032">
            <text:p>5032</text:p>
          </table:table-cell>
          <table:table-cell office:value-type="float" office:value="4850">
            <text:p>4850</text:p>
          </table:table-cell>
          <table:table-cell office:value-type="float" office:value="5075">
            <text:p>5075</text:p>
          </table:table-cell>
          <table:table-cell office:value-type="float" office:value="4883">
            <text:p>4883</text:p>
          </table:table-cell>
          <table:table-cell office:value-type="float" office:value="4970">
            <text:p>4970</text:p>
          </table:table-cell>
          <table:table-cell table:formula="of:=AVERAGE([.D36:.M36])" office:value-type="float" office:value="4927.2">
            <text:p>492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5218">
            <text:p>5218</text:p>
          </table:table-cell>
          <table:table-cell office:value-type="float" office:value="5184">
            <text:p>5184</text:p>
          </table:table-cell>
          <table:table-cell office:value-type="float" office:value="5138">
            <text:p>5138</text:p>
          </table:table-cell>
          <table:table-cell office:value-type="float" office:value="5098">
            <text:p>5098</text:p>
          </table:table-cell>
          <table:table-cell office:value-type="float" office:value="5220">
            <text:p>5220</text:p>
          </table:table-cell>
          <table:table-cell office:value-type="float" office:value="5303">
            <text:p>5303</text:p>
          </table:table-cell>
          <table:table-cell office:value-type="float" office:value="5445">
            <text:p>5445</text:p>
          </table:table-cell>
          <table:table-cell office:value-type="float" office:value="5242">
            <text:p>5242</text:p>
          </table:table-cell>
          <table:table-cell office:value-type="float" office:value="5298">
            <text:p>5298</text:p>
          </table:table-cell>
          <table:table-cell office:value-type="float" office:value="5269">
            <text:p>5269</text:p>
          </table:table-cell>
          <table:table-cell table:formula="of:=AVERAGE([.D37:.M37])" office:value-type="float" office:value="5241.5">
            <text:p>524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5634">
            <text:p>5634</text:p>
          </table:table-cell>
          <table:table-cell office:value-type="float" office:value="5375">
            <text:p>5375</text:p>
          </table:table-cell>
          <table:table-cell office:value-type="float" office:value="5467">
            <text:p>5467</text:p>
          </table:table-cell>
          <table:table-cell office:value-type="float" office:value="5432">
            <text:p>5432</text:p>
          </table:table-cell>
          <table:table-cell office:value-type="float" office:value="5519">
            <text:p>5519</text:p>
          </table:table-cell>
          <table:table-cell office:value-type="float" office:value="5476">
            <text:p>5476</text:p>
          </table:table-cell>
          <table:table-cell office:value-type="float" office:value="5423">
            <text:p>5423</text:p>
          </table:table-cell>
          <table:table-cell office:value-type="float" office:value="5421">
            <text:p>5421</text:p>
          </table:table-cell>
          <table:table-cell office:value-type="float" office:value="5669">
            <text:p>5669</text:p>
          </table:table-cell>
          <table:table-cell office:value-type="float" office:value="5666">
            <text:p>5666</text:p>
          </table:table-cell>
          <table:table-cell table:formula="of:=AVERAGE([.D38:.M38])" office:value-type="float" office:value="5508.2">
            <text:p>550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5896">
            <text:p>5896</text:p>
          </table:table-cell>
          <table:table-cell office:value-type="float" office:value="5824">
            <text:p>5824</text:p>
          </table:table-cell>
          <table:table-cell office:value-type="float" office:value="5958">
            <text:p>5958</text:p>
          </table:table-cell>
          <table:table-cell office:value-type="float" office:value="5910">
            <text:p>5910</text:p>
          </table:table-cell>
          <table:table-cell office:value-type="float" office:value="5966">
            <text:p>5966</text:p>
          </table:table-cell>
          <table:table-cell office:value-type="float" office:value="5839">
            <text:p>5839</text:p>
          </table:table-cell>
          <table:table-cell office:value-type="float" office:value="5798">
            <text:p>5798</text:p>
          </table:table-cell>
          <table:table-cell office:value-type="float" office:value="5671">
            <text:p>5671</text:p>
          </table:table-cell>
          <table:table-cell office:value-type="float" office:value="5674">
            <text:p>5674</text:p>
          </table:table-cell>
          <table:table-cell office:value-type="float" office:value="5843">
            <text:p>5843</text:p>
          </table:table-cell>
          <table:table-cell table:formula="of:=AVERAGE([.D39:.M39])" office:value-type="float" office:value="5837.9">
            <text:p>5837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6203">
            <text:p>6203</text:p>
          </table:table-cell>
          <table:table-cell office:value-type="float" office:value="6084">
            <text:p>6084</text:p>
          </table:table-cell>
          <table:table-cell office:value-type="float" office:value="6137">
            <text:p>6137</text:p>
          </table:table-cell>
          <table:table-cell office:value-type="float" office:value="6233">
            <text:p>6233</text:p>
          </table:table-cell>
          <table:table-cell office:value-type="float" office:value="6154">
            <text:p>6154</text:p>
          </table:table-cell>
          <table:table-cell office:value-type="float" office:value="6100">
            <text:p>6100</text:p>
          </table:table-cell>
          <table:table-cell office:value-type="float" office:value="6179">
            <text:p>6179</text:p>
          </table:table-cell>
          <table:table-cell office:value-type="float" office:value="6160">
            <text:p>6160</text:p>
          </table:table-cell>
          <table:table-cell office:value-type="float" office:value="6462">
            <text:p>6462</text:p>
          </table:table-cell>
          <table:table-cell office:value-type="float" office:value="6220">
            <text:p>6220</text:p>
          </table:table-cell>
          <table:table-cell table:formula="of:=AVERAGE([.D40:.M40])" office:value-type="float" office:value="6193.2">
            <text:p>619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6465">
            <text:p>6465</text:p>
          </table:table-cell>
          <table:table-cell office:value-type="float" office:value="6388">
            <text:p>6388</text:p>
          </table:table-cell>
          <table:table-cell office:value-type="float" office:value="6663">
            <text:p>6663</text:p>
          </table:table-cell>
          <table:table-cell office:value-type="float" office:value="6753">
            <text:p>6753</text:p>
          </table:table-cell>
          <table:table-cell office:value-type="float" office:value="6623">
            <text:p>6623</text:p>
          </table:table-cell>
          <table:table-cell office:value-type="float" office:value="6491">
            <text:p>6491</text:p>
          </table:table-cell>
          <table:table-cell office:value-type="float" office:value="6580">
            <text:p>6580</text:p>
          </table:table-cell>
          <table:table-cell office:value-type="float" office:value="6428">
            <text:p>6428</text:p>
          </table:table-cell>
          <table:table-cell office:value-type="float" office:value="6553">
            <text:p>6553</text:p>
          </table:table-cell>
          <table:table-cell office:value-type="float" office:value="6683">
            <text:p>6683</text:p>
          </table:table-cell>
          <table:table-cell table:formula="of:=AVERAGE([.D41:.M41])" office:value-type="float" office:value="6562.7">
            <text:p>656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6720">
            <text:p>6720</text:p>
          </table:table-cell>
          <table:table-cell office:value-type="float" office:value="6783">
            <text:p>6783</text:p>
          </table:table-cell>
          <table:table-cell office:value-type="float" office:value="6687">
            <text:p>6687</text:p>
          </table:table-cell>
          <table:table-cell office:value-type="float" office:value="7240">
            <text:p>7240</text:p>
          </table:table-cell>
          <table:table-cell office:value-type="float" office:value="7177">
            <text:p>7177</text:p>
          </table:table-cell>
          <table:table-cell office:value-type="float" office:value="7011">
            <text:p>7011</text:p>
          </table:table-cell>
          <table:table-cell office:value-type="float" office:value="7095">
            <text:p>7095</text:p>
          </table:table-cell>
          <table:table-cell office:value-type="float" office:value="7019">
            <text:p>7019</text:p>
          </table:table-cell>
          <table:table-cell office:value-type="float" office:value="6797">
            <text:p>6797</text:p>
          </table:table-cell>
          <table:table-cell office:value-type="float" office:value="6732">
            <text:p>6732</text:p>
          </table:table-cell>
          <table:table-cell table:formula="of:=AVERAGE([.D42:.M42])" office:value-type="float" office:value="6926.1">
            <text:p>692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7407">
            <text:p>7407</text:p>
          </table:table-cell>
          <table:table-cell office:value-type="float" office:value="7368">
            <text:p>7368</text:p>
          </table:table-cell>
          <table:table-cell office:value-type="float" office:value="7307">
            <text:p>7307</text:p>
          </table:table-cell>
          <table:table-cell office:value-type="float" office:value="7306">
            <text:p>7306</text:p>
          </table:table-cell>
          <table:table-cell office:value-type="float" office:value="7257">
            <text:p>7257</text:p>
          </table:table-cell>
          <table:table-cell office:value-type="float" office:value="7262">
            <text:p>7262</text:p>
          </table:table-cell>
          <table:table-cell office:value-type="float" office:value="7059">
            <text:p>7059</text:p>
          </table:table-cell>
          <table:table-cell office:value-type="float" office:value="7064">
            <text:p>7064</text:p>
          </table:table-cell>
          <table:table-cell office:value-type="float" office:value="7060">
            <text:p>7060</text:p>
          </table:table-cell>
          <table:table-cell office:value-type="float" office:value="6919">
            <text:p>6919</text:p>
          </table:table-cell>
          <table:table-cell table:formula="of:=AVERAGE([.D43:.M43])" office:value-type="float" office:value="7200.9">
            <text:p>720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7601">
            <text:p>7601</text:p>
          </table:table-cell>
          <table:table-cell office:value-type="float" office:value="7637">
            <text:p>7637</text:p>
          </table:table-cell>
          <table:table-cell office:value-type="float" office:value="7657">
            <text:p>7657</text:p>
          </table:table-cell>
          <table:table-cell office:value-type="float" office:value="7569">
            <text:p>7569</text:p>
          </table:table-cell>
          <table:table-cell office:value-type="float" office:value="7560">
            <text:p>7560</text:p>
          </table:table-cell>
          <table:table-cell office:value-type="float" office:value="7489">
            <text:p>7489</text:p>
          </table:table-cell>
          <table:table-cell office:value-type="float" office:value="7765">
            <text:p>7765</text:p>
          </table:table-cell>
          <table:table-cell office:value-type="float" office:value="7812">
            <text:p>7812</text:p>
          </table:table-cell>
          <table:table-cell office:value-type="float" office:value="7772">
            <text:p>7772</text:p>
          </table:table-cell>
          <table:table-cell office:value-type="float" office:value="7763">
            <text:p>7763</text:p>
          </table:table-cell>
          <table:table-cell table:formula="of:=AVERAGE([.D44:.M44])" office:value-type="float" office:value="7662.5">
            <text:p>7662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8152">
            <text:p>8152</text:p>
          </table:table-cell>
          <table:table-cell office:value-type="float" office:value="7932">
            <text:p>7932</text:p>
          </table:table-cell>
          <table:table-cell office:value-type="float" office:value="7890">
            <text:p>7890</text:p>
          </table:table-cell>
          <table:table-cell office:value-type="float" office:value="7742">
            <text:p>7742</text:p>
          </table:table-cell>
          <table:table-cell office:value-type="float" office:value="7938">
            <text:p>7938</text:p>
          </table:table-cell>
          <table:table-cell office:value-type="float" office:value="7940">
            <text:p>7940</text:p>
          </table:table-cell>
          <table:table-cell office:value-type="float" office:value="8225">
            <text:p>8225</text:p>
          </table:table-cell>
          <table:table-cell office:value-type="float" office:value="8168">
            <text:p>8168</text:p>
          </table:table-cell>
          <table:table-cell office:value-type="float" office:value="8001">
            <text:p>8001</text:p>
          </table:table-cell>
          <table:table-cell office:value-type="float" office:value="8073">
            <text:p>8073</text:p>
          </table:table-cell>
          <table:table-cell table:formula="of:=AVERAGE([.D45:.M45])" office:value-type="float" office:value="8006.1">
            <text:p>800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8548">
            <text:p>8548</text:p>
          </table:table-cell>
          <table:table-cell office:value-type="float" office:value="8436">
            <text:p>8436</text:p>
          </table:table-cell>
          <table:table-cell office:value-type="float" office:value="8491">
            <text:p>8491</text:p>
          </table:table-cell>
          <table:table-cell office:value-type="float" office:value="8362">
            <text:p>8362</text:p>
          </table:table-cell>
          <table:table-cell office:value-type="float" office:value="8501">
            <text:p>8501</text:p>
          </table:table-cell>
          <table:table-cell office:value-type="float" office:value="8396">
            <text:p>8396</text:p>
          </table:table-cell>
          <table:table-cell office:value-type="float" office:value="8403">
            <text:p>8403</text:p>
          </table:table-cell>
          <table:table-cell office:value-type="float" office:value="8486">
            <text:p>8486</text:p>
          </table:table-cell>
          <table:table-cell office:value-type="float" office:value="8422">
            <text:p>8422</text:p>
          </table:table-cell>
          <table:table-cell office:value-type="float" office:value="8386">
            <text:p>8386</text:p>
          </table:table-cell>
          <table:table-cell table:formula="of:=AVERAGE([.D46:.M46])" office:value-type="float" office:value="8443.1">
            <text:p>844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8693">
            <text:p>8693</text:p>
          </table:table-cell>
          <table:table-cell office:value-type="float" office:value="8912">
            <text:p>8912</text:p>
          </table:table-cell>
          <table:table-cell office:value-type="float" office:value="8676">
            <text:p>8676</text:p>
          </table:table-cell>
          <table:table-cell office:value-type="float" office:value="8707">
            <text:p>8707</text:p>
          </table:table-cell>
          <table:table-cell office:value-type="float" office:value="8714">
            <text:p>8714</text:p>
          </table:table-cell>
          <table:table-cell office:value-type="float" office:value="8624">
            <text:p>8624</text:p>
          </table:table-cell>
          <table:table-cell office:value-type="float" office:value="8622">
            <text:p>8622</text:p>
          </table:table-cell>
          <table:table-cell office:value-type="float" office:value="8671">
            <text:p>8671</text:p>
          </table:table-cell>
          <table:table-cell office:value-type="float" office:value="8648">
            <text:p>8648</text:p>
          </table:table-cell>
          <table:table-cell office:value-type="float" office:value="8638">
            <text:p>8638</text:p>
          </table:table-cell>
          <table:table-cell table:formula="of:=AVERAGE([.D47:.M47])" office:value-type="float" office:value="8690.5">
            <text:p>869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8829">
            <text:p>8829</text:p>
          </table:table-cell>
          <table:table-cell office:value-type="float" office:value="9100">
            <text:p>9100</text:p>
          </table:table-cell>
          <table:table-cell office:value-type="float" office:value="8813">
            <text:p>8813</text:p>
          </table:table-cell>
          <table:table-cell office:value-type="float" office:value="9004">
            <text:p>9004</text:p>
          </table:table-cell>
          <table:table-cell office:value-type="float" office:value="8869">
            <text:p>8869</text:p>
          </table:table-cell>
          <table:table-cell office:value-type="float" office:value="9105">
            <text:p>9105</text:p>
          </table:table-cell>
          <table:table-cell office:value-type="float" office:value="9136">
            <text:p>9136</text:p>
          </table:table-cell>
          <table:table-cell office:value-type="float" office:value="8885">
            <text:p>8885</text:p>
          </table:table-cell>
          <table:table-cell office:value-type="float" office:value="8629">
            <text:p>8629</text:p>
          </table:table-cell>
          <table:table-cell office:value-type="float" office:value="8987">
            <text:p>8987</text:p>
          </table:table-cell>
          <table:table-cell table:formula="of:=AVERAGE([.D48:.M48])" office:value-type="float" office:value="8935.7">
            <text:p>893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9348">
            <text:p>9348</text:p>
          </table:table-cell>
          <table:table-cell office:value-type="float" office:value="9422">
            <text:p>9422</text:p>
          </table:table-cell>
          <table:table-cell office:value-type="float" office:value="9440">
            <text:p>9440</text:p>
          </table:table-cell>
          <table:table-cell office:value-type="float" office:value="9602">
            <text:p>9602</text:p>
          </table:table-cell>
          <table:table-cell office:value-type="float" office:value="9403">
            <text:p>9403</text:p>
          </table:table-cell>
          <table:table-cell office:value-type="float" office:value="9131">
            <text:p>9131</text:p>
          </table:table-cell>
          <table:table-cell office:value-type="float" office:value="9357">
            <text:p>9357</text:p>
          </table:table-cell>
          <table:table-cell office:value-type="float" office:value="9257">
            <text:p>9257</text:p>
          </table:table-cell>
          <table:table-cell office:value-type="float" office:value="9395">
            <text:p>9395</text:p>
          </table:table-cell>
          <table:table-cell office:value-type="float" office:value="9385">
            <text:p>9385</text:p>
          </table:table-cell>
          <table:table-cell table:formula="of:=AVERAGE([.D49:.M49])" office:value-type="float" office:value="9374">
            <text:p>937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0126">
            <text:p>10126</text:p>
          </table:table-cell>
          <table:table-cell office:value-type="float" office:value="9915">
            <text:p>9915</text:p>
          </table:table-cell>
          <table:table-cell office:value-type="float" office:value="10017">
            <text:p>10017</text:p>
          </table:table-cell>
          <table:table-cell office:value-type="float" office:value="9979">
            <text:p>9979</text:p>
          </table:table-cell>
          <table:table-cell office:value-type="float" office:value="9974">
            <text:p>9974</text:p>
          </table:table-cell>
          <table:table-cell office:value-type="float" office:value="10161">
            <text:p>10161</text:p>
          </table:table-cell>
          <table:table-cell office:value-type="float" office:value="10185">
            <text:p>10185</text:p>
          </table:table-cell>
          <table:table-cell office:value-type="float" office:value="9863">
            <text:p>9863</text:p>
          </table:table-cell>
          <table:table-cell office:value-type="float" office:value="9806">
            <text:p>9806</text:p>
          </table:table-cell>
          <table:table-cell office:value-type="float" office:value="9933">
            <text:p>9933</text:p>
          </table:table-cell>
          <table:table-cell table:formula="of:=AVERAGE([.D50:.M50])" office:value-type="float" office:value="9995.9">
            <text:p>999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0308">
            <text:p>10308</text:p>
          </table:table-cell>
          <table:table-cell office:value-type="float" office:value="10408">
            <text:p>10408</text:p>
          </table:table-cell>
          <table:table-cell office:value-type="float" office:value="10257">
            <text:p>10257</text:p>
          </table:table-cell>
          <table:table-cell office:value-type="float" office:value="10666">
            <text:p>10666</text:p>
          </table:table-cell>
          <table:table-cell office:value-type="float" office:value="10277">
            <text:p>10277</text:p>
          </table:table-cell>
          <table:table-cell office:value-type="float" office:value="10264">
            <text:p>10264</text:p>
          </table:table-cell>
          <table:table-cell office:value-type="float" office:value="10267">
            <text:p>10267</text:p>
          </table:table-cell>
          <table:table-cell office:value-type="float" office:value="10324">
            <text:p>10324</text:p>
          </table:table-cell>
          <table:table-cell office:value-type="float" office:value="10467">
            <text:p>10467</text:p>
          </table:table-cell>
          <table:table-cell office:value-type="float" office:value="10568">
            <text:p>10568</text:p>
          </table:table-cell>
          <table:table-cell table:formula="of:=AVERAGE([.D51:.M51])" office:value-type="float" office:value="10380.6">
            <text:p>1038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10726">
            <text:p>10726</text:p>
          </table:table-cell>
          <table:table-cell office:value-type="float" office:value="10548">
            <text:p>10548</text:p>
          </table:table-cell>
          <table:table-cell office:value-type="float" office:value="10684">
            <text:p>10684</text:p>
          </table:table-cell>
          <table:table-cell office:value-type="float" office:value="10784">
            <text:p>10784</text:p>
          </table:table-cell>
          <table:table-cell office:value-type="float" office:value="11082">
            <text:p>11082</text:p>
          </table:table-cell>
          <table:table-cell office:value-type="float" office:value="10657">
            <text:p>10657</text:p>
          </table:table-cell>
          <table:table-cell office:value-type="float" office:value="10967">
            <text:p>10967</text:p>
          </table:table-cell>
          <table:table-cell office:value-type="float" office:value="10686">
            <text:p>10686</text:p>
          </table:table-cell>
          <table:table-cell office:value-type="float" office:value="10708">
            <text:p>10708</text:p>
          </table:table-cell>
          <table:table-cell office:value-type="float" office:value="10528">
            <text:p>10528</text:p>
          </table:table-cell>
          <table:table-cell table:formula="of:=AVERAGE([.D52:.M52])" office:value-type="float" office:value="10737">
            <text:p>1073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1030">
            <text:p>11030</text:p>
          </table:table-cell>
          <table:table-cell office:value-type="float" office:value="11117">
            <text:p>11117</text:p>
          </table:table-cell>
          <table:table-cell office:value-type="float" office:value="10985">
            <text:p>10985</text:p>
          </table:table-cell>
          <table:table-cell office:value-type="float" office:value="11201">
            <text:p>11201</text:p>
          </table:table-cell>
          <table:table-cell office:value-type="float" office:value="11106">
            <text:p>11106</text:p>
          </table:table-cell>
          <table:table-cell office:value-type="float" office:value="10791">
            <text:p>10791</text:p>
          </table:table-cell>
          <table:table-cell office:value-type="float" office:value="10737">
            <text:p>10737</text:p>
          </table:table-cell>
          <table:table-cell office:value-type="float" office:value="11098">
            <text:p>11098</text:p>
          </table:table-cell>
          <table:table-cell office:value-type="float" office:value="11008">
            <text:p>11008</text:p>
          </table:table-cell>
          <table:table-cell office:value-type="float" office:value="10669">
            <text:p>10669</text:p>
          </table:table-cell>
          <table:table-cell table:formula="of:=AVERAGE([.D53:.M53])" office:value-type="float" office:value="10974.2">
            <text:p>10974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1487">
            <text:p>11487</text:p>
          </table:table-cell>
          <table:table-cell office:value-type="float" office:value="11555">
            <text:p>11555</text:p>
          </table:table-cell>
          <table:table-cell office:value-type="float" office:value="11701">
            <text:p>11701</text:p>
          </table:table-cell>
          <table:table-cell office:value-type="float" office:value="11455">
            <text:p>11455</text:p>
          </table:table-cell>
          <table:table-cell office:value-type="float" office:value="11523">
            <text:p>11523</text:p>
          </table:table-cell>
          <table:table-cell office:value-type="float" office:value="11763">
            <text:p>11763</text:p>
          </table:table-cell>
          <table:table-cell office:value-type="float" office:value="11462">
            <text:p>11462</text:p>
          </table:table-cell>
          <table:table-cell office:value-type="float" office:value="11496">
            <text:p>11496</text:p>
          </table:table-cell>
          <table:table-cell office:value-type="float" office:value="11571">
            <text:p>11571</text:p>
          </table:table-cell>
          <table:table-cell office:value-type="float" office:value="11417">
            <text:p>11417</text:p>
          </table:table-cell>
          <table:table-cell table:formula="of:=AVERAGE([.D54:.M54])" office:value-type="float" office:value="11543">
            <text:p>1154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1773">
            <text:p>11773</text:p>
          </table:table-cell>
          <table:table-cell office:value-type="float" office:value="11915">
            <text:p>11915</text:p>
          </table:table-cell>
          <table:table-cell office:value-type="float" office:value="12053">
            <text:p>12053</text:p>
          </table:table-cell>
          <table:table-cell office:value-type="float" office:value="11929">
            <text:p>11929</text:p>
          </table:table-cell>
          <table:table-cell office:value-type="float" office:value="12068">
            <text:p>12068</text:p>
          </table:table-cell>
          <table:table-cell office:value-type="float" office:value="12108">
            <text:p>12108</text:p>
          </table:table-cell>
          <table:table-cell office:value-type="float" office:value="12029">
            <text:p>12029</text:p>
          </table:table-cell>
          <table:table-cell office:value-type="float" office:value="12350">
            <text:p>12350</text:p>
          </table:table-cell>
          <table:table-cell office:value-type="float" office:value="11965">
            <text:p>11965</text:p>
          </table:table-cell>
          <table:table-cell office:value-type="float" office:value="11980">
            <text:p>11980</text:p>
          </table:table-cell>
          <table:table-cell table:formula="of:=AVERAGE([.D55:.M55])" office:value-type="float" office:value="12017">
            <text:p>1201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2687">
            <text:p>12687</text:p>
          </table:table-cell>
          <table:table-cell office:value-type="float" office:value="12672">
            <text:p>12672</text:p>
          </table:table-cell>
          <table:table-cell office:value-type="float" office:value="12406">
            <text:p>12406</text:p>
          </table:table-cell>
          <table:table-cell office:value-type="float" office:value="12410">
            <text:p>12410</text:p>
          </table:table-cell>
          <table:table-cell office:value-type="float" office:value="12288">
            <text:p>12288</text:p>
          </table:table-cell>
          <table:table-cell office:value-type="float" office:value="12746">
            <text:p>12746</text:p>
          </table:table-cell>
          <table:table-cell office:value-type="float" office:value="12514">
            <text:p>12514</text:p>
          </table:table-cell>
          <table:table-cell office:value-type="float" office:value="12650">
            <text:p>12650</text:p>
          </table:table-cell>
          <table:table-cell office:value-type="float" office:value="12479">
            <text:p>12479</text:p>
          </table:table-cell>
          <table:table-cell office:value-type="float" office:value="12481">
            <text:p>12481</text:p>
          </table:table-cell>
          <table:table-cell table:formula="of:=AVERAGE([.D56:.M56])" office:value-type="float" office:value="12533.3">
            <text:p>1253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2859">
            <text:p>12859</text:p>
          </table:table-cell>
          <table:table-cell office:value-type="float" office:value="12929">
            <text:p>12929</text:p>
          </table:table-cell>
          <table:table-cell office:value-type="float" office:value="13029">
            <text:p>13029</text:p>
          </table:table-cell>
          <table:table-cell office:value-type="float" office:value="13328">
            <text:p>13328</text:p>
          </table:table-cell>
          <table:table-cell office:value-type="float" office:value="12849">
            <text:p>12849</text:p>
          </table:table-cell>
          <table:table-cell office:value-type="float" office:value="12762">
            <text:p>12762</text:p>
          </table:table-cell>
          <table:table-cell office:value-type="float" office:value="12859">
            <text:p>12859</text:p>
          </table:table-cell>
          <table:table-cell office:value-type="float" office:value="12893">
            <text:p>12893</text:p>
          </table:table-cell>
          <table:table-cell office:value-type="float" office:value="13289">
            <text:p>13289</text:p>
          </table:table-cell>
          <table:table-cell office:value-type="float" office:value="12767">
            <text:p>12767</text:p>
          </table:table-cell>
          <table:table-cell table:formula="of:=AVERAGE([.D57:.M57])" office:value-type="float" office:value="12956.4">
            <text:p>1295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3597">
            <text:p>13597</text:p>
          </table:table-cell>
          <table:table-cell office:value-type="float" office:value="13402">
            <text:p>13402</text:p>
          </table:table-cell>
          <table:table-cell office:value-type="float" office:value="13225">
            <text:p>13225</text:p>
          </table:table-cell>
          <table:table-cell office:value-type="float" office:value="13253">
            <text:p>13253</text:p>
          </table:table-cell>
          <table:table-cell office:value-type="float" office:value="13417">
            <text:p>13417</text:p>
          </table:table-cell>
          <table:table-cell office:value-type="float" office:value="13509">
            <text:p>13509</text:p>
          </table:table-cell>
          <table:table-cell office:value-type="float" office:value="13006">
            <text:p>13006</text:p>
          </table:table-cell>
          <table:table-cell office:value-type="float" office:value="13170">
            <text:p>13170</text:p>
          </table:table-cell>
          <table:table-cell office:value-type="float" office:value="13349">
            <text:p>13349</text:p>
          </table:table-cell>
          <table:table-cell office:value-type="float" office:value="13278">
            <text:p>13278</text:p>
          </table:table-cell>
          <table:table-cell table:formula="of:=AVERAGE([.D58:.M58])" office:value-type="float" office:value="13320.6">
            <text:p>1332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3990">
            <text:p>13990</text:p>
          </table:table-cell>
          <table:table-cell office:value-type="float" office:value="13459">
            <text:p>13459</text:p>
          </table:table-cell>
          <table:table-cell office:value-type="float" office:value="13644">
            <text:p>13644</text:p>
          </table:table-cell>
          <table:table-cell office:value-type="float" office:value="13863">
            <text:p>13863</text:p>
          </table:table-cell>
          <table:table-cell office:value-type="float" office:value="13753">
            <text:p>13753</text:p>
          </table:table-cell>
          <table:table-cell office:value-type="float" office:value="13652">
            <text:p>13652</text:p>
          </table:table-cell>
          <table:table-cell office:value-type="float" office:value="13906">
            <text:p>13906</text:p>
          </table:table-cell>
          <table:table-cell office:value-type="float" office:value="13860">
            <text:p>13860</text:p>
          </table:table-cell>
          <table:table-cell office:value-type="float" office:value="13731">
            <text:p>13731</text:p>
          </table:table-cell>
          <table:table-cell office:value-type="float" office:value="13225">
            <text:p>13225</text:p>
          </table:table-cell>
          <table:table-cell table:formula="of:=AVERAGE([.D59:.M59])" office:value-type="float" office:value="13708.3">
            <text:p>13708.3</text:p>
          </table:table-cell>
        </table:table-row>
        <table:table-row table:style-name="ro1" table:number-rows-repeated="14">
          <table:table-cell table:number-columns-repeated="14"/>
        </table:table-row>
        <table:table-row table:style-name="ro1">
          <table:table-cell>
            <draw:frame table:end-cell-address="ArrayListPlaceFilter.P100" table:end-x="0.3256in" table:end-y="0.1669in" draw:z-index="0" draw:style-name="gr1" svg:width="13.5846in" svg:height="4.7614in" svg:x="0.076in" svg:y="0.0102in">
              <draw:object draw:notify-on-update-of-ranges="ArrayListPlaceFilter.B1:ArrayListPlaceFilter.B70 ArrayListPlaceFilter.N1:ArrayListPlaceFilter.N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  <table:table table:name="ArrayListPlaceFilter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4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AVERAGE([.D1:.M1])" office:value-type="float" office:value="17.4">
            <text:p>1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3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AVERAGE([.D2:.M2])" office:value-type="float" office:value="31.5">
            <text:p>3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2" office:value-type="float" office:value="33">
            <text:p>33</text:p>
          </table:table-cell>
          <table:table-cell table:formula="of:=AVERAGE([.D3:.M3])" office:value-type="float" office:value="39.8">
            <text:p>3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2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2"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AVERAGE([.D4:.M4])" office:value-type="float" office:value="49.3">
            <text:p>4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AVERAGE([.D5:.M5])" office:value-type="float" office:value="67.9">
            <text:p>67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2"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1">
            <text:p>91</text:p>
          </table:table-cell>
          <table:table-cell table:formula="of:=AVERAGE([.D6:.M6])" office:value-type="float" office:value="91.7">
            <text:p>9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table:formula="of:=AVERAGE([.D7:.M7])" office:value-type="float" office:value="116.4">
            <text:p>11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formula="of:=AVERAGE([.D8:.M8])" office:value-type="float" office:value="145.9">
            <text:p>14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170">
            <text:p>170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77">
            <text:p>177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80">
            <text:p>180</text:p>
          </table:table-cell>
          <table:table-cell table:formula="of:=AVERAGE([.D9:.M9])" office:value-type="float" office:value="175.4">
            <text:p>17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17">
            <text:p>217</text:p>
          </table:table-cell>
          <table:table-cell table:formula="of:=AVERAGE([.D10:.M10])" office:value-type="float" office:value="211.7">
            <text:p>21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252">
            <text:p>252</text:p>
          </table:table-cell>
          <table:table-cell office:value-type="float" office:value="259">
            <text:p>259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table:formula="of:=AVERAGE([.D11:.M11])" office:value-type="float" office:value="251">
            <text:p>25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307">
            <text:p>307</text:p>
          </table:table-cell>
          <table:table-cell office:value-type="float" office:value="284">
            <text:p>284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301">
            <text:p>301</text:p>
          </table:table-cell>
          <table:table-cell office:value-type="float" office:value="309">
            <text:p>309</text:p>
          </table:table-cell>
          <table:table-cell table:formula="of:=AVERAGE([.D12:.M12])" office:value-type="float" office:value="297">
            <text:p>29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 office:value-type="float" office:value="343">
            <text:p>343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office:value-type="float" office:value="342">
            <text:p>342</text:p>
          </table:table-cell>
          <table:table-cell office:value-type="float" office:value="351">
            <text:p>351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 office:value-type="float" office:value="339">
            <text:p>339</text:p>
          </table:table-cell>
          <table:table-cell table:formula="of:=AVERAGE([.D13:.M13])" office:value-type="float" office:value="341.2">
            <text:p>34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395">
            <text:p>395</text:p>
          </table:table-cell>
          <table:table-cell office:value-type="float" office:value="391">
            <text:p>391</text:p>
          </table:table-cell>
          <table:table-cell office:value-type="float" office:value="387">
            <text:p>387</text:p>
          </table:table-cell>
          <table:table-cell office:value-type="float" office:value="380">
            <text:p>380</text:p>
          </table:table-cell>
          <table:table-cell office:value-type="float" office:value="396">
            <text:p>396</text:p>
          </table:table-cell>
          <table:table-cell office:value-type="float" office:value="398">
            <text:p>398</text:p>
          </table:table-cell>
          <table:table-cell office:value-type="float" office:value="385">
            <text:p>385</text:p>
          </table:table-cell>
          <table:table-cell office:value-type="float" office:value="396">
            <text:p>396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  <table:table-cell table:formula="of:=AVERAGE([.D14:.M14])" office:value-type="float" office:value="392.2">
            <text:p>39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468">
            <text:p>468</text:p>
          </table:table-cell>
          <table:table-cell office:value-type="float" office:value="442">
            <text:p>442</text:p>
          </table:table-cell>
          <table:table-cell office:value-type="float" office:value="458">
            <text:p>458</text:p>
          </table:table-cell>
          <table:table-cell office:value-type="float" office:value="447">
            <text:p>447</text:p>
          </table:table-cell>
          <table:table-cell office:value-type="float" office:value="453">
            <text:p>453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57">
            <text:p>457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D15:.M15])" office:value-type="float" office:value="454.5">
            <text:p>45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547">
            <text:p>547</text:p>
          </table:table-cell>
          <table:table-cell office:value-type="float" office:value="537">
            <text:p>537</text:p>
          </table:table-cell>
          <table:table-cell office:value-type="float" office:value="532">
            <text:p>532</text:p>
          </table:table-cell>
          <table:table-cell office:value-type="float" office:value="536">
            <text:p>536</text:p>
          </table:table-cell>
          <table:table-cell office:value-type="float" office:value="538">
            <text:p>538</text:p>
          </table:table-cell>
          <table:table-cell office:value-type="float" office:value="550">
            <text:p>550</text:p>
          </table:table-cell>
          <table:table-cell office:value-type="float" office:value="526">
            <text:p>526</text:p>
          </table:table-cell>
          <table:table-cell office:value-type="float" office:value="542">
            <text:p>542</text:p>
          </table:table-cell>
          <table:table-cell office:value-type="float" office:value="539">
            <text:p>539</text:p>
          </table:table-cell>
          <table:table-cell office:value-type="float" office:value="548">
            <text:p>548</text:p>
          </table:table-cell>
          <table:table-cell table:formula="of:=AVERAGE([.D16:.M16])" office:value-type="float" office:value="539.5">
            <text:p>53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623">
            <text:p>623</text:p>
          </table:table-cell>
          <table:table-cell office:value-type="float" office:value="615">
            <text:p>615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float" office:value="659">
            <text:p>659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office:value-type="float" office:value="627">
            <text:p>627</text:p>
          </table:table-cell>
          <table:table-cell office:value-type="float" office:value="635">
            <text:p>635</text:p>
          </table:table-cell>
          <table:table-cell office:value-type="float" office:value="627">
            <text:p>627</text:p>
          </table:table-cell>
          <table:table-cell table:formula="of:=AVERAGE([.D17:.M17])" office:value-type="float" office:value="634.9">
            <text:p>63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764">
            <text:p>764</text:p>
          </table:table-cell>
          <table:table-cell office:value-type="float" office:value="739">
            <text:p>739</text:p>
          </table:table-cell>
          <table:table-cell office:value-type="float" office:value="753">
            <text:p>753</text:p>
          </table:table-cell>
          <table:table-cell office:value-type="float" office:value="767">
            <text:p>767</text:p>
          </table:table-cell>
          <table:table-cell office:value-type="float" office:value="741">
            <text:p>741</text:p>
          </table:table-cell>
          <table:table-cell office:value-type="float" office:value="770">
            <text:p>770</text:p>
          </table:table-cell>
          <table:table-cell office:value-type="float" office:value="752">
            <text:p>752</text:p>
          </table:table-cell>
          <table:table-cell office:value-type="float" office:value="766">
            <text:p>766</text:p>
          </table:table-cell>
          <table:table-cell office:value-type="float" office:value="719">
            <text:p>719</text:p>
          </table:table-cell>
          <table:table-cell office:value-type="float" office:value="784">
            <text:p>784</text:p>
          </table:table-cell>
          <table:table-cell table:formula="of:=AVERAGE([.D18:.M18])" office:value-type="float" office:value="755.5">
            <text:p>75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 office:value-type="float" office:value="868">
            <text:p>868</text:p>
          </table:table-cell>
          <table:table-cell office:value-type="float" office:value="907">
            <text:p>907</text:p>
          </table:table-cell>
          <table:table-cell office:value-type="float" office:value="894">
            <text:p>894</text:p>
          </table:table-cell>
          <table:table-cell office:value-type="float" office:value="878">
            <text:p>878</text:p>
          </table:table-cell>
          <table:table-cell office:value-type="float" office:value="871">
            <text:p>871</text:p>
          </table:table-cell>
          <table:table-cell office:value-type="float" office:value="849">
            <text:p>849</text:p>
          </table:table-cell>
          <table:table-cell office:value-type="float" office:value="888">
            <text:p>888</text:p>
          </table:table-cell>
          <table:table-cell office:value-type="float" office:value="901">
            <text:p>901</text:p>
          </table:table-cell>
          <table:table-cell table:formula="of:=AVERAGE([.D19:.M19])" office:value-type="float" office:value="888.1">
            <text:p>88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988">
            <text:p>988</text:p>
          </table:table-cell>
          <table:table-cell office:value-type="float" office:value="1027">
            <text:p>1027</text:p>
          </table:table-cell>
          <table:table-cell office:value-type="float" office:value="1036">
            <text:p>1036</text:p>
          </table:table-cell>
          <table:table-cell office:value-type="float" office:value="1035">
            <text:p>1035</text:p>
          </table:table-cell>
          <table:table-cell office:value-type="float" office:value="997">
            <text:p>997</text:p>
          </table:table-cell>
          <table:table-cell office:value-type="float" office:value="979">
            <text:p>979</text:p>
          </table:table-cell>
          <table:table-cell office:value-type="float" office:value="1050">
            <text:p>1050</text:p>
          </table:table-cell>
          <table:table-cell office:value-type="float" office:value="1032">
            <text:p>1032</text:p>
          </table:table-cell>
          <table:table-cell office:value-type="float" office:value="1021">
            <text:p>1021</text:p>
          </table:table-cell>
          <table:table-cell office:value-type="float" office:value="1026">
            <text:p>1026</text:p>
          </table:table-cell>
          <table:table-cell table:formula="of:=AVERAGE([.D20:.M20])" office:value-type="float" office:value="1019.1">
            <text:p>1019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194">
            <text:p>1194</text:p>
          </table:table-cell>
          <table:table-cell office:value-type="float" office:value="1168">
            <text:p>1168</text:p>
          </table:table-cell>
          <table:table-cell office:value-type="float" office:value="1216">
            <text:p>1216</text:p>
          </table:table-cell>
          <table:table-cell office:value-type="float" office:value="1143">
            <text:p>1143</text:p>
          </table:table-cell>
          <table:table-cell office:value-type="float" office:value="1153">
            <text:p>1153</text:p>
          </table:table-cell>
          <table:table-cell office:value-type="float" office:value="1172">
            <text:p>1172</text:p>
          </table:table-cell>
          <table:table-cell office:value-type="float" office:value="1175">
            <text:p>1175</text:p>
          </table:table-cell>
          <table:table-cell office:value-type="float" office:value="1167">
            <text:p>1167</text:p>
          </table:table-cell>
          <table:table-cell office:value-type="float" office:value="1175">
            <text:p>1175</text:p>
          </table:table-cell>
          <table:table-cell office:value-type="float" office:value="1124">
            <text:p>1124</text:p>
          </table:table-cell>
          <table:table-cell table:formula="of:=AVERAGE([.D21:.M21])" office:value-type="float" office:value="1168.7">
            <text:p>1168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296">
            <text:p>1296</text:p>
          </table:table-cell>
          <table:table-cell office:value-type="float" office:value="1357">
            <text:p>1357</text:p>
          </table:table-cell>
          <table:table-cell office:value-type="float" office:value="1323">
            <text:p>1323</text:p>
          </table:table-cell>
          <table:table-cell office:value-type="float" office:value="1309">
            <text:p>1309</text:p>
          </table:table-cell>
          <table:table-cell office:value-type="float" office:value="1314">
            <text:p>1314</text:p>
          </table:table-cell>
          <table:table-cell office:value-type="float" office:value="1357">
            <text:p>1357</text:p>
          </table:table-cell>
          <table:table-cell office:value-type="float" office:value="1424">
            <text:p>1424</text:p>
          </table:table-cell>
          <table:table-cell office:value-type="float" office:value="1346">
            <text:p>1346</text:p>
          </table:table-cell>
          <table:table-cell office:value-type="float" office:value="1902">
            <text:p>1902</text:p>
          </table:table-cell>
          <table:table-cell office:value-type="float" office:value="1545">
            <text:p>1545</text:p>
          </table:table-cell>
          <table:table-cell table:formula="of:=AVERAGE([.D22:.M22])" office:value-type="float" office:value="1417.3">
            <text:p>141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1502">
            <text:p>1502</text:p>
          </table:table-cell>
          <table:table-cell office:value-type="float" office:value="1585">
            <text:p>1585</text:p>
          </table:table-cell>
          <table:table-cell office:value-type="float" office:value="1785">
            <text:p>1785</text:p>
          </table:table-cell>
          <table:table-cell office:value-type="float" office:value="1817">
            <text:p>1817</text:p>
          </table:table-cell>
          <table:table-cell office:value-type="float" office:value="1692">
            <text:p>1692</text:p>
          </table:table-cell>
          <table:table-cell office:value-type="float" office:value="1585">
            <text:p>1585</text:p>
          </table:table-cell>
          <table:table-cell office:value-type="float" office:value="1905">
            <text:p>1905</text:p>
          </table:table-cell>
          <table:table-cell office:value-type="float" office:value="1686">
            <text:p>1686</text:p>
          </table:table-cell>
          <table:table-cell office:value-type="float" office:value="1849">
            <text:p>1849</text:p>
          </table:table-cell>
          <table:table-cell office:value-type="float" office:value="1704">
            <text:p>1704</text:p>
          </table:table-cell>
          <table:table-cell table:formula="of:=AVERAGE([.D23:.M23])" office:value-type="float" office:value="1711">
            <text:p>171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1937">
            <text:p>1937</text:p>
          </table:table-cell>
          <table:table-cell office:value-type="float" office:value="2042">
            <text:p>2042</text:p>
          </table:table-cell>
          <table:table-cell office:value-type="float" office:value="1939">
            <text:p>1939</text:p>
          </table:table-cell>
          <table:table-cell office:value-type="float" office:value="1853">
            <text:p>1853</text:p>
          </table:table-cell>
          <table:table-cell office:value-type="float" office:value="1877">
            <text:p>1877</text:p>
          </table:table-cell>
          <table:table-cell office:value-type="float" office:value="1830">
            <text:p>1830</text:p>
          </table:table-cell>
          <table:table-cell office:value-type="float" office:value="1897">
            <text:p>1897</text:p>
          </table:table-cell>
          <table:table-cell office:value-type="float" office:value="1859">
            <text:p>1859</text:p>
          </table:table-cell>
          <table:table-cell office:value-type="float" office:value="1850">
            <text:p>1850</text:p>
          </table:table-cell>
          <table:table-cell office:value-type="float" office:value="1787">
            <text:p>1787</text:p>
          </table:table-cell>
          <table:table-cell table:formula="of:=AVERAGE([.D24:.M24])" office:value-type="float" office:value="1887.1">
            <text:p>188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2045">
            <text:p>2045</text:p>
          </table:table-cell>
          <table:table-cell office:value-type="float" office:value="1882">
            <text:p>1882</text:p>
          </table:table-cell>
          <table:table-cell office:value-type="float" office:value="1998">
            <text:p>1998</text:p>
          </table:table-cell>
          <table:table-cell office:value-type="float" office:value="1925">
            <text:p>1925</text:p>
          </table:table-cell>
          <table:table-cell office:value-type="float" office:value="1975">
            <text:p>1975</text:p>
          </table:table-cell>
          <table:table-cell office:value-type="float" office:value="2096">
            <text:p>2096</text:p>
          </table:table-cell>
          <table:table-cell office:value-type="float" office:value="2043">
            <text:p>2043</text:p>
          </table:table-cell>
          <table:table-cell office:value-type="float" office:value="1932">
            <text:p>1932</text:p>
          </table:table-cell>
          <table:table-cell office:value-type="float" office:value="1893">
            <text:p>1893</text:p>
          </table:table-cell>
          <table:table-cell office:value-type="float" office:value="1776">
            <text:p>1776</text:p>
          </table:table-cell>
          <table:table-cell table:formula="of:=AVERAGE([.D25:.M25])" office:value-type="float" office:value="1956.5">
            <text:p>195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012">
            <text:p>2012</text:p>
          </table:table-cell>
          <table:table-cell office:value-type="float" office:value="2083">
            <text:p>2083</text:p>
          </table:table-cell>
          <table:table-cell office:value-type="float" office:value="2100">
            <text:p>2100</text:p>
          </table:table-cell>
          <table:table-cell office:value-type="float" office:value="2039">
            <text:p>2039</text:p>
          </table:table-cell>
          <table:table-cell office:value-type="float" office:value="2034">
            <text:p>2034</text:p>
          </table:table-cell>
          <table:table-cell office:value-type="float" office:value="2000">
            <text:p>2000</text:p>
          </table:table-cell>
          <table:table-cell office:value-type="float" office:value="2038">
            <text:p>2038</text:p>
          </table:table-cell>
          <table:table-cell office:value-type="float" office:value="2048">
            <text:p>2048</text:p>
          </table:table-cell>
          <table:table-cell office:value-type="float" office:value="2253">
            <text:p>2253</text:p>
          </table:table-cell>
          <table:table-cell office:value-type="float" office:value="2217">
            <text:p>2217</text:p>
          </table:table-cell>
          <table:table-cell table:formula="of:=AVERAGE([.D26:.M26])" office:value-type="float" office:value="2082.4">
            <text:p>2082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432">
            <text:p>2432</text:p>
          </table:table-cell>
          <table:table-cell office:value-type="float" office:value="2399">
            <text:p>2399</text:p>
          </table:table-cell>
          <table:table-cell office:value-type="float" office:value="2352">
            <text:p>2352</text:p>
          </table:table-cell>
          <table:table-cell office:value-type="float" office:value="2326">
            <text:p>2326</text:p>
          </table:table-cell>
          <table:table-cell office:value-type="float" office:value="2351">
            <text:p>2351</text:p>
          </table:table-cell>
          <table:table-cell office:value-type="float" office:value="2310">
            <text:p>2310</text:p>
          </table:table-cell>
          <table:table-cell office:value-type="float" office:value="2392">
            <text:p>2392</text:p>
          </table:table-cell>
          <table:table-cell office:value-type="float" office:value="2305">
            <text:p>2305</text:p>
          </table:table-cell>
          <table:table-cell office:value-type="float" office:value="2363">
            <text:p>2363</text:p>
          </table:table-cell>
          <table:table-cell office:value-type="float" office:value="2282">
            <text:p>2282</text:p>
          </table:table-cell>
          <table:table-cell table:formula="of:=AVERAGE([.D27:.M27])" office:value-type="float" office:value="2351.2">
            <text:p>235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472">
            <text:p>2472</text:p>
          </table:table-cell>
          <table:table-cell office:value-type="float" office:value="2516">
            <text:p>2516</text:p>
          </table:table-cell>
          <table:table-cell office:value-type="float" office:value="2529">
            <text:p>2529</text:p>
          </table:table-cell>
          <table:table-cell office:value-type="float" office:value="2558">
            <text:p>2558</text:p>
          </table:table-cell>
          <table:table-cell office:value-type="float" office:value="2495">
            <text:p>2495</text:p>
          </table:table-cell>
          <table:table-cell office:value-type="float" office:value="2536">
            <text:p>2536</text:p>
          </table:table-cell>
          <table:table-cell office:value-type="float" office:value="2511">
            <text:p>2511</text:p>
          </table:table-cell>
          <table:table-cell office:value-type="float" office:value="2503">
            <text:p>2503</text:p>
          </table:table-cell>
          <table:table-cell office:value-type="float" office:value="2533">
            <text:p>2533</text:p>
          </table:table-cell>
          <table:table-cell office:value-type="float" office:value="2497">
            <text:p>2497</text:p>
          </table:table-cell>
          <table:table-cell table:formula="of:=AVERAGE([.D28:.M28])" office:value-type="float" office:value="2515">
            <text:p>251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766">
            <text:p>2766</text:p>
          </table:table-cell>
          <table:table-cell office:value-type="float" office:value="2682">
            <text:p>2682</text:p>
          </table:table-cell>
          <table:table-cell office:value-type="float" office:value="2860">
            <text:p>2860</text:p>
          </table:table-cell>
          <table:table-cell office:value-type="float" office:value="2814">
            <text:p>2814</text:p>
          </table:table-cell>
          <table:table-cell office:value-type="float" office:value="2726">
            <text:p>2726</text:p>
          </table:table-cell>
          <table:table-cell office:value-type="float" office:value="2835">
            <text:p>2835</text:p>
          </table:table-cell>
          <table:table-cell office:value-type="float" office:value="2807">
            <text:p>2807</text:p>
          </table:table-cell>
          <table:table-cell office:value-type="float" office:value="2862">
            <text:p>2862</text:p>
          </table:table-cell>
          <table:table-cell office:value-type="float" office:value="2808">
            <text:p>2808</text:p>
          </table:table-cell>
          <table:table-cell office:value-type="float" office:value="2726">
            <text:p>2726</text:p>
          </table:table-cell>
          <table:table-cell table:formula="of:=AVERAGE([.D29:.M29])" office:value-type="float" office:value="2788.6">
            <text:p>278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office:value-type="float" office:value="3009">
            <text:p>3009</text:p>
          </table:table-cell>
          <table:table-cell office:value-type="float" office:value="2885">
            <text:p>2885</text:p>
          </table:table-cell>
          <table:table-cell office:value-type="float" office:value="3002">
            <text:p>3002</text:p>
          </table:table-cell>
          <table:table-cell office:value-type="float" office:value="2890">
            <text:p>2890</text:p>
          </table:table-cell>
          <table:table-cell office:value-type="float" office:value="2980">
            <text:p>2980</text:p>
          </table:table-cell>
          <table:table-cell office:value-type="float" office:value="3030">
            <text:p>3030</text:p>
          </table:table-cell>
          <table:table-cell office:value-type="float" office:value="3143">
            <text:p>3143</text:p>
          </table:table-cell>
          <table:table-cell office:value-type="float" office:value="3353">
            <text:p>3353</text:p>
          </table:table-cell>
          <table:table-cell table:formula="of:=AVERAGE([.D30:.M30])" office:value-type="float" office:value="3026.5">
            <text:p>302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3351">
            <text:p>3351</text:p>
          </table:table-cell>
          <table:table-cell office:value-type="float" office:value="3585">
            <text:p>3585</text:p>
          </table:table-cell>
          <table:table-cell office:value-type="float" office:value="3322">
            <text:p>3322</text:p>
          </table:table-cell>
          <table:table-cell office:value-type="float" office:value="3140">
            <text:p>3140</text:p>
          </table:table-cell>
          <table:table-cell office:value-type="float" office:value="3539">
            <text:p>3539</text:p>
          </table:table-cell>
          <table:table-cell office:value-type="float" office:value="3262">
            <text:p>3262</text:p>
          </table:table-cell>
          <table:table-cell office:value-type="float" office:value="3265">
            <text:p>3265</text:p>
          </table:table-cell>
          <table:table-cell office:value-type="float" office:value="3139">
            <text:p>3139</text:p>
          </table:table-cell>
          <table:table-cell office:value-type="float" office:value="3209">
            <text:p>3209</text:p>
          </table:table-cell>
          <table:table-cell office:value-type="float" office:value="3258">
            <text:p>3258</text:p>
          </table:table-cell>
          <table:table-cell table:formula="of:=AVERAGE([.D31:.M31])" office:value-type="float" office:value="3307">
            <text:p>330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3401">
            <text:p>3401</text:p>
          </table:table-cell>
          <table:table-cell office:value-type="float" office:value="3511">
            <text:p>3511</text:p>
          </table:table-cell>
          <table:table-cell office:value-type="float" office:value="3529">
            <text:p>3529</text:p>
          </table:table-cell>
          <table:table-cell office:value-type="float" office:value="3441">
            <text:p>3441</text:p>
          </table:table-cell>
          <table:table-cell office:value-type="float" office:value="3437">
            <text:p>3437</text:p>
          </table:table-cell>
          <table:table-cell office:value-type="float" office:value="3486">
            <text:p>3486</text:p>
          </table:table-cell>
          <table:table-cell office:value-type="float" office:value="3377">
            <text:p>3377</text:p>
          </table:table-cell>
          <table:table-cell office:value-type="float" office:value="3438">
            <text:p>3438</text:p>
          </table:table-cell>
          <table:table-cell office:value-type="float" office:value="3407">
            <text:p>3407</text:p>
          </table:table-cell>
          <table:table-cell office:value-type="float" office:value="3580">
            <text:p>3580</text:p>
          </table:table-cell>
          <table:table-cell table:formula="of:=AVERAGE([.D32:.M32])" office:value-type="float" office:value="3460.7">
            <text:p>346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3734">
            <text:p>3734</text:p>
          </table:table-cell>
          <table:table-cell office:value-type="float" office:value="3606">
            <text:p>3606</text:p>
          </table:table-cell>
          <table:table-cell office:value-type="float" office:value="3573">
            <text:p>3573</text:p>
          </table:table-cell>
          <table:table-cell office:value-type="float" office:value="3463">
            <text:p>3463</text:p>
          </table:table-cell>
          <table:table-cell office:value-type="float" office:value="3710">
            <text:p>3710</text:p>
          </table:table-cell>
          <table:table-cell office:value-type="float" office:value="3791">
            <text:p>3791</text:p>
          </table:table-cell>
          <table:table-cell office:value-type="float" office:value="3840">
            <text:p>3840</text:p>
          </table:table-cell>
          <table:table-cell office:value-type="float" office:value="3693">
            <text:p>3693</text:p>
          </table:table-cell>
          <table:table-cell office:value-type="float" office:value="3750">
            <text:p>3750</text:p>
          </table:table-cell>
          <table:table-cell office:value-type="float" office:value="3783">
            <text:p>3783</text:p>
          </table:table-cell>
          <table:table-cell table:formula="of:=AVERAGE([.D33:.M33])" office:value-type="float" office:value="3694.3">
            <text:p>3694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3945">
            <text:p>3945</text:p>
          </table:table-cell>
          <table:table-cell office:value-type="float" office:value="3933">
            <text:p>3933</text:p>
          </table:table-cell>
          <table:table-cell office:value-type="float" office:value="4003">
            <text:p>4003</text:p>
          </table:table-cell>
          <table:table-cell office:value-type="float" office:value="3995">
            <text:p>3995</text:p>
          </table:table-cell>
          <table:table-cell office:value-type="float" office:value="3925">
            <text:p>3925</text:p>
          </table:table-cell>
          <table:table-cell office:value-type="float" office:value="3995">
            <text:p>3995</text:p>
          </table:table-cell>
          <table:table-cell office:value-type="float" office:value="3996">
            <text:p>3996</text:p>
          </table:table-cell>
          <table:table-cell office:value-type="float" office:value="3890">
            <text:p>3890</text:p>
          </table:table-cell>
          <table:table-cell office:value-type="float" office:value="3854">
            <text:p>3854</text:p>
          </table:table-cell>
          <table:table-cell office:value-type="float" office:value="4054">
            <text:p>4054</text:p>
          </table:table-cell>
          <table:table-cell table:formula="of:=AVERAGE([.D34:.M34])" office:value-type="float" office:value="3959">
            <text:p>395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4362">
            <text:p>4362</text:p>
          </table:table-cell>
          <table:table-cell office:value-type="float" office:value="4469">
            <text:p>4469</text:p>
          </table:table-cell>
          <table:table-cell office:value-type="float" office:value="4203">
            <text:p>4203</text:p>
          </table:table-cell>
          <table:table-cell office:value-type="float" office:value="4421">
            <text:p>4421</text:p>
          </table:table-cell>
          <table:table-cell office:value-type="float" office:value="4056">
            <text:p>4056</text:p>
          </table:table-cell>
          <table:table-cell office:value-type="float" office:value="4275">
            <text:p>4275</text:p>
          </table:table-cell>
          <table:table-cell office:value-type="float" office:value="4192">
            <text:p>4192</text:p>
          </table:table-cell>
          <table:table-cell office:value-type="float" office:value="4259">
            <text:p>4259</text:p>
          </table:table-cell>
          <table:table-cell office:value-type="float" office:value="4332">
            <text:p>4332</text:p>
          </table:table-cell>
          <table:table-cell office:value-type="float" office:value="4273">
            <text:p>4273</text:p>
          </table:table-cell>
          <table:table-cell table:formula="of:=AVERAGE([.D35:.M35])" office:value-type="float" office:value="4284.2">
            <text:p>4284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4618">
            <text:p>4618</text:p>
          </table:table-cell>
          <table:table-cell office:value-type="float" office:value="4535">
            <text:p>4535</text:p>
          </table:table-cell>
          <table:table-cell office:value-type="float" office:value="4565">
            <text:p>4565</text:p>
          </table:table-cell>
          <table:table-cell office:value-type="float" office:value="4683">
            <text:p>4683</text:p>
          </table:table-cell>
          <table:table-cell office:value-type="float" office:value="4595">
            <text:p>4595</text:p>
          </table:table-cell>
          <table:table-cell office:value-type="float" office:value="4583">
            <text:p>4583</text:p>
          </table:table-cell>
          <table:table-cell office:value-type="float" office:value="4585">
            <text:p>4585</text:p>
          </table:table-cell>
          <table:table-cell office:value-type="float" office:value="4597">
            <text:p>4597</text:p>
          </table:table-cell>
          <table:table-cell office:value-type="float" office:value="4433">
            <text:p>4433</text:p>
          </table:table-cell>
          <table:table-cell office:value-type="float" office:value="4672">
            <text:p>4672</text:p>
          </table:table-cell>
          <table:table-cell table:formula="of:=AVERAGE([.D36:.M36])" office:value-type="float" office:value="4586.6">
            <text:p>458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4765">
            <text:p>4765</text:p>
          </table:table-cell>
          <table:table-cell office:value-type="float" office:value="4824">
            <text:p>4824</text:p>
          </table:table-cell>
          <table:table-cell office:value-type="float" office:value="4702">
            <text:p>4702</text:p>
          </table:table-cell>
          <table:table-cell office:value-type="float" office:value="4790">
            <text:p>4790</text:p>
          </table:table-cell>
          <table:table-cell office:value-type="float" office:value="4811">
            <text:p>4811</text:p>
          </table:table-cell>
          <table:table-cell office:value-type="float" office:value="5010">
            <text:p>5010</text:p>
          </table:table-cell>
          <table:table-cell office:value-type="float" office:value="4961">
            <text:p>4961</text:p>
          </table:table-cell>
          <table:table-cell office:value-type="float" office:value="4916">
            <text:p>4916</text:p>
          </table:table-cell>
          <table:table-cell office:value-type="float" office:value="4963">
            <text:p>4963</text:p>
          </table:table-cell>
          <table:table-cell office:value-type="float" office:value="4739">
            <text:p>4739</text:p>
          </table:table-cell>
          <table:table-cell table:formula="of:=AVERAGE([.D37:.M37])" office:value-type="float" office:value="4848.1">
            <text:p>484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5539">
            <text:p>5539</text:p>
          </table:table-cell>
          <table:table-cell office:value-type="float" office:value="5139">
            <text:p>5139</text:p>
          </table:table-cell>
          <table:table-cell office:value-type="float" office:value="4942">
            <text:p>4942</text:p>
          </table:table-cell>
          <table:table-cell office:value-type="float" office:value="5128">
            <text:p>5128</text:p>
          </table:table-cell>
          <table:table-cell office:value-type="float" office:value="5079">
            <text:p>5079</text:p>
          </table:table-cell>
          <table:table-cell office:value-type="float" office:value="5129">
            <text:p>5129</text:p>
          </table:table-cell>
          <table:table-cell office:value-type="float" office:value="5203">
            <text:p>5203</text:p>
          </table:table-cell>
          <table:table-cell office:value-type="float" office:value="5019">
            <text:p>5019</text:p>
          </table:table-cell>
          <table:table-cell office:value-type="float" office:value="5078">
            <text:p>5078</text:p>
          </table:table-cell>
          <table:table-cell office:value-type="float" office:value="5103">
            <text:p>5103</text:p>
          </table:table-cell>
          <table:table-cell table:formula="of:=AVERAGE([.D38:.M38])" office:value-type="float" office:value="5135.9">
            <text:p>513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5406">
            <text:p>5406</text:p>
          </table:table-cell>
          <table:table-cell office:value-type="float" office:value="5310">
            <text:p>5310</text:p>
          </table:table-cell>
          <table:table-cell office:value-type="float" office:value="5461">
            <text:p>5461</text:p>
          </table:table-cell>
          <table:table-cell office:value-type="float" office:value="5358">
            <text:p>5358</text:p>
          </table:table-cell>
          <table:table-cell office:value-type="float" office:value="5398">
            <text:p>5398</text:p>
          </table:table-cell>
          <table:table-cell office:value-type="float" office:value="5307">
            <text:p>5307</text:p>
          </table:table-cell>
          <table:table-cell office:value-type="float" office:value="5345">
            <text:p>5345</text:p>
          </table:table-cell>
          <table:table-cell office:value-type="float" office:value="5341">
            <text:p>5341</text:p>
          </table:table-cell>
          <table:table-cell office:value-type="float" office:value="5287">
            <text:p>5287</text:p>
          </table:table-cell>
          <table:table-cell office:value-type="float" office:value="5463">
            <text:p>5463</text:p>
          </table:table-cell>
          <table:table-cell table:formula="of:=AVERAGE([.D39:.M39])" office:value-type="float" office:value="5367.6">
            <text:p>536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5612">
            <text:p>5612</text:p>
          </table:table-cell>
          <table:table-cell office:value-type="float" office:value="5710">
            <text:p>5710</text:p>
          </table:table-cell>
          <table:table-cell office:value-type="float" office:value="5683">
            <text:p>5683</text:p>
          </table:table-cell>
          <table:table-cell office:value-type="float" office:value="5716">
            <text:p>5716</text:p>
          </table:table-cell>
          <table:table-cell office:value-type="float" office:value="5889">
            <text:p>5889</text:p>
          </table:table-cell>
          <table:table-cell office:value-type="float" office:value="6025">
            <text:p>6025</text:p>
          </table:table-cell>
          <table:table-cell office:value-type="float" office:value="6212">
            <text:p>6212</text:p>
          </table:table-cell>
          <table:table-cell office:value-type="float" office:value="5555">
            <text:p>5555</text:p>
          </table:table-cell>
          <table:table-cell office:value-type="float" office:value="5465">
            <text:p>5465</text:p>
          </table:table-cell>
          <table:table-cell office:value-type="float" office:value="5547">
            <text:p>5547</text:p>
          </table:table-cell>
          <table:table-cell table:formula="of:=AVERAGE([.D40:.M40])" office:value-type="float" office:value="5741.4">
            <text:p>574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5888">
            <text:p>5888</text:p>
          </table:table-cell>
          <table:table-cell office:value-type="float" office:value="5919">
            <text:p>5919</text:p>
          </table:table-cell>
          <table:table-cell office:value-type="float" office:value="6080">
            <text:p>6080</text:p>
          </table:table-cell>
          <table:table-cell office:value-type="float" office:value="5859">
            <text:p>5859</text:p>
          </table:table-cell>
          <table:table-cell office:value-type="float" office:value="5916">
            <text:p>5916</text:p>
          </table:table-cell>
          <table:table-cell office:value-type="float" office:value="5793">
            <text:p>5793</text:p>
          </table:table-cell>
          <table:table-cell office:value-type="float" office:value="5661">
            <text:p>5661</text:p>
          </table:table-cell>
          <table:table-cell office:value-type="float" office:value="5730">
            <text:p>5730</text:p>
          </table:table-cell>
          <table:table-cell office:value-type="float" office:value="5788">
            <text:p>5788</text:p>
          </table:table-cell>
          <table:table-cell office:value-type="float" office:value="5830">
            <text:p>5830</text:p>
          </table:table-cell>
          <table:table-cell table:formula="of:=AVERAGE([.D41:.M41])" office:value-type="float" office:value="5846.4">
            <text:p>584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6141">
            <text:p>6141</text:p>
          </table:table-cell>
          <table:table-cell office:value-type="float" office:value="6157">
            <text:p>6157</text:p>
          </table:table-cell>
          <table:table-cell office:value-type="float" office:value="6100">
            <text:p>6100</text:p>
          </table:table-cell>
          <table:table-cell office:value-type="float" office:value="6142">
            <text:p>6142</text:p>
          </table:table-cell>
          <table:table-cell office:value-type="float" office:value="6168">
            <text:p>6168</text:p>
          </table:table-cell>
          <table:table-cell office:value-type="float" office:value="6044">
            <text:p>6044</text:p>
          </table:table-cell>
          <table:table-cell office:value-type="float" office:value="6025">
            <text:p>6025</text:p>
          </table:table-cell>
          <table:table-cell office:value-type="float" office:value="6036">
            <text:p>6036</text:p>
          </table:table-cell>
          <table:table-cell office:value-type="float" office:value="6224">
            <text:p>6224</text:p>
          </table:table-cell>
          <table:table-cell office:value-type="float" office:value="6176">
            <text:p>6176</text:p>
          </table:table-cell>
          <table:table-cell table:formula="of:=AVERAGE([.D42:.M42])" office:value-type="float" office:value="6121.3">
            <text:p>612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6317">
            <text:p>6317</text:p>
          </table:table-cell>
          <table:table-cell office:value-type="float" office:value="6578">
            <text:p>6578</text:p>
          </table:table-cell>
          <table:table-cell office:value-type="float" office:value="6439">
            <text:p>6439</text:p>
          </table:table-cell>
          <table:table-cell office:value-type="float" office:value="6462">
            <text:p>6462</text:p>
          </table:table-cell>
          <table:table-cell office:value-type="float" office:value="6441">
            <text:p>6441</text:p>
          </table:table-cell>
          <table:table-cell office:value-type="float" office:value="6554">
            <text:p>6554</text:p>
          </table:table-cell>
          <table:table-cell office:value-type="float" office:value="6399">
            <text:p>6399</text:p>
          </table:table-cell>
          <table:table-cell office:value-type="float" office:value="6743">
            <text:p>6743</text:p>
          </table:table-cell>
          <table:table-cell office:value-type="float" office:value="6883">
            <text:p>6883</text:p>
          </table:table-cell>
          <table:table-cell office:value-type="float" office:value="6808">
            <text:p>6808</text:p>
          </table:table-cell>
          <table:table-cell table:formula="of:=AVERAGE([.D43:.M43])" office:value-type="float" office:value="6562.4">
            <text:p>6562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7355">
            <text:p>7355</text:p>
          </table:table-cell>
          <table:table-cell office:value-type="float" office:value="6926">
            <text:p>6926</text:p>
          </table:table-cell>
          <table:table-cell office:value-type="float" office:value="7280">
            <text:p>7280</text:p>
          </table:table-cell>
          <table:table-cell office:value-type="float" office:value="7199">
            <text:p>7199</text:p>
          </table:table-cell>
          <table:table-cell office:value-type="float" office:value="6918">
            <text:p>6918</text:p>
          </table:table-cell>
          <table:table-cell office:value-type="float" office:value="7185">
            <text:p>7185</text:p>
          </table:table-cell>
          <table:table-cell office:value-type="float" office:value="7161">
            <text:p>7161</text:p>
          </table:table-cell>
          <table:table-cell office:value-type="float" office:value="7587">
            <text:p>7587</text:p>
          </table:table-cell>
          <table:table-cell office:value-type="float" office:value="6764">
            <text:p>6764</text:p>
          </table:table-cell>
          <table:table-cell office:value-type="float" office:value="6928">
            <text:p>6928</text:p>
          </table:table-cell>
          <table:table-cell table:formula="of:=AVERAGE([.D44:.M44])" office:value-type="float" office:value="7130.3">
            <text:p>713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7018">
            <text:p>7018</text:p>
          </table:table-cell>
          <table:table-cell office:value-type="float" office:value="7184">
            <text:p>7184</text:p>
          </table:table-cell>
          <table:table-cell office:value-type="float" office:value="7128">
            <text:p>7128</text:p>
          </table:table-cell>
          <table:table-cell office:value-type="float" office:value="6992">
            <text:p>6992</text:p>
          </table:table-cell>
          <table:table-cell office:value-type="float" office:value="7205">
            <text:p>7205</text:p>
          </table:table-cell>
          <table:table-cell office:value-type="float" office:value="7040">
            <text:p>7040</text:p>
          </table:table-cell>
          <table:table-cell office:value-type="float" office:value="7056">
            <text:p>7056</text:p>
          </table:table-cell>
          <table:table-cell office:value-type="float" office:value="7097">
            <text:p>7097</text:p>
          </table:table-cell>
          <table:table-cell office:value-type="float" office:value="6983">
            <text:p>6983</text:p>
          </table:table-cell>
          <table:table-cell office:value-type="float" office:value="6980">
            <text:p>6980</text:p>
          </table:table-cell>
          <table:table-cell table:formula="of:=AVERAGE([.D45:.M45])" office:value-type="float" office:value="7068.3">
            <text:p>706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7427">
            <text:p>7427</text:p>
          </table:table-cell>
          <table:table-cell office:value-type="float" office:value="7277">
            <text:p>7277</text:p>
          </table:table-cell>
          <table:table-cell office:value-type="float" office:value="7512">
            <text:p>7512</text:p>
          </table:table-cell>
          <table:table-cell office:value-type="float" office:value="7392">
            <text:p>7392</text:p>
          </table:table-cell>
          <table:table-cell office:value-type="float" office:value="7361">
            <text:p>7361</text:p>
          </table:table-cell>
          <table:table-cell office:value-type="float" office:value="7507">
            <text:p>7507</text:p>
          </table:table-cell>
          <table:table-cell office:value-type="float" office:value="7499">
            <text:p>7499</text:p>
          </table:table-cell>
          <table:table-cell office:value-type="float" office:value="7469">
            <text:p>7469</text:p>
          </table:table-cell>
          <table:table-cell office:value-type="float" office:value="7727">
            <text:p>7727</text:p>
          </table:table-cell>
          <table:table-cell office:value-type="float" office:value="7497">
            <text:p>7497</text:p>
          </table:table-cell>
          <table:table-cell table:formula="of:=AVERAGE([.D46:.M46])" office:value-type="float" office:value="7466.8">
            <text:p>746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7786">
            <text:p>7786</text:p>
          </table:table-cell>
          <table:table-cell office:value-type="float" office:value="7989">
            <text:p>7989</text:p>
          </table:table-cell>
          <table:table-cell office:value-type="float" office:value="7691">
            <text:p>7691</text:p>
          </table:table-cell>
          <table:table-cell office:value-type="float" office:value="7838">
            <text:p>7838</text:p>
          </table:table-cell>
          <table:table-cell office:value-type="float" office:value="7828">
            <text:p>7828</text:p>
          </table:table-cell>
          <table:table-cell office:value-type="float" office:value="8462">
            <text:p>8462</text:p>
          </table:table-cell>
          <table:table-cell office:value-type="float" office:value="8551">
            <text:p>8551</text:p>
          </table:table-cell>
          <table:table-cell office:value-type="float" office:value="8297">
            <text:p>8297</text:p>
          </table:table-cell>
          <table:table-cell office:value-type="float" office:value="8274">
            <text:p>8274</text:p>
          </table:table-cell>
          <table:table-cell office:value-type="float" office:value="8068">
            <text:p>8068</text:p>
          </table:table-cell>
          <table:table-cell table:formula="of:=AVERAGE([.D47:.M47])" office:value-type="float" office:value="8078.4">
            <text:p>8078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8240">
            <text:p>8240</text:p>
          </table:table-cell>
          <table:table-cell office:value-type="float" office:value="8086">
            <text:p>8086</text:p>
          </table:table-cell>
          <table:table-cell office:value-type="float" office:value="8367">
            <text:p>8367</text:p>
          </table:table-cell>
          <table:table-cell office:value-type="float" office:value="8529">
            <text:p>8529</text:p>
          </table:table-cell>
          <table:table-cell office:value-type="float" office:value="8272">
            <text:p>8272</text:p>
          </table:table-cell>
          <table:table-cell office:value-type="float" office:value="8387">
            <text:p>8387</text:p>
          </table:table-cell>
          <table:table-cell office:value-type="float" office:value="8597">
            <text:p>8597</text:p>
          </table:table-cell>
          <table:table-cell office:value-type="float" office:value="8347">
            <text:p>8347</text:p>
          </table:table-cell>
          <table:table-cell office:value-type="float" office:value="8394">
            <text:p>8394</text:p>
          </table:table-cell>
          <table:table-cell office:value-type="float" office:value="8396">
            <text:p>8396</text:p>
          </table:table-cell>
          <table:table-cell table:formula="of:=AVERAGE([.D48:.M48])" office:value-type="float" office:value="8361.5">
            <text:p>836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8698">
            <text:p>8698</text:p>
          </table:table-cell>
          <table:table-cell office:value-type="float" office:value="9241">
            <text:p>9241</text:p>
          </table:table-cell>
          <table:table-cell office:value-type="float" office:value="9320">
            <text:p>9320</text:p>
          </table:table-cell>
          <table:table-cell office:value-type="float" office:value="8790">
            <text:p>8790</text:p>
          </table:table-cell>
          <table:table-cell office:value-type="float" office:value="8869">
            <text:p>8869</text:p>
          </table:table-cell>
          <table:table-cell office:value-type="float" office:value="8956">
            <text:p>8956</text:p>
          </table:table-cell>
          <table:table-cell office:value-type="float" office:value="8804">
            <text:p>8804</text:p>
          </table:table-cell>
          <table:table-cell office:value-type="float" office:value="8755">
            <text:p>8755</text:p>
          </table:table-cell>
          <table:table-cell office:value-type="float" office:value="8780">
            <text:p>8780</text:p>
          </table:table-cell>
          <table:table-cell office:value-type="float" office:value="8903">
            <text:p>8903</text:p>
          </table:table-cell>
          <table:table-cell table:formula="of:=AVERAGE([.D49:.M49])" office:value-type="float" office:value="8911.6">
            <text:p>891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9183">
            <text:p>9183</text:p>
          </table:table-cell>
          <table:table-cell office:value-type="float" office:value="9018">
            <text:p>9018</text:p>
          </table:table-cell>
          <table:table-cell office:value-type="float" office:value="9257">
            <text:p>9257</text:p>
          </table:table-cell>
          <table:table-cell office:value-type="float" office:value="9227">
            <text:p>9227</text:p>
          </table:table-cell>
          <table:table-cell office:value-type="float" office:value="9360">
            <text:p>9360</text:p>
          </table:table-cell>
          <table:table-cell office:value-type="float" office:value="9221">
            <text:p>9221</text:p>
          </table:table-cell>
          <table:table-cell office:value-type="float" office:value="9017">
            <text:p>9017</text:p>
          </table:table-cell>
          <table:table-cell office:value-type="float" office:value="9216">
            <text:p>9216</text:p>
          </table:table-cell>
          <table:table-cell office:value-type="float" office:value="9006">
            <text:p>9006</text:p>
          </table:table-cell>
          <table:table-cell office:value-type="float" office:value="9215">
            <text:p>9215</text:p>
          </table:table-cell>
          <table:table-cell table:formula="of:=AVERAGE([.D50:.M50])" office:value-type="float" office:value="9172">
            <text:p>917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9981">
            <text:p>9981</text:p>
          </table:table-cell>
          <table:table-cell office:value-type="float" office:value="9408">
            <text:p>9408</text:p>
          </table:table-cell>
          <table:table-cell office:value-type="float" office:value="9758">
            <text:p>9758</text:p>
          </table:table-cell>
          <table:table-cell office:value-type="float" office:value="10138">
            <text:p>10138</text:p>
          </table:table-cell>
          <table:table-cell office:value-type="float" office:value="9604">
            <text:p>9604</text:p>
          </table:table-cell>
          <table:table-cell office:value-type="float" office:value="9744">
            <text:p>9744</text:p>
          </table:table-cell>
          <table:table-cell office:value-type="float" office:value="9639">
            <text:p>9639</text:p>
          </table:table-cell>
          <table:table-cell office:value-type="float" office:value="9693">
            <text:p>9693</text:p>
          </table:table-cell>
          <table:table-cell office:value-type="float" office:value="9571">
            <text:p>9571</text:p>
          </table:table-cell>
          <table:table-cell office:value-type="float" office:value="9843">
            <text:p>9843</text:p>
          </table:table-cell>
          <table:table-cell table:formula="of:=AVERAGE([.D51:.M51])" office:value-type="float" office:value="9737.9">
            <text:p>9737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10026">
            <text:p>10026</text:p>
          </table:table-cell>
          <table:table-cell office:value-type="float" office:value="9952">
            <text:p>9952</text:p>
          </table:table-cell>
          <table:table-cell office:value-type="float" office:value="9989">
            <text:p>9989</text:p>
          </table:table-cell>
          <table:table-cell office:value-type="float" office:value="9728">
            <text:p>9728</text:p>
          </table:table-cell>
          <table:table-cell office:value-type="float" office:value="9694">
            <text:p>9694</text:p>
          </table:table-cell>
          <table:table-cell office:value-type="float" office:value="10017">
            <text:p>10017</text:p>
          </table:table-cell>
          <table:table-cell office:value-type="float" office:value="9708">
            <text:p>9708</text:p>
          </table:table-cell>
          <table:table-cell office:value-type="float" office:value="9918">
            <text:p>9918</text:p>
          </table:table-cell>
          <table:table-cell office:value-type="float" office:value="9920">
            <text:p>9920</text:p>
          </table:table-cell>
          <table:table-cell office:value-type="float" office:value="9893">
            <text:p>9893</text:p>
          </table:table-cell>
          <table:table-cell table:formula="of:=AVERAGE([.D52:.M52])" office:value-type="float" office:value="9884.5">
            <text:p>988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0287">
            <text:p>10287</text:p>
          </table:table-cell>
          <table:table-cell office:value-type="float" office:value="10120">
            <text:p>10120</text:p>
          </table:table-cell>
          <table:table-cell office:value-type="float" office:value="10080">
            <text:p>10080</text:p>
          </table:table-cell>
          <table:table-cell office:value-type="float" office:value="10377">
            <text:p>10377</text:p>
          </table:table-cell>
          <table:table-cell office:value-type="float" office:value="10136">
            <text:p>10136</text:p>
          </table:table-cell>
          <table:table-cell office:value-type="float" office:value="10334">
            <text:p>10334</text:p>
          </table:table-cell>
          <table:table-cell office:value-type="float" office:value="10261">
            <text:p>10261</text:p>
          </table:table-cell>
          <table:table-cell office:value-type="float" office:value="10108">
            <text:p>10108</text:p>
          </table:table-cell>
          <table:table-cell office:value-type="float" office:value="11013">
            <text:p>11013</text:p>
          </table:table-cell>
          <table:table-cell office:value-type="float" office:value="10037">
            <text:p>10037</text:p>
          </table:table-cell>
          <table:table-cell table:formula="of:=AVERAGE([.D53:.M53])" office:value-type="float" office:value="10275.3">
            <text:p>1027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0311">
            <text:p>10311</text:p>
          </table:table-cell>
          <table:table-cell office:value-type="float" office:value="10413">
            <text:p>10413</text:p>
          </table:table-cell>
          <table:table-cell office:value-type="float" office:value="11407">
            <text:p>11407</text:p>
          </table:table-cell>
          <table:table-cell office:value-type="float" office:value="10705">
            <text:p>10705</text:p>
          </table:table-cell>
          <table:table-cell office:value-type="float" office:value="10525">
            <text:p>10525</text:p>
          </table:table-cell>
          <table:table-cell office:value-type="float" office:value="10596">
            <text:p>10596</text:p>
          </table:table-cell>
          <table:table-cell office:value-type="float" office:value="10568">
            <text:p>10568</text:p>
          </table:table-cell>
          <table:table-cell office:value-type="float" office:value="10709">
            <text:p>10709</text:p>
          </table:table-cell>
          <table:table-cell office:value-type="float" office:value="10676">
            <text:p>10676</text:p>
          </table:table-cell>
          <table:table-cell office:value-type="float" office:value="10499">
            <text:p>10499</text:p>
          </table:table-cell>
          <table:table-cell table:formula="of:=AVERAGE([.D54:.M54])" office:value-type="float" office:value="10640.9">
            <text:p>1064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0929">
            <text:p>10929</text:p>
          </table:table-cell>
          <table:table-cell office:value-type="float" office:value="11670">
            <text:p>11670</text:p>
          </table:table-cell>
          <table:table-cell office:value-type="float" office:value="11124">
            <text:p>11124</text:p>
          </table:table-cell>
          <table:table-cell office:value-type="float" office:value="11018">
            <text:p>11018</text:p>
          </table:table-cell>
          <table:table-cell office:value-type="float" office:value="10901">
            <text:p>10901</text:p>
          </table:table-cell>
          <table:table-cell office:value-type="float" office:value="11059">
            <text:p>11059</text:p>
          </table:table-cell>
          <table:table-cell office:value-type="float" office:value="10872">
            <text:p>10872</text:p>
          </table:table-cell>
          <table:table-cell office:value-type="float" office:value="10835">
            <text:p>10835</text:p>
          </table:table-cell>
          <table:table-cell office:value-type="float" office:value="10967">
            <text:p>10967</text:p>
          </table:table-cell>
          <table:table-cell office:value-type="float" office:value="10722">
            <text:p>10722</text:p>
          </table:table-cell>
          <table:table-cell table:formula="of:=AVERAGE([.D55:.M55])" office:value-type="float" office:value="11009.7">
            <text:p>11009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1685">
            <text:p>11685</text:p>
          </table:table-cell>
          <table:table-cell office:value-type="float" office:value="11137">
            <text:p>11137</text:p>
          </table:table-cell>
          <table:table-cell office:value-type="float" office:value="11604">
            <text:p>11604</text:p>
          </table:table-cell>
          <table:table-cell office:value-type="float" office:value="11315">
            <text:p>11315</text:p>
          </table:table-cell>
          <table:table-cell office:value-type="float" office:value="11302">
            <text:p>11302</text:p>
          </table:table-cell>
          <table:table-cell office:value-type="float" office:value="11439">
            <text:p>11439</text:p>
          </table:table-cell>
          <table:table-cell office:value-type="float" office:value="11486">
            <text:p>11486</text:p>
          </table:table-cell>
          <table:table-cell office:value-type="float" office:value="11283">
            <text:p>11283</text:p>
          </table:table-cell>
          <table:table-cell office:value-type="float" office:value="11677">
            <text:p>11677</text:p>
          </table:table-cell>
          <table:table-cell office:value-type="float" office:value="11406">
            <text:p>11406</text:p>
          </table:table-cell>
          <table:table-cell table:formula="of:=AVERAGE([.D56:.M56])" office:value-type="float" office:value="11433.4">
            <text:p>1143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1662">
            <text:p>11662</text:p>
          </table:table-cell>
          <table:table-cell office:value-type="float" office:value="11572">
            <text:p>11572</text:p>
          </table:table-cell>
          <table:table-cell office:value-type="float" office:value="11732">
            <text:p>11732</text:p>
          </table:table-cell>
          <table:table-cell office:value-type="float" office:value="11866">
            <text:p>11866</text:p>
          </table:table-cell>
          <table:table-cell office:value-type="float" office:value="11805">
            <text:p>11805</text:p>
          </table:table-cell>
          <table:table-cell office:value-type="float" office:value="11925">
            <text:p>11925</text:p>
          </table:table-cell>
          <table:table-cell office:value-type="float" office:value="11884">
            <text:p>11884</text:p>
          </table:table-cell>
          <table:table-cell office:value-type="float" office:value="11623">
            <text:p>11623</text:p>
          </table:table-cell>
          <table:table-cell office:value-type="float" office:value="12025">
            <text:p>12025</text:p>
          </table:table-cell>
          <table:table-cell office:value-type="float" office:value="11839">
            <text:p>11839</text:p>
          </table:table-cell>
          <table:table-cell table:formula="of:=AVERAGE([.D57:.M57])" office:value-type="float" office:value="11793.3">
            <text:p>1179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2272">
            <text:p>12272</text:p>
          </table:table-cell>
          <table:table-cell office:value-type="float" office:value="11926">
            <text:p>11926</text:p>
          </table:table-cell>
          <table:table-cell office:value-type="float" office:value="12203">
            <text:p>12203</text:p>
          </table:table-cell>
          <table:table-cell office:value-type="float" office:value="12212">
            <text:p>12212</text:p>
          </table:table-cell>
          <table:table-cell office:value-type="float" office:value="12043">
            <text:p>12043</text:p>
          </table:table-cell>
          <table:table-cell office:value-type="float" office:value="12244">
            <text:p>12244</text:p>
          </table:table-cell>
          <table:table-cell office:value-type="float" office:value="12026">
            <text:p>12026</text:p>
          </table:table-cell>
          <table:table-cell office:value-type="float" office:value="12154">
            <text:p>12154</text:p>
          </table:table-cell>
          <table:table-cell office:value-type="float" office:value="11977">
            <text:p>11977</text:p>
          </table:table-cell>
          <table:table-cell office:value-type="float" office:value="12097">
            <text:p>12097</text:p>
          </table:table-cell>
          <table:table-cell table:formula="of:=AVERAGE([.D58:.M58])" office:value-type="float" office:value="12115.4">
            <text:p>1211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2569">
            <text:p>12569</text:p>
          </table:table-cell>
          <table:table-cell office:value-type="float" office:value="12482">
            <text:p>12482</text:p>
          </table:table-cell>
          <table:table-cell office:value-type="float" office:value="12519">
            <text:p>12519</text:p>
          </table:table-cell>
          <table:table-cell office:value-type="float" office:value="12543">
            <text:p>12543</text:p>
          </table:table-cell>
          <table:table-cell office:value-type="float" office:value="12644">
            <text:p>12644</text:p>
          </table:table-cell>
          <table:table-cell office:value-type="float" office:value="12465">
            <text:p>12465</text:p>
          </table:table-cell>
          <table:table-cell office:value-type="float" office:value="12685">
            <text:p>12685</text:p>
          </table:table-cell>
          <table:table-cell office:value-type="float" office:value="12414">
            <text:p>12414</text:p>
          </table:table-cell>
          <table:table-cell office:value-type="float" office:value="12478">
            <text:p>12478</text:p>
          </table:table-cell>
          <table:table-cell office:value-type="float" office:value="12648">
            <text:p>12648</text:p>
          </table:table-cell>
          <table:table-cell table:formula="of:=AVERAGE([.D59:.M59])" office:value-type="float" office:value="12544.7">
            <text:p>1254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50000">
            <text:p>3050000</text:p>
          </table:table-cell>
          <table:table-cell office:value-type="string">
            <text:p>Ms:</text:p>
          </table:table-cell>
          <table:table-cell office:value-type="float" office:value="13068">
            <text:p>13068</text:p>
          </table:table-cell>
          <table:table-cell office:value-type="float" office:value="12991">
            <text:p>12991</text:p>
          </table:table-cell>
          <table:table-cell office:value-type="float" office:value="12889">
            <text:p>12889</text:p>
          </table:table-cell>
          <table:table-cell office:value-type="float" office:value="13119">
            <text:p>13119</text:p>
          </table:table-cell>
          <table:table-cell office:value-type="float" office:value="12843">
            <text:p>12843</text:p>
          </table:table-cell>
          <table:table-cell office:value-type="float" office:value="13152">
            <text:p>13152</text:p>
          </table:table-cell>
          <table:table-cell office:value-type="float" office:value="13004">
            <text:p>13004</text:p>
          </table:table-cell>
          <table:table-cell office:value-type="float" office:value="13227">
            <text:p>13227</text:p>
          </table:table-cell>
          <table:table-cell office:value-type="float" office:value="13155">
            <text:p>13155</text:p>
          </table:table-cell>
          <table:table-cell office:value-type="float" office:value="13100">
            <text:p>13100</text:p>
          </table:table-cell>
          <table:table-cell table:formula="of:=AVERAGE([.D60:.M60])" office:value-type="float" office:value="13054.8">
            <text:p>1305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00000">
            <text:p>3100000</text:p>
          </table:table-cell>
          <table:table-cell office:value-type="string">
            <text:p>Ms:</text:p>
          </table:table-cell>
          <table:table-cell office:value-type="float" office:value="13575">
            <text:p>13575</text:p>
          </table:table-cell>
          <table:table-cell office:value-type="float" office:value="13366">
            <text:p>13366</text:p>
          </table:table-cell>
          <table:table-cell office:value-type="float" office:value="13514">
            <text:p>13514</text:p>
          </table:table-cell>
          <table:table-cell office:value-type="float" office:value="13468">
            <text:p>13468</text:p>
          </table:table-cell>
          <table:table-cell office:value-type="float" office:value="13524">
            <text:p>13524</text:p>
          </table:table-cell>
          <table:table-cell office:value-type="float" office:value="13812">
            <text:p>13812</text:p>
          </table:table-cell>
          <table:table-cell office:value-type="float" office:value="13430">
            <text:p>13430</text:p>
          </table:table-cell>
          <table:table-cell office:value-type="float" office:value="13511">
            <text:p>13511</text:p>
          </table:table-cell>
          <table:table-cell office:value-type="float" office:value="13473">
            <text:p>13473</text:p>
          </table:table-cell>
          <table:table-cell office:value-type="float" office:value="13415">
            <text:p>13415</text:p>
          </table:table-cell>
          <table:table-cell table:formula="of:=AVERAGE([.D61:.M61])" office:value-type="float" office:value="13508.8">
            <text:p>1350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50000">
            <text:p>3150000</text:p>
          </table:table-cell>
          <table:table-cell office:value-type="string">
            <text:p>Ms:</text:p>
          </table:table-cell>
          <table:table-cell office:value-type="float" office:value="13943">
            <text:p>13943</text:p>
          </table:table-cell>
          <table:table-cell office:value-type="float" office:value="13882">
            <text:p>13882</text:p>
          </table:table-cell>
          <table:table-cell office:value-type="float" office:value="13707">
            <text:p>13707</text:p>
          </table:table-cell>
          <table:table-cell office:value-type="float" office:value="14274">
            <text:p>14274</text:p>
          </table:table-cell>
          <table:table-cell office:value-type="float" office:value="14949">
            <text:p>14949</text:p>
          </table:table-cell>
          <table:table-cell office:value-type="float" office:value="14053">
            <text:p>14053</text:p>
          </table:table-cell>
          <table:table-cell office:value-type="float" office:value="14208">
            <text:p>14208</text:p>
          </table:table-cell>
          <table:table-cell office:value-type="float" office:value="13738">
            <text:p>13738</text:p>
          </table:table-cell>
          <table:table-cell office:value-type="float" office:value="14089">
            <text:p>14089</text:p>
          </table:table-cell>
          <table:table-cell office:value-type="float" office:value="14047">
            <text:p>14047</text:p>
          </table:table-cell>
          <table:table-cell table:formula="of:=AVERAGE([.D62:.M62])" office:value-type="float" office:value="14089">
            <text:p>1408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0000">
            <text:p>3200000</text:p>
          </table:table-cell>
          <table:table-cell office:value-type="string">
            <text:p>Ms:</text:p>
          </table:table-cell>
          <table:table-cell office:value-type="float" office:value="14171">
            <text:p>14171</text:p>
          </table:table-cell>
          <table:table-cell office:value-type="float" office:value="14634">
            <text:p>14634</text:p>
          </table:table-cell>
          <table:table-cell office:value-type="float" office:value="14491">
            <text:p>14491</text:p>
          </table:table-cell>
          <table:table-cell office:value-type="float" office:value="14409">
            <text:p>14409</text:p>
          </table:table-cell>
          <table:table-cell office:value-type="float" office:value="14733">
            <text:p>14733</text:p>
          </table:table-cell>
          <table:table-cell office:value-type="float" office:value="14629">
            <text:p>14629</text:p>
          </table:table-cell>
          <table:table-cell office:value-type="float" office:value="13967">
            <text:p>13967</text:p>
          </table:table-cell>
          <table:table-cell office:value-type="float" office:value="14675">
            <text:p>14675</text:p>
          </table:table-cell>
          <table:table-cell office:value-type="float" office:value="14350">
            <text:p>14350</text:p>
          </table:table-cell>
          <table:table-cell office:value-type="float" office:value="14371">
            <text:p>14371</text:p>
          </table:table-cell>
          <table:table-cell table:formula="of:=AVERAGE([.D63:.M63])" office:value-type="float" office:value="14443">
            <text:p>1444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50000">
            <text:p>3250000</text:p>
          </table:table-cell>
          <table:table-cell office:value-type="string">
            <text:p>Ms:</text:p>
          </table:table-cell>
          <table:table-cell office:value-type="float" office:value="14987">
            <text:p>14987</text:p>
          </table:table-cell>
          <table:table-cell office:value-type="float" office:value="15204">
            <text:p>15204</text:p>
          </table:table-cell>
          <table:table-cell office:value-type="float" office:value="14978">
            <text:p>14978</text:p>
          </table:table-cell>
          <table:table-cell office:value-type="float" office:value="15015">
            <text:p>15015</text:p>
          </table:table-cell>
          <table:table-cell office:value-type="float" office:value="14958">
            <text:p>14958</text:p>
          </table:table-cell>
          <table:table-cell office:value-type="float" office:value="14899">
            <text:p>14899</text:p>
          </table:table-cell>
          <table:table-cell office:value-type="float" office:value="14976">
            <text:p>14976</text:p>
          </table:table-cell>
          <table:table-cell office:value-type="float" office:value="15236">
            <text:p>15236</text:p>
          </table:table-cell>
          <table:table-cell office:value-type="float" office:value="14788">
            <text:p>14788</text:p>
          </table:table-cell>
          <table:table-cell office:value-type="float" office:value="14830">
            <text:p>14830</text:p>
          </table:table-cell>
          <table:table-cell table:formula="of:=AVERAGE([.D64:.M64])" office:value-type="float" office:value="14987.1">
            <text:p>1498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00000">
            <text:p>3300000</text:p>
          </table:table-cell>
          <table:table-cell office:value-type="string">
            <text:p>Ms:</text:p>
          </table:table-cell>
          <table:table-cell office:value-type="float" office:value="15275">
            <text:p>15275</text:p>
          </table:table-cell>
          <table:table-cell office:value-type="float" office:value="15640">
            <text:p>15640</text:p>
          </table:table-cell>
          <table:table-cell office:value-type="float" office:value="15509">
            <text:p>15509</text:p>
          </table:table-cell>
          <table:table-cell office:value-type="float" office:value="15255">
            <text:p>15255</text:p>
          </table:table-cell>
          <table:table-cell office:value-type="float" office:value="15411">
            <text:p>15411</text:p>
          </table:table-cell>
          <table:table-cell office:value-type="float" office:value="15557">
            <text:p>15557</text:p>
          </table:table-cell>
          <table:table-cell office:value-type="float" office:value="15615">
            <text:p>15615</text:p>
          </table:table-cell>
          <table:table-cell office:value-type="float" office:value="15537">
            <text:p>15537</text:p>
          </table:table-cell>
          <table:table-cell office:value-type="float" office:value="15618">
            <text:p>15618</text:p>
          </table:table-cell>
          <table:table-cell office:value-type="float" office:value="15273">
            <text:p>15273</text:p>
          </table:table-cell>
          <table:table-cell table:formula="of:=AVERAGE([.D65:.M65])" office:value-type="float" office:value="15469">
            <text:p>1546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50000">
            <text:p>3350000</text:p>
          </table:table-cell>
          <table:table-cell office:value-type="string">
            <text:p>Ms:</text:p>
          </table:table-cell>
          <table:table-cell office:value-type="float" office:value="16298">
            <text:p>16298</text:p>
          </table:table-cell>
          <table:table-cell office:value-type="float" office:value="15969">
            <text:p>15969</text:p>
          </table:table-cell>
          <table:table-cell office:value-type="float" office:value="15994">
            <text:p>15994</text:p>
          </table:table-cell>
          <table:table-cell office:value-type="float" office:value="16103">
            <text:p>16103</text:p>
          </table:table-cell>
          <table:table-cell office:value-type="float" office:value="16453">
            <text:p>16453</text:p>
          </table:table-cell>
          <table:table-cell office:value-type="float" office:value="16448">
            <text:p>16448</text:p>
          </table:table-cell>
          <table:table-cell office:value-type="float" office:value="16255">
            <text:p>16255</text:p>
          </table:table-cell>
          <table:table-cell office:value-type="float" office:value="15953">
            <text:p>15953</text:p>
          </table:table-cell>
          <table:table-cell office:value-type="float" office:value="16460">
            <text:p>16460</text:p>
          </table:table-cell>
          <table:table-cell office:value-type="float" office:value="16161">
            <text:p>16161</text:p>
          </table:table-cell>
          <table:table-cell table:formula="of:=AVERAGE([.D66:.M66])" office:value-type="float" office:value="16209.4">
            <text:p>16209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0000">
            <text:p>3400000</text:p>
          </table:table-cell>
          <table:table-cell office:value-type="string">
            <text:p>Ms:</text:p>
          </table:table-cell>
          <table:table-cell office:value-type="float" office:value="16538">
            <text:p>16538</text:p>
          </table:table-cell>
          <table:table-cell office:value-type="float" office:value="16699">
            <text:p>16699</text:p>
          </table:table-cell>
          <table:table-cell office:value-type="float" office:value="16713">
            <text:p>16713</text:p>
          </table:table-cell>
          <table:table-cell office:value-type="float" office:value="16688">
            <text:p>16688</text:p>
          </table:table-cell>
          <table:table-cell office:value-type="float" office:value="16801">
            <text:p>16801</text:p>
          </table:table-cell>
          <table:table-cell office:value-type="float" office:value="17454">
            <text:p>17454</text:p>
          </table:table-cell>
          <table:table-cell office:value-type="float" office:value="16420">
            <text:p>16420</text:p>
          </table:table-cell>
          <table:table-cell office:value-type="float" office:value="16726">
            <text:p>16726</text:p>
          </table:table-cell>
          <table:table-cell office:value-type="float" office:value="16651">
            <text:p>16651</text:p>
          </table:table-cell>
          <table:table-cell office:value-type="float" office:value="16614">
            <text:p>16614</text:p>
          </table:table-cell>
          <table:table-cell table:formula="of:=AVERAGE([.D67:.M67])" office:value-type="float" office:value="16730.4">
            <text:p>1673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50000">
            <text:p>3450000</text:p>
          </table:table-cell>
          <table:table-cell office:value-type="string">
            <text:p>Ms:</text:p>
          </table:table-cell>
          <table:table-cell office:value-type="float" office:value="16849">
            <text:p>16849</text:p>
          </table:table-cell>
          <table:table-cell office:value-type="float" office:value="17136">
            <text:p>17136</text:p>
          </table:table-cell>
          <table:table-cell office:value-type="float" office:value="16826">
            <text:p>16826</text:p>
          </table:table-cell>
          <table:table-cell office:value-type="float" office:value="17166">
            <text:p>17166</text:p>
          </table:table-cell>
          <table:table-cell office:value-type="float" office:value="16809">
            <text:p>16809</text:p>
          </table:table-cell>
          <table:table-cell office:value-type="float" office:value="17021">
            <text:p>17021</text:p>
          </table:table-cell>
          <table:table-cell office:value-type="float" office:value="16705">
            <text:p>16705</text:p>
          </table:table-cell>
          <table:table-cell office:value-type="float" office:value="16623">
            <text:p>16623</text:p>
          </table:table-cell>
          <table:table-cell office:value-type="float" office:value="16832">
            <text:p>16832</text:p>
          </table:table-cell>
          <table:table-cell office:value-type="float" office:value="16628">
            <text:p>16628</text:p>
          </table:table-cell>
          <table:table-cell table:formula="of:=AVERAGE([.D68:.M68])" office:value-type="float" office:value="16859.5">
            <text:p>1685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0">
            <text:p>3500000</text:p>
          </table:table-cell>
          <table:table-cell office:value-type="string">
            <text:p>Ms:</text:p>
          </table:table-cell>
          <table:table-cell office:value-type="float" office:value="17416">
            <text:p>17416</text:p>
          </table:table-cell>
          <table:table-cell office:value-type="float" office:value="17150">
            <text:p>17150</text:p>
          </table:table-cell>
          <table:table-cell office:value-type="float" office:value="16905">
            <text:p>16905</text:p>
          </table:table-cell>
          <table:table-cell office:value-type="float" office:value="17532">
            <text:p>17532</text:p>
          </table:table-cell>
          <table:table-cell office:value-type="float" office:value="17488">
            <text:p>17488</text:p>
          </table:table-cell>
          <table:table-cell office:value-type="float" office:value="17145">
            <text:p>17145</text:p>
          </table:table-cell>
          <table:table-cell office:value-type="float" office:value="17054">
            <text:p>17054</text:p>
          </table:table-cell>
          <table:table-cell office:value-type="float" office:value="17658">
            <text:p>17658</text:p>
          </table:table-cell>
          <table:table-cell office:value-type="float" office:value="17570">
            <text:p>17570</text:p>
          </table:table-cell>
          <table:table-cell office:value-type="float" office:value="18235">
            <text:p>18235</text:p>
          </table:table-cell>
          <table:table-cell table:formula="of:=AVERAGE([.D69:.M69])" office:value-type="float" office:value="17415.3">
            <text:p>1741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50000">
            <text:p>3550000</text:p>
          </table:table-cell>
          <table:table-cell office:value-type="string">
            <text:p>Ms:</text:p>
          </table:table-cell>
          <table:table-cell office:value-type="float" office:value="18785">
            <text:p>18785</text:p>
          </table:table-cell>
          <table:table-cell office:value-type="float" office:value="18774">
            <text:p>18774</text:p>
          </table:table-cell>
          <table:table-cell office:value-type="float" office:value="18497">
            <text:p>18497</text:p>
          </table:table-cell>
          <table:table-cell office:value-type="float" office:value="18059">
            <text:p>18059</text:p>
          </table:table-cell>
          <table:table-cell office:value-type="float" office:value="17704">
            <text:p>17704</text:p>
          </table:table-cell>
          <table:table-cell office:value-type="float" office:value="18325">
            <text:p>18325</text:p>
          </table:table-cell>
          <table:table-cell office:value-type="float" office:value="17628">
            <text:p>17628</text:p>
          </table:table-cell>
          <table:table-cell office:value-type="float" office:value="18164">
            <text:p>18164</text:p>
          </table:table-cell>
          <table:table-cell office:value-type="float" office:value="18562">
            <text:p>18562</text:p>
          </table:table-cell>
          <table:table-cell office:value-type="float" office:value="18888">
            <text:p>18888</text:p>
          </table:table-cell>
          <table:table-cell table:formula="of:=AVERAGE([.D70:.M70])" office:value-type="float" office:value="18338.6">
            <text:p>18338.6</text:p>
          </table:table-cell>
        </table:table-row>
        <table:table-row table:style-name="ro1">
          <table:table-cell>
            <draw:frame table:end-cell-address="ArrayListPlaceFilter2.P101" table:end-x="0.6835in" table:end-y="0.1252in" draw:z-index="0" draw:style-name="gr1" svg:width="13.9209in" svg:height="5.3756in" svg:x="0.0976in" svg:y="0.063in">
              <draw:object draw:notify-on-update-of-ranges="ArrayListPlaceFilter2.B1:ArrayListPlaceFilter2.B70 ArrayListPlaceFilter2.N1:ArrayListPlaceFilter2.N7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</table:table-row>
      </table:table>
      <table:table table:name="ArrayListPlaceFilter3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formula="of:=AVERAGE([.D2:.M2])" office:value-type="float" office:value="6.9">
            <text:p>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AVERAGE([.D3:.M3])" office:value-type="float" office:value="16.3">
            <text:p>16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AVERAGE([.D4:.M4])" office:value-type="float" office:value="31.5">
            <text:p>3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formula="of:=AVERAGE([.D5:.M5])" office:value-type="float" office:value="34.6">
            <text:p>34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AVERAGE([.D6:.M6])" office:value-type="float" office:value="48.9">
            <text:p>4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formula="of:=AVERAGE([.D7:.M7])" office:value-type="float" office:value="69.2">
            <text:p>69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formula="of:=AVERAGE([.D8:.M8])" office:value-type="float" office:value="91.1">
            <text:p>9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table:formula="of:=AVERAGE([.D9:.M9])" office:value-type="float" office:value="115.5">
            <text:p>11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table:formula="of:=AVERAGE([.D10:.M10])" office:value-type="float" office:value="144.5">
            <text:p>14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office:value-type="float" office:value="188">
            <text:p>188</text:p>
          </table:table-cell>
          <table:table-cell table:formula="of:=AVERAGE([.D11:.M11])" office:value-type="float" office:value="180.9">
            <text:p>18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214">
            <text:p>214</text:p>
          </table:table-cell>
          <table:table-cell office:value-type="float" office:value="210">
            <text:p>210</text:p>
          </table:table-cell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10">
            <text:p>210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table:formula="of:=AVERAGE([.D12:.M12])" office:value-type="float" office:value="215.4">
            <text:p>21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 table:formula="of:=AVERAGE([.D13:.M13])" office:value-type="float" office:value="252.8">
            <text:p>252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290">
            <text:p>290</text:p>
          </table:table-cell>
          <table:table-cell office:value-type="float" office:value="308">
            <text:p>308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table:number-columns-repeated="2" office:value-type="float" office:value="299">
            <text:p>299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 table:formula="of:=AVERAGE([.D14:.M14])" office:value-type="float" office:value="294.1">
            <text:p>294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395">
            <text:p>395</text:p>
          </table:table-cell>
          <table:table-cell office:value-type="float" office:value="410">
            <text:p>410</text:p>
          </table:table-cell>
          <table:table-cell table:number-columns-repeated="2" office:value-type="float" office:value="402">
            <text:p>402</text:p>
          </table:table-cell>
          <table:table-cell office:value-type="float" office:value="391">
            <text:p>39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93">
            <text:p>393</text:p>
          </table:table-cell>
          <table:table-cell office:value-type="float" office:value="380">
            <text:p>380</text:p>
          </table:table-cell>
          <table:table-cell office:value-type="float" office:value="391">
            <text:p>391</text:p>
          </table:table-cell>
          <table:table-cell table:formula="of:=AVERAGE([.D15:.M15])" office:value-type="float" office:value="393.6">
            <text:p>39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453">
            <text:p>453</text:p>
          </table:table-cell>
          <table:table-cell office:value-type="float" office:value="433">
            <text:p>433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office:value-type="float" office:value="437">
            <text:p>437</text:p>
          </table:table-cell>
          <table:table-cell office:value-type="float" office:value="445">
            <text:p>445</text:p>
          </table:table-cell>
          <table:table-cell table:number-columns-repeated="2" office:value-type="float" office:value="454">
            <text:p>454</text:p>
          </table:table-cell>
          <table:table-cell office:value-type="float" office:value="440">
            <text:p>440</text:p>
          </table:table-cell>
          <table:table-cell office:value-type="float" office:value="453">
            <text:p>453</text:p>
          </table:table-cell>
          <table:table-cell table:formula="of:=AVERAGE([.D16:.M16])" office:value-type="float" office:value="449.3">
            <text:p>44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510">
            <text:p>510</text:p>
          </table:table-cell>
          <table:table-cell office:value-type="float" office:value="537">
            <text:p>537</text:p>
          </table:table-cell>
          <table:table-cell office:value-type="float" office:value="500">
            <text:p>500</text:p>
          </table:table-cell>
          <table:table-cell office:value-type="float" office:value="535">
            <text:p>535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office:value-type="float" office:value="544">
            <text:p>544</text:p>
          </table:table-cell>
          <table:table-cell office:value-type="float" office:value="523">
            <text:p>523</text:p>
          </table:table-cell>
          <table:table-cell office:value-type="float" office:value="499">
            <text:p>499</text:p>
          </table:table-cell>
          <table:table-cell office:value-type="float" office:value="513">
            <text:p>513</text:p>
          </table:table-cell>
          <table:table-cell table:formula="of:=AVERAGE([.D17:.M17])" office:value-type="float" office:value="516">
            <text:p>51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612">
            <text:p>612</text:p>
          </table:table-cell>
          <table:table-cell office:value-type="float" office:value="590">
            <text:p>590</text:p>
          </table:table-cell>
          <table:table-cell office:value-type="float" office:value="625">
            <text:p>625</text:p>
          </table:table-cell>
          <table:table-cell office:value-type="float" office:value="606">
            <text:p>606</text:p>
          </table:table-cell>
          <table:table-cell office:value-type="float" office:value="611">
            <text:p>611</text:p>
          </table:table-cell>
          <table:table-cell table:number-columns-repeated="2" office:value-type="float" office:value="599">
            <text:p>599</text:p>
          </table:table-cell>
          <table:table-cell office:value-type="float" office:value="597">
            <text:p>597</text:p>
          </table:table-cell>
          <table:table-cell office:value-type="float" office:value="633">
            <text:p>633</text:p>
          </table:table-cell>
          <table:table-cell office:value-type="float" office:value="615">
            <text:p>615</text:p>
          </table:table-cell>
          <table:table-cell table:formula="of:=AVERAGE([.D18:.M18])" office:value-type="float" office:value="608.7">
            <text:p>608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773">
            <text:p>77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710">
            <text:p>710</text:p>
          </table:table-cell>
          <table:table-cell office:value-type="float" office:value="754">
            <text:p>754</text:p>
          </table:table-cell>
          <table:table-cell office:value-type="float" office:value="734">
            <text:p>734</text:p>
          </table:table-cell>
          <table:table-cell office:value-type="float" office:value="702">
            <text:p>702</text:p>
          </table:table-cell>
          <table:table-cell office:value-type="float" office:value="697">
            <text:p>697</text:p>
          </table:table-cell>
          <table:table-cell office:value-type="float" office:value="696">
            <text:p>696</text:p>
          </table:table-cell>
          <table:table-cell office:value-type="float" office:value="710">
            <text:p>710</text:p>
          </table:table-cell>
          <table:table-cell table:formula="of:=AVERAGE([.D19:.M19])" office:value-type="float" office:value="722.3">
            <text:p>722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834">
            <text:p>834</text:p>
          </table:table-cell>
          <table:table-cell office:value-type="float" office:value="788">
            <text:p>788</text:p>
          </table:table-cell>
          <table:table-cell office:value-type="float" office:value="811">
            <text:p>811</text:p>
          </table:table-cell>
          <table:table-cell office:value-type="float" office:value="826">
            <text:p>826</text:p>
          </table:table-cell>
          <table:table-cell office:value-type="float" office:value="857">
            <text:p>857</text:p>
          </table:table-cell>
          <table:table-cell office:value-type="float" office:value="842">
            <text:p>842</text:p>
          </table:table-cell>
          <table:table-cell office:value-type="float" office:value="830">
            <text:p>830</text:p>
          </table:table-cell>
          <table:table-cell office:value-type="float" office:value="829">
            <text:p>829</text:p>
          </table:table-cell>
          <table:table-cell office:value-type="float" office:value="832">
            <text:p>832</text:p>
          </table:table-cell>
          <table:table-cell office:value-type="float" office:value="835">
            <text:p>835</text:p>
          </table:table-cell>
          <table:table-cell table:formula="of:=AVERAGE([.D20:.M20])" office:value-type="float" office:value="828.4">
            <text:p>828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934">
            <text:p>934</text:p>
          </table:table-cell>
          <table:table-cell office:value-type="float" office:value="967">
            <text:p>967</text:p>
          </table:table-cell>
          <table:table-cell office:value-type="float" office:value="928">
            <text:p>928</text:p>
          </table:table-cell>
          <table:table-cell office:value-type="float" office:value="950">
            <text:p>950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946">
            <text:p>946</text:p>
          </table:table-cell>
          <table:table-cell office:value-type="float" office:value="984">
            <text:p>984</text:p>
          </table:table-cell>
          <table:table-cell office:value-type="float" office:value="932">
            <text:p>932</text:p>
          </table:table-cell>
          <table:table-cell office:value-type="float" office:value="937">
            <text:p>937</text:p>
          </table:table-cell>
          <table:table-cell table:formula="of:=AVERAGE([.D21:.M21])" office:value-type="float" office:value="947.1">
            <text:p>94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007">
            <text:p>1007</text:p>
          </table:table-cell>
          <table:table-cell office:value-type="float" office:value="1089">
            <text:p>1089</text:p>
          </table:table-cell>
          <table:table-cell office:value-type="float" office:value="1060">
            <text:p>1060</text:p>
          </table:table-cell>
          <table:table-cell office:value-type="float" office:value="1075">
            <text:p>1075</text:p>
          </table:table-cell>
          <table:table-cell office:value-type="float" office:value="1076">
            <text:p>1076</text:p>
          </table:table-cell>
          <table:table-cell office:value-type="float" office:value="1047">
            <text:p>1047</text:p>
          </table:table-cell>
          <table:table-cell office:value-type="float" office:value="1075">
            <text:p>1075</text:p>
          </table:table-cell>
          <table:table-cell office:value-type="float" office:value="1057">
            <text:p>1057</text:p>
          </table:table-cell>
          <table:table-cell office:value-type="float" office:value="1073">
            <text:p>1073</text:p>
          </table:table-cell>
          <table:table-cell office:value-type="float" office:value="1035">
            <text:p>1035</text:p>
          </table:table-cell>
          <table:table-cell table:formula="of:=AVERAGE([.D22:.M22])" office:value-type="float" office:value="1059.4">
            <text:p>1059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162">
            <text:p>1162</text:p>
          </table:table-cell>
          <table:table-cell office:value-type="float" office:value="1171">
            <text:p>1171</text:p>
          </table:table-cell>
          <table:table-cell office:value-type="float" office:value="1267">
            <text:p>1267</text:p>
          </table:table-cell>
          <table:table-cell office:value-type="float" office:value="1170">
            <text:p>1170</text:p>
          </table:table-cell>
          <table:table-cell office:value-type="float" office:value="1198">
            <text:p>1198</text:p>
          </table:table-cell>
          <table:table-cell office:value-type="float" office:value="1191">
            <text:p>1191</text:p>
          </table:table-cell>
          <table:table-cell office:value-type="float" office:value="1206">
            <text:p>1206</text:p>
          </table:table-cell>
          <table:table-cell office:value-type="float" office:value="1176">
            <text:p>1176</text:p>
          </table:table-cell>
          <table:table-cell office:value-type="float" office:value="1192">
            <text:p>1192</text:p>
          </table:table-cell>
          <table:table-cell office:value-type="float" office:value="1221">
            <text:p>1221</text:p>
          </table:table-cell>
          <table:table-cell table:formula="of:=AVERAGE([.D23:.M23])" office:value-type="float" office:value="1195.4">
            <text:p>119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368">
            <text:p>1368</text:p>
          </table:table-cell>
          <table:table-cell office:value-type="float" office:value="1411">
            <text:p>1411</text:p>
          </table:table-cell>
          <table:table-cell office:value-type="float" office:value="1356">
            <text:p>1356</text:p>
          </table:table-cell>
          <table:table-cell office:value-type="float" office:value="1395">
            <text:p>1395</text:p>
          </table:table-cell>
          <table:table-cell office:value-type="float" office:value="1382">
            <text:p>1382</text:p>
          </table:table-cell>
          <table:table-cell office:value-type="float" office:value="1394">
            <text:p>1394</text:p>
          </table:table-cell>
          <table:table-cell office:value-type="float" office:value="1355">
            <text:p>1355</text:p>
          </table:table-cell>
          <table:table-cell office:value-type="float" office:value="1346">
            <text:p>1346</text:p>
          </table:table-cell>
          <table:table-cell office:value-type="float" office:value="1435">
            <text:p>1435</text:p>
          </table:table-cell>
          <table:table-cell office:value-type="float" office:value="1403">
            <text:p>1403</text:p>
          </table:table-cell>
          <table:table-cell table:formula="of:=AVERAGE([.D24:.M24])" office:value-type="float" office:value="1384.5">
            <text:p>138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1612">
            <text:p>1612</text:p>
          </table:table-cell>
          <table:table-cell office:value-type="float" office:value="1558">
            <text:p>1558</text:p>
          </table:table-cell>
          <table:table-cell office:value-type="float" office:value="1526">
            <text:p>1526</text:p>
          </table:table-cell>
          <table:table-cell office:value-type="float" office:value="1605">
            <text:p>1605</text:p>
          </table:table-cell>
          <table:table-cell office:value-type="float" office:value="1525">
            <text:p>1525</text:p>
          </table:table-cell>
          <table:table-cell office:value-type="float" office:value="1606">
            <text:p>1606</text:p>
          </table:table-cell>
          <table:table-cell office:value-type="float" office:value="1608">
            <text:p>1608</text:p>
          </table:table-cell>
          <table:table-cell office:value-type="float" office:value="1527">
            <text:p>1527</text:p>
          </table:table-cell>
          <table:table-cell office:value-type="float" office:value="1494">
            <text:p>1494</text:p>
          </table:table-cell>
          <table:table-cell office:value-type="float" office:value="1545">
            <text:p>1545</text:p>
          </table:table-cell>
          <table:table-cell table:formula="of:=AVERAGE([.D25:.M25])" office:value-type="float" office:value="1560.6">
            <text:p>156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1780">
            <text:p>1780</text:p>
          </table:table-cell>
          <table:table-cell office:value-type="float" office:value="1802">
            <text:p>1802</text:p>
          </table:table-cell>
          <table:table-cell office:value-type="float" office:value="1777">
            <text:p>1777</text:p>
          </table:table-cell>
          <table:table-cell office:value-type="float" office:value="1761">
            <text:p>1761</text:p>
          </table:table-cell>
          <table:table-cell office:value-type="float" office:value="1765">
            <text:p>1765</text:p>
          </table:table-cell>
          <table:table-cell office:value-type="float" office:value="1776">
            <text:p>1776</text:p>
          </table:table-cell>
          <table:table-cell office:value-type="float" office:value="1736">
            <text:p>1736</text:p>
          </table:table-cell>
          <table:table-cell office:value-type="float" office:value="1727">
            <text:p>1727</text:p>
          </table:table-cell>
          <table:table-cell office:value-type="float" office:value="1720">
            <text:p>1720</text:p>
          </table:table-cell>
          <table:table-cell office:value-type="float" office:value="1757">
            <text:p>1757</text:p>
          </table:table-cell>
          <table:table-cell table:formula="of:=AVERAGE([.D26:.M26])" office:value-type="float" office:value="1760.1">
            <text:p>176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1855">
            <text:p>1855</text:p>
          </table:table-cell>
          <table:table-cell office:value-type="float" office:value="1896">
            <text:p>1896</text:p>
          </table:table-cell>
          <table:table-cell office:value-type="float" office:value="1981">
            <text:p>1981</text:p>
          </table:table-cell>
          <table:table-cell office:value-type="float" office:value="1913">
            <text:p>1913</text:p>
          </table:table-cell>
          <table:table-cell office:value-type="float" office:value="1931">
            <text:p>1931</text:p>
          </table:table-cell>
          <table:table-cell office:value-type="float" office:value="1871">
            <text:p>1871</text:p>
          </table:table-cell>
          <table:table-cell office:value-type="float" office:value="1900">
            <text:p>1900</text:p>
          </table:table-cell>
          <table:table-cell office:value-type="float" office:value="2008">
            <text:p>2008</text:p>
          </table:table-cell>
          <table:table-cell office:value-type="float" office:value="1896">
            <text:p>1896</text:p>
          </table:table-cell>
          <table:table-cell office:value-type="float" office:value="1953">
            <text:p>1953</text:p>
          </table:table-cell>
          <table:table-cell table:formula="of:=AVERAGE([.D27:.M27])" office:value-type="float" office:value="1920.4">
            <text:p>192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150">
            <text:p>2150</text:p>
          </table:table-cell>
          <table:table-cell office:value-type="float" office:value="2158">
            <text:p>2158</text:p>
          </table:table-cell>
          <table:table-cell office:value-type="float" office:value="2156">
            <text:p>2156</text:p>
          </table:table-cell>
          <table:table-cell office:value-type="float" office:value="2211">
            <text:p>2211</text:p>
          </table:table-cell>
          <table:table-cell office:value-type="float" office:value="2128">
            <text:p>2128</text:p>
          </table:table-cell>
          <table:table-cell office:value-type="float" office:value="2201">
            <text:p>2201</text:p>
          </table:table-cell>
          <table:table-cell office:value-type="float" office:value="2198">
            <text:p>2198</text:p>
          </table:table-cell>
          <table:table-cell office:value-type="float" office:value="2050">
            <text:p>2050</text:p>
          </table:table-cell>
          <table:table-cell office:value-type="float" office:value="2268">
            <text:p>2268</text:p>
          </table:table-cell>
          <table:table-cell office:value-type="float" office:value="2059">
            <text:p>2059</text:p>
          </table:table-cell>
          <table:table-cell table:formula="of:=AVERAGE([.D28:.M28])" office:value-type="float" office:value="2157.9">
            <text:p>2157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388">
            <text:p>2388</text:p>
          </table:table-cell>
          <table:table-cell office:value-type="float" office:value="2339">
            <text:p>2339</text:p>
          </table:table-cell>
          <table:table-cell office:value-type="float" office:value="2400">
            <text:p>2400</text:p>
          </table:table-cell>
          <table:table-cell office:value-type="float" office:value="2363">
            <text:p>2363</text:p>
          </table:table-cell>
          <table:table-cell office:value-type="float" office:value="2383">
            <text:p>2383</text:p>
          </table:table-cell>
          <table:table-cell office:value-type="float" office:value="2335">
            <text:p>2335</text:p>
          </table:table-cell>
          <table:table-cell office:value-type="float" office:value="2462">
            <text:p>2462</text:p>
          </table:table-cell>
          <table:table-cell office:value-type="float" office:value="2224">
            <text:p>2224</text:p>
          </table:table-cell>
          <table:table-cell office:value-type="float" office:value="2267">
            <text:p>2267</text:p>
          </table:table-cell>
          <table:table-cell office:value-type="float" office:value="2321">
            <text:p>2321</text:p>
          </table:table-cell>
          <table:table-cell table:formula="of:=AVERAGE([.D29:.M29])" office:value-type="float" office:value="2348.2">
            <text:p>234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495">
            <text:p>2495</text:p>
          </table:table-cell>
          <table:table-cell office:value-type="float" office:value="2530">
            <text:p>2530</text:p>
          </table:table-cell>
          <table:table-cell office:value-type="float" office:value="2512">
            <text:p>2512</text:p>
          </table:table-cell>
          <table:table-cell office:value-type="float" office:value="2412">
            <text:p>2412</text:p>
          </table:table-cell>
          <table:table-cell office:value-type="float" office:value="2509">
            <text:p>2509</text:p>
          </table:table-cell>
          <table:table-cell office:value-type="float" office:value="2561">
            <text:p>2561</text:p>
          </table:table-cell>
          <table:table-cell office:value-type="float" office:value="2517">
            <text:p>2517</text:p>
          </table:table-cell>
          <table:table-cell office:value-type="float" office:value="2582">
            <text:p>2582</text:p>
          </table:table-cell>
          <table:table-cell office:value-type="float" office:value="2478">
            <text:p>2478</text:p>
          </table:table-cell>
          <table:table-cell office:value-type="float" office:value="2515">
            <text:p>2515</text:p>
          </table:table-cell>
          <table:table-cell table:formula="of:=AVERAGE([.D30:.M30])" office:value-type="float" office:value="2511.1">
            <text:p>251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690">
            <text:p>2690</text:p>
          </table:table-cell>
          <table:table-cell office:value-type="float" office:value="2654">
            <text:p>2654</text:p>
          </table:table-cell>
          <table:table-cell office:value-type="float" office:value="2721">
            <text:p>2721</text:p>
          </table:table-cell>
          <table:table-cell office:value-type="float" office:value="2676">
            <text:p>2676</text:p>
          </table:table-cell>
          <table:table-cell office:value-type="float" office:value="2690">
            <text:p>2690</text:p>
          </table:table-cell>
          <table:table-cell office:value-type="float" office:value="2689">
            <text:p>2689</text:p>
          </table:table-cell>
          <table:table-cell office:value-type="float" office:value="2830">
            <text:p>2830</text:p>
          </table:table-cell>
          <table:table-cell office:value-type="float" office:value="2795">
            <text:p>2795</text:p>
          </table:table-cell>
          <table:table-cell office:value-type="float" office:value="2813">
            <text:p>2813</text:p>
          </table:table-cell>
          <table:table-cell office:value-type="float" office:value="2682">
            <text:p>2682</text:p>
          </table:table-cell>
          <table:table-cell table:formula="of:=AVERAGE([.D31:.M31])" office:value-type="float" office:value="2724">
            <text:p>272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2913">
            <text:p>2913</text:p>
          </table:table-cell>
          <table:table-cell office:value-type="float" office:value="2971">
            <text:p>2971</text:p>
          </table:table-cell>
          <table:table-cell office:value-type="float" office:value="2956">
            <text:p>2956</text:p>
          </table:table-cell>
          <table:table-cell office:value-type="float" office:value="2945">
            <text:p>2945</text:p>
          </table:table-cell>
          <table:table-cell office:value-type="float" office:value="3024">
            <text:p>3024</text:p>
          </table:table-cell>
          <table:table-cell office:value-type="float" office:value="2887">
            <text:p>2887</text:p>
          </table:table-cell>
          <table:table-cell office:value-type="float" office:value="2953">
            <text:p>2953</text:p>
          </table:table-cell>
          <table:table-cell office:value-type="float" office:value="2857">
            <text:p>2857</text:p>
          </table:table-cell>
          <table:table-cell office:value-type="float" office:value="2974">
            <text:p>2974</text:p>
          </table:table-cell>
          <table:table-cell office:value-type="float" office:value="2913">
            <text:p>2913</text:p>
          </table:table-cell>
          <table:table-cell table:formula="of:=AVERAGE([.D32:.M32])" office:value-type="float" office:value="2939.3">
            <text:p>293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3225">
            <text:p>3225</text:p>
          </table:table-cell>
          <table:table-cell office:value-type="float" office:value="3185">
            <text:p>3185</text:p>
          </table:table-cell>
          <table:table-cell office:value-type="float" office:value="3309">
            <text:p>3309</text:p>
          </table:table-cell>
          <table:table-cell office:value-type="float" office:value="3104">
            <text:p>3104</text:p>
          </table:table-cell>
          <table:table-cell office:value-type="float" office:value="3303">
            <text:p>3303</text:p>
          </table:table-cell>
          <table:table-cell office:value-type="float" office:value="3223">
            <text:p>3223</text:p>
          </table:table-cell>
          <table:table-cell office:value-type="float" office:value="3188">
            <text:p>3188</text:p>
          </table:table-cell>
          <table:table-cell office:value-type="float" office:value="3291">
            <text:p>3291</text:p>
          </table:table-cell>
          <table:table-cell office:value-type="float" office:value="3213">
            <text:p>3213</text:p>
          </table:table-cell>
          <table:table-cell office:value-type="float" office:value="3207">
            <text:p>3207</text:p>
          </table:table-cell>
          <table:table-cell table:formula="of:=AVERAGE([.D33:.M33])" office:value-type="float" office:value="3224.8">
            <text:p>322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3500">
            <text:p>3500</text:p>
          </table:table-cell>
          <table:table-cell office:value-type="float" office:value="3447">
            <text:p>3447</text:p>
          </table:table-cell>
          <table:table-cell office:value-type="float" office:value="3505">
            <text:p>3505</text:p>
          </table:table-cell>
          <table:table-cell office:value-type="float" office:value="3568">
            <text:p>3568</text:p>
          </table:table-cell>
          <table:table-cell office:value-type="float" office:value="3518">
            <text:p>3518</text:p>
          </table:table-cell>
          <table:table-cell office:value-type="float" office:value="3463">
            <text:p>3463</text:p>
          </table:table-cell>
          <table:table-cell office:value-type="float" office:value="3747">
            <text:p>3747</text:p>
          </table:table-cell>
          <table:table-cell office:value-type="float" office:value="3653">
            <text:p>3653</text:p>
          </table:table-cell>
          <table:table-cell office:value-type="float" office:value="3472">
            <text:p>3472</text:p>
          </table:table-cell>
          <table:table-cell office:value-type="float" office:value="3646">
            <text:p>3646</text:p>
          </table:table-cell>
          <table:table-cell table:formula="of:=AVERAGE([.D34:.M34])" office:value-type="float" office:value="3551.9">
            <text:p>3551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3747">
            <text:p>3747</text:p>
          </table:table-cell>
          <table:table-cell office:value-type="float" office:value="3735">
            <text:p>3735</text:p>
          </table:table-cell>
          <table:table-cell office:value-type="float" office:value="3781">
            <text:p>3781</text:p>
          </table:table-cell>
          <table:table-cell office:value-type="float" office:value="3742">
            <text:p>3742</text:p>
          </table:table-cell>
          <table:table-cell office:value-type="float" office:value="3760">
            <text:p>3760</text:p>
          </table:table-cell>
          <table:table-cell office:value-type="float" office:value="3720">
            <text:p>3720</text:p>
          </table:table-cell>
          <table:table-cell office:value-type="float" office:value="3854">
            <text:p>3854</text:p>
          </table:table-cell>
          <table:table-cell office:value-type="float" office:value="3756">
            <text:p>3756</text:p>
          </table:table-cell>
          <table:table-cell office:value-type="float" office:value="3810">
            <text:p>3810</text:p>
          </table:table-cell>
          <table:table-cell office:value-type="float" office:value="3727">
            <text:p>3727</text:p>
          </table:table-cell>
          <table:table-cell table:formula="of:=AVERAGE([.D35:.M35])" office:value-type="float" office:value="3763.2">
            <text:p>376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4170">
            <text:p>4170</text:p>
          </table:table-cell>
          <table:table-cell office:value-type="float" office:value="4118">
            <text:p>4118</text:p>
          </table:table-cell>
          <table:table-cell office:value-type="float" office:value="4057">
            <text:p>4057</text:p>
          </table:table-cell>
          <table:table-cell office:value-type="float" office:value="3966">
            <text:p>3966</text:p>
          </table:table-cell>
          <table:table-cell office:value-type="float" office:value="3955">
            <text:p>3955</text:p>
          </table:table-cell>
          <table:table-cell office:value-type="float" office:value="3917">
            <text:p>3917</text:p>
          </table:table-cell>
          <table:table-cell office:value-type="float" office:value="4108">
            <text:p>4108</text:p>
          </table:table-cell>
          <table:table-cell office:value-type="float" office:value="4036">
            <text:p>4036</text:p>
          </table:table-cell>
          <table:table-cell office:value-type="float" office:value="3938">
            <text:p>3938</text:p>
          </table:table-cell>
          <table:table-cell office:value-type="float" office:value="4001">
            <text:p>4001</text:p>
          </table:table-cell>
          <table:table-cell table:formula="of:=AVERAGE([.D36:.M36])" office:value-type="float" office:value="4026.6">
            <text:p>402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4391">
            <text:p>4391</text:p>
          </table:table-cell>
          <table:table-cell office:value-type="float" office:value="4279">
            <text:p>4279</text:p>
          </table:table-cell>
          <table:table-cell office:value-type="float" office:value="4104">
            <text:p>4104</text:p>
          </table:table-cell>
          <table:table-cell office:value-type="float" office:value="4418">
            <text:p>4418</text:p>
          </table:table-cell>
          <table:table-cell office:value-type="float" office:value="4302">
            <text:p>4302</text:p>
          </table:table-cell>
          <table:table-cell office:value-type="float" office:value="4448">
            <text:p>4448</text:p>
          </table:table-cell>
          <table:table-cell office:value-type="float" office:value="4246">
            <text:p>4246</text:p>
          </table:table-cell>
          <table:table-cell office:value-type="float" office:value="4282">
            <text:p>4282</text:p>
          </table:table-cell>
          <table:table-cell office:value-type="float" office:value="4299">
            <text:p>4299</text:p>
          </table:table-cell>
          <table:table-cell office:value-type="float" office:value="4240">
            <text:p>4240</text:p>
          </table:table-cell>
          <table:table-cell table:formula="of:=AVERAGE([.D37:.M37])" office:value-type="float" office:value="4300.9">
            <text:p>430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4705">
            <text:p>4705</text:p>
          </table:table-cell>
          <table:table-cell office:value-type="float" office:value="4697">
            <text:p>4697</text:p>
          </table:table-cell>
          <table:table-cell office:value-type="float" office:value="4616">
            <text:p>4616</text:p>
          </table:table-cell>
          <table:table-cell office:value-type="float" office:value="4509">
            <text:p>4509</text:p>
          </table:table-cell>
          <table:table-cell office:value-type="float" office:value="4530">
            <text:p>4530</text:p>
          </table:table-cell>
          <table:table-cell office:value-type="float" office:value="4610">
            <text:p>4610</text:p>
          </table:table-cell>
          <table:table-cell office:value-type="float" office:value="4476">
            <text:p>4476</text:p>
          </table:table-cell>
          <table:table-cell office:value-type="float" office:value="4681">
            <text:p>4681</text:p>
          </table:table-cell>
          <table:table-cell office:value-type="float" office:value="4674">
            <text:p>4674</text:p>
          </table:table-cell>
          <table:table-cell office:value-type="float" office:value="4883">
            <text:p>4883</text:p>
          </table:table-cell>
          <table:table-cell table:formula="of:=AVERAGE([.D38:.M38])" office:value-type="float" office:value="4638.1">
            <text:p>463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4741">
            <text:p>4741</text:p>
          </table:table-cell>
          <table:table-cell office:value-type="float" office:value="4969">
            <text:p>4969</text:p>
          </table:table-cell>
          <table:table-cell office:value-type="float" office:value="4766">
            <text:p>4766</text:p>
          </table:table-cell>
          <table:table-cell office:value-type="float" office:value="4700">
            <text:p>4700</text:p>
          </table:table-cell>
          <table:table-cell office:value-type="float" office:value="4738">
            <text:p>4738</text:p>
          </table:table-cell>
          <table:table-cell office:value-type="float" office:value="4863">
            <text:p>4863</text:p>
          </table:table-cell>
          <table:table-cell office:value-type="float" office:value="4744">
            <text:p>4744</text:p>
          </table:table-cell>
          <table:table-cell office:value-type="float" office:value="4811">
            <text:p>4811</text:p>
          </table:table-cell>
          <table:table-cell office:value-type="float" office:value="4728">
            <text:p>4728</text:p>
          </table:table-cell>
          <table:table-cell office:value-type="float" office:value="4933">
            <text:p>4933</text:p>
          </table:table-cell>
          <table:table-cell table:formula="of:=AVERAGE([.D39:.M39])" office:value-type="float" office:value="4799.3">
            <text:p>479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5091">
            <text:p>5091</text:p>
          </table:table-cell>
          <table:table-cell office:value-type="float" office:value="4950">
            <text:p>4950</text:p>
          </table:table-cell>
          <table:table-cell office:value-type="float" office:value="5223">
            <text:p>5223</text:p>
          </table:table-cell>
          <table:table-cell office:value-type="float" office:value="5352">
            <text:p>5352</text:p>
          </table:table-cell>
          <table:table-cell office:value-type="float" office:value="5082">
            <text:p>5082</text:p>
          </table:table-cell>
          <table:table-cell office:value-type="float" office:value="5060">
            <text:p>5060</text:p>
          </table:table-cell>
          <table:table-cell office:value-type="float" office:value="5049">
            <text:p>5049</text:p>
          </table:table-cell>
          <table:table-cell office:value-type="float" office:value="5027">
            <text:p>5027</text:p>
          </table:table-cell>
          <table:table-cell office:value-type="float" office:value="4982">
            <text:p>4982</text:p>
          </table:table-cell>
          <table:table-cell office:value-type="float" office:value="4983">
            <text:p>4983</text:p>
          </table:table-cell>
          <table:table-cell table:formula="of:=AVERAGE([.D40:.M40])" office:value-type="float" office:value="5079.9">
            <text:p>507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5399">
            <text:p>5399</text:p>
          </table:table-cell>
          <table:table-cell office:value-type="float" office:value="5096">
            <text:p>5096</text:p>
          </table:table-cell>
          <table:table-cell office:value-type="float" office:value="5389">
            <text:p>5389</text:p>
          </table:table-cell>
          <table:table-cell office:value-type="float" office:value="5340">
            <text:p>5340</text:p>
          </table:table-cell>
          <table:table-cell office:value-type="float" office:value="5294">
            <text:p>5294</text:p>
          </table:table-cell>
          <table:table-cell office:value-type="float" office:value="5464">
            <text:p>5464</text:p>
          </table:table-cell>
          <table:table-cell office:value-type="float" office:value="5331">
            <text:p>5331</text:p>
          </table:table-cell>
          <table:table-cell office:value-type="float" office:value="5343">
            <text:p>5343</text:p>
          </table:table-cell>
          <table:table-cell office:value-type="float" office:value="5204">
            <text:p>5204</text:p>
          </table:table-cell>
          <table:table-cell office:value-type="float" office:value="5270">
            <text:p>5270</text:p>
          </table:table-cell>
          <table:table-cell table:formula="of:=AVERAGE([.D41:.M41])" office:value-type="float" office:value="5313">
            <text:p>531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5545">
            <text:p>5545</text:p>
          </table:table-cell>
          <table:table-cell office:value-type="float" office:value="5572">
            <text:p>5572</text:p>
          </table:table-cell>
          <table:table-cell office:value-type="float" office:value="5422">
            <text:p>5422</text:p>
          </table:table-cell>
          <table:table-cell office:value-type="float" office:value="5523">
            <text:p>5523</text:p>
          </table:table-cell>
          <table:table-cell office:value-type="float" office:value="5543">
            <text:p>5543</text:p>
          </table:table-cell>
          <table:table-cell office:value-type="float" office:value="5598">
            <text:p>5598</text:p>
          </table:table-cell>
          <table:table-cell office:value-type="float" office:value="5600">
            <text:p>5600</text:p>
          </table:table-cell>
          <table:table-cell office:value-type="float" office:value="5539">
            <text:p>5539</text:p>
          </table:table-cell>
          <table:table-cell office:value-type="float" office:value="5618">
            <text:p>5618</text:p>
          </table:table-cell>
          <table:table-cell office:value-type="float" office:value="5528">
            <text:p>5528</text:p>
          </table:table-cell>
          <table:table-cell table:formula="of:=AVERAGE([.D42:.M42])" office:value-type="float" office:value="5548.8">
            <text:p>554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5995">
            <text:p>5995</text:p>
          </table:table-cell>
          <table:table-cell office:value-type="float" office:value="6017">
            <text:p>6017</text:p>
          </table:table-cell>
          <table:table-cell office:value-type="float" office:value="5753">
            <text:p>5753</text:p>
          </table:table-cell>
          <table:table-cell office:value-type="float" office:value="5867">
            <text:p>5867</text:p>
          </table:table-cell>
          <table:table-cell office:value-type="float" office:value="5987">
            <text:p>5987</text:p>
          </table:table-cell>
          <table:table-cell office:value-type="float" office:value="5891">
            <text:p>5891</text:p>
          </table:table-cell>
          <table:table-cell office:value-type="float" office:value="5946">
            <text:p>5946</text:p>
          </table:table-cell>
          <table:table-cell office:value-type="float" office:value="5718">
            <text:p>5718</text:p>
          </table:table-cell>
          <table:table-cell office:value-type="float" office:value="5968">
            <text:p>5968</text:p>
          </table:table-cell>
          <table:table-cell office:value-type="float" office:value="5672">
            <text:p>5672</text:p>
          </table:table-cell>
          <table:table-cell table:formula="of:=AVERAGE([.D43:.M43])" office:value-type="float" office:value="5881.4">
            <text:p>588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6132">
            <text:p>6132</text:p>
          </table:table-cell>
          <table:table-cell office:value-type="float" office:value="6387">
            <text:p>6387</text:p>
          </table:table-cell>
          <table:table-cell office:value-type="float" office:value="6320">
            <text:p>6320</text:p>
          </table:table-cell>
          <table:table-cell office:value-type="float" office:value="6223">
            <text:p>6223</text:p>
          </table:table-cell>
          <table:table-cell office:value-type="float" office:value="6331">
            <text:p>6331</text:p>
          </table:table-cell>
          <table:table-cell office:value-type="float" office:value="6388">
            <text:p>6388</text:p>
          </table:table-cell>
          <table:table-cell office:value-type="float" office:value="6247">
            <text:p>6247</text:p>
          </table:table-cell>
          <table:table-cell office:value-type="float" office:value="6263">
            <text:p>6263</text:p>
          </table:table-cell>
          <table:table-cell office:value-type="float" office:value="6195">
            <text:p>6195</text:p>
          </table:table-cell>
          <table:table-cell office:value-type="float" office:value="6170">
            <text:p>6170</text:p>
          </table:table-cell>
          <table:table-cell table:formula="of:=AVERAGE([.D44:.M44])" office:value-type="float" office:value="6265.6">
            <text:p>626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6643">
            <text:p>6643</text:p>
          </table:table-cell>
          <table:table-cell office:value-type="float" office:value="6423">
            <text:p>6423</text:p>
          </table:table-cell>
          <table:table-cell office:value-type="float" office:value="6500">
            <text:p>6500</text:p>
          </table:table-cell>
          <table:table-cell office:value-type="float" office:value="6660">
            <text:p>6660</text:p>
          </table:table-cell>
          <table:table-cell office:value-type="float" office:value="6512">
            <text:p>6512</text:p>
          </table:table-cell>
          <table:table-cell office:value-type="float" office:value="6649">
            <text:p>6649</text:p>
          </table:table-cell>
          <table:table-cell office:value-type="float" office:value="6506">
            <text:p>6506</text:p>
          </table:table-cell>
          <table:table-cell office:value-type="float" office:value="6522">
            <text:p>6522</text:p>
          </table:table-cell>
          <table:table-cell office:value-type="float" office:value="6387">
            <text:p>6387</text:p>
          </table:table-cell>
          <table:table-cell office:value-type="float" office:value="6475">
            <text:p>6475</text:p>
          </table:table-cell>
          <table:table-cell table:formula="of:=AVERAGE([.D45:.M45])" office:value-type="float" office:value="6527.7">
            <text:p>652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6907">
            <text:p>6907</text:p>
          </table:table-cell>
          <table:table-cell office:value-type="float" office:value="6806">
            <text:p>6806</text:p>
          </table:table-cell>
          <table:table-cell office:value-type="float" office:value="6861">
            <text:p>6861</text:p>
          </table:table-cell>
          <table:table-cell office:value-type="float" office:value="6844">
            <text:p>6844</text:p>
          </table:table-cell>
          <table:table-cell office:value-type="float" office:value="6909">
            <text:p>6909</text:p>
          </table:table-cell>
          <table:table-cell office:value-type="float" office:value="6878">
            <text:p>6878</text:p>
          </table:table-cell>
          <table:table-cell office:value-type="float" office:value="6830">
            <text:p>6830</text:p>
          </table:table-cell>
          <table:table-cell office:value-type="float" office:value="6955">
            <text:p>6955</text:p>
          </table:table-cell>
          <table:table-cell office:value-type="float" office:value="6865">
            <text:p>6865</text:p>
          </table:table-cell>
          <table:table-cell office:value-type="float" office:value="6809">
            <text:p>6809</text:p>
          </table:table-cell>
          <table:table-cell table:formula="of:=AVERAGE([.D46:.M46])" office:value-type="float" office:value="6866.4">
            <text:p>686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7193">
            <text:p>7193</text:p>
          </table:table-cell>
          <table:table-cell office:value-type="float" office:value="7035">
            <text:p>7035</text:p>
          </table:table-cell>
          <table:table-cell office:value-type="float" office:value="7148">
            <text:p>7148</text:p>
          </table:table-cell>
          <table:table-cell office:value-type="float" office:value="7317">
            <text:p>7317</text:p>
          </table:table-cell>
          <table:table-cell office:value-type="float" office:value="7226">
            <text:p>7226</text:p>
          </table:table-cell>
          <table:table-cell office:value-type="float" office:value="7309">
            <text:p>7309</text:p>
          </table:table-cell>
          <table:table-cell office:value-type="float" office:value="7235">
            <text:p>7235</text:p>
          </table:table-cell>
          <table:table-cell office:value-type="float" office:value="7268">
            <text:p>7268</text:p>
          </table:table-cell>
          <table:table-cell office:value-type="float" office:value="7318">
            <text:p>7318</text:p>
          </table:table-cell>
          <table:table-cell office:value-type="float" office:value="7251">
            <text:p>7251</text:p>
          </table:table-cell>
          <table:table-cell table:formula="of:=AVERAGE([.D47:.M47])" office:value-type="float" office:value="7230">
            <text:p>723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7558">
            <text:p>7558</text:p>
          </table:table-cell>
          <table:table-cell office:value-type="float" office:value="7675">
            <text:p>7675</text:p>
          </table:table-cell>
          <table:table-cell office:value-type="float" office:value="7285">
            <text:p>7285</text:p>
          </table:table-cell>
          <table:table-cell office:value-type="float" office:value="7515">
            <text:p>7515</text:p>
          </table:table-cell>
          <table:table-cell office:value-type="float" office:value="7537">
            <text:p>7537</text:p>
          </table:table-cell>
          <table:table-cell office:value-type="float" office:value="7464">
            <text:p>7464</text:p>
          </table:table-cell>
          <table:table-cell office:value-type="float" office:value="7655">
            <text:p>7655</text:p>
          </table:table-cell>
          <table:table-cell office:value-type="float" office:value="7975">
            <text:p>7975</text:p>
          </table:table-cell>
          <table:table-cell office:value-type="float" office:value="7336">
            <text:p>7336</text:p>
          </table:table-cell>
          <table:table-cell office:value-type="float" office:value="7450">
            <text:p>7450</text:p>
          </table:table-cell>
          <table:table-cell table:formula="of:=AVERAGE([.D48:.M48])" office:value-type="float" office:value="7545">
            <text:p>754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8058">
            <text:p>8058</text:p>
          </table:table-cell>
          <table:table-cell office:value-type="float" office:value="7992">
            <text:p>7992</text:p>
          </table:table-cell>
          <table:table-cell office:value-type="float" office:value="7880">
            <text:p>7880</text:p>
          </table:table-cell>
          <table:table-cell office:value-type="float" office:value="7922">
            <text:p>7922</text:p>
          </table:table-cell>
          <table:table-cell office:value-type="float" office:value="7704">
            <text:p>7704</text:p>
          </table:table-cell>
          <table:table-cell office:value-type="float" office:value="7941">
            <text:p>7941</text:p>
          </table:table-cell>
          <table:table-cell office:value-type="float" office:value="8051">
            <text:p>8051</text:p>
          </table:table-cell>
          <table:table-cell office:value-type="float" office:value="8141">
            <text:p>8141</text:p>
          </table:table-cell>
          <table:table-cell office:value-type="float" office:value="7689">
            <text:p>7689</text:p>
          </table:table-cell>
          <table:table-cell office:value-type="float" office:value="8023">
            <text:p>8023</text:p>
          </table:table-cell>
          <table:table-cell table:formula="of:=AVERAGE([.D49:.M49])" office:value-type="float" office:value="7940.1">
            <text:p>794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8382">
            <text:p>8382</text:p>
          </table:table-cell>
          <table:table-cell office:value-type="float" office:value="8360">
            <text:p>8360</text:p>
          </table:table-cell>
          <table:table-cell office:value-type="float" office:value="8242">
            <text:p>8242</text:p>
          </table:table-cell>
          <table:table-cell office:value-type="float" office:value="8319">
            <text:p>8319</text:p>
          </table:table-cell>
          <table:table-cell office:value-type="float" office:value="8089">
            <text:p>8089</text:p>
          </table:table-cell>
          <table:table-cell office:value-type="float" office:value="8182">
            <text:p>8182</text:p>
          </table:table-cell>
          <table:table-cell office:value-type="float" office:value="8269">
            <text:p>8269</text:p>
          </table:table-cell>
          <table:table-cell office:value-type="float" office:value="8284">
            <text:p>8284</text:p>
          </table:table-cell>
          <table:table-cell office:value-type="float" office:value="8213">
            <text:p>8213</text:p>
          </table:table-cell>
          <table:table-cell office:value-type="float" office:value="8431">
            <text:p>8431</text:p>
          </table:table-cell>
          <table:table-cell table:formula="of:=AVERAGE([.D50:.M50])" office:value-type="float" office:value="8277.1">
            <text:p>827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2" office:value-type="float" office:value="8691">
            <text:p>8691</text:p>
          </table:table-cell>
          <table:table-cell office:value-type="float" office:value="8498">
            <text:p>8498</text:p>
          </table:table-cell>
          <table:table-cell office:value-type="float" office:value="8650">
            <text:p>8650</text:p>
          </table:table-cell>
          <table:table-cell office:value-type="float" office:value="8633">
            <text:p>8633</text:p>
          </table:table-cell>
          <table:table-cell office:value-type="float" office:value="8700">
            <text:p>8700</text:p>
          </table:table-cell>
          <table:table-cell office:value-type="float" office:value="8553">
            <text:p>8553</text:p>
          </table:table-cell>
          <table:table-cell office:value-type="float" office:value="8900">
            <text:p>8900</text:p>
          </table:table-cell>
          <table:table-cell office:value-type="float" office:value="8662">
            <text:p>8662</text:p>
          </table:table-cell>
          <table:table-cell office:value-type="float" office:value="8538">
            <text:p>8538</text:p>
          </table:table-cell>
          <table:table-cell table:formula="of:=AVERAGE([.D51:.M51])" office:value-type="float" office:value="8651.6">
            <text:p>865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9053">
            <text:p>9053</text:p>
          </table:table-cell>
          <table:table-cell office:value-type="float" office:value="9105">
            <text:p>9105</text:p>
          </table:table-cell>
          <table:table-cell office:value-type="float" office:value="8964">
            <text:p>8964</text:p>
          </table:table-cell>
          <table:table-cell office:value-type="float" office:value="8977">
            <text:p>8977</text:p>
          </table:table-cell>
          <table:table-cell office:value-type="float" office:value="9096">
            <text:p>9096</text:p>
          </table:table-cell>
          <table:table-cell office:value-type="float" office:value="9336">
            <text:p>9336</text:p>
          </table:table-cell>
          <table:table-cell office:value-type="float" office:value="9264">
            <text:p>9264</text:p>
          </table:table-cell>
          <table:table-cell office:value-type="float" office:value="9024">
            <text:p>9024</text:p>
          </table:table-cell>
          <table:table-cell office:value-type="float" office:value="8762">
            <text:p>8762</text:p>
          </table:table-cell>
          <table:table-cell office:value-type="float" office:value="8901">
            <text:p>8901</text:p>
          </table:table-cell>
          <table:table-cell table:formula="of:=AVERAGE([.D52:.M52])" office:value-type="float" office:value="9048.2">
            <text:p>904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9501">
            <text:p>9501</text:p>
          </table:table-cell>
          <table:table-cell office:value-type="float" office:value="9307">
            <text:p>9307</text:p>
          </table:table-cell>
          <table:table-cell office:value-type="float" office:value="9311">
            <text:p>9311</text:p>
          </table:table-cell>
          <table:table-cell office:value-type="float" office:value="9415">
            <text:p>9415</text:p>
          </table:table-cell>
          <table:table-cell office:value-type="float" office:value="9427">
            <text:p>9427</text:p>
          </table:table-cell>
          <table:table-cell office:value-type="float" office:value="9033">
            <text:p>9033</text:p>
          </table:table-cell>
          <table:table-cell office:value-type="float" office:value="9259">
            <text:p>9259</text:p>
          </table:table-cell>
          <table:table-cell office:value-type="float" office:value="9435">
            <text:p>9435</text:p>
          </table:table-cell>
          <table:table-cell office:value-type="float" office:value="9463">
            <text:p>9463</text:p>
          </table:table-cell>
          <table:table-cell office:value-type="float" office:value="9327">
            <text:p>9327</text:p>
          </table:table-cell>
          <table:table-cell table:formula="of:=AVERAGE([.D53:.M53])" office:value-type="float" office:value="9347.8">
            <text:p>934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9817">
            <text:p>9817</text:p>
          </table:table-cell>
          <table:table-cell office:value-type="float" office:value="9776">
            <text:p>9776</text:p>
          </table:table-cell>
          <table:table-cell office:value-type="float" office:value="9748">
            <text:p>9748</text:p>
          </table:table-cell>
          <table:table-cell office:value-type="float" office:value="9764">
            <text:p>9764</text:p>
          </table:table-cell>
          <table:table-cell office:value-type="float" office:value="9804">
            <text:p>9804</text:p>
          </table:table-cell>
          <table:table-cell office:value-type="float" office:value="10045">
            <text:p>10045</text:p>
          </table:table-cell>
          <table:table-cell office:value-type="float" office:value="9954">
            <text:p>9954</text:p>
          </table:table-cell>
          <table:table-cell office:value-type="float" office:value="9901">
            <text:p>9901</text:p>
          </table:table-cell>
          <table:table-cell office:value-type="float" office:value="9786">
            <text:p>9786</text:p>
          </table:table-cell>
          <table:table-cell office:value-type="float" office:value="10043">
            <text:p>10043</text:p>
          </table:table-cell>
          <table:table-cell table:formula="of:=AVERAGE([.D54:.M54])" office:value-type="float" office:value="9863.8">
            <text:p>986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0506">
            <text:p>10506</text:p>
          </table:table-cell>
          <table:table-cell office:value-type="float" office:value="10247">
            <text:p>10247</text:p>
          </table:table-cell>
          <table:table-cell office:value-type="float" office:value="10030">
            <text:p>10030</text:p>
          </table:table-cell>
          <table:table-cell office:value-type="float" office:value="10147">
            <text:p>10147</text:p>
          </table:table-cell>
          <table:table-cell office:value-type="float" office:value="10124">
            <text:p>10124</text:p>
          </table:table-cell>
          <table:table-cell office:value-type="float" office:value="10588">
            <text:p>10588</text:p>
          </table:table-cell>
          <table:table-cell office:value-type="float" office:value="10333">
            <text:p>10333</text:p>
          </table:table-cell>
          <table:table-cell office:value-type="float" office:value="10732">
            <text:p>10732</text:p>
          </table:table-cell>
          <table:table-cell office:value-type="float" office:value="10335">
            <text:p>10335</text:p>
          </table:table-cell>
          <table:table-cell office:value-type="float" office:value="10737">
            <text:p>10737</text:p>
          </table:table-cell>
          <table:table-cell table:formula="of:=AVERAGE([.D55:.M55])" office:value-type="float" office:value="10377.9">
            <text:p>10377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0853">
            <text:p>10853</text:p>
          </table:table-cell>
          <table:table-cell office:value-type="float" office:value="11223">
            <text:p>11223</text:p>
          </table:table-cell>
          <table:table-cell office:value-type="float" office:value="10536">
            <text:p>10536</text:p>
          </table:table-cell>
          <table:table-cell office:value-type="float" office:value="10680">
            <text:p>10680</text:p>
          </table:table-cell>
          <table:table-cell office:value-type="float" office:value="10712">
            <text:p>10712</text:p>
          </table:table-cell>
          <table:table-cell office:value-type="float" office:value="10412">
            <text:p>10412</text:p>
          </table:table-cell>
          <table:table-cell office:value-type="float" office:value="10506">
            <text:p>10506</text:p>
          </table:table-cell>
          <table:table-cell office:value-type="float" office:value="10501">
            <text:p>10501</text:p>
          </table:table-cell>
          <table:table-cell office:value-type="float" office:value="10795">
            <text:p>10795</text:p>
          </table:table-cell>
          <table:table-cell office:value-type="float" office:value="10559">
            <text:p>10559</text:p>
          </table:table-cell>
          <table:table-cell table:formula="of:=AVERAGE([.D56:.M56])" office:value-type="float" office:value="10677.7">
            <text:p>1067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0964">
            <text:p>10964</text:p>
          </table:table-cell>
          <table:table-cell office:value-type="float" office:value="11076">
            <text:p>11076</text:p>
          </table:table-cell>
          <table:table-cell office:value-type="float" office:value="10807">
            <text:p>10807</text:p>
          </table:table-cell>
          <table:table-cell office:value-type="float" office:value="10961">
            <text:p>10961</text:p>
          </table:table-cell>
          <table:table-cell office:value-type="float" office:value="11035">
            <text:p>11035</text:p>
          </table:table-cell>
          <table:table-cell office:value-type="float" office:value="10943">
            <text:p>10943</text:p>
          </table:table-cell>
          <table:table-cell office:value-type="float" office:value="10960">
            <text:p>10960</text:p>
          </table:table-cell>
          <table:table-cell office:value-type="float" office:value="11042">
            <text:p>11042</text:p>
          </table:table-cell>
          <table:table-cell office:value-type="float" office:value="10970">
            <text:p>10970</text:p>
          </table:table-cell>
          <table:table-cell office:value-type="float" office:value="11556">
            <text:p>11556</text:p>
          </table:table-cell>
          <table:table-cell table:formula="of:=AVERAGE([.D57:.M57])" office:value-type="float" office:value="11031.4">
            <text:p>1103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1346">
            <text:p>11346</text:p>
          </table:table-cell>
          <table:table-cell office:value-type="float" office:value="11222">
            <text:p>11222</text:p>
          </table:table-cell>
          <table:table-cell office:value-type="float" office:value="11549">
            <text:p>11549</text:p>
          </table:table-cell>
          <table:table-cell office:value-type="float" office:value="11292">
            <text:p>11292</text:p>
          </table:table-cell>
          <table:table-cell office:value-type="float" office:value="11428">
            <text:p>11428</text:p>
          </table:table-cell>
          <table:table-cell office:value-type="float" office:value="11302">
            <text:p>11302</text:p>
          </table:table-cell>
          <table:table-cell office:value-type="float" office:value="11641">
            <text:p>11641</text:p>
          </table:table-cell>
          <table:table-cell office:value-type="float" office:value="11160">
            <text:p>11160</text:p>
          </table:table-cell>
          <table:table-cell office:value-type="float" office:value="11472">
            <text:p>11472</text:p>
          </table:table-cell>
          <table:table-cell office:value-type="float" office:value="11249">
            <text:p>11249</text:p>
          </table:table-cell>
          <table:table-cell table:formula="of:=AVERAGE([.D58:.M58])" office:value-type="float" office:value="11366.1">
            <text:p>1136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1831">
            <text:p>11831</text:p>
          </table:table-cell>
          <table:table-cell office:value-type="float" office:value="11529">
            <text:p>11529</text:p>
          </table:table-cell>
          <table:table-cell office:value-type="float" office:value="11909">
            <text:p>11909</text:p>
          </table:table-cell>
          <table:table-cell office:value-type="float" office:value="11903">
            <text:p>11903</text:p>
          </table:table-cell>
          <table:table-cell office:value-type="float" office:value="11434">
            <text:p>11434</text:p>
          </table:table-cell>
          <table:table-cell office:value-type="float" office:value="12043">
            <text:p>12043</text:p>
          </table:table-cell>
          <table:table-cell office:value-type="float" office:value="11631">
            <text:p>11631</text:p>
          </table:table-cell>
          <table:table-cell office:value-type="float" office:value="11832">
            <text:p>11832</text:p>
          </table:table-cell>
          <table:table-cell office:value-type="float" office:value="11814">
            <text:p>11814</text:p>
          </table:table-cell>
          <table:table-cell office:value-type="float" office:value="12009">
            <text:p>12009</text:p>
          </table:table-cell>
          <table:table-cell table:formula="of:=AVERAGE([.D59:.M59])" office:value-type="float" office:value="11793.5">
            <text:p>1179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2407">
            <text:p>12407</text:p>
          </table:table-cell>
          <table:table-cell office:value-type="float" office:value="12391">
            <text:p>12391</text:p>
          </table:table-cell>
          <table:table-cell office:value-type="float" office:value="12285">
            <text:p>12285</text:p>
          </table:table-cell>
          <table:table-cell office:value-type="float" office:value="12491">
            <text:p>12491</text:p>
          </table:table-cell>
          <table:table-cell office:value-type="float" office:value="12457">
            <text:p>12457</text:p>
          </table:table-cell>
          <table:table-cell office:value-type="float" office:value="12077">
            <text:p>12077</text:p>
          </table:table-cell>
          <table:table-cell office:value-type="float" office:value="12423">
            <text:p>12423</text:p>
          </table:table-cell>
          <table:table-cell office:value-type="float" office:value="12147">
            <text:p>12147</text:p>
          </table:table-cell>
          <table:table-cell office:value-type="float" office:value="12253">
            <text:p>12253</text:p>
          </table:table-cell>
          <table:table-cell office:value-type="float" office:value="12252">
            <text:p>12252</text:p>
          </table:table-cell>
          <table:table-cell table:formula="of:=AVERAGE([.D60:.M60])" office:value-type="float" office:value="12318.3">
            <text:p>1231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2637">
            <text:p>12637</text:p>
          </table:table-cell>
          <table:table-cell office:value-type="float" office:value="12685">
            <text:p>12685</text:p>
          </table:table-cell>
          <table:table-cell office:value-type="float" office:value="12684">
            <text:p>12684</text:p>
          </table:table-cell>
          <table:table-cell office:value-type="float" office:value="12728">
            <text:p>12728</text:p>
          </table:table-cell>
          <table:table-cell office:value-type="float" office:value="12844">
            <text:p>12844</text:p>
          </table:table-cell>
          <table:table-cell office:value-type="float" office:value="12461">
            <text:p>12461</text:p>
          </table:table-cell>
          <table:table-cell office:value-type="float" office:value="12681">
            <text:p>12681</text:p>
          </table:table-cell>
          <table:table-cell office:value-type="float" office:value="12525">
            <text:p>12525</text:p>
          </table:table-cell>
          <table:table-cell office:value-type="float" office:value="12612">
            <text:p>12612</text:p>
          </table:table-cell>
          <table:table-cell office:value-type="float" office:value="12818">
            <text:p>12818</text:p>
          </table:table-cell>
          <table:table-cell table:formula="of:=AVERAGE([.D61:.M61])" office:value-type="float" office:value="12667.5">
            <text:p>12667.5</text:p>
          </table:table-cell>
        </table:table-row>
        <table:table-row table:style-name="ro1">
          <table:table-cell>
            <draw:frame table:end-cell-address="ArrayListPlaceFilter3.J90" table:end-x="0.0421in" table:end-y="0.0827in" draw:z-index="0" draw:style-name="gr1" svg:width="8in" svg:height="5in" svg:x="0.0433in" svg:y="0.0421in">
              <draw:object draw:notify-on-update-of-ranges="ArrayListPlaceFilter3.B1:ArrayListPlaceFilter3.B61 ArrayListPlaceFilter3.N1:ArrayListPlaceFilter3.N6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3"/>
        </table:table-row>
      </table:table>
      <table:table table:name="LinkedListPlaceFilt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AVERAGE([.D1:.M1])" office:value-type="float" office:value="9.9">
            <text:p>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AVERAGE([.D2:.M2])" office:value-type="float" office:value="14">
            <text:p>1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D3:.M3])" office:value-type="float" office:value="17.8">
            <text:p>1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formula="of:=AVERAGE([.D4:.M4])" office:value-type="float" office:value="22.7">
            <text:p>2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AVERAGE([.D5:.M5])" office:value-type="float" office:value="27.4">
            <text:p>2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AVERAGE([.D6:.M6])" office:value-type="float" office:value="31.4">
            <text:p>3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3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AVERAGE([.D7:.M7])" office:value-type="float" office:value="36.1">
            <text:p>3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39">
            <text:p>39</text:p>
          </table:table-cell>
          <table:table-cell table:number-columns-repeated="2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"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AVERAGE([.D8:.M8])" office:value-type="float" office:value="41.2">
            <text:p>4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AVERAGE([.D9:.M9])" office:value-type="float" office:value="47">
            <text:p>4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2"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AVERAGE([.D10:.M10])" office:value-type="float" office:value="50.8">
            <text:p>50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2">
            <text:p>52</text:p>
          </table:table-cell>
          <table:table-cell table:formula="of:=AVERAGE([.D11:.M11])" office:value-type="float" office:value="52.2">
            <text:p>5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3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AVERAGE([.D12:.M12])" office:value-type="float" office:value="58.1">
            <text:p>5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formula="of:=AVERAGE([.D13:.M13])" office:value-type="float" office:value="62.8">
            <text:p>62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formula="of:=AVERAGE([.D14:.M14])" office:value-type="float" office:value="64.7">
            <text:p>6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3" office:value-type="float" office:value="73">
            <text:p>73</text:p>
          </table:table-cell>
          <table:table-cell table:formula="of:=AVERAGE([.D15:.M15])" office:value-type="float" office:value="74">
            <text:p>7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79">
            <text:p>79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table:formula="of:=AVERAGE([.D16:.M16])" office:value-type="float" office:value="78.2">
            <text:p>7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3"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AVERAGE([.D17:.M17])" office:value-type="float" office:value="79.6">
            <text:p>7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formula="of:=AVERAGE([.D18:.M18])" office:value-type="float" office:value="83.1">
            <text:p>8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92">
            <text:p>92</text:p>
          </table:table-cell>
          <table:table-cell table:number-columns-repeated="4"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AVERAGE([.D19:.M19])" office:value-type="float" office:value="88.5">
            <text:p>8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table:formula="of:=AVERAGE([.D20:.M20])" office:value-type="float" office:value="91.9">
            <text:p>91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table:number-columns-repeated="2"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table:formula="of:=AVERAGE([.D21:.M21])" office:value-type="float" office:value="90.4">
            <text:p>9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formula="of:=AVERAGE([.D22:.M22])" office:value-type="float" office:value="68.8">
            <text:p>6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formula="of:=AVERAGE([.D23:.M23])" office:value-type="float" office:value="69.9">
            <text:p>6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75">
            <text:p>75</text:p>
          </table:table-cell>
          <table:table-cell table:number-columns-repeated="3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AVERAGE([.D24:.M24])" office:value-type="float" office:value="73.8">
            <text:p>7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formula="of:=AVERAGE([.D25:.M25])" office:value-type="float" office:value="83.4">
            <text:p>8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formula="of:=AVERAGE([.D26:.M26])" office:value-type="float" office:value="83.3">
            <text:p>8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formula="of:=AVERAGE([.D27:.M27])" office:value-type="float" office:value="86.6">
            <text:p>8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table:number-columns-repeated="2"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AVERAGE([.D28:.M28])" office:value-type="float" office:value="88.2">
            <text:p>8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2"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formula="of:=AVERAGE([.D29:.M29])" office:value-type="float" office:value="91.5">
            <text:p>9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table:formula="of:=AVERAGE([.D30:.M30])" office:value-type="float" office:value="99">
            <text:p>9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table:number-columns-repeated="2"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table:formula="of:=AVERAGE([.D31:.M31])" office:value-type="float" office:value="102.1">
            <text:p>10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5">
            <text:p>105</text:p>
          </table:table-cell>
          <table:table-cell table:formula="of:=AVERAGE([.D32:.M32])" office:value-type="float" office:value="108.6">
            <text:p>10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table:formula="of:=AVERAGE([.D33:.M33])" office:value-type="float" office:value="110.8">
            <text:p>110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table:formula="of:=AVERAGE([.D34:.M34])" office:value-type="float" office:value="113.7">
            <text:p>11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formula="of:=AVERAGE([.D35:.M35])" office:value-type="float" office:value="116.3">
            <text:p>116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formula="of:=AVERAGE([.D36:.M36])" office:value-type="float" office:value="120.9">
            <text:p>12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1">
            <text:p>121</text:p>
          </table:table-cell>
          <table:table-cell table:formula="of:=AVERAGE([.D37:.M37])" office:value-type="float" office:value="122.6">
            <text:p>122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table:formula="of:=AVERAGE([.D38:.M38])" office:value-type="float" office:value="126.8">
            <text:p>12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1">
            <text:p>131</text:p>
          </table:table-cell>
          <table:table-cell table:formula="of:=AVERAGE([.D39:.M39])" office:value-type="float" office:value="129.8">
            <text:p>12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table:formula="of:=AVERAGE([.D40:.M40])" office:value-type="float" office:value="133.6">
            <text:p>13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table:formula="of:=AVERAGE([.D41:.M41])" office:value-type="float" office:value="139.4">
            <text:p>139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146">
            <text:p>146</text:p>
          </table:table-cell>
          <table:table-cell table:formula="of:=AVERAGE([.D42:.M42])" office:value-type="float" office:value="146.5">
            <text:p>14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AVERAGE([.D43:.M43])" office:value-type="float" office:value="146">
            <text:p>14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formula="of:=AVERAGE([.D44:.M44])" office:value-type="float" office:value="148.1">
            <text:p>14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formula="of:=AVERAGE([.D45:.M45])" office:value-type="float" office:value="142.1">
            <text:p>14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table:formula="of:=AVERAGE([.D46:.M46])" office:value-type="float" office:value="148.6">
            <text:p>14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AVERAGE([.D47:.M47])" office:value-type="float" office:value="148.7">
            <text:p>148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table:formula="of:=AVERAGE([.D48:.M48])" office:value-type="float" office:value="155.9">
            <text:p>15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table:formula="of:=AVERAGE([.D49:.M49])" office:value-type="float" office:value="157.8">
            <text:p>15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table:formula="of:=AVERAGE([.D50:.M50])" office:value-type="float" office:value="160.5">
            <text:p>16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3"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71">
            <text:p>17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table:formula="of:=AVERAGE([.D51:.M51])" office:value-type="float" office:value="165.1">
            <text:p>16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AVERAGE([.D52:.M52])" office:value-type="float" office:value="167.3">
            <text:p>16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table:formula="of:=AVERAGE([.D53:.M53])" office:value-type="float" office:value="173.4">
            <text:p>17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table:formula="of:=AVERAGE([.D54:.M54])" office:value-type="float" office:value="177.1">
            <text:p>17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table:formula="of:=AVERAGE([.D55:.M55])" office:value-type="float" office:value="182.1">
            <text:p>18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AVERAGE([.D56:.M56])" office:value-type="float" office:value="184.8">
            <text:p>18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91">
            <text:p>191</text:p>
          </table:table-cell>
          <table:table-cell office:value-type="float" office:value="185">
            <text:p>185</text:p>
          </table:table-cell>
          <table:table-cell office:value-type="float" office:value="194">
            <text:p>194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table:formula="of:=AVERAGE([.D57:.M57])" office:value-type="float" office:value="188.1">
            <text:p>18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table:formula="of:=AVERAGE([.D58:.M58])" office:value-type="float" office:value="193.4">
            <text:p>19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table:formula="of:=AVERAGE([.D59:.M59])" office:value-type="float" office:value="197.3">
            <text:p>197.3</text:p>
          </table:table-cell>
        </table:table-row>
        <table:table-row table:style-name="ro1">
          <table:table-cell>
            <draw:frame table:end-cell-address="LinkedListPlaceFilter.N88" table:end-x="0.8783in" table:end-y="0.0937in" draw:z-index="0" draw:style-name="gr1" svg:width="12.2079in" svg:height="4.928in" svg:x="0.2276in" svg:y="0.1248in">
              <draw:object draw:notify-on-update-of-ranges="LinkedListPlaceFilter.B1:LinkedListPlaceFilter.B59 LinkedListPlaceFilter.N1:LinkedListPlaceFilter.N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</table:table>
      <table:table table:name="LinkedListPlaceFilter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8" office:value-type="float" office:value="9">
            <text:p>9</text:p>
          </table:table-cell>
          <table:table-cell table:formula="of:=AVERAGE([.D1:.M1])" office:value-type="float" office:value="10.5">
            <text:p>1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table:number-columns-repeated="9" office:value-type="float" office:value="13">
            <text:p>13</text:p>
          </table:table-cell>
          <table:table-cell table:formula="of:=AVERAGE([.D2:.M2])" office:value-type="float" office:value="13.1">
            <text:p>1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formula="of:=AVERAGE([.D3:.M3])" office:value-type="float" office:value="17.8">
            <text:p>1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25">
            <text:p>25</text:p>
          </table:table-cell>
          <table:table-cell table:number-columns-repeated="3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5" office:value-type="float" office:value="22">
            <text:p>22</text:p>
          </table:table-cell>
          <table:table-cell table:formula="of:=AVERAGE([.D4:.M4])" office:value-type="float" office:value="22.2">
            <text:p>2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6" office:value-type="float" office:value="26">
            <text:p>26</text:p>
          </table:table-cell>
          <table:table-cell table:formula="of:=AVERAGE([.D5:.M5])" office:value-type="float" office:value="27.6">
            <text:p>2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4" office:value-type="float" office:value="30">
            <text:p>30</text:p>
          </table:table-cell>
          <table:table-cell table:formula="of:=AVERAGE([.D6:.M6])" office:value-type="float" office:value="30.2">
            <text:p>3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table:formula="of:=AVERAGE([.D7:.M7])" office:value-type="float" office:value="35.7">
            <text:p>3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AVERAGE([.D8:.M8])" office:value-type="float" office:value="39.8">
            <text:p>3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42">
            <text:p>42</text:p>
          </table:table-cell>
          <table:table-cell table:number-columns-repeated="3"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f:=AVERAGE([.D9:.M9])" office:value-type="float" office:value="45.5">
            <text:p>4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number-columns-repeated="3" office:value-type="float" office:value="48">
            <text:p>48</text:p>
          </table:table-cell>
          <table:table-cell table:number-columns-repeated="3" office:value-type="float" office:value="47">
            <text:p>47</text:p>
          </table:table-cell>
          <table:table-cell table:formula="of:=AVERAGE([.D10:.M10])" office:value-type="float" office:value="50.9">
            <text:p>5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formula="of:=AVERAGE([.D11:.M11])" office:value-type="float" office:value="55.6">
            <text:p>5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formula="of:=AVERAGE([.D12:.M12])" office:value-type="float" office:value="61.7">
            <text:p>6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68">
            <text:p>68</text:p>
          </table:table-cell>
          <table:table-cell table:number-columns-repeated="2"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formula="of:=AVERAGE([.D13:.M13])" office:value-type="float" office:value="65.8">
            <text:p>65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table:formula="of:=AVERAGE([.D14:.M14])" office:value-type="float" office:value="69.5">
            <text:p>6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formula="of:=AVERAGE([.D15:.M15])" office:value-type="float" office:value="71.1">
            <text:p>7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2"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table:formula="of:=AVERAGE([.D16:.M16])" office:value-type="float" office:value="76.5">
            <text:p>7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AVERAGE([.D17:.M17])" office:value-type="float" office:value="80.3">
            <text:p>8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2" office:value-type="float" office:value="90">
            <text:p>90</text:p>
          </table:table-cell>
          <table:table-cell office:value-type="float" office:value="80">
            <text:p>80</text:p>
          </table:table-cell>
          <table:table-cell table:formula="of:=AVERAGE([.D18:.M18])" office:value-type="float" office:value="86">
            <text:p>8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85">
            <text:p>85</text:p>
          </table:table-cell>
          <table:table-cell table:number-columns-repeated="2"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D19:.M19])" office:value-type="float" office:value="91.6">
            <text:p>9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AVERAGE([.D20:.M20])" office:value-type="float" office:value="95.4">
            <text:p>9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table:formula="of:=AVERAGE([.D21:.M21])" office:value-type="float" office:value="100.1">
            <text:p>10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table:formula="of:=AVERAGE([.D22:.M22])" office:value-type="float" office:value="95.6">
            <text:p>9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formula="of:=AVERAGE([.D23:.M23])" office:value-type="float" office:value="66.5">
            <text:p>6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formula="of:=AVERAGE([.D24:.M24])" office:value-type="float" office:value="72">
            <text:p>7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formula="of:=AVERAGE([.D25:.M25])" office:value-type="float" office:value="73.9">
            <text:p>73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formula="of:=AVERAGE([.D26:.M26])" office:value-type="float" office:value="77.6">
            <text:p>7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2" office:value-type="float" office:value="80">
            <text:p>80</text:p>
          </table:table-cell>
          <table:table-cell office:value-type="float" office:value="79">
            <text:p>79</text:p>
          </table:table-cell>
          <table:table-cell table:formula="of:=AVERAGE([.D27:.M27])" office:value-type="float" office:value="81">
            <text:p>8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table:formula="of:=AVERAGE([.D28:.M28])" office:value-type="float" office:value="84.8">
            <text:p>8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table:number-columns-repeated="2" office:value-type="float" office:value="88">
            <text:p>88</text:p>
          </table:table-cell>
          <table:table-cell table:formula="of:=AVERAGE([.D29:.M29])" office:value-type="float" office:value="88.6">
            <text:p>8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3" office:value-type="float" office:value="93">
            <text:p>93</text:p>
          </table:table-cell>
          <table:table-cell table:number-columns-repeated="4"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table:formula="of:=AVERAGE([.D30:.M30])" office:value-type="float" office:value="92.4">
            <text:p>92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2"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D31:.M31])" office:value-type="float" office:value="96">
            <text:p>9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98">
            <text:p>98</text:p>
          </table:table-cell>
          <table:table-cell table:formula="of:=AVERAGE([.D32:.M32])" office:value-type="float" office:value="100.3">
            <text:p>10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formula="of:=AVERAGE([.D33:.M33])" office:value-type="float" office:value="104">
            <text:p>10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2" office:value-type="float" office:value="107">
            <text:p>107</text:p>
          </table:table-cell>
          <table:table-cell table:number-columns-repeated="4" office:value-type="float" office:value="106">
            <text:p>106</text:p>
          </table:table-cell>
          <table:table-cell table:number-columns-repeated="3" office:value-type="float" office:value="107">
            <text:p>107</text:p>
          </table:table-cell>
          <table:table-cell office:value-type="float" office:value="106">
            <text:p>106</text:p>
          </table:table-cell>
          <table:table-cell table:formula="of:=AVERAGE([.D34:.M34])" office:value-type="float" office:value="106.5">
            <text:p>10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table:formula="of:=AVERAGE([.D35:.M35])" office:value-type="float" office:value="110.6">
            <text:p>11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3">
            <text:p>113</text:p>
          </table:table-cell>
          <table:table-cell table:formula="of:=AVERAGE([.D36:.M36])" office:value-type="float" office:value="114.9">
            <text:p>11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124">
            <text:p>124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table:formula="of:=AVERAGE([.D37:.M37])" office:value-type="float" office:value="118.9">
            <text:p>11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1">
            <text:p>121</text:p>
          </table:table-cell>
          <table:table-cell table:formula="of:=AVERAGE([.D38:.M38])" office:value-type="float" office:value="121.1">
            <text:p>12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formula="of:=AVERAGE([.D39:.M39])" office:value-type="float" office:value="125.3">
            <text:p>12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formula="of:=AVERAGE([.D40:.M40])" office:value-type="float" office:value="129.6">
            <text:p>12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table:number-columns-repeated="3"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table:formula="of:=AVERAGE([.D41:.M41])" office:value-type="float" office:value="133">
            <text:p>1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36">
            <text:p>136</text:p>
          </table:table-cell>
          <table:table-cell table:formula="of:=AVERAGE([.D42:.M42])" office:value-type="float" office:value="137.8">
            <text:p>13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formula="of:=AVERAGE([.D43:.M43])" office:value-type="float" office:value="140.6">
            <text:p>14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table:formula="of:=AVERAGE([.D44:.M44])" office:value-type="float" office:value="143.6">
            <text:p>14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AVERAGE([.D45:.M45])" office:value-type="float" office:value="137.8">
            <text:p>13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table:formula="of:=AVERAGE([.D46:.M46])" office:value-type="float" office:value="141.6">
            <text:p>14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formula="of:=AVERAGE([.D47:.M47])" office:value-type="float" office:value="146">
            <text:p>14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table:formula="of:=AVERAGE([.D48:.M48])" office:value-type="float" office:value="152.2">
            <text:p>15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formula="of:=AVERAGE([.D49:.M49])" office:value-type="float" office:value="153.1">
            <text:p>15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 table:formula="of:=AVERAGE([.D50:.M50])" office:value-type="float" office:value="158.5">
            <text:p>15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table:number-columns-repeated="3"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formula="of:=AVERAGE([.D51:.M51])" office:value-type="float" office:value="160.5">
            <text:p>16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64">
            <text:p>164</text:p>
          </table:table-cell>
          <table:table-cell table:formula="of:=AVERAGE([.D52:.M52])" office:value-type="float" office:value="164.4">
            <text:p>164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AVERAGE([.D53:.M53])" office:value-type="float" office:value="167.7">
            <text:p>16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174">
            <text:p>174</text:p>
          </table:table-cell>
          <table:table-cell table:formula="of:=AVERAGE([.D54:.M54])" office:value-type="float" office:value="173.2">
            <text:p>17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table:formula="of:=AVERAGE([.D55:.M55])" office:value-type="float" office:value="173.6">
            <text:p>17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AVERAGE([.D56:.M56])" office:value-type="float" office:value="179.9">
            <text:p>17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94">
            <text:p>194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formula="of:=AVERAGE([.D57:.M57])" office:value-type="float" office:value="183.9">
            <text:p>183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AVERAGE([.D58:.M58])" office:value-type="float" office:value="184.5">
            <text:p>18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186">
            <text:p>186</text:p>
          </table:table-cell>
          <table:table-cell table:formula="of:=AVERAGE([.D59:.M59])" office:value-type="float" office:value="189.9">
            <text:p>189.9</text:p>
          </table:table-cell>
        </table:table-row>
        <table:table-row table:style-name="ro1">
          <table:table-cell>
            <draw:frame table:end-cell-address="LinkedListPlaceFilter2.I88" table:end-x="0.8878in" table:end-y="0.0701in" draw:z-index="0" draw:style-name="gr1" svg:width="8in" svg:height="5in" svg:x="0in" svg:y="0.0291in">
              <draw:object draw:notify-on-update-of-ranges="LinkedListPlaceFilter2.B1:LinkedListPlaceFilter2.B59 LinkedListPlaceFilter2.N1:LinkedListPlaceFilter2.N5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ListInitialsCounter.addPerson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691">
            <text:p>691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table:number-columns-repeated="2"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table:formula="of:=AVERAGE([.D2:.M2])" office:value-type="float" office:value="149.9">
            <text:p>14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176">
            <text:p>17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68">
            <text:p>168</text:p>
          </table:table-cell>
          <table:table-cell office:value-type="float" office:value="163">
            <text:p>163</text:p>
          </table:table-cell>
          <table:table-cell table:formula="of:=AVERAGE([.D3:.M3])" office:value-type="float" office:value="173.9">
            <text:p>173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271">
            <text:p>271</text:p>
          </table:table-cell>
          <table:table-cell office:value-type="float" office:value="263">
            <text:p>263</text:p>
          </table:table-cell>
          <table:table-cell office:value-type="float" office:value="304">
            <text:p>304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table:formula="of:=AVERAGE([.D4:.M4])" office:value-type="float" office:value="255.3">
            <text:p>25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353">
            <text:p>353</text:p>
          </table:table-cell>
          <table:table-cell office:value-type="float" office:value="379">
            <text:p>379</text:p>
          </table:table-cell>
          <table:table-cell office:value-type="float" office:value="316">
            <text:p>316</text:p>
          </table:table-cell>
          <table:table-cell office:value-type="float" office:value="323">
            <text:p>323</text:p>
          </table:table-cell>
          <table:table-cell office:value-type="float" office:value="327">
            <text:p>327</text:p>
          </table:table-cell>
          <table:table-cell office:value-type="float" office:value="342">
            <text:p>342</text:p>
          </table:table-cell>
          <table:table-cell office:value-type="float" office:value="330">
            <text:p>330</text:p>
          </table:table-cell>
          <table:table-cell office:value-type="float" office:value="325">
            <text:p>325</text:p>
          </table:table-cell>
          <table:table-cell table:number-columns-repeated="2" office:value-type="float" office:value="327">
            <text:p>327</text:p>
          </table:table-cell>
          <table:table-cell table:formula="of:=AVERAGE([.D5:.M5])" office:value-type="float" office:value="334.9">
            <text:p>33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459">
            <text:p>459</text:p>
          </table:table-cell>
          <table:table-cell office:value-type="float" office:value="405">
            <text:p>405</text:p>
          </table:table-cell>
          <table:table-cell office:value-type="float" office:value="402">
            <text:p>402</text:p>
          </table:table-cell>
          <table:table-cell office:value-type="float" office:value="413">
            <text:p>413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 office:value-type="float" office:value="401">
            <text:p>401</text:p>
          </table:table-cell>
          <table:table-cell office:value-type="float" office:value="408">
            <text:p>408</text:p>
          </table:table-cell>
          <table:table-cell table:formula="of:=AVERAGE([.D6:.M6])" office:value-type="float" office:value="412.3">
            <text:p>412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537">
            <text:p>537</text:p>
          </table:table-cell>
          <table:table-cell office:value-type="float" office:value="485">
            <text:p>485</text:p>
          </table:table-cell>
          <table:table-cell office:value-type="float" office:value="500">
            <text:p>500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  <table:table-cell office:value-type="float" office:value="499">
            <text:p>499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501">
            <text:p>501</text:p>
          </table:table-cell>
          <table:table-cell office:value-type="float" office:value="497">
            <text:p>497</text:p>
          </table:table-cell>
          <table:table-cell table:formula="of:=AVERAGE([.D7:.M7])" office:value-type="float" office:value="493.5">
            <text:p>49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635">
            <text:p>635</text:p>
          </table:table-cell>
          <table:table-cell office:value-type="float" office:value="594">
            <text:p>594</text:p>
          </table:table-cell>
          <table:table-cell office:value-type="float" office:value="614">
            <text:p>614</text:p>
          </table:table-cell>
          <table:table-cell office:value-type="float" office:value="589">
            <text:p>589</text:p>
          </table:table-cell>
          <table:table-cell office:value-type="float" office:value="550">
            <text:p>550</text:p>
          </table:table-cell>
          <table:table-cell office:value-type="float" office:value="583">
            <text:p>583</text:p>
          </table:table-cell>
          <table:table-cell office:value-type="float" office:value="585">
            <text:p>585</text:p>
          </table:table-cell>
          <table:table-cell office:value-type="float" office:value="555">
            <text:p>555</text:p>
          </table:table-cell>
          <table:table-cell office:value-type="float" office:value="576">
            <text:p>576</text:p>
          </table:table-cell>
          <table:table-cell office:value-type="float" office:value="560">
            <text:p>560</text:p>
          </table:table-cell>
          <table:table-cell table:formula="of:=AVERAGE([.D8:.M8])" office:value-type="float" office:value="584.1">
            <text:p>584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724">
            <text:p>724</text:p>
          </table:table-cell>
          <table:table-cell office:value-type="float" office:value="675">
            <text:p>675</text:p>
          </table:table-cell>
          <table:table-cell office:value-type="float" office:value="659">
            <text:p>659</text:p>
          </table:table-cell>
          <table:table-cell office:value-type="float" office:value="660">
            <text:p>660</text:p>
          </table:table-cell>
          <table:table-cell office:value-type="float" office:value="691">
            <text:p>691</text:p>
          </table:table-cell>
          <table:table-cell office:value-type="float" office:value="675">
            <text:p>675</text:p>
          </table:table-cell>
          <table:table-cell office:value-type="float" office:value="672">
            <text:p>672</text:p>
          </table:table-cell>
          <table:table-cell office:value-type="float" office:value="685">
            <text:p>685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AVERAGE([.D9:.M9])" office:value-type="float" office:value="678.5">
            <text:p>67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740">
            <text:p>740</text:p>
          </table:table-cell>
          <table:table-cell office:value-type="float" office:value="747">
            <text:p>747</text:p>
          </table:table-cell>
          <table:table-cell office:value-type="float" office:value="749">
            <text:p>749</text:p>
          </table:table-cell>
          <table:table-cell office:value-type="float" office:value="766">
            <text:p>766</text:p>
          </table:table-cell>
          <table:table-cell office:value-type="float" office:value="781">
            <text:p>781</text:p>
          </table:table-cell>
          <table:table-cell office:value-type="float" office:value="762">
            <text:p>762</text:p>
          </table:table-cell>
          <table:table-cell office:value-type="float" office:value="771">
            <text:p>771</text:p>
          </table:table-cell>
          <table:table-cell office:value-type="float" office:value="727">
            <text:p>727</text:p>
          </table:table-cell>
          <table:table-cell office:value-type="float" office:value="730">
            <text:p>730</text:p>
          </table:table-cell>
          <table:table-cell office:value-type="float" office:value="763">
            <text:p>763</text:p>
          </table:table-cell>
          <table:table-cell table:formula="of:=AVERAGE([.D10:.M10])" office:value-type="float" office:value="753.6">
            <text:p>75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819">
            <text:p>819</text:p>
          </table:table-cell>
          <table:table-cell office:value-type="float" office:value="820">
            <text:p>820</text:p>
          </table:table-cell>
          <table:table-cell office:value-type="float" office:value="812">
            <text:p>812</text:p>
          </table:table-cell>
          <table:table-cell office:value-type="float" office:value="832">
            <text:p>832</text:p>
          </table:table-cell>
          <table:table-cell office:value-type="float" office:value="828">
            <text:p>828</text:p>
          </table:table-cell>
          <table:table-cell office:value-type="float" office:value="821">
            <text:p>821</text:p>
          </table:table-cell>
          <table:table-cell office:value-type="float" office:value="827">
            <text:p>827</text:p>
          </table:table-cell>
          <table:table-cell office:value-type="float" office:value="814">
            <text:p>814</text:p>
          </table:table-cell>
          <table:table-cell office:value-type="float" office:value="836">
            <text:p>836</text:p>
          </table:table-cell>
          <table:table-cell office:value-type="float" office:value="855">
            <text:p>855</text:p>
          </table:table-cell>
          <table:table-cell table:formula="of:=AVERAGE([.D11:.M11])" office:value-type="float" office:value="826.4">
            <text:p>82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894">
            <text:p>894</text:p>
          </table:table-cell>
          <table:table-cell office:value-type="float" office:value="910">
            <text:p>910</text:p>
          </table:table-cell>
          <table:table-cell office:value-type="float" office:value="916">
            <text:p>916</text:p>
          </table:table-cell>
          <table:table-cell office:value-type="float" office:value="907">
            <text:p>907</text:p>
          </table:table-cell>
          <table:table-cell office:value-type="float" office:value="898">
            <text:p>898</text:p>
          </table:table-cell>
          <table:table-cell office:value-type="float" office:value="892">
            <text:p>892</text:p>
          </table:table-cell>
          <table:table-cell office:value-type="float" office:value="898">
            <text:p>898</text:p>
          </table:table-cell>
          <table:table-cell office:value-type="float" office:value="916">
            <text:p>916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table:formula="of:=AVERAGE([.D12:.M12])" office:value-type="float" office:value="911.9">
            <text:p>911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1030">
            <text:p>1030</text:p>
          </table:table-cell>
          <table:table-cell office:value-type="float" office:value="1026">
            <text:p>1026</text:p>
          </table:table-cell>
          <table:table-cell office:value-type="float" office:value="986">
            <text:p>986</text:p>
          </table:table-cell>
          <table:table-cell office:value-type="float" office:value="1026">
            <text:p>1026</text:p>
          </table:table-cell>
          <table:table-cell office:value-type="float" office:value="1025">
            <text:p>1025</text:p>
          </table:table-cell>
          <table:table-cell office:value-type="float" office:value="1038">
            <text:p>1038</text:p>
          </table:table-cell>
          <table:table-cell office:value-type="float" office:value="998">
            <text:p>998</text:p>
          </table:table-cell>
          <table:table-cell office:value-type="float" office:value="1001">
            <text:p>1001</text:p>
          </table:table-cell>
          <table:table-cell office:value-type="float" office:value="1019">
            <text:p>1019</text:p>
          </table:table-cell>
          <table:table-cell office:value-type="float" office:value="1005">
            <text:p>1005</text:p>
          </table:table-cell>
          <table:table-cell table:formula="of:=AVERAGE([.D13:.M13])" office:value-type="float" office:value="1015.4">
            <text:p>101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1076">
            <text:p>1076</text:p>
          </table:table-cell>
          <table:table-cell office:value-type="float" office:value="1060">
            <text:p>1060</text:p>
          </table:table-cell>
          <table:table-cell office:value-type="float" office:value="1082">
            <text:p>1082</text:p>
          </table:table-cell>
          <table:table-cell office:value-type="float" office:value="1083">
            <text:p>1083</text:p>
          </table:table-cell>
          <table:table-cell office:value-type="float" office:value="1106">
            <text:p>1106</text:p>
          </table:table-cell>
          <table:table-cell office:value-type="float" office:value="1058">
            <text:p>1058</text:p>
          </table:table-cell>
          <table:table-cell office:value-type="float" office:value="1084">
            <text:p>1084</text:p>
          </table:table-cell>
          <table:table-cell office:value-type="float" office:value="1048">
            <text:p>1048</text:p>
          </table:table-cell>
          <table:table-cell office:value-type="float" office:value="1084">
            <text:p>1084</text:p>
          </table:table-cell>
          <table:table-cell office:value-type="float" office:value="1045">
            <text:p>1045</text:p>
          </table:table-cell>
          <table:table-cell table:formula="of:=AVERAGE([.D14:.M14])" office:value-type="float" office:value="1072.6">
            <text:p>1072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1141">
            <text:p>1141</text:p>
          </table:table-cell>
          <table:table-cell office:value-type="float" office:value="1119">
            <text:p>1119</text:p>
          </table:table-cell>
          <table:table-cell office:value-type="float" office:value="1143">
            <text:p>1143</text:p>
          </table:table-cell>
          <table:table-cell office:value-type="float" office:value="1138">
            <text:p>1138</text:p>
          </table:table-cell>
          <table:table-cell office:value-type="float" office:value="1182">
            <text:p>1182</text:p>
          </table:table-cell>
          <table:table-cell office:value-type="float" office:value="1126">
            <text:p>1126</text:p>
          </table:table-cell>
          <table:table-cell office:value-type="float" office:value="1137">
            <text:p>1137</text:p>
          </table:table-cell>
          <table:table-cell office:value-type="float" office:value="1124">
            <text:p>1124</text:p>
          </table:table-cell>
          <table:table-cell office:value-type="float" office:value="1155">
            <text:p>1155</text:p>
          </table:table-cell>
          <table:table-cell office:value-type="float" office:value="1139">
            <text:p>1139</text:p>
          </table:table-cell>
          <table:table-cell table:formula="of:=AVERAGE([.D15:.M15])" office:value-type="float" office:value="1140.4">
            <text:p>114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1310">
            <text:p>1310</text:p>
          </table:table-cell>
          <table:table-cell office:value-type="float" office:value="1440">
            <text:p>1440</text:p>
          </table:table-cell>
          <table:table-cell office:value-type="float" office:value="1297">
            <text:p>1297</text:p>
          </table:table-cell>
          <table:table-cell office:value-type="float" office:value="1255">
            <text:p>1255</text:p>
          </table:table-cell>
          <table:table-cell office:value-type="float" office:value="1259">
            <text:p>1259</text:p>
          </table:table-cell>
          <table:table-cell office:value-type="float" office:value="1271">
            <text:p>1271</text:p>
          </table:table-cell>
          <table:table-cell office:value-type="float" office:value="1278">
            <text:p>1278</text:p>
          </table:table-cell>
          <table:table-cell office:value-type="float" office:value="1276">
            <text:p>1276</text:p>
          </table:table-cell>
          <table:table-cell office:value-type="float" office:value="1245">
            <text:p>1245</text:p>
          </table:table-cell>
          <table:table-cell office:value-type="float" office:value="1280">
            <text:p>1280</text:p>
          </table:table-cell>
          <table:table-cell table:formula="of:=AVERAGE([.D16:.M16])" office:value-type="float" office:value="1291.1">
            <text:p>129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1355">
            <text:p>1355</text:p>
          </table:table-cell>
          <table:table-cell office:value-type="float" office:value="1356">
            <text:p>1356</text:p>
          </table:table-cell>
          <table:table-cell office:value-type="float" office:value="1364">
            <text:p>1364</text:p>
          </table:table-cell>
          <table:table-cell office:value-type="float" office:value="1344">
            <text:p>1344</text:p>
          </table:table-cell>
          <table:table-cell office:value-type="float" office:value="1367">
            <text:p>1367</text:p>
          </table:table-cell>
          <table:table-cell office:value-type="float" office:value="1396">
            <text:p>1396</text:p>
          </table:table-cell>
          <table:table-cell office:value-type="float" office:value="1343">
            <text:p>1343</text:p>
          </table:table-cell>
          <table:table-cell office:value-type="float" office:value="1332">
            <text:p>1332</text:p>
          </table:table-cell>
          <table:table-cell office:value-type="float" office:value="1323">
            <text:p>1323</text:p>
          </table:table-cell>
          <table:table-cell office:value-type="float" office:value="1325">
            <text:p>1325</text:p>
          </table:table-cell>
          <table:table-cell table:formula="of:=AVERAGE([.D17:.M17])" office:value-type="float" office:value="1350.5">
            <text:p>135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1417">
            <text:p>1417</text:p>
          </table:table-cell>
          <table:table-cell office:value-type="float" office:value="1419">
            <text:p>1419</text:p>
          </table:table-cell>
          <table:table-cell office:value-type="float" office:value="1417">
            <text:p>1417</text:p>
          </table:table-cell>
          <table:table-cell office:value-type="float" office:value="1403">
            <text:p>1403</text:p>
          </table:table-cell>
          <table:table-cell office:value-type="float" office:value="1468">
            <text:p>1468</text:p>
          </table:table-cell>
          <table:table-cell office:value-type="float" office:value="1458">
            <text:p>1458</text:p>
          </table:table-cell>
          <table:table-cell office:value-type="float" office:value="1451">
            <text:p>1451</text:p>
          </table:table-cell>
          <table:table-cell office:value-type="float" office:value="1410">
            <text:p>1410</text:p>
          </table:table-cell>
          <table:table-cell office:value-type="float" office:value="1486">
            <text:p>1486</text:p>
          </table:table-cell>
          <table:table-cell office:value-type="float" office:value="1416">
            <text:p>1416</text:p>
          </table:table-cell>
          <table:table-cell table:formula="of:=AVERAGE([.D18:.M18])" office:value-type="float" office:value="1434.5">
            <text:p>143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1515">
            <text:p>1515</text:p>
          </table:table-cell>
          <table:table-cell office:value-type="float" office:value="1536">
            <text:p>1536</text:p>
          </table:table-cell>
          <table:table-cell office:value-type="float" office:value="1572">
            <text:p>1572</text:p>
          </table:table-cell>
          <table:table-cell office:value-type="float" office:value="1513">
            <text:p>1513</text:p>
          </table:table-cell>
          <table:table-cell office:value-type="float" office:value="1484">
            <text:p>1484</text:p>
          </table:table-cell>
          <table:table-cell office:value-type="float" office:value="1508">
            <text:p>1508</text:p>
          </table:table-cell>
          <table:table-cell office:value-type="float" office:value="1534">
            <text:p>1534</text:p>
          </table:table-cell>
          <table:table-cell office:value-type="float" office:value="1535">
            <text:p>1535</text:p>
          </table:table-cell>
          <table:table-cell office:value-type="float" office:value="1562">
            <text:p>1562</text:p>
          </table:table-cell>
          <table:table-cell office:value-type="float" office:value="1551">
            <text:p>1551</text:p>
          </table:table-cell>
          <table:table-cell table:formula="of:=AVERAGE([.D19:.M19])" office:value-type="float" office:value="1531">
            <text:p>153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1578">
            <text:p>1578</text:p>
          </table:table-cell>
          <table:table-cell office:value-type="float" office:value="1558">
            <text:p>1558</text:p>
          </table:table-cell>
          <table:table-cell office:value-type="float" office:value="1557">
            <text:p>1557</text:p>
          </table:table-cell>
          <table:table-cell office:value-type="float" office:value="1553">
            <text:p>1553</text:p>
          </table:table-cell>
          <table:table-cell office:value-type="float" office:value="1558">
            <text:p>1558</text:p>
          </table:table-cell>
          <table:table-cell office:value-type="float" office:value="1619">
            <text:p>1619</text:p>
          </table:table-cell>
          <table:table-cell office:value-type="float" office:value="1576">
            <text:p>1576</text:p>
          </table:table-cell>
          <table:table-cell office:value-type="float" office:value="1640">
            <text:p>1640</text:p>
          </table:table-cell>
          <table:table-cell office:value-type="float" office:value="1576">
            <text:p>1576</text:p>
          </table:table-cell>
          <table:table-cell office:value-type="float" office:value="1588">
            <text:p>1588</text:p>
          </table:table-cell>
          <table:table-cell table:formula="of:=AVERAGE([.D20:.M20])" office:value-type="float" office:value="1580.3">
            <text:p>158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1633">
            <text:p>1633</text:p>
          </table:table-cell>
          <table:table-cell office:value-type="float" office:value="1667">
            <text:p>1667</text:p>
          </table:table-cell>
          <table:table-cell office:value-type="float" office:value="1648">
            <text:p>1648</text:p>
          </table:table-cell>
          <table:table-cell office:value-type="float" office:value="1692">
            <text:p>1692</text:p>
          </table:table-cell>
          <table:table-cell office:value-type="float" office:value="1664">
            <text:p>1664</text:p>
          </table:table-cell>
          <table:table-cell office:value-type="float" office:value="1688">
            <text:p>1688</text:p>
          </table:table-cell>
          <table:table-cell office:value-type="float" office:value="1681">
            <text:p>1681</text:p>
          </table:table-cell>
          <table:table-cell office:value-type="float" office:value="1663">
            <text:p>1663</text:p>
          </table:table-cell>
          <table:table-cell office:value-type="float" office:value="1737">
            <text:p>1737</text:p>
          </table:table-cell>
          <table:table-cell office:value-type="float" office:value="1703">
            <text:p>1703</text:p>
          </table:table-cell>
          <table:table-cell table:formula="of:=AVERAGE([.D21:.M21])" office:value-type="float" office:value="1677.6">
            <text:p>167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870">
            <text:p>1870</text:p>
          </table:table-cell>
          <table:table-cell office:value-type="float" office:value="1825">
            <text:p>1825</text:p>
          </table:table-cell>
          <table:table-cell office:value-type="float" office:value="1794">
            <text:p>1794</text:p>
          </table:table-cell>
          <table:table-cell office:value-type="float" office:value="1812">
            <text:p>1812</text:p>
          </table:table-cell>
          <table:table-cell office:value-type="float" office:value="1839">
            <text:p>1839</text:p>
          </table:table-cell>
          <table:table-cell office:value-type="float" office:value="1797">
            <text:p>1797</text:p>
          </table:table-cell>
          <table:table-cell office:value-type="float" office:value="1854">
            <text:p>1854</text:p>
          </table:table-cell>
          <table:table-cell office:value-type="float" office:value="1857">
            <text:p>1857</text:p>
          </table:table-cell>
          <table:table-cell office:value-type="float" office:value="1809">
            <text:p>1809</text:p>
          </table:table-cell>
          <table:table-cell office:value-type="float" office:value="1813">
            <text:p>1813</text:p>
          </table:table-cell>
          <table:table-cell table:formula="of:=AVERAGE([.D22:.M22])" office:value-type="float" office:value="1827">
            <text:p>182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924">
            <text:p>1924</text:p>
          </table:table-cell>
          <table:table-cell office:value-type="float" office:value="1856">
            <text:p>1856</text:p>
          </table:table-cell>
          <table:table-cell office:value-type="float" office:value="1863">
            <text:p>1863</text:p>
          </table:table-cell>
          <table:table-cell office:value-type="float" office:value="1917">
            <text:p>1917</text:p>
          </table:table-cell>
          <table:table-cell office:value-type="float" office:value="1953">
            <text:p>1953</text:p>
          </table:table-cell>
          <table:table-cell office:value-type="float" office:value="1951">
            <text:p>1951</text:p>
          </table:table-cell>
          <table:table-cell office:value-type="float" office:value="1962">
            <text:p>1962</text:p>
          </table:table-cell>
          <table:table-cell office:value-type="float" office:value="1916">
            <text:p>1916</text:p>
          </table:table-cell>
          <table:table-cell office:value-type="float" office:value="1897">
            <text:p>1897</text:p>
          </table:table-cell>
          <table:table-cell office:value-type="float" office:value="1888">
            <text:p>1888</text:p>
          </table:table-cell>
          <table:table-cell table:formula="of:=AVERAGE([.D23:.M23])" office:value-type="float" office:value="1912.7">
            <text:p>191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988">
            <text:p>1988</text:p>
          </table:table-cell>
          <table:table-cell office:value-type="float" office:value="2003">
            <text:p>2003</text:p>
          </table:table-cell>
          <table:table-cell office:value-type="float" office:value="1968">
            <text:p>1968</text:p>
          </table:table-cell>
          <table:table-cell office:value-type="float" office:value="1978">
            <text:p>1978</text:p>
          </table:table-cell>
          <table:table-cell office:value-type="float" office:value="1923">
            <text:p>1923</text:p>
          </table:table-cell>
          <table:table-cell office:value-type="float" office:value="2052">
            <text:p>2052</text:p>
          </table:table-cell>
          <table:table-cell office:value-type="float" office:value="1986">
            <text:p>1986</text:p>
          </table:table-cell>
          <table:table-cell office:value-type="float" office:value="1969">
            <text:p>1969</text:p>
          </table:table-cell>
          <table:table-cell office:value-type="float" office:value="1978">
            <text:p>1978</text:p>
          </table:table-cell>
          <table:table-cell office:value-type="float" office:value="2017">
            <text:p>2017</text:p>
          </table:table-cell>
          <table:table-cell table:formula="of:=AVERAGE([.D24:.M24])" office:value-type="float" office:value="1986.2">
            <text:p>1986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2114">
            <text:p>2114</text:p>
          </table:table-cell>
          <table:table-cell office:value-type="float" office:value="2046">
            <text:p>2046</text:p>
          </table:table-cell>
          <table:table-cell office:value-type="float" office:value="2059">
            <text:p>2059</text:p>
          </table:table-cell>
          <table:table-cell office:value-type="float" office:value="2098">
            <text:p>2098</text:p>
          </table:table-cell>
          <table:table-cell office:value-type="float" office:value="2137">
            <text:p>2137</text:p>
          </table:table-cell>
          <table:table-cell office:value-type="float" office:value="2092">
            <text:p>2092</text:p>
          </table:table-cell>
          <table:table-cell office:value-type="float" office:value="2102">
            <text:p>2102</text:p>
          </table:table-cell>
          <table:table-cell office:value-type="float" office:value="2067">
            <text:p>2067</text:p>
          </table:table-cell>
          <table:table-cell office:value-type="float" office:value="2095">
            <text:p>2095</text:p>
          </table:table-cell>
          <table:table-cell office:value-type="float" office:value="2066">
            <text:p>2066</text:p>
          </table:table-cell>
          <table:table-cell table:formula="of:=AVERAGE([.D25:.M25])" office:value-type="float" office:value="2087.6">
            <text:p>208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2160">
            <text:p>2160</text:p>
          </table:table-cell>
          <table:table-cell office:value-type="float" office:value="2124">
            <text:p>2124</text:p>
          </table:table-cell>
          <table:table-cell office:value-type="float" office:value="2149">
            <text:p>2149</text:p>
          </table:table-cell>
          <table:table-cell office:value-type="float" office:value="2179">
            <text:p>2179</text:p>
          </table:table-cell>
          <table:table-cell office:value-type="float" office:value="2106">
            <text:p>2106</text:p>
          </table:table-cell>
          <table:table-cell office:value-type="float" office:value="2132">
            <text:p>2132</text:p>
          </table:table-cell>
          <table:table-cell office:value-type="float" office:value="2143">
            <text:p>2143</text:p>
          </table:table-cell>
          <table:table-cell office:value-type="float" office:value="2163">
            <text:p>2163</text:p>
          </table:table-cell>
          <table:table-cell table:number-columns-repeated="2" office:value-type="float" office:value="2160">
            <text:p>2160</text:p>
          </table:table-cell>
          <table:table-cell table:formula="of:=AVERAGE([.D26:.M26])" office:value-type="float" office:value="2147.6">
            <text:p>214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2357">
            <text:p>2357</text:p>
          </table:table-cell>
          <table:table-cell office:value-type="float" office:value="2298">
            <text:p>2298</text:p>
          </table:table-cell>
          <table:table-cell office:value-type="float" office:value="2324">
            <text:p>2324</text:p>
          </table:table-cell>
          <table:table-cell office:value-type="float" office:value="2316">
            <text:p>2316</text:p>
          </table:table-cell>
          <table:table-cell office:value-type="float" office:value="2322">
            <text:p>2322</text:p>
          </table:table-cell>
          <table:table-cell office:value-type="float" office:value="2330">
            <text:p>2330</text:p>
          </table:table-cell>
          <table:table-cell office:value-type="float" office:value="2216">
            <text:p>2216</text:p>
          </table:table-cell>
          <table:table-cell office:value-type="float" office:value="2243">
            <text:p>2243</text:p>
          </table:table-cell>
          <table:table-cell office:value-type="float" office:value="2226">
            <text:p>2226</text:p>
          </table:table-cell>
          <table:table-cell office:value-type="float" office:value="2181">
            <text:p>2181</text:p>
          </table:table-cell>
          <table:table-cell table:formula="of:=AVERAGE([.D27:.M27])" office:value-type="float" office:value="2281.3">
            <text:p>228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296">
            <text:p>2296</text:p>
          </table:table-cell>
          <table:table-cell office:value-type="float" office:value="2374">
            <text:p>2374</text:p>
          </table:table-cell>
          <table:table-cell office:value-type="float" office:value="2269">
            <text:p>2269</text:p>
          </table:table-cell>
          <table:table-cell office:value-type="float" office:value="2308">
            <text:p>2308</text:p>
          </table:table-cell>
          <table:table-cell office:value-type="float" office:value="2282">
            <text:p>2282</text:p>
          </table:table-cell>
          <table:table-cell office:value-type="float" office:value="2259">
            <text:p>2259</text:p>
          </table:table-cell>
          <table:table-cell office:value-type="float" office:value="2282">
            <text:p>2282</text:p>
          </table:table-cell>
          <table:table-cell office:value-type="float" office:value="2285">
            <text:p>2285</text:p>
          </table:table-cell>
          <table:table-cell office:value-type="float" office:value="2290">
            <text:p>2290</text:p>
          </table:table-cell>
          <table:table-cell office:value-type="float" office:value="2384">
            <text:p>2384</text:p>
          </table:table-cell>
          <table:table-cell table:formula="of:=AVERAGE([.D28:.M28])" office:value-type="float" office:value="2302.9">
            <text:p>230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351">
            <text:p>2351</text:p>
          </table:table-cell>
          <table:table-cell office:value-type="float" office:value="2378">
            <text:p>2378</text:p>
          </table:table-cell>
          <table:table-cell office:value-type="float" office:value="2390">
            <text:p>2390</text:p>
          </table:table-cell>
          <table:table-cell office:value-type="float" office:value="2343">
            <text:p>2343</text:p>
          </table:table-cell>
          <table:table-cell office:value-type="float" office:value="2403">
            <text:p>2403</text:p>
          </table:table-cell>
          <table:table-cell office:value-type="float" office:value="2447">
            <text:p>2447</text:p>
          </table:table-cell>
          <table:table-cell office:value-type="float" office:value="2697">
            <text:p>2697</text:p>
          </table:table-cell>
          <table:table-cell office:value-type="float" office:value="2496">
            <text:p>2496</text:p>
          </table:table-cell>
          <table:table-cell office:value-type="float" office:value="2433">
            <text:p>2433</text:p>
          </table:table-cell>
          <table:table-cell office:value-type="float" office:value="2413">
            <text:p>2413</text:p>
          </table:table-cell>
          <table:table-cell table:formula="of:=AVERAGE([.D29:.M29])" office:value-type="float" office:value="2435.1">
            <text:p>243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596">
            <text:p>2596</text:p>
          </table:table-cell>
          <table:table-cell office:value-type="float" office:value="2540">
            <text:p>2540</text:p>
          </table:table-cell>
          <table:table-cell office:value-type="float" office:value="2519">
            <text:p>2519</text:p>
          </table:table-cell>
          <table:table-cell office:value-type="float" office:value="2611">
            <text:p>2611</text:p>
          </table:table-cell>
          <table:table-cell office:value-type="float" office:value="2604">
            <text:p>2604</text:p>
          </table:table-cell>
          <table:table-cell office:value-type="float" office:value="2602">
            <text:p>2602</text:p>
          </table:table-cell>
          <table:table-cell office:value-type="float" office:value="2535">
            <text:p>2535</text:p>
          </table:table-cell>
          <table:table-cell office:value-type="float" office:value="2528">
            <text:p>2528</text:p>
          </table:table-cell>
          <table:table-cell office:value-type="float" office:value="2608">
            <text:p>2608</text:p>
          </table:table-cell>
          <table:table-cell office:value-type="float" office:value="2555">
            <text:p>2555</text:p>
          </table:table-cell>
          <table:table-cell table:formula="of:=AVERAGE([.D30:.M30])" office:value-type="float" office:value="2569.8">
            <text:p>256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690">
            <text:p>2690</text:p>
          </table:table-cell>
          <table:table-cell office:value-type="float" office:value="2654">
            <text:p>2654</text:p>
          </table:table-cell>
          <table:table-cell office:value-type="float" office:value="2686">
            <text:p>2686</text:p>
          </table:table-cell>
          <table:table-cell office:value-type="float" office:value="2567">
            <text:p>2567</text:p>
          </table:table-cell>
          <table:table-cell office:value-type="float" office:value="2636">
            <text:p>2636</text:p>
          </table:table-cell>
          <table:table-cell office:value-type="float" office:value="2627">
            <text:p>2627</text:p>
          </table:table-cell>
          <table:table-cell office:value-type="float" office:value="2618">
            <text:p>2618</text:p>
          </table:table-cell>
          <table:table-cell office:value-type="float" office:value="2601">
            <text:p>2601</text:p>
          </table:table-cell>
          <table:table-cell office:value-type="float" office:value="2665">
            <text:p>2665</text:p>
          </table:table-cell>
          <table:table-cell office:value-type="float" office:value="2626">
            <text:p>2626</text:p>
          </table:table-cell>
          <table:table-cell table:formula="of:=AVERAGE([.D31:.M31])" office:value-type="float" office:value="2637">
            <text:p>263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2726">
            <text:p>2726</text:p>
          </table:table-cell>
          <table:table-cell office:value-type="float" office:value="2794">
            <text:p>2794</text:p>
          </table:table-cell>
          <table:table-cell office:value-type="float" office:value="2696">
            <text:p>2696</text:p>
          </table:table-cell>
          <table:table-cell office:value-type="float" office:value="2743">
            <text:p>2743</text:p>
          </table:table-cell>
          <table:table-cell office:value-type="float" office:value="2773">
            <text:p>2773</text:p>
          </table:table-cell>
          <table:table-cell office:value-type="float" office:value="2772">
            <text:p>2772</text:p>
          </table:table-cell>
          <table:table-cell office:value-type="float" office:value="2694">
            <text:p>2694</text:p>
          </table:table-cell>
          <table:table-cell office:value-type="float" office:value="2658">
            <text:p>2658</text:p>
          </table:table-cell>
          <table:table-cell office:value-type="float" office:value="2686">
            <text:p>2686</text:p>
          </table:table-cell>
          <table:table-cell office:value-type="float" office:value="2708">
            <text:p>2708</text:p>
          </table:table-cell>
          <table:table-cell table:formula="of:=AVERAGE([.D32:.M32])" office:value-type="float" office:value="2725">
            <text:p>272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2721">
            <text:p>2721</text:p>
          </table:table-cell>
          <table:table-cell office:value-type="float" office:value="2739">
            <text:p>2739</text:p>
          </table:table-cell>
          <table:table-cell office:value-type="float" office:value="2756">
            <text:p>2756</text:p>
          </table:table-cell>
          <table:table-cell office:value-type="float" office:value="2827">
            <text:p>2827</text:p>
          </table:table-cell>
          <table:table-cell office:value-type="float" office:value="2885">
            <text:p>2885</text:p>
          </table:table-cell>
          <table:table-cell office:value-type="float" office:value="2767">
            <text:p>2767</text:p>
          </table:table-cell>
          <table:table-cell office:value-type="float" office:value="2826">
            <text:p>2826</text:p>
          </table:table-cell>
          <table:table-cell office:value-type="float" office:value="2755">
            <text:p>2755</text:p>
          </table:table-cell>
          <table:table-cell office:value-type="float" office:value="2807">
            <text:p>2807</text:p>
          </table:table-cell>
          <table:table-cell office:value-type="float" office:value="2906">
            <text:p>2906</text:p>
          </table:table-cell>
          <table:table-cell table:formula="of:=AVERAGE([.D33:.M33])" office:value-type="float" office:value="2798.9">
            <text:p>279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2847">
            <text:p>2847</text:p>
          </table:table-cell>
          <table:table-cell office:value-type="float" office:value="2877">
            <text:p>2877</text:p>
          </table:table-cell>
          <table:table-cell office:value-type="float" office:value="2833">
            <text:p>2833</text:p>
          </table:table-cell>
          <table:table-cell office:value-type="float" office:value="2797">
            <text:p>2797</text:p>
          </table:table-cell>
          <table:table-cell office:value-type="float" office:value="2789">
            <text:p>2789</text:p>
          </table:table-cell>
          <table:table-cell office:value-type="float" office:value="2776">
            <text:p>2776</text:p>
          </table:table-cell>
          <table:table-cell office:value-type="float" office:value="2831">
            <text:p>2831</text:p>
          </table:table-cell>
          <table:table-cell office:value-type="float" office:value="2844">
            <text:p>2844</text:p>
          </table:table-cell>
          <table:table-cell office:value-type="float" office:value="2816">
            <text:p>2816</text:p>
          </table:table-cell>
          <table:table-cell office:value-type="float" office:value="2878">
            <text:p>2878</text:p>
          </table:table-cell>
          <table:table-cell table:formula="of:=AVERAGE([.D34:.M34])" office:value-type="float" office:value="2828.8">
            <text:p>282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2958">
            <text:p>2958</text:p>
          </table:table-cell>
          <table:table-cell office:value-type="float" office:value="2941">
            <text:p>2941</text:p>
          </table:table-cell>
          <table:table-cell office:value-type="float" office:value="2931">
            <text:p>2931</text:p>
          </table:table-cell>
          <table:table-cell office:value-type="float" office:value="2908">
            <text:p>2908</text:p>
          </table:table-cell>
          <table:table-cell office:value-type="float" office:value="2912">
            <text:p>2912</text:p>
          </table:table-cell>
          <table:table-cell office:value-type="float" office:value="2977">
            <text:p>2977</text:p>
          </table:table-cell>
          <table:table-cell office:value-type="float" office:value="2942">
            <text:p>2942</text:p>
          </table:table-cell>
          <table:table-cell office:value-type="float" office:value="2919">
            <text:p>2919</text:p>
          </table:table-cell>
          <table:table-cell office:value-type="float" office:value="2897">
            <text:p>2897</text:p>
          </table:table-cell>
          <table:table-cell office:value-type="float" office:value="2980">
            <text:p>2980</text:p>
          </table:table-cell>
          <table:table-cell table:formula="of:=AVERAGE([.D35:.M35])" office:value-type="float" office:value="2936.5">
            <text:p>293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2991">
            <text:p>2991</text:p>
          </table:table-cell>
          <table:table-cell office:value-type="float" office:value="2969">
            <text:p>2969</text:p>
          </table:table-cell>
          <table:table-cell office:value-type="float" office:value="2957">
            <text:p>2957</text:p>
          </table:table-cell>
          <table:table-cell office:value-type="float" office:value="3082">
            <text:p>3082</text:p>
          </table:table-cell>
          <table:table-cell office:value-type="float" office:value="3032">
            <text:p>3032</text:p>
          </table:table-cell>
          <table:table-cell office:value-type="float" office:value="2977">
            <text:p>2977</text:p>
          </table:table-cell>
          <table:table-cell office:value-type="float" office:value="3008">
            <text:p>3008</text:p>
          </table:table-cell>
          <table:table-cell office:value-type="float" office:value="3122">
            <text:p>3122</text:p>
          </table:table-cell>
          <table:table-cell office:value-type="float" office:value="3115">
            <text:p>3115</text:p>
          </table:table-cell>
          <table:table-cell office:value-type="float" office:value="3176">
            <text:p>3176</text:p>
          </table:table-cell>
          <table:table-cell table:formula="of:=AVERAGE([.D36:.M36])" office:value-type="float" office:value="3042.9">
            <text:p>304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3230">
            <text:p>3230</text:p>
          </table:table-cell>
          <table:table-cell office:value-type="float" office:value="3138">
            <text:p>3138</text:p>
          </table:table-cell>
          <table:table-cell office:value-type="float" office:value="3159">
            <text:p>3159</text:p>
          </table:table-cell>
          <table:table-cell office:value-type="float" office:value="3151">
            <text:p>3151</text:p>
          </table:table-cell>
          <table:table-cell office:value-type="float" office:value="3095">
            <text:p>3095</text:p>
          </table:table-cell>
          <table:table-cell office:value-type="float" office:value="3100">
            <text:p>3100</text:p>
          </table:table-cell>
          <table:table-cell office:value-type="float" office:value="3171">
            <text:p>3171</text:p>
          </table:table-cell>
          <table:table-cell office:value-type="float" office:value="3155">
            <text:p>3155</text:p>
          </table:table-cell>
          <table:table-cell office:value-type="float" office:value="3184">
            <text:p>3184</text:p>
          </table:table-cell>
          <table:table-cell office:value-type="float" office:value="3151">
            <text:p>3151</text:p>
          </table:table-cell>
          <table:table-cell table:formula="of:=AVERAGE([.D37:.M37])" office:value-type="float" office:value="3153.4">
            <text:p>315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3211">
            <text:p>3211</text:p>
          </table:table-cell>
          <table:table-cell office:value-type="float" office:value="3271">
            <text:p>3271</text:p>
          </table:table-cell>
          <table:table-cell office:value-type="float" office:value="3302">
            <text:p>3302</text:p>
          </table:table-cell>
          <table:table-cell office:value-type="float" office:value="3295">
            <text:p>3295</text:p>
          </table:table-cell>
          <table:table-cell office:value-type="float" office:value="3244">
            <text:p>3244</text:p>
          </table:table-cell>
          <table:table-cell office:value-type="float" office:value="3245">
            <text:p>3245</text:p>
          </table:table-cell>
          <table:table-cell office:value-type="float" office:value="3203">
            <text:p>3203</text:p>
          </table:table-cell>
          <table:table-cell office:value-type="float" office:value="3193">
            <text:p>3193</text:p>
          </table:table-cell>
          <table:table-cell office:value-type="float" office:value="3225">
            <text:p>3225</text:p>
          </table:table-cell>
          <table:table-cell office:value-type="float" office:value="3179">
            <text:p>3179</text:p>
          </table:table-cell>
          <table:table-cell table:formula="of:=AVERAGE([.D38:.M38])" office:value-type="float" office:value="3236.8">
            <text:p>323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3276">
            <text:p>3276</text:p>
          </table:table-cell>
          <table:table-cell office:value-type="float" office:value="3287">
            <text:p>3287</text:p>
          </table:table-cell>
          <table:table-cell office:value-type="float" office:value="3353">
            <text:p>3353</text:p>
          </table:table-cell>
          <table:table-cell office:value-type="float" office:value="3372">
            <text:p>3372</text:p>
          </table:table-cell>
          <table:table-cell office:value-type="float" office:value="3328">
            <text:p>3328</text:p>
          </table:table-cell>
          <table:table-cell office:value-type="float" office:value="3327">
            <text:p>3327</text:p>
          </table:table-cell>
          <table:table-cell office:value-type="float" office:value="3299">
            <text:p>3299</text:p>
          </table:table-cell>
          <table:table-cell office:value-type="float" office:value="3272">
            <text:p>3272</text:p>
          </table:table-cell>
          <table:table-cell office:value-type="float" office:value="3298">
            <text:p>3298</text:p>
          </table:table-cell>
          <table:table-cell office:value-type="float" office:value="3303">
            <text:p>3303</text:p>
          </table:table-cell>
          <table:table-cell table:formula="of:=AVERAGE([.D39:.M39])" office:value-type="float" office:value="3311.5">
            <text:p>331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67">
            <text:p>3367</text:p>
          </table:table-cell>
          <table:table-cell table:number-columns-repeated="2" office:value-type="float" office:value="3350">
            <text:p>3350</text:p>
          </table:table-cell>
          <table:table-cell office:value-type="float" office:value="3399">
            <text:p>3399</text:p>
          </table:table-cell>
          <table:table-cell office:value-type="float" office:value="3389">
            <text:p>3389</text:p>
          </table:table-cell>
          <table:table-cell office:value-type="float" office:value="3387">
            <text:p>3387</text:p>
          </table:table-cell>
          <table:table-cell office:value-type="float" office:value="3351">
            <text:p>3351</text:p>
          </table:table-cell>
          <table:table-cell office:value-type="float" office:value="3435">
            <text:p>3435</text:p>
          </table:table-cell>
          <table:table-cell table:formula="of:=AVERAGE([.D40:.M40])" office:value-type="float" office:value="3378">
            <text:p>337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3500">
            <text:p>3500</text:p>
          </table:table-cell>
          <table:table-cell office:value-type="float" office:value="3459">
            <text:p>3459</text:p>
          </table:table-cell>
          <table:table-cell office:value-type="float" office:value="3476">
            <text:p>3476</text:p>
          </table:table-cell>
          <table:table-cell office:value-type="float" office:value="3422">
            <text:p>3422</text:p>
          </table:table-cell>
          <table:table-cell office:value-type="float" office:value="3470">
            <text:p>3470</text:p>
          </table:table-cell>
          <table:table-cell office:value-type="float" office:value="3512">
            <text:p>3512</text:p>
          </table:table-cell>
          <table:table-cell office:value-type="float" office:value="3424">
            <text:p>3424</text:p>
          </table:table-cell>
          <table:table-cell office:value-type="float" office:value="3515">
            <text:p>3515</text:p>
          </table:table-cell>
          <table:table-cell office:value-type="float" office:value="3545">
            <text:p>3545</text:p>
          </table:table-cell>
          <table:table-cell office:value-type="float" office:value="3449">
            <text:p>3449</text:p>
          </table:table-cell>
          <table:table-cell table:formula="of:=AVERAGE([.D41:.M41])" office:value-type="float" office:value="3477.2">
            <text:p>347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3668">
            <text:p>3668</text:p>
          </table:table-cell>
          <table:table-cell office:value-type="float" office:value="3693">
            <text:p>3693</text:p>
          </table:table-cell>
          <table:table-cell office:value-type="float" office:value="3573">
            <text:p>3573</text:p>
          </table:table-cell>
          <table:table-cell office:value-type="float" office:value="3644">
            <text:p>3644</text:p>
          </table:table-cell>
          <table:table-cell table:number-columns-repeated="2" office:value-type="float" office:value="3546">
            <text:p>3546</text:p>
          </table:table-cell>
          <table:table-cell office:value-type="float" office:value="3535">
            <text:p>3535</text:p>
          </table:table-cell>
          <table:table-cell office:value-type="float" office:value="3558">
            <text:p>3558</text:p>
          </table:table-cell>
          <table:table-cell office:value-type="float" office:value="3679">
            <text:p>3679</text:p>
          </table:table-cell>
          <table:table-cell office:value-type="float" office:value="3557">
            <text:p>3557</text:p>
          </table:table-cell>
          <table:table-cell table:formula="of:=AVERAGE([.D42:.M42])" office:value-type="float" office:value="3599.9">
            <text:p>359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3684">
            <text:p>3684</text:p>
          </table:table-cell>
          <table:table-cell office:value-type="float" office:value="3633">
            <text:p>3633</text:p>
          </table:table-cell>
          <table:table-cell office:value-type="float" office:value="3580">
            <text:p>3580</text:p>
          </table:table-cell>
          <table:table-cell office:value-type="float" office:value="3623">
            <text:p>3623</text:p>
          </table:table-cell>
          <table:table-cell office:value-type="float" office:value="3708">
            <text:p>3708</text:p>
          </table:table-cell>
          <table:table-cell office:value-type="float" office:value="3626">
            <text:p>3626</text:p>
          </table:table-cell>
          <table:table-cell office:value-type="float" office:value="3710">
            <text:p>3710</text:p>
          </table:table-cell>
          <table:table-cell office:value-type="float" office:value="3653">
            <text:p>3653</text:p>
          </table:table-cell>
          <table:table-cell office:value-type="float" office:value="3584">
            <text:p>3584</text:p>
          </table:table-cell>
          <table:table-cell office:value-type="float" office:value="3610">
            <text:p>3610</text:p>
          </table:table-cell>
          <table:table-cell table:formula="of:=AVERAGE([.D43:.M43])" office:value-type="float" office:value="3641.1">
            <text:p>364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3736">
            <text:p>3736</text:p>
          </table:table-cell>
          <table:table-cell office:value-type="float" office:value="3793">
            <text:p>3793</text:p>
          </table:table-cell>
          <table:table-cell office:value-type="float" office:value="3910">
            <text:p>3910</text:p>
          </table:table-cell>
          <table:table-cell office:value-type="float" office:value="3718">
            <text:p>3718</text:p>
          </table:table-cell>
          <table:table-cell office:value-type="float" office:value="3732">
            <text:p>3732</text:p>
          </table:table-cell>
          <table:table-cell office:value-type="float" office:value="3742">
            <text:p>3742</text:p>
          </table:table-cell>
          <table:table-cell office:value-type="float" office:value="3726">
            <text:p>3726</text:p>
          </table:table-cell>
          <table:table-cell office:value-type="float" office:value="3783">
            <text:p>3783</text:p>
          </table:table-cell>
          <table:table-cell office:value-type="float" office:value="3826">
            <text:p>3826</text:p>
          </table:table-cell>
          <table:table-cell office:value-type="float" office:value="3785">
            <text:p>3785</text:p>
          </table:table-cell>
          <table:table-cell table:formula="of:=AVERAGE([.D44:.M44])" office:value-type="float" office:value="3775.1">
            <text:p>377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3945">
            <text:p>3945</text:p>
          </table:table-cell>
          <table:table-cell office:value-type="float" office:value="3879">
            <text:p>3879</text:p>
          </table:table-cell>
          <table:table-cell office:value-type="float" office:value="3855">
            <text:p>3855</text:p>
          </table:table-cell>
          <table:table-cell office:value-type="float" office:value="3888">
            <text:p>3888</text:p>
          </table:table-cell>
          <table:table-cell office:value-type="float" office:value="3825">
            <text:p>3825</text:p>
          </table:table-cell>
          <table:table-cell office:value-type="float" office:value="3942">
            <text:p>3942</text:p>
          </table:table-cell>
          <table:table-cell office:value-type="float" office:value="3932">
            <text:p>3932</text:p>
          </table:table-cell>
          <table:table-cell office:value-type="float" office:value="3973">
            <text:p>3973</text:p>
          </table:table-cell>
          <table:table-cell office:value-type="float" office:value="3830">
            <text:p>3830</text:p>
          </table:table-cell>
          <table:table-cell office:value-type="float" office:value="3853">
            <text:p>3853</text:p>
          </table:table-cell>
          <table:table-cell table:formula="of:=AVERAGE([.D45:.M45])" office:value-type="float" office:value="3892.2">
            <text:p>389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3954">
            <text:p>3954</text:p>
          </table:table-cell>
          <table:table-cell office:value-type="float" office:value="3959">
            <text:p>3959</text:p>
          </table:table-cell>
          <table:table-cell office:value-type="float" office:value="3946">
            <text:p>3946</text:p>
          </table:table-cell>
          <table:table-cell office:value-type="float" office:value="3911">
            <text:p>3911</text:p>
          </table:table-cell>
          <table:table-cell office:value-type="float" office:value="3973">
            <text:p>3973</text:p>
          </table:table-cell>
          <table:table-cell office:value-type="float" office:value="4042">
            <text:p>4042</text:p>
          </table:table-cell>
          <table:table-cell office:value-type="float" office:value="3951">
            <text:p>3951</text:p>
          </table:table-cell>
          <table:table-cell office:value-type="float" office:value="3919">
            <text:p>3919</text:p>
          </table:table-cell>
          <table:table-cell office:value-type="float" office:value="3889">
            <text:p>3889</text:p>
          </table:table-cell>
          <table:table-cell office:value-type="float" office:value="3916">
            <text:p>3916</text:p>
          </table:table-cell>
          <table:table-cell table:formula="of:=AVERAGE([.D46:.M46])" office:value-type="float" office:value="3946">
            <text:p>394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4049">
            <text:p>4049</text:p>
          </table:table-cell>
          <table:table-cell office:value-type="float" office:value="4078">
            <text:p>4078</text:p>
          </table:table-cell>
          <table:table-cell office:value-type="float" office:value="4092">
            <text:p>4092</text:p>
          </table:table-cell>
          <table:table-cell office:value-type="float" office:value="4019">
            <text:p>4019</text:p>
          </table:table-cell>
          <table:table-cell office:value-type="float" office:value="4056">
            <text:p>4056</text:p>
          </table:table-cell>
          <table:table-cell office:value-type="float" office:value="3997">
            <text:p>3997</text:p>
          </table:table-cell>
          <table:table-cell office:value-type="float" office:value="4119">
            <text:p>4119</text:p>
          </table:table-cell>
          <table:table-cell office:value-type="float" office:value="4074">
            <text:p>4074</text:p>
          </table:table-cell>
          <table:table-cell office:value-type="float" office:value="4086">
            <text:p>4086</text:p>
          </table:table-cell>
          <table:table-cell office:value-type="float" office:value="4030">
            <text:p>4030</text:p>
          </table:table-cell>
          <table:table-cell table:formula="of:=AVERAGE([.D47:.M47])" office:value-type="float" office:value="4060">
            <text:p>406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4123">
            <text:p>4123</text:p>
          </table:table-cell>
          <table:table-cell office:value-type="float" office:value="4045">
            <text:p>4045</text:p>
          </table:table-cell>
          <table:table-cell office:value-type="float" office:value="4121">
            <text:p>4121</text:p>
          </table:table-cell>
          <table:table-cell office:value-type="float" office:value="4120">
            <text:p>4120</text:p>
          </table:table-cell>
          <table:table-cell office:value-type="float" office:value="4279">
            <text:p>4279</text:p>
          </table:table-cell>
          <table:table-cell office:value-type="float" office:value="4089">
            <text:p>4089</text:p>
          </table:table-cell>
          <table:table-cell office:value-type="float" office:value="4128">
            <text:p>4128</text:p>
          </table:table-cell>
          <table:table-cell office:value-type="float" office:value="4082">
            <text:p>4082</text:p>
          </table:table-cell>
          <table:table-cell office:value-type="float" office:value="4071">
            <text:p>4071</text:p>
          </table:table-cell>
          <table:table-cell office:value-type="float" office:value="4107">
            <text:p>4107</text:p>
          </table:table-cell>
          <table:table-cell table:formula="of:=AVERAGE([.D48:.M48])" office:value-type="float" office:value="4116.5">
            <text:p>411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4161">
            <text:p>4161</text:p>
          </table:table-cell>
          <table:table-cell office:value-type="float" office:value="4136">
            <text:p>4136</text:p>
          </table:table-cell>
          <table:table-cell office:value-type="float" office:value="4201">
            <text:p>4201</text:p>
          </table:table-cell>
          <table:table-cell office:value-type="float" office:value="4159">
            <text:p>4159</text:p>
          </table:table-cell>
          <table:table-cell office:value-type="float" office:value="4167">
            <text:p>4167</text:p>
          </table:table-cell>
          <table:table-cell office:value-type="float" office:value="4088">
            <text:p>4088</text:p>
          </table:table-cell>
          <table:table-cell office:value-type="float" office:value="4126">
            <text:p>4126</text:p>
          </table:table-cell>
          <table:table-cell office:value-type="float" office:value="4083">
            <text:p>4083</text:p>
          </table:table-cell>
          <table:table-cell office:value-type="float" office:value="4246">
            <text:p>4246</text:p>
          </table:table-cell>
          <table:table-cell office:value-type="float" office:value="4151">
            <text:p>4151</text:p>
          </table:table-cell>
          <table:table-cell table:formula="of:=AVERAGE([.D49:.M49])" office:value-type="float" office:value="4151.8">
            <text:p>4151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4216">
            <text:p>4216</text:p>
          </table:table-cell>
          <table:table-cell office:value-type="float" office:value="4293">
            <text:p>4293</text:p>
          </table:table-cell>
          <table:table-cell office:value-type="float" office:value="4333">
            <text:p>4333</text:p>
          </table:table-cell>
          <table:table-cell office:value-type="float" office:value="4209">
            <text:p>4209</text:p>
          </table:table-cell>
          <table:table-cell office:value-type="float" office:value="4173">
            <text:p>4173</text:p>
          </table:table-cell>
          <table:table-cell office:value-type="float" office:value="4247">
            <text:p>4247</text:p>
          </table:table-cell>
          <table:table-cell office:value-type="float" office:value="4196">
            <text:p>4196</text:p>
          </table:table-cell>
          <table:table-cell office:value-type="float" office:value="4191">
            <text:p>4191</text:p>
          </table:table-cell>
          <table:table-cell office:value-type="float" office:value="4219">
            <text:p>4219</text:p>
          </table:table-cell>
          <table:table-cell office:value-type="float" office:value="4276">
            <text:p>4276</text:p>
          </table:table-cell>
          <table:table-cell table:formula="of:=AVERAGE([.D50:.M50])" office:value-type="float" office:value="4235.3">
            <text:p>423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4396">
            <text:p>4396</text:p>
          </table:table-cell>
          <table:table-cell office:value-type="float" office:value="4418">
            <text:p>4418</text:p>
          </table:table-cell>
          <table:table-cell office:value-type="float" office:value="4398">
            <text:p>4398</text:p>
          </table:table-cell>
          <table:table-cell office:value-type="float" office:value="4361">
            <text:p>4361</text:p>
          </table:table-cell>
          <table:table-cell office:value-type="float" office:value="4435">
            <text:p>4435</text:p>
          </table:table-cell>
          <table:table-cell office:value-type="float" office:value="4401">
            <text:p>4401</text:p>
          </table:table-cell>
          <table:table-cell office:value-type="float" office:value="4509">
            <text:p>4509</text:p>
          </table:table-cell>
          <table:table-cell office:value-type="float" office:value="4417">
            <text:p>4417</text:p>
          </table:table-cell>
          <table:table-cell office:value-type="float" office:value="4393">
            <text:p>4393</text:p>
          </table:table-cell>
          <table:table-cell office:value-type="float" office:value="4355">
            <text:p>4355</text:p>
          </table:table-cell>
          <table:table-cell table:formula="of:=AVERAGE([.D51:.M51])" office:value-type="float" office:value="4408.3">
            <text:p>440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4460">
            <text:p>4460</text:p>
          </table:table-cell>
          <table:table-cell office:value-type="float" office:value="4473">
            <text:p>4473</text:p>
          </table:table-cell>
          <table:table-cell office:value-type="float" office:value="4465">
            <text:p>4465</text:p>
          </table:table-cell>
          <table:table-cell office:value-type="float" office:value="4453">
            <text:p>4453</text:p>
          </table:table-cell>
          <table:table-cell office:value-type="float" office:value="4405">
            <text:p>4405</text:p>
          </table:table-cell>
          <table:table-cell office:value-type="float" office:value="4492">
            <text:p>4492</text:p>
          </table:table-cell>
          <table:table-cell office:value-type="float" office:value="4489">
            <text:p>4489</text:p>
          </table:table-cell>
          <table:table-cell office:value-type="float" office:value="4529">
            <text:p>4529</text:p>
          </table:table-cell>
          <table:table-cell office:value-type="float" office:value="4537">
            <text:p>4537</text:p>
          </table:table-cell>
          <table:table-cell office:value-type="float" office:value="4640">
            <text:p>4640</text:p>
          </table:table-cell>
          <table:table-cell table:formula="of:=AVERAGE([.D52:.M52])" office:value-type="float" office:value="4494.3">
            <text:p>4494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4610">
            <text:p>4610</text:p>
          </table:table-cell>
          <table:table-cell office:value-type="float" office:value="4554">
            <text:p>4554</text:p>
          </table:table-cell>
          <table:table-cell office:value-type="float" office:value="4604">
            <text:p>4604</text:p>
          </table:table-cell>
          <table:table-cell office:value-type="float" office:value="4586">
            <text:p>4586</text:p>
          </table:table-cell>
          <table:table-cell office:value-type="float" office:value="4642">
            <text:p>4642</text:p>
          </table:table-cell>
          <table:table-cell office:value-type="float" office:value="4614">
            <text:p>4614</text:p>
          </table:table-cell>
          <table:table-cell office:value-type="float" office:value="4568">
            <text:p>4568</text:p>
          </table:table-cell>
          <table:table-cell office:value-type="float" office:value="4567">
            <text:p>4567</text:p>
          </table:table-cell>
          <table:table-cell office:value-type="float" office:value="4614">
            <text:p>4614</text:p>
          </table:table-cell>
          <table:table-cell office:value-type="float" office:value="4591">
            <text:p>4591</text:p>
          </table:table-cell>
          <table:table-cell table:formula="of:=AVERAGE([.D53:.M53])" office:value-type="float" office:value="4595">
            <text:p>459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4615">
            <text:p>4615</text:p>
          </table:table-cell>
          <table:table-cell office:value-type="float" office:value="4636">
            <text:p>4636</text:p>
          </table:table-cell>
          <table:table-cell office:value-type="float" office:value="4616">
            <text:p>4616</text:p>
          </table:table-cell>
          <table:table-cell office:value-type="float" office:value="4649">
            <text:p>4649</text:p>
          </table:table-cell>
          <table:table-cell office:value-type="float" office:value="4648">
            <text:p>4648</text:p>
          </table:table-cell>
          <table:table-cell office:value-type="float" office:value="4779">
            <text:p>4779</text:p>
          </table:table-cell>
          <table:table-cell office:value-type="float" office:value="4637">
            <text:p>4637</text:p>
          </table:table-cell>
          <table:table-cell office:value-type="float" office:value="4677">
            <text:p>4677</text:p>
          </table:table-cell>
          <table:table-cell office:value-type="float" office:value="4772">
            <text:p>4772</text:p>
          </table:table-cell>
          <table:table-cell office:value-type="float" office:value="4666">
            <text:p>4666</text:p>
          </table:table-cell>
          <table:table-cell table:formula="of:=AVERAGE([.D54:.M54])" office:value-type="float" office:value="4669.5">
            <text:p>466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4732">
            <text:p>4732</text:p>
          </table:table-cell>
          <table:table-cell office:value-type="float" office:value="4791">
            <text:p>4791</text:p>
          </table:table-cell>
          <table:table-cell office:value-type="float" office:value="4731">
            <text:p>4731</text:p>
          </table:table-cell>
          <table:table-cell office:value-type="float" office:value="4858">
            <text:p>4858</text:p>
          </table:table-cell>
          <table:table-cell office:value-type="float" office:value="4758">
            <text:p>4758</text:p>
          </table:table-cell>
          <table:table-cell office:value-type="float" office:value="4786">
            <text:p>4786</text:p>
          </table:table-cell>
          <table:table-cell office:value-type="float" office:value="4846">
            <text:p>4846</text:p>
          </table:table-cell>
          <table:table-cell office:value-type="float" office:value="4749">
            <text:p>4749</text:p>
          </table:table-cell>
          <table:table-cell office:value-type="float" office:value="4718">
            <text:p>4718</text:p>
          </table:table-cell>
          <table:table-cell office:value-type="float" office:value="4715">
            <text:p>4715</text:p>
          </table:table-cell>
          <table:table-cell table:formula="of:=AVERAGE([.D55:.M55])" office:value-type="float" office:value="4768.4">
            <text:p>4768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4799">
            <text:p>4799</text:p>
          </table:table-cell>
          <table:table-cell office:value-type="float" office:value="4846">
            <text:p>4846</text:p>
          </table:table-cell>
          <table:table-cell office:value-type="float" office:value="4810">
            <text:p>4810</text:p>
          </table:table-cell>
          <table:table-cell office:value-type="float" office:value="4883">
            <text:p>4883</text:p>
          </table:table-cell>
          <table:table-cell office:value-type="float" office:value="4801">
            <text:p>4801</text:p>
          </table:table-cell>
          <table:table-cell office:value-type="float" office:value="4796">
            <text:p>4796</text:p>
          </table:table-cell>
          <table:table-cell office:value-type="float" office:value="4751">
            <text:p>4751</text:p>
          </table:table-cell>
          <table:table-cell office:value-type="float" office:value="4776">
            <text:p>4776</text:p>
          </table:table-cell>
          <table:table-cell office:value-type="float" office:value="4832">
            <text:p>4832</text:p>
          </table:table-cell>
          <table:table-cell office:value-type="float" office:value="4810">
            <text:p>4810</text:p>
          </table:table-cell>
          <table:table-cell table:formula="of:=AVERAGE([.D56:.M56])" office:value-type="float" office:value="4810.4">
            <text:p>481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4996">
            <text:p>4996</text:p>
          </table:table-cell>
          <table:table-cell office:value-type="float" office:value="4920">
            <text:p>4920</text:p>
          </table:table-cell>
          <table:table-cell office:value-type="float" office:value="4985">
            <text:p>4985</text:p>
          </table:table-cell>
          <table:table-cell office:value-type="float" office:value="4923">
            <text:p>4923</text:p>
          </table:table-cell>
          <table:table-cell office:value-type="float" office:value="4922">
            <text:p>4922</text:p>
          </table:table-cell>
          <table:table-cell office:value-type="float" office:value="4827">
            <text:p>4827</text:p>
          </table:table-cell>
          <table:table-cell office:value-type="float" office:value="4863">
            <text:p>4863</text:p>
          </table:table-cell>
          <table:table-cell office:value-type="float" office:value="4943">
            <text:p>4943</text:p>
          </table:table-cell>
          <table:table-cell office:value-type="float" office:value="4910">
            <text:p>4910</text:p>
          </table:table-cell>
          <table:table-cell office:value-type="float" office:value="4849">
            <text:p>4849</text:p>
          </table:table-cell>
          <table:table-cell table:formula="of:=AVERAGE([.D57:.M57])" office:value-type="float" office:value="4913.8">
            <text:p>491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5412">
            <text:p>5412</text:p>
          </table:table-cell>
          <table:table-cell office:value-type="float" office:value="5005">
            <text:p>5005</text:p>
          </table:table-cell>
          <table:table-cell office:value-type="float" office:value="5121">
            <text:p>5121</text:p>
          </table:table-cell>
          <table:table-cell office:value-type="float" office:value="5175">
            <text:p>5175</text:p>
          </table:table-cell>
          <table:table-cell office:value-type="float" office:value="5079">
            <text:p>5079</text:p>
          </table:table-cell>
          <table:table-cell office:value-type="float" office:value="5138">
            <text:p>5138</text:p>
          </table:table-cell>
          <table:table-cell office:value-type="float" office:value="5110">
            <text:p>5110</text:p>
          </table:table-cell>
          <table:table-cell office:value-type="float" office:value="5108">
            <text:p>5108</text:p>
          </table:table-cell>
          <table:table-cell office:value-type="float" office:value="5068">
            <text:p>5068</text:p>
          </table:table-cell>
          <table:table-cell office:value-type="float" office:value="5027">
            <text:p>5027</text:p>
          </table:table-cell>
          <table:table-cell table:formula="of:=AVERAGE([.D58:.M58])" office:value-type="float" office:value="5124.3">
            <text:p>5124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5196">
            <text:p>5196</text:p>
          </table:table-cell>
          <table:table-cell office:value-type="float" office:value="5197">
            <text:p>5197</text:p>
          </table:table-cell>
          <table:table-cell office:value-type="float" office:value="5201">
            <text:p>5201</text:p>
          </table:table-cell>
          <table:table-cell office:value-type="float" office:value="5155">
            <text:p>5155</text:p>
          </table:table-cell>
          <table:table-cell office:value-type="float" office:value="5151">
            <text:p>5151</text:p>
          </table:table-cell>
          <table:table-cell office:value-type="float" office:value="5141">
            <text:p>5141</text:p>
          </table:table-cell>
          <table:table-cell office:value-type="float" office:value="5197">
            <text:p>5197</text:p>
          </table:table-cell>
          <table:table-cell office:value-type="float" office:value="5240">
            <text:p>5240</text:p>
          </table:table-cell>
          <table:table-cell office:value-type="float" office:value="5174">
            <text:p>5174</text:p>
          </table:table-cell>
          <table:table-cell office:value-type="float" office:value="5231">
            <text:p>5231</text:p>
          </table:table-cell>
          <table:table-cell table:formula="of:=AVERAGE([.D59:.M59])" office:value-type="float" office:value="5188.3">
            <text:p>518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5191">
            <text:p>5191</text:p>
          </table:table-cell>
          <table:table-cell office:value-type="float" office:value="5301">
            <text:p>5301</text:p>
          </table:table-cell>
          <table:table-cell office:value-type="float" office:value="5116">
            <text:p>5116</text:p>
          </table:table-cell>
          <table:table-cell office:value-type="float" office:value="5222">
            <text:p>5222</text:p>
          </table:table-cell>
          <table:table-cell office:value-type="float" office:value="5174">
            <text:p>5174</text:p>
          </table:table-cell>
          <table:table-cell office:value-type="float" office:value="5167">
            <text:p>5167</text:p>
          </table:table-cell>
          <table:table-cell office:value-type="float" office:value="5156">
            <text:p>5156</text:p>
          </table:table-cell>
          <table:table-cell office:value-type="float" office:value="5107">
            <text:p>5107</text:p>
          </table:table-cell>
          <table:table-cell office:value-type="float" office:value="5123">
            <text:p>5123</text:p>
          </table:table-cell>
          <table:table-cell office:value-type="float" office:value="5142">
            <text:p>5142</text:p>
          </table:table-cell>
          <table:table-cell table:formula="of:=AVERAGE([.D60:.M60])" office:value-type="float" office:value="5169.9">
            <text:p>516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5193">
            <text:p>5193</text:p>
          </table:table-cell>
          <table:table-cell office:value-type="float" office:value="5206">
            <text:p>5206</text:p>
          </table:table-cell>
          <table:table-cell office:value-type="float" office:value="5266">
            <text:p>5266</text:p>
          </table:table-cell>
          <table:table-cell office:value-type="float" office:value="5260">
            <text:p>5260</text:p>
          </table:table-cell>
          <table:table-cell office:value-type="float" office:value="5397">
            <text:p>5397</text:p>
          </table:table-cell>
          <table:table-cell office:value-type="float" office:value="5265">
            <text:p>5265</text:p>
          </table:table-cell>
          <table:table-cell office:value-type="float" office:value="5216">
            <text:p>5216</text:p>
          </table:table-cell>
          <table:table-cell office:value-type="float" office:value="5184">
            <text:p>5184</text:p>
          </table:table-cell>
          <table:table-cell office:value-type="float" office:value="5433">
            <text:p>5433</text:p>
          </table:table-cell>
          <table:table-cell office:value-type="float" office:value="5272">
            <text:p>5272</text:p>
          </table:table-cell>
          <table:table-cell table:formula="of:=AVERAGE([.D61:.M61])" office:value-type="float" office:value="5269.2">
            <text:p>5269.2</text:p>
          </table:table-cell>
        </table:table-row>
        <table:table-row table:style-name="ro1">
          <table:table-cell>
            <draw:frame table:end-cell-address="'ListInitialsCounter.addPerson'.J90" table:end-x="0.0531in" table:end-y="0.0827in" draw:z-index="0" draw:style-name="gr1" svg:width="8in" svg:height="5in" svg:x="0.0543in" svg:y="0.0421in">
              <draw:object draw:notify-on-update-of-ranges="'ListInitialsCounter.addPerson'.B1:'ListInitialsCounter.addPerson'.B61 'ListInitialsCounter.addPerson'.N1:'ListInitialsCounter.addPerson'.N6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3:.M9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94:.M94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5:.M9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6:.M9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7:.M9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8:.M9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9:.M9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0:.M10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1:.M10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2:.M10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3:.M10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04:.M10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5:.M10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06:.M10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7:.M10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8:.M10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9:.M10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0:.M1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1:.M11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2:.M1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3:.M1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4:.M1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5:.M1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6:.M11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7:.M1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8:.M1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119:.M11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0:.M1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1:.M1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2:.M1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3:.M12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4:.M1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5:.M1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6:.M1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7:.M1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8:.M1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9:.M1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0:.M13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31:.M13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2:.M13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3:.M1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4:.M1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5:.M1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6:.M13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7:.M1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138:.M13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9:.M1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0:.M14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1:.M14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2:.M1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3:.M14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4:.M1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5:.M1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6:.M14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7:.M1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8:.M14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9:.M14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50:.M15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1:.M15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2:.M15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3:.M153])" office:value-type="float" office:value="0">
            <text:p>0</text:p>
          </table:table-cell>
        </table:table-row>
        <table:table-row table:style-name="ro1">
          <table:table-cell>
            <draw:frame table:end-cell-address="'ListInitialsCounter.addPerson'.J182" table:end-x="0.0965in" table:end-y="0.1244in" draw:z-index="1" draw:style-name="gr1" svg:width="8in" svg:height="5in" svg:x="0.0976in" svg:y="0.0839in">
              <draw:object draw:notify-on-update-of-ranges="'ListInitialsCounter.addPerson'.B93:'ListInitialsCounter.addPerson'.B153 'ListInitialsCounter.addPerson'.N93:'ListInitialsCounter.addPerson'.N15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3"/>
        </table:table-row>
      </table:table>
      <table:table table:name="ListInitialsCounter.getNrOccurences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table:formula="of:=AVERAGE([.D1:.M1])" office:value-type="float" office:value="5.6">
            <text:p>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D2:.M2])" office:value-type="float" office:value="6.4">
            <text:p>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AVERAGE([.D3:.M3])" office:value-type="float" office:value="7.8">
            <text:p>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table:formula="of:=AVERAGE([.D4:.M4])" office:value-type="float" office:value="11">
            <text:p>1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13">
            <text:p>13</text:p>
          </table:table-cell>
          <table:table-cell table:formula="of:=AVERAGE([.D5:.M5])" office:value-type="float" office:value="11.6">
            <text:p>1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AVERAGE([.D6:.M6])" office:value-type="float" office:value="15.1">
            <text:p>1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D7:.M7])" office:value-type="float" office:value="6.8">
            <text:p>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AVERAGE([.D8:.M8])" office:value-type="float" office:value="8.5">
            <text:p>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formula="of:=AVERAGE([.D9:.M9])" office:value-type="float" office:value="10.9">
            <text:p>1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9"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AVERAGE([.D10:.M10])" office:value-type="float" office:value="12.9">
            <text:p>1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table:number-columns-repeated="9" office:value-type="float" office:value="15">
            <text:p>15</text:p>
          </table:table-cell>
          <table:table-cell table:formula="of:=AVERAGE([.D11:.M11])" office:value-type="float" office:value="14.9">
            <text:p>1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7" office:value-type="float" office:value="17">
            <text:p>17</text:p>
          </table:table-cell>
          <table:table-cell table:formula="of:=AVERAGE([.D12:.M12])" office:value-type="float" office:value="17.1">
            <text:p>1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formula="of:=AVERAGE([.D13:.M13])" office:value-type="float" office:value="19.3">
            <text:p>1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D14:.M14])" office:value-type="float" office:value="12">
            <text:p>1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 table:formula="of:=AVERAGE([.D15:.M15])" office:value-type="float" office:value="14">
            <text:p>1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D16:.M16])" office:value-type="float" office:value="16.4">
            <text:p>1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table:formula="of:=AVERAGE([.D17:.M17])" office:value-type="float" office:value="18.5">
            <text:p>1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formula="of:=AVERAGE([.D18:.M18])" office:value-type="float" office:value="20.7">
            <text:p>2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D19:.M19])" office:value-type="float" office:value="22.6">
            <text:p>22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D20:.M20])" office:value-type="float" office:value="16.2">
            <text:p>16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AVERAGE([.D21:.M21])" office:value-type="float" office:value="18.8">
            <text:p>1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AVERAGE([.D22:.M22])" office:value-type="float" office:value="21.2">
            <text:p>2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5"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23">
            <text:p>23</text:p>
          </table:table-cell>
          <table:table-cell table:formula="of:=AVERAGE([.D23:.M23])" office:value-type="float" office:value="22.9">
            <text:p>2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table:formula="of:=AVERAGE([.D24:.M24])" office:value-type="float" office:value="25.3">
            <text:p>2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AVERAGE([.D25:.M25])" office:value-type="float" office:value="23.7">
            <text:p>2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AVERAGE([.D26:.M26])" office:value-type="float" office:value="24.4">
            <text:p>24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  <table:table-cell table:formula="of:=AVERAGE([.D27:.M27])" office:value-type="float" office:value="24.5">
            <text:p>2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AVERAGE([.D28:.M28])" office:value-type="float" office:value="25">
            <text:p>2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AVERAGE([.D29:.M29])" office:value-type="float" office:value="27.1">
            <text:p>2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6"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3" office:value-type="float" office:value="29">
            <text:p>29</text:p>
          </table:table-cell>
          <table:table-cell table:formula="of:=AVERAGE([.D30:.M30])" office:value-type="float" office:value="28.9">
            <text:p>2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AVERAGE([.D31:.M31])" office:value-type="float" office:value="30.3">
            <text:p>3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3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4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AVERAGE([.D32:.M32])" office:value-type="float" office:value="33">
            <text:p>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3" office:value-type="float" office:value="35">
            <text:p>35</text:p>
          </table:table-cell>
          <table:table-cell table:number-columns-repeated="3"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AVERAGE([.D33:.M33])" office:value-type="float" office:value="35.1">
            <text:p>3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table:formula="of:=AVERAGE([.D34:.M34])" office:value-type="float" office:value="37.7">
            <text:p>3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AVERAGE([.D35:.M35])" office:value-type="float" office:value="31.3">
            <text:p>3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34">
            <text:p>34</text:p>
          </table:table-cell>
          <table:table-cell table:number-columns-repeated="4"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AVERAGE([.D36:.M36])" office:value-type="float" office:value="33">
            <text:p>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2" office:value-type="float" office:value="36">
            <text:p>36</text:p>
          </table:table-cell>
          <table:table-cell table:number-columns-repeated="3"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35">
            <text:p>35</text:p>
          </table:table-cell>
          <table:table-cell table:formula="of:=AVERAGE([.D37:.M37])" office:value-type="float" office:value="35.3">
            <text:p>3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AVERAGE([.D38:.M38])" office:value-type="float" office:value="37.2">
            <text:p>3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2"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3"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AVERAGE([.D39:.M39])" office:value-type="float" office:value="38.9">
            <text:p>3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formula="of:=AVERAGE([.D40:.M40])" office:value-type="float" office:value="41.6">
            <text:p>4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3" office:value-type="float" office:value="43">
            <text:p>43</text:p>
          </table:table-cell>
          <table:table-cell table:formula="of:=AVERAGE([.D41:.M41])" office:value-type="float" office:value="43.5">
            <text:p>4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3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AVERAGE([.D42:.M42])" office:value-type="float" office:value="34.9">
            <text:p>3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4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3"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AVERAGE([.D43:.M43])" office:value-type="float" office:value="36.6">
            <text:p>3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2"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AVERAGE([.D44:.M44])" office:value-type="float" office:value="38.6">
            <text:p>3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3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AVERAGE([.D45:.M45])" office:value-type="float" office:value="40.4">
            <text:p>4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4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D46:.M46])" office:value-type="float" office:value="42.5">
            <text:p>42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formula="of:=AVERAGE([.D47:.M47])" office:value-type="float" office:value="44.1">
            <text:p>44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number-columns-repeated="4"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AVERAGE([.D48:.M48])" office:value-type="float" office:value="47.3">
            <text:p>4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44">
            <text:p>44</text:p>
          </table:table-cell>
          <table:table-cell table:number-columns-repeated="5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2" office:value-type="float" office:value="40">
            <text:p>40</text:p>
          </table:table-cell>
          <table:table-cell table:formula="of:=AVERAGE([.D49:.M49])" office:value-type="float" office:value="39.8">
            <text:p>3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number-columns-repeated="3"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table:formula="of:=AVERAGE([.D50:.M50])" office:value-type="float" office:value="42">
            <text:p>4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number-columns-repeated="3"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4" office:value-type="float" office:value="44">
            <text:p>44</text:p>
          </table:table-cell>
          <table:table-cell table:formula="of:=AVERAGE([.D51:.M51])" office:value-type="float" office:value="44">
            <text:p>4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47">
            <text:p>47</text:p>
          </table:table-cell>
          <table:table-cell table:number-columns-repeated="4"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office:value-type="float" office:value="44">
            <text:p>44</text:p>
          </table:table-cell>
          <table:table-cell table:formula="of:=AVERAGE([.D52:.M52])" office:value-type="float" office:value="45.9">
            <text:p>4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formula="of:=AVERAGE([.D53:.M53])" office:value-type="float" office:value="47.6">
            <text:p>4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3" office:value-type="float" office:value="49">
            <text:p>49</text:p>
          </table:table-cell>
          <table:table-cell table:number-columns-repeated="2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50">
            <text:p>50</text:p>
          </table:table-cell>
          <table:table-cell table:formula="of:=AVERAGE([.D54:.M54])" office:value-type="float" office:value="49.8">
            <text:p>4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50">
            <text:p>50</text:p>
          </table:table-cell>
          <table:table-cell table:number-columns-repeated="3"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2"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AVERAGE([.D55:.M55])" office:value-type="float" office:value="51.3">
            <text:p>5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formula="of:=AVERAGE([.D56:.M56])" office:value-type="float" office:value="44">
            <text:p>4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formula="of:=AVERAGE([.D57:.M57])" office:value-type="float" office:value="45.8">
            <text:p>45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AVERAGE([.D58:.M58])" office:value-type="float" office:value="48.3">
            <text:p>4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3"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AVERAGE([.D59:.M59])" office:value-type="float" office:value="50.1">
            <text:p>5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50000">
            <text:p>3050000</text:p>
          </table:table-cell>
          <table:table-cell office:value-type="string">
            <text:p>Ms: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AVERAGE([.D60:.M60])" office:value-type="float" office:value="51.4">
            <text:p>5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00000">
            <text:p>3100000</text:p>
          </table:table-cell>
          <table:table-cell office:value-type="string">
            <text:p>Ms: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4"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formula="of:=AVERAGE([.D61:.M61])" office:value-type="float" office:value="52.7">
            <text:p>5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50000">
            <text:p>3150000</text:p>
          </table:table-cell>
          <table:table-cell office:value-type="string">
            <text:p>Ms:</text:p>
          </table:table-cell>
          <table:table-cell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table:formula="of:=AVERAGE([.D62:.M62])" office:value-type="float" office:value="55.5">
            <text:p>5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0000">
            <text:p>3200000</text:p>
          </table:table-cell>
          <table:table-cell office:value-type="string">
            <text:p>Ms: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AVERAGE([.D63:.M63])" office:value-type="float" office:value="47.4">
            <text:p>4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50000">
            <text:p>3250000</text:p>
          </table:table-cell>
          <table:table-cell office:value-type="string">
            <text:p>Ms:</text:p>
          </table:table-cell>
          <table:table-cell table:number-columns-repeated="4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AVERAGE([.D64:.M64])" office:value-type="float" office:value="49">
            <text:p>4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00000">
            <text:p>3300000</text:p>
          </table:table-cell>
          <table:table-cell office:value-type="string">
            <text:p>Ms:</text:p>
          </table:table-cell>
          <table:table-cell table:number-columns-repeated="4" office:value-type="float" office:value="51">
            <text:p>51</text:p>
          </table:table-cell>
          <table:table-cell office:value-type="float" office:value="49">
            <text:p>49</text:p>
          </table:table-cell>
          <table:table-cell table:number-columns-repeated="3"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AVERAGE([.D65:.M65])" office:value-type="float" office:value="50.7">
            <text:p>5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50000">
            <text:p>3350000</text:p>
          </table:table-cell>
          <table:table-cell office:value-type="string">
            <text:p>Ms: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formula="of:=AVERAGE([.D66:.M66])" office:value-type="float" office:value="52.7">
            <text:p>5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0000">
            <text:p>340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table:formula="of:=AVERAGE([.D67:.M67])" office:value-type="float" office:value="55.6">
            <text:p>5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50000">
            <text:p>3450000</text:p>
          </table:table-cell>
          <table:table-cell office:value-type="string">
            <text:p>Ms: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number-columns-repeated="2"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formula="of:=AVERAGE([.D68:.M68])" office:value-type="float" office:value="51.7">
            <text:p>5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0">
            <text:p>3500000</text:p>
          </table:table-cell>
          <table:table-cell office:value-type="string">
            <text:p>Ms:</text:p>
          </table:table-cell>
          <table:table-cell table:number-columns-repeated="5"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52">
            <text:p>52</text:p>
          </table:table-cell>
          <table:table-cell office:value-type="float" office:value="53">
            <text:p>53</text:p>
          </table:table-cell>
          <table:table-cell table:formula="of:=AVERAGE([.D69:.M69])" office:value-type="float" office:value="52.7">
            <text:p>5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50000">
            <text:p>355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formula="of:=AVERAGE([.D70:.M70])" office:value-type="float" office:value="55">
            <text:p>5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00000">
            <text:p>360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5" office:value-type="float" office:value="57">
            <text:p>57</text:p>
          </table:table-cell>
          <table:table-cell office:value-type="float" office:value="56">
            <text:p>56</text:p>
          </table:table-cell>
          <table:table-cell table:formula="of:=AVERAGE([.D71:.M71])" office:value-type="float" office:value="56.9">
            <text:p>5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50000">
            <text:p>3650000</text:p>
          </table:table-cell>
          <table:table-cell office:value-type="string">
            <text:p>Ms:</text:p>
          </table:table-cell>
          <table:table-cell table:number-columns-repeated="3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formula="of:=AVERAGE([.D72:.M72])" office:value-type="float" office:value="58.6">
            <text:p>5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00000">
            <text:p>3700000</text:p>
          </table:table-cell>
          <table:table-cell office:value-type="string">
            <text:p>Ms: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3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f:=AVERAGE([.D73:.M73])" office:value-type="float" office:value="61.7">
            <text:p>6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50000">
            <text:p>3750000</text:p>
          </table:table-cell>
          <table:table-cell office:value-type="string">
            <text:p>Ms: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formula="of:=AVERAGE([.D74:.M74])" office:value-type="float" office:value="62.8">
            <text:p>62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00000">
            <text:p>3800000</text:p>
          </table:table-cell>
          <table:table-cell office:value-type="string">
            <text:p>Ms:</text:p>
          </table:table-cell>
          <table:table-cell office:value-type="float" office:value="57">
            <text:p>57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table:formula="of:=AVERAGE([.D75:.M75])" office:value-type="float" office:value="54.6">
            <text:p>54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50000">
            <text:p>385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formula="of:=AVERAGE([.D76:.M76])" office:value-type="float" office:value="56">
            <text:p>5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00000">
            <text:p>3900000</text:p>
          </table:table-cell>
          <table:table-cell office:value-type="string">
            <text:p>Ms: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f:=AVERAGE([.D77:.M77])" office:value-type="float" office:value="58.6">
            <text:p>5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50000">
            <text:p>3950000</text:p>
          </table:table-cell>
          <table:table-cell office:value-type="string">
            <text:p>Ms:</text:p>
          </table:table-cell>
          <table:table-cell table:number-columns-repeated="2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formula="of:=AVERAGE([.D78:.M78])" office:value-type="float" office:value="61.2">
            <text:p>6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0">
            <text:p>4000000</text:p>
          </table:table-cell>
          <table:table-cell office:value-type="string">
            <text:p>Ms:</text:p>
          </table:table-cell>
          <table:table-cell table:number-columns-repeated="4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D79:.M79])" office:value-type="float" office:value="63.3">
            <text:p>6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50000">
            <text:p>4050000</text:p>
          </table:table-cell>
          <table:table-cell office:value-type="string">
            <text:p>Ms: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4"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3" office:value-type="float" office:value="65">
            <text:p>65</text:p>
          </table:table-cell>
          <table:table-cell table:formula="of:=AVERAGE([.D80:.M80])" office:value-type="float" office:value="65.2">
            <text:p>65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00000">
            <text:p>4100000</text:p>
          </table:table-cell>
          <table:table-cell office:value-type="string">
            <text:p>Ms: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formula="of:=AVERAGE([.D81:.M81])" office:value-type="float" office:value="67.2">
            <text:p>6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50000">
            <text:p>4150000</text:p>
          </table:table-cell>
          <table:table-cell office:value-type="string">
            <text:p>Ms:</text:p>
          </table:table-cell>
          <table:table-cell office:value-type="float" office:value="59">
            <text:p>59</text:p>
          </table:table-cell>
          <table:table-cell table:number-columns-repeated="4"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4" office:value-type="float" office:value="59">
            <text:p>59</text:p>
          </table:table-cell>
          <table:table-cell table:formula="of:=AVERAGE([.D82:.M82])" office:value-type="float" office:value="58.8">
            <text:p>5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00000">
            <text:p>4200000</text:p>
          </table:table-cell>
          <table:table-cell office:value-type="string">
            <text:p>Ms:</text:p>
          </table:table-cell>
          <table:table-cell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3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AVERAGE([.D83:.M83])" office:value-type="float" office:value="60.6">
            <text:p>6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50000">
            <text:p>4250000</text:p>
          </table:table-cell>
          <table:table-cell office:value-type="string">
            <text:p>Ms:</text:p>
          </table:table-cell>
          <table:table-cell table:number-columns-repeated="3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D84:.M84])" office:value-type="float" office:value="63">
            <text:p>6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00000">
            <text:p>4300000</text:p>
          </table:table-cell>
          <table:table-cell office:value-type="string">
            <text:p>Ms: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AVERAGE([.D85:.M85])" office:value-type="float" office:value="65.3">
            <text:p>6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50000">
            <text:p>4350000</text:p>
          </table:table-cell>
          <table:table-cell office:value-type="string">
            <text:p>Ms: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formula="of:=AVERAGE([.D86:.M86])" office:value-type="float" office:value="67.3">
            <text:p>6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00000">
            <text:p>440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formula="of:=AVERAGE([.D87:.M87])" office:value-type="float" office:value="74.5">
            <text:p>7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50000">
            <text:p>4450000</text:p>
          </table:table-cell>
          <table:table-cell office:value-type="string">
            <text:p>Ms: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AVERAGE([.D88:.M88])" office:value-type="float" office:value="71.1">
            <text:p>7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0">
            <text:p>4500000</text:p>
          </table:table-cell>
          <table:table-cell office:value-type="string">
            <text:p>Ms: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D89:.M89])" office:value-type="float" office:value="64.6">
            <text:p>64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50000">
            <text:p>4550000</text:p>
          </table:table-cell>
          <table:table-cell office:value-type="string">
            <text:p>Ms: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formula="of:=AVERAGE([.D90:.M90])" office:value-type="float" office:value="65.9">
            <text:p>6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00000">
            <text:p>460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table:number-columns-repeated="3" office:value-type="float" office:value="68">
            <text:p>68</text:p>
          </table:table-cell>
          <table:table-cell table:formula="of:=AVERAGE([.D91:.M91])" office:value-type="float" office:value="68">
            <text:p>6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50000">
            <text:p>465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AVERAGE([.D92:.M92])" office:value-type="float" office:value="70.1">
            <text:p>7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00000">
            <text:p>4700000</text:p>
          </table:table-cell>
          <table:table-cell office:value-type="string">
            <text:p>Ms: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4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AVERAGE([.D93:.M93])" office:value-type="float" office:value="72.7">
            <text:p>7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50000">
            <text:p>4750000</text:p>
          </table:table-cell>
          <table:table-cell office:value-type="string">
            <text:p>Ms: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formula="of:=AVERAGE([.D94:.M94])" office:value-type="float" office:value="74.3">
            <text:p>74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00000">
            <text:p>4800000</text:p>
          </table:table-cell>
          <table:table-cell office:value-type="string">
            <text:p>Ms: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formula="of:=AVERAGE([.D95:.M95])" office:value-type="float" office:value="68">
            <text:p>6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50000">
            <text:p>4850000</text:p>
          </table:table-cell>
          <table:table-cell office:value-type="string">
            <text:p>Ms: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3"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table:formula="of:=AVERAGE([.D96:.M96])" office:value-type="float" office:value="67.5">
            <text:p>67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00000">
            <text:p>4900000</text:p>
          </table:table-cell>
          <table:table-cell office:value-type="string">
            <text:p>Ms: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AVERAGE([.D97:.M97])" office:value-type="float" office:value="70">
            <text:p>7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50000">
            <text:p>4950000</text:p>
          </table:table-cell>
          <table:table-cell office:value-type="string">
            <text:p>Ms: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table:formula="of:=AVERAGE([.D98:.M98])" office:value-type="float" office:value="72.1">
            <text:p>72.1</text:p>
          </table:table-cell>
        </table:table-row>
        <table:table-row table:style-name="ro1">
          <table:table-cell office:value-type="string">
            <text:p>Input:</text:p>
            <draw:frame table:end-cell-address="'ListInitialsCounter.getNrOccurences'.I128" table:end-x="0.8878in" table:end-y="0.0303in" draw:z-index="0" draw:style-name="gr1" svg:width="8in" svg:height="5in" svg:x="0in" svg:y="0.1665in">
              <draw:object draw:notify-on-update-of-ranges="'ListInitialsCounter.getNrOccurences'.B1:'ListInitialsCounter.getNrOccurences'.B99 'ListInitialsCounter.getNrOccurences'.N1:'ListInitialsCounter.getNrOccurences'.N9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5000000">
            <text:p>5000000</text:p>
          </table:table-cell>
          <table:table-cell office:value-type="string">
            <text:p>Ms: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formula="of:=AVERAGE([.D99:.M99])" office:value-type="float" office:value="74.1">
            <text:p>74.1</text:p>
          </table:table-cell>
        </table:table-row>
      </table:table>
      <table:table table:name="HashMapInitialsCounter.addPerson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628">
            <text:p>628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table:formula="of:=AVERAGE([.D2:.M2])" office:value-type="float" office:value="157.4">
            <text:p>15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05">
            <text:p>205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97">
            <text:p>197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AVERAGE([.D3:.M3])" office:value-type="float" office:value="189.3">
            <text:p>18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277">
            <text:p>277</text:p>
          </table:table-cell>
          <table:table-cell office:value-type="float" office:value="286">
            <text:p>286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office:value-type="float" office:value="285">
            <text:p>285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283">
            <text:p>283</text:p>
          </table:table-cell>
          <table:table-cell table:formula="of:=AVERAGE([.D4:.M4])" office:value-type="float" office:value="280.7">
            <text:p>28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366">
            <text:p>366</text:p>
          </table:table-cell>
          <table:table-cell office:value-type="float" office:value="356">
            <text:p>356</text:p>
          </table:table-cell>
          <table:table-cell office:value-type="float" office:value="378">
            <text:p>378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 table:number-columns-repeated="3" office:value-type="float" office:value="358">
            <text:p>358</text:p>
          </table:table-cell>
          <table:table-cell office:value-type="float" office:value="353">
            <text:p>353</text:p>
          </table:table-cell>
          <table:table-cell office:value-type="float" office:value="355">
            <text:p>355</text:p>
          </table:table-cell>
          <table:table-cell table:formula="of:=AVERAGE([.D5:.M5])" office:value-type="float" office:value="361.1">
            <text:p>36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458">
            <text:p>458</text:p>
          </table:table-cell>
          <table:table-cell office:value-type="float" office:value="453">
            <text:p>453</text:p>
          </table:table-cell>
          <table:table-cell office:value-type="float" office:value="448">
            <text:p>448</text:p>
          </table:table-cell>
          <table:table-cell office:value-type="float" office:value="447">
            <text:p>447</text:p>
          </table:table-cell>
          <table:table-cell table:number-columns-repeated="2" office:value-type="float" office:value="450">
            <text:p>450</text:p>
          </table:table-cell>
          <table:table-cell office:value-type="float" office:value="444">
            <text:p>444</text:p>
          </table:table-cell>
          <table:table-cell office:value-type="float" office:value="454">
            <text:p>454</text:p>
          </table:table-cell>
          <table:table-cell office:value-type="float" office:value="481">
            <text:p>481</text:p>
          </table:table-cell>
          <table:table-cell office:value-type="float" office:value="448">
            <text:p>448</text:p>
          </table:table-cell>
          <table:table-cell table:formula="of:=AVERAGE([.D6:.M6])" office:value-type="float" office:value="453.3">
            <text:p>45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572">
            <text:p>572</text:p>
          </table:table-cell>
          <table:table-cell office:value-type="float" office:value="563">
            <text:p>563</text:p>
          </table:table-cell>
          <table:table-cell table:number-columns-repeated="2" office:value-type="float" office:value="533">
            <text:p>533</text:p>
          </table:table-cell>
          <table:table-cell office:value-type="float" office:value="528">
            <text:p>528</text:p>
          </table:table-cell>
          <table:table-cell office:value-type="float" office:value="530">
            <text:p>530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31">
            <text:p>531</text:p>
          </table:table-cell>
          <table:table-cell office:value-type="float" office:value="530">
            <text:p>530</text:p>
          </table:table-cell>
          <table:table-cell table:formula="of:=AVERAGE([.D7:.M7])" office:value-type="float" office:value="537.8">
            <text:p>53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638">
            <text:p>638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41">
            <text:p>641</text:p>
          </table:table-cell>
          <table:table-cell office:value-type="float" office:value="617">
            <text:p>617</text:p>
          </table:table-cell>
          <table:table-cell office:value-type="float" office:value="643">
            <text:p>643</text:p>
          </table:table-cell>
          <table:table-cell office:value-type="float" office:value="676">
            <text:p>676</text:p>
          </table:table-cell>
          <table:table-cell office:value-type="float" office:value="653">
            <text:p>653</text:p>
          </table:table-cell>
          <table:table-cell office:value-type="float" office:value="647">
            <text:p>647</text:p>
          </table:table-cell>
          <table:table-cell office:value-type="float" office:value="627">
            <text:p>627</text:p>
          </table:table-cell>
          <table:table-cell table:formula="of:=AVERAGE([.D8:.M8])" office:value-type="float" office:value="641.8">
            <text:p>641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720">
            <text:p>720</text:p>
          </table:table-cell>
          <table:table-cell office:value-type="float" office:value="712">
            <text:p>712</text:p>
          </table:table-cell>
          <table:table-cell office:value-type="float" office:value="735">
            <text:p>735</text:p>
          </table:table-cell>
          <table:table-cell office:value-type="float" office:value="722">
            <text:p>722</text:p>
          </table:table-cell>
          <table:table-cell office:value-type="float" office:value="746">
            <text:p>746</text:p>
          </table:table-cell>
          <table:table-cell office:value-type="float" office:value="734">
            <text:p>734</text:p>
          </table:table-cell>
          <table:table-cell office:value-type="float" office:value="731">
            <text:p>731</text:p>
          </table:table-cell>
          <table:table-cell office:value-type="float" office:value="717">
            <text:p>717</text:p>
          </table:table-cell>
          <table:table-cell office:value-type="float" office:value="712">
            <text:p>712</text:p>
          </table:table-cell>
          <table:table-cell office:value-type="float" office:value="737">
            <text:p>737</text:p>
          </table:table-cell>
          <table:table-cell table:formula="of:=AVERAGE([.D9:.M9])" office:value-type="float" office:value="726.6">
            <text:p>72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822">
            <text:p>822</text:p>
          </table:table-cell>
          <table:table-cell office:value-type="float" office:value="796">
            <text:p>796</text:p>
          </table:table-cell>
          <table:table-cell office:value-type="float" office:value="791">
            <text:p>791</text:p>
          </table:table-cell>
          <table:table-cell office:value-type="float" office:value="794">
            <text:p>794</text:p>
          </table:table-cell>
          <table:table-cell office:value-type="float" office:value="799">
            <text:p>799</text:p>
          </table:table-cell>
          <table:table-cell office:value-type="float" office:value="808">
            <text:p>808</text:p>
          </table:table-cell>
          <table:table-cell office:value-type="float" office:value="826">
            <text:p>826</text:p>
          </table:table-cell>
          <table:table-cell office:value-type="float" office:value="812">
            <text:p>812</text:p>
          </table:table-cell>
          <table:table-cell office:value-type="float" office:value="816">
            <text:p>816</text:p>
          </table:table-cell>
          <table:table-cell office:value-type="float" office:value="803">
            <text:p>803</text:p>
          </table:table-cell>
          <table:table-cell table:formula="of:=AVERAGE([.D10:.M10])" office:value-type="float" office:value="806.7">
            <text:p>806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932">
            <text:p>932</text:p>
          </table:table-cell>
          <table:table-cell office:value-type="float" office:value="923">
            <text:p>923</text:p>
          </table:table-cell>
          <table:table-cell office:value-type="float" office:value="897">
            <text:p>897</text:p>
          </table:table-cell>
          <table:table-cell office:value-type="float" office:value="877">
            <text:p>877</text:p>
          </table:table-cell>
          <table:table-cell office:value-type="float" office:value="886">
            <text:p>886</text:p>
          </table:table-cell>
          <table:table-cell office:value-type="float" office:value="924">
            <text:p>924</text:p>
          </table:table-cell>
          <table:table-cell office:value-type="float" office:value="896">
            <text:p>896</text:p>
          </table:table-cell>
          <table:table-cell office:value-type="float" office:value="892">
            <text:p>892</text:p>
          </table:table-cell>
          <table:table-cell office:value-type="float" office:value="889">
            <text:p>889</text:p>
          </table:table-cell>
          <table:table-cell office:value-type="float" office:value="883">
            <text:p>883</text:p>
          </table:table-cell>
          <table:table-cell table:formula="of:=AVERAGE([.D11:.M11])" office:value-type="float" office:value="899.9">
            <text:p>89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984">
            <text:p>984</text:p>
          </table:table-cell>
          <table:table-cell office:value-type="float" office:value="972">
            <text:p>972</text:p>
          </table:table-cell>
          <table:table-cell office:value-type="float" office:value="989">
            <text:p>989</text:p>
          </table:table-cell>
          <table:table-cell office:value-type="float" office:value="982">
            <text:p>982</text:p>
          </table:table-cell>
          <table:table-cell office:value-type="float" office:value="974">
            <text:p>974</text:p>
          </table:table-cell>
          <table:table-cell office:value-type="float" office:value="973">
            <text:p>973</text:p>
          </table:table-cell>
          <table:table-cell office:value-type="float" office:value="967">
            <text:p>967</text:p>
          </table:table-cell>
          <table:table-cell office:value-type="float" office:value="991">
            <text:p>991</text:p>
          </table:table-cell>
          <table:table-cell office:value-type="float" office:value="967">
            <text:p>967</text:p>
          </table:table-cell>
          <table:table-cell office:value-type="float" office:value="964">
            <text:p>964</text:p>
          </table:table-cell>
          <table:table-cell table:formula="of:=AVERAGE([.D12:.M12])" office:value-type="float" office:value="976.3">
            <text:p>976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1065">
            <text:p>1065</text:p>
          </table:table-cell>
          <table:table-cell office:value-type="float" office:value="1085">
            <text:p>1085</text:p>
          </table:table-cell>
          <table:table-cell office:value-type="float" office:value="1116">
            <text:p>1116</text:p>
          </table:table-cell>
          <table:table-cell office:value-type="float" office:value="1079">
            <text:p>1079</text:p>
          </table:table-cell>
          <table:table-cell office:value-type="float" office:value="1107">
            <text:p>1107</text:p>
          </table:table-cell>
          <table:table-cell office:value-type="float" office:value="1073">
            <text:p>1073</text:p>
          </table:table-cell>
          <table:table-cell office:value-type="float" office:value="1062">
            <text:p>1062</text:p>
          </table:table-cell>
          <table:table-cell office:value-type="float" office:value="1069">
            <text:p>1069</text:p>
          </table:table-cell>
          <table:table-cell office:value-type="float" office:value="1046">
            <text:p>1046</text:p>
          </table:table-cell>
          <table:table-cell office:value-type="float" office:value="1060">
            <text:p>1060</text:p>
          </table:table-cell>
          <table:table-cell table:formula="of:=AVERAGE([.D13:.M13])" office:value-type="float" office:value="1076.2">
            <text:p>1076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1152">
            <text:p>1152</text:p>
          </table:table-cell>
          <table:table-cell office:value-type="float" office:value="1217">
            <text:p>1217</text:p>
          </table:table-cell>
          <table:table-cell office:value-type="float" office:value="1179">
            <text:p>1179</text:p>
          </table:table-cell>
          <table:table-cell office:value-type="float" office:value="1181">
            <text:p>1181</text:p>
          </table:table-cell>
          <table:table-cell office:value-type="float" office:value="1160">
            <text:p>1160</text:p>
          </table:table-cell>
          <table:table-cell office:value-type="float" office:value="1219">
            <text:p>1219</text:p>
          </table:table-cell>
          <table:table-cell office:value-type="float" office:value="1166">
            <text:p>1166</text:p>
          </table:table-cell>
          <table:table-cell office:value-type="float" office:value="1212">
            <text:p>1212</text:p>
          </table:table-cell>
          <table:table-cell office:value-type="float" office:value="1191">
            <text:p>1191</text:p>
          </table:table-cell>
          <table:table-cell office:value-type="float" office:value="1179">
            <text:p>1179</text:p>
          </table:table-cell>
          <table:table-cell table:formula="of:=AVERAGE([.D14:.M14])" office:value-type="float" office:value="1185.6">
            <text:p>118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1278">
            <text:p>1278</text:p>
          </table:table-cell>
          <table:table-cell office:value-type="float" office:value="1262">
            <text:p>1262</text:p>
          </table:table-cell>
          <table:table-cell office:value-type="float" office:value="1272">
            <text:p>1272</text:p>
          </table:table-cell>
          <table:table-cell office:value-type="float" office:value="1279">
            <text:p>1279</text:p>
          </table:table-cell>
          <table:table-cell office:value-type="float" office:value="1244">
            <text:p>1244</text:p>
          </table:table-cell>
          <table:table-cell office:value-type="float" office:value="1243">
            <text:p>1243</text:p>
          </table:table-cell>
          <table:table-cell office:value-type="float" office:value="1245">
            <text:p>1245</text:p>
          </table:table-cell>
          <table:table-cell office:value-type="float" office:value="1261">
            <text:p>1261</text:p>
          </table:table-cell>
          <table:table-cell office:value-type="float" office:value="1290">
            <text:p>1290</text:p>
          </table:table-cell>
          <table:table-cell office:value-type="float" office:value="1344">
            <text:p>1344</text:p>
          </table:table-cell>
          <table:table-cell table:formula="of:=AVERAGE([.D15:.M15])" office:value-type="float" office:value="1271.8">
            <text:p>1271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1352">
            <text:p>1352</text:p>
          </table:table-cell>
          <table:table-cell office:value-type="float" office:value="1378">
            <text:p>1378</text:p>
          </table:table-cell>
          <table:table-cell office:value-type="float" office:value="1355">
            <text:p>1355</text:p>
          </table:table-cell>
          <table:table-cell office:value-type="float" office:value="1332">
            <text:p>1332</text:p>
          </table:table-cell>
          <table:table-cell office:value-type="float" office:value="1343">
            <text:p>1343</text:p>
          </table:table-cell>
          <table:table-cell office:value-type="float" office:value="1421">
            <text:p>1421</text:p>
          </table:table-cell>
          <table:table-cell office:value-type="float" office:value="1411">
            <text:p>1411</text:p>
          </table:table-cell>
          <table:table-cell office:value-type="float" office:value="1357">
            <text:p>1357</text:p>
          </table:table-cell>
          <table:table-cell office:value-type="float" office:value="1344">
            <text:p>1344</text:p>
          </table:table-cell>
          <table:table-cell office:value-type="float" office:value="1338">
            <text:p>1338</text:p>
          </table:table-cell>
          <table:table-cell table:formula="of:=AVERAGE([.D16:.M16])" office:value-type="float" office:value="1363.1">
            <text:p>136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1502">
            <text:p>1502</text:p>
          </table:table-cell>
          <table:table-cell office:value-type="float" office:value="1440">
            <text:p>1440</text:p>
          </table:table-cell>
          <table:table-cell office:value-type="float" office:value="1430">
            <text:p>1430</text:p>
          </table:table-cell>
          <table:table-cell office:value-type="float" office:value="1492">
            <text:p>1492</text:p>
          </table:table-cell>
          <table:table-cell office:value-type="float" office:value="1478">
            <text:p>1478</text:p>
          </table:table-cell>
          <table:table-cell office:value-type="float" office:value="1462">
            <text:p>1462</text:p>
          </table:table-cell>
          <table:table-cell office:value-type="float" office:value="1420">
            <text:p>1420</text:p>
          </table:table-cell>
          <table:table-cell office:value-type="float" office:value="1431">
            <text:p>1431</text:p>
          </table:table-cell>
          <table:table-cell office:value-type="float" office:value="1509">
            <text:p>1509</text:p>
          </table:table-cell>
          <table:table-cell office:value-type="float" office:value="1468">
            <text:p>1468</text:p>
          </table:table-cell>
          <table:table-cell table:formula="of:=AVERAGE([.D17:.M17])" office:value-type="float" office:value="1463.2">
            <text:p>146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1514">
            <text:p>1514</text:p>
          </table:table-cell>
          <table:table-cell office:value-type="float" office:value="1515">
            <text:p>1515</text:p>
          </table:table-cell>
          <table:table-cell office:value-type="float" office:value="1569">
            <text:p>1569</text:p>
          </table:table-cell>
          <table:table-cell office:value-type="float" office:value="1539">
            <text:p>1539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office:value-type="float" office:value="1500">
            <text:p>1500</text:p>
          </table:table-cell>
          <table:table-cell office:value-type="float" office:value="1499">
            <text:p>1499</text:p>
          </table:table-cell>
          <table:table-cell office:value-type="float" office:value="1496">
            <text:p>1496</text:p>
          </table:table-cell>
          <table:table-cell office:value-type="float" office:value="1510">
            <text:p>1510</text:p>
          </table:table-cell>
          <table:table-cell table:formula="of:=AVERAGE([.D18:.M18])" office:value-type="float" office:value="1517">
            <text:p>151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1593">
            <text:p>1593</text:p>
          </table:table-cell>
          <table:table-cell office:value-type="float" office:value="1581">
            <text:p>1581</text:p>
          </table:table-cell>
          <table:table-cell office:value-type="float" office:value="1592">
            <text:p>1592</text:p>
          </table:table-cell>
          <table:table-cell office:value-type="float" office:value="1604">
            <text:p>1604</text:p>
          </table:table-cell>
          <table:table-cell office:value-type="float" office:value="1614">
            <text:p>1614</text:p>
          </table:table-cell>
          <table:table-cell office:value-type="float" office:value="1685">
            <text:p>1685</text:p>
          </table:table-cell>
          <table:table-cell office:value-type="float" office:value="1627">
            <text:p>1627</text:p>
          </table:table-cell>
          <table:table-cell office:value-type="float" office:value="1604">
            <text:p>1604</text:p>
          </table:table-cell>
          <table:table-cell office:value-type="float" office:value="1599">
            <text:p>1599</text:p>
          </table:table-cell>
          <table:table-cell office:value-type="float" office:value="1622">
            <text:p>1622</text:p>
          </table:table-cell>
          <table:table-cell table:formula="of:=AVERAGE([.D19:.M19])" office:value-type="float" office:value="1612.1">
            <text:p>161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1749">
            <text:p>1749</text:p>
          </table:table-cell>
          <table:table-cell office:value-type="float" office:value="1695">
            <text:p>1695</text:p>
          </table:table-cell>
          <table:table-cell office:value-type="float" office:value="1685">
            <text:p>1685</text:p>
          </table:table-cell>
          <table:table-cell office:value-type="float" office:value="1691">
            <text:p>1691</text:p>
          </table:table-cell>
          <table:table-cell office:value-type="float" office:value="1698">
            <text:p>1698</text:p>
          </table:table-cell>
          <table:table-cell office:value-type="float" office:value="1685">
            <text:p>1685</text:p>
          </table:table-cell>
          <table:table-cell office:value-type="float" office:value="1690">
            <text:p>1690</text:p>
          </table:table-cell>
          <table:table-cell office:value-type="float" office:value="1680">
            <text:p>1680</text:p>
          </table:table-cell>
          <table:table-cell office:value-type="float" office:value="1693">
            <text:p>1693</text:p>
          </table:table-cell>
          <table:table-cell office:value-type="float" office:value="1685">
            <text:p>1685</text:p>
          </table:table-cell>
          <table:table-cell table:formula="of:=AVERAGE([.D20:.M20])" office:value-type="float" office:value="1695.1">
            <text:p>169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1838">
            <text:p>1838</text:p>
          </table:table-cell>
          <table:table-cell office:value-type="float" office:value="1772">
            <text:p>1772</text:p>
          </table:table-cell>
          <table:table-cell office:value-type="float" office:value="1781">
            <text:p>1781</text:p>
          </table:table-cell>
          <table:table-cell office:value-type="float" office:value="1780">
            <text:p>1780</text:p>
          </table:table-cell>
          <table:table-cell office:value-type="float" office:value="1772">
            <text:p>1772</text:p>
          </table:table-cell>
          <table:table-cell office:value-type="float" office:value="1828">
            <text:p>1828</text:p>
          </table:table-cell>
          <table:table-cell office:value-type="float" office:value="1783">
            <text:p>1783</text:p>
          </table:table-cell>
          <table:table-cell office:value-type="float" office:value="1784">
            <text:p>1784</text:p>
          </table:table-cell>
          <table:table-cell table:number-columns-repeated="2" office:value-type="float" office:value="1789">
            <text:p>1789</text:p>
          </table:table-cell>
          <table:table-cell table:formula="of:=AVERAGE([.D21:.M21])" office:value-type="float" office:value="1791.6">
            <text:p>179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884">
            <text:p>1884</text:p>
          </table:table-cell>
          <table:table-cell office:value-type="float" office:value="1878">
            <text:p>1878</text:p>
          </table:table-cell>
          <table:table-cell office:value-type="float" office:value="1868">
            <text:p>1868</text:p>
          </table:table-cell>
          <table:table-cell office:value-type="float" office:value="1866">
            <text:p>1866</text:p>
          </table:table-cell>
          <table:table-cell office:value-type="float" office:value="1861">
            <text:p>1861</text:p>
          </table:table-cell>
          <table:table-cell office:value-type="float" office:value="1870">
            <text:p>1870</text:p>
          </table:table-cell>
          <table:table-cell office:value-type="float" office:value="1874">
            <text:p>1874</text:p>
          </table:table-cell>
          <table:table-cell office:value-type="float" office:value="1880">
            <text:p>1880</text:p>
          </table:table-cell>
          <table:table-cell office:value-type="float" office:value="1863">
            <text:p>1863</text:p>
          </table:table-cell>
          <table:table-cell office:value-type="float" office:value="1874">
            <text:p>1874</text:p>
          </table:table-cell>
          <table:table-cell table:formula="of:=AVERAGE([.D22:.M22])" office:value-type="float" office:value="1871.8">
            <text:p>1871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957">
            <text:p>1957</text:p>
          </table:table-cell>
          <table:table-cell office:value-type="float" office:value="1990">
            <text:p>1990</text:p>
          </table:table-cell>
          <table:table-cell office:value-type="float" office:value="2041">
            <text:p>2041</text:p>
          </table:table-cell>
          <table:table-cell office:value-type="float" office:value="2012">
            <text:p>2012</text:p>
          </table:table-cell>
          <table:table-cell office:value-type="float" office:value="1962">
            <text:p>1962</text:p>
          </table:table-cell>
          <table:table-cell office:value-type="float" office:value="1954">
            <text:p>1954</text:p>
          </table:table-cell>
          <table:table-cell office:value-type="float" office:value="1971">
            <text:p>1971</text:p>
          </table:table-cell>
          <table:table-cell office:value-type="float" office:value="1977">
            <text:p>1977</text:p>
          </table:table-cell>
          <table:table-cell office:value-type="float" office:value="1962">
            <text:p>1962</text:p>
          </table:table-cell>
          <table:table-cell office:value-type="float" office:value="2003">
            <text:p>2003</text:p>
          </table:table-cell>
          <table:table-cell table:formula="of:=AVERAGE([.D23:.M23])" office:value-type="float" office:value="1982.9">
            <text:p>198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2078">
            <text:p>2078</text:p>
          </table:table-cell>
          <table:table-cell office:value-type="float" office:value="2063">
            <text:p>2063</text:p>
          </table:table-cell>
          <table:table-cell office:value-type="float" office:value="2046">
            <text:p>2046</text:p>
          </table:table-cell>
          <table:table-cell office:value-type="float" office:value="2039">
            <text:p>2039</text:p>
          </table:table-cell>
          <table:table-cell office:value-type="float" office:value="2047">
            <text:p>2047</text:p>
          </table:table-cell>
          <table:table-cell office:value-type="float" office:value="2055">
            <text:p>2055</text:p>
          </table:table-cell>
          <table:table-cell office:value-type="float" office:value="2038">
            <text:p>2038</text:p>
          </table:table-cell>
          <table:table-cell office:value-type="float" office:value="2073">
            <text:p>2073</text:p>
          </table:table-cell>
          <table:table-cell office:value-type="float" office:value="2035">
            <text:p>2035</text:p>
          </table:table-cell>
          <table:table-cell office:value-type="float" office:value="2043">
            <text:p>2043</text:p>
          </table:table-cell>
          <table:table-cell table:formula="of:=AVERAGE([.D24:.M24])" office:value-type="float" office:value="2051.7">
            <text:p>205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2147">
            <text:p>2147</text:p>
          </table:table-cell>
          <table:table-cell office:value-type="float" office:value="2138">
            <text:p>2138</text:p>
          </table:table-cell>
          <table:table-cell office:value-type="float" office:value="2157">
            <text:p>2157</text:p>
          </table:table-cell>
          <table:table-cell office:value-type="float" office:value="2208">
            <text:p>2208</text:p>
          </table:table-cell>
          <table:table-cell office:value-type="float" office:value="2136">
            <text:p>2136</text:p>
          </table:table-cell>
          <table:table-cell office:value-type="float" office:value="2127">
            <text:p>2127</text:p>
          </table:table-cell>
          <table:table-cell office:value-type="float" office:value="2137">
            <text:p>2137</text:p>
          </table:table-cell>
          <table:table-cell office:value-type="float" office:value="2135">
            <text:p>2135</text:p>
          </table:table-cell>
          <table:table-cell office:value-type="float" office:value="2136">
            <text:p>2136</text:p>
          </table:table-cell>
          <table:table-cell office:value-type="float" office:value="2183">
            <text:p>2183</text:p>
          </table:table-cell>
          <table:table-cell table:formula="of:=AVERAGE([.D25:.M25])" office:value-type="float" office:value="2150.4">
            <text:p>215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2232">
            <text:p>2232</text:p>
          </table:table-cell>
          <table:table-cell office:value-type="float" office:value="2231">
            <text:p>2231</text:p>
          </table:table-cell>
          <table:table-cell office:value-type="float" office:value="2241">
            <text:p>2241</text:p>
          </table:table-cell>
          <table:table-cell office:value-type="float" office:value="2246">
            <text:p>2246</text:p>
          </table:table-cell>
          <table:table-cell office:value-type="float" office:value="2229">
            <text:p>2229</text:p>
          </table:table-cell>
          <table:table-cell office:value-type="float" office:value="2273">
            <text:p>2273</text:p>
          </table:table-cell>
          <table:table-cell office:value-type="float" office:value="2236">
            <text:p>2236</text:p>
          </table:table-cell>
          <table:table-cell office:value-type="float" office:value="2207">
            <text:p>2207</text:p>
          </table:table-cell>
          <table:table-cell office:value-type="float" office:value="2235">
            <text:p>2235</text:p>
          </table:table-cell>
          <table:table-cell office:value-type="float" office:value="2239">
            <text:p>2239</text:p>
          </table:table-cell>
          <table:table-cell table:formula="of:=AVERAGE([.D26:.M26])" office:value-type="float" office:value="2236.9">
            <text:p>223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2339">
            <text:p>2339</text:p>
          </table:table-cell>
          <table:table-cell office:value-type="float" office:value="2300">
            <text:p>2300</text:p>
          </table:table-cell>
          <table:table-cell office:value-type="float" office:value="2313">
            <text:p>2313</text:p>
          </table:table-cell>
          <table:table-cell office:value-type="float" office:value="2346">
            <text:p>2346</text:p>
          </table:table-cell>
          <table:table-cell office:value-type="float" office:value="2301">
            <text:p>2301</text:p>
          </table:table-cell>
          <table:table-cell office:value-type="float" office:value="2327">
            <text:p>2327</text:p>
          </table:table-cell>
          <table:table-cell office:value-type="float" office:value="2311">
            <text:p>2311</text:p>
          </table:table-cell>
          <table:table-cell office:value-type="float" office:value="2335">
            <text:p>2335</text:p>
          </table:table-cell>
          <table:table-cell office:value-type="float" office:value="2370">
            <text:p>2370</text:p>
          </table:table-cell>
          <table:table-cell office:value-type="float" office:value="2403">
            <text:p>2403</text:p>
          </table:table-cell>
          <table:table-cell table:formula="of:=AVERAGE([.D27:.M27])" office:value-type="float" office:value="2334.5">
            <text:p>233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441">
            <text:p>2441</text:p>
          </table:table-cell>
          <table:table-cell office:value-type="float" office:value="2414">
            <text:p>2414</text:p>
          </table:table-cell>
          <table:table-cell office:value-type="float" office:value="2406">
            <text:p>2406</text:p>
          </table:table-cell>
          <table:table-cell office:value-type="float" office:value="2424">
            <text:p>2424</text:p>
          </table:table-cell>
          <table:table-cell office:value-type="float" office:value="2408">
            <text:p>2408</text:p>
          </table:table-cell>
          <table:table-cell office:value-type="float" office:value="2505">
            <text:p>2505</text:p>
          </table:table-cell>
          <table:table-cell office:value-type="float" office:value="2449">
            <text:p>2449</text:p>
          </table:table-cell>
          <table:table-cell office:value-type="float" office:value="2441">
            <text:p>2441</text:p>
          </table:table-cell>
          <table:table-cell office:value-type="float" office:value="2574">
            <text:p>2574</text:p>
          </table:table-cell>
          <table:table-cell office:value-type="float" office:value="2483">
            <text:p>2483</text:p>
          </table:table-cell>
          <table:table-cell table:formula="of:=AVERAGE([.D28:.M28])" office:value-type="float" office:value="2454.5">
            <text:p>245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552">
            <text:p>2552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office:value-type="float" office:value="2596">
            <text:p>2596</text:p>
          </table:table-cell>
          <table:table-cell office:value-type="float" office:value="2542">
            <text:p>2542</text:p>
          </table:table-cell>
          <table:table-cell office:value-type="float" office:value="2496">
            <text:p>2496</text:p>
          </table:table-cell>
          <table:table-cell office:value-type="float" office:value="2518">
            <text:p>2518</text:p>
          </table:table-cell>
          <table:table-cell office:value-type="float" office:value="2529">
            <text:p>2529</text:p>
          </table:table-cell>
          <table:table-cell office:value-type="float" office:value="2484">
            <text:p>2484</text:p>
          </table:table-cell>
          <table:table-cell office:value-type="float" office:value="2519">
            <text:p>2519</text:p>
          </table:table-cell>
          <table:table-cell table:formula="of:=AVERAGE([.D29:.M29])" office:value-type="float" office:value="2525.6">
            <text:p>252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608">
            <text:p>2608</text:p>
          </table:table-cell>
          <table:table-cell office:value-type="float" office:value="2733">
            <text:p>2733</text:p>
          </table:table-cell>
          <table:table-cell office:value-type="float" office:value="2569">
            <text:p>2569</text:p>
          </table:table-cell>
          <table:table-cell office:value-type="float" office:value="2567">
            <text:p>2567</text:p>
          </table:table-cell>
          <table:table-cell office:value-type="float" office:value="2587">
            <text:p>2587</text:p>
          </table:table-cell>
          <table:table-cell office:value-type="float" office:value="2566">
            <text:p>2566</text:p>
          </table:table-cell>
          <table:table-cell office:value-type="float" office:value="2626">
            <text:p>2626</text:p>
          </table:table-cell>
          <table:table-cell office:value-type="float" office:value="2611">
            <text:p>2611</text:p>
          </table:table-cell>
          <table:table-cell office:value-type="float" office:value="2587">
            <text:p>2587</text:p>
          </table:table-cell>
          <table:table-cell office:value-type="float" office:value="2592">
            <text:p>2592</text:p>
          </table:table-cell>
          <table:table-cell table:formula="of:=AVERAGE([.D30:.M30])" office:value-type="float" office:value="2604.6">
            <text:p>2604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670">
            <text:p>2670</text:p>
          </table:table-cell>
          <table:table-cell office:value-type="float" office:value="2676">
            <text:p>2676</text:p>
          </table:table-cell>
          <table:table-cell office:value-type="float" office:value="2693">
            <text:p>2693</text:p>
          </table:table-cell>
          <table:table-cell office:value-type="float" office:value="2765">
            <text:p>2765</text:p>
          </table:table-cell>
          <table:table-cell office:value-type="float" office:value="2680">
            <text:p>2680</text:p>
          </table:table-cell>
          <table:table-cell office:value-type="float" office:value="2661">
            <text:p>2661</text:p>
          </table:table-cell>
          <table:table-cell office:value-type="float" office:value="2692">
            <text:p>2692</text:p>
          </table:table-cell>
          <table:table-cell office:value-type="float" office:value="2664">
            <text:p>2664</text:p>
          </table:table-cell>
          <table:table-cell office:value-type="float" office:value="2690">
            <text:p>2690</text:p>
          </table:table-cell>
          <table:table-cell office:value-type="float" office:value="2659">
            <text:p>2659</text:p>
          </table:table-cell>
          <table:table-cell table:formula="of:=AVERAGE([.D31:.M31])" office:value-type="float" office:value="2685">
            <text:p>268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2791">
            <text:p>279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office:value-type="float" office:value="2753">
            <text:p>2753</text:p>
          </table:table-cell>
          <table:table-cell office:value-type="float" office:value="2793">
            <text:p>2793</text:p>
          </table:table-cell>
          <table:table-cell office:value-type="float" office:value="2767">
            <text:p>2767</text:p>
          </table:table-cell>
          <table:table-cell office:value-type="float" office:value="2838">
            <text:p>2838</text:p>
          </table:table-cell>
          <table:table-cell office:value-type="float" office:value="2757">
            <text:p>2757</text:p>
          </table:table-cell>
          <table:table-cell office:value-type="float" office:value="2754">
            <text:p>2754</text:p>
          </table:table-cell>
          <table:table-cell office:value-type="float" office:value="2772">
            <text:p>2772</text:p>
          </table:table-cell>
          <table:table-cell table:formula="of:=AVERAGE([.D32:.M32])" office:value-type="float" office:value="2778">
            <text:p>277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2973">
            <text:p>2973</text:p>
          </table:table-cell>
          <table:table-cell office:value-type="float" office:value="2918">
            <text:p>2918</text:p>
          </table:table-cell>
          <table:table-cell office:value-type="float" office:value="2910">
            <text:p>2910</text:p>
          </table:table-cell>
          <table:table-cell office:value-type="float" office:value="2840">
            <text:p>2840</text:p>
          </table:table-cell>
          <table:table-cell office:value-type="float" office:value="2972">
            <text:p>2972</text:p>
          </table:table-cell>
          <table:table-cell office:value-type="float" office:value="2862">
            <text:p>2862</text:p>
          </table:table-cell>
          <table:table-cell office:value-type="float" office:value="2914">
            <text:p>2914</text:p>
          </table:table-cell>
          <table:table-cell office:value-type="float" office:value="2868">
            <text:p>2868</text:p>
          </table:table-cell>
          <table:table-cell office:value-type="float" office:value="2851">
            <text:p>2851</text:p>
          </table:table-cell>
          <table:table-cell office:value-type="float" office:value="2862">
            <text:p>2862</text:p>
          </table:table-cell>
          <table:table-cell table:formula="of:=AVERAGE([.D33:.M33])" office:value-type="float" office:value="2897">
            <text:p>289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2942">
            <text:p>2942</text:p>
          </table:table-cell>
          <table:table-cell office:value-type="float" office:value="2943">
            <text:p>2943</text:p>
          </table:table-cell>
          <table:table-cell office:value-type="float" office:value="2948">
            <text:p>2948</text:p>
          </table:table-cell>
          <table:table-cell office:value-type="float" office:value="2959">
            <text:p>2959</text:p>
          </table:table-cell>
          <table:table-cell office:value-type="float" office:value="2942">
            <text:p>2942</text:p>
          </table:table-cell>
          <table:table-cell office:value-type="float" office:value="2961">
            <text:p>2961</text:p>
          </table:table-cell>
          <table:table-cell office:value-type="float" office:value="2938">
            <text:p>2938</text:p>
          </table:table-cell>
          <table:table-cell office:value-type="float" office:value="2949">
            <text:p>2949</text:p>
          </table:table-cell>
          <table:table-cell office:value-type="float" office:value="2957">
            <text:p>2957</text:p>
          </table:table-cell>
          <table:table-cell office:value-type="float" office:value="2947">
            <text:p>2947</text:p>
          </table:table-cell>
          <table:table-cell table:formula="of:=AVERAGE([.D34:.M34])" office:value-type="float" office:value="2948.6">
            <text:p>294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3060">
            <text:p>3060</text:p>
          </table:table-cell>
          <table:table-cell office:value-type="float" office:value="3048">
            <text:p>3048</text:p>
          </table:table-cell>
          <table:table-cell office:value-type="float" office:value="3045">
            <text:p>3045</text:p>
          </table:table-cell>
          <table:table-cell office:value-type="float" office:value="3103">
            <text:p>3103</text:p>
          </table:table-cell>
          <table:table-cell office:value-type="float" office:value="3133">
            <text:p>3133</text:p>
          </table:table-cell>
          <table:table-cell office:value-type="float" office:value="3029">
            <text:p>3029</text:p>
          </table:table-cell>
          <table:table-cell office:value-type="float" office:value="3024">
            <text:p>3024</text:p>
          </table:table-cell>
          <table:table-cell office:value-type="float" office:value="3057">
            <text:p>3057</text:p>
          </table:table-cell>
          <table:table-cell office:value-type="float" office:value="3025">
            <text:p>3025</text:p>
          </table:table-cell>
          <table:table-cell office:value-type="float" office:value="3036">
            <text:p>3036</text:p>
          </table:table-cell>
          <table:table-cell table:formula="of:=AVERAGE([.D35:.M35])" office:value-type="float" office:value="3056">
            <text:p>305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2" office:value-type="float" office:value="3132">
            <text:p>3132</text:p>
          </table:table-cell>
          <table:table-cell office:value-type="float" office:value="3231">
            <text:p>3231</text:p>
          </table:table-cell>
          <table:table-cell office:value-type="float" office:value="3158">
            <text:p>3158</text:p>
          </table:table-cell>
          <table:table-cell office:value-type="float" office:value="3115">
            <text:p>3115</text:p>
          </table:table-cell>
          <table:table-cell office:value-type="float" office:value="3124">
            <text:p>3124</text:p>
          </table:table-cell>
          <table:table-cell office:value-type="float" office:value="3098">
            <text:p>3098</text:p>
          </table:table-cell>
          <table:table-cell office:value-type="float" office:value="3133">
            <text:p>3133</text:p>
          </table:table-cell>
          <table:table-cell office:value-type="float" office:value="3121">
            <text:p>3121</text:p>
          </table:table-cell>
          <table:table-cell office:value-type="float" office:value="3122">
            <text:p>3122</text:p>
          </table:table-cell>
          <table:table-cell table:formula="of:=AVERAGE([.D36:.M36])" office:value-type="float" office:value="3136.6">
            <text:p>313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3264">
            <text:p>3264</text:p>
          </table:table-cell>
          <table:table-cell office:value-type="float" office:value="3236">
            <text:p>3236</text:p>
          </table:table-cell>
          <table:table-cell office:value-type="float" office:value="3213">
            <text:p>3213</text:p>
          </table:table-cell>
          <table:table-cell office:value-type="float" office:value="3204">
            <text:p>3204</text:p>
          </table:table-cell>
          <table:table-cell office:value-type="float" office:value="3229">
            <text:p>3229</text:p>
          </table:table-cell>
          <table:table-cell office:value-type="float" office:value="3290">
            <text:p>3290</text:p>
          </table:table-cell>
          <table:table-cell office:value-type="float" office:value="3292">
            <text:p>3292</text:p>
          </table:table-cell>
          <table:table-cell office:value-type="float" office:value="3225">
            <text:p>3225</text:p>
          </table:table-cell>
          <table:table-cell office:value-type="float" office:value="3233">
            <text:p>3233</text:p>
          </table:table-cell>
          <table:table-cell office:value-type="float" office:value="3235">
            <text:p>3235</text:p>
          </table:table-cell>
          <table:table-cell table:formula="of:=AVERAGE([.D37:.M37])" office:value-type="float" office:value="3242.1">
            <text:p>324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3309">
            <text:p>3309</text:p>
          </table:table-cell>
          <table:table-cell office:value-type="float" office:value="3298">
            <text:p>3298</text:p>
          </table:table-cell>
          <table:table-cell office:value-type="float" office:value="3300">
            <text:p>3300</text:p>
          </table:table-cell>
          <table:table-cell office:value-type="float" office:value="3298">
            <text:p>3298</text:p>
          </table:table-cell>
          <table:table-cell office:value-type="float" office:value="3392">
            <text:p>3392</text:p>
          </table:table-cell>
          <table:table-cell office:value-type="float" office:value="3297">
            <text:p>3297</text:p>
          </table:table-cell>
          <table:table-cell office:value-type="float" office:value="3326">
            <text:p>3326</text:p>
          </table:table-cell>
          <table:table-cell office:value-type="float" office:value="3325">
            <text:p>3325</text:p>
          </table:table-cell>
          <table:table-cell office:value-type="float" office:value="3290">
            <text:p>3290</text:p>
          </table:table-cell>
          <table:table-cell office:value-type="float" office:value="3310">
            <text:p>3310</text:p>
          </table:table-cell>
          <table:table-cell table:formula="of:=AVERAGE([.D38:.M38])" office:value-type="float" office:value="3314.5">
            <text:p>331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3395">
            <text:p>3395</text:p>
          </table:table-cell>
          <table:table-cell office:value-type="float" office:value="3405">
            <text:p>3405</text:p>
          </table:table-cell>
          <table:table-cell office:value-type="float" office:value="3394">
            <text:p>3394</text:p>
          </table:table-cell>
          <table:table-cell office:value-type="float" office:value="3389">
            <text:p>3389</text:p>
          </table:table-cell>
          <table:table-cell office:value-type="float" office:value="3386">
            <text:p>3386</text:p>
          </table:table-cell>
          <table:table-cell office:value-type="float" office:value="3402">
            <text:p>3402</text:p>
          </table:table-cell>
          <table:table-cell office:value-type="float" office:value="3541">
            <text:p>3541</text:p>
          </table:table-cell>
          <table:table-cell office:value-type="float" office:value="3405">
            <text:p>3405</text:p>
          </table:table-cell>
          <table:table-cell office:value-type="float" office:value="3473">
            <text:p>3473</text:p>
          </table:table-cell>
          <table:table-cell office:value-type="float" office:value="3506">
            <text:p>3506</text:p>
          </table:table-cell>
          <table:table-cell table:formula="of:=AVERAGE([.D39:.M39])" office:value-type="float" office:value="3429.6">
            <text:p>342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3547">
            <text:p>3547</text:p>
          </table:table-cell>
          <table:table-cell office:value-type="float" office:value="3605">
            <text:p>3605</text:p>
          </table:table-cell>
          <table:table-cell office:value-type="float" office:value="3487">
            <text:p>3487</text:p>
          </table:table-cell>
          <table:table-cell office:value-type="float" office:value="3541">
            <text:p>3541</text:p>
          </table:table-cell>
          <table:table-cell office:value-type="float" office:value="3591">
            <text:p>3591</text:p>
          </table:table-cell>
          <table:table-cell office:value-type="float" office:value="3504">
            <text:p>3504</text:p>
          </table:table-cell>
          <table:table-cell office:value-type="float" office:value="3604">
            <text:p>3604</text:p>
          </table:table-cell>
          <table:table-cell office:value-type="float" office:value="3496">
            <text:p>3496</text:p>
          </table:table-cell>
          <table:table-cell office:value-type="float" office:value="3471">
            <text:p>3471</text:p>
          </table:table-cell>
          <table:table-cell office:value-type="float" office:value="3521">
            <text:p>3521</text:p>
          </table:table-cell>
          <table:table-cell table:formula="of:=AVERAGE([.D40:.M40])" office:value-type="float" office:value="3536.7">
            <text:p>3536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3714">
            <text:p>3714</text:p>
          </table:table-cell>
          <table:table-cell table:number-columns-repeated="2" office:value-type="float" office:value="3575">
            <text:p>3575</text:p>
          </table:table-cell>
          <table:table-cell office:value-type="float" office:value="3662">
            <text:p>3662</text:p>
          </table:table-cell>
          <table:table-cell office:value-type="float" office:value="3616">
            <text:p>3616</text:p>
          </table:table-cell>
          <table:table-cell office:value-type="float" office:value="3638">
            <text:p>3638</text:p>
          </table:table-cell>
          <table:table-cell office:value-type="float" office:value="3652">
            <text:p>3652</text:p>
          </table:table-cell>
          <table:table-cell office:value-type="float" office:value="3603">
            <text:p>3603</text:p>
          </table:table-cell>
          <table:table-cell office:value-type="float" office:value="3663">
            <text:p>3663</text:p>
          </table:table-cell>
          <table:table-cell office:value-type="float" office:value="3689">
            <text:p>3689</text:p>
          </table:table-cell>
          <table:table-cell table:formula="of:=AVERAGE([.D41:.M41])" office:value-type="float" office:value="3638.7">
            <text:p>3638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3683">
            <text:p>3683</text:p>
          </table:table-cell>
          <table:table-cell office:value-type="float" office:value="3680">
            <text:p>3680</text:p>
          </table:table-cell>
          <table:table-cell office:value-type="float" office:value="3663">
            <text:p>3663</text:p>
          </table:table-cell>
          <table:table-cell office:value-type="float" office:value="3740">
            <text:p>3740</text:p>
          </table:table-cell>
          <table:table-cell office:value-type="float" office:value="3754">
            <text:p>3754</text:p>
          </table:table-cell>
          <table:table-cell office:value-type="float" office:value="3665">
            <text:p>3665</text:p>
          </table:table-cell>
          <table:table-cell office:value-type="float" office:value="3692">
            <text:p>3692</text:p>
          </table:table-cell>
          <table:table-cell office:value-type="float" office:value="3664">
            <text:p>3664</text:p>
          </table:table-cell>
          <table:table-cell table:number-columns-repeated="2" office:value-type="float" office:value="3658">
            <text:p>3658</text:p>
          </table:table-cell>
          <table:table-cell table:formula="of:=AVERAGE([.D42:.M42])" office:value-type="float" office:value="3685.7">
            <text:p>368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3753">
            <text:p>3753</text:p>
          </table:table-cell>
          <table:table-cell office:value-type="float" office:value="3763">
            <text:p>3763</text:p>
          </table:table-cell>
          <table:table-cell office:value-type="float" office:value="3760">
            <text:p>3760</text:p>
          </table:table-cell>
          <table:table-cell office:value-type="float" office:value="3750">
            <text:p>3750</text:p>
          </table:table-cell>
          <table:table-cell office:value-type="float" office:value="3802">
            <text:p>3802</text:p>
          </table:table-cell>
          <table:table-cell office:value-type="float" office:value="3793">
            <text:p>3793</text:p>
          </table:table-cell>
          <table:table-cell office:value-type="float" office:value="3759">
            <text:p>3759</text:p>
          </table:table-cell>
          <table:table-cell office:value-type="float" office:value="3727">
            <text:p>3727</text:p>
          </table:table-cell>
          <table:table-cell office:value-type="float" office:value="3857">
            <text:p>3857</text:p>
          </table:table-cell>
          <table:table-cell office:value-type="float" office:value="3873">
            <text:p>3873</text:p>
          </table:table-cell>
          <table:table-cell table:formula="of:=AVERAGE([.D43:.M43])" office:value-type="float" office:value="3783.7">
            <text:p>378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3855">
            <text:p>3855</text:p>
          </table:table-cell>
          <table:table-cell office:value-type="float" office:value="3821">
            <text:p>3821</text:p>
          </table:table-cell>
          <table:table-cell office:value-type="float" office:value="3822">
            <text:p>3822</text:p>
          </table:table-cell>
          <table:table-cell office:value-type="float" office:value="3857">
            <text:p>3857</text:p>
          </table:table-cell>
          <table:table-cell office:value-type="float" office:value="3865">
            <text:p>3865</text:p>
          </table:table-cell>
          <table:table-cell office:value-type="float" office:value="3934">
            <text:p>3934</text:p>
          </table:table-cell>
          <table:table-cell office:value-type="float" office:value="3815">
            <text:p>3815</text:p>
          </table:table-cell>
          <table:table-cell office:value-type="float" office:value="3826">
            <text:p>3826</text:p>
          </table:table-cell>
          <table:table-cell office:value-type="float" office:value="3924">
            <text:p>3924</text:p>
          </table:table-cell>
          <table:table-cell office:value-type="float" office:value="3938">
            <text:p>3938</text:p>
          </table:table-cell>
          <table:table-cell table:formula="of:=AVERAGE([.D44:.M44])" office:value-type="float" office:value="3865.7">
            <text:p>386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3927">
            <text:p>3927</text:p>
          </table:table-cell>
          <table:table-cell office:value-type="float" office:value="3925">
            <text:p>3925</text:p>
          </table:table-cell>
          <table:table-cell office:value-type="float" office:value="3930">
            <text:p>3930</text:p>
          </table:table-cell>
          <table:table-cell office:value-type="float" office:value="3934">
            <text:p>3934</text:p>
          </table:table-cell>
          <table:table-cell office:value-type="float" office:value="3922">
            <text:p>3922</text:p>
          </table:table-cell>
          <table:table-cell office:value-type="float" office:value="3945">
            <text:p>3945</text:p>
          </table:table-cell>
          <table:table-cell office:value-type="float" office:value="3954">
            <text:p>3954</text:p>
          </table:table-cell>
          <table:table-cell office:value-type="float" office:value="3926">
            <text:p>3926</text:p>
          </table:table-cell>
          <table:table-cell office:value-type="float" office:value="3932">
            <text:p>3932</text:p>
          </table:table-cell>
          <table:table-cell office:value-type="float" office:value="3960">
            <text:p>3960</text:p>
          </table:table-cell>
          <table:table-cell table:formula="of:=AVERAGE([.D45:.M45])" office:value-type="float" office:value="3935.5">
            <text:p>393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4031">
            <text:p>4031</text:p>
          </table:table-cell>
          <table:table-cell office:value-type="float" office:value="4053">
            <text:p>4053</text:p>
          </table:table-cell>
          <table:table-cell office:value-type="float" office:value="4075">
            <text:p>4075</text:p>
          </table:table-cell>
          <table:table-cell office:value-type="float" office:value="4009">
            <text:p>4009</text:p>
          </table:table-cell>
          <table:table-cell office:value-type="float" office:value="4080">
            <text:p>4080</text:p>
          </table:table-cell>
          <table:table-cell office:value-type="float" office:value="4033">
            <text:p>4033</text:p>
          </table:table-cell>
          <table:table-cell office:value-type="float" office:value="4022">
            <text:p>4022</text:p>
          </table:table-cell>
          <table:table-cell office:value-type="float" office:value="4046">
            <text:p>4046</text:p>
          </table:table-cell>
          <table:table-cell office:value-type="float" office:value="3999">
            <text:p>3999</text:p>
          </table:table-cell>
          <table:table-cell office:value-type="float" office:value="4033">
            <text:p>4033</text:p>
          </table:table-cell>
          <table:table-cell table:formula="of:=AVERAGE([.D46:.M46])" office:value-type="float" office:value="4038.1">
            <text:p>403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4125">
            <text:p>4125</text:p>
          </table:table-cell>
          <table:table-cell office:value-type="float" office:value="4088">
            <text:p>4088</text:p>
          </table:table-cell>
          <table:table-cell office:value-type="float" office:value="4137">
            <text:p>4137</text:p>
          </table:table-cell>
          <table:table-cell office:value-type="float" office:value="4202">
            <text:p>4202</text:p>
          </table:table-cell>
          <table:table-cell office:value-type="float" office:value="4221">
            <text:p>4221</text:p>
          </table:table-cell>
          <table:table-cell office:value-type="float" office:value="4233">
            <text:p>4233</text:p>
          </table:table-cell>
          <table:table-cell office:value-type="float" office:value="4129">
            <text:p>4129</text:p>
          </table:table-cell>
          <table:table-cell office:value-type="float" office:value="4091">
            <text:p>4091</text:p>
          </table:table-cell>
          <table:table-cell office:value-type="float" office:value="4119">
            <text:p>4119</text:p>
          </table:table-cell>
          <table:table-cell office:value-type="float" office:value="4130">
            <text:p>4130</text:p>
          </table:table-cell>
          <table:table-cell table:formula="of:=AVERAGE([.D47:.M47])" office:value-type="float" office:value="4147.5">
            <text:p>4147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4307">
            <text:p>4307</text:p>
          </table:table-cell>
          <table:table-cell office:value-type="float" office:value="4223">
            <text:p>4223</text:p>
          </table:table-cell>
          <table:table-cell office:value-type="float" office:value="4201">
            <text:p>4201</text:p>
          </table:table-cell>
          <table:table-cell office:value-type="float" office:value="4218">
            <text:p>4218</text:p>
          </table:table-cell>
          <table:table-cell office:value-type="float" office:value="4208">
            <text:p>4208</text:p>
          </table:table-cell>
          <table:table-cell office:value-type="float" office:value="4266">
            <text:p>4266</text:p>
          </table:table-cell>
          <table:table-cell office:value-type="float" office:value="4277">
            <text:p>4277</text:p>
          </table:table-cell>
          <table:table-cell office:value-type="float" office:value="4302">
            <text:p>4302</text:p>
          </table:table-cell>
          <table:table-cell office:value-type="float" office:value="4202">
            <text:p>4202</text:p>
          </table:table-cell>
          <table:table-cell office:value-type="float" office:value="4198">
            <text:p>4198</text:p>
          </table:table-cell>
          <table:table-cell table:formula="of:=AVERAGE([.D48:.M48])" office:value-type="float" office:value="4240.2">
            <text:p>424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4298">
            <text:p>4298</text:p>
          </table:table-cell>
          <table:table-cell office:value-type="float" office:value="4296">
            <text:p>4296</text:p>
          </table:table-cell>
          <table:table-cell office:value-type="float" office:value="4295">
            <text:p>4295</text:p>
          </table:table-cell>
          <table:table-cell office:value-type="float" office:value="4350">
            <text:p>4350</text:p>
          </table:table-cell>
          <table:table-cell office:value-type="float" office:value="4293">
            <text:p>4293</text:p>
          </table:table-cell>
          <table:table-cell office:value-type="float" office:value="4297">
            <text:p>4297</text:p>
          </table:table-cell>
          <table:table-cell office:value-type="float" office:value="4277">
            <text:p>4277</text:p>
          </table:table-cell>
          <table:table-cell office:value-type="float" office:value="4331">
            <text:p>4331</text:p>
          </table:table-cell>
          <table:table-cell office:value-type="float" office:value="4329">
            <text:p>4329</text:p>
          </table:table-cell>
          <table:table-cell office:value-type="float" office:value="4279">
            <text:p>4279</text:p>
          </table:table-cell>
          <table:table-cell table:formula="of:=AVERAGE([.D49:.M49])" office:value-type="float" office:value="4304.5">
            <text:p>430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4365">
            <text:p>4365</text:p>
          </table:table-cell>
          <table:table-cell office:value-type="float" office:value="4383">
            <text:p>4383</text:p>
          </table:table-cell>
          <table:table-cell office:value-type="float" office:value="4380">
            <text:p>4380</text:p>
          </table:table-cell>
          <table:table-cell office:value-type="float" office:value="4354">
            <text:p>4354</text:p>
          </table:table-cell>
          <table:table-cell office:value-type="float" office:value="4389">
            <text:p>4389</text:p>
          </table:table-cell>
          <table:table-cell office:value-type="float" office:value="4376">
            <text:p>4376</text:p>
          </table:table-cell>
          <table:table-cell office:value-type="float" office:value="4357">
            <text:p>4357</text:p>
          </table:table-cell>
          <table:table-cell office:value-type="float" office:value="4381">
            <text:p>4381</text:p>
          </table:table-cell>
          <table:table-cell office:value-type="float" office:value="4412">
            <text:p>4412</text:p>
          </table:table-cell>
          <table:table-cell office:value-type="float" office:value="4376">
            <text:p>4376</text:p>
          </table:table-cell>
          <table:table-cell table:formula="of:=AVERAGE([.D50:.M50])" office:value-type="float" office:value="4377.3">
            <text:p>437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4625">
            <text:p>4625</text:p>
          </table:table-cell>
          <table:table-cell office:value-type="float" office:value="4498">
            <text:p>4498</text:p>
          </table:table-cell>
          <table:table-cell office:value-type="float" office:value="4522">
            <text:p>4522</text:p>
          </table:table-cell>
          <table:table-cell office:value-type="float" office:value="4521">
            <text:p>4521</text:p>
          </table:table-cell>
          <table:table-cell office:value-type="float" office:value="4458">
            <text:p>4458</text:p>
          </table:table-cell>
          <table:table-cell office:value-type="float" office:value="4486">
            <text:p>4486</text:p>
          </table:table-cell>
          <table:table-cell office:value-type="float" office:value="4464">
            <text:p>4464</text:p>
          </table:table-cell>
          <table:table-cell office:value-type="float" office:value="4461">
            <text:p>4461</text:p>
          </table:table-cell>
          <table:table-cell office:value-type="float" office:value="4518">
            <text:p>4518</text:p>
          </table:table-cell>
          <table:table-cell office:value-type="float" office:value="4461">
            <text:p>4461</text:p>
          </table:table-cell>
          <table:table-cell table:formula="of:=AVERAGE([.D51:.M51])" office:value-type="float" office:value="4501.4">
            <text:p>450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4561">
            <text:p>4561</text:p>
          </table:table-cell>
          <table:table-cell office:value-type="float" office:value="4705">
            <text:p>4705</text:p>
          </table:table-cell>
          <table:table-cell office:value-type="float" office:value="4545">
            <text:p>4545</text:p>
          </table:table-cell>
          <table:table-cell office:value-type="float" office:value="4546">
            <text:p>4546</text:p>
          </table:table-cell>
          <table:table-cell office:value-type="float" office:value="4580">
            <text:p>4580</text:p>
          </table:table-cell>
          <table:table-cell office:value-type="float" office:value="4561">
            <text:p>4561</text:p>
          </table:table-cell>
          <table:table-cell office:value-type="float" office:value="4535">
            <text:p>4535</text:p>
          </table:table-cell>
          <table:table-cell office:value-type="float" office:value="4529">
            <text:p>4529</text:p>
          </table:table-cell>
          <table:table-cell office:value-type="float" office:value="4712">
            <text:p>4712</text:p>
          </table:table-cell>
          <table:table-cell office:value-type="float" office:value="4582">
            <text:p>4582</text:p>
          </table:table-cell>
          <table:table-cell table:formula="of:=AVERAGE([.D52:.M52])" office:value-type="float" office:value="4585.6">
            <text:p>458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4642">
            <text:p>4642</text:p>
          </table:table-cell>
          <table:table-cell office:value-type="float" office:value="4652">
            <text:p>4652</text:p>
          </table:table-cell>
          <table:table-cell office:value-type="float" office:value="4673">
            <text:p>4673</text:p>
          </table:table-cell>
          <table:table-cell office:value-type="float" office:value="4647">
            <text:p>4647</text:p>
          </table:table-cell>
          <table:table-cell office:value-type="float" office:value="4646">
            <text:p>4646</text:p>
          </table:table-cell>
          <table:table-cell office:value-type="float" office:value="4660">
            <text:p>4660</text:p>
          </table:table-cell>
          <table:table-cell office:value-type="float" office:value="4645">
            <text:p>4645</text:p>
          </table:table-cell>
          <table:table-cell office:value-type="float" office:value="4658">
            <text:p>4658</text:p>
          </table:table-cell>
          <table:table-cell office:value-type="float" office:value="4720">
            <text:p>4720</text:p>
          </table:table-cell>
          <table:table-cell office:value-type="float" office:value="4645">
            <text:p>4645</text:p>
          </table:table-cell>
          <table:table-cell table:formula="of:=AVERAGE([.D53:.M53])" office:value-type="float" office:value="4658.8">
            <text:p>465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4778">
            <text:p>4778</text:p>
          </table:table-cell>
          <table:table-cell office:value-type="float" office:value="4723">
            <text:p>4723</text:p>
          </table:table-cell>
          <table:table-cell office:value-type="float" office:value="4733">
            <text:p>4733</text:p>
          </table:table-cell>
          <table:table-cell office:value-type="float" office:value="4807">
            <text:p>4807</text:p>
          </table:table-cell>
          <table:table-cell office:value-type="float" office:value="4739">
            <text:p>4739</text:p>
          </table:table-cell>
          <table:table-cell office:value-type="float" office:value="4935">
            <text:p>4935</text:p>
          </table:table-cell>
          <table:table-cell office:value-type="float" office:value="4826">
            <text:p>4826</text:p>
          </table:table-cell>
          <table:table-cell office:value-type="float" office:value="4942">
            <text:p>4942</text:p>
          </table:table-cell>
          <table:table-cell office:value-type="float" office:value="4827">
            <text:p>4827</text:p>
          </table:table-cell>
          <table:table-cell office:value-type="float" office:value="4780">
            <text:p>4780</text:p>
          </table:table-cell>
          <table:table-cell table:formula="of:=AVERAGE([.D54:.M54])" office:value-type="float" office:value="4809">
            <text:p>480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4890">
            <text:p>4890</text:p>
          </table:table-cell>
          <table:table-cell office:value-type="float" office:value="4838">
            <text:p>4838</text:p>
          </table:table-cell>
          <table:table-cell office:value-type="float" office:value="4847">
            <text:p>4847</text:p>
          </table:table-cell>
          <table:table-cell office:value-type="float" office:value="4823">
            <text:p>4823</text:p>
          </table:table-cell>
          <table:table-cell office:value-type="float" office:value="4822">
            <text:p>4822</text:p>
          </table:table-cell>
          <table:table-cell office:value-type="float" office:value="4860">
            <text:p>4860</text:p>
          </table:table-cell>
          <table:table-cell office:value-type="float" office:value="4828">
            <text:p>4828</text:p>
          </table:table-cell>
          <table:table-cell office:value-type="float" office:value="4834">
            <text:p>4834</text:p>
          </table:table-cell>
          <table:table-cell office:value-type="float" office:value="4906">
            <text:p>4906</text:p>
          </table:table-cell>
          <table:table-cell office:value-type="float" office:value="4926">
            <text:p>4926</text:p>
          </table:table-cell>
          <table:table-cell table:formula="of:=AVERAGE([.D55:.M55])" office:value-type="float" office:value="4857.4">
            <text:p>485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4925">
            <text:p>4925</text:p>
          </table:table-cell>
          <table:table-cell office:value-type="float" office:value="4983">
            <text:p>4983</text:p>
          </table:table-cell>
          <table:table-cell office:value-type="float" office:value="5136">
            <text:p>5136</text:p>
          </table:table-cell>
          <table:table-cell office:value-type="float" office:value="4983">
            <text:p>4983</text:p>
          </table:table-cell>
          <table:table-cell office:value-type="float" office:value="5014">
            <text:p>5014</text:p>
          </table:table-cell>
          <table:table-cell office:value-type="float" office:value="4996">
            <text:p>4996</text:p>
          </table:table-cell>
          <table:table-cell office:value-type="float" office:value="4889">
            <text:p>4889</text:p>
          </table:table-cell>
          <table:table-cell office:value-type="float" office:value="4912">
            <text:p>4912</text:p>
          </table:table-cell>
          <table:table-cell office:value-type="float" office:value="4906">
            <text:p>4906</text:p>
          </table:table-cell>
          <table:table-cell office:value-type="float" office:value="5061">
            <text:p>5061</text:p>
          </table:table-cell>
          <table:table-cell table:formula="of:=AVERAGE([.D56:.M56])" office:value-type="float" office:value="4980.5">
            <text:p>498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5073">
            <text:p>5073</text:p>
          </table:table-cell>
          <table:table-cell office:value-type="float" office:value="5061">
            <text:p>5061</text:p>
          </table:table-cell>
          <table:table-cell office:value-type="float" office:value="5015">
            <text:p>5015</text:p>
          </table:table-cell>
          <table:table-cell office:value-type="float" office:value="5078">
            <text:p>5078</text:p>
          </table:table-cell>
          <table:table-cell office:value-type="float" office:value="5082">
            <text:p>5082</text:p>
          </table:table-cell>
          <table:table-cell office:value-type="float" office:value="5036">
            <text:p>5036</text:p>
          </table:table-cell>
          <table:table-cell office:value-type="float" office:value="5145">
            <text:p>5145</text:p>
          </table:table-cell>
          <table:table-cell office:value-type="float" office:value="5067">
            <text:p>5067</text:p>
          </table:table-cell>
          <table:table-cell office:value-type="float" office:value="4974">
            <text:p>4974</text:p>
          </table:table-cell>
          <table:table-cell office:value-type="float" office:value="4969">
            <text:p>4969</text:p>
          </table:table-cell>
          <table:table-cell table:formula="of:=AVERAGE([.D57:.M57])" office:value-type="float" office:value="5050">
            <text:p>505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5084">
            <text:p>5084</text:p>
          </table:table-cell>
          <table:table-cell office:value-type="float" office:value="5122">
            <text:p>5122</text:p>
          </table:table-cell>
          <table:table-cell office:value-type="float" office:value="5102">
            <text:p>5102</text:p>
          </table:table-cell>
          <table:table-cell office:value-type="float" office:value="5198">
            <text:p>5198</text:p>
          </table:table-cell>
          <table:table-cell office:value-type="float" office:value="5073">
            <text:p>5073</text:p>
          </table:table-cell>
          <table:table-cell office:value-type="float" office:value="5084">
            <text:p>5084</text:p>
          </table:table-cell>
          <table:table-cell office:value-type="float" office:value="5048">
            <text:p>5048</text:p>
          </table:table-cell>
          <table:table-cell office:value-type="float" office:value="5258">
            <text:p>5258</text:p>
          </table:table-cell>
          <table:table-cell office:value-type="float" office:value="5101">
            <text:p>5101</text:p>
          </table:table-cell>
          <table:table-cell office:value-type="float" office:value="5143">
            <text:p>5143</text:p>
          </table:table-cell>
          <table:table-cell table:formula="of:=AVERAGE([.D58:.M58])" office:value-type="float" office:value="5121.3">
            <text:p>512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5171">
            <text:p>5171</text:p>
          </table:table-cell>
          <table:table-cell office:value-type="float" office:value="5209">
            <text:p>5209</text:p>
          </table:table-cell>
          <table:table-cell office:value-type="float" office:value="5195">
            <text:p>5195</text:p>
          </table:table-cell>
          <table:table-cell office:value-type="float" office:value="5187">
            <text:p>5187</text:p>
          </table:table-cell>
          <table:table-cell office:value-type="float" office:value="5275">
            <text:p>5275</text:p>
          </table:table-cell>
          <table:table-cell office:value-type="float" office:value="5367">
            <text:p>5367</text:p>
          </table:table-cell>
          <table:table-cell office:value-type="float" office:value="5173">
            <text:p>5173</text:p>
          </table:table-cell>
          <table:table-cell office:value-type="float" office:value="5209">
            <text:p>5209</text:p>
          </table:table-cell>
          <table:table-cell office:value-type="float" office:value="5185">
            <text:p>5185</text:p>
          </table:table-cell>
          <table:table-cell office:value-type="float" office:value="5286">
            <text:p>5286</text:p>
          </table:table-cell>
          <table:table-cell table:formula="of:=AVERAGE([.D59:.M59])" office:value-type="float" office:value="5225.7">
            <text:p>522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5353">
            <text:p>5353</text:p>
          </table:table-cell>
          <table:table-cell office:value-type="float" office:value="5290">
            <text:p>5290</text:p>
          </table:table-cell>
          <table:table-cell office:value-type="float" office:value="5334">
            <text:p>5334</text:p>
          </table:table-cell>
          <table:table-cell office:value-type="float" office:value="5270">
            <text:p>5270</text:p>
          </table:table-cell>
          <table:table-cell office:value-type="float" office:value="5264">
            <text:p>5264</text:p>
          </table:table-cell>
          <table:table-cell office:value-type="float" office:value="5257">
            <text:p>5257</text:p>
          </table:table-cell>
          <table:table-cell office:value-type="float" office:value="5280">
            <text:p>5280</text:p>
          </table:table-cell>
          <table:table-cell office:value-type="float" office:value="5359">
            <text:p>5359</text:p>
          </table:table-cell>
          <table:table-cell office:value-type="float" office:value="5238">
            <text:p>5238</text:p>
          </table:table-cell>
          <table:table-cell office:value-type="float" office:value="5404">
            <text:p>5404</text:p>
          </table:table-cell>
          <table:table-cell table:formula="of:=AVERAGE([.D60:.M60])" office:value-type="float" office:value="5304.9">
            <text:p>530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5390">
            <text:p>5390</text:p>
          </table:table-cell>
          <table:table-cell office:value-type="float" office:value="5351">
            <text:p>5351</text:p>
          </table:table-cell>
          <table:table-cell office:value-type="float" office:value="5357">
            <text:p>5357</text:p>
          </table:table-cell>
          <table:table-cell office:value-type="float" office:value="5351">
            <text:p>5351</text:p>
          </table:table-cell>
          <table:table-cell office:value-type="float" office:value="5387">
            <text:p>5387</text:p>
          </table:table-cell>
          <table:table-cell office:value-type="float" office:value="5375">
            <text:p>5375</text:p>
          </table:table-cell>
          <table:table-cell office:value-type="float" office:value="5388">
            <text:p>5388</text:p>
          </table:table-cell>
          <table:table-cell office:value-type="float" office:value="5417">
            <text:p>5417</text:p>
          </table:table-cell>
          <table:table-cell office:value-type="float" office:value="5411">
            <text:p>5411</text:p>
          </table:table-cell>
          <table:table-cell office:value-type="float" office:value="5406">
            <text:p>5406</text:p>
          </table:table-cell>
          <table:table-cell table:formula="of:=AVERAGE([.D61:.M61])" office:value-type="float" office:value="5383.3">
            <text:p>5383.3</text:p>
          </table:table-cell>
        </table:table-row>
        <table:table-row table:style-name="ro1">
          <table:table-cell>
            <draw:frame table:end-cell-address="'HashMapInitialsCounter.addPerson'.P92" table:end-x="0.8677in" table:end-y="0.0831in" draw:z-index="0" draw:style-name="gr1" svg:width="14.1378in" svg:height="5.3339in" svg:x="0.065in" svg:y="0.063in">
              <draw:object draw:notify-on-update-of-ranges="'HashMapInitialsCounter.addPerson'.B1:'HashMapInitialsCounter.addPerson'.B61 'HashMapInitialsCounter.addPerson'.N1:'HashMapInitialsCounter.addPerson'.N6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93:.M9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4:.M9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5:.M9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6:.M9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7:.M9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98:.M9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9:.M9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0:.M10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1:.M10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2:.M10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3:.M10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104:.M10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5:.M10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6:.M10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7:.M10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8:.M10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9:.M10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0:.M1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1:.M11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2:.M1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3:.M1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4:.M1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5:.M1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6:.M11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7:.M1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8:.M1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19:.M11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0:.M1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1:.M1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2:.M1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3:.M12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4:.M1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5:.M1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6:.M1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7:.M1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8:.M1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9:.M1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0:.M13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1:.M13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132:.M13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3:.M1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4:.M1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5:.M1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6:.M13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7:.M1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8:.M13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9:.M1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0:.M14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1:.M14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42:.M14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3:.M14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4:.M1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5:.M1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6:.M14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7:.M1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8:.M14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49:.M1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0:.M15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1:.M15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2:.M15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3:.M153])" office:value-type="float" office:value="0">
            <text:p>0</text:p>
          </table:table-cell>
        </table:table-row>
        <table:table-row table:style-name="ro1">
          <table:table-cell table:number-columns-repeated="13"/>
          <table:table-cell office:value-type="string">
            <text:p>HashMapInitialsCounter.addPerson()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table:end-cell-address="'HashMapInitialsCounter.addPerson'.J185" table:end-x="0.1287in" table:end-y="0.0933in" draw:z-index="1" draw:style-name="gr1" svg:width="8in" svg:height="5in" svg:x="0.1299in" svg:y="0.0524in">
              <draw:object draw:notify-on-update-of-ranges="'HashMapInitialsCounter.addPerson'.B93:'HashMapInitialsCounter.addPerson'.B153 'HashMapInitialsCounter.addPerson'.N154:'HashMapInitialsCounter.addPerson'.N154 'HashMapInitialsCounter.addPerson'.N93:'HashMapInitialsCounter.addPerson'.N153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3"/>
        </table:table-row>
      </table:table>
      <table:table table:name="HashMapInitialsCounter.getNrOccurences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:.M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5:.M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:.M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:.M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:.M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1:.M1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:.M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6:.M1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0:.M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1:.M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3:.M2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7:.M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9:.M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30:.M3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1:.M3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2:.M3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3:.M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5:.M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6:.M3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7:.M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8:.M3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9:.M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0:.M4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1:.M4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2:.M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3:.M4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4:.M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5:.M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6:.M4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7:.M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8:.M4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9:.M4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0:.M5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1:.M5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2:.M5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3:.M5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4:.M5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5:.M5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6:.M5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57:.M5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8:.M5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9:.M5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50000">
            <text:p>3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0:.M6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00000">
            <text:p>3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1:.M6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50000">
            <text:p>3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2:.M6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0000">
            <text:p>3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3:.M6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50000">
            <text:p>3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4:.M6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00000">
            <text:p>3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5:.M6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50000">
            <text:p>33500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66:.M6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0000">
            <text:p>3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7:.M6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50000">
            <text:p>3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8:.M6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0">
            <text:p>3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9:.M6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50000">
            <text:p>3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0:.M7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00000">
            <text:p>3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1:.M7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50000">
            <text:p>3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2:.M7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00000">
            <text:p>3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3:.M7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50000">
            <text:p>3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4:.M7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00000">
            <text:p>3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5:.M7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50000">
            <text:p>3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6:.M7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00000">
            <text:p>3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7:.M7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50000">
            <text:p>3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8:.M7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0">
            <text:p>4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9:.M7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50000">
            <text:p>4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0:.M8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00000">
            <text:p>4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1:.M8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50000">
            <text:p>415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82:.M8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00000">
            <text:p>4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3:.M8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50000">
            <text:p>4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4:.M8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00000">
            <text:p>4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5:.M8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50000">
            <text:p>4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6:.M8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00000">
            <text:p>4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7:.M8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50000">
            <text:p>4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8:.M8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0">
            <text:p>4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9:.M8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50000">
            <text:p>4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0:.M9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00000">
            <text:p>4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1:.M9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50000">
            <text:p>4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2:.M9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00000">
            <text:p>4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3:.M9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50000">
            <text:p>47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94:.M9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00000">
            <text:p>4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5:.M9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50000">
            <text:p>4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6:.M9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00000">
            <text:p>4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7:.M9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50000">
            <text:p>4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8:.M9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0">
            <text:p>5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9:.M99])" office:value-type="float" office:value="0">
            <text:p>0</text:p>
          </table:table-cell>
        </table:table-row>
        <table:table-row table:style-name="ro1">
          <table:table-cell>
            <draw:frame table:end-cell-address="'HashMapInitialsCounter.getNrOccurences'.J128" table:end-x="0.0854in" table:end-y="0.0929in" draw:z-index="0" draw:style-name="gr1" svg:width="8in" svg:height="5in" svg:x="0.0866in" svg:y="0.0524in">
              <draw:object draw:notify-on-update-of-ranges="'HashMapInitialsCounter.getNrOccurences'.B1:'HashMapInitialsCounter.getNrOccurences'.B99 'HashMapInitialsCounter.getNrOccurences'.N1:'HashMapInitialsCounter.getNrOccurences'.N9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</table:table>
      <table:table table:name="MyPhoneBookaddPerson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455">
            <text:p>455</text:p>
          </table:table-cell>
          <table:table-cell office:value-type="float" office:value="237">
            <text:p>237</text:p>
          </table:table-cell>
          <table:table-cell office:value-type="float" office:value="206">
            <text:p>206</text:p>
          </table:table-cell>
          <table:table-cell office:value-type="float" office:value="186">
            <text:p>18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table:formula="of:=AVERAGE([.D2:.M2])" office:value-type="float" office:value="219.3">
            <text:p>21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471">
            <text:p>471</text:p>
          </table:table-cell>
          <table:table-cell office:value-type="float" office:value="431">
            <text:p>431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office:value-type="float" office:value="434">
            <text:p>434</text:p>
          </table:table-cell>
          <table:table-cell office:value-type="float" office:value="423">
            <text:p>423</text:p>
          </table:table-cell>
          <table:table-cell office:value-type="float" office:value="416">
            <text:p>416</text:p>
          </table:table-cell>
          <table:table-cell office:value-type="float" office:value="421">
            <text:p>421</text:p>
          </table:table-cell>
          <table:table-cell table:number-columns-repeated="2" office:value-type="float" office:value="422">
            <text:p>422</text:p>
          </table:table-cell>
          <table:table-cell table:formula="of:=AVERAGE([.D3:.M3])" office:value-type="float" office:value="430.7">
            <text:p>43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694">
            <text:p>694</text:p>
          </table:table-cell>
          <table:table-cell office:value-type="float" office:value="674">
            <text:p>674</text:p>
          </table:table-cell>
          <table:table-cell office:value-type="float" office:value="694">
            <text:p>694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676">
            <text:p>676</text:p>
          </table:table-cell>
          <table:table-cell office:value-type="float" office:value="675">
            <text:p>675</text:p>
          </table:table-cell>
          <table:table-cell office:value-type="float" office:value="687">
            <text:p>687</text:p>
          </table:table-cell>
          <table:table-cell office:value-type="float" office:value="673">
            <text:p>673</text:p>
          </table:table-cell>
          <table:table-cell office:value-type="float" office:value="681">
            <text:p>681</text:p>
          </table:table-cell>
          <table:table-cell table:formula="of:=AVERAGE([.D4:.M4])" office:value-type="float" office:value="681.1">
            <text:p>68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1168">
            <text:p>1168</text:p>
          </table:table-cell>
          <table:table-cell office:value-type="float" office:value="974">
            <text:p>974</text:p>
          </table:table-cell>
          <table:table-cell office:value-type="float" office:value="954">
            <text:p>954</text:p>
          </table:table-cell>
          <table:table-cell office:value-type="float" office:value="950">
            <text:p>950</text:p>
          </table:table-cell>
          <table:table-cell office:value-type="float" office:value="951">
            <text:p>951</text:p>
          </table:table-cell>
          <table:table-cell office:value-type="float" office:value="946">
            <text:p>946</text:p>
          </table:table-cell>
          <table:table-cell office:value-type="float" office:value="960">
            <text:p>960</text:p>
          </table:table-cell>
          <table:table-cell office:value-type="float" office:value="952">
            <text:p>952</text:p>
          </table:table-cell>
          <table:table-cell office:value-type="float" office:value="967">
            <text:p>967</text:p>
          </table:table-cell>
          <table:table-cell office:value-type="float" office:value="953">
            <text:p>953</text:p>
          </table:table-cell>
          <table:table-cell table:formula="of:=AVERAGE([.D5:.M5])" office:value-type="float" office:value="977.5">
            <text:p>977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1279">
            <text:p>1279</text:p>
          </table:table-cell>
          <table:table-cell office:value-type="float" office:value="1255">
            <text:p>1255</text:p>
          </table:table-cell>
          <table:table-cell office:value-type="float" office:value="1300">
            <text:p>1300</text:p>
          </table:table-cell>
          <table:table-cell office:value-type="float" office:value="1306">
            <text:p>1306</text:p>
          </table:table-cell>
          <table:table-cell office:value-type="float" office:value="1256">
            <text:p>1256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office:value-type="float" office:value="1248">
            <text:p>1248</text:p>
          </table:table-cell>
          <table:table-cell office:value-type="float" office:value="1244">
            <text:p>1244</text:p>
          </table:table-cell>
          <table:table-cell office:value-type="float" office:value="1235">
            <text:p>1235</text:p>
          </table:table-cell>
          <table:table-cell table:formula="of:=AVERAGE([.D6:.M6])" office:value-type="float" office:value="1261.8">
            <text:p>1261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1594">
            <text:p>1594</text:p>
          </table:table-cell>
          <table:table-cell office:value-type="float" office:value="1581">
            <text:p>1581</text:p>
          </table:table-cell>
          <table:table-cell office:value-type="float" office:value="1614">
            <text:p>1614</text:p>
          </table:table-cell>
          <table:table-cell office:value-type="float" office:value="1631">
            <text:p>1631</text:p>
          </table:table-cell>
          <table:table-cell office:value-type="float" office:value="1544">
            <text:p>1544</text:p>
          </table:table-cell>
          <table:table-cell office:value-type="float" office:value="1547">
            <text:p>1547</text:p>
          </table:table-cell>
          <table:table-cell office:value-type="float" office:value="1531">
            <text:p>1531</text:p>
          </table:table-cell>
          <table:table-cell office:value-type="float" office:value="1537">
            <text:p>1537</text:p>
          </table:table-cell>
          <table:table-cell office:value-type="float" office:value="1541">
            <text:p>1541</text:p>
          </table:table-cell>
          <table:table-cell office:value-type="float" office:value="1530">
            <text:p>1530</text:p>
          </table:table-cell>
          <table:table-cell table:formula="of:=AVERAGE([.D7:.M7])" office:value-type="float" office:value="1565">
            <text:p>156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1935">
            <text:p>1935</text:p>
          </table:table-cell>
          <table:table-cell office:value-type="float" office:value="1916">
            <text:p>1916</text:p>
          </table:table-cell>
          <table:table-cell office:value-type="float" office:value="1944">
            <text:p>1944</text:p>
          </table:table-cell>
          <table:table-cell office:value-type="float" office:value="1939">
            <text:p>1939</text:p>
          </table:table-cell>
          <table:table-cell office:value-type="float" office:value="1842">
            <text:p>1842</text:p>
          </table:table-cell>
          <table:table-cell office:value-type="float" office:value="1845">
            <text:p>1845</text:p>
          </table:table-cell>
          <table:table-cell office:value-type="float" office:value="1838">
            <text:p>1838</text:p>
          </table:table-cell>
          <table:table-cell office:value-type="float" office:value="1842">
            <text:p>1842</text:p>
          </table:table-cell>
          <table:table-cell office:value-type="float" office:value="1840">
            <text:p>1840</text:p>
          </table:table-cell>
          <table:table-cell office:value-type="float" office:value="1837">
            <text:p>1837</text:p>
          </table:table-cell>
          <table:table-cell table:formula="of:=AVERAGE([.D8:.M8])" office:value-type="float" office:value="1877.8">
            <text:p>187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2236">
            <text:p>2236</text:p>
          </table:table-cell>
          <table:table-cell office:value-type="float" office:value="2227">
            <text:p>2227</text:p>
          </table:table-cell>
          <table:table-cell office:value-type="float" office:value="2254">
            <text:p>2254</text:p>
          </table:table-cell>
          <table:table-cell office:value-type="float" office:value="2203">
            <text:p>2203</text:p>
          </table:table-cell>
          <table:table-cell office:value-type="float" office:value="2266">
            <text:p>2266</text:p>
          </table:table-cell>
          <table:table-cell office:value-type="float" office:value="2235">
            <text:p>2235</text:p>
          </table:table-cell>
          <table:table-cell office:value-type="float" office:value="2149">
            <text:p>2149</text:p>
          </table:table-cell>
          <table:table-cell office:value-type="float" office:value="2148">
            <text:p>2148</text:p>
          </table:table-cell>
          <table:table-cell office:value-type="float" office:value="2149">
            <text:p>2149</text:p>
          </table:table-cell>
          <table:table-cell office:value-type="float" office:value="2153">
            <text:p>2153</text:p>
          </table:table-cell>
          <table:table-cell table:formula="of:=AVERAGE([.D9:.M9])" office:value-type="float" office:value="2202">
            <text:p>220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2558">
            <text:p>2558</text:p>
          </table:table-cell>
          <table:table-cell office:value-type="float" office:value="2522">
            <text:p>2522</text:p>
          </table:table-cell>
          <table:table-cell office:value-type="float" office:value="2570">
            <text:p>2570</text:p>
          </table:table-cell>
          <table:table-cell office:value-type="float" office:value="2544">
            <text:p>2544</text:p>
          </table:table-cell>
          <table:table-cell office:value-type="float" office:value="2581">
            <text:p>2581</text:p>
          </table:table-cell>
          <table:table-cell office:value-type="float" office:value="2575">
            <text:p>2575</text:p>
          </table:table-cell>
          <table:table-cell office:value-type="float" office:value="2590">
            <text:p>2590</text:p>
          </table:table-cell>
          <table:table-cell office:value-type="float" office:value="2579">
            <text:p>2579</text:p>
          </table:table-cell>
          <table:table-cell office:value-type="float" office:value="2466">
            <text:p>2466</text:p>
          </table:table-cell>
          <table:table-cell office:value-type="float" office:value="2462">
            <text:p>2462</text:p>
          </table:table-cell>
          <table:table-cell table:formula="of:=AVERAGE([.D10:.M10])" office:value-type="float" office:value="2544.7">
            <text:p>254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2903">
            <text:p>2903</text:p>
          </table:table-cell>
          <table:table-cell office:value-type="float" office:value="2873">
            <text:p>2873</text:p>
          </table:table-cell>
          <table:table-cell office:value-type="float" office:value="2893">
            <text:p>2893</text:p>
          </table:table-cell>
          <table:table-cell office:value-type="float" office:value="2868">
            <text:p>2868</text:p>
          </table:table-cell>
          <table:table-cell office:value-type="float" office:value="2920">
            <text:p>2920</text:p>
          </table:table-cell>
          <table:table-cell office:value-type="float" office:value="2881">
            <text:p>2881</text:p>
          </table:table-cell>
          <table:table-cell office:value-type="float" office:value="2795">
            <text:p>2795</text:p>
          </table:table-cell>
          <table:table-cell office:value-type="float" office:value="2778">
            <text:p>2778</text:p>
          </table:table-cell>
          <table:table-cell office:value-type="float" office:value="2785">
            <text:p>2785</text:p>
          </table:table-cell>
          <table:table-cell office:value-type="float" office:value="2792">
            <text:p>2792</text:p>
          </table:table-cell>
          <table:table-cell table:formula="of:=AVERAGE([.D11:.M11])" office:value-type="float" office:value="2848.8">
            <text:p>284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3215">
            <text:p>3215</text:p>
          </table:table-cell>
          <table:table-cell office:value-type="float" office:value="3179">
            <text:p>3179</text:p>
          </table:table-cell>
          <table:table-cell office:value-type="float" office:value="3211">
            <text:p>3211</text:p>
          </table:table-cell>
          <table:table-cell office:value-type="float" office:value="3202">
            <text:p>3202</text:p>
          </table:table-cell>
          <table:table-cell office:value-type="float" office:value="3212">
            <text:p>3212</text:p>
          </table:table-cell>
          <table:table-cell office:value-type="float" office:value="3199">
            <text:p>3199</text:p>
          </table:table-cell>
          <table:table-cell office:value-type="float" office:value="3272">
            <text:p>3272</text:p>
          </table:table-cell>
          <table:table-cell office:value-type="float" office:value="3222">
            <text:p>3222</text:p>
          </table:table-cell>
          <table:table-cell office:value-type="float" office:value="3255">
            <text:p>3255</text:p>
          </table:table-cell>
          <table:table-cell office:value-type="float" office:value="3243">
            <text:p>3243</text:p>
          </table:table-cell>
          <table:table-cell table:formula="of:=AVERAGE([.D12:.M12])" office:value-type="float" office:value="3221">
            <text:p>322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3553">
            <text:p>3553</text:p>
          </table:table-cell>
          <table:table-cell office:value-type="float" office:value="3522">
            <text:p>3522</text:p>
          </table:table-cell>
          <table:table-cell office:value-type="float" office:value="3571">
            <text:p>3571</text:p>
          </table:table-cell>
          <table:table-cell office:value-type="float" office:value="3541">
            <text:p>3541</text:p>
          </table:table-cell>
          <table:table-cell office:value-type="float" office:value="3601">
            <text:p>3601</text:p>
          </table:table-cell>
          <table:table-cell office:value-type="float" office:value="3556">
            <text:p>3556</text:p>
          </table:table-cell>
          <table:table-cell office:value-type="float" office:value="3564">
            <text:p>3564</text:p>
          </table:table-cell>
          <table:table-cell office:value-type="float" office:value="3553">
            <text:p>3553</text:p>
          </table:table-cell>
          <table:table-cell office:value-type="float" office:value="3546">
            <text:p>3546</text:p>
          </table:table-cell>
          <table:table-cell office:value-type="float" office:value="3545">
            <text:p>3545</text:p>
          </table:table-cell>
          <table:table-cell table:formula="of:=AVERAGE([.D13:.M13])" office:value-type="float" office:value="3555.2">
            <text:p>3555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3819">
            <text:p>3819</text:p>
          </table:table-cell>
          <table:table-cell office:value-type="float" office:value="3810">
            <text:p>3810</text:p>
          </table:table-cell>
          <table:table-cell office:value-type="float" office:value="3838">
            <text:p>3838</text:p>
          </table:table-cell>
          <table:table-cell office:value-type="float" office:value="3831">
            <text:p>3831</text:p>
          </table:table-cell>
          <table:table-cell office:value-type="float" office:value="3809">
            <text:p>3809</text:p>
          </table:table-cell>
          <table:table-cell office:value-type="float" office:value="3824">
            <text:p>3824</text:p>
          </table:table-cell>
          <table:table-cell office:value-type="float" office:value="3828">
            <text:p>3828</text:p>
          </table:table-cell>
          <table:table-cell office:value-type="float" office:value="3827">
            <text:p>3827</text:p>
          </table:table-cell>
          <table:table-cell office:value-type="float" office:value="3852">
            <text:p>3852</text:p>
          </table:table-cell>
          <table:table-cell office:value-type="float" office:value="3854">
            <text:p>3854</text:p>
          </table:table-cell>
          <table:table-cell table:formula="of:=AVERAGE([.D14:.M14])" office:value-type="float" office:value="3829.2">
            <text:p>3829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4105">
            <text:p>4105</text:p>
          </table:table-cell>
          <table:table-cell office:value-type="float" office:value="4099">
            <text:p>4099</text:p>
          </table:table-cell>
          <table:table-cell office:value-type="float" office:value="4111">
            <text:p>4111</text:p>
          </table:table-cell>
          <table:table-cell office:value-type="float" office:value="4149">
            <text:p>4149</text:p>
          </table:table-cell>
          <table:table-cell office:value-type="float" office:value="4174">
            <text:p>4174</text:p>
          </table:table-cell>
          <table:table-cell office:value-type="float" office:value="4117">
            <text:p>4117</text:p>
          </table:table-cell>
          <table:table-cell office:value-type="float" office:value="4140">
            <text:p>4140</text:p>
          </table:table-cell>
          <table:table-cell office:value-type="float" office:value="4098">
            <text:p>4098</text:p>
          </table:table-cell>
          <table:table-cell office:value-type="float" office:value="4102">
            <text:p>4102</text:p>
          </table:table-cell>
          <table:table-cell office:value-type="float" office:value="4095">
            <text:p>4095</text:p>
          </table:table-cell>
          <table:table-cell table:formula="of:=AVERAGE([.D15:.M15])" office:value-type="float" office:value="4119">
            <text:p>411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4428">
            <text:p>4428</text:p>
          </table:table-cell>
          <table:table-cell office:value-type="float" office:value="4396">
            <text:p>4396</text:p>
          </table:table-cell>
          <table:table-cell office:value-type="float" office:value="4425">
            <text:p>4425</text:p>
          </table:table-cell>
          <table:table-cell table:number-columns-repeated="2" office:value-type="float" office:value="4423">
            <text:p>4423</text:p>
          </table:table-cell>
          <table:table-cell office:value-type="float" office:value="4419">
            <text:p>4419</text:p>
          </table:table-cell>
          <table:table-cell office:value-type="float" office:value="4407">
            <text:p>4407</text:p>
          </table:table-cell>
          <table:table-cell office:value-type="float" office:value="4414">
            <text:p>4414</text:p>
          </table:table-cell>
          <table:table-cell office:value-type="float" office:value="4427">
            <text:p>4427</text:p>
          </table:table-cell>
          <table:table-cell office:value-type="float" office:value="4386">
            <text:p>4386</text:p>
          </table:table-cell>
          <table:table-cell table:formula="of:=AVERAGE([.D16:.M16])" office:value-type="float" office:value="4414.8">
            <text:p>441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4698">
            <text:p>4698</text:p>
          </table:table-cell>
          <table:table-cell office:value-type="float" office:value="4715">
            <text:p>4715</text:p>
          </table:table-cell>
          <table:table-cell office:value-type="float" office:value="4666">
            <text:p>4666</text:p>
          </table:table-cell>
          <table:table-cell office:value-type="float" office:value="4669">
            <text:p>4669</text:p>
          </table:table-cell>
          <table:table-cell office:value-type="float" office:value="4698">
            <text:p>4698</text:p>
          </table:table-cell>
          <table:table-cell office:value-type="float" office:value="4680">
            <text:p>4680</text:p>
          </table:table-cell>
          <table:table-cell office:value-type="float" office:value="4675">
            <text:p>4675</text:p>
          </table:table-cell>
          <table:table-cell office:value-type="float" office:value="4699">
            <text:p>4699</text:p>
          </table:table-cell>
          <table:table-cell office:value-type="float" office:value="4700">
            <text:p>4700</text:p>
          </table:table-cell>
          <table:table-cell office:value-type="float" office:value="4681">
            <text:p>4681</text:p>
          </table:table-cell>
          <table:table-cell table:formula="of:=AVERAGE([.D17:.M17])" office:value-type="float" office:value="4688.1">
            <text:p>468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4973">
            <text:p>4973</text:p>
          </table:table-cell>
          <table:table-cell office:value-type="float" office:value="4968">
            <text:p>4968</text:p>
          </table:table-cell>
          <table:table-cell office:value-type="float" office:value="4972">
            <text:p>4972</text:p>
          </table:table-cell>
          <table:table-cell office:value-type="float" office:value="4980">
            <text:p>4980</text:p>
          </table:table-cell>
          <table:table-cell office:value-type="float" office:value="4976">
            <text:p>4976</text:p>
          </table:table-cell>
          <table:table-cell office:value-type="float" office:value="5033">
            <text:p>5033</text:p>
          </table:table-cell>
          <table:table-cell office:value-type="float" office:value="5017">
            <text:p>5017</text:p>
          </table:table-cell>
          <table:table-cell office:value-type="float" office:value="5015">
            <text:p>5015</text:p>
          </table:table-cell>
          <table:table-cell office:value-type="float" office:value="4982">
            <text:p>4982</text:p>
          </table:table-cell>
          <table:table-cell office:value-type="float" office:value="5047">
            <text:p>5047</text:p>
          </table:table-cell>
          <table:table-cell table:formula="of:=AVERAGE([.D18:.M18])" office:value-type="float" office:value="4996.3">
            <text:p>4996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5317">
            <text:p>5317</text:p>
          </table:table-cell>
          <table:table-cell office:value-type="float" office:value="5295">
            <text:p>5295</text:p>
          </table:table-cell>
          <table:table-cell office:value-type="float" office:value="5312">
            <text:p>5312</text:p>
          </table:table-cell>
          <table:table-cell office:value-type="float" office:value="5316">
            <text:p>5316</text:p>
          </table:table-cell>
          <table:table-cell office:value-type="float" office:value="5310">
            <text:p>5310</text:p>
          </table:table-cell>
          <table:table-cell office:value-type="float" office:value="5278">
            <text:p>5278</text:p>
          </table:table-cell>
          <table:table-cell office:value-type="float" office:value="5274">
            <text:p>5274</text:p>
          </table:table-cell>
          <table:table-cell office:value-type="float" office:value="5277">
            <text:p>5277</text:p>
          </table:table-cell>
          <table:table-cell office:value-type="float" office:value="5310">
            <text:p>5310</text:p>
          </table:table-cell>
          <table:table-cell office:value-type="float" office:value="5295">
            <text:p>5295</text:p>
          </table:table-cell>
          <table:table-cell table:formula="of:=AVERAGE([.D19:.M19])" office:value-type="float" office:value="5298.4">
            <text:p>5298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5607">
            <text:p>5607</text:p>
          </table:table-cell>
          <table:table-cell office:value-type="float" office:value="5579">
            <text:p>5579</text:p>
          </table:table-cell>
          <table:table-cell office:value-type="float" office:value="5731">
            <text:p>5731</text:p>
          </table:table-cell>
          <table:table-cell office:value-type="float" office:value="5611">
            <text:p>5611</text:p>
          </table:table-cell>
          <table:table-cell office:value-type="float" office:value="5603">
            <text:p>5603</text:p>
          </table:table-cell>
          <table:table-cell office:value-type="float" office:value="5569">
            <text:p>5569</text:p>
          </table:table-cell>
          <table:table-cell office:value-type="float" office:value="5580">
            <text:p>5580</text:p>
          </table:table-cell>
          <table:table-cell office:value-type="float" office:value="5567">
            <text:p>5567</text:p>
          </table:table-cell>
          <table:table-cell office:value-type="float" office:value="5572">
            <text:p>5572</text:p>
          </table:table-cell>
          <table:table-cell office:value-type="float" office:value="5610">
            <text:p>5610</text:p>
          </table:table-cell>
          <table:table-cell table:formula="of:=AVERAGE([.D20:.M20])" office:value-type="float" office:value="5602.9">
            <text:p>560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5890">
            <text:p>5890</text:p>
          </table:table-cell>
          <table:table-cell office:value-type="float" office:value="5910">
            <text:p>5910</text:p>
          </table:table-cell>
          <table:table-cell office:value-type="float" office:value="5873">
            <text:p>5873</text:p>
          </table:table-cell>
          <table:table-cell office:value-type="float" office:value="5899">
            <text:p>5899</text:p>
          </table:table-cell>
          <table:table-cell office:value-type="float" office:value="5905">
            <text:p>5905</text:p>
          </table:table-cell>
          <table:table-cell office:value-type="float" office:value="5871">
            <text:p>5871</text:p>
          </table:table-cell>
          <table:table-cell office:value-type="float" office:value="5877">
            <text:p>5877</text:p>
          </table:table-cell>
          <table:table-cell office:value-type="float" office:value="5905">
            <text:p>5905</text:p>
          </table:table-cell>
          <table:table-cell office:value-type="float" office:value="5879">
            <text:p>5879</text:p>
          </table:table-cell>
          <table:table-cell office:value-type="float" office:value="5880">
            <text:p>5880</text:p>
          </table:table-cell>
          <table:table-cell table:formula="of:=AVERAGE([.D21:.M21])" office:value-type="float" office:value="5888.9">
            <text:p>588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6187">
            <text:p>6187</text:p>
          </table:table-cell>
          <table:table-cell office:value-type="float" office:value="6177">
            <text:p>6177</text:p>
          </table:table-cell>
          <table:table-cell office:value-type="float" office:value="6174">
            <text:p>6174</text:p>
          </table:table-cell>
          <table:table-cell office:value-type="float" office:value="6166">
            <text:p>6166</text:p>
          </table:table-cell>
          <table:table-cell office:value-type="float" office:value="6163">
            <text:p>6163</text:p>
          </table:table-cell>
          <table:table-cell office:value-type="float" office:value="6162">
            <text:p>6162</text:p>
          </table:table-cell>
          <table:table-cell office:value-type="float" office:value="6160">
            <text:p>6160</text:p>
          </table:table-cell>
          <table:table-cell office:value-type="float" office:value="6202">
            <text:p>6202</text:p>
          </table:table-cell>
          <table:table-cell office:value-type="float" office:value="6179">
            <text:p>6179</text:p>
          </table:table-cell>
          <table:table-cell office:value-type="float" office:value="6184">
            <text:p>6184</text:p>
          </table:table-cell>
          <table:table-cell table:formula="of:=AVERAGE([.D22:.M22])" office:value-type="float" office:value="6175.4">
            <text:p>617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6523">
            <text:p>6523</text:p>
          </table:table-cell>
          <table:table-cell office:value-type="float" office:value="6557">
            <text:p>6557</text:p>
          </table:table-cell>
          <table:table-cell office:value-type="float" office:value="6508">
            <text:p>6508</text:p>
          </table:table-cell>
          <table:table-cell office:value-type="float" office:value="6487">
            <text:p>6487</text:p>
          </table:table-cell>
          <table:table-cell office:value-type="float" office:value="6483">
            <text:p>6483</text:p>
          </table:table-cell>
          <table:table-cell office:value-type="float" office:value="6463">
            <text:p>6463</text:p>
          </table:table-cell>
          <table:table-cell office:value-type="float" office:value="6524">
            <text:p>6524</text:p>
          </table:table-cell>
          <table:table-cell office:value-type="float" office:value="6502">
            <text:p>6502</text:p>
          </table:table-cell>
          <table:table-cell office:value-type="float" office:value="6484">
            <text:p>6484</text:p>
          </table:table-cell>
          <table:table-cell office:value-type="float" office:value="6534">
            <text:p>6534</text:p>
          </table:table-cell>
          <table:table-cell table:formula="of:=AVERAGE([.D23:.M23])" office:value-type="float" office:value="6506.5">
            <text:p>650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7047">
            <text:p>7047</text:p>
          </table:table-cell>
          <table:table-cell office:value-type="float" office:value="6899">
            <text:p>6899</text:p>
          </table:table-cell>
          <table:table-cell office:value-type="float" office:value="6930">
            <text:p>6930</text:p>
          </table:table-cell>
          <table:table-cell office:value-type="float" office:value="6915">
            <text:p>6915</text:p>
          </table:table-cell>
          <table:table-cell office:value-type="float" office:value="6904">
            <text:p>6904</text:p>
          </table:table-cell>
          <table:table-cell office:value-type="float" office:value="7650">
            <text:p>7650</text:p>
          </table:table-cell>
          <table:table-cell office:value-type="float" office:value="6890">
            <text:p>6890</text:p>
          </table:table-cell>
          <table:table-cell office:value-type="float" office:value="6951">
            <text:p>6951</text:p>
          </table:table-cell>
          <table:table-cell office:value-type="float" office:value="6932">
            <text:p>6932</text:p>
          </table:table-cell>
          <table:table-cell office:value-type="float" office:value="6866">
            <text:p>6866</text:p>
          </table:table-cell>
          <table:table-cell table:formula="of:=AVERAGE([.D24:.M24])" office:value-type="float" office:value="6998.4">
            <text:p>6998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7236">
            <text:p>7236</text:p>
          </table:table-cell>
          <table:table-cell office:value-type="float" office:value="8005">
            <text:p>8005</text:p>
          </table:table-cell>
          <table:table-cell office:value-type="float" office:value="7241">
            <text:p>7241</text:p>
          </table:table-cell>
          <table:table-cell office:value-type="float" office:value="7176">
            <text:p>7176</text:p>
          </table:table-cell>
          <table:table-cell office:value-type="float" office:value="7149">
            <text:p>7149</text:p>
          </table:table-cell>
          <table:table-cell office:value-type="float" office:value="7167">
            <text:p>7167</text:p>
          </table:table-cell>
          <table:table-cell office:value-type="float" office:value="7150">
            <text:p>7150</text:p>
          </table:table-cell>
          <table:table-cell office:value-type="float" office:value="7240">
            <text:p>7240</text:p>
          </table:table-cell>
          <table:table-cell office:value-type="float" office:value="7171">
            <text:p>7171</text:p>
          </table:table-cell>
          <table:table-cell office:value-type="float" office:value="7154">
            <text:p>7154</text:p>
          </table:table-cell>
          <table:table-cell table:formula="of:=AVERAGE([.D25:.M25])" office:value-type="float" office:value="7268.9">
            <text:p>726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7527">
            <text:p>7527</text:p>
          </table:table-cell>
          <table:table-cell office:value-type="float" office:value="7449">
            <text:p>7449</text:p>
          </table:table-cell>
          <table:table-cell office:value-type="float" office:value="7432">
            <text:p>7432</text:p>
          </table:table-cell>
          <table:table-cell office:value-type="float" office:value="7528">
            <text:p>7528</text:p>
          </table:table-cell>
          <table:table-cell office:value-type="float" office:value="7567">
            <text:p>7567</text:p>
          </table:table-cell>
          <table:table-cell office:value-type="float" office:value="7520">
            <text:p>7520</text:p>
          </table:table-cell>
          <table:table-cell office:value-type="float" office:value="7494">
            <text:p>7494</text:p>
          </table:table-cell>
          <table:table-cell office:value-type="float" office:value="7485">
            <text:p>7485</text:p>
          </table:table-cell>
          <table:table-cell office:value-type="float" office:value="7607">
            <text:p>7607</text:p>
          </table:table-cell>
          <table:table-cell office:value-type="float" office:value="7451">
            <text:p>7451</text:p>
          </table:table-cell>
          <table:table-cell table:formula="of:=AVERAGE([.D26:.M26])" office:value-type="float" office:value="7506">
            <text:p>750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7808">
            <text:p>7808</text:p>
          </table:table-cell>
          <table:table-cell office:value-type="float" office:value="7827">
            <text:p>7827</text:p>
          </table:table-cell>
          <table:table-cell office:value-type="float" office:value="7881">
            <text:p>7881</text:p>
          </table:table-cell>
          <table:table-cell office:value-type="float" office:value="7852">
            <text:p>7852</text:p>
          </table:table-cell>
          <table:table-cell office:value-type="float" office:value="7776">
            <text:p>7776</text:p>
          </table:table-cell>
          <table:table-cell office:value-type="float" office:value="7941">
            <text:p>7941</text:p>
          </table:table-cell>
          <table:table-cell table:number-columns-repeated="2" office:value-type="float" office:value="7807">
            <text:p>7807</text:p>
          </table:table-cell>
          <table:table-cell office:value-type="float" office:value="7873">
            <text:p>7873</text:p>
          </table:table-cell>
          <table:table-cell office:value-type="float" office:value="7724">
            <text:p>7724</text:p>
          </table:table-cell>
          <table:table-cell table:formula="of:=AVERAGE([.D27:.M27])" office:value-type="float" office:value="7829.6">
            <text:p>782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8079">
            <text:p>8079</text:p>
          </table:table-cell>
          <table:table-cell office:value-type="float" office:value="8244">
            <text:p>8244</text:p>
          </table:table-cell>
          <table:table-cell office:value-type="float" office:value="8137">
            <text:p>8137</text:p>
          </table:table-cell>
          <table:table-cell office:value-type="float" office:value="8257">
            <text:p>8257</text:p>
          </table:table-cell>
          <table:table-cell office:value-type="float" office:value="8207">
            <text:p>8207</text:p>
          </table:table-cell>
          <table:table-cell office:value-type="float" office:value="8293">
            <text:p>8293</text:p>
          </table:table-cell>
          <table:table-cell office:value-type="float" office:value="8109">
            <text:p>8109</text:p>
          </table:table-cell>
          <table:table-cell office:value-type="float" office:value="8231">
            <text:p>8231</text:p>
          </table:table-cell>
          <table:table-cell office:value-type="float" office:value="8112">
            <text:p>8112</text:p>
          </table:table-cell>
          <table:table-cell office:value-type="float" office:value="8200">
            <text:p>8200</text:p>
          </table:table-cell>
          <table:table-cell table:formula="of:=AVERAGE([.D28:.M28])" office:value-type="float" office:value="8186.9">
            <text:p>818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9993">
            <text:p>9993</text:p>
          </table:table-cell>
          <table:table-cell office:value-type="float" office:value="8791">
            <text:p>8791</text:p>
          </table:table-cell>
          <table:table-cell office:value-type="float" office:value="8858">
            <text:p>8858</text:p>
          </table:table-cell>
          <table:table-cell office:value-type="float" office:value="8419">
            <text:p>8419</text:p>
          </table:table-cell>
          <table:table-cell office:value-type="float" office:value="8730">
            <text:p>8730</text:p>
          </table:table-cell>
          <table:table-cell office:value-type="float" office:value="8963">
            <text:p>8963</text:p>
          </table:table-cell>
          <table:table-cell office:value-type="float" office:value="8853">
            <text:p>8853</text:p>
          </table:table-cell>
          <table:table-cell office:value-type="float" office:value="8801">
            <text:p>8801</text:p>
          </table:table-cell>
          <table:table-cell office:value-type="float" office:value="8849">
            <text:p>8849</text:p>
          </table:table-cell>
          <table:table-cell office:value-type="float" office:value="8957">
            <text:p>8957</text:p>
          </table:table-cell>
          <table:table-cell table:formula="of:=AVERAGE([.D29:.M29])" office:value-type="float" office:value="8921.4">
            <text:p>892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9157">
            <text:p>9157</text:p>
          </table:table-cell>
          <table:table-cell office:value-type="float" office:value="9159">
            <text:p>9159</text:p>
          </table:table-cell>
          <table:table-cell office:value-type="float" office:value="9091">
            <text:p>9091</text:p>
          </table:table-cell>
          <table:table-cell office:value-type="float" office:value="9074">
            <text:p>9074</text:p>
          </table:table-cell>
          <table:table-cell office:value-type="float" office:value="9147">
            <text:p>9147</text:p>
          </table:table-cell>
          <table:table-cell office:value-type="float" office:value="9096">
            <text:p>9096</text:p>
          </table:table-cell>
          <table:table-cell office:value-type="float" office:value="9112">
            <text:p>9112</text:p>
          </table:table-cell>
          <table:table-cell office:value-type="float" office:value="9154">
            <text:p>9154</text:p>
          </table:table-cell>
          <table:table-cell office:value-type="float" office:value="9020">
            <text:p>9020</text:p>
          </table:table-cell>
          <table:table-cell office:value-type="float" office:value="9059">
            <text:p>9059</text:p>
          </table:table-cell>
          <table:table-cell table:formula="of:=AVERAGE([.D30:.M30])" office:value-type="float" office:value="9106.9">
            <text:p>910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9450">
            <text:p>9450</text:p>
          </table:table-cell>
          <table:table-cell office:value-type="float" office:value="9485">
            <text:p>9485</text:p>
          </table:table-cell>
          <table:table-cell office:value-type="float" office:value="9511">
            <text:p>9511</text:p>
          </table:table-cell>
          <table:table-cell office:value-type="float" office:value="9402">
            <text:p>9402</text:p>
          </table:table-cell>
          <table:table-cell office:value-type="float" office:value="9360">
            <text:p>9360</text:p>
          </table:table-cell>
          <table:table-cell office:value-type="float" office:value="9475">
            <text:p>9475</text:p>
          </table:table-cell>
          <table:table-cell office:value-type="float" office:value="9479">
            <text:p>9479</text:p>
          </table:table-cell>
          <table:table-cell office:value-type="float" office:value="9421">
            <text:p>9421</text:p>
          </table:table-cell>
          <table:table-cell office:value-type="float" office:value="9445">
            <text:p>9445</text:p>
          </table:table-cell>
          <table:table-cell office:value-type="float" office:value="9420">
            <text:p>9420</text:p>
          </table:table-cell>
          <table:table-cell table:formula="of:=AVERAGE([.D31:.M31])" office:value-type="float" office:value="9444.8">
            <text:p>9444.8</text:p>
          </table:table-cell>
        </table:table-row>
        <table:table-row table:style-name="ro1">
          <table:table-cell>
            <draw:frame table:end-cell-address="MyPhoneBookaddPerson.J60" table:end-x="0.0638in" table:end-y="0.0929in" draw:z-index="0" draw:style-name="gr1" svg:width="8in" svg:height="5in" svg:x="0.065in" svg:y="0.0524in">
              <draw:object draw:notify-on-update-of-ranges="MyPhoneBookaddPerson.B1:MyPhoneBookaddPerson.B31 MyPhoneBookaddPerson.N1:MyPhoneBookaddPerson.N3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2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table:formula="of:=AVERAGE([.D64:.F64])" office:value-type="float" office:value="0">
            <text:p>0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711">
            <text:p>711</text:p>
          </table:table-cell>
          <table:table-cell office:value-type="float" office:value="710">
            <text:p>710</text:p>
          </table:table-cell>
          <table:table-cell office:value-type="float" office:value="709">
            <text:p>709</text:p>
          </table:table-cell>
          <table:table-cell table:formula="of:=AVERAGE([.D65:.F65])" office:value-type="float" office:value="710">
            <text:p>710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1425">
            <text:p>1425</text:p>
          </table:table-cell>
          <table:table-cell office:value-type="float" office:value="1423">
            <text:p>1423</text:p>
          </table:table-cell>
          <table:table-cell office:value-type="float" office:value="1913">
            <text:p>1913</text:p>
          </table:table-cell>
          <table:table-cell table:formula="of:=AVERAGE([.D66:.F66])" office:value-type="float" office:value="1587">
            <text:p>158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2646">
            <text:p>2646</text:p>
          </table:table-cell>
          <table:table-cell office:value-type="float" office:value="2615">
            <text:p>2615</text:p>
          </table:table-cell>
          <table:table-cell office:value-type="float" office:value="2682">
            <text:p>2682</text:p>
          </table:table-cell>
          <table:table-cell table:formula="of:=AVERAGE([.D67:.F67])" office:value-type="float" office:value="2647.66666666667">
            <text:p>2647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3352">
            <text:p>3352</text:p>
          </table:table-cell>
          <table:table-cell office:value-type="float" office:value="3249">
            <text:p>3249</text:p>
          </table:table-cell>
          <table:table-cell office:value-type="float" office:value="3309">
            <text:p>3309</text:p>
          </table:table-cell>
          <table:table-cell table:formula="of:=AVERAGE([.D68:.F68])" office:value-type="float" office:value="3303.33333333333">
            <text:p>3303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3975">
            <text:p>3975</text:p>
          </table:table-cell>
          <table:table-cell office:value-type="float" office:value="3963">
            <text:p>3963</text:p>
          </table:table-cell>
          <table:table-cell office:value-type="float" office:value="3983">
            <text:p>3983</text:p>
          </table:table-cell>
          <table:table-cell table:formula="of:=AVERAGE([.D69:.F69])" office:value-type="float" office:value="3973.66666666667">
            <text:p>3973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4690">
            <text:p>4690</text:p>
          </table:table-cell>
          <table:table-cell office:value-type="float" office:value="4685">
            <text:p>4685</text:p>
          </table:table-cell>
          <table:table-cell office:value-type="float" office:value="4689">
            <text:p>4689</text:p>
          </table:table-cell>
          <table:table-cell table:formula="of:=AVERAGE([.D70:.F70])" office:value-type="float" office:value="4688">
            <text:p>4688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5824">
            <text:p>5824</text:p>
          </table:table-cell>
          <table:table-cell office:value-type="float" office:value="8312">
            <text:p>8312</text:p>
          </table:table-cell>
          <table:table-cell office:value-type="float" office:value="5496">
            <text:p>5496</text:p>
          </table:table-cell>
          <table:table-cell table:formula="of:=AVERAGE([.D71:.F71])" office:value-type="float" office:value="6544">
            <text:p>6544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6680">
            <text:p>6680</text:p>
          </table:table-cell>
          <table:table-cell office:value-type="float" office:value="6552">
            <text:p>6552</text:p>
          </table:table-cell>
          <table:table-cell office:value-type="float" office:value="6556">
            <text:p>6556</text:p>
          </table:table-cell>
          <table:table-cell table:formula="of:=AVERAGE([.D72:.F72])" office:value-type="float" office:value="6596">
            <text:p>6596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7278">
            <text:p>7278</text:p>
          </table:table-cell>
          <table:table-cell table:number-columns-repeated="2" office:value-type="float" office:value="7283">
            <text:p>7283</text:p>
          </table:table-cell>
          <table:table-cell table:formula="of:=AVERAGE([.D73:.F73])" office:value-type="float" office:value="7281.33333333333">
            <text:p>7281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8066">
            <text:p>8066</text:p>
          </table:table-cell>
          <table:table-cell office:value-type="float" office:value="8129">
            <text:p>8129</text:p>
          </table:table-cell>
          <table:table-cell office:value-type="float" office:value="8099">
            <text:p>8099</text:p>
          </table:table-cell>
          <table:table-cell table:formula="of:=AVERAGE([.D74:.F74])" office:value-type="float" office:value="8098">
            <text:p>8098</text:p>
          </table:table-cell>
          <table:table-cell table:number-columns-repeated="6"/>
          <table:table-cell/>
        </table:table-row>
        <table:table-row table:style-name="ro1">
          <table:table-cell>
            <draw:frame table:end-cell-address="MyPhoneBookaddPerson.D90" table:end-x="0.5in" table:end-y="0.1272in" draw:z-index="1" draw:style-name="gr1" svg:width="3.1492in" svg:height="2.7555in" svg:x="0.0177in" svg:y="0.0283in">
              <draw:object draw:notify-on-update-of-ranges="MyPhoneBookaddPerson.B64:MyPhoneBookaddPerson.B74 MyPhoneBookaddPerson.G64:MyPhoneBookaddPerson.G7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table:formula="of:=AVERAGE([.D92:.F92])" office:value-type="float" office:value="0">
            <text:p>0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532">
            <text:p>532</text:p>
          </table:table-cell>
          <table:table-cell office:value-type="float" office:value="526">
            <text:p>526</text:p>
          </table:table-cell>
          <table:table-cell office:value-type="float" office:value="524">
            <text:p>524</text:p>
          </table:table-cell>
          <table:table-cell table:formula="of:=AVERAGE([.D93:.F93])" office:value-type="float" office:value="527.333333333333">
            <text:p>527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1042">
            <text:p>1042</text:p>
          </table:table-cell>
          <table:table-cell table:formula="of:=AVERAGE([.D94:.F94])" office:value-type="float" office:value="1041">
            <text:p>104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2007">
            <text:p>2007</text:p>
          </table:table-cell>
          <table:table-cell office:value-type="float" office:value="2130">
            <text:p>2130</text:p>
          </table:table-cell>
          <table:table-cell office:value-type="float" office:value="1989">
            <text:p>1989</text:p>
          </table:table-cell>
          <table:table-cell table:formula="of:=AVERAGE([.D95:.F95])" office:value-type="float" office:value="2042">
            <text:p>2042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2609">
            <text:p>2609</text:p>
          </table:table-cell>
          <table:table-cell office:value-type="float" office:value="2465">
            <text:p>2465</text:p>
          </table:table-cell>
          <table:table-cell office:value-type="float" office:value="2474">
            <text:p>2474</text:p>
          </table:table-cell>
          <table:table-cell table:formula="of:=AVERAGE([.D96:.F96])" office:value-type="float" office:value="2516">
            <text:p>2516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3112">
            <text:p>3112</text:p>
          </table:table-cell>
          <table:table-cell office:value-type="float" office:value="3136">
            <text:p>3136</text:p>
          </table:table-cell>
          <table:table-cell office:value-type="float" office:value="3020">
            <text:p>3020</text:p>
          </table:table-cell>
          <table:table-cell table:formula="of:=AVERAGE([.D97:.F97])" office:value-type="float" office:value="3089.33333333333">
            <text:p>3089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3557">
            <text:p>3557</text:p>
          </table:table-cell>
          <table:table-cell office:value-type="float" office:value="3541">
            <text:p>3541</text:p>
          </table:table-cell>
          <table:table-cell office:value-type="float" office:value="3562">
            <text:p>3562</text:p>
          </table:table-cell>
          <table:table-cell table:formula="of:=AVERAGE([.D98:.F98])" office:value-type="float" office:value="3553.33333333333">
            <text:p>3553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4510">
            <text:p>4510</text:p>
          </table:table-cell>
          <table:table-cell office:value-type="float" office:value="4563">
            <text:p>4563</text:p>
          </table:table-cell>
          <table:table-cell office:value-type="float" office:value="4685">
            <text:p>4685</text:p>
          </table:table-cell>
          <table:table-cell table:formula="of:=AVERAGE([.D99:.F99])" office:value-type="float" office:value="4586">
            <text:p>4586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5147">
            <text:p>5147</text:p>
          </table:table-cell>
          <table:table-cell office:value-type="float" office:value="5048">
            <text:p>5048</text:p>
          </table:table-cell>
          <table:table-cell office:value-type="float" office:value="5106">
            <text:p>5106</text:p>
          </table:table-cell>
          <table:table-cell table:formula="of:=AVERAGE([.D100:.F100])" office:value-type="float" office:value="5100.33333333333">
            <text:p>5100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5626">
            <text:p>5626</text:p>
          </table:table-cell>
          <table:table-cell office:value-type="float" office:value="5562">
            <text:p>5562</text:p>
          </table:table-cell>
          <table:table-cell office:value-type="float" office:value="5574">
            <text:p>5574</text:p>
          </table:table-cell>
          <table:table-cell table:formula="of:=AVERAGE([.D101:.F101])" office:value-type="float" office:value="5587.33333333333">
            <text:p>5587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6142">
            <text:p>6142</text:p>
          </table:table-cell>
          <table:table-cell office:value-type="float" office:value="6373">
            <text:p>6373</text:p>
          </table:table-cell>
          <table:table-cell office:value-type="float" office:value="6355">
            <text:p>6355</text:p>
          </table:table-cell>
          <table:table-cell table:formula="of:=AVERAGE([.D102:.F102])" office:value-type="float" office:value="6290">
            <text:p>6290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6731">
            <text:p>6731</text:p>
          </table:table-cell>
          <table:table-cell office:value-type="float" office:value="6741">
            <text:p>6741</text:p>
          </table:table-cell>
          <table:table-cell office:value-type="float" office:value="6784">
            <text:p>6784</text:p>
          </table:table-cell>
          <table:table-cell table:formula="of:=AVERAGE([.D103:.F103])" office:value-type="float" office:value="6752">
            <text:p>6752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7723">
            <text:p>7723</text:p>
          </table:table-cell>
          <table:table-cell office:value-type="float" office:value="7692">
            <text:p>7692</text:p>
          </table:table-cell>
          <table:table-cell office:value-type="float" office:value="7726">
            <text:p>7726</text:p>
          </table:table-cell>
          <table:table-cell table:formula="of:=AVERAGE([.D104:.F104])" office:value-type="float" office:value="7713.66666666667">
            <text:p>7713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8287">
            <text:p>8287</text:p>
          </table:table-cell>
          <table:table-cell office:value-type="float" office:value="8436">
            <text:p>8436</text:p>
          </table:table-cell>
          <table:table-cell office:value-type="float" office:value="8453">
            <text:p>8453</text:p>
          </table:table-cell>
          <table:table-cell table:formula="of:=AVERAGE([.D105:.F105])" office:value-type="float" office:value="8392">
            <text:p>8392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8824">
            <text:p>8824</text:p>
          </table:table-cell>
          <table:table-cell office:value-type="float" office:value="8877">
            <text:p>8877</text:p>
          </table:table-cell>
          <table:table-cell office:value-type="float" office:value="8965">
            <text:p>8965</text:p>
          </table:table-cell>
          <table:table-cell table:formula="of:=AVERAGE([.D106:.F106])" office:value-type="float" office:value="8888.66666666667">
            <text:p>8888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9448">
            <text:p>9448</text:p>
          </table:table-cell>
          <table:table-cell office:value-type="float" office:value="9407">
            <text:p>9407</text:p>
          </table:table-cell>
          <table:table-cell office:value-type="float" office:value="9351">
            <text:p>9351</text:p>
          </table:table-cell>
          <table:table-cell table:formula="of:=AVERAGE([.D107:.F107])" office:value-type="float" office:value="9402">
            <text:p>9402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10435">
            <text:p>10435</text:p>
          </table:table-cell>
          <table:table-cell office:value-type="float" office:value="9911">
            <text:p>9911</text:p>
          </table:table-cell>
          <table:table-cell office:value-type="float" office:value="10506">
            <text:p>10506</text:p>
          </table:table-cell>
          <table:table-cell table:formula="of:=AVERAGE([.D108:.F108])" office:value-type="float" office:value="10284">
            <text:p>10284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10947">
            <text:p>10947</text:p>
          </table:table-cell>
          <table:table-cell office:value-type="float" office:value="10932">
            <text:p>10932</text:p>
          </table:table-cell>
          <table:table-cell office:value-type="float" office:value="10990">
            <text:p>10990</text:p>
          </table:table-cell>
          <table:table-cell table:formula="of:=AVERAGE([.D109:.F109])" office:value-type="float" office:value="10956.3333333333">
            <text:p>10956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11663">
            <text:p>11663</text:p>
          </table:table-cell>
          <table:table-cell office:value-type="float" office:value="11555">
            <text:p>11555</text:p>
          </table:table-cell>
          <table:table-cell office:value-type="float" office:value="11591">
            <text:p>11591</text:p>
          </table:table-cell>
          <table:table-cell table:formula="of:=AVERAGE([.D110:.F110])" office:value-type="float" office:value="11603">
            <text:p>1160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12007">
            <text:p>12007</text:p>
          </table:table-cell>
          <table:table-cell office:value-type="float" office:value="12292">
            <text:p>12292</text:p>
          </table:table-cell>
          <table:table-cell office:value-type="float" office:value="12105">
            <text:p>12105</text:p>
          </table:table-cell>
          <table:table-cell table:formula="of:=AVERAGE([.D111:.F111])" office:value-type="float" office:value="12134.6666666667">
            <text:p>12134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12601">
            <text:p>12601</text:p>
          </table:table-cell>
          <table:table-cell office:value-type="float" office:value="12664">
            <text:p>12664</text:p>
          </table:table-cell>
          <table:table-cell office:value-type="float" office:value="12699">
            <text:p>12699</text:p>
          </table:table-cell>
          <table:table-cell table:formula="of:=AVERAGE([.D112:.F112])" office:value-type="float" office:value="12654.6666666667">
            <text:p>12654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13454">
            <text:p>13454</text:p>
          </table:table-cell>
          <table:table-cell office:value-type="float" office:value="13632">
            <text:p>13632</text:p>
          </table:table-cell>
          <table:table-cell office:value-type="float" office:value="13148">
            <text:p>13148</text:p>
          </table:table-cell>
          <table:table-cell table:formula="of:=AVERAGE([.D113:.F113])" office:value-type="float" office:value="13411.3333333333">
            <text:p>13411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13875">
            <text:p>13875</text:p>
          </table:table-cell>
          <table:table-cell office:value-type="float" office:value="14422">
            <text:p>14422</text:p>
          </table:table-cell>
          <table:table-cell office:value-type="float" office:value="13490">
            <text:p>13490</text:p>
          </table:table-cell>
          <table:table-cell table:formula="of:=AVERAGE([.D114:.F114])" office:value-type="float" office:value="13929">
            <text:p>13929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4343">
            <text:p>14343</text:p>
          </table:table-cell>
          <table:table-cell office:value-type="float" office:value="14510">
            <text:p>14510</text:p>
          </table:table-cell>
          <table:table-cell office:value-type="float" office:value="14548">
            <text:p>14548</text:p>
          </table:table-cell>
          <table:table-cell table:formula="of:=AVERAGE([.D115:.F115])" office:value-type="float" office:value="14467">
            <text:p>144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15026">
            <text:p>15026</text:p>
          </table:table-cell>
          <table:table-cell office:value-type="float" office:value="15445">
            <text:p>15445</text:p>
          </table:table-cell>
          <table:table-cell office:value-type="float" office:value="15220">
            <text:p>15220</text:p>
          </table:table-cell>
          <table:table-cell table:formula="of:=AVERAGE([.D116:.F116])" office:value-type="float" office:value="15230.3333333333">
            <text:p>15230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15451">
            <text:p>15451</text:p>
          </table:table-cell>
          <table:table-cell office:value-type="float" office:value="15652">
            <text:p>15652</text:p>
          </table:table-cell>
          <table:table-cell office:value-type="float" office:value="15467">
            <text:p>15467</text:p>
          </table:table-cell>
          <table:table-cell table:formula="of:=AVERAGE([.D117:.F117])" office:value-type="float" office:value="15523.3333333333">
            <text:p>15523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6547">
            <text:p>16547</text:p>
          </table:table-cell>
          <table:table-cell office:value-type="float" office:value="16706">
            <text:p>16706</text:p>
          </table:table-cell>
          <table:table-cell office:value-type="float" office:value="16027">
            <text:p>16027</text:p>
          </table:table-cell>
          <table:table-cell table:formula="of:=AVERAGE([.D118:.F118])" office:value-type="float" office:value="16426.6666666667">
            <text:p>16426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7069">
            <text:p>17069</text:p>
          </table:table-cell>
          <table:table-cell office:value-type="float" office:value="17555">
            <text:p>17555</text:p>
          </table:table-cell>
          <table:table-cell office:value-type="float" office:value="17674">
            <text:p>17674</text:p>
          </table:table-cell>
          <table:table-cell table:formula="of:=AVERAGE([.D119:.F119])" office:value-type="float" office:value="17432.6666666667">
            <text:p>17432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8081">
            <text:p>18081</text:p>
          </table:table-cell>
          <table:table-cell office:value-type="float" office:value="17732">
            <text:p>17732</text:p>
          </table:table-cell>
          <table:table-cell office:value-type="float" office:value="17817">
            <text:p>17817</text:p>
          </table:table-cell>
          <table:table-cell table:formula="of:=AVERAGE([.D120:.F120])" office:value-type="float" office:value="17876.6666666667">
            <text:p>17876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8631">
            <text:p>18631</text:p>
          </table:table-cell>
          <table:table-cell office:value-type="float" office:value="18280">
            <text:p>18280</text:p>
          </table:table-cell>
          <table:table-cell office:value-type="float" office:value="18244">
            <text:p>18244</text:p>
          </table:table-cell>
          <table:table-cell table:formula="of:=AVERAGE([.D121:.F121])" office:value-type="float" office:value="18385">
            <text:p>18385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8749">
            <text:p>18749</text:p>
          </table:table-cell>
          <table:table-cell office:value-type="float" office:value="18941">
            <text:p>18941</text:p>
          </table:table-cell>
          <table:table-cell office:value-type="float" office:value="18905">
            <text:p>18905</text:p>
          </table:table-cell>
          <table:table-cell table:formula="of:=AVERAGE([.D122:.F122])" office:value-type="float" office:value="18865">
            <text:p>18865</text:p>
          </table:table-cell>
          <table:table-cell table:number-columns-repeated="6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>
            <draw:frame table:end-cell-address="MyPhoneBookaddPerson.I152" table:end-x="0.8878in" table:end-y="0.1031in" draw:z-index="2" draw:style-name="gr1" svg:width="8in" svg:height="5in" svg:x="0in" svg:y="0.0626in">
              <draw:object draw:notify-on-update-of-ranges="MyPhoneBookaddPerson.B92:MyPhoneBookaddPerson.B122 MyPhoneBookaddPerson.G92:MyPhoneBookaddPerson.G12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table:formula="of:=AVERAGE([.D154:.F154])" office:value-type="float" office:value="0">
            <text:p>0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527">
            <text:p>527</text:p>
          </table:table-cell>
          <table:table-cell office:value-type="float" office:value="525">
            <text:p>525</text:p>
          </table:table-cell>
          <table:table-cell office:value-type="float" office:value="521">
            <text:p>521</text:p>
          </table:table-cell>
          <table:table-cell table:formula="of:=AVERAGE([.D155:.F155])" office:value-type="float" office:value="524.333333333333">
            <text:p>524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049">
            <text:p>1049</text:p>
          </table:table-cell>
          <table:table-cell table:formula="of:=AVERAGE([.D156:.F156])" office:value-type="float" office:value="1046.66666666667">
            <text:p>1046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1953">
            <text:p>1953</text:p>
          </table:table-cell>
          <table:table-cell office:value-type="float" office:value="2062">
            <text:p>2062</text:p>
          </table:table-cell>
          <table:table-cell office:value-type="float" office:value="2046">
            <text:p>2046</text:p>
          </table:table-cell>
          <table:table-cell table:formula="of:=AVERAGE([.D157:.F157])" office:value-type="float" office:value="2020.33333333333">
            <text:p>2020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2572">
            <text:p>2572</text:p>
          </table:table-cell>
          <table:table-cell office:value-type="float" office:value="2667">
            <text:p>2667</text:p>
          </table:table-cell>
          <table:table-cell office:value-type="float" office:value="2472">
            <text:p>2472</text:p>
          </table:table-cell>
          <table:table-cell table:formula="of:=AVERAGE([.D158:.F158])" office:value-type="float" office:value="2570.33333333333">
            <text:p>2570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3177">
            <text:p>3177</text:p>
          </table:table-cell>
          <table:table-cell office:value-type="float" office:value="3046">
            <text:p>3046</text:p>
          </table:table-cell>
          <table:table-cell office:value-type="float" office:value="3036">
            <text:p>3036</text:p>
          </table:table-cell>
          <table:table-cell table:formula="of:=AVERAGE([.D159:.F159])" office:value-type="float" office:value="3086.33333333333">
            <text:p>3086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3624">
            <text:p>3624</text:p>
          </table:table-cell>
          <table:table-cell office:value-type="float" office:value="3534">
            <text:p>3534</text:p>
          </table:table-cell>
          <table:table-cell office:value-type="float" office:value="3561">
            <text:p>3561</text:p>
          </table:table-cell>
          <table:table-cell table:formula="of:=AVERAGE([.D160:.F160])" office:value-type="float" office:value="3573">
            <text:p>357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4498">
            <text:p>4498</text:p>
          </table:table-cell>
          <table:table-cell office:value-type="float" office:value="4605">
            <text:p>4605</text:p>
          </table:table-cell>
          <table:table-cell office:value-type="float" office:value="4614">
            <text:p>4614</text:p>
          </table:table-cell>
          <table:table-cell table:formula="of:=AVERAGE([.D161:.F161])" office:value-type="float" office:value="4572.33333333333">
            <text:p>4572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5109">
            <text:p>5109</text:p>
          </table:table-cell>
          <table:table-cell office:value-type="float" office:value="5157">
            <text:p>5157</text:p>
          </table:table-cell>
          <table:table-cell office:value-type="float" office:value="5103">
            <text:p>5103</text:p>
          </table:table-cell>
          <table:table-cell table:formula="of:=AVERAGE([.D162:.F162])" office:value-type="float" office:value="5123">
            <text:p>512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5667">
            <text:p>5667</text:p>
          </table:table-cell>
          <table:table-cell office:value-type="float" office:value="5722">
            <text:p>5722</text:p>
          </table:table-cell>
          <table:table-cell office:value-type="float" office:value="5718">
            <text:p>5718</text:p>
          </table:table-cell>
          <table:table-cell table:formula="of:=AVERAGE([.D163:.F163])" office:value-type="float" office:value="5702.33333333333">
            <text:p>5702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6221">
            <text:p>6221</text:p>
          </table:table-cell>
          <table:table-cell office:value-type="float" office:value="6252">
            <text:p>6252</text:p>
          </table:table-cell>
          <table:table-cell office:value-type="float" office:value="6214">
            <text:p>6214</text:p>
          </table:table-cell>
          <table:table-cell table:formula="of:=AVERAGE([.D164:.F164])" office:value-type="float" office:value="6229">
            <text:p>6229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6828">
            <text:p>6828</text:p>
          </table:table-cell>
          <table:table-cell office:value-type="float" office:value="6761">
            <text:p>6761</text:p>
          </table:table-cell>
          <table:table-cell office:value-type="float" office:value="6783">
            <text:p>6783</text:p>
          </table:table-cell>
          <table:table-cell table:formula="of:=AVERAGE([.D165:.F165])" office:value-type="float" office:value="6790.66666666667">
            <text:p>6790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11245">
            <text:p>11245</text:p>
          </table:table-cell>
          <table:table-cell office:value-type="float" office:value="7730">
            <text:p>7730</text:p>
          </table:table-cell>
          <table:table-cell office:value-type="float" office:value="7711">
            <text:p>7711</text:p>
          </table:table-cell>
          <table:table-cell table:formula="of:=AVERAGE([.D166:.F166])" office:value-type="float" office:value="8895.33333333333">
            <text:p>8895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8301">
            <text:p>8301</text:p>
          </table:table-cell>
          <table:table-cell office:value-type="float" office:value="8331">
            <text:p>8331</text:p>
          </table:table-cell>
          <table:table-cell office:value-type="float" office:value="8325">
            <text:p>8325</text:p>
          </table:table-cell>
          <table:table-cell table:formula="of:=AVERAGE([.D167:.F167])" office:value-type="float" office:value="8319">
            <text:p>8319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8892">
            <text:p>8892</text:p>
          </table:table-cell>
          <table:table-cell office:value-type="float" office:value="8965">
            <text:p>8965</text:p>
          </table:table-cell>
          <table:table-cell office:value-type="float" office:value="8768">
            <text:p>8768</text:p>
          </table:table-cell>
          <table:table-cell table:formula="of:=AVERAGE([.D168:.F168])" office:value-type="float" office:value="8875">
            <text:p>8875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9602">
            <text:p>9602</text:p>
          </table:table-cell>
          <table:table-cell office:value-type="float" office:value="9420">
            <text:p>9420</text:p>
          </table:table-cell>
          <table:table-cell office:value-type="float" office:value="9432">
            <text:p>9432</text:p>
          </table:table-cell>
          <table:table-cell table:formula="of:=AVERAGE([.D169:.F169])" office:value-type="float" office:value="9484.66666666667">
            <text:p>9484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10601">
            <text:p>10601</text:p>
          </table:table-cell>
          <table:table-cell office:value-type="float" office:value="10526">
            <text:p>10526</text:p>
          </table:table-cell>
          <table:table-cell office:value-type="float" office:value="9894">
            <text:p>9894</text:p>
          </table:table-cell>
          <table:table-cell table:formula="of:=AVERAGE([.D170:.F170])" office:value-type="float" office:value="10340.3333333333">
            <text:p>10340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11143">
            <text:p>11143</text:p>
          </table:table-cell>
          <table:table-cell office:value-type="float" office:value="10965">
            <text:p>10965</text:p>
          </table:table-cell>
          <table:table-cell office:value-type="float" office:value="11120">
            <text:p>11120</text:p>
          </table:table-cell>
          <table:table-cell table:formula="of:=AVERAGE([.D171:.F171])" office:value-type="float" office:value="11076">
            <text:p>11076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11701">
            <text:p>11701</text:p>
          </table:table-cell>
          <table:table-cell office:value-type="float" office:value="11816">
            <text:p>11816</text:p>
          </table:table-cell>
          <table:table-cell office:value-type="float" office:value="11652">
            <text:p>11652</text:p>
          </table:table-cell>
          <table:table-cell table:formula="of:=AVERAGE([.D172:.F172])" office:value-type="float" office:value="11723">
            <text:p>1172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12026">
            <text:p>12026</text:p>
          </table:table-cell>
          <table:table-cell office:value-type="float" office:value="12162">
            <text:p>12162</text:p>
          </table:table-cell>
          <table:table-cell office:value-type="float" office:value="12078">
            <text:p>12078</text:p>
          </table:table-cell>
          <table:table-cell table:formula="of:=AVERAGE([.D173:.F173])" office:value-type="float" office:value="12088.6666666667">
            <text:p>12088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12734">
            <text:p>12734</text:p>
          </table:table-cell>
          <table:table-cell office:value-type="float" office:value="12833">
            <text:p>12833</text:p>
          </table:table-cell>
          <table:table-cell office:value-type="float" office:value="12758">
            <text:p>12758</text:p>
          </table:table-cell>
          <table:table-cell table:formula="of:=AVERAGE([.D174:.F174])" office:value-type="float" office:value="12775">
            <text:p>12775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13851">
            <text:p>13851</text:p>
          </table:table-cell>
          <table:table-cell office:value-type="float" office:value="14273">
            <text:p>14273</text:p>
          </table:table-cell>
          <table:table-cell office:value-type="float" office:value="17801">
            <text:p>17801</text:p>
          </table:table-cell>
          <table:table-cell table:formula="of:=AVERAGE([.D175:.F175])" office:value-type="float" office:value="15308.3333333333">
            <text:p>15308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14047">
            <text:p>14047</text:p>
          </table:table-cell>
          <table:table-cell office:value-type="float" office:value="13860">
            <text:p>13860</text:p>
          </table:table-cell>
          <table:table-cell office:value-type="float" office:value="13777">
            <text:p>13777</text:p>
          </table:table-cell>
          <table:table-cell table:formula="of:=AVERAGE([.D176:.F176])" office:value-type="float" office:value="13894.6666666667">
            <text:p>13894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4812">
            <text:p>14812</text:p>
          </table:table-cell>
          <table:table-cell office:value-type="float" office:value="14868">
            <text:p>14868</text:p>
          </table:table-cell>
          <table:table-cell office:value-type="float" office:value="14841">
            <text:p>14841</text:p>
          </table:table-cell>
          <table:table-cell table:formula="of:=AVERAGE([.D177:.F177])" office:value-type="float" office:value="14840.3333333333">
            <text:p>14840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15251">
            <text:p>15251</text:p>
          </table:table-cell>
          <table:table-cell office:value-type="float" office:value="15017">
            <text:p>15017</text:p>
          </table:table-cell>
          <table:table-cell office:value-type="float" office:value="15437">
            <text:p>15437</text:p>
          </table:table-cell>
          <table:table-cell table:formula="of:=AVERAGE([.D178:.F178])" office:value-type="float" office:value="15235">
            <text:p>15235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15577">
            <text:p>15577</text:p>
          </table:table-cell>
          <table:table-cell office:value-type="float" office:value="15632">
            <text:p>15632</text:p>
          </table:table-cell>
          <table:table-cell office:value-type="float" office:value="15599">
            <text:p>15599</text:p>
          </table:table-cell>
          <table:table-cell table:formula="of:=AVERAGE([.D179:.F179])" office:value-type="float" office:value="15602.6666666667">
            <text:p>15602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6760">
            <text:p>16760</text:p>
          </table:table-cell>
          <table:table-cell office:value-type="float" office:value="16771">
            <text:p>16771</text:p>
          </table:table-cell>
          <table:table-cell office:value-type="float" office:value="16522">
            <text:p>16522</text:p>
          </table:table-cell>
          <table:table-cell table:formula="of:=AVERAGE([.D180:.F180])" office:value-type="float" office:value="16684.3333333333">
            <text:p>16684.3333333333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7455">
            <text:p>17455</text:p>
          </table:table-cell>
          <table:table-cell office:value-type="float" office:value="17211">
            <text:p>17211</text:p>
          </table:table-cell>
          <table:table-cell office:value-type="float" office:value="17755">
            <text:p>17755</text:p>
          </table:table-cell>
          <table:table-cell table:formula="of:=AVERAGE([.D181:.F181])" office:value-type="float" office:value="17473.6666666667">
            <text:p>17473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7727">
            <text:p>17727</text:p>
          </table:table-cell>
          <table:table-cell office:value-type="float" office:value="17865">
            <text:p>17865</text:p>
          </table:table-cell>
          <table:table-cell office:value-type="float" office:value="17942">
            <text:p>17942</text:p>
          </table:table-cell>
          <table:table-cell table:formula="of:=AVERAGE([.D182:.F182])" office:value-type="float" office:value="17844.6666666667">
            <text:p>17844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8836">
            <text:p>18836</text:p>
          </table:table-cell>
          <table:table-cell office:value-type="float" office:value="18603">
            <text:p>18603</text:p>
          </table:table-cell>
          <table:table-cell office:value-type="float" office:value="18648">
            <text:p>18648</text:p>
          </table:table-cell>
          <table:table-cell table:formula="of:=AVERAGE([.D183:.F183])" office:value-type="float" office:value="18695.6666666667">
            <text:p>18695.6666666667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8844">
            <text:p>18844</text:p>
          </table:table-cell>
          <table:table-cell office:value-type="float" office:value="18824">
            <text:p>18824</text:p>
          </table:table-cell>
          <table:table-cell office:value-type="float" office:value="18873">
            <text:p>18873</text:p>
          </table:table-cell>
          <table:table-cell table:formula="of:=AVERAGE([.D184:.F184])" office:value-type="float" office:value="18847">
            <text:p>18847</text:p>
          </table:table-cell>
          <table:table-cell table:number-columns-repeated="6"/>
          <table:table-cell/>
        </table:table-row>
        <table:table-row table:style-name="ro1">
          <table:table-cell>
            <draw:frame table:end-cell-address="MyPhoneBookaddPerson.J213" table:end-x="0.2154in" table:end-y="0.0925in" draw:z-index="3" draw:style-name="gr1" svg:width="8in" svg:height="5in" svg:x="0.2165in" svg:y="0.052in">
              <draw:object draw:notify-on-update-of-ranges="MyPhoneBookaddPerson.B154:MyPhoneBookaddPerson.B184 MyPhoneBookaddPerson.G154:MyPhoneBookaddPerson.G18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  <table:table-cell/>
        </table:table-row>
        <table:table-row table:style-name="ro1">
          <table:table-cell table:number-columns-repeated="13"/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[.C187]/3424" office:value-type="float" office:value="0">
            <text:p>0</text:p>
          </table:table-cell>
          <table:table-cell table:number-columns-repeated="9"/>
          <table:table-cell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B188]*LOG([.B188]; 2)" office:value-type="float" office:value="1660964.04744368">
            <text:p>1660964.04744368</text:p>
          </table:table-cell>
          <table:table-cell table:formula="of:=[.C188]/3424" office:value-type="float" office:value="485.09464002444">
            <text:p>485.0946400244</text:p>
          </table:table-cell>
          <table:table-cell table:formula="of:=[.B188]/3424" office:value-type="float" office:value="29.2056074766355">
            <text:p>29.20560747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0000">
            <text:p>200000</text:p>
          </table:table-cell>
          <table:table-cell table:formula="of:=[.B189]*LOG([.B189]; 2)" office:value-type="float" office:value="3521928.09488736">
            <text:p>3521928.09488736</text:p>
          </table:table-cell>
          <table:table-cell table:formula="of:=[.C189]/3424" office:value-type="float" office:value="1028.60049500215">
            <text:p>1028.6004950022</text:p>
          </table:table-cell>
          <table:table-cell table:formula="of:=[.B189]/3424" office:value-type="float" office:value="58.411214953271">
            <text:p>58.411214953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0000">
            <text:p>300000</text:p>
          </table:table-cell>
          <table:table-cell table:formula="of:=[.B190]*LOG([.B190]; 2)" office:value-type="float" office:value="5458380.89254739">
            <text:p>5458380.89254739</text:p>
          </table:table-cell>
          <table:table-cell table:formula="of:=[.C190]/3424" office:value-type="float" office:value="1594.15329805707">
            <text:p>1594.1532980571</text:p>
          </table:table-cell>
          <table:table-cell table:formula="of:=[.B190]/3424" office:value-type="float" office:value="87.6168224299066">
            <text:p>87.616822429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00000">
            <text:p>400000</text:p>
          </table:table-cell>
          <table:table-cell table:formula="of:=[.B191]*LOG([.B191]; 2)" office:value-type="float" office:value="7443856.18977473">
            <text:p>7443856.18977473</text:p>
          </table:table-cell>
          <table:table-cell table:formula="of:=[.C191]/3424" office:value-type="float" office:value="2174.02341991084">
            <text:p>2174.0234199109</text:p>
          </table:table-cell>
          <table:table-cell table:formula="of:=[.B191]/3424" office:value-type="float" office:value="116.822429906542">
            <text:p>116.822429906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00000">
            <text:p>500000</text:p>
          </table:table-cell>
          <table:table-cell table:formula="of:=[.B192]*LOG([.B192]; 2)" office:value-type="float" office:value="9465784.28466209">
            <text:p>9465784.28466209</text:p>
          </table:table-cell>
          <table:table-cell table:formula="of:=[.C192]/3424" office:value-type="float" office:value="2764.53980276346">
            <text:p>2764.5398027635</text:p>
          </table:table-cell>
          <table:table-cell table:formula="of:=[.B192]/3424" office:value-type="float" office:value="146.028037383178">
            <text:p>146.028037383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00000">
            <text:p>600000</text:p>
          </table:table-cell>
          <table:table-cell table:formula="of:=[.B193]*LOG([.B193]; 2)" office:value-type="float" office:value="11516761.7850948">
            <text:p>11516761.7850948</text:p>
          </table:table-cell>
          <table:table-cell table:formula="of:=[.C193]/3424" office:value-type="float" office:value="3363.54024097394">
            <text:p>3363.540240974</text:p>
          </table:table-cell>
          <table:table-cell table:formula="of:=[.B193]/3424" office:value-type="float" office:value="175.233644859813">
            <text:p>175.233644859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00000">
            <text:p>700000</text:p>
          </table:table-cell>
          <table:table-cell table:formula="of:=[.B194]*LOG([.B194]; 2)" office:value-type="float" office:value="13591896.7775461">
            <text:p>13591896.7775461</text:p>
          </table:table-cell>
          <table:table-cell table:formula="of:=[.C194]/3424" office:value-type="float" office:value="3969.59602147958">
            <text:p>3969.5960214796</text:p>
          </table:table-cell>
          <table:table-cell table:formula="of:=[.B194]/3424" office:value-type="float" office:value="204.439252336449">
            <text:p>204.439252336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00000">
            <text:p>800000</text:p>
          </table:table-cell>
          <table:table-cell table:formula="of:=[.B195]*LOG([.B195]; 2)" office:value-type="float" office:value="15687712.3795495">
            <text:p>15687712.3795495</text:p>
          </table:table-cell>
          <table:table-cell table:formula="of:=[.C195]/3424" office:value-type="float" office:value="4581.69169963477">
            <text:p>4581.6916996348</text:p>
          </table:table-cell>
          <table:table-cell table:formula="of:=[.B195]/3424" office:value-type="float" office:value="233.644859813084">
            <text:p>233.644859813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00000">
            <text:p>900000</text:p>
          </table:table-cell>
          <table:table-cell table:formula="of:=[.B196]*LOG([.B196]; 2)" office:value-type="float" office:value="17801608.9282912">
            <text:p>17801608.9282912</text:p>
          </table:table-cell>
          <table:table-cell table:formula="of:=[.C196]/3424" office:value-type="float" office:value="5199.06802812243">
            <text:p>5199.0680281224</text:p>
          </table:table-cell>
          <table:table-cell table:formula="of:=[.B196]/3424" office:value-type="float" office:value="262.85046728972">
            <text:p>262.850467289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[.B197]*LOG([.B197]; 2)" office:value-type="float" office:value="19931568.5693242">
            <text:p>19931568.5693242</text:p>
          </table:table-cell>
          <table:table-cell table:formula="of:=[.C197]/3424" office:value-type="float" office:value="5821.13568029328">
            <text:p>5821.1356802933</text:p>
          </table:table-cell>
          <table:table-cell table:formula="of:=[.B197]/3424" office:value-type="float" office:value="292.056074766355">
            <text:p>292.056074766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00000">
            <text:p>1100000</text:p>
          </table:table-cell>
          <table:table-cell table:formula="of:=[.B198]*LOG([.B198]; 2)" office:value-type="float" office:value="22075979.3023815">
            <text:p>22075979.3023815</text:p>
          </table:table-cell>
          <table:table-cell table:formula="of:=[.C198]/3424" office:value-type="float" office:value="6447.42386167685">
            <text:p>6447.4238616769</text:p>
          </table:table-cell>
          <table:table-cell table:formula="of:=[.B198]/3424" office:value-type="float" office:value="321.261682242991">
            <text:p>321.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00000">
            <text:p>1200000</text:p>
          </table:table-cell>
          <table:table-cell table:formula="of:=[.B199]*LOG([.B199]; 2)" office:value-type="float" office:value="24233523.5701896">
            <text:p>24233523.5701896</text:p>
          </table:table-cell>
          <table:table-cell table:formula="of:=[.C199]/3424" office:value-type="float" office:value="7077.54777166751">
            <text:p>7077.5477716675</text:p>
          </table:table-cell>
          <table:table-cell table:formula="of:=[.B199]/3424" office:value-type="float" office:value="350.467289719626">
            <text:p>350.467289719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00000">
            <text:p>1300000</text:p>
          </table:table-cell>
          <table:table-cell table:formula="of:=[.B200]*LOG([.B200]; 2)" office:value-type="float" office:value="26403104.2503513">
            <text:p>26403104.2503513</text:p>
          </table:table-cell>
          <table:table-cell table:formula="of:=[.C200]/3424" office:value-type="float" office:value="7711.18698900446">
            <text:p>7711.1869890045</text:p>
          </table:table-cell>
          <table:table-cell table:formula="of:=[.B200]/3424" office:value-type="float" office:value="379.672897196262">
            <text:p>379.672897196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00000">
            <text:p>1400000</text:p>
          </table:table-cell>
          <table:table-cell table:formula="of:=[.B201]*LOG([.B201]; 2)" office:value-type="float" office:value="28583793.5550922">
            <text:p>28583793.5550922</text:p>
          </table:table-cell>
          <table:table-cell table:formula="of:=[.C201]/3424" office:value-type="float" office:value="8348.07054763206">
            <text:p>8348.0705476321</text:p>
          </table:table-cell>
          <table:table-cell table:formula="of:=[.B201]/3424" office:value-type="float" office:value="408.878504672897">
            <text:p>408.8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00000">
            <text:p>1500000</text:p>
          </table:table-cell>
          <table:table-cell table:formula="of:=[.B202]*LOG([.B202]; 2)" office:value-type="float" office:value="30774796.605068">
            <text:p>30774796.605068</text:p>
          </table:table-cell>
          <table:table-cell table:formula="of:=[.C202]/3424" office:value-type="float" office:value="8987.96629820911">
            <text:p>8987.9662982091</text:p>
          </table:table-cell>
          <table:table-cell table:formula="of:=[.B202]/3424" office:value-type="float" office:value="438.084112149533">
            <text:p>438.084112149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00000">
            <text:p>1600000</text:p>
          </table:table-cell>
          <table:table-cell table:formula="of:=[.B203]*LOG([.B203]; 2)" office:value-type="float" office:value="32975424.7590989">
            <text:p>32975424.7590989</text:p>
          </table:table-cell>
          <table:table-cell table:formula="of:=[.C203]/3424" office:value-type="float" office:value="9630.67311889571">
            <text:p>9630.6731188957</text:p>
          </table:table-cell>
          <table:table-cell table:formula="of:=[.B203]/3424" office:value-type="float" office:value="467.289719626168">
            <text:p>467.289719626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00000">
            <text:p>1700000</text:p>
          </table:table-cell>
          <table:table-cell table:formula="of:=[.B204]*LOG([.B204]; 2)" office:value-type="float" office:value="35185075.6366682">
            <text:p>35185075.6366682</text:p>
          </table:table-cell>
          <table:table-cell table:formula="of:=[.C204]/3424" office:value-type="float" office:value="10276.0150808026">
            <text:p>10276.0150808026</text:p>
          </table:table-cell>
          <table:table-cell table:formula="of:=[.B204]/3424" office:value-type="float" office:value="496.495327102804">
            <text:p>496.4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00000">
            <text:p>1800000</text:p>
          </table:table-cell>
          <table:table-cell table:formula="of:=[.B205]*LOG([.B205]; 2)" office:value-type="float" office:value="37403217.8565824">
            <text:p>37403217.8565824</text:p>
          </table:table-cell>
          <table:table-cell table:formula="of:=[.C205]/3424" office:value-type="float" office:value="10923.8369908243">
            <text:p>10923.8369908243</text:p>
          </table:table-cell>
          <table:table-cell table:formula="of:=[.B205]/3424" office:value-type="float" office:value="525.700934579439">
            <text:p>525.70093457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00000">
            <text:p>1900000</text:p>
          </table:table-cell>
          <table:table-cell table:formula="of:=[.B206]*LOG([.B206]; 2)" office:value-type="float" office:value="39629379.1769728">
            <text:p>39629379.1769728</text:p>
          </table:table-cell>
          <table:table-cell table:formula="of:=[.C206]/3424" office:value-type="float" office:value="11574.0009278542">
            <text:p>11574.0009278542</text:p>
          </table:table-cell>
          <table:table-cell table:formula="of:=[.B206]/3424" office:value-type="float" office:value="554.906542056075">
            <text:p>554.906542056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table:formula="of:=[.B207]*LOG([.B207]; 2)" office:value-type="float" office:value="41863137.1386484">
            <text:p>41863137.1386484</text:p>
          </table:table-cell>
          <table:table-cell table:formula="of:=[.C207]/3424" office:value-type="float" office:value="12226.3835101193">
            <text:p>12226.3835101193</text:p>
          </table:table-cell>
          <table:table-cell table:formula="of:=[.B207]/3424" office:value-type="float" office:value="584.11214953271">
            <text:p>584.112149532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00000">
            <text:p>2100000</text:p>
          </table:table-cell>
          <table:table-cell table:formula="of:=[.B208]*LOG([.B208]; 2)" office:value-type="float" office:value="44104111.5841527">
            <text:p>44104111.5841527</text:p>
          </table:table-cell>
          <table:table-cell table:formula="of:=[.C208]/3424" office:value-type="float" office:value="12880.873710325">
            <text:p>12880.873710325</text:p>
          </table:table-cell>
          <table:table-cell table:formula="of:=[.B208]/3424" office:value-type="float" office:value="613.317757009346">
            <text:p>613.317757009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00000">
            <text:p>2200000</text:p>
          </table:table-cell>
          <table:table-cell table:formula="of:=[.B209]*LOG([.B209]; 2)" office:value-type="float" office:value="46351958.604763">
            <text:p>46351958.604763</text:p>
          </table:table-cell>
          <table:table-cell table:formula="of:=[.C209]/3424" office:value-type="float" office:value="13537.3710878397">
            <text:p>13537.3710878397</text:p>
          </table:table-cell>
          <table:table-cell table:formula="of:=[.B209]/3424" office:value-type="float" office:value="642.523364485981">
            <text:p>642.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00000">
            <text:p>2300000</text:p>
          </table:table-cell>
          <table:table-cell table:formula="of:=[.B210]*LOG([.B210]; 2)" office:value-type="float" office:value="48606365.5901358">
            <text:p>48606365.5901358</text:p>
          </table:table-cell>
          <table:table-cell table:formula="of:=[.C210]/3424" office:value-type="float" office:value="14195.7843429135">
            <text:p>14195.7843429135</text:p>
          </table:table-cell>
          <table:table-cell table:formula="of:=[.B210]/3424" office:value-type="float" office:value="671.728971962617">
            <text:p>671.728971962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00000">
            <text:p>2400000</text:p>
          </table:table-cell>
          <table:table-cell table:formula="of:=[.B211]*LOG([.B211]; 2)" office:value-type="float" office:value="50867047.1403791">
            <text:p>50867047.1403791</text:p>
          </table:table-cell>
          <table:table-cell table:formula="of:=[.C211]/3424" office:value-type="float" office:value="14856.0301227743">
            <text:p>14856.0301227743</text:p>
          </table:table-cell>
          <table:table-cell table:formula="of:=[.B211]/3424" office:value-type="float" office:value="700.934579439252">
            <text:p>700.934579439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00000">
            <text:p>2500000</text:p>
          </table:table-cell>
          <table:table-cell table:formula="of:=[.B212]*LOG([.B212]; 2)" office:value-type="float" office:value="53133741.6605289">
            <text:p>53133741.6605289</text:p>
          </table:table-cell>
          <table:table-cell table:formula="of:=[.C212]/3424" office:value-type="float" office:value="15518.0320270236">
            <text:p>15518.0320270236</text:p>
          </table:table-cell>
          <table:table-cell table:formula="of:=[.B212]/3424" office:value-type="float" office:value="730.140186915888">
            <text:p>730.140186915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00000">
            <text:p>2600000</text:p>
          </table:table-cell>
          <table:table-cell table:formula="of:=[.B213]*LOG([.B213]; 2)" office:value-type="float" office:value="55406208.5007026">
            <text:p>55406208.5007026</text:p>
          </table:table-cell>
          <table:table-cell table:formula="of:=[.C213]/3424" office:value-type="float" office:value="16181.7197724014">
            <text:p>16181.7197724014</text:p>
          </table:table-cell>
          <table:table-cell table:formula="of:=[.B213]/3424" office:value-type="float" office:value="759.345794392523">
            <text:p>759.345794392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00000">
            <text:p>2700000</text:p>
          </table:table-cell>
          <table:table-cell table:formula="of:=[.B214]*LOG([.B214]; 2)" office:value-type="float" office:value="57684225.5368208">
            <text:p>57684225.5368208</text:p>
          </table:table-cell>
          <table:table-cell table:formula="of:=[.C214]/3424" office:value-type="float" office:value="16847.028486221">
            <text:p>16847.028486221</text:p>
          </table:table-cell>
          <table:table-cell table:formula="of:=[.B214]/3424" office:value-type="float" office:value="788.551401869159">
            <text:p>788.551401869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00000">
            <text:p>2800000</text:p>
          </table:table-cell>
          <table:table-cell table:formula="of:=[.B215]*LOG([.B215]; 2)" office:value-type="float" office:value="59967587.1101844">
            <text:p>59967587.1101844</text:p>
          </table:table-cell>
          <table:table-cell table:formula="of:=[.C215]/3424" office:value-type="float" office:value="17513.8981046099">
            <text:p>17513.8981046099</text:p>
          </table:table-cell>
          <table:table-cell table:formula="of:=[.B215]/3424" office:value-type="float" office:value="817.757009345794">
            <text:p>817.7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00000">
            <text:p>2900000</text:p>
          </table:table-cell>
          <table:table-cell table:formula="of:=[.B216]*LOG([.B216]; 2)" office:value-type="float" office:value="62256102.2617367">
            <text:p>62256102.2617367</text:p>
          </table:table-cell>
          <table:table-cell table:formula="of:=[.C216]/3424" office:value-type="float" office:value="18182.2728568156">
            <text:p>18182.2728568156</text:p>
          </table:table-cell>
          <table:table-cell table:formula="of:=[.B216]/3424" office:value-type="float" office:value="846.96261682243">
            <text:p>846.962616822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table:formula="of:=[.B217]*LOG([.B217]; 2)" office:value-type="float" office:value="64549593.210136">
            <text:p>64549593.210136</text:p>
          </table:table-cell>
          <table:table-cell table:formula="of:=[.C217]/3424" office:value-type="float" office:value="18852.1008207173">
            <text:p>18852.1008207173</text:p>
          </table:table-cell>
          <table:table-cell table:formula="of:=[.B217]/3424" office:value-type="float" office:value="876.168224299065">
            <text:p>876.168224299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00000">
            <text:p>3100000</text:p>
          </table:table-cell>
          <table:table-cell office:value-type="float" office:value="1">
            <text:p>1</text:p>
          </table:table-cell>
          <table:table-cell table:formula="of:=[.C218]/3424" office:value-type="float" office:value="0.000292056074766355">
            <text:p>0.0002920561</text:p>
          </table:table-cell>
          <table:table-cell table:formula="of:=[.B218]/3424" office:value-type="float" office:value="905.373831775701">
            <text:p>905.3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00000">
            <text:p>3200000</text:p>
          </table:table-cell>
          <table:table-cell table:formula="of:=[.B219]*LOG([.B219]; 2)" office:value-type="float" office:value="69150849.5181978">
            <text:p>69150849.5181978</text:p>
          </table:table-cell>
          <table:table-cell table:formula="of:=[.C219]/3424" office:value-type="float" office:value="20195.9256770437">
            <text:p>20195.9256770437</text:p>
          </table:table-cell>
          <table:table-cell table:formula="of:=[.B219]/3424" office:value-type="float" office:value="934.579439252336">
            <text:p>934.57943925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00000">
            <text:p>3300000</text:p>
          </table:table-cell>
          <table:table-cell table:formula="of:=[.B220]*LOG([.B220]; 2)" office:value-type="float" office:value="71458314.1595244">
            <text:p>71458314.1595244</text:p>
          </table:table-cell>
          <table:table-cell table:formula="of:=[.C220]/3424" office:value-type="float" office:value="20869.8347428517">
            <text:p>20869.8347428517</text:p>
          </table:table-cell>
          <table:table-cell table:formula="of:=[.B220]/3424" office:value-type="float" office:value="963.785046728972">
            <text:p>963.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00000">
            <text:p>3400000</text:p>
          </table:table-cell>
          <table:table-cell table:formula="of:=[.B221]*LOG([.B221]; 2)" office:value-type="float" office:value="73770151.2733363">
            <text:p>73770151.2733363</text:p>
          </table:table-cell>
          <table:table-cell table:formula="of:=[.C221]/3424" office:value-type="float" office:value="21545.0208158108">
            <text:p>21545.0208158108</text:p>
          </table:table-cell>
          <table:table-cell table:formula="of:=[.B221]/3424" office:value-type="float" office:value="992.990654205608">
            <text:p>992.990654205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00000">
            <text:p>3500000</text:p>
          </table:table-cell>
          <table:table-cell table:formula="of:=[.B222]*LOG([.B222]; 2)" office:value-type="float" office:value="76086232.2198362">
            <text:p>76086232.2198362</text:p>
          </table:table-cell>
          <table:table-cell table:formula="of:=[.C222]/3424" office:value-type="float" office:value="22221.4463258867">
            <text:p>22221.4463258867</text:p>
          </table:table-cell>
          <table:table-cell table:formula="of:=[.B222]/3424" office:value-type="float" office:value="1022.19626168224">
            <text:p>1022.19626168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00000">
            <text:p>3600000</text:p>
          </table:table-cell>
          <table:table-cell table:formula="of:=[.B223]*LOG([.B223]; 2)" office:value-type="float" office:value="78406435.7131649">
            <text:p>78406435.7131649</text:p>
          </table:table-cell>
          <table:table-cell table:formula="of:=[.C223]/3424" office:value-type="float" office:value="22899.0758508075">
            <text:p>22899.0758508075</text:p>
          </table:table-cell>
          <table:table-cell table:formula="of:=[.B223]/3424" office:value-type="float" office:value="1051.40186915888">
            <text:p>1051.401869158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00000">
            <text:p>3700000</text:p>
          </table:table-cell>
          <table:table-cell table:formula="of:=[.B224]*LOG([.B224]; 2)" office:value-type="float" office:value="80730647.2082433">
            <text:p>80730647.2082433</text:p>
          </table:table-cell>
          <table:table-cell table:formula="of:=[.C224]/3424" office:value-type="float" office:value="23577.8759369869">
            <text:p>23577.8759369869</text:p>
          </table:table-cell>
          <table:table-cell table:formula="of:=[.B224]/3424" office:value-type="float" office:value="1080.60747663551">
            <text:p>1080.607476635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00000">
            <text:p>3800000</text:p>
          </table:table-cell>
          <table:table-cell table:formula="of:=[.B225]*LOG([.B225]; 2)" office:value-type="float" office:value="83058758.3539455">
            <text:p>83058758.3539455</text:p>
          </table:table-cell>
          <table:table-cell table:formula="of:=[.C225]/3424" office:value-type="float" office:value="24257.8149398205">
            <text:p>24257.8149398205</text:p>
          </table:table-cell>
          <table:table-cell table:formula="of:=[.B225]/3424" office:value-type="float" office:value="1109.81308411215">
            <text:p>1109.813084112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00000">
            <text:p>3900000</text:p>
          </table:table-cell>
          <table:table-cell table:formula="of:=[.B226]*LOG([.B226]; 2)" office:value-type="float" office:value="85390666.5038664">
            <text:p>85390666.5038664</text:p>
          </table:table-cell>
          <table:table-cell table:formula="of:=[.C226]/3424" office:value-type="float" office:value="24938.8628808021">
            <text:p>24938.8628808021</text:p>
          </table:table-cell>
          <table:table-cell table:formula="of:=[.B226]/3424" office:value-type="float" office:value="1139.01869158879">
            <text:p>1139.018691588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table:formula="of:=[.B227]*LOG([.B227]; 2)" office:value-type="float" office:value="87726274.2772967">
            <text:p>87726274.2772967</text:p>
          </table:table-cell>
          <table:table-cell table:formula="of:=[.C227]/3424" office:value-type="float" office:value="25620.9913193039">
            <text:p>25620.9913193039</text:p>
          </table:table-cell>
          <table:table-cell table:formula="of:=[.B227]/3424" office:value-type="float" office:value="1168.22429906542">
            <text:p>1168.224299065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100000">
            <text:p>4100000</text:p>
          </table:table-cell>
          <table:table-cell table:formula="of:=[.B228]*LOG([.B228]; 2)" office:value-type="float" office:value="90065489.1641251">
            <text:p>90065489.1641251</text:p>
          </table:table-cell>
          <table:table-cell table:formula="of:=[.C228]/3424" office:value-type="float" office:value="26304.1732371861">
            <text:p>26304.1732371861</text:p>
          </table:table-cell>
          <table:table-cell table:formula="of:=[.B228]/3424" office:value-type="float" office:value="1197.42990654206">
            <text:p>1197.429906542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200000">
            <text:p>4200000</text:p>
          </table:table-cell>
          <table:table-cell table:formula="of:=[.B229]*LOG([.B229]; 2)" office:value-type="float" office:value="92408223.1683054">
            <text:p>92408223.1683054</text:p>
          </table:table-cell>
          <table:table-cell table:formula="of:=[.C229]/3424" office:value-type="float" office:value="26988.3829346686">
            <text:p>26988.3829346686</text:p>
          </table:table-cell>
          <table:table-cell table:formula="of:=[.B229]/3424" office:value-type="float" office:value="1226.63551401869">
            <text:p>1226.635514018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300000">
            <text:p>4300000</text:p>
          </table:table-cell>
          <table:table-cell table:formula="of:=[.B230]*LOG([.B230]; 2)" office:value-type="float" office:value="94754392.4852973">
            <text:p>94754392.4852973</text:p>
          </table:table-cell>
          <table:table-cell table:formula="of:=[.C230]/3424" office:value-type="float" office:value="27673.5959361265">
            <text:p>27673.5959361265</text:p>
          </table:table-cell>
          <table:table-cell table:formula="of:=[.B230]/3424" office:value-type="float" office:value="1255.84112149533">
            <text:p>1255.841121495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400000">
            <text:p>4400000</text:p>
          </table:table-cell>
          <table:table-cell table:formula="of:=[.B231]*LOG([.B231]; 2)" office:value-type="float" office:value="97103917.2095261">
            <text:p>97103917.2095261</text:p>
          </table:table-cell>
          <table:table-cell table:formula="of:=[.C231]/3424" office:value-type="float" office:value="28359.7889046513">
            <text:p>28359.7889046513</text:p>
          </table:table-cell>
          <table:table-cell table:formula="of:=[.B231]/3424" office:value-type="float" office:value="1285.04672897196">
            <text:p>1285.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500000">
            <text:p>4500000</text:p>
          </table:table-cell>
          <table:table-cell table:formula="of:=[.B232]*LOG([.B232]; 2)" office:value-type="float" office:value="99456721.0684492">
            <text:p>99456721.0684492</text:p>
          </table:table-cell>
          <table:table-cell table:formula="of:=[.C232]/3424" office:value-type="float" office:value="29046.9395643835">
            <text:p>29046.9395643835</text:p>
          </table:table-cell>
          <table:table-cell table:formula="of:=[.B232]/3424" office:value-type="float" office:value="1314.2523364486">
            <text:p>1314.2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600000">
            <text:p>4600000</text:p>
          </table:table-cell>
          <table:table-cell table:formula="of:=[.B233]*LOG([.B233]; 2)" office:value-type="float" office:value="101812731.180272">
            <text:p>101812731.180272</text:p>
          </table:table-cell>
          <table:table-cell table:formula="of:=[.C233]/3424" office:value-type="float" office:value="29735.0266297522">
            <text:p>29735.0266297522</text:p>
          </table:table-cell>
          <table:table-cell table:formula="of:=[.B233]/3424" office:value-type="float" office:value="1343.45794392523">
            <text:p>1343.457943925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700000">
            <text:p>4700000</text:p>
          </table:table-cell>
          <table:table-cell table:formula="of:=[.B234]*LOG([.B234]; 2)" office:value-type="float" office:value="104171877.832738">
            <text:p>104171877.832738</text:p>
          </table:table-cell>
          <table:table-cell table:formula="of:=[.C234]/3424" office:value-type="float" office:value="30424.0297408697">
            <text:p>30424.0297408697</text:p>
          </table:table-cell>
          <table:table-cell table:formula="of:=[.B234]/3424" office:value-type="float" office:value="1372.66355140187">
            <text:p>1372.663551401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800000">
            <text:p>4800000</text:p>
          </table:table-cell>
          <table:table-cell table:formula="of:=[.B235]*LOG([.B235]; 2)" office:value-type="float" office:value="106534094.280758">
            <text:p>106534094.280758</text:p>
          </table:table-cell>
          <table:table-cell table:formula="of:=[.C235]/3424" office:value-type="float" office:value="31113.9294044271">
            <text:p>31113.9294044271</text:p>
          </table:table-cell>
          <table:table-cell table:formula="of:=[.B235]/3424" office:value-type="float" office:value="1401.8691588785">
            <text:p>1401.869158878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4900000">
            <text:p>4900000</text:p>
          </table:table-cell>
          <table:table-cell table:formula="of:=[.B236]*LOG([.B236]; 2)" office:value-type="float" office:value="108899316.560905">
            <text:p>108899316.560905</text:p>
          </table:table-cell>
          <table:table-cell table:formula="of:=[.C236]/3424" office:value-type="float" office:value="31804.7069395166">
            <text:p>31804.7069395166</text:p>
          </table:table-cell>
          <table:table-cell table:formula="of:=[.B236]/3424" office:value-type="float" office:value="1431.07476635514">
            <text:p>1431.07476635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000000">
            <text:p>5000000</text:p>
          </table:table-cell>
          <table:table-cell table:formula="of:=[.B237]*LOG([.B237]; 2)" office:value-type="float" office:value="111267483.321058">
            <text:p>111267483.321058</text:p>
          </table:table-cell>
          <table:table-cell table:formula="of:=[.C237]/3424" office:value-type="float" office:value="32496.344427879">
            <text:p>32496.344427879</text:p>
          </table:table-cell>
          <table:table-cell table:formula="of:=[.B237]/3424" office:value-type="float" office:value="1460.28037383178">
            <text:p>1460.280373831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100000">
            <text:p>5100000</text:p>
          </table:table-cell>
          <table:table-cell table:formula="of:=[.B238]*LOG([.B238]; 2)" office:value-type="float" office:value="113638535.663682">
            <text:p>113638535.663682</text:p>
          </table:table-cell>
          <table:table-cell table:formula="of:=[.C238]/3424" office:value-type="float" office:value="33188.8246681315">
            <text:p>33188.8246681315</text:p>
          </table:table-cell>
          <table:table-cell table:formula="of:=[.B238]/3424" office:value-type="float" office:value="1489.48598130841">
            <text:p>1489.485981308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200000">
            <text:p>5200000</text:p>
          </table:table-cell>
          <table:table-cell table:formula="of:=[.B239]*LOG([.B239]; 2)" office:value-type="float" office:value="116012417.001405">
            <text:p>116012417.001405</text:p>
          </table:table-cell>
          <table:table-cell table:formula="of:=[.C239]/3424" office:value-type="float" office:value="33882.1311335879">
            <text:p>33882.1311335879</text:p>
          </table:table-cell>
          <table:table-cell table:formula="of:=[.B239]/3424" office:value-type="float" office:value="1518.69158878505">
            <text:p>1518.69158878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300000">
            <text:p>5300000</text:p>
          </table:table-cell>
          <table:table-cell table:formula="of:=[.B240]*LOG([.B240]; 2)" office:value-type="float" office:value="118389072.9237">
            <text:p>118389072.9237</text:p>
          </table:table-cell>
          <table:table-cell table:formula="of:=[.C240]/3424" office:value-type="float" office:value="34576.2479333236">
            <text:p>34576.2479333236</text:p>
          </table:table-cell>
          <table:table-cell table:formula="of:=[.B240]/3424" office:value-type="float" office:value="1547.89719626168">
            <text:p>1547.897196261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400000">
            <text:p>5400000</text:p>
          </table:table-cell>
          <table:table-cell table:formula="of:=[.B241]*LOG([.B241]; 2)" office:value-type="float" office:value="120768451.073642">
            <text:p>120768451.073642</text:p>
          </table:table-cell>
          <table:table-cell table:formula="of:=[.C241]/3424" office:value-type="float" office:value="35271.1597761803">
            <text:p>35271.1597761803</text:p>
          </table:table-cell>
          <table:table-cell table:formula="of:=[.B241]/3424" office:value-type="float" office:value="1577.10280373832">
            <text:p>1577.102803738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500000">
            <text:p>5500000</text:p>
          </table:table-cell>
          <table:table-cell table:formula="of:=[.B242]*LOG([.B242]; 2)" office:value-type="float" office:value="123150501.033788">
            <text:p>123150501.033788</text:p>
          </table:table-cell>
          <table:table-cell table:formula="of:=[.C242]/3424" office:value-type="float" office:value="35966.8519374381">
            <text:p>35966.8519374381</text:p>
          </table:table-cell>
          <table:table-cell table:formula="of:=[.B242]/3424" office:value-type="float" office:value="1606.30841121495">
            <text:p>1606.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600000">
            <text:p>5600000</text:p>
          </table:table-cell>
          <table:table-cell table:formula="of:=[.B243]*LOG([.B243]; 2)" office:value-type="float" office:value="125535174.220369">
            <text:p>125535174.220369</text:p>
          </table:table-cell>
          <table:table-cell table:formula="of:=[.C243]/3424" office:value-type="float" office:value="36663.3102279114">
            <text:p>36663.3102279114</text:p>
          </table:table-cell>
          <table:table-cell table:formula="of:=[.B243]/3424" office:value-type="float" office:value="1635.51401869159">
            <text:p>1635.514018691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700000">
            <text:p>5700000</text:p>
          </table:table-cell>
          <table:table-cell table:formula="of:=[.B244]*LOG([.B244]; 2)" office:value-type="float" office:value="127922423.785029">
            <text:p>127922423.785029</text:p>
          </table:table-cell>
          <table:table-cell table:formula="of:=[.C244]/3424" office:value-type="float" office:value="37360.5209652538">
            <text:p>37360.5209652538</text:p>
          </table:table-cell>
          <table:table-cell table:formula="of:=[.B244]/3424" office:value-type="float" office:value="1664.71962616822">
            <text:p>1664.719626168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800000">
            <text:p>5800000</text:p>
          </table:table-cell>
          <table:table-cell office:value-type="float" office:value="1">
            <text:p>1</text:p>
          </table:table-cell>
          <table:table-cell table:formula="of:=[.C245]/3424" office:value-type="float" office:value="0.000292056074766355">
            <text:p>0.0002920561</text:p>
          </table:table-cell>
          <table:table-cell table:formula="of:=[.B245]/3424" office:value-type="float" office:value="1693.92523364486">
            <text:p>1693.925233644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5900000">
            <text:p>5900000</text:p>
          </table:table-cell>
          <table:table-cell table:formula="of:=[.B246]*LOG([.B246]; 2)" office:value-type="float" office:value="132704472.790412">
            <text:p>132704472.790412</text:p>
          </table:table-cell>
          <table:table-cell table:formula="of:=[.C246]/3424" office:value-type="float" office:value="38757.1474271063">
            <text:p>38757.1474271063</text:p>
          </table:table-cell>
          <table:table-cell table:formula="of:=[.B246]/3424" office:value-type="float" office:value="1723.1308411215">
            <text:p>1723.1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000000">
            <text:p>6000000</text:p>
          </table:table-cell>
          <table:table-cell table:formula="of:=[.B247]*LOG([.B247]; 2)" office:value-type="float" office:value="135099186.420272">
            <text:p>135099186.420272</text:p>
          </table:table-cell>
          <table:table-cell table:formula="of:=[.C247]/3424" office:value-type="float" office:value="39456.5380900327">
            <text:p>39456.5380900327</text:p>
          </table:table-cell>
          <table:table-cell table:formula="of:=[.B247]/3424" office:value-type="float" office:value="1752.33644859813">
            <text:p>1752.336448598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100000">
            <text:p>6100000</text:p>
          </table:table-cell>
          <table:table-cell table:formula="of:=[.B248]*LOG([.B248]; 2)" office:value-type="float" office:value="137496304.653198">
            <text:p>137496304.653198</text:p>
          </table:table-cell>
          <table:table-cell table:formula="of:=[.C248]/3424" office:value-type="float" office:value="40156.631031892">
            <text:p>40156.631031892</text:p>
          </table:table-cell>
          <table:table-cell table:formula="of:=[.B248]/3424" office:value-type="float" office:value="1781.54205607477">
            <text:p>1781.542056074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200000">
            <text:p>6200000</text:p>
          </table:table-cell>
          <table:table-cell table:formula="of:=[.B249]*LOG([.B249]; 2)" office:value-type="float" office:value="139895788.065907">
            <text:p>139895788.065907</text:p>
          </table:table-cell>
          <table:table-cell table:formula="of:=[.C249]/3424" office:value-type="float" office:value="40857.4147388747">
            <text:p>40857.4147388747</text:p>
          </table:table-cell>
          <table:table-cell table:formula="of:=[.B249]/3424" office:value-type="float" office:value="1810.7476635514">
            <text:p>1810.7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300000">
            <text:p>6300000</text:p>
          </table:table-cell>
          <table:table-cell table:formula="of:=[.B250]*LOG([.B250]; 2)" office:value-type="float" office:value="142297598.507001">
            <text:p>142297598.507001</text:p>
          </table:table-cell>
          <table:table-cell table:formula="of:=[.C250]/3424" office:value-type="float" office:value="41558.8780686336">
            <text:p>41558.8780686336</text:p>
          </table:table-cell>
          <table:table-cell table:formula="of:=[.B250]/3424" office:value-type="float" office:value="1839.95327102804">
            <text:p>1839.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400000">
            <text:p>6400000</text:p>
          </table:table-cell>
          <table:table-cell table:formula="of:=[.B251]*LOG([.B251]; 2)" office:value-type="float" office:value="144701699.036396">
            <text:p>144701699.036396</text:p>
          </table:table-cell>
          <table:table-cell table:formula="of:=[.C251]/3424" office:value-type="float" office:value="42261.0102325922">
            <text:p>42261.0102325922</text:p>
          </table:table-cell>
          <table:table-cell table:formula="of:=[.B251]/3424" office:value-type="float" office:value="1869.15887850467">
            <text:p>1869.158878504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500000">
            <text:p>6500000</text:p>
          </table:table-cell>
          <table:table-cell table:formula="of:=[.B252]*LOG([.B252]; 2)" office:value-type="float" office:value="147108053.868524">
            <text:p>147108053.868524</text:p>
          </table:table-cell>
          <table:table-cell table:formula="of:=[.C252]/3424" office:value-type="float" office:value="42963.8007793587">
            <text:p>42963.8007793587</text:p>
          </table:table-cell>
          <table:table-cell table:formula="of:=[.B252]/3424" office:value-type="float" office:value="1898.36448598131">
            <text:p>1898.364485981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600000">
            <text:p>6600000</text:p>
          </table:table-cell>
          <table:table-cell table:formula="of:=[.B253]*LOG([.B253]; 2)" office:value-type="float" office:value="149516628.319049">
            <text:p>149516628.319049</text:p>
          </table:table-cell>
          <table:table-cell table:formula="of:=[.C253]/3424" office:value-type="float" office:value="43667.2395791614">
            <text:p>43667.2395791614</text:p>
          </table:table-cell>
          <table:table-cell table:formula="of:=[.B253]/3424" office:value-type="float" office:value="1927.57009345794">
            <text:p>1927.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700000">
            <text:p>6700000</text:p>
          </table:table-cell>
          <table:table-cell table:formula="of:=[.B254]*LOG([.B254]; 2)" office:value-type="float" office:value="151927388.754794">
            <text:p>151927388.754794</text:p>
          </table:table-cell>
          <table:table-cell table:formula="of:=[.C254]/3424" office:value-type="float" office:value="44371.3168092271">
            <text:p>44371.3168092271</text:p>
          </table:table-cell>
          <table:table-cell table:formula="of:=[.B254]/3424" office:value-type="float" office:value="1956.77570093458">
            <text:p>1956.775700934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800000">
            <text:p>6800000</text:p>
          </table:table-cell>
          <table:table-cell table:formula="of:=[.B255]*LOG([.B255]; 2)" office:value-type="float" office:value="154340302.546673">
            <text:p>154340302.546673</text:p>
          </table:table-cell>
          <table:table-cell table:formula="of:=[.C255]/3424" office:value-type="float" office:value="45076.0229400329">
            <text:p>45076.0229400329</text:p>
          </table:table-cell>
          <table:table-cell table:formula="of:=[.B255]/3424" office:value-type="float" office:value="1985.98130841122">
            <text:p>1985.981308411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6900000">
            <text:p>6900000</text:p>
          </table:table-cell>
          <table:table-cell table:formula="of:=[.B256]*LOG([.B256]; 2)" office:value-type="float" office:value="156755338.025383">
            <text:p>156755338.025383</text:p>
          </table:table-cell>
          <table:table-cell table:formula="of:=[.C256]/3424" office:value-type="float" office:value="45781.3487223666">
            <text:p>45781.3487223666</text:p>
          </table:table-cell>
          <table:table-cell table:formula="of:=[.B256]/3424" office:value-type="float" office:value="2015.18691588785">
            <text:p>2015.186915887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000000">
            <text:p>7000000</text:p>
          </table:table-cell>
          <table:table-cell table:formula="of:=[.B257]*LOG([.B257]; 2)" office:value-type="float" office:value="159172464.439672">
            <text:p>159172464.439672</text:p>
          </table:table-cell>
          <table:table-cell table:formula="of:=[.C257]/3424" office:value-type="float" office:value="46487.285175138">
            <text:p>46487.285175138</text:p>
          </table:table-cell>
          <table:table-cell table:formula="of:=[.B257]/3424" office:value-type="float" office:value="2044.39252336449">
            <text:p>2044.392523364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100000">
            <text:p>7100000</text:p>
          </table:table-cell>
          <table:table-cell table:formula="of:=[.B258]*LOG([.B258]; 2)" office:value-type="float" office:value="161591651.916985">
            <text:p>161591651.916985</text:p>
          </table:table-cell>
          <table:table-cell table:formula="of:=[.C258]/3424" office:value-type="float" office:value="47193.8235738857">
            <text:p>47193.8235738857</text:p>
          </table:table-cell>
          <table:table-cell table:formula="of:=[.B258]/3424" office:value-type="float" office:value="2073.59813084112">
            <text:p>2073.598130841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200000">
            <text:p>7200000</text:p>
          </table:table-cell>
          <table:table-cell table:formula="of:=[.B259]*LOG([.B259]; 2)" office:value-type="float" office:value="164012871.42633">
            <text:p>164012871.42633</text:p>
          </table:table-cell>
          <table:table-cell table:formula="of:=[.C259]/3424" office:value-type="float" office:value="47900.9554399327">
            <text:p>47900.9554399327</text:p>
          </table:table-cell>
          <table:table-cell table:formula="of:=[.B259]/3424" office:value-type="float" office:value="2102.80373831776">
            <text:p>2102.803738317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300000">
            <text:p>7300000</text:p>
          </table:table-cell>
          <table:table-cell table:formula="of:=[.B260]*LOG([.B260]; 2)" office:value-type="float" office:value="166436094.743213">
            <text:p>166436094.743213</text:p>
          </table:table-cell>
          <table:table-cell table:formula="of:=[.C260]/3424" office:value-type="float" office:value="48608.6725301439">
            <text:p>48608.6725301439</text:p>
          </table:table-cell>
          <table:table-cell table:formula="of:=[.B260]/3424" office:value-type="float" office:value="2132.00934579439">
            <text:p>2132.009345794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400000">
            <text:p>7400000</text:p>
          </table:table-cell>
          <table:table-cell table:formula="of:=[.B261]*LOG([.B261]; 2)" office:value-type="float" office:value="168861294.416487">
            <text:p>168861294.416487</text:p>
          </table:table-cell>
          <table:table-cell table:formula="of:=[.C261]/3424" office:value-type="float" office:value="49316.9668272449">
            <text:p>49316.9668272449</text:p>
          </table:table-cell>
          <table:table-cell table:formula="of:=[.B261]/3424" office:value-type="float" office:value="2161.21495327103">
            <text:p>2161.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500000">
            <text:p>7500000</text:p>
          </table:table-cell>
          <table:table-cell table:formula="of:=[.B262]*LOG([.B262]; 2)" office:value-type="float" office:value="171288443.736995">
            <text:p>171288443.736995</text:p>
          </table:table-cell>
          <table:table-cell table:formula="of:=[.C262]/3424" office:value-type="float" office:value="50025.8305306645">
            <text:p>50025.8305306645</text:p>
          </table:table-cell>
          <table:table-cell table:formula="of:=[.B262]/3424" office:value-type="float" office:value="2190.42056074766">
            <text:p>2190.420560747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600000">
            <text:p>7600000</text:p>
          </table:table-cell>
          <table:table-cell table:formula="of:=[.B263]*LOG([.B263]; 2)" office:value-type="float" office:value="173717516.707891">
            <text:p>173717516.707891</text:p>
          </table:table-cell>
          <table:table-cell table:formula="of:=[.C263]/3424" office:value-type="float" office:value="50735.2560478654">
            <text:p>50735.2560478654</text:p>
          </table:table-cell>
          <table:table-cell table:formula="of:=[.B263]/3424" office:value-type="float" office:value="2219.6261682243">
            <text:p>2219.6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700000">
            <text:p>7700000</text:p>
          </table:table-cell>
          <table:table-cell table:formula="of:=[.B264]*LOG([.B264]; 2)" office:value-type="float" office:value="176148488.016514">
            <text:p>176148488.016514</text:p>
          </table:table-cell>
          <table:table-cell table:formula="of:=[.C264]/3424" office:value-type="float" office:value="51445.2359861315">
            <text:p>51445.2359861315</text:p>
          </table:table-cell>
          <table:table-cell table:formula="of:=[.B264]/3424" office:value-type="float" office:value="2248.83177570093">
            <text:p>2248.831775700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800000">
            <text:p>7800000</text:p>
          </table:table-cell>
          <table:table-cell table:formula="of:=[.B265]*LOG([.B265]; 2)" office:value-type="float" office:value="178581333.007733">
            <text:p>178581333.007733</text:p>
          </table:table-cell>
          <table:table-cell table:formula="of:=[.C265]/3424" office:value-type="float" office:value="52155.7631447817">
            <text:p>52155.7631447817</text:p>
          </table:table-cell>
          <table:table-cell table:formula="of:=[.B265]/3424" office:value-type="float" office:value="2278.03738317757">
            <text:p>2278.037383177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7900000">
            <text:p>7900000</text:p>
          </table:table-cell>
          <table:table-cell table:formula="of:=[.B266]*LOG([.B266]; 2)" office:value-type="float" office:value="181016027.65865">
            <text:p>181016027.65865</text:p>
          </table:table-cell>
          <table:table-cell table:formula="of:=[.C266]/3424" office:value-type="float" office:value="52866.8305077833">
            <text:p>52866.8305077833</text:p>
          </table:table-cell>
          <table:table-cell table:formula="of:=[.B266]/3424" office:value-type="float" office:value="2307.24299065421">
            <text:p>2307.242990654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table:formula="of:=[.B267]*LOG([.B267]; 2)" office:value-type="float" office:value="183452548.554593">
            <text:p>183452548.554593</text:p>
          </table:table-cell>
          <table:table-cell table:formula="of:=[.C267]/3424" office:value-type="float" office:value="53578.4312367387">
            <text:p>53578.4312367387</text:p>
          </table:table-cell>
          <table:table-cell table:formula="of:=[.B267]/3424" office:value-type="float" office:value="2336.44859813084">
            <text:p>2336.448598130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100000">
            <text:p>8100000</text:p>
          </table:table-cell>
          <table:table-cell table:formula="of:=[.B268]*LOG([.B268]; 2)" office:value-type="float" office:value="185890872.866304">
            <text:p>185890872.866304</text:p>
          </table:table-cell>
          <table:table-cell table:formula="of:=[.C268]/3424" office:value-type="float" office:value="54290.5586642242">
            <text:p>54290.5586642242</text:p>
          </table:table-cell>
          <table:table-cell table:formula="of:=[.B268]/3424" office:value-type="float" office:value="2365.65420560748">
            <text:p>2365.654205607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200000">
            <text:p>8200000</text:p>
          </table:table-cell>
          <table:table-cell table:formula="of:=[.B269]*LOG([.B269]; 2)" office:value-type="float" office:value="188330978.32825">
            <text:p>188330978.32825</text:p>
          </table:table-cell>
          <table:table-cell table:formula="of:=[.C269]/3424" office:value-type="float" office:value="55003.2062874562">
            <text:p>55003.2062874562</text:p>
          </table:table-cell>
          <table:table-cell table:formula="of:=[.B269]/3424" office:value-type="float" office:value="2394.85981308411">
            <text:p>2394.859813084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300000">
            <text:p>8300000</text:p>
          </table:table-cell>
          <table:table-cell table:formula="of:=[.B270]*LOG([.B270]; 2)" office:value-type="float" office:value="190772843.218005">
            <text:p>190772843.218005</text:p>
          </table:table-cell>
          <table:table-cell table:formula="of:=[.C270]/3424" office:value-type="float" office:value="55716.3677622678">
            <text:p>55716.3677622678</text:p>
          </table:table-cell>
          <table:table-cell table:formula="of:=[.B270]/3424" office:value-type="float" office:value="2424.06542056075">
            <text:p>2424.065420560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400000">
            <text:p>8400000</text:p>
          </table:table-cell>
          <table:table-cell table:formula="of:=[.B271]*LOG([.B271]; 2)" office:value-type="float" office:value="193216446.336611">
            <text:p>193216446.336611</text:p>
          </table:table-cell>
          <table:table-cell table:formula="of:=[.C271]/3424" office:value-type="float" office:value="56430.0368973747">
            <text:p>56430.0368973747</text:p>
          </table:table-cell>
          <table:table-cell table:formula="of:=[.B271]/3424" office:value-type="float" office:value="2453.27102803738">
            <text:p>2453.271028037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500000">
            <text:p>8500000</text:p>
          </table:table-cell>
          <table:table-cell table:formula="of:=[.B272]*LOG([.B272]; 2)" office:value-type="float" office:value="195661766.989883">
            <text:p>195661766.989883</text:p>
          </table:table-cell>
          <table:table-cell table:formula="of:=[.C272]/3424" office:value-type="float" office:value="57144.2076489145">
            <text:p>57144.2076489145</text:p>
          </table:table-cell>
          <table:table-cell table:formula="of:=[.B272]/3424" office:value-type="float" office:value="2482.47663551402">
            <text:p>2482.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600000">
            <text:p>8600000</text:p>
          </table:table-cell>
          <table:table-cell table:formula="of:=[.B273]*LOG([.B273]; 2)" office:value-type="float" office:value="198108784.970595">
            <text:p>198108784.970595</text:p>
          </table:table-cell>
          <table:table-cell table:formula="of:=[.C273]/3424" office:value-type="float" office:value="57858.8741152438">
            <text:p>57858.8741152438</text:p>
          </table:table-cell>
          <table:table-cell table:formula="of:=[.B273]/3424" office:value-type="float" office:value="2511.68224299065">
            <text:p>2511.682242990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700000">
            <text:p>8700000</text:p>
          </table:table-cell>
          <table:table-cell table:formula="of:=[.B274]*LOG([.B274]; 2)" office:value-type="float" office:value="200557480.541484">
            <text:p>200557480.541484</text:p>
          </table:table-cell>
          <table:table-cell table:formula="of:=[.C274]/3424" office:value-type="float" office:value="58574.0305319755">
            <text:p>58574.0305319755</text:p>
          </table:table-cell>
          <table:table-cell table:formula="of:=[.B274]/3424" office:value-type="float" office:value="2540.88785046729">
            <text:p>2540.887850467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800000">
            <text:p>8800000</text:p>
          </table:table-cell>
          <table:table-cell table:formula="of:=[.B275]*LOG([.B275]; 2)" office:value-type="float" office:value="203007834.419052">
            <text:p>203007834.419052</text:p>
          </table:table-cell>
          <table:table-cell table:formula="of:=[.C275]/3424" office:value-type="float" office:value="59289.6712672466">
            <text:p>59289.6712672466</text:p>
          </table:table-cell>
          <table:table-cell table:formula="of:=[.B275]/3424" office:value-type="float" office:value="2570.09345794393">
            <text:p>2570.093457943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8900000">
            <text:p>8900000</text:p>
          </table:table-cell>
          <table:table-cell table:formula="of:=[.B276]*LOG([.B276]; 2)" office:value-type="float" office:value="205459827.758089">
            <text:p>205459827.758089</text:p>
          </table:table-cell>
          <table:table-cell table:formula="of:=[.C276]/3424" office:value-type="float" office:value="60005.7908171988">
            <text:p>60005.7908171988</text:p>
          </table:table-cell>
          <table:table-cell table:formula="of:=[.B276]/3424" office:value-type="float" office:value="2599.29906542056">
            <text:p>2599.299065420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000000">
            <text:p>9000000</text:p>
          </table:table-cell>
          <table:table-cell table:formula="of:=[.B277]*LOG([.B277]; 2)" office:value-type="float" office:value="207913442.136898">
            <text:p>207913442.136898</text:p>
          </table:table-cell>
          <table:table-cell table:formula="of:=[.C277]/3424" office:value-type="float" office:value="60722.3838016642">
            <text:p>60722.3838016642</text:p>
          </table:table-cell>
          <table:table-cell table:formula="of:=[.B277]/3424" office:value-type="float" office:value="2628.5046728972">
            <text:p>2628.5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100000">
            <text:p>9100000</text:p>
          </table:table-cell>
          <table:table-cell table:formula="of:=[.B278]*LOG([.B278]; 2)" office:value-type="float" office:value="210368659.543183">
            <text:p>210368659.543183</text:p>
          </table:table-cell>
          <table:table-cell table:formula="of:=[.C278]/3424" office:value-type="float" office:value="61439.4449600418">
            <text:p>61439.4449600418</text:p>
          </table:table-cell>
          <table:table-cell table:formula="of:=[.B278]/3424" office:value-type="float" office:value="2657.71028037383">
            <text:p>2657.710280373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200000">
            <text:p>9200000</text:p>
          </table:table-cell>
          <table:table-cell table:formula="of:=[.B279]*LOG([.B279]; 2)" office:value-type="float" office:value="212825462.360543">
            <text:p>212825462.360543</text:p>
          </table:table-cell>
          <table:table-cell table:formula="of:=[.C279]/3424" office:value-type="float" office:value="62156.9691473549">
            <text:p>62156.9691473549</text:p>
          </table:table-cell>
          <table:table-cell table:formula="of:=[.B279]/3424" office:value-type="float" office:value="2686.91588785047">
            <text:p>2686.915887850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300000">
            <text:p>9300000</text:p>
          </table:table-cell>
          <table:table-cell table:formula="of:=[.B280]*LOG([.B280]; 2)" office:value-type="float" office:value="215283833.355567">
            <text:p>215283833.355567</text:p>
          </table:table-cell>
          <table:table-cell table:formula="of:=[.C280]/3424" office:value-type="float" office:value="62874.951330481">
            <text:p>62874.951330481</text:p>
          </table:table-cell>
          <table:table-cell table:formula="of:=[.B280]/3424" office:value-type="float" office:value="2716.1214953271">
            <text:p>2716.1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400000">
            <text:p>9400000</text:p>
          </table:table-cell>
          <table:table-cell table:formula="of:=[.B281]*LOG([.B281]; 2)" office:value-type="float" office:value="217743755.665476">
            <text:p>217743755.665476</text:p>
          </table:table-cell>
          <table:table-cell table:formula="of:=[.C281]/3424" office:value-type="float" office:value="63593.3865845432">
            <text:p>63593.3865845432</text:p>
          </table:table-cell>
          <table:table-cell table:formula="of:=[.B281]/3424" office:value-type="float" office:value="2745.32710280374">
            <text:p>2745.327102803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500000">
            <text:p>9500000</text:p>
          </table:table-cell>
          <table:table-cell table:formula="of:=[.B282]*LOG([.B282]; 2)" office:value-type="float" office:value="220205212.786294">
            <text:p>220205212.786294</text:p>
          </table:table-cell>
          <table:table-cell table:formula="of:=[.C282]/3424" office:value-type="float" office:value="64312.2700894549">
            <text:p>64312.2700894549</text:p>
          </table:table-cell>
          <table:table-cell table:formula="of:=[.B282]/3424" office:value-type="float" office:value="2774.53271028037">
            <text:p>2774.532710280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600000">
            <text:p>9600000</text:p>
          </table:table-cell>
          <table:table-cell table:formula="of:=[.B283]*LOG([.B283]; 2)" office:value-type="float" office:value="222668188.561516">
            <text:p>222668188.561516</text:p>
          </table:table-cell>
          <table:table-cell table:formula="of:=[.C283]/3424" office:value-type="float" office:value="65031.5971266111">
            <text:p>65031.5971266111</text:p>
          </table:table-cell>
          <table:table-cell table:formula="of:=[.B283]/3424" office:value-type="float" office:value="2803.73831775701">
            <text:p>2803.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700000">
            <text:p>9700000</text:p>
          </table:table-cell>
          <table:table-cell table:formula="of:=[.B284]*LOG([.B284]; 2)" office:value-type="float" office:value="225132667.171252">
            <text:p>225132667.171252</text:p>
          </table:table-cell>
          <table:table-cell table:formula="of:=[.C284]/3424" office:value-type="float" office:value="65751.3630757162">
            <text:p>65751.3630757162</text:p>
          </table:table-cell>
          <table:table-cell table:formula="of:=[.B284]/3424" office:value-type="float" office:value="2832.94392523364">
            <text:p>2832.943925233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800000">
            <text:p>9800000</text:p>
          </table:table-cell>
          <table:table-cell table:formula="of:=[.B285]*LOG([.B285]; 2)" office:value-type="float" office:value="227598633.12181">
            <text:p>227598633.12181</text:p>
          </table:table-cell>
          <table:table-cell table:formula="of:=[.C285]/3424" office:value-type="float" office:value="66471.5634117435">
            <text:p>66471.5634117435</text:p>
          </table:table-cell>
          <table:table-cell table:formula="of:=[.B285]/3424" office:value-type="float" office:value="2862.14953271028">
            <text:p>2862.149532710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9900000">
            <text:p>9900000</text:p>
          </table:table-cell>
          <table:table-cell table:formula="of:=[.B286]*LOG([.B286]; 2)" office:value-type="float" office:value="230066071.235713">
            <text:p>230066071.235713</text:p>
          </table:table-cell>
          <table:table-cell table:formula="of:=[.C286]/3424" office:value-type="float" office:value="67192.1937020189">
            <text:p>67192.1937020189</text:p>
          </table:table-cell>
          <table:table-cell table:formula="of:=[.B286]/3424" office:value-type="float" office:value="2891.35514018692">
            <text:p>2891.355140186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[.B287]*LOG([.B287]; 2)" office:value-type="float" office:value="232534966.642115">
            <text:p>232534966.642115</text:p>
          </table:table-cell>
          <table:table-cell table:formula="of:=[.C287]/3424" office:value-type="float" office:value="67913.2496034215">
            <text:p>67913.2496034215</text:p>
          </table:table-cell>
          <table:table-cell table:formula="of:=[.B287]/3424" office:value-type="float" office:value="2920.56074766355">
            <text:p>2920.560747663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100000">
            <text:p>10100000</text:p>
          </table:table-cell>
          <table:table-cell table:formula="of:=[.B288]*LOG([.B288]; 2)" office:value-type="float" office:value="235005304.767605">
            <text:p>235005304.767605</text:p>
          </table:table-cell>
          <table:table-cell table:formula="of:=[.C288]/3424" office:value-type="float" office:value="68634.7268596977">
            <text:p>68634.7268596977</text:p>
          </table:table-cell>
          <table:table-cell table:formula="of:=[.B288]/3424" office:value-type="float" office:value="2949.76635514019">
            <text:p>2949.766355140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table:formula="of:=[.B289]*LOG([.B289]; 2)" office:value-type="float" office:value="237477071.327365">
            <text:p>237477071.327365</text:p>
          </table:table-cell>
          <table:table-cell table:formula="of:=[.C289]/3424" office:value-type="float" office:value="69356.6212988799">
            <text:p>69356.6212988799</text:p>
          </table:table-cell>
          <table:table-cell table:formula="of:=[.B289]/3424" office:value-type="float" office:value="2978.97196261682">
            <text:p>2978.971962616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300000">
            <text:p>10300000</text:p>
          </table:table-cell>
          <table:table-cell table:formula="of:=[.B290]*LOG([.B290]; 2)" office:value-type="float" office:value="239950252.316686">
            <text:p>239950252.316686</text:p>
          </table:table-cell>
          <table:table-cell table:formula="of:=[.C290]/3424" office:value-type="float" office:value="70078.9288308079">
            <text:p>70078.9288308079</text:p>
          </table:table-cell>
          <table:table-cell table:formula="of:=[.B290]/3424" office:value-type="float" office:value="3008.17757009346">
            <text:p>3008.177570093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400000">
            <text:p>10400000</text:p>
          </table:table-cell>
          <table:table-cell table:formula="of:=[.B291]*LOG([.B291]; 2)" office:value-type="float" office:value="242424834.00281">
            <text:p>242424834.00281</text:p>
          </table:table-cell>
          <table:table-cell table:formula="of:=[.C291]/3424" office:value-type="float" office:value="70801.645444746">
            <text:p>70801.645444746</text:p>
          </table:table-cell>
          <table:table-cell table:formula="of:=[.B291]/3424" office:value-type="float" office:value="3037.38317757009">
            <text:p>3037.383177570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500000">
            <text:p>10500000</text:p>
          </table:table-cell>
          <table:table-cell table:formula="of:=[.B292]*LOG([.B292]; 2)" office:value-type="float" office:value="244900802.917081">
            <text:p>244900802.917081</text:p>
          </table:table-cell>
          <table:table-cell table:formula="of:=[.C292]/3424" office:value-type="float" office:value="71524.7672070914">
            <text:p>71524.7672070914</text:p>
          </table:table-cell>
          <table:table-cell table:formula="of:=[.B292]/3424" office:value-type="float" office:value="3066.58878504673">
            <text:p>3066.588785046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600000">
            <text:p>10600000</text:p>
          </table:table-cell>
          <table:table-cell table:formula="of:=[.B293]*LOG([.B293]; 2)" office:value-type="float" office:value="247378145.8474">
            <text:p>247378145.8474</text:p>
          </table:table-cell>
          <table:table-cell table:formula="of:=[.C293]/3424" office:value-type="float" office:value="72248.2902591706">
            <text:p>72248.2902591706</text:p>
          </table:table-cell>
          <table:table-cell table:formula="of:=[.B293]/3424" office:value-type="float" office:value="3095.79439252336">
            <text:p>3095.794392523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700000">
            <text:p>10700000</text:p>
          </table:table-cell>
          <table:table-cell table:formula="of:=[.B294]*LOG([.B294]; 2)" office:value-type="float" office:value="249856849.830966">
            <text:p>249856849.830966</text:p>
          </table:table-cell>
          <table:table-cell table:formula="of:=[.C294]/3424" office:value-type="float" office:value="72972.2108151186">
            <text:p>72972.2108151186</text:p>
          </table:table-cell>
          <table:table-cell table:formula="of:=[.B294]/3424" office:value-type="float" office:value="3125">
            <text:p>312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800000">
            <text:p>10800000</text:p>
          </table:table-cell>
          <table:table-cell table:formula="of:=[.B295]*LOG([.B295]; 2)" office:value-type="float" office:value="252336902.147283">
            <text:p>252336902.147283</text:p>
          </table:table-cell>
          <table:table-cell table:formula="of:=[.C295]/3424" office:value-type="float" office:value="73696.5251598373">
            <text:p>73696.5251598373</text:p>
          </table:table-cell>
          <table:table-cell table:formula="of:=[.B295]/3424" office:value-type="float" office:value="3154.20560747664">
            <text:p>3154.20560747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0900000">
            <text:p>10900000</text:p>
          </table:table-cell>
          <table:table-cell table:formula="of:=[.B296]*LOG([.B296]; 2)" office:value-type="float" office:value="254818290.31143">
            <text:p>254818290.31143</text:p>
          </table:table-cell>
          <table:table-cell table:formula="of:=[.C296]/3424" office:value-type="float" office:value="74421.2296470297">
            <text:p>74421.2296470297</text:p>
          </table:table-cell>
          <table:table-cell table:formula="of:=[.B296]/3424" office:value-type="float" office:value="3183.41121495327">
            <text:p>3183.411214953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000000">
            <text:p>11000000</text:p>
          </table:table-cell>
          <table:table-cell table:formula="of:=[.B297]*LOG([.B297]; 2)" office:value-type="float" office:value="257301002.067576">
            <text:p>257301002.067576</text:p>
          </table:table-cell>
          <table:table-cell table:formula="of:=[.C297]/3424" office:value-type="float" office:value="75146.3206973061">
            <text:p>75146.3206973061</text:p>
          </table:table-cell>
          <table:table-cell table:formula="of:=[.B297]/3424" office:value-type="float" office:value="3212.61682242991">
            <text:p>3212.616822429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100000">
            <text:p>11100000</text:p>
          </table:table-cell>
          <table:table-cell table:formula="of:=[.B298]*LOG([.B298]; 2)" office:value-type="float" office:value="259785025.382735">
            <text:p>259785025.382735</text:p>
          </table:table-cell>
          <table:table-cell table:formula="of:=[.C298]/3424" office:value-type="float" office:value="75871.7947963595">
            <text:p>75871.7947963595</text:p>
          </table:table-cell>
          <table:table-cell table:formula="of:=[.B298]/3424" office:value-type="float" office:value="3241.82242990654">
            <text:p>3241.82242990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200000">
            <text:p>11200000</text:p>
          </table:table-cell>
          <table:table-cell table:formula="of:=[.B299]*LOG([.B299]; 2)" office:value-type="float" office:value="262270348.440737">
            <text:p>262270348.440737</text:p>
          </table:table-cell>
          <table:table-cell table:formula="of:=[.C299]/3424" office:value-type="float" office:value="76597.648493206">
            <text:p>76597.648493206</text:p>
          </table:table-cell>
          <table:table-cell table:formula="of:=[.B299]/3424" office:value-type="float" office:value="3271.02803738318">
            <text:p>3271.028037383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300000">
            <text:p>11300000</text:p>
          </table:table-cell>
          <table:table-cell table:formula="of:=[.B300]*LOG([.B300]; 2)" office:value-type="float" office:value="264756959.636428">
            <text:p>264756959.636428</text:p>
          </table:table-cell>
          <table:table-cell table:formula="of:=[.C300]/3424" office:value-type="float" office:value="77323.8783984894">
            <text:p>77323.8783984894</text:p>
          </table:table-cell>
          <table:table-cell table:formula="of:=[.B300]/3424" office:value-type="float" office:value="3300.23364485981">
            <text:p>3300.233644859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400000">
            <text:p>11400000</text:p>
          </table:table-cell>
          <table:table-cell table:formula="of:=[.B301]*LOG([.B301]; 2)" office:value-type="float" office:value="267244847.570058">
            <text:p>267244847.570058</text:p>
          </table:table-cell>
          <table:table-cell table:formula="of:=[.C301]/3424" office:value-type="float" office:value="78050.481182844">
            <text:p>78050.481182844</text:p>
          </table:table-cell>
          <table:table-cell table:formula="of:=[.B301]/3424" office:value-type="float" office:value="3329.43925233645">
            <text:p>3329.439252336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500000">
            <text:p>11500000</text:p>
          </table:table-cell>
          <table:table-cell table:formula="of:=[.B302]*LOG([.B302]; 2)" office:value-type="float" office:value="269734001.041884">
            <text:p>269734001.041884</text:p>
          </table:table-cell>
          <table:table-cell table:formula="of:=[.C302]/3424" office:value-type="float" office:value="78777.4535753165">
            <text:p>78777.4535753165</text:p>
          </table:table-cell>
          <table:table-cell table:formula="of:=[.B302]/3424" office:value-type="float" office:value="3358.64485981308">
            <text:p>3358.644859813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600000">
            <text:p>11600000</text:p>
          </table:table-cell>
          <table:table-cell table:formula="of:=[.B303]*LOG([.B303]; 2)" office:value-type="float" office:value="272224409.046947">
            <text:p>272224409.046947</text:p>
          </table:table-cell>
          <table:table-cell table:formula="of:=[.C303]/3424" office:value-type="float" office:value="79504.792361842">
            <text:p>79504.792361842</text:p>
          </table:table-cell>
          <table:table-cell table:formula="of:=[.B303]/3424" office:value-type="float" office:value="3387.85046728972">
            <text:p>3387.850467289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700000">
            <text:p>11700000</text:p>
          </table:table-cell>
          <table:table-cell table:formula="of:=[.B304]*LOG([.B304]; 2)" office:value-type="float" office:value="274716060.770037">
            <text:p>274716060.770037</text:p>
          </table:table-cell>
          <table:table-cell table:formula="of:=[.C304]/3424" office:value-type="float" office:value="80232.4943837724">
            <text:p>80232.4943837724</text:p>
          </table:table-cell>
          <table:table-cell table:formula="of:=[.B304]/3424" office:value-type="float" office:value="3417.05607476636">
            <text:p>3417.056074766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800000">
            <text:p>11800000</text:p>
          </table:table-cell>
          <table:table-cell table:formula="of:=[.B305]*LOG([.B305]; 2)" office:value-type="float" office:value="277208945.580824">
            <text:p>277208945.580824</text:p>
          </table:table-cell>
          <table:table-cell table:formula="of:=[.C305]/3424" office:value-type="float" office:value="80960.5565364557">
            <text:p>80960.5565364557</text:p>
          </table:table-cell>
          <table:table-cell table:formula="of:=[.B305]/3424" office:value-type="float" office:value="3446.26168224299">
            <text:p>3446.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1900000">
            <text:p>11900000</text:p>
          </table:table-cell>
          <table:table-cell table:formula="of:=[.B306]*LOG([.B306]; 2)" office:value-type="float" office:value="279703053.029163">
            <text:p>279703053.029163</text:p>
          </table:table-cell>
          <table:table-cell table:formula="of:=[.C306]/3424" office:value-type="float" office:value="81688.9757678629">
            <text:p>81688.9757678629</text:p>
          </table:table-cell>
          <table:table-cell table:formula="of:=[.B306]/3424" office:value-type="float" office:value="3475.46728971963">
            <text:p>3475.467289719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table:formula="of:=[.B307]*LOG([.B307]; 2)" office:value-type="float" office:value="282198372.840544">
            <text:p>282198372.840544</text:p>
          </table:table-cell>
          <table:table-cell table:formula="of:=[.C307]/3424" office:value-type="float" office:value="82417.7490772617">
            <text:p>82417.7490772617</text:p>
          </table:table-cell>
          <table:table-cell table:formula="of:=[.B307]/3424" office:value-type="float" office:value="3504.67289719626">
            <text:p>3504.672897196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100000">
            <text:p>12100000</text:p>
          </table:table-cell>
          <table:table-cell table:formula="of:=[.B308]*LOG([.B308]; 2)" office:value-type="float" office:value="284694894.911708">
            <text:p>284694894.911708</text:p>
          </table:table-cell>
          <table:table-cell table:formula="of:=[.C308]/3424" office:value-type="float" office:value="83146.8735139334">
            <text:p>83146.8735139334</text:p>
          </table:table-cell>
          <table:table-cell table:formula="of:=[.B308]/3424" office:value-type="float" office:value="3533.8785046729">
            <text:p>3533.8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200000">
            <text:p>12200000</text:p>
          </table:table-cell>
          <table:table-cell table:formula="of:=[.B309]*LOG([.B309]; 2)" office:value-type="float" office:value="287192609.306396">
            <text:p>287192609.306396</text:p>
          </table:table-cell>
          <table:table-cell table:formula="of:=[.C309]/3424" office:value-type="float" office:value="83876.3461759335">
            <text:p>83876.3461759335</text:p>
          </table:table-cell>
          <table:table-cell table:formula="of:=[.B309]/3424" office:value-type="float" office:value="3563.08411214953">
            <text:p>3563.084112149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300000">
            <text:p>12300000</text:p>
          </table:table-cell>
          <table:table-cell table:formula="of:=[.B310]*LOG([.B310]; 2)" office:value-type="float" office:value="289691506.251245">
            <text:p>289691506.251245</text:p>
          </table:table-cell>
          <table:table-cell table:formula="of:=[.C310]/3424" office:value-type="float" office:value="84606.1642088918">
            <text:p>84606.1642088918</text:p>
          </table:table-cell>
          <table:table-cell table:formula="of:=[.B310]/3424" office:value-type="float" office:value="3592.28971962617">
            <text:p>3592.289719626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400000">
            <text:p>12400000</text:p>
          </table:table-cell>
          <table:table-cell table:formula="of:=[.B311]*LOG([.B311]; 2)" office:value-type="float" office:value="292191576.131814">
            <text:p>292191576.131814</text:p>
          </table:table-cell>
          <table:table-cell table:formula="of:=[.C311]/3424" office:value-type="float" office:value="85336.3248048522">
            <text:p>85336.3248048522</text:p>
          </table:table-cell>
          <table:table-cell table:formula="of:=[.B311]/3424" office:value-type="float" office:value="3621.4953271028">
            <text:p>3621.4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500000">
            <text:p>12500000</text:p>
          </table:table-cell>
          <table:table-cell table:formula="of:=[.B312]*LOG([.B312]; 2)" office:value-type="float" office:value="294692809.488736">
            <text:p>294692809.488736</text:p>
          </table:table-cell>
          <table:table-cell table:formula="of:=[.C312]/3424" office:value-type="float" office:value="86066.8252011496">
            <text:p>86066.8252011496</text:p>
          </table:table-cell>
          <table:table-cell table:formula="of:=[.B312]/3424" office:value-type="float" office:value="3650.70093457944">
            <text:p>3650.70093457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600000">
            <text:p>12600000</text:p>
          </table:table-cell>
          <table:table-cell table:formula="of:=[.B313]*LOG([.B313]; 2)" office:value-type="float" office:value="297195197.014003">
            <text:p>297195197.014003</text:p>
          </table:table-cell>
          <table:table-cell table:formula="of:=[.C313]/3424" office:value-type="float" office:value="86797.6626793232">
            <text:p>86797.6626793232</text:p>
          </table:table-cell>
          <table:table-cell table:formula="of:=[.B313]/3424" office:value-type="float" office:value="3679.90654205607">
            <text:p>3679.906542056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700000">
            <text:p>12700000</text:p>
          </table:table-cell>
          <table:table-cell table:formula="of:=[.B314]*LOG([.B314]; 2)" office:value-type="float" office:value="299698729.547354">
            <text:p>299698729.547354</text:p>
          </table:table-cell>
          <table:table-cell table:formula="of:=[.C314]/3424" office:value-type="float" office:value="87528.8345640637">
            <text:p>87528.8345640637</text:p>
          </table:table-cell>
          <table:table-cell table:formula="of:=[.B314]/3424" office:value-type="float" office:value="3709.11214953271">
            <text:p>3709.112149532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800000">
            <text:p>12800000</text:p>
          </table:table-cell>
          <table:table-cell table:formula="of:=[.B315]*LOG([.B315]; 2)" office:value-type="float" office:value="302203398.072791">
            <text:p>302203398.072791</text:p>
          </table:table-cell>
          <table:table-cell table:formula="of:=[.C315]/3424" office:value-type="float" office:value="88260.3382221937">
            <text:p>88260.3382221937</text:p>
          </table:table-cell>
          <table:table-cell table:formula="of:=[.B315]/3424" office:value-type="float" office:value="3738.31775700935">
            <text:p>3738.31775700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2900000">
            <text:p>12900000</text:p>
          </table:table-cell>
          <table:table-cell table:formula="of:=[.B316]*LOG([.B316]; 2)" office:value-type="float" office:value="304709193.715195">
            <text:p>304709193.715195</text:p>
          </table:table-cell>
          <table:table-cell table:formula="of:=[.C316]/3424" office:value-type="float" office:value="88992.1710616808">
            <text:p>88992.1710616808</text:p>
          </table:table-cell>
          <table:table-cell table:formula="of:=[.B316]/3424" office:value-type="float" office:value="3767.52336448598">
            <text:p>3767.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000000">
            <text:p>13000000</text:p>
          </table:table-cell>
          <table:table-cell table:formula="of:=[.B317]*LOG([.B317]; 2)" office:value-type="float" office:value="307216107.737048">
            <text:p>307216107.737048</text:p>
          </table:table-cell>
          <table:table-cell table:formula="of:=[.C317]/3424" office:value-type="float" office:value="89724.33053068">
            <text:p>89724.33053068</text:p>
          </table:table-cell>
          <table:table-cell table:formula="of:=[.B317]/3424" office:value-type="float" office:value="3796.72897196262">
            <text:p>3796.728971962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100000">
            <text:p>13100000</text:p>
          </table:table-cell>
          <table:table-cell table:formula="of:=[.B318]*LOG([.B318]; 2)" office:value-type="float" office:value="309724131.535263">
            <text:p>309724131.535263</text:p>
          </table:table-cell>
          <table:table-cell table:formula="of:=[.C318]/3424" office:value-type="float" office:value="90456.8141166071">
            <text:p>90456.8141166071</text:p>
          </table:table-cell>
          <table:table-cell table:formula="of:=[.B318]/3424" office:value-type="float" office:value="3825.93457943925">
            <text:p>3825.934579439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200000">
            <text:p>13200000</text:p>
          </table:table-cell>
          <table:table-cell table:formula="of:=[.B319]*LOG([.B319]; 2)" office:value-type="float" office:value="312233256.638098">
            <text:p>312233256.638098</text:p>
          </table:table-cell>
          <table:table-cell table:formula="of:=[.C319]/3424" office:value-type="float" office:value="91189.6193452388">
            <text:p>91189.6193452388</text:p>
          </table:table-cell>
          <table:table-cell table:formula="of:=[.B319]/3424" office:value-type="float" office:value="3855.14018691589">
            <text:p>3855.140186915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300000">
            <text:p>13300000</text:p>
          </table:table-cell>
          <table:table-cell table:formula="of:=[.B320]*LOG([.B320]; 2)" office:value-type="float" office:value="314743474.702175">
            <text:p>314743474.702175</text:p>
          </table:table-cell>
          <table:table-cell table:formula="of:=[.C320]/3424" office:value-type="float" office:value="91922.7437798409">
            <text:p>91922.7437798409</text:p>
          </table:table-cell>
          <table:table-cell table:formula="of:=[.B320]/3424" office:value-type="float" office:value="3884.34579439252">
            <text:p>3884.345794392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400000">
            <text:p>13400000</text:p>
          </table:table-cell>
          <table:table-cell table:formula="of:=[.B321]*LOG([.B321]; 2)" office:value-type="float" office:value="317254777.509587">
            <text:p>317254777.509587</text:p>
          </table:table-cell>
          <table:table-cell table:formula="of:=[.C321]/3424" office:value-type="float" office:value="92656.1850203234">
            <text:p>92656.1850203234</text:p>
          </table:table-cell>
          <table:table-cell table:formula="of:=[.B321]/3424" office:value-type="float" office:value="3913.55140186916">
            <text:p>3913.551401869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500000">
            <text:p>13500000</text:p>
          </table:table-cell>
          <table:table-cell table:formula="of:=[.B322]*LOG([.B322]; 2)" office:value-type="float" office:value="319767156.965083">
            <text:p>319767156.965083</text:p>
          </table:table-cell>
          <table:table-cell table:formula="of:=[.C322]/3424" office:value-type="float" office:value="93389.9407024192">
            <text:p>93389.9407024192</text:p>
          </table:table-cell>
          <table:table-cell table:formula="of:=[.B322]/3424" office:value-type="float" office:value="3942.75700934579">
            <text:p>3942.7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600000">
            <text:p>13600000</text:p>
          </table:table-cell>
          <table:table-cell table:formula="of:=[.B323]*LOG([.B323]; 2)" office:value-type="float" office:value="322280605.093345">
            <text:p>322280605.093345</text:p>
          </table:table-cell>
          <table:table-cell table:formula="of:=[.C323]/3424" office:value-type="float" office:value="94124.0084968882">
            <text:p>94124.0084968882</text:p>
          </table:table-cell>
          <table:table-cell table:formula="of:=[.B323]/3424" office:value-type="float" office:value="3971.96261682243">
            <text:p>3971.962616822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700000">
            <text:p>13700000</text:p>
          </table:table-cell>
          <table:table-cell table:formula="of:=[.B324]*LOG([.B324]; 2)" office:value-type="float" office:value="324795114.036344">
            <text:p>324795114.036344</text:p>
          </table:table-cell>
          <table:table-cell table:formula="of:=[.C324]/3424" office:value-type="float" office:value="94858.3861087452">
            <text:p>94858.3861087452</text:p>
          </table:table-cell>
          <table:table-cell table:formula="of:=[.B324]/3424" office:value-type="float" office:value="4001.16822429907">
            <text:p>4001.168224299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800000">
            <text:p>13800000</text:p>
          </table:table-cell>
          <table:table-cell table:formula="of:=[.B325]*LOG([.B325]; 2)" office:value-type="float" office:value="327310676.050767">
            <text:p>327310676.050767</text:p>
          </table:table-cell>
          <table:table-cell table:formula="of:=[.C325]/3424" office:value-type="float" office:value="95593.071276509">
            <text:p>95593.071276509</text:p>
          </table:table-cell>
          <table:table-cell table:formula="of:=[.B325]/3424" office:value-type="float" office:value="4030.3738317757">
            <text:p>4030.3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3900000">
            <text:p>13900000</text:p>
          </table:table-cell>
          <table:table-cell table:formula="of:=[.B326]*LOG([.B326]; 2)" office:value-type="float" office:value="329827283.505528">
            <text:p>329827283.505528</text:p>
          </table:table-cell>
          <table:table-cell table:formula="of:=[.C326]/3424" office:value-type="float" office:value="96328.0617714744">
            <text:p>96328.0617714744</text:p>
          </table:table-cell>
          <table:table-cell table:formula="of:=[.B326]/3424" office:value-type="float" office:value="4059.57943925234">
            <text:p>4059.57943925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000000">
            <text:p>14000000</text:p>
          </table:table-cell>
          <table:table-cell table:formula="of:=[.B327]*LOG([.B327]; 2)" office:value-type="float" office:value="332344928.879345">
            <text:p>332344928.879345</text:p>
          </table:table-cell>
          <table:table-cell table:formula="of:=[.C327]/3424" office:value-type="float" office:value="97063.355397005">
            <text:p>97063.355397005</text:p>
          </table:table-cell>
          <table:table-cell table:formula="of:=[.B327]/3424" office:value-type="float" office:value="4088.78504672897">
            <text:p>4088.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100000">
            <text:p>14100000</text:p>
          </table:table-cell>
          <table:table-cell table:formula="of:=[.B328]*LOG([.B328]; 2)" office:value-type="float" office:value="334863604.758382">
            <text:p>334863604.758382</text:p>
          </table:table-cell>
          <table:table-cell table:formula="of:=[.C328]/3424" office:value-type="float" office:value="97798.9499878452">
            <text:p>97798.9499878452</text:p>
          </table:table-cell>
          <table:table-cell table:formula="of:=[.B328]/3424" office:value-type="float" office:value="4117.99065420561">
            <text:p>4117.990654205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200000">
            <text:p>14200000</text:p>
          </table:table-cell>
          <table:table-cell table:formula="of:=[.B329]*LOG([.B329]; 2)" office:value-type="float" office:value="337383303.833969">
            <text:p>337383303.833969</text:p>
          </table:table-cell>
          <table:table-cell table:formula="of:=[.C329]/3424" office:value-type="float" office:value="98534.8434094536">
            <text:p>98534.8434094536</text:p>
          </table:table-cell>
          <table:table-cell table:formula="of:=[.B329]/3424" office:value-type="float" office:value="4147.19626168224">
            <text:p>4147.19626168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300000">
            <text:p>14300000</text:p>
          </table:table-cell>
          <table:table-cell table:formula="of:=[.B330]*LOG([.B330]; 2)" office:value-type="float" office:value="339904018.900377">
            <text:p>339904018.900377</text:p>
          </table:table-cell>
          <table:table-cell table:formula="of:=[.C330]/3424" office:value-type="float" office:value="99271.0335573532">
            <text:p>99271.0335573532</text:p>
          </table:table-cell>
          <table:table-cell table:formula="of:=[.B330]/3424" office:value-type="float" office:value="4176.40186915888">
            <text:p>4176.401869158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400000">
            <text:p>14400000</text:p>
          </table:table-cell>
          <table:table-cell table:formula="of:=[.B331]*LOG([.B331]; 2)" office:value-type="float" office:value="342425742.852659">
            <text:p>342425742.852659</text:p>
          </table:table-cell>
          <table:table-cell table:formula="of:=[.C331]/3424" office:value-type="float" office:value="100007.518356501">
            <text:p>100007.518356501</text:p>
          </table:table-cell>
          <table:table-cell table:formula="of:=[.B331]/3424" office:value-type="float" office:value="4205.60747663551">
            <text:p>4205.607476635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500000">
            <text:p>14500000</text:p>
          </table:table-cell>
          <table:table-cell table:formula="of:=[.B332]*LOG([.B332]; 2)" office:value-type="float" office:value="344948468.68455">
            <text:p>344948468.68455</text:p>
          </table:table-cell>
          <table:table-cell table:formula="of:=[.C332]/3424" office:value-type="float" office:value="100744.295760675">
            <text:p>100744.295760675</text:p>
          </table:table-cell>
          <table:table-cell table:formula="of:=[.B332]/3424" office:value-type="float" office:value="4234.81308411215">
            <text:p>4234.813084112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600000">
            <text:p>14600000</text:p>
          </table:table-cell>
          <table:table-cell table:formula="of:=[.B333]*LOG([.B333]; 2)" office:value-type="float" office:value="347472189.486426">
            <text:p>347472189.486426</text:p>
          </table:table-cell>
          <table:table-cell table:formula="of:=[.C333]/3424" office:value-type="float" office:value="101481.363751877">
            <text:p>101481.363751877</text:p>
          </table:table-cell>
          <table:table-cell table:formula="of:=[.B333]/3424" office:value-type="float" office:value="4264.01869158879">
            <text:p>4264.018691588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700000">
            <text:p>14700000</text:p>
          </table:table-cell>
          <table:table-cell table:formula="of:=[.B334]*LOG([.B334]; 2)" office:value-type="float" office:value="349996898.443316">
            <text:p>349996898.443316</text:p>
          </table:table-cell>
          <table:table-cell table:formula="of:=[.C334]/3424" office:value-type="float" office:value="102218.720339753">
            <text:p>102218.720339753</text:p>
          </table:table-cell>
          <table:table-cell table:formula="of:=[.B334]/3424" office:value-type="float" office:value="4293.22429906542">
            <text:p>4293.224299065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800000">
            <text:p>14800000</text:p>
          </table:table-cell>
          <table:table-cell table:formula="of:=[.B335]*LOG([.B335]; 2)" office:value-type="float" office:value="352522588.832973">
            <text:p>352522588.832973</text:p>
          </table:table-cell>
          <table:table-cell table:formula="of:=[.C335]/3424" office:value-type="float" office:value="102956.363561032">
            <text:p>102956.363561032</text:p>
          </table:table-cell>
          <table:table-cell table:formula="of:=[.B335]/3424" office:value-type="float" office:value="4322.42990654206">
            <text:p>4322.429906542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4900000">
            <text:p>14900000</text:p>
          </table:table-cell>
          <table:table-cell table:formula="of:=[.B336]*LOG([.B336]; 2)" office:value-type="float" office:value="355049254.023995">
            <text:p>355049254.023995</text:p>
          </table:table-cell>
          <table:table-cell table:formula="of:=[.C336]/3424" office:value-type="float" office:value="103694.29147897">
            <text:p>103694.29147897</text:p>
          </table:table-cell>
          <table:table-cell table:formula="of:=[.B336]/3424" office:value-type="float" office:value="4351.63551401869">
            <text:p>4351.635514018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000000">
            <text:p>15000000</text:p>
          </table:table-cell>
          <table:table-cell table:formula="of:=[.B337]*LOG([.B337]; 2)" office:value-type="float" office:value="357576887.47399">
            <text:p>357576887.47399</text:p>
          </table:table-cell>
          <table:table-cell table:formula="of:=[.C337]/3424" office:value-type="float" office:value="104432.502182824">
            <text:p>104432.502182824</text:p>
          </table:table-cell>
          <table:table-cell table:formula="of:=[.B337]/3424" office:value-type="float" office:value="4380.84112149533">
            <text:p>4380.841121495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100000">
            <text:p>15100000</text:p>
          </table:table-cell>
          <table:table-cell table:formula="of:=[.B338]*LOG([.B338]; 2)" office:value-type="float" office:value="360105482.727805">
            <text:p>360105482.727805</text:p>
          </table:table-cell>
          <table:table-cell table:formula="of:=[.C338]/3424" office:value-type="float" office:value="105170.993787326">
            <text:p>105170.993787326</text:p>
          </table:table-cell>
          <table:table-cell table:formula="of:=[.B338]/3424" office:value-type="float" office:value="4410.04672897196">
            <text:p>4410.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200000">
            <text:p>15200000</text:p>
          </table:table-cell>
          <table:table-cell table:formula="of:=[.B339]*LOG([.B339]; 2)" office:value-type="float" office:value="362635033.415782">
            <text:p>362635033.415782</text:p>
          </table:table-cell>
          <table:table-cell table:formula="of:=[.C339]/3424" office:value-type="float" office:value="105909.764432179">
            <text:p>105909.764432179</text:p>
          </table:table-cell>
          <table:table-cell table:formula="of:=[.B339]/3424" office:value-type="float" office:value="4439.2523364486">
            <text:p>4439.2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300000">
            <text:p>15300000</text:p>
          </table:table-cell>
          <table:table-cell table:formula="of:=[.B340]*LOG([.B340]; 2)" office:value-type="float" office:value="365165533.252081">
            <text:p>365165533.252081</text:p>
          </table:table-cell>
          <table:table-cell table:formula="of:=[.C340]/3424" office:value-type="float" office:value="106648.812281566">
            <text:p>106648.812281566</text:p>
          </table:table-cell>
          <table:table-cell table:formula="of:=[.B340]/3424" office:value-type="float" office:value="4468.45794392523">
            <text:p>4468.457943925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400000">
            <text:p>15400000</text:p>
          </table:table-cell>
          <table:table-cell table:formula="of:=[.B341]*LOG([.B341]; 2)" office:value-type="float" office:value="367696976.033028">
            <text:p>367696976.033028</text:p>
          </table:table-cell>
          <table:table-cell table:formula="of:=[.C341]/3424" office:value-type="float" office:value="107388.135523665">
            <text:p>107388.135523665</text:p>
          </table:table-cell>
          <table:table-cell table:formula="of:=[.B341]/3424" office:value-type="float" office:value="4497.66355140187">
            <text:p>4497.663551401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500000">
            <text:p>15500000</text:p>
          </table:table-cell>
          <table:table-cell table:formula="of:=[.B342]*LOG([.B342]; 2)" office:value-type="float" office:value="370229355.635521">
            <text:p>370229355.635521</text:p>
          </table:table-cell>
          <table:table-cell table:formula="of:=[.C342]/3424" office:value-type="float" office:value="108127.732370187">
            <text:p>108127.732370187</text:p>
          </table:table-cell>
          <table:table-cell table:formula="of:=[.B342]/3424" office:value-type="float" office:value="4526.8691588785">
            <text:p>4526.869158878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600000">
            <text:p>15600000</text:p>
          </table:table-cell>
          <table:table-cell table:formula="of:=[.B343]*LOG([.B343]; 2)" office:value-type="float" office:value="372762666.015465">
            <text:p>372762666.015465</text:p>
          </table:table-cell>
          <table:table-cell table:formula="of:=[.C343]/3424" office:value-type="float" office:value="108867.601055919">
            <text:p>108867.601055919</text:p>
          </table:table-cell>
          <table:table-cell table:formula="of:=[.B343]/3424" office:value-type="float" office:value="4556.07476635514">
            <text:p>4556.07476635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700000">
            <text:p>15700000</text:p>
          </table:table-cell>
          <table:table-cell table:formula="of:=[.B344]*LOG([.B344]; 2)" office:value-type="float" office:value="375296901.206256">
            <text:p>375296901.206256</text:p>
          </table:table-cell>
          <table:table-cell table:formula="of:=[.C344]/3424" office:value-type="float" office:value="109607.739838276">
            <text:p>109607.739838276</text:p>
          </table:table-cell>
          <table:table-cell table:formula="of:=[.B344]/3424" office:value-type="float" office:value="4585.28037383178">
            <text:p>4585.280373831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800000">
            <text:p>15800000</text:p>
          </table:table-cell>
          <table:table-cell table:formula="of:=[.B345]*LOG([.B345]; 2)" office:value-type="float" office:value="377832055.3173">
            <text:p>377832055.3173</text:p>
          </table:table-cell>
          <table:table-cell table:formula="of:=[.C345]/3424" office:value-type="float" office:value="110348.146996875">
            <text:p>110348.146996875</text:p>
          </table:table-cell>
          <table:table-cell table:formula="of:=[.B345]/3424" office:value-type="float" office:value="4614.48598130841">
            <text:p>4614.485981308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5900000">
            <text:p>15900000</text:p>
          </table:table-cell>
          <table:table-cell table:formula="of:=[.B346]*LOG([.B346]; 2)" office:value-type="float" office:value="380368122.532567">
            <text:p>380368122.532567</text:p>
          </table:table-cell>
          <table:table-cell table:formula="of:=[.C346]/3424" office:value-type="float" office:value="111088.820833109">
            <text:p>111088.820833109</text:p>
          </table:table-cell>
          <table:table-cell table:formula="of:=[.B346]/3424" office:value-type="float" office:value="4643.69158878505">
            <text:p>4643.69158878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 table:formula="of:=[.B347]*LOG([.B347]; 2)" office:value-type="float" office:value="382905097.109187">
            <text:p>382905097.109187</text:p>
          </table:table-cell>
          <table:table-cell table:formula="of:=[.C347]/3424" office:value-type="float" office:value="111829.759669739">
            <text:p>111829.759669739</text:p>
          </table:table-cell>
          <table:table-cell table:formula="of:=[.B347]/3424" office:value-type="float" office:value="4672.89719626168">
            <text:p>4672.897196261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100000">
            <text:p>16100000</text:p>
          </table:table-cell>
          <table:table-cell table:formula="of:=[.B348]*LOG([.B348]; 2)" office:value-type="float" office:value="385442973.376078">
            <text:p>385442973.376078</text:p>
          </table:table-cell>
          <table:table-cell table:formula="of:=[.C348]/3424" office:value-type="float" office:value="112570.96185049">
            <text:p>112570.96185049</text:p>
          </table:table-cell>
          <table:table-cell table:formula="of:=[.B348]/3424" office:value-type="float" office:value="4702.10280373832">
            <text:p>4702.102803738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200000">
            <text:p>16200000</text:p>
          </table:table-cell>
          <table:table-cell table:formula="of:=[.B349]*LOG([.B349]; 2)" office:value-type="float" office:value="387981745.732607">
            <text:p>387981745.732607</text:p>
          </table:table-cell>
          <table:table-cell table:formula="of:=[.C349]/3424" office:value-type="float" office:value="113312.425739663">
            <text:p>113312.425739663</text:p>
          </table:table-cell>
          <table:table-cell table:formula="of:=[.B349]/3424" office:value-type="float" office:value="4731.30841121495">
            <text:p>4731.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300000">
            <text:p>16300000</text:p>
          </table:table-cell>
          <table:table-cell table:formula="of:=[.B350]*LOG([.B350]; 2)" office:value-type="float" office:value="390521408.647287">
            <text:p>390521408.647287</text:p>
          </table:table-cell>
          <table:table-cell table:formula="of:=[.C350]/3424" office:value-type="float" office:value="114054.149721754">
            <text:p>114054.149721754</text:p>
          </table:table-cell>
          <table:table-cell table:formula="of:=[.B350]/3424" office:value-type="float" office:value="4760.51401869159">
            <text:p>4760.514018691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400000">
            <text:p>16400000</text:p>
          </table:table-cell>
          <table:table-cell table:formula="of:=[.B351]*LOG([.B351]; 2)" office:value-type="float" office:value="393061956.6565">
            <text:p>393061956.6565</text:p>
          </table:table-cell>
          <table:table-cell table:formula="of:=[.C351]/3424" office:value-type="float" office:value="114796.132201081">
            <text:p>114796.132201081</text:p>
          </table:table-cell>
          <table:table-cell table:formula="of:=[.B351]/3424" office:value-type="float" office:value="4789.71962616822">
            <text:p>4789.719626168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500000">
            <text:p>16500000</text:p>
          </table:table-cell>
          <table:table-cell table:formula="of:=[.B352]*LOG([.B352]; 2)" office:value-type="float" office:value="395603384.363263">
            <text:p>395603384.363263</text:p>
          </table:table-cell>
          <table:table-cell table:formula="of:=[.C352]/3424" office:value-type="float" office:value="115538.37160142">
            <text:p>115538.37160142</text:p>
          </table:table-cell>
          <table:table-cell table:formula="of:=[.B352]/3424" office:value-type="float" office:value="4818.92523364486">
            <text:p>4818.925233644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600000">
            <text:p>16600000</text:p>
          </table:table-cell>
          <table:table-cell table:formula="of:=[.B353]*LOG([.B353]; 2)" office:value-type="float" office:value="398145686.43601">
            <text:p>398145686.43601</text:p>
          </table:table-cell>
          <table:table-cell table:formula="of:=[.C353]/3424" office:value-type="float" office:value="116280.866365657">
            <text:p>116280.866365657</text:p>
          </table:table-cell>
          <table:table-cell table:formula="of:=[.B353]/3424" office:value-type="float" office:value="4848.1308411215">
            <text:p>4848.1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700000">
            <text:p>16700000</text:p>
          </table:table-cell>
          <table:table-cell table:formula="of:=[.B354]*LOG([.B354]; 2)" office:value-type="float" office:value="400688857.607411">
            <text:p>400688857.607411</text:p>
          </table:table-cell>
          <table:table-cell table:formula="of:=[.C354]/3424" office:value-type="float" office:value="117023.614955436">
            <text:p>117023.614955436</text:p>
          </table:table-cell>
          <table:table-cell table:formula="of:=[.B354]/3424" office:value-type="float" office:value="4877.33644859813">
            <text:p>4877.336448598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800000">
            <text:p>16800000</text:p>
          </table:table-cell>
          <table:table-cell table:formula="of:=[.B355]*LOG([.B355]; 2)" office:value-type="float" office:value="403232892.673222">
            <text:p>403232892.673222</text:p>
          </table:table-cell>
          <table:table-cell table:formula="of:=[.C355]/3424" office:value-type="float" office:value="117766.615850824">
            <text:p>117766.615850824</text:p>
          </table:table-cell>
          <table:table-cell table:formula="of:=[.B355]/3424" office:value-type="float" office:value="4906.54205607477">
            <text:p>4906.542056074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6900000">
            <text:p>16900000</text:p>
          </table:table-cell>
          <table:table-cell table:formula="of:=[.B356]*LOG([.B356]; 2)" office:value-type="float" office:value="405777786.491151">
            <text:p>405777786.491151</text:p>
          </table:table-cell>
          <table:table-cell table:formula="of:=[.C356]/3424" office:value-type="float" office:value="118509.867549986">
            <text:p>118509.867549986</text:p>
          </table:table-cell>
          <table:table-cell table:formula="of:=[.B356]/3424" office:value-type="float" office:value="4935.7476635514">
            <text:p>4935.7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000000">
            <text:p>17000000</text:p>
          </table:table-cell>
          <table:table-cell table:formula="of:=[.B357]*LOG([.B357]; 2)" office:value-type="float" office:value="408323533.979767">
            <text:p>408323533.979767</text:p>
          </table:table-cell>
          <table:table-cell table:formula="of:=[.C357]/3424" office:value-type="float" office:value="119253.368568857">
            <text:p>119253.368568857</text:p>
          </table:table-cell>
          <table:table-cell table:formula="of:=[.B357]/3424" office:value-type="float" office:value="4964.95327102804">
            <text:p>4964.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100000">
            <text:p>17100000</text:p>
          </table:table-cell>
          <table:table-cell table:formula="of:=[.B358]*LOG([.B358]; 2)" office:value-type="float" office:value="410870130.117418">
            <text:p>410870130.117418</text:p>
          </table:table-cell>
          <table:table-cell table:formula="of:=[.C358]/3424" office:value-type="float" office:value="119997.117440835">
            <text:p>119997.117440835</text:p>
          </table:table-cell>
          <table:table-cell table:formula="of:=[.B358]/3424" office:value-type="float" office:value="4994.15887850467">
            <text:p>4994.158878504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200000">
            <text:p>17200000</text:p>
          </table:table-cell>
          <table:table-cell table:formula="of:=[.B359]*LOG([.B359]; 2)" office:value-type="float" office:value="413417569.941189">
            <text:p>413417569.941189</text:p>
          </table:table-cell>
          <table:table-cell table:formula="of:=[.C359]/3424" office:value-type="float" office:value="120741.112716469">
            <text:p>120741.112716469</text:p>
          </table:table-cell>
          <table:table-cell table:formula="of:=[.B359]/3424" office:value-type="float" office:value="5023.36448598131">
            <text:p>5023.364485981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300000">
            <text:p>17300000</text:p>
          </table:table-cell>
          <table:table-cell table:formula="of:=[.B360]*LOG([.B360]; 2)" office:value-type="float" office:value="415965848.545872">
            <text:p>415965848.545872</text:p>
          </table:table-cell>
          <table:table-cell table:formula="of:=[.C360]/3424" office:value-type="float" office:value="121485.352963164">
            <text:p>121485.352963164</text:p>
          </table:table-cell>
          <table:table-cell table:formula="of:=[.B360]/3424" office:value-type="float" office:value="5052.57009345794">
            <text:p>5052.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400000">
            <text:p>17400000</text:p>
          </table:table-cell>
          <table:table-cell table:formula="of:=[.B361]*LOG([.B361]; 2)" office:value-type="float" office:value="418514961.082968">
            <text:p>418514961.082968</text:p>
          </table:table-cell>
          <table:table-cell table:formula="of:=[.C361]/3424" office:value-type="float" office:value="122229.836764886">
            <text:p>122229.836764886</text:p>
          </table:table-cell>
          <table:table-cell table:formula="of:=[.B361]/3424" office:value-type="float" office:value="5081.77570093458">
            <text:p>5081.775700934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500000">
            <text:p>17500000</text:p>
          </table:table-cell>
          <table:table-cell table:formula="of:=[.B362]*LOG([.B362]; 2)" office:value-type="float" office:value="421064902.75971">
            <text:p>421064902.75971</text:p>
          </table:table-cell>
          <table:table-cell table:formula="of:=[.C362]/3424" office:value-type="float" office:value="122974.562721878">
            <text:p>122974.562721878</text:p>
          </table:table-cell>
          <table:table-cell table:formula="of:=[.B362]/3424" office:value-type="float" office:value="5110.98130841121">
            <text:p>5110.981308411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600000">
            <text:p>17600000</text:p>
          </table:table-cell>
          <table:table-cell table:formula="of:=[.B363]*LOG([.B363]; 2)" office:value-type="float" office:value="423615668.838104">
            <text:p>423615668.838104</text:p>
          </table:table-cell>
          <table:table-cell table:formula="of:=[.C363]/3424" office:value-type="float" office:value="123719.529450381">
            <text:p>123719.529450381</text:p>
          </table:table-cell>
          <table:table-cell table:formula="of:=[.B363]/3424" office:value-type="float" office:value="5140.18691588785">
            <text:p>5140.186915887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700000">
            <text:p>17700000</text:p>
          </table:table-cell>
          <table:table-cell table:formula="of:=[.B364]*LOG([.B364]; 2)" office:value-type="float" office:value="426167254.634001">
            <text:p>426167254.634001</text:p>
          </table:table-cell>
          <table:table-cell table:formula="of:=[.C364]/3424" office:value-type="float" office:value="124464.73558236">
            <text:p>124464.73558236</text:p>
          </table:table-cell>
          <table:table-cell table:formula="of:=[.B364]/3424" office:value-type="float" office:value="5169.39252336449">
            <text:p>5169.392523364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800000">
            <text:p>17800000</text:p>
          </table:table-cell>
          <table:table-cell table:formula="of:=[.B365]*LOG([.B365]; 2)" office:value-type="float" office:value="428719655.516177">
            <text:p>428719655.516177</text:p>
          </table:table-cell>
          <table:table-cell table:formula="of:=[.C365]/3424" office:value-type="float" office:value="125210.179765239">
            <text:p>125210.179765239</text:p>
          </table:table-cell>
          <table:table-cell table:formula="of:=[.B365]/3424" office:value-type="float" office:value="5198.59813084112">
            <text:p>5198.598130841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7900000">
            <text:p>17900000</text:p>
          </table:table-cell>
          <table:table-cell table:formula="of:=[.B366]*LOG([.B366]; 2)" office:value-type="float" office:value="431272866.905449">
            <text:p>431272866.905449</text:p>
          </table:table-cell>
          <table:table-cell table:formula="of:=[.C366]/3424" office:value-type="float" office:value="125955.860661638">
            <text:p>125955.860661638</text:p>
          </table:table-cell>
          <table:table-cell table:formula="of:=[.B366]/3424" office:value-type="float" office:value="5227.80373831776">
            <text:p>5227.803738317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000000">
            <text:p>18000000</text:p>
          </table:table-cell>
          <table:table-cell table:formula="of:=[.B367]*LOG([.B367]; 2)" office:value-type="float" office:value="433826884.273797">
            <text:p>433826884.273797</text:p>
          </table:table-cell>
          <table:table-cell table:formula="of:=[.C367]/3424" office:value-type="float" office:value="126701.776949123">
            <text:p>126701.776949123</text:p>
          </table:table-cell>
          <table:table-cell table:formula="of:=[.B367]/3424" office:value-type="float" office:value="5257.00934579439">
            <text:p>5257.009345794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100000">
            <text:p>18100000</text:p>
          </table:table-cell>
          <table:table-cell table:formula="of:=[.B368]*LOG([.B368]; 2)" office:value-type="float" office:value="436381703.143512">
            <text:p>436381703.143512</text:p>
          </table:table-cell>
          <table:table-cell table:formula="of:=[.C368]/3424" office:value-type="float" office:value="127447.927319951">
            <text:p>127447.927319951</text:p>
          </table:table-cell>
          <table:table-cell table:formula="of:=[.B368]/3424" office:value-type="float" office:value="5286.21495327103">
            <text:p>5286.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200000">
            <text:p>18200000</text:p>
          </table:table-cell>
          <table:table-cell table:formula="of:=[.B369]*LOG([.B369]; 2)" office:value-type="float" office:value="438937319.086366">
            <text:p>438937319.086366</text:p>
          </table:table-cell>
          <table:table-cell table:formula="of:=[.C369]/3424" office:value-type="float" office:value="128194.310480831">
            <text:p>128194.310480831</text:p>
          </table:table-cell>
          <table:table-cell table:formula="of:=[.B369]/3424" office:value-type="float" office:value="5315.42056074766">
            <text:p>5315.420560747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300000">
            <text:p>18300000</text:p>
          </table:table-cell>
          <table:table-cell table:formula="of:=[.B370]*LOG([.B370]; 2)" office:value-type="float" office:value="441493727.722792">
            <text:p>441493727.722792</text:p>
          </table:table-cell>
          <table:table-cell table:formula="of:=[.C370]/3424" office:value-type="float" office:value="128940.925152685">
            <text:p>128940.925152685</text:p>
          </table:table-cell>
          <table:table-cell table:formula="of:=[.B370]/3424" office:value-type="float" office:value="5344.6261682243">
            <text:p>5344.6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400000">
            <text:p>18400000</text:p>
          </table:table-cell>
          <table:table-cell table:formula="of:=[.B371]*LOG([.B371]; 2)" office:value-type="float" office:value="444050924.721086">
            <text:p>444050924.721086</text:p>
          </table:table-cell>
          <table:table-cell table:formula="of:=[.C371]/3424" office:value-type="float" office:value="129687.770070411">
            <text:p>129687.770070411</text:p>
          </table:table-cell>
          <table:table-cell table:formula="of:=[.B371]/3424" office:value-type="float" office:value="5373.83177570093">
            <text:p>5373.831775700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500000">
            <text:p>18500000</text:p>
          </table:table-cell>
          <table:table-cell table:formula="of:=[.B372]*LOG([.B372]; 2)" office:value-type="float" office:value="446608905.796633">
            <text:p>446608905.796633</text:p>
          </table:table-cell>
          <table:table-cell table:formula="of:=[.C372]/3424" office:value-type="float" office:value="130434.843982661">
            <text:p>130434.843982661</text:p>
          </table:table-cell>
          <table:table-cell table:formula="of:=[.B372]/3424" office:value-type="float" office:value="5403.03738317757">
            <text:p>5403.037383177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600000">
            <text:p>18600000</text:p>
          </table:table-cell>
          <table:table-cell table:formula="of:=[.B373]*LOG([.B373]; 2)" office:value-type="float" office:value="449167666.711134">
            <text:p>449167666.711134</text:p>
          </table:table-cell>
          <table:table-cell table:formula="of:=[.C373]/3424" office:value-type="float" office:value="131182.145651616">
            <text:p>131182.145651616</text:p>
          </table:table-cell>
          <table:table-cell table:formula="of:=[.B373]/3424" office:value-type="float" office:value="5432.24299065421">
            <text:p>5432.242990654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700000">
            <text:p>18700000</text:p>
          </table:table-cell>
          <table:table-cell table:formula="of:=[.B374]*LOG([.B374]; 2)" office:value-type="float" office:value="451727203.271867">
            <text:p>451727203.271867</text:p>
          </table:table-cell>
          <table:table-cell table:formula="of:=[.C374]/3424" office:value-type="float" office:value="131929.673852765">
            <text:p>131929.673852765</text:p>
          </table:table-cell>
          <table:table-cell table:formula="of:=[.B374]/3424" office:value-type="float" office:value="5461.44859813084">
            <text:p>5461.448598130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800000">
            <text:p>18800000</text:p>
          </table:table-cell>
          <table:table-cell table:formula="of:=[.B375]*LOG([.B375]; 2)" office:value-type="float" office:value="454287511.330952">
            <text:p>454287511.330952</text:p>
          </table:table-cell>
          <table:table-cell table:formula="of:=[.C375]/3424" office:value-type="float" office:value="132677.427374694">
            <text:p>132677.427374694</text:p>
          </table:table-cell>
          <table:table-cell table:formula="of:=[.B375]/3424" office:value-type="float" office:value="5490.65420560748">
            <text:p>5490.654205607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8900000">
            <text:p>18900000</text:p>
          </table:table-cell>
          <table:table-cell table:formula="of:=[.B376]*LOG([.B376]; 2)" office:value-type="float" office:value="456848586.784634">
            <text:p>456848586.784634</text:p>
          </table:table-cell>
          <table:table-cell table:formula="of:=[.C376]/3424" office:value-type="float" office:value="133425.405018877">
            <text:p>133425.405018877</text:p>
          </table:table-cell>
          <table:table-cell table:formula="of:=[.B376]/3424" office:value-type="float" office:value="5519.85981308411">
            <text:p>5519.859813084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000000">
            <text:p>19000000</text:p>
          </table:table-cell>
          <table:table-cell table:formula="of:=[.B377]*LOG([.B377]; 2)" office:value-type="float" office:value="459410425.572588">
            <text:p>459410425.572588</text:p>
          </table:table-cell>
          <table:table-cell table:formula="of:=[.C377]/3424" office:value-type="float" office:value="134173.605599471">
            <text:p>134173.605599471</text:p>
          </table:table-cell>
          <table:table-cell table:formula="of:=[.B377]/3424" office:value-type="float" office:value="5549.06542056075">
            <text:p>5549.065420560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100000">
            <text:p>19100000</text:p>
          </table:table-cell>
          <table:table-cell table:formula="of:=[.B378]*LOG([.B378]; 2)" office:value-type="float" office:value="461973023.677226">
            <text:p>461973023.677226</text:p>
          </table:table-cell>
          <table:table-cell table:formula="of:=[.C378]/3424" office:value-type="float" office:value="134922.027943115">
            <text:p>134922.027943115</text:p>
          </table:table-cell>
          <table:table-cell table:formula="of:=[.B378]/3424" office:value-type="float" office:value="5578.27102803738">
            <text:p>5578.271028037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200000">
            <text:p>19200000</text:p>
          </table:table-cell>
          <table:table-cell table:formula="of:=[.B379]*LOG([.B379]; 2)" office:value-type="float" office:value="464536377.123033">
            <text:p>464536377.123033</text:p>
          </table:table-cell>
          <table:table-cell table:formula="of:=[.C379]/3424" office:value-type="float" office:value="135670.670888736">
            <text:p>135670.670888736</text:p>
          </table:table-cell>
          <table:table-cell table:formula="of:=[.B379]/3424" office:value-type="float" office:value="5607.47663551402">
            <text:p>5607.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300000">
            <text:p>19300000</text:p>
          </table:table-cell>
          <table:table-cell table:formula="of:=[.B380]*LOG([.B380]; 2)" office:value-type="float" office:value="467100481.975904">
            <text:p>467100481.975904</text:p>
          </table:table-cell>
          <table:table-cell table:formula="of:=[.C380]/3424" office:value-type="float" office:value="136419.533287355">
            <text:p>136419.533287355</text:p>
          </table:table-cell>
          <table:table-cell table:formula="of:=[.B380]/3424" office:value-type="float" office:value="5636.68224299065">
            <text:p>5636.682242990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400000">
            <text:p>19400000</text:p>
          </table:table-cell>
          <table:table-cell table:formula="of:=[.B381]*LOG([.B381]; 2)" office:value-type="float" office:value="469665334.342504">
            <text:p>469665334.342504</text:p>
          </table:table-cell>
          <table:table-cell table:formula="of:=[.C381]/3424" office:value-type="float" office:value="137168.6140019">
            <text:p>137168.6140019</text:p>
          </table:table-cell>
          <table:table-cell table:formula="of:=[.B381]/3424" office:value-type="float" office:value="5665.88785046729">
            <text:p>5665.887850467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500000">
            <text:p>19500000</text:p>
          </table:table-cell>
          <table:table-cell table:formula="of:=[.B382]*LOG([.B382]; 2)" office:value-type="float" office:value="472230930.369635">
            <text:p>472230930.369635</text:p>
          </table:table-cell>
          <table:table-cell table:formula="of:=[.C382]/3424" office:value-type="float" office:value="137917.91190702">
            <text:p>137917.91190702</text:p>
          </table:table-cell>
          <table:table-cell table:formula="of:=[.B382]/3424" office:value-type="float" office:value="5695.09345794393">
            <text:p>5695.093457943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600000">
            <text:p>19600000</text:p>
          </table:table-cell>
          <table:table-cell table:formula="of:=[.B383]*LOG([.B383]; 2)" office:value-type="float" office:value="474797266.24362">
            <text:p>474797266.24362</text:p>
          </table:table-cell>
          <table:table-cell table:formula="of:=[.C383]/3424" office:value-type="float" office:value="138667.425888908">
            <text:p>138667.425888908</text:p>
          </table:table-cell>
          <table:table-cell table:formula="of:=[.B383]/3424" office:value-type="float" office:value="5724.29906542056">
            <text:p>5724.299065420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700000">
            <text:p>19700000</text:p>
          </table:table-cell>
          <table:table-cell table:formula="of:=[.B384]*LOG([.B384]; 2)" office:value-type="float" office:value="477364338.189696">
            <text:p>477364338.189696</text:p>
          </table:table-cell>
          <table:table-cell table:formula="of:=[.C384]/3424" office:value-type="float" office:value="139417.154845121">
            <text:p>139417.154845121</text:p>
          </table:table-cell>
          <table:table-cell table:formula="of:=[.B384]/3424" office:value-type="float" office:value="5753.5046728972">
            <text:p>5753.5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800000">
            <text:p>19800000</text:p>
          </table:table-cell>
          <table:table-cell table:formula="of:=[.B385]*LOG([.B385]; 2)" office:value-type="float" office:value="479932142.471425">
            <text:p>479932142.471425</text:p>
          </table:table-cell>
          <table:table-cell table:formula="of:=[.C385]/3424" office:value-type="float" office:value="140167.097684412">
            <text:p>140167.097684412</text:p>
          </table:table-cell>
          <table:table-cell table:formula="of:=[.B385]/3424" office:value-type="float" office:value="5782.71028037383">
            <text:p>5782.710280373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19900000">
            <text:p>19900000</text:p>
          </table:table-cell>
          <table:table-cell table:formula="of:=[.B386]*LOG([.B386]; 2)" office:value-type="float" office:value="482500675.390111">
            <text:p>482500675.390111</text:p>
          </table:table-cell>
          <table:table-cell table:formula="of:=[.C386]/3424" office:value-type="float" office:value="140917.253326551">
            <text:p>140917.253326551</text:p>
          </table:table-cell>
          <table:table-cell table:formula="of:=[.B386]/3424" office:value-type="float" office:value="5811.91588785047">
            <text:p>5811.915887850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table:formula="of:=[.B387]*LOG([.B387]; 2)" office:value-type="float" office:value="485069933.284231">
            <text:p>485069933.284231</text:p>
          </table:table-cell>
          <table:table-cell table:formula="of:=[.C387]/3424" office:value-type="float" office:value="141667.62070217">
            <text:p>141667.62070217</text:p>
          </table:table-cell>
          <table:table-cell table:formula="of:=[.B387]/3424" office:value-type="float" office:value="5841.1214953271">
            <text:p>5841.1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100000">
            <text:p>20100000</text:p>
          </table:table-cell>
          <table:table-cell table:formula="of:=[.B388]*LOG([.B388]; 2)" office:value-type="float" office:value="487639912.528876">
            <text:p>487639912.528876</text:p>
          </table:table-cell>
          <table:table-cell table:formula="of:=[.C388]/3424" office:value-type="float" office:value="142418.198752592">
            <text:p>142418.198752592</text:p>
          </table:table-cell>
          <table:table-cell table:formula="of:=[.B388]/3424" office:value-type="float" office:value="5870.32710280374">
            <text:p>5870.327102803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200000">
            <text:p>20200000</text:p>
          </table:table-cell>
          <table:table-cell table:formula="of:=[.B389]*LOG([.B389]; 2)" office:value-type="float" office:value="490210609.53521">
            <text:p>490210609.53521</text:p>
          </table:table-cell>
          <table:table-cell table:formula="of:=[.C389]/3424" office:value-type="float" office:value="143168.986429676">
            <text:p>143168.986429676</text:p>
          </table:table-cell>
          <table:table-cell table:formula="of:=[.B389]/3424" office:value-type="float" office:value="5899.53271028037">
            <text:p>5899.532710280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300000">
            <text:p>20300000</text:p>
          </table:table-cell>
          <table:table-cell table:formula="of:=[.B390]*LOG([.B390]; 2)" office:value-type="float" office:value="492782020.749926">
            <text:p>492782020.749926</text:p>
          </table:table-cell>
          <table:table-cell table:formula="of:=[.C390]/3424" office:value-type="float" office:value="143919.982695656">
            <text:p>143919.982695656</text:p>
          </table:table-cell>
          <table:table-cell table:formula="of:=[.B390]/3424" office:value-type="float" office:value="5928.73831775701">
            <text:p>5928.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400000">
            <text:p>20400000</text:p>
          </table:table-cell>
          <table:table-cell table:formula="of:=[.B391]*LOG([.B391]; 2)" office:value-type="float" office:value="495354142.654729">
            <text:p>495354142.654729</text:p>
          </table:table-cell>
          <table:table-cell table:formula="of:=[.C391]/3424" office:value-type="float" office:value="144671.186522993">
            <text:p>144671.186522993</text:p>
          </table:table-cell>
          <table:table-cell table:formula="of:=[.B391]/3424" office:value-type="float" office:value="5957.94392523365">
            <text:p>5957.943925233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500000">
            <text:p>20500000</text:p>
          </table:table-cell>
          <table:table-cell table:formula="of:=[.B392]*LOG([.B392]; 2)" office:value-type="float" office:value="497926971.765816">
            <text:p>497926971.765816</text:p>
          </table:table-cell>
          <table:table-cell table:formula="of:=[.C392]/3424" office:value-type="float" office:value="145422.596894222">
            <text:p>145422.596894222</text:p>
          </table:table-cell>
          <table:table-cell table:formula="of:=[.B392]/3424" office:value-type="float" office:value="5987.14953271028">
            <text:p>5987.149532710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600000">
            <text:p>20600000</text:p>
          </table:table-cell>
          <table:table-cell table:formula="of:=[.B393]*LOG([.B393]; 2)" office:value-type="float" office:value="500500504.633373">
            <text:p>500500504.633373</text:p>
          </table:table-cell>
          <table:table-cell table:formula="of:=[.C393]/3424" office:value-type="float" office:value="146174.212801803">
            <text:p>146174.212801803</text:p>
          </table:table-cell>
          <table:table-cell table:formula="of:=[.B393]/3424" office:value-type="float" office:value="6016.35514018692">
            <text:p>6016.355140186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700000">
            <text:p>20700000</text:p>
          </table:table-cell>
          <table:table-cell table:formula="of:=[.B394]*LOG([.B394]; 2)" office:value-type="float" office:value="503074737.841078">
            <text:p>503074737.841078</text:p>
          </table:table-cell>
          <table:table-cell table:formula="of:=[.C394]/3424" office:value-type="float" office:value="146926.033247978">
            <text:p>146926.033247978</text:p>
          </table:table-cell>
          <table:table-cell table:formula="of:=[.B394]/3424" office:value-type="float" office:value="6045.56074766355">
            <text:p>6045.560747663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800000">
            <text:p>20800000</text:p>
          </table:table-cell>
          <table:table-cell table:formula="of:=[.B395]*LOG([.B395]; 2)" office:value-type="float" office:value="505649668.00562">
            <text:p>505649668.00562</text:p>
          </table:table-cell>
          <table:table-cell table:formula="of:=[.C395]/3424" office:value-type="float" office:value="147678.057244632">
            <text:p>147678.057244632</text:p>
          </table:table-cell>
          <table:table-cell table:formula="of:=[.B395]/3424" office:value-type="float" office:value="6074.76635514019">
            <text:p>6074.766355140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0900000">
            <text:p>20900000</text:p>
          </table:table-cell>
          <table:table-cell table:formula="of:=[.B396]*LOG([.B396]; 2)" office:value-type="float" office:value="508225291.77622">
            <text:p>508225291.77622</text:p>
          </table:table-cell>
          <table:table-cell table:formula="of:=[.C396]/3424" office:value-type="float" office:value="148430.283813148">
            <text:p>148430.283813148</text:p>
          </table:table-cell>
          <table:table-cell table:formula="of:=[.B396]/3424" office:value-type="float" office:value="6103.97196261682">
            <text:p>6103.971962616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000000">
            <text:p>21000000</text:p>
          </table:table-cell>
          <table:table-cell table:formula="of:=[.B397]*LOG([.B397]; 2)" office:value-type="float" office:value="510801605.834162">
            <text:p>510801605.834162</text:p>
          </table:table-cell>
          <table:table-cell table:formula="of:=[.C397]/3424" office:value-type="float" office:value="149182.711984276">
            <text:p>149182.711984276</text:p>
          </table:table-cell>
          <table:table-cell table:formula="of:=[.B397]/3424" office:value-type="float" office:value="6133.17757009346">
            <text:p>6133.177570093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100000">
            <text:p>21100000</text:p>
          </table:table-cell>
          <table:table-cell table:formula="of:=[.B398]*LOG([.B398]; 2)" office:value-type="float" office:value="513378606.892338">
            <text:p>513378606.892338</text:p>
          </table:table-cell>
          <table:table-cell table:formula="of:=[.C398]/3424" office:value-type="float" office:value="149935.340797996">
            <text:p>149935.340797996</text:p>
          </table:table-cell>
          <table:table-cell table:formula="of:=[.B398]/3424" office:value-type="float" office:value="6162.38317757009">
            <text:p>6162.383177570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200000">
            <text:p>21200000</text:p>
          </table:table-cell>
          <table:table-cell table:formula="of:=[.B399]*LOG([.B399]; 2)" office:value-type="float" office:value="515956291.6948">
            <text:p>515956291.6948</text:p>
          </table:table-cell>
          <table:table-cell table:formula="of:=[.C399]/3424" office:value-type="float" office:value="150688.169303388">
            <text:p>150688.169303388</text:p>
          </table:table-cell>
          <table:table-cell table:formula="of:=[.B399]/3424" office:value-type="float" office:value="6191.58878504673">
            <text:p>6191.588785046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300000">
            <text:p>21300000</text:p>
          </table:table-cell>
          <table:table-cell table:formula="of:=[.B400]*LOG([.B400]; 2)" office:value-type="float" office:value="518534657.016314">
            <text:p>518534657.016314</text:p>
          </table:table-cell>
          <table:table-cell table:formula="of:=[.C400]/3424" office:value-type="float" office:value="151441.196558503">
            <text:p>151441.196558503</text:p>
          </table:table-cell>
          <table:table-cell table:formula="of:=[.B400]/3424" office:value-type="float" office:value="6220.79439252336">
            <text:p>6220.794392523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400000">
            <text:p>21400000</text:p>
          </table:table-cell>
          <table:table-cell table:formula="of:=[.B401]*LOG([.B401]; 2)" office:value-type="float" office:value="521113699.661932">
            <text:p>521113699.661932</text:p>
          </table:table-cell>
          <table:table-cell table:formula="of:=[.C401]/3424" office:value-type="float" office:value="152194.421630237">
            <text:p>152194.421630237</text:p>
          </table:table-cell>
          <table:table-cell table:formula="of:=[.B401]/3424" office:value-type="float" office:value="6250">
            <text:p>6250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500000">
            <text:p>21500000</text:p>
          </table:table-cell>
          <table:table-cell table:formula="of:=[.B402]*LOG([.B402]; 2)" office:value-type="float" office:value="523693416.466565">
            <text:p>523693416.466565</text:p>
          </table:table-cell>
          <table:table-cell table:formula="of:=[.C402]/3424" office:value-type="float" office:value="152947.843594207">
            <text:p>152947.843594207</text:p>
          </table:table-cell>
          <table:table-cell table:formula="of:=[.B402]/3424" office:value-type="float" office:value="6279.20560747664">
            <text:p>6279.20560747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600000">
            <text:p>21600000</text:p>
          </table:table-cell>
          <table:table-cell table:formula="of:=[.B403]*LOG([.B403]; 2)" office:value-type="float" office:value="526273804.294566">
            <text:p>526273804.294566</text:p>
          </table:table-cell>
          <table:table-cell table:formula="of:=[.C403]/3424" office:value-type="float" office:value="153701.461534628">
            <text:p>153701.461534628</text:p>
          </table:table-cell>
          <table:table-cell table:formula="of:=[.B403]/3424" office:value-type="float" office:value="6308.41121495327">
            <text:p>6308.411214953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700000">
            <text:p>21700000</text:p>
          </table:table-cell>
          <table:table-cell table:formula="of:=[.B404]*LOG([.B404]; 2)" office:value-type="float" office:value="528854860.039324">
            <text:p>528854860.039324</text:p>
          </table:table-cell>
          <table:table-cell table:formula="of:=[.C404]/3424" office:value-type="float" office:value="154455.274544195">
            <text:p>154455.274544195</text:p>
          </table:table-cell>
          <table:table-cell table:formula="of:=[.B404]/3424" office:value-type="float" office:value="6337.61682242991">
            <text:p>6337.616822429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800000">
            <text:p>21800000</text:p>
          </table:table-cell>
          <table:table-cell table:formula="of:=[.B405]*LOG([.B405]; 2)" office:value-type="float" office:value="531436580.622859">
            <text:p>531436580.622859</text:p>
          </table:table-cell>
          <table:table-cell table:formula="of:=[.C405]/3424" office:value-type="float" office:value="155209.281723966">
            <text:p>155209.281723966</text:p>
          </table:table-cell>
          <table:table-cell table:formula="of:=[.B405]/3424" office:value-type="float" office:value="6366.82242990654">
            <text:p>6366.82242990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1900000">
            <text:p>21900000</text:p>
          </table:table-cell>
          <table:table-cell table:formula="of:=[.B406]*LOG([.B406]; 2)" office:value-type="float" office:value="534018962.995432">
            <text:p>534018962.995432</text:p>
          </table:table-cell>
          <table:table-cell table:formula="of:=[.C406]/3424" office:value-type="float" office:value="155963.482183245">
            <text:p>155963.482183245</text:p>
          </table:table-cell>
          <table:table-cell table:formula="of:=[.B406]/3424" office:value-type="float" office:value="6396.02803738318">
            <text:p>6396.028037383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000000">
            <text:p>22000000</text:p>
          </table:table-cell>
          <table:table-cell table:formula="of:=[.B407]*LOG([.B407]; 2)" office:value-type="float" office:value="536602004.135152">
            <text:p>536602004.135152</text:p>
          </table:table-cell>
          <table:table-cell table:formula="of:=[.C407]/3424" office:value-type="float" office:value="156717.875039472">
            <text:p>156717.875039472</text:p>
          </table:table-cell>
          <table:table-cell table:formula="of:=[.B407]/3424" office:value-type="float" office:value="6425.23364485981">
            <text:p>6425.233644859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100000">
            <text:p>22100000</text:p>
          </table:table-cell>
          <table:table-cell table:formula="of:=[.B408]*LOG([.B408]; 2)" office:value-type="float" office:value="539185701.047604">
            <text:p>539185701.047604</text:p>
          </table:table-cell>
          <table:table-cell table:formula="of:=[.C408]/3424" office:value-type="float" office:value="157472.459418109">
            <text:p>157472.459418109</text:p>
          </table:table-cell>
          <table:table-cell table:formula="of:=[.B408]/3424" office:value-type="float" office:value="6454.43925233645">
            <text:p>6454.439252336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200000">
            <text:p>22200000</text:p>
          </table:table-cell>
          <table:table-cell table:formula="of:=[.B409]*LOG([.B409]; 2)" office:value-type="float" office:value="541770050.76547">
            <text:p>541770050.76547</text:p>
          </table:table-cell>
          <table:table-cell table:formula="of:=[.C409]/3424" office:value-type="float" office:value="158227.234452532">
            <text:p>158227.234452532</text:p>
          </table:table-cell>
          <table:table-cell table:formula="of:=[.B409]/3424" office:value-type="float" office:value="6483.64485981308">
            <text:p>6483.644859813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300000">
            <text:p>22300000</text:p>
          </table:table-cell>
          <table:table-cell table:formula="of:=[.B410]*LOG([.B410]; 2)" office:value-type="float" office:value="544355050.348164">
            <text:p>544355050.348164</text:p>
          </table:table-cell>
          <table:table-cell table:formula="of:=[.C410]/3424" office:value-type="float" office:value="158982.199283926">
            <text:p>158982.199283926</text:p>
          </table:table-cell>
          <table:table-cell table:formula="of:=[.B410]/3424" office:value-type="float" office:value="6512.85046728972">
            <text:p>6512.850467289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400000">
            <text:p>22400000</text:p>
          </table:table-cell>
          <table:table-cell table:formula="of:=[.B411]*LOG([.B411]; 2)" office:value-type="float" office:value="546940696.881475">
            <text:p>546940696.881475</text:p>
          </table:table-cell>
          <table:table-cell table:formula="of:=[.C411]/3424" office:value-type="float" office:value="159737.353061178">
            <text:p>159737.353061178</text:p>
          </table:table-cell>
          <table:table-cell table:formula="of:=[.B411]/3424" office:value-type="float" office:value="6542.05607476635">
            <text:p>6542.056074766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500000">
            <text:p>22500000</text:p>
          </table:table-cell>
          <table:table-cell table:formula="of:=[.B412]*LOG([.B412]; 2)" office:value-type="float" office:value="549526987.477212">
            <text:p>549526987.477212</text:p>
          </table:table-cell>
          <table:table-cell table:formula="of:=[.C412]/3424" office:value-type="float" office:value="160492.694940774">
            <text:p>160492.694940774</text:p>
          </table:table-cell>
          <table:table-cell table:formula="of:=[.B412]/3424" office:value-type="float" office:value="6571.26168224299">
            <text:p>6571.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600000">
            <text:p>22600000</text:p>
          </table:table-cell>
          <table:table-cell table:formula="of:=[.B413]*LOG([.B413]; 2)" office:value-type="float" office:value="552113919.272855">
            <text:p>552113919.272855</text:p>
          </table:table-cell>
          <table:table-cell table:formula="of:=[.C413]/3424" office:value-type="float" office:value="161248.224086698">
            <text:p>161248.224086698</text:p>
          </table:table-cell>
          <table:table-cell table:formula="of:=[.B413]/3424" office:value-type="float" office:value="6600.46728971963">
            <text:p>6600.467289719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700000">
            <text:p>22700000</text:p>
          </table:table-cell>
          <table:table-cell table:formula="of:=[.B414]*LOG([.B414]; 2)" office:value-type="float" office:value="554701489.431219">
            <text:p>554701489.431219</text:p>
          </table:table-cell>
          <table:table-cell table:formula="of:=[.C414]/3424" office:value-type="float" office:value="162003.939670333">
            <text:p>162003.939670333</text:p>
          </table:table-cell>
          <table:table-cell table:formula="of:=[.B414]/3424" office:value-type="float" office:value="6629.67289719626">
            <text:p>6629.672897196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800000">
            <text:p>22800000</text:p>
          </table:table-cell>
          <table:table-cell table:formula="of:=[.B415]*LOG([.B415]; 2)" office:value-type="float" office:value="557289695.140116">
            <text:p>557289695.140116</text:p>
          </table:table-cell>
          <table:table-cell table:formula="of:=[.C415]/3424" office:value-type="float" office:value="162759.840870361">
            <text:p>162759.840870361</text:p>
          </table:table-cell>
          <table:table-cell table:formula="of:=[.B415]/3424" office:value-type="float" office:value="6658.8785046729">
            <text:p>6658.8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2900000">
            <text:p>22900000</text:p>
          </table:table-cell>
          <table:table-cell table:formula="of:=[.B416]*LOG([.B416]; 2)" office:value-type="float" office:value="559878533.612023">
            <text:p>559878533.612023</text:p>
          </table:table-cell>
          <table:table-cell table:formula="of:=[.C416]/3424" office:value-type="float" office:value="163515.92687267">
            <text:p>163515.92687267</text:p>
          </table:table-cell>
          <table:table-cell table:formula="of:=[.B416]/3424" office:value-type="float" office:value="6688.08411214953">
            <text:p>6688.084112149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000000">
            <text:p>23000000</text:p>
          </table:table-cell>
          <table:table-cell table:formula="of:=[.B417]*LOG([.B417]; 2)" office:value-type="float" office:value="562468002.083767">
            <text:p>562468002.083767</text:p>
          </table:table-cell>
          <table:table-cell table:formula="of:=[.C417]/3424" office:value-type="float" office:value="164272.196870259">
            <text:p>164272.196870259</text:p>
          </table:table-cell>
          <table:table-cell table:formula="of:=[.B417]/3424" office:value-type="float" office:value="6717.28971962617">
            <text:p>6717.289719626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100000">
            <text:p>23100000</text:p>
          </table:table-cell>
          <table:table-cell table:formula="of:=[.B418]*LOG([.B418]; 2)" office:value-type="float" office:value="565058097.816201">
            <text:p>565058097.816201</text:p>
          </table:table-cell>
          <table:table-cell table:formula="of:=[.C418]/3424" office:value-type="float" office:value="165028.650063143">
            <text:p>165028.650063143</text:p>
          </table:table-cell>
          <table:table-cell table:formula="of:=[.B418]/3424" office:value-type="float" office:value="6746.4953271028">
            <text:p>6746.4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200000">
            <text:p>23200000</text:p>
          </table:table-cell>
          <table:table-cell table:formula="of:=[.B419]*LOG([.B419]; 2)" office:value-type="float" office:value="567648818.093894">
            <text:p>567648818.093894</text:p>
          </table:table-cell>
          <table:table-cell table:formula="of:=[.C419]/3424" office:value-type="float" office:value="165785.285658263">
            <text:p>165785.285658263</text:p>
          </table:table-cell>
          <table:table-cell table:formula="of:=[.B419]/3424" office:value-type="float" office:value="6775.70093457944">
            <text:p>6775.70093457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300000">
            <text:p>23300000</text:p>
          </table:table-cell>
          <table:table-cell table:formula="of:=[.B420]*LOG([.B420]; 2)" office:value-type="float" office:value="570240160.224822">
            <text:p>570240160.224822</text:p>
          </table:table-cell>
          <table:table-cell table:formula="of:=[.C420]/3424" office:value-type="float" office:value="166542.102869399">
            <text:p>166542.102869399</text:p>
          </table:table-cell>
          <table:table-cell table:formula="of:=[.B420]/3424" office:value-type="float" office:value="6804.90654205607">
            <text:p>6804.906542056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400000">
            <text:p>23400000</text:p>
          </table:table-cell>
          <table:table-cell table:formula="of:=[.B421]*LOG([.B421]; 2)" office:value-type="float" office:value="572832121.540073">
            <text:p>572832121.540073</text:p>
          </table:table-cell>
          <table:table-cell table:formula="of:=[.C421]/3424" office:value-type="float" office:value="167299.100917077">
            <text:p>167299.100917077</text:p>
          </table:table-cell>
          <table:table-cell table:formula="of:=[.B421]/3424" office:value-type="float" office:value="6834.11214953271">
            <text:p>6834.112149532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500000">
            <text:p>23500000</text:p>
          </table:table-cell>
          <table:table-cell table:formula="of:=[.B422]*LOG([.B422]; 2)" office:value-type="float" office:value="575424699.393543">
            <text:p>575424699.393543</text:p>
          </table:table-cell>
          <table:table-cell table:formula="of:=[.C422]/3424" office:value-type="float" office:value="168056.279028488">
            <text:p>168056.279028488</text:p>
          </table:table-cell>
          <table:table-cell table:formula="of:=[.B422]/3424" office:value-type="float" office:value="6863.31775700935">
            <text:p>6863.31775700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600000">
            <text:p>23600000</text:p>
          </table:table-cell>
          <table:table-cell table:formula="of:=[.B423]*LOG([.B423]; 2)" office:value-type="float" office:value="578017891.161648">
            <text:p>578017891.161648</text:p>
          </table:table-cell>
          <table:table-cell table:formula="of:=[.C423]/3424" office:value-type="float" office:value="168813.636437397">
            <text:p>168813.636437397</text:p>
          </table:table-cell>
          <table:table-cell table:formula="of:=[.B423]/3424" office:value-type="float" office:value="6892.52336448598">
            <text:p>6892.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700000">
            <text:p>23700000</text:p>
          </table:table-cell>
          <table:table-cell table:formula="of:=[.B424]*LOG([.B424]; 2)" office:value-type="float" office:value="580611694.243041">
            <text:p>580611694.243041</text:p>
          </table:table-cell>
          <table:table-cell table:formula="of:=[.C424]/3424" office:value-type="float" office:value="169571.172384066">
            <text:p>169571.172384066</text:p>
          </table:table-cell>
          <table:table-cell table:formula="of:=[.B424]/3424" office:value-type="float" office:value="6921.72897196262">
            <text:p>6921.728971962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800000">
            <text:p>23800000</text:p>
          </table:table-cell>
          <table:table-cell table:formula="of:=[.B425]*LOG([.B425]; 2)" office:value-type="float" office:value="583206106.058325">
            <text:p>583206106.058325</text:p>
          </table:table-cell>
          <table:table-cell table:formula="of:=[.C425]/3424" office:value-type="float" office:value="170328.886115165">
            <text:p>170328.886115165</text:p>
          </table:table-cell>
          <table:table-cell table:formula="of:=[.B425]/3424" office:value-type="float" office:value="6950.93457943925">
            <text:p>6950.934579439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3900000">
            <text:p>23900000</text:p>
          </table:table-cell>
          <table:table-cell table:formula="of:=[.B426]*LOG([.B426]; 2)" office:value-type="float" office:value="585801124.04978">
            <text:p>585801124.04978</text:p>
          </table:table-cell>
          <table:table-cell table:formula="of:=[.C426]/3424" office:value-type="float" office:value="171086.776883697">
            <text:p>171086.776883697</text:p>
          </table:table-cell>
          <table:table-cell table:formula="of:=[.B426]/3424" office:value-type="float" office:value="6980.14018691589">
            <text:p>6980.140186915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000000">
            <text:p>24000000</text:p>
          </table:table-cell>
          <table:table-cell table:formula="of:=[.B427]*LOG([.B427]; 2)" office:value-type="float" office:value="588396745.681088">
            <text:p>588396745.681088</text:p>
          </table:table-cell>
          <table:table-cell table:formula="of:=[.C427]/3424" office:value-type="float" office:value="171844.843948916">
            <text:p>171844.843948916</text:p>
          </table:table-cell>
          <table:table-cell table:formula="of:=[.B427]/3424" office:value-type="float" office:value="7009.34579439252">
            <text:p>7009.345794392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100000">
            <text:p>24100000</text:p>
          </table:table-cell>
          <table:table-cell table:formula="of:=[.B428]*LOG([.B428]; 2)" office:value-type="float" office:value="590992968.437069">
            <text:p>590992968.437069</text:p>
          </table:table-cell>
          <table:table-cell table:formula="of:=[.C428]/3424" office:value-type="float" office:value="172603.086576247">
            <text:p>172603.086576247</text:p>
          </table:table-cell>
          <table:table-cell table:formula="of:=[.B428]/3424" office:value-type="float" office:value="7038.55140186916">
            <text:p>7038.551401869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200000">
            <text:p>24200000</text:p>
          </table:table-cell>
          <table:table-cell table:formula="of:=[.B429]*LOG([.B429]; 2)" office:value-type="float" office:value="593589789.823416">
            <text:p>593589789.823416</text:p>
          </table:table-cell>
          <table:table-cell table:formula="of:=[.C429]/3424" office:value-type="float" office:value="173361.504037213">
            <text:p>173361.504037213</text:p>
          </table:table-cell>
          <table:table-cell table:formula="of:=[.B429]/3424" office:value-type="float" office:value="7067.75700934579">
            <text:p>7067.7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300000">
            <text:p>24300000</text:p>
          </table:table-cell>
          <table:table-cell table:formula="of:=[.B430]*LOG([.B430]; 2)" office:value-type="float" office:value="596187207.366435">
            <text:p>596187207.366435</text:p>
          </table:table-cell>
          <table:table-cell table:formula="of:=[.C430]/3424" office:value-type="float" office:value="174120.095609356">
            <text:p>174120.095609356</text:p>
          </table:table-cell>
          <table:table-cell table:formula="of:=[.B430]/3424" office:value-type="float" office:value="7096.96261682243">
            <text:p>7096.962616822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400000">
            <text:p>24400000</text:p>
          </table:table-cell>
          <table:table-cell table:formula="of:=[.B431]*LOG([.B431]; 2)" office:value-type="float" office:value="598785218.612793">
            <text:p>598785218.612793</text:p>
          </table:table-cell>
          <table:table-cell table:formula="of:=[.C431]/3424" office:value-type="float" office:value="174878.860576166">
            <text:p>174878.860576166</text:p>
          </table:table-cell>
          <table:table-cell table:formula="of:=[.B431]/3424" office:value-type="float" office:value="7126.16822429907">
            <text:p>7126.168224299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500000">
            <text:p>24500000</text:p>
          </table:table-cell>
          <table:table-cell table:formula="of:=[.B432]*LOG([.B432]; 2)" office:value-type="float" office:value="601383821.129265">
            <text:p>601383821.129265</text:p>
          </table:table-cell>
          <table:table-cell table:formula="of:=[.C432]/3424" office:value-type="float" office:value="175637.798227005">
            <text:p>175637.798227005</text:p>
          </table:table-cell>
          <table:table-cell table:formula="of:=[.B432]/3424" office:value-type="float" office:value="7155.3738317757">
            <text:p>7155.3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600000">
            <text:p>24600000</text:p>
          </table:table-cell>
          <table:table-cell table:formula="of:=[.B433]*LOG([.B433]; 2)" office:value-type="float" office:value="603983012.502491">
            <text:p>603983012.502491</text:p>
          </table:table-cell>
          <table:table-cell table:formula="of:=[.C433]/3424" office:value-type="float" office:value="176396.907857036">
            <text:p>176396.907857036</text:p>
          </table:table-cell>
          <table:table-cell table:formula="of:=[.B433]/3424" office:value-type="float" office:value="7184.57943925234">
            <text:p>7184.57943925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700000">
            <text:p>24700000</text:p>
          </table:table-cell>
          <table:table-cell table:formula="of:=[.B434]*LOG([.B434]; 2)" office:value-type="float" office:value="606582790.338731">
            <text:p>606582790.338731</text:p>
          </table:table-cell>
          <table:table-cell table:formula="of:=[.C434]/3424" office:value-type="float" office:value="177156.188767153">
            <text:p>177156.188767153</text:p>
          </table:table-cell>
          <table:table-cell table:formula="of:=[.B434]/3424" office:value-type="float" office:value="7213.78504672897">
            <text:p>7213.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800000">
            <text:p>24800000</text:p>
          </table:table-cell>
          <table:table-cell table:formula="of:=[.B435]*LOG([.B435]; 2)" office:value-type="float" office:value="609183152.263628">
            <text:p>609183152.263628</text:p>
          </table:table-cell>
          <table:table-cell table:formula="of:=[.C435]/3424" office:value-type="float" office:value="177915.64026391">
            <text:p>177915.64026391</text:p>
          </table:table-cell>
          <table:table-cell table:formula="of:=[.B435]/3424" office:value-type="float" office:value="7242.99065420561">
            <text:p>7242.990654205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4900000">
            <text:p>24900000</text:p>
          </table:table-cell>
          <table:table-cell table:formula="of:=[.B436]*LOG([.B436]; 2)" office:value-type="float" office:value="611784095.921972">
            <text:p>611784095.921972</text:p>
          </table:table-cell>
          <table:table-cell table:formula="of:=[.C436]/3424" office:value-type="float" office:value="178675.261659454">
            <text:p>178675.261659454</text:p>
          </table:table-cell>
          <table:table-cell table:formula="of:=[.B436]/3424" office:value-type="float" office:value="7272.19626168224">
            <text:p>7272.19626168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000000">
            <text:p>25000000</text:p>
          </table:table-cell>
          <table:table-cell table:formula="of:=[.B437]*LOG([.B437]; 2)" office:value-type="float" office:value="614385618.977473">
            <text:p>614385618.977473</text:p>
          </table:table-cell>
          <table:table-cell table:formula="of:=[.C437]/3424" office:value-type="float" office:value="179435.052271458">
            <text:p>179435.052271458</text:p>
          </table:table-cell>
          <table:table-cell table:formula="of:=[.B437]/3424" office:value-type="float" office:value="7301.40186915888">
            <text:p>7301.401869158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100000">
            <text:p>25100000</text:p>
          </table:table-cell>
          <table:table-cell table:formula="of:=[.B438]*LOG([.B438]; 2)" office:value-type="float" office:value="616987719.112528">
            <text:p>616987719.112528</text:p>
          </table:table-cell>
          <table:table-cell table:formula="of:=[.C438]/3424" office:value-type="float" office:value="180195.011423052">
            <text:p>180195.011423052</text:p>
          </table:table-cell>
          <table:table-cell table:formula="of:=[.B438]/3424" office:value-type="float" office:value="7330.60747663551">
            <text:p>7330.607476635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200000">
            <text:p>25200000</text:p>
          </table:table-cell>
          <table:table-cell table:formula="of:=[.B439]*LOG([.B439]; 2)" office:value-type="float" office:value="619590394.028006">
            <text:p>619590394.028006</text:p>
          </table:table-cell>
          <table:table-cell table:formula="of:=[.C439]/3424" office:value-type="float" office:value="180955.138442759">
            <text:p>180955.138442759</text:p>
          </table:table-cell>
          <table:table-cell table:formula="of:=[.B439]/3424" office:value-type="float" office:value="7359.81308411215">
            <text:p>7359.813084112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300000">
            <text:p>25300000</text:p>
          </table:table-cell>
          <table:table-cell table:formula="of:=[.B440]*LOG([.B440]; 2)" office:value-type="float" office:value="622193641.443018">
            <text:p>622193641.443018</text:p>
          </table:table-cell>
          <table:table-cell table:formula="of:=[.C440]/3424" office:value-type="float" office:value="181715.432664433">
            <text:p>181715.432664433</text:p>
          </table:table-cell>
          <table:table-cell table:formula="of:=[.B440]/3424" office:value-type="float" office:value="7389.01869158879">
            <text:p>7389.018691588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400000">
            <text:p>25400000</text:p>
          </table:table-cell>
          <table:table-cell table:formula="of:=[.B441]*LOG([.B441]; 2)" office:value-type="float" office:value="624797459.094708">
            <text:p>624797459.094708</text:p>
          </table:table-cell>
          <table:table-cell table:formula="of:=[.C441]/3424" office:value-type="float" office:value="182475.893427193">
            <text:p>182475.893427193</text:p>
          </table:table-cell>
          <table:table-cell table:formula="of:=[.B441]/3424" office:value-type="float" office:value="7418.22429906542">
            <text:p>7418.224299065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500000">
            <text:p>25500000</text:p>
          </table:table-cell>
          <table:table-cell table:formula="of:=[.B442]*LOG([.B442]; 2)" office:value-type="float" office:value="627401844.73804">
            <text:p>627401844.73804</text:p>
          </table:table-cell>
          <table:table-cell table:formula="of:=[.C442]/3424" office:value-type="float" office:value="183236.520075362">
            <text:p>183236.520075362</text:p>
          </table:table-cell>
          <table:table-cell table:formula="of:=[.B442]/3424" office:value-type="float" office:value="7447.42990654206">
            <text:p>7447.429906542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600000">
            <text:p>25600000</text:p>
          </table:table-cell>
          <table:table-cell table:formula="of:=[.B443]*LOG([.B443]; 2)" office:value-type="float" office:value="630006796.145582">
            <text:p>630006796.145582</text:p>
          </table:table-cell>
          <table:table-cell table:formula="of:=[.C443]/3424" office:value-type="float" office:value="183997.311958406">
            <text:p>183997.311958406</text:p>
          </table:table-cell>
          <table:table-cell table:formula="of:=[.B443]/3424" office:value-type="float" office:value="7476.63551401869">
            <text:p>7476.635514018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700000">
            <text:p>25700000</text:p>
          </table:table-cell>
          <table:table-cell table:formula="of:=[.B444]*LOG([.B444]; 2)" office:value-type="float" office:value="632612311.107309">
            <text:p>632612311.107309</text:p>
          </table:table-cell>
          <table:table-cell table:formula="of:=[.C444]/3424" office:value-type="float" office:value="184758.268430873">
            <text:p>184758.268430873</text:p>
          </table:table-cell>
          <table:table-cell table:formula="of:=[.B444]/3424" office:value-type="float" office:value="7505.84112149533">
            <text:p>7505.841121495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800000">
            <text:p>25800000</text:p>
          </table:table-cell>
          <table:table-cell table:formula="of:=[.B445]*LOG([.B445]; 2)" office:value-type="float" office:value="635218387.43039">
            <text:p>635218387.43039</text:p>
          </table:table-cell>
          <table:table-cell table:formula="of:=[.C445]/3424" office:value-type="float" office:value="185519.388852333">
            <text:p>185519.388852333</text:p>
          </table:table-cell>
          <table:table-cell table:formula="of:=[.B445]/3424" office:value-type="float" office:value="7535.04672897196">
            <text:p>7535.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5900000">
            <text:p>25900000</text:p>
          </table:table-cell>
          <table:table-cell table:formula="of:=[.B446]*LOG([.B446]; 2)" office:value-type="float" office:value="637825022.938995">
            <text:p>637825022.938995</text:p>
          </table:table-cell>
          <table:table-cell table:formula="of:=[.C446]/3424" office:value-type="float" office:value="186280.672587323">
            <text:p>186280.672587323</text:p>
          </table:table-cell>
          <table:table-cell table:formula="of:=[.B446]/3424" office:value-type="float" office:value="7564.2523364486">
            <text:p>7564.2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000000">
            <text:p>26000000</text:p>
          </table:table-cell>
          <table:table-cell table:formula="of:=[.B447]*LOG([.B447]; 2)" office:value-type="float" office:value="640432215.474097">
            <text:p>640432215.474097</text:p>
          </table:table-cell>
          <table:table-cell table:formula="of:=[.C447]/3424" office:value-type="float" office:value="187042.119005285">
            <text:p>187042.119005285</text:p>
          </table:table-cell>
          <table:table-cell table:formula="of:=[.B447]/3424" office:value-type="float" office:value="7593.45794392523">
            <text:p>7593.457943925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100000">
            <text:p>26100000</text:p>
          </table:table-cell>
          <table:table-cell table:formula="of:=[.B448]*LOG([.B448]; 2)" office:value-type="float" office:value="643039962.893275">
            <text:p>643039962.893275</text:p>
          </table:table-cell>
          <table:table-cell table:formula="of:=[.C448]/3424" office:value-type="float" office:value="187803.727480513">
            <text:p>187803.727480513</text:p>
          </table:table-cell>
          <table:table-cell table:formula="of:=[.B448]/3424" office:value-type="float" office:value="7622.66355140187">
            <text:p>7622.663551401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200000">
            <text:p>26200000</text:p>
          </table:table-cell>
          <table:table-cell table:formula="of:=[.B449]*LOG([.B449]; 2)" office:value-type="float" office:value="645648263.070526">
            <text:p>645648263.070526</text:p>
          </table:table-cell>
          <table:table-cell table:formula="of:=[.C449]/3424" office:value-type="float" office:value="188565.497392093">
            <text:p>188565.497392093</text:p>
          </table:table-cell>
          <table:table-cell table:formula="of:=[.B449]/3424" office:value-type="float" office:value="7651.8691588785">
            <text:p>7651.869158878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300000">
            <text:p>26300000</text:p>
          </table:table-cell>
          <table:table-cell table:formula="of:=[.B450]*LOG([.B450]; 2)" office:value-type="float" office:value="648257113.896076">
            <text:p>648257113.896076</text:p>
          </table:table-cell>
          <table:table-cell table:formula="of:=[.C450]/3424" office:value-type="float" office:value="189327.428123854">
            <text:p>189327.428123854</text:p>
          </table:table-cell>
          <table:table-cell table:formula="of:=[.B450]/3424" office:value-type="float" office:value="7681.07476635514">
            <text:p>7681.07476635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400000">
            <text:p>26400000</text:p>
          </table:table-cell>
          <table:table-cell table:formula="of:=[.B451]*LOG([.B451]; 2)" office:value-type="float" office:value="650866513.276195">
            <text:p>650866513.276195</text:p>
          </table:table-cell>
          <table:table-cell table:formula="of:=[.C451]/3424" office:value-type="float" office:value="190089.519064309">
            <text:p>190089.519064309</text:p>
          </table:table-cell>
          <table:table-cell table:formula="of:=[.B451]/3424" office:value-type="float" office:value="7710.28037383178">
            <text:p>7710.280373831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500000">
            <text:p>26500000</text:p>
          </table:table-cell>
          <table:table-cell table:formula="of:=[.B452]*LOG([.B452]; 2)" office:value-type="float" office:value="653476459.133015">
            <text:p>653476459.133015</text:p>
          </table:table-cell>
          <table:table-cell table:formula="of:=[.C452]/3424" office:value-type="float" office:value="190851.769606605">
            <text:p>190851.769606605</text:p>
          </table:table-cell>
          <table:table-cell table:formula="of:=[.B452]/3424" office:value-type="float" office:value="7739.48598130841">
            <text:p>7739.485981308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600000">
            <text:p>26600000</text:p>
          </table:table-cell>
          <table:table-cell table:formula="of:=[.B453]*LOG([.B453]; 2)" office:value-type="float" office:value="656086949.404351">
            <text:p>656086949.404351</text:p>
          </table:table-cell>
          <table:table-cell table:formula="of:=[.C453]/3424" office:value-type="float" office:value="191614.179148467">
            <text:p>191614.179148467</text:p>
          </table:table-cell>
          <table:table-cell table:formula="of:=[.B453]/3424" office:value-type="float" office:value="7768.69158878505">
            <text:p>7768.69158878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700000">
            <text:p>26700000</text:p>
          </table:table-cell>
          <table:table-cell table:formula="of:=[.B454]*LOG([.B454]; 2)" office:value-type="float" office:value="658697982.043521">
            <text:p>658697982.043521</text:p>
          </table:table-cell>
          <table:table-cell table:formula="of:=[.C454]/3424" office:value-type="float" office:value="192376.74709215">
            <text:p>192376.74709215</text:p>
          </table:table-cell>
          <table:table-cell table:formula="of:=[.B454]/3424" office:value-type="float" office:value="7797.89719626168">
            <text:p>7797.897196261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800000">
            <text:p>26800000</text:p>
          </table:table-cell>
          <table:table-cell table:formula="of:=[.B455]*LOG([.B455]; 2)" office:value-type="float" office:value="661309555.019175">
            <text:p>661309555.019175</text:p>
          </table:table-cell>
          <table:table-cell table:formula="of:=[.C455]/3424" office:value-type="float" office:value="193139.472844385">
            <text:p>193139.472844385</text:p>
          </table:table-cell>
          <table:table-cell table:formula="of:=[.B455]/3424" office:value-type="float" office:value="7827.10280373832">
            <text:p>7827.102803738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6900000">
            <text:p>26900000</text:p>
          </table:table-cell>
          <table:table-cell table:formula="of:=[.B456]*LOG([.B456]; 2)" office:value-type="float" office:value="663921666.315123">
            <text:p>663921666.315123</text:p>
          </table:table-cell>
          <table:table-cell table:formula="of:=[.C456]/3424" office:value-type="float" office:value="193902.355816333">
            <text:p>193902.355816333</text:p>
          </table:table-cell>
          <table:table-cell table:formula="of:=[.B456]/3424" office:value-type="float" office:value="7856.30841121495">
            <text:p>7856.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000000">
            <text:p>27000000</text:p>
          </table:table-cell>
          <table:table-cell table:formula="of:=[.B457]*LOG([.B457]; 2)" office:value-type="float" office:value="666534313.930166">
            <text:p>666534313.930166</text:p>
          </table:table-cell>
          <table:table-cell table:formula="of:=[.C457]/3424" office:value-type="float" office:value="194665.39542353">
            <text:p>194665.39542353</text:p>
          </table:table-cell>
          <table:table-cell table:formula="of:=[.B457]/3424" office:value-type="float" office:value="7885.51401869159">
            <text:p>7885.514018691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100000">
            <text:p>27100000</text:p>
          </table:table-cell>
          <table:table-cell table:formula="of:=[.B458]*LOG([.B458]; 2)" office:value-type="float" office:value="669147495.877928">
            <text:p>669147495.877928</text:p>
          </table:table-cell>
          <table:table-cell table:formula="of:=[.C458]/3424" office:value-type="float" office:value="195428.591085843">
            <text:p>195428.591085843</text:p>
          </table:table-cell>
          <table:table-cell table:formula="of:=[.B458]/3424" office:value-type="float" office:value="7914.71962616822">
            <text:p>7914.719626168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200000">
            <text:p>27200000</text:p>
          </table:table-cell>
          <table:table-cell table:formula="of:=[.B459]*LOG([.B459]; 2)" office:value-type="float" office:value="671761210.186691">
            <text:p>671761210.186691</text:p>
          </table:table-cell>
          <table:table-cell table:formula="of:=[.C459]/3424" office:value-type="float" office:value="196191.942227421">
            <text:p>196191.942227421</text:p>
          </table:table-cell>
          <table:table-cell table:formula="of:=[.B459]/3424" office:value-type="float" office:value="7943.92523364486">
            <text:p>7943.925233644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300000">
            <text:p>27300000</text:p>
          </table:table-cell>
          <table:table-cell table:formula="of:=[.B460]*LOG([.B460]; 2)" office:value-type="float" office:value="674375454.899237">
            <text:p>674375454.899237</text:p>
          </table:table-cell>
          <table:table-cell table:formula="of:=[.C460]/3424" office:value-type="float" office:value="196955.448276646">
            <text:p>196955.448276646</text:p>
          </table:table-cell>
          <table:table-cell table:formula="of:=[.B460]/3424" office:value-type="float" office:value="7973.1308411215">
            <text:p>7973.1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400000">
            <text:p>27400000</text:p>
          </table:table-cell>
          <table:table-cell table:formula="of:=[.B461]*LOG([.B461]; 2)" office:value-type="float" office:value="676990228.072687">
            <text:p>676990228.072687</text:p>
          </table:table-cell>
          <table:table-cell table:formula="of:=[.C461]/3424" office:value-type="float" office:value="197719.108666088">
            <text:p>197719.108666088</text:p>
          </table:table-cell>
          <table:table-cell table:formula="of:=[.B461]/3424" office:value-type="float" office:value="8002.33644859813">
            <text:p>8002.336448598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500000">
            <text:p>27500000</text:p>
          </table:table-cell>
          <table:table-cell table:formula="of:=[.B462]*LOG([.B462]; 2)" office:value-type="float" office:value="679605527.778343">
            <text:p>679605527.778343</text:p>
          </table:table-cell>
          <table:table-cell table:formula="of:=[.C462]/3424" office:value-type="float" office:value="198482.92283246">
            <text:p>198482.92283246</text:p>
          </table:table-cell>
          <table:table-cell table:formula="of:=[.B462]/3424" office:value-type="float" office:value="8031.54205607477">
            <text:p>8031.542056074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600000">
            <text:p>27600000</text:p>
          </table:table-cell>
          <table:table-cell table:formula="of:=[.B463]*LOG([.B463]; 2)" office:value-type="float" office:value="682221352.101534">
            <text:p>682221352.101534</text:p>
          </table:table-cell>
          <table:table-cell table:formula="of:=[.C463]/3424" office:value-type="float" office:value="199246.890216569">
            <text:p>199246.890216569</text:p>
          </table:table-cell>
          <table:table-cell table:formula="of:=[.B463]/3424" office:value-type="float" office:value="8060.7476635514">
            <text:p>8060.7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700000">
            <text:p>27700000</text:p>
          </table:table-cell>
          <table:table-cell table:formula="of:=[.B464]*LOG([.B464]; 2)" office:value-type="float" office:value="684837699.141462">
            <text:p>684837699.141462</text:p>
          </table:table-cell>
          <table:table-cell table:formula="of:=[.C464]/3424" office:value-type="float" office:value="200011.010263277">
            <text:p>200011.010263277</text:p>
          </table:table-cell>
          <table:table-cell table:formula="of:=[.B464]/3424" office:value-type="float" office:value="8089.95327102804">
            <text:p>8089.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800000">
            <text:p>27800000</text:p>
          </table:table-cell>
          <table:table-cell table:formula="of:=[.B465]*LOG([.B465]; 2)" office:value-type="float" office:value="687454567.011057">
            <text:p>687454567.011057</text:p>
          </table:table-cell>
          <table:table-cell table:formula="of:=[.C465]/3424" office:value-type="float" office:value="200775.282421454">
            <text:p>200775.282421454</text:p>
          </table:table-cell>
          <table:table-cell table:formula="of:=[.B465]/3424" office:value-type="float" office:value="8119.15887850467">
            <text:p>8119.158878504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7900000">
            <text:p>27900000</text:p>
          </table:table-cell>
          <table:table-cell table:formula="of:=[.B466]*LOG([.B466]; 2)" office:value-type="float" office:value="690071953.836821">
            <text:p>690071953.836821</text:p>
          </table:table-cell>
          <table:table-cell table:formula="of:=[.C466]/3424" office:value-type="float" office:value="201539.706143931">
            <text:p>201539.706143931</text:p>
          </table:table-cell>
          <table:table-cell table:formula="of:=[.B466]/3424" office:value-type="float" office:value="8148.36448598131">
            <text:p>8148.364485981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000000">
            <text:p>28000000</text:p>
          </table:table-cell>
          <table:table-cell table:formula="of:=[.B467]*LOG([.B467]; 2)" office:value-type="float" office:value="692689857.75869">
            <text:p>692689857.75869</text:p>
          </table:table-cell>
          <table:table-cell table:formula="of:=[.C467]/3424" office:value-type="float" office:value="202304.280887468">
            <text:p>202304.280887468</text:p>
          </table:table-cell>
          <table:table-cell table:formula="of:=[.B467]/3424" office:value-type="float" office:value="8177.57009345794">
            <text:p>8177.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100000">
            <text:p>28100000</text:p>
          </table:table-cell>
          <table:table-cell table:formula="of:=[.B468]*LOG([.B468]; 2)" office:value-type="float" office:value="695308276.929882">
            <text:p>695308276.929882</text:p>
          </table:table-cell>
          <table:table-cell table:formula="of:=[.C468]/3424" office:value-type="float" office:value="203069.006112699">
            <text:p>203069.006112699</text:p>
          </table:table-cell>
          <table:table-cell table:formula="of:=[.B468]/3424" office:value-type="float" office:value="8206.77570093458">
            <text:p>8206.775700934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200000">
            <text:p>28200000</text:p>
          </table:table-cell>
          <table:table-cell table:formula="of:=[.B469]*LOG([.B469]; 2)" office:value-type="float" office:value="697927209.516764">
            <text:p>697927209.516764</text:p>
          </table:table-cell>
          <table:table-cell table:formula="of:=[.C469]/3424" office:value-type="float" office:value="203833.881284102">
            <text:p>203833.881284102</text:p>
          </table:table-cell>
          <table:table-cell table:formula="of:=[.B469]/3424" office:value-type="float" office:value="8235.98130841122">
            <text:p>8235.981308411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300000">
            <text:p>28300000</text:p>
          </table:table-cell>
          <table:table-cell table:formula="of:=[.B470]*LOG([.B470]; 2)" office:value-type="float" office:value="700546653.698704">
            <text:p>700546653.698704</text:p>
          </table:table-cell>
          <table:table-cell table:formula="of:=[.C470]/3424" office:value-type="float" office:value="204598.905869949">
            <text:p>204598.905869949</text:p>
          </table:table-cell>
          <table:table-cell table:formula="of:=[.B470]/3424" office:value-type="float" office:value="8265.18691588785">
            <text:p>8265.186915887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400000">
            <text:p>28400000</text:p>
          </table:table-cell>
          <table:table-cell table:formula="of:=[.B471]*LOG([.B471]; 2)" office:value-type="float" office:value="703166607.667939">
            <text:p>703166607.667939</text:p>
          </table:table-cell>
          <table:table-cell table:formula="of:=[.C471]/3424" office:value-type="float" office:value="205364.079342272">
            <text:p>205364.079342272</text:p>
          </table:table-cell>
          <table:table-cell table:formula="of:=[.B471]/3424" office:value-type="float" office:value="8294.39252336449">
            <text:p>8294.392523364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500000">
            <text:p>28500000</text:p>
          </table:table-cell>
          <table:table-cell table:formula="of:=[.B472]*LOG([.B472]; 2)" office:value-type="float" office:value="705787069.629434">
            <text:p>705787069.629434</text:p>
          </table:table-cell>
          <table:table-cell table:formula="of:=[.C472]/3424" office:value-type="float" office:value="206129.401176821">
            <text:p>206129.401176821</text:p>
          </table:table-cell>
          <table:table-cell table:formula="of:=[.B472]/3424" office:value-type="float" office:value="8323.59813084112">
            <text:p>8323.598130841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600000">
            <text:p>28600000</text:p>
          </table:table-cell>
          <table:table-cell table:formula="of:=[.B473]*LOG([.B473]; 2)" office:value-type="float" office:value="708408037.800755">
            <text:p>708408037.800755</text:p>
          </table:table-cell>
          <table:table-cell table:formula="of:=[.C473]/3424" office:value-type="float" office:value="206894.870853024">
            <text:p>206894.870853024</text:p>
          </table:table-cell>
          <table:table-cell table:formula="of:=[.B473]/3424" office:value-type="float" office:value="8352.80373831776">
            <text:p>8352.803738317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700000">
            <text:p>28700000</text:p>
          </table:table-cell>
          <table:table-cell table:formula="of:=[.B474]*LOG([.B474]; 2)" office:value-type="float" office:value="711029510.411929">
            <text:p>711029510.411929</text:p>
          </table:table-cell>
          <table:table-cell table:formula="of:=[.C474]/3424" office:value-type="float" office:value="207660.487853951">
            <text:p>207660.487853951</text:p>
          </table:table-cell>
          <table:table-cell table:formula="of:=[.B474]/3424" office:value-type="float" office:value="8382.00934579439">
            <text:p>8382.009345794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800000">
            <text:p>28800000</text:p>
          </table:table-cell>
          <table:table-cell table:formula="of:=[.B475]*LOG([.B475]; 2)" office:value-type="float" office:value="713651485.705319">
            <text:p>713651485.705319</text:p>
          </table:table-cell>
          <table:table-cell table:formula="of:=[.C475]/3424" office:value-type="float" office:value="208426.251666273">
            <text:p>208426.251666273</text:p>
          </table:table-cell>
          <table:table-cell table:formula="of:=[.B475]/3424" office:value-type="float" office:value="8411.21495327103">
            <text:p>8411.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8900000">
            <text:p>28900000</text:p>
          </table:table-cell>
          <table:table-cell table:formula="of:=[.B476]*LOG([.B476]; 2)" office:value-type="float" office:value="716273961.935493">
            <text:p>716273961.935493</text:p>
          </table:table-cell>
          <table:table-cell table:formula="of:=[.C476]/3424" office:value-type="float" office:value="209192.161780226">
            <text:p>209192.161780226</text:p>
          </table:table-cell>
          <table:table-cell table:formula="of:=[.B476]/3424" office:value-type="float" office:value="8440.42056074766">
            <text:p>8440.420560747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000000">
            <text:p>29000000</text:p>
          </table:table-cell>
          <table:table-cell table:formula="of:=[.B477]*LOG([.B477]; 2)" office:value-type="float" office:value="718896937.369101">
            <text:p>718896937.369101</text:p>
          </table:table-cell>
          <table:table-cell table:formula="of:=[.C477]/3424" office:value-type="float" office:value="209958.217689574">
            <text:p>209958.217689574</text:p>
          </table:table-cell>
          <table:table-cell table:formula="of:=[.B477]/3424" office:value-type="float" office:value="8469.6261682243">
            <text:p>8469.6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100000">
            <text:p>29100000</text:p>
          </table:table-cell>
          <table:table-cell table:formula="of:=[.B478]*LOG([.B478]; 2)" office:value-type="float" office:value="721520410.284742">
            <text:p>721520410.284742</text:p>
          </table:table-cell>
          <table:table-cell table:formula="of:=[.C478]/3424" office:value-type="float" office:value="210724.418891572">
            <text:p>210724.418891572</text:p>
          </table:table-cell>
          <table:table-cell table:formula="of:=[.B478]/3424" office:value-type="float" office:value="8498.83177570094">
            <text:p>8498.831775700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200000">
            <text:p>29200000</text:p>
          </table:table-cell>
          <table:table-cell table:formula="of:=[.B479]*LOG([.B479]; 2)" office:value-type="float" office:value="724144378.972852">
            <text:p>724144378.972852</text:p>
          </table:table-cell>
          <table:table-cell table:formula="of:=[.C479]/3424" office:value-type="float" office:value="211490.764886931">
            <text:p>211490.764886931</text:p>
          </table:table-cell>
          <table:table-cell table:formula="of:=[.B479]/3424" office:value-type="float" office:value="8528.03738317757">
            <text:p>8528.037383177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300000">
            <text:p>29300000</text:p>
          </table:table-cell>
          <table:table-cell table:formula="of:=[.B480]*LOG([.B480]; 2)" office:value-type="float" office:value="726768841.735571">
            <text:p>726768841.735571</text:p>
          </table:table-cell>
          <table:table-cell table:formula="of:=[.C480]/3424" office:value-type="float" office:value="212257.255179781">
            <text:p>212257.255179781</text:p>
          </table:table-cell>
          <table:table-cell table:formula="of:=[.B480]/3424" office:value-type="float" office:value="8557.24299065421">
            <text:p>8557.242990654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400000">
            <text:p>29400000</text:p>
          </table:table-cell>
          <table:table-cell table:formula="of:=[.B481]*LOG([.B481]; 2)" office:value-type="float" office:value="729393796.886631">
            <text:p>729393796.886631</text:p>
          </table:table-cell>
          <table:table-cell table:formula="of:=[.C481]/3424" office:value-type="float" office:value="213023.889277638">
            <text:p>213023.889277638</text:p>
          </table:table-cell>
          <table:table-cell table:formula="of:=[.B481]/3424" office:value-type="float" office:value="8586.44859813084">
            <text:p>8586.448598130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500000">
            <text:p>29500000</text:p>
          </table:table-cell>
          <table:table-cell table:formula="of:=[.B482]*LOG([.B482]; 2)" office:value-type="float" office:value="732019242.751238">
            <text:p>732019242.751238</text:p>
          </table:table-cell>
          <table:table-cell table:formula="of:=[.C482]/3424" office:value-type="float" office:value="213790.666691366">
            <text:p>213790.666691366</text:p>
          </table:table-cell>
          <table:table-cell table:formula="of:=[.B482]/3424" office:value-type="float" office:value="8615.65420560748">
            <text:p>8615.654205607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600000">
            <text:p>29600000</text:p>
          </table:table-cell>
          <table:table-cell table:formula="of:=[.B483]*LOG([.B483]; 2)" office:value-type="float" office:value="734645177.665947">
            <text:p>734645177.665947</text:p>
          </table:table-cell>
          <table:table-cell table:formula="of:=[.C483]/3424" office:value-type="float" office:value="214557.586935148">
            <text:p>214557.586935148</text:p>
          </table:table-cell>
          <table:table-cell table:formula="of:=[.B483]/3424" office:value-type="float" office:value="8644.85981308411">
            <text:p>8644.859813084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700000">
            <text:p>29700000</text:p>
          </table:table-cell>
          <table:table-cell table:formula="of:=[.B484]*LOG([.B484]; 2)" office:value-type="float" office:value="737271599.978556">
            <text:p>737271599.978556</text:p>
          </table:table-cell>
          <table:table-cell table:formula="of:=[.C484]/3424" office:value-type="float" office:value="215324.649526447">
            <text:p>215324.649526447</text:p>
          </table:table-cell>
          <table:table-cell table:formula="of:=[.B484]/3424" office:value-type="float" office:value="8674.06542056075">
            <text:p>8674.065420560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800000">
            <text:p>29800000</text:p>
          </table:table-cell>
          <table:table-cell table:formula="of:=[.B485]*LOG([.B485]; 2)" office:value-type="float" office:value="739898508.047989">
            <text:p>739898508.047989</text:p>
          </table:table-cell>
          <table:table-cell table:formula="of:=[.C485]/3424" office:value-type="float" office:value="216091.853985978">
            <text:p>216091.853985978</text:p>
          </table:table-cell>
          <table:table-cell table:formula="of:=[.B485]/3424" office:value-type="float" office:value="8703.27102803738">
            <text:p>8703.271028037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29900000">
            <text:p>29900000</text:p>
          </table:table-cell>
          <table:table-cell table:formula="of:=[.B486]*LOG([.B486]; 2)" office:value-type="float" office:value="742525900.244184">
            <text:p>742525900.244184</text:p>
          </table:table-cell>
          <table:table-cell table:formula="of:=[.C486]/3424" office:value-type="float" office:value="216859.199837671">
            <text:p>216859.199837671</text:p>
          </table:table-cell>
          <table:table-cell table:formula="of:=[.B486]/3424" office:value-type="float" office:value="8732.47663551402">
            <text:p>8732.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000000">
            <text:p>30000000</text:p>
          </table:table-cell>
          <table:table-cell table:formula="of:=[.B487]*LOG([.B487]; 2)" office:value-type="float" office:value="745153774.947981">
            <text:p>745153774.947981</text:p>
          </table:table-cell>
          <table:table-cell table:formula="of:=[.C487]/3424" office:value-type="float" office:value="217626.686608639">
            <text:p>217626.686608639</text:p>
          </table:table-cell>
          <table:table-cell table:formula="of:=[.B487]/3424" office:value-type="float" office:value="8761.68224299065">
            <text:p>8761.682242990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100000">
            <text:p>30100000</text:p>
          </table:table-cell>
          <table:table-cell table:formula="of:=[.B488]*LOG([.B488]; 2)" office:value-type="float" office:value="747782130.551015">
            <text:p>747782130.551015</text:p>
          </table:table-cell>
          <table:table-cell table:formula="of:=[.C488]/3424" office:value-type="float" office:value="218394.313829152">
            <text:p>218394.313829152</text:p>
          </table:table-cell>
          <table:table-cell table:formula="of:=[.B488]/3424" office:value-type="float" office:value="8790.88785046729">
            <text:p>8790.887850467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200000">
            <text:p>30200000</text:p>
          </table:table-cell>
          <table:table-cell table:formula="of:=[.B489]*LOG([.B489]; 2)" office:value-type="float" office:value="750410965.455609">
            <text:p>750410965.455609</text:p>
          </table:table-cell>
          <table:table-cell table:formula="of:=[.C489]/3424" office:value-type="float" office:value="219162.081032596">
            <text:p>219162.081032596</text:p>
          </table:table-cell>
          <table:table-cell table:formula="of:=[.B489]/3424" office:value-type="float" office:value="8820.09345794392">
            <text:p>8820.093457943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300000">
            <text:p>30300000</text:p>
          </table:table-cell>
          <table:table-cell table:formula="of:=[.B490]*LOG([.B490]; 2)" office:value-type="float" office:value="753040278.074666">
            <text:p>753040278.074666</text:p>
          </table:table-cell>
          <table:table-cell table:formula="of:=[.C490]/3424" office:value-type="float" office:value="219929.987755451">
            <text:p>219929.987755451</text:p>
          </table:table-cell>
          <table:table-cell table:formula="of:=[.B490]/3424" office:value-type="float" office:value="8849.29906542056">
            <text:p>8849.299065420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400000">
            <text:p>30400000</text:p>
          </table:table-cell>
          <table:table-cell table:formula="of:=[.B491]*LOG([.B491]; 2)" office:value-type="float" office:value="755670066.831564">
            <text:p>755670066.831564</text:p>
          </table:table-cell>
          <table:table-cell table:formula="of:=[.C491]/3424" office:value-type="float" office:value="220698.033537256">
            <text:p>220698.033537256</text:p>
          </table:table-cell>
          <table:table-cell table:formula="of:=[.B491]/3424" office:value-type="float" office:value="8878.5046728972">
            <text:p>8878.5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500000">
            <text:p>30500000</text:p>
          </table:table-cell>
          <table:table-cell table:formula="of:=[.B492]*LOG([.B492]; 2)" office:value-type="float" office:value="758300330.160055">
            <text:p>758300330.160055</text:p>
          </table:table-cell>
          <table:table-cell table:formula="of:=[.C492]/3424" office:value-type="float" office:value="221466.217920577">
            <text:p>221466.217920577</text:p>
          </table:table-cell>
          <table:table-cell table:formula="of:=[.B492]/3424" office:value-type="float" office:value="8907.71028037383">
            <text:p>8907.710280373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600000">
            <text:p>30600000</text:p>
          </table:table-cell>
          <table:table-cell table:formula="of:=[.B493]*LOG([.B493]; 2)" office:value-type="float" office:value="760931066.504162">
            <text:p>760931066.504162</text:p>
          </table:table-cell>
          <table:table-cell table:formula="of:=[.C493]/3424" office:value-type="float" office:value="222234.540450982">
            <text:p>222234.540450982</text:p>
          </table:table-cell>
          <table:table-cell table:formula="of:=[.B493]/3424" office:value-type="float" office:value="8936.91588785047">
            <text:p>8936.915887850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700000">
            <text:p>30700000</text:p>
          </table:table-cell>
          <table:table-cell table:formula="of:=[.B494]*LOG([.B494]; 2)" office:value-type="float" office:value="763562274.318075">
            <text:p>763562274.318075</text:p>
          </table:table-cell>
          <table:table-cell table:formula="of:=[.C494]/3424" office:value-type="float" office:value="223003.000677008">
            <text:p>223003.000677008</text:p>
          </table:table-cell>
          <table:table-cell table:formula="of:=[.B494]/3424" office:value-type="float" office:value="8966.1214953271">
            <text:p>8966.1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800000">
            <text:p>30800000</text:p>
          </table:table-cell>
          <table:table-cell table:formula="of:=[.B495]*LOG([.B495]; 2)" office:value-type="float" office:value="766193952.066057">
            <text:p>766193952.066057</text:p>
          </table:table-cell>
          <table:table-cell table:formula="of:=[.C495]/3424" office:value-type="float" office:value="223771.598150133">
            <text:p>223771.598150133</text:p>
          </table:table-cell>
          <table:table-cell table:formula="of:=[.B495]/3424" office:value-type="float" office:value="8995.32710280374">
            <text:p>8995.327102803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0900000">
            <text:p>30900000</text:p>
          </table:table-cell>
          <table:table-cell table:formula="of:=[.B496]*LOG([.B496]; 2)" office:value-type="float" office:value="768826098.222343">
            <text:p>768826098.222343</text:p>
          </table:table-cell>
          <table:table-cell table:formula="of:=[.C496]/3424" office:value-type="float" office:value="224540.33242475">
            <text:p>224540.33242475</text:p>
          </table:table-cell>
          <table:table-cell table:formula="of:=[.B496]/3424" office:value-type="float" office:value="9024.53271028037">
            <text:p>9024.532710280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000000">
            <text:p>31000000</text:p>
          </table:table-cell>
          <table:table-cell table:formula="of:=[.B497]*LOG([.B497]; 2)" office:value-type="float" office:value="771458711.271043">
            <text:p>771458711.271043</text:p>
          </table:table-cell>
          <table:table-cell table:formula="of:=[.C497]/3424" office:value-type="float" office:value="225309.203058132">
            <text:p>225309.203058132</text:p>
          </table:table-cell>
          <table:table-cell table:formula="of:=[.B497]/3424" office:value-type="float" office:value="9053.73831775701">
            <text:p>9053.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100000">
            <text:p>31100000</text:p>
          </table:table-cell>
          <table:table-cell table:formula="of:=[.B498]*LOG([.B498]; 2)" office:value-type="float" office:value="774091789.706047">
            <text:p>774091789.706047</text:p>
          </table:table-cell>
          <table:table-cell table:formula="of:=[.C498]/3424" office:value-type="float" office:value="226078.209610411">
            <text:p>226078.209610411</text:p>
          </table:table-cell>
          <table:table-cell table:formula="of:=[.B498]/3424" office:value-type="float" office:value="9082.94392523364">
            <text:p>9082.943925233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200000">
            <text:p>31200000</text:p>
          </table:table-cell>
          <table:table-cell table:formula="of:=[.B499]*LOG([.B499]; 2)" office:value-type="float" office:value="776725332.030931">
            <text:p>776725332.030931</text:p>
          </table:table-cell>
          <table:table-cell table:formula="of:=[.C499]/3424" office:value-type="float" office:value="226847.351644548">
            <text:p>226847.351644548</text:p>
          </table:table-cell>
          <table:table-cell table:formula="of:=[.B499]/3424" office:value-type="float" office:value="9112.14953271028">
            <text:p>9112.149532710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300000">
            <text:p>31300000</text:p>
          </table:table-cell>
          <table:table-cell table:formula="of:=[.B500]*LOG([.B500]; 2)" office:value-type="float" office:value="779359336.758863">
            <text:p>779359336.758863</text:p>
          </table:table-cell>
          <table:table-cell table:formula="of:=[.C500]/3424" office:value-type="float" office:value="227616.628726303">
            <text:p>227616.628726303</text:p>
          </table:table-cell>
          <table:table-cell table:formula="of:=[.B500]/3424" office:value-type="float" office:value="9141.35514018692">
            <text:p>9141.355140186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400000">
            <text:p>31400000</text:p>
          </table:table-cell>
          <table:table-cell table:formula="of:=[.B501]*LOG([.B501]; 2)" office:value-type="float" office:value="781993802.412513">
            <text:p>781993802.412513</text:p>
          </table:table-cell>
          <table:table-cell table:formula="of:=[.C501]/3424" office:value-type="float" office:value="228386.040424215">
            <text:p>228386.040424215</text:p>
          </table:table-cell>
          <table:table-cell table:formula="of:=[.B501]/3424" office:value-type="float" office:value="9170.56074766355">
            <text:p>9170.560747663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500000">
            <text:p>31500000</text:p>
          </table:table-cell>
          <table:table-cell table:formula="of:=[.B502]*LOG([.B502]; 2)" office:value-type="float" office:value="784628727.523959">
            <text:p>784628727.523959</text:p>
          </table:table-cell>
          <table:table-cell table:formula="of:=[.C502]/3424" office:value-type="float" office:value="229155.586309567">
            <text:p>229155.586309567</text:p>
          </table:table-cell>
          <table:table-cell table:formula="of:=[.B502]/3424" office:value-type="float" office:value="9199.76635514019">
            <text:p>9199.766355140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600000">
            <text:p>31600000</text:p>
          </table:table-cell>
          <table:table-cell table:formula="of:=[.B503]*LOG([.B503]; 2)" office:value-type="float" office:value="787264110.6346">
            <text:p>787264110.6346</text:p>
          </table:table-cell>
          <table:table-cell table:formula="of:=[.C503]/3424" office:value-type="float" office:value="229925.265956367">
            <text:p>229925.265956367</text:p>
          </table:table-cell>
          <table:table-cell table:formula="of:=[.B503]/3424" office:value-type="float" office:value="9228.97196261682">
            <text:p>9228.971962616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700000">
            <text:p>31700000</text:p>
          </table:table-cell>
          <table:table-cell table:formula="of:=[.B504]*LOG([.B504]; 2)" office:value-type="float" office:value="789899950.295066">
            <text:p>789899950.295066</text:p>
          </table:table-cell>
          <table:table-cell table:formula="of:=[.C504]/3424" office:value-type="float" office:value="230695.078941316">
            <text:p>230695.078941316</text:p>
          </table:table-cell>
          <table:table-cell table:formula="of:=[.B504]/3424" office:value-type="float" office:value="9258.17757009346">
            <text:p>9258.177570093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800000">
            <text:p>31800000</text:p>
          </table:table-cell>
          <table:table-cell table:formula="of:=[.B505]*LOG([.B505]; 2)" office:value-type="float" office:value="792536245.065133">
            <text:p>792536245.065133</text:p>
          </table:table-cell>
          <table:table-cell table:formula="of:=[.C505]/3424" office:value-type="float" office:value="231465.024843789">
            <text:p>231465.024843789</text:p>
          </table:table-cell>
          <table:table-cell table:formula="of:=[.B505]/3424" office:value-type="float" office:value="9287.38317757009">
            <text:p>9287.383177570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1900000">
            <text:p>31900000</text:p>
          </table:table-cell>
          <table:table-cell table:formula="of:=[.B506]*LOG([.B506]; 2)" office:value-type="float" office:value="795172993.513634">
            <text:p>795172993.513634</text:p>
          </table:table-cell>
          <table:table-cell table:formula="of:=[.C506]/3424" office:value-type="float" office:value="232235.103245804">
            <text:p>232235.103245804</text:p>
          </table:table-cell>
          <table:table-cell table:formula="of:=[.B506]/3424" office:value-type="float" office:value="9316.58878504673">
            <text:p>9316.588785046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000000">
            <text:p>32000000</text:p>
          </table:table-cell>
          <table:table-cell table:formula="of:=[.B507]*LOG([.B507]; 2)" office:value-type="float" office:value="797810194.218374">
            <text:p>797810194.218374</text:p>
          </table:table-cell>
          <table:table-cell table:formula="of:=[.C507]/3424" office:value-type="float" office:value="233005.313732002">
            <text:p>233005.313732002</text:p>
          </table:table-cell>
          <table:table-cell table:formula="of:=[.B507]/3424" office:value-type="float" office:value="9345.79439252336">
            <text:p>9345.794392523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100000">
            <text:p>32100000</text:p>
          </table:table-cell>
          <table:table-cell table:formula="of:=[.B508]*LOG([.B508]; 2)" office:value-type="float" office:value="800447845.766048">
            <text:p>800447845.766048</text:p>
          </table:table-cell>
          <table:table-cell table:formula="of:=[.C508]/3424" office:value-type="float" office:value="233775.655889617">
            <text:p>233775.655889617</text:p>
          </table:table-cell>
          <table:table-cell table:formula="of:=[.B508]/3424" office:value-type="float" office:value="9375">
            <text:p>937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200000">
            <text:p>32200000</text:p>
          </table:table-cell>
          <table:table-cell table:formula="of:=[.B509]*LOG([.B509]; 2)" office:value-type="float" office:value="803085946.752156">
            <text:p>803085946.752156</text:p>
          </table:table-cell>
          <table:table-cell table:formula="of:=[.C509]/3424" office:value-type="float" office:value="234546.129308457">
            <text:p>234546.129308457</text:p>
          </table:table-cell>
          <table:table-cell table:formula="of:=[.B509]/3424" office:value-type="float" office:value="9404.20560747664">
            <text:p>9404.20560747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300000">
            <text:p>32300000</text:p>
          </table:table-cell>
          <table:table-cell table:formula="of:=[.B510]*LOG([.B510]; 2)" office:value-type="float" office:value="805724495.780923">
            <text:p>805724495.780923</text:p>
          </table:table-cell>
          <table:table-cell table:formula="of:=[.C510]/3424" office:value-type="float" office:value="235316.733580877">
            <text:p>235316.733580877</text:p>
          </table:table-cell>
          <table:table-cell table:formula="of:=[.B510]/3424" office:value-type="float" office:value="9433.41121495327">
            <text:p>9433.411214953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400000">
            <text:p>32400000</text:p>
          </table:table-cell>
          <table:table-cell table:formula="of:=[.B511]*LOG([.B511]; 2)" office:value-type="float" office:value="808363491.465214">
            <text:p>808363491.465214</text:p>
          </table:table-cell>
          <table:table-cell table:formula="of:=[.C511]/3424" office:value-type="float" office:value="236087.468301757">
            <text:p>236087.468301757</text:p>
          </table:table-cell>
          <table:table-cell table:formula="of:=[.B511]/3424" office:value-type="float" office:value="9462.61682242991">
            <text:p>9462.616822429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500000">
            <text:p>32500000</text:p>
          </table:table-cell>
          <table:table-cell table:formula="of:=[.B512]*LOG([.B512]; 2)" office:value-type="float" office:value="811002932.426461">
            <text:p>811002932.426461</text:p>
          </table:table-cell>
          <table:table-cell table:formula="of:=[.C512]/3424" office:value-type="float" office:value="236858.333068476">
            <text:p>236858.333068476</text:p>
          </table:table-cell>
          <table:table-cell table:formula="of:=[.B512]/3424" office:value-type="float" office:value="9491.82242990654">
            <text:p>9491.822429906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600000">
            <text:p>32600000</text:p>
          </table:table-cell>
          <table:table-cell table:formula="of:=[.B513]*LOG([.B513]; 2)" office:value-type="float" office:value="813642817.294573">
            <text:p>813642817.294573</text:p>
          </table:table-cell>
          <table:table-cell table:formula="of:=[.C513]/3424" office:value-type="float" office:value="237629.327480892">
            <text:p>237629.327480892</text:p>
          </table:table-cell>
          <table:table-cell table:formula="of:=[.B513]/3424" office:value-type="float" office:value="9521.02803738318">
            <text:p>9521.028037383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700000">
            <text:p>32700000</text:p>
          </table:table-cell>
          <table:table-cell table:formula="of:=[.B514]*LOG([.B514]; 2)" office:value-type="float" office:value="816283144.707871">
            <text:p>816283144.707871</text:p>
          </table:table-cell>
          <table:table-cell table:formula="of:=[.C514]/3424" office:value-type="float" office:value="238400.451141317">
            <text:p>238400.451141317</text:p>
          </table:table-cell>
          <table:table-cell table:formula="of:=[.B514]/3424" office:value-type="float" office:value="9550.23364485981">
            <text:p>9550.233644859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800000">
            <text:p>32800000</text:p>
          </table:table-cell>
          <table:table-cell table:formula="of:=[.B515]*LOG([.B515]; 2)" office:value-type="float" office:value="818923913.313001">
            <text:p>818923913.313001</text:p>
          </table:table-cell>
          <table:table-cell table:formula="of:=[.C515]/3424" office:value-type="float" office:value="239171.703654498">
            <text:p>239171.703654498</text:p>
          </table:table-cell>
          <table:table-cell table:formula="of:=[.B515]/3424" office:value-type="float" office:value="9579.43925233645">
            <text:p>9579.439252336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2900000">
            <text:p>32900000</text:p>
          </table:table-cell>
          <table:table-cell table:formula="of:=[.B516]*LOG([.B516]; 2)" office:value-type="float" office:value="821565121.764861">
            <text:p>821565121.764861</text:p>
          </table:table-cell>
          <table:table-cell table:formula="of:=[.C516]/3424" office:value-type="float" office:value="239943.084627588">
            <text:p>239943.084627588</text:p>
          </table:table-cell>
          <table:table-cell table:formula="of:=[.B516]/3424" office:value-type="float" office:value="9608.64485981309">
            <text:p>9608.644859813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000000">
            <text:p>33000000</text:p>
          </table:table-cell>
          <table:table-cell table:formula="of:=[.B517]*LOG([.B517]; 2)" office:value-type="float" office:value="824206768.726527">
            <text:p>824206768.726527</text:p>
          </table:table-cell>
          <table:table-cell table:formula="of:=[.C517]/3424" office:value-type="float" office:value="240714.59367013">
            <text:p>240714.59367013</text:p>
          </table:table-cell>
          <table:table-cell table:formula="of:=[.B517]/3424" office:value-type="float" office:value="9637.85046728972">
            <text:p>9637.850467289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100000">
            <text:p>33100000</text:p>
          </table:table-cell>
          <table:table-cell table:formula="of:=[.B518]*LOG([.B518]; 2)" office:value-type="float" office:value="826848852.869177">
            <text:p>826848852.869177</text:p>
          </table:table-cell>
          <table:table-cell table:formula="of:=[.C518]/3424" office:value-type="float" office:value="241486.230394035">
            <text:p>241486.230394035</text:p>
          </table:table-cell>
          <table:table-cell table:formula="of:=[.B518]/3424" office:value-type="float" office:value="9667.05607476636">
            <text:p>9667.056074766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200000">
            <text:p>33200000</text:p>
          </table:table-cell>
          <table:table-cell table:formula="of:=[.B519]*LOG([.B519]; 2)" office:value-type="float" office:value="829491372.87202">
            <text:p>829491372.87202</text:p>
          </table:table-cell>
          <table:table-cell table:formula="of:=[.C519]/3424" office:value-type="float" office:value="242257.994413557">
            <text:p>242257.994413557</text:p>
          </table:table-cell>
          <table:table-cell table:formula="of:=[.B519]/3424" office:value-type="float" office:value="9696.26168224299">
            <text:p>9696.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300000">
            <text:p>33300000</text:p>
          </table:table-cell>
          <table:table-cell table:formula="of:=[.B520]*LOG([.B520]; 2)" office:value-type="float" office:value="832134327.422219">
            <text:p>832134327.422219</text:p>
          </table:table-cell>
          <table:table-cell table:formula="of:=[.C520]/3424" office:value-type="float" office:value="243029.885345274">
            <text:p>243029.885345274</text:p>
          </table:table-cell>
          <table:table-cell table:formula="of:=[.B520]/3424" office:value-type="float" office:value="9725.46728971963">
            <text:p>9725.467289719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400000">
            <text:p>33400000</text:p>
          </table:table-cell>
          <table:table-cell table:formula="of:=[.B521]*LOG([.B521]; 2)" office:value-type="float" office:value="834777715.214823">
            <text:p>834777715.214823</text:p>
          </table:table-cell>
          <table:table-cell table:formula="of:=[.C521]/3424" office:value-type="float" office:value="243801.902808067">
            <text:p>243801.902808067</text:p>
          </table:table-cell>
          <table:table-cell table:formula="of:=[.B521]/3424" office:value-type="float" office:value="9754.67289719626">
            <text:p>9754.672897196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500000">
            <text:p>33500000</text:p>
          </table:table-cell>
          <table:table-cell table:formula="of:=[.B522]*LOG([.B522]; 2)" office:value-type="float" office:value="837421534.952695">
            <text:p>837421534.952695</text:p>
          </table:table-cell>
          <table:table-cell table:formula="of:=[.C522]/3424" office:value-type="float" office:value="244574.0464231">
            <text:p>244574.0464231</text:p>
          </table:table-cell>
          <table:table-cell table:formula="of:=[.B522]/3424" office:value-type="float" office:value="9783.8785046729">
            <text:p>9783.8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600000">
            <text:p>33600000</text:p>
          </table:table-cell>
          <table:table-cell table:formula="of:=[.B523]*LOG([.B523]; 2)" office:value-type="float" office:value="840065785.346443">
            <text:p>840065785.346443</text:p>
          </table:table-cell>
          <table:table-cell table:formula="of:=[.C523]/3424" office:value-type="float" office:value="245346.315813798">
            <text:p>245346.315813798</text:p>
          </table:table-cell>
          <table:table-cell table:formula="of:=[.B523]/3424" office:value-type="float" office:value="9813.08411214953">
            <text:p>9813.084112149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700000">
            <text:p>33700000</text:p>
          </table:table-cell>
          <table:table-cell table:formula="of:=[.B524]*LOG([.B524]; 2)" office:value-type="float" office:value="842710465.114349">
            <text:p>842710465.114349</text:p>
          </table:table-cell>
          <table:table-cell table:formula="of:=[.C524]/3424" office:value-type="float" office:value="246118.710605826">
            <text:p>246118.710605826</text:p>
          </table:table-cell>
          <table:table-cell table:formula="of:=[.B524]/3424" office:value-type="float" office:value="9842.28971962617">
            <text:p>9842.289719626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800000">
            <text:p>33800000</text:p>
          </table:table-cell>
          <table:table-cell table:formula="of:=[.B525]*LOG([.B525]; 2)" office:value-type="float" office:value="845355572.982302">
            <text:p>845355572.982302</text:p>
          </table:table-cell>
          <table:table-cell table:formula="of:=[.C525]/3424" office:value-type="float" office:value="246891.230427074">
            <text:p>246891.230427074</text:p>
          </table:table-cell>
          <table:table-cell table:formula="of:=[.B525]/3424" office:value-type="float" office:value="9871.49532710281">
            <text:p>9871.4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3900000">
            <text:p>33900000</text:p>
          </table:table-cell>
          <table:table-cell table:formula="of:=[.B526]*LOG([.B526]; 2)" office:value-type="float" office:value="848001107.68373">
            <text:p>848001107.68373</text:p>
          </table:table-cell>
          <table:table-cell table:formula="of:=[.C526]/3424" office:value-type="float" office:value="247663.874907631">
            <text:p>247663.874907631</text:p>
          </table:table-cell>
          <table:table-cell table:formula="of:=[.B526]/3424" office:value-type="float" office:value="9900.70093457944">
            <text:p>9900.70093457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000000">
            <text:p>34000000</text:p>
          </table:table-cell>
          <table:table-cell table:formula="of:=[.B527]*LOG([.B527]; 2)" office:value-type="float" office:value="850647067.959534">
            <text:p>850647067.959534</text:p>
          </table:table-cell>
          <table:table-cell table:formula="of:=[.C527]/3424" office:value-type="float" office:value="248436.64367977">
            <text:p>248436.64367977</text:p>
          </table:table-cell>
          <table:table-cell table:formula="of:=[.B527]/3424" office:value-type="float" office:value="9929.90654205608">
            <text:p>9929.906542056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100000">
            <text:p>34100000</text:p>
          </table:table-cell>
          <table:table-cell table:formula="of:=[.B528]*LOG([.B528]; 2)" office:value-type="float" office:value="853293452.55802">
            <text:p>853293452.55802</text:p>
          </table:table-cell>
          <table:table-cell table:formula="of:=[.C528]/3424" office:value-type="float" office:value="249209.536377926">
            <text:p>249209.536377926</text:p>
          </table:table-cell>
          <table:table-cell table:formula="of:=[.B528]/3424" office:value-type="float" office:value="9959.11214953271">
            <text:p>9959.112149532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200000">
            <text:p>34200000</text:p>
          </table:table-cell>
          <table:table-cell table:formula="of:=[.B529]*LOG([.B529]; 2)" office:value-type="float" office:value="855940260.234837">
            <text:p>855940260.234837</text:p>
          </table:table-cell>
          <table:table-cell table:formula="of:=[.C529]/3424" office:value-type="float" office:value="249982.552638679">
            <text:p>249982.552638679</text:p>
          </table:table-cell>
          <table:table-cell table:formula="of:=[.B529]/3424" office:value-type="float" office:value="9988.31775700935">
            <text:p>9988.317757009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300000">
            <text:p>34300000</text:p>
          </table:table-cell>
          <table:table-cell table:formula="of:=[.B530]*LOG([.B530]; 2)" office:value-type="float" office:value="858587489.75291">
            <text:p>858587489.75291</text:p>
          </table:table-cell>
          <table:table-cell table:formula="of:=[.C530]/3424" office:value-type="float" office:value="250755.692100733">
            <text:p>250755.692100733</text:p>
          </table:table-cell>
          <table:table-cell table:formula="of:=[.B530]/3424" office:value-type="float" office:value="10017.523364486">
            <text:p>10017.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400000">
            <text:p>34400000</text:p>
          </table:table-cell>
          <table:table-cell table:formula="of:=[.B531]*LOG([.B531]; 2)" office:value-type="float" office:value="861235139.882379">
            <text:p>861235139.882379</text:p>
          </table:table-cell>
          <table:table-cell table:formula="of:=[.C531]/3424" office:value-type="float" office:value="251528.9544049">
            <text:p>251528.9544049</text:p>
          </table:table-cell>
          <table:table-cell table:formula="of:=[.B531]/3424" office:value-type="float" office:value="10046.7289719626">
            <text:p>10046.728971962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500000">
            <text:p>34500000</text:p>
          </table:table-cell>
          <table:table-cell table:formula="of:=[.B532]*LOG([.B532]; 2)" office:value-type="float" office:value="863883209.400531">
            <text:p>863883209.400531</text:p>
          </table:table-cell>
          <table:table-cell table:formula="of:=[.C532]/3424" office:value-type="float" office:value="252302.33919408">
            <text:p>252302.33919408</text:p>
          </table:table-cell>
          <table:table-cell table:formula="of:=[.B532]/3424" office:value-type="float" office:value="10075.9345794393">
            <text:p>10075.934579439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600000">
            <text:p>34600000</text:p>
          </table:table-cell>
          <table:table-cell table:formula="of:=[.B533]*LOG([.B533]; 2)" office:value-type="float" office:value="866531697.091745">
            <text:p>866531697.091745</text:p>
          </table:table-cell>
          <table:table-cell table:formula="of:=[.C533]/3424" office:value-type="float" office:value="253075.846113243">
            <text:p>253075.846113243</text:p>
          </table:table-cell>
          <table:table-cell table:formula="of:=[.B533]/3424" office:value-type="float" office:value="10105.1401869159">
            <text:p>10105.140186915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700000">
            <text:p>34700000</text:p>
          </table:table-cell>
          <table:table-cell table:formula="of:=[.B534]*LOG([.B534]; 2)" office:value-type="float" office:value="869180601.747423">
            <text:p>869180601.747423</text:p>
          </table:table-cell>
          <table:table-cell table:formula="of:=[.C534]/3424" office:value-type="float" office:value="253849.474809411">
            <text:p>253849.474809411</text:p>
          </table:table-cell>
          <table:table-cell table:formula="of:=[.B534]/3424" office:value-type="float" office:value="10134.3457943925">
            <text:p>10134.345794392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800000">
            <text:p>34800000</text:p>
          </table:table-cell>
          <table:table-cell table:formula="of:=[.B535]*LOG([.B535]; 2)" office:value-type="float" office:value="871829922.165937">
            <text:p>871829922.165937</text:p>
          </table:table-cell>
          <table:table-cell table:formula="of:=[.C535]/3424" office:value-type="float" office:value="254623.22493164">
            <text:p>254623.22493164</text:p>
          </table:table-cell>
          <table:table-cell table:formula="of:=[.B535]/3424" office:value-type="float" office:value="10163.5514018692">
            <text:p>10163.551401869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4900000">
            <text:p>34900000</text:p>
          </table:table-cell>
          <table:table-cell table:formula="of:=[.B536]*LOG([.B536]; 2)" office:value-type="float" office:value="874479657.152562">
            <text:p>874479657.152562</text:p>
          </table:table-cell>
          <table:table-cell table:formula="of:=[.C536]/3424" office:value-type="float" office:value="255397.096131005">
            <text:p>255397.096131005</text:p>
          </table:table-cell>
          <table:table-cell table:formula="of:=[.B536]/3424" office:value-type="float" office:value="10192.7570093458">
            <text:p>10192.757009345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000000">
            <text:p>35000000</text:p>
          </table:table-cell>
          <table:table-cell table:formula="of:=[.B537]*LOG([.B537]; 2)" office:value-type="float" office:value="877129805.51942">
            <text:p>877129805.51942</text:p>
          </table:table-cell>
          <table:table-cell table:formula="of:=[.C537]/3424" office:value-type="float" office:value="256171.088060578">
            <text:p>256171.088060578</text:p>
          </table:table-cell>
          <table:table-cell table:formula="of:=[.B537]/3424" office:value-type="float" office:value="10221.9626168224">
            <text:p>10221.962616822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100000">
            <text:p>35100000</text:p>
          </table:table-cell>
          <table:table-cell table:formula="of:=[.B538]*LOG([.B538]; 2)" office:value-type="float" office:value="879780366.085422">
            <text:p>879780366.085422</text:p>
          </table:table-cell>
          <table:table-cell table:formula="of:=[.C538]/3424" office:value-type="float" office:value="256945.200375415">
            <text:p>256945.200375415</text:p>
          </table:table-cell>
          <table:table-cell table:formula="of:=[.B538]/3424" office:value-type="float" office:value="10251.1682242991">
            <text:p>10251.168224299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200000">
            <text:p>35200000</text:p>
          </table:table-cell>
          <table:table-cell table:formula="of:=[.B539]*LOG([.B539]; 2)" office:value-type="float" office:value="882431337.676209">
            <text:p>882431337.676209</text:p>
          </table:table-cell>
          <table:table-cell table:formula="of:=[.C539]/3424" office:value-type="float" office:value="257719.432732538">
            <text:p>257719.432732538</text:p>
          </table:table-cell>
          <table:table-cell table:formula="of:=[.B539]/3424" office:value-type="float" office:value="10280.3738317757">
            <text:p>10280.373831775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300000">
            <text:p>35300000</text:p>
          </table:table-cell>
          <table:table-cell table:formula="of:=[.B540]*LOG([.B540]; 2)" office:value-type="float" office:value="885082719.124092">
            <text:p>885082719.124092</text:p>
          </table:table-cell>
          <table:table-cell table:formula="of:=[.C540]/3424" office:value-type="float" office:value="258493.784790915">
            <text:p>258493.784790915</text:p>
          </table:table-cell>
          <table:table-cell table:formula="of:=[.B540]/3424" office:value-type="float" office:value="10309.5794392523">
            <text:p>10309.579439252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400000">
            <text:p>35400000</text:p>
          </table:table-cell>
          <table:table-cell table:formula="of:=[.B541]*LOG([.B541]; 2)" office:value-type="float" office:value="887734509.268001">
            <text:p>887734509.268001</text:p>
          </table:table-cell>
          <table:table-cell table:formula="of:=[.C541]/3424" office:value-type="float" office:value="259268.256211449">
            <text:p>259268.256211449</text:p>
          </table:table-cell>
          <table:table-cell table:formula="of:=[.B541]/3424" office:value-type="float" office:value="10338.785046729">
            <text:p>10338.78504672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500000">
            <text:p>35500000</text:p>
          </table:table-cell>
          <table:table-cell table:formula="of:=[.B542]*LOG([.B542]; 2)" office:value-type="float" office:value="890386706.953425">
            <text:p>890386706.953425</text:p>
          </table:table-cell>
          <table:table-cell table:formula="of:=[.C542]/3424" office:value-type="float" office:value="260042.846656958">
            <text:p>260042.846656958</text:p>
          </table:table-cell>
          <table:table-cell table:formula="of:=[.B542]/3424" office:value-type="float" office:value="10367.9906542056">
            <text:p>10367.990654205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600000">
            <text:p>35600000</text:p>
          </table:table-cell>
          <table:table-cell table:formula="of:=[.B543]*LOG([.B543]; 2)" office:value-type="float" office:value="893039311.032354">
            <text:p>893039311.032354</text:p>
          </table:table-cell>
          <table:table-cell table:formula="of:=[.C543]/3424" office:value-type="float" office:value="260817.55579216">
            <text:p>260817.55579216</text:p>
          </table:table-cell>
          <table:table-cell table:formula="of:=[.B543]/3424" office:value-type="float" office:value="10397.1962616822">
            <text:p>10397.196261682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700000">
            <text:p>35700000</text:p>
          </table:table-cell>
          <table:table-cell table:formula="of:=[.B544]*LOG([.B544]; 2)" office:value-type="float" office:value="895692320.363233">
            <text:p>895692320.363233</text:p>
          </table:table-cell>
          <table:table-cell table:formula="of:=[.C544]/3424" office:value-type="float" office:value="261592.383283655">
            <text:p>261592.383283655</text:p>
          </table:table-cell>
          <table:table-cell table:formula="of:=[.B544]/3424" office:value-type="float" office:value="10426.4018691589">
            <text:p>10426.401869158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800000">
            <text:p>35800000</text:p>
          </table:table-cell>
          <table:table-cell table:formula="of:=[.B545]*LOG([.B545]; 2)" office:value-type="float" office:value="898345733.810898">
            <text:p>898345733.810898</text:p>
          </table:table-cell>
          <table:table-cell table:formula="of:=[.C545]/3424" office:value-type="float" office:value="262367.328799912">
            <text:p>262367.328799912</text:p>
          </table:table-cell>
          <table:table-cell table:formula="of:=[.B545]/3424" office:value-type="float" office:value="10455.6074766355">
            <text:p>10455.607476635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5900000">
            <text:p>35900000</text:p>
          </table:table-cell>
          <table:table-cell table:formula="of:=[.B546]*LOG([.B546]; 2)" office:value-type="float" office:value="900999550.246529">
            <text:p>900999550.246529</text:p>
          </table:table-cell>
          <table:table-cell table:formula="of:=[.C546]/3424" office:value-type="float" office:value="263142.392011253">
            <text:p>263142.392011253</text:p>
          </table:table-cell>
          <table:table-cell table:formula="of:=[.B546]/3424" office:value-type="float" office:value="10484.8130841122">
            <text:p>10484.813084112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000000">
            <text:p>36000000</text:p>
          </table:table-cell>
          <table:table-cell table:formula="of:=[.B547]*LOG([.B547]; 2)" office:value-type="float" office:value="903653768.547594">
            <text:p>903653768.547594</text:p>
          </table:table-cell>
          <table:table-cell table:formula="of:=[.C547]/3424" office:value-type="float" office:value="263917.572589835">
            <text:p>263917.572589835</text:p>
          </table:table-cell>
          <table:table-cell table:formula="of:=[.B547]/3424" office:value-type="float" office:value="10514.0186915888">
            <text:p>10514.018691588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100000">
            <text:p>36100000</text:p>
          </table:table-cell>
          <table:table-cell table:formula="of:=[.B548]*LOG([.B548]; 2)" office:value-type="float" office:value="906308387.597796">
            <text:p>906308387.597796</text:p>
          </table:table-cell>
          <table:table-cell table:formula="of:=[.C548]/3424" office:value-type="float" office:value="264692.870209637">
            <text:p>264692.870209637</text:p>
          </table:table-cell>
          <table:table-cell table:formula="of:=[.B548]/3424" office:value-type="float" office:value="10543.2242990654">
            <text:p>10543.224299065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200000">
            <text:p>36200000</text:p>
          </table:table-cell>
          <table:table-cell table:formula="of:=[.B549]*LOG([.B549]; 2)" office:value-type="float" office:value="908963406.287025">
            <text:p>908963406.287025</text:p>
          </table:table-cell>
          <table:table-cell table:formula="of:=[.C549]/3424" office:value-type="float" office:value="265468.284546444">
            <text:p>265468.284546444</text:p>
          </table:table-cell>
          <table:table-cell table:formula="of:=[.B549]/3424" office:value-type="float" office:value="10572.4299065421">
            <text:p>10572.429906542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300000">
            <text:p>36300000</text:p>
          </table:table-cell>
          <table:table-cell table:formula="of:=[.B550]*LOG([.B550]; 2)" office:value-type="float" office:value="911618823.511302">
            <text:p>911618823.511302</text:p>
          </table:table-cell>
          <table:table-cell table:formula="of:=[.C550]/3424" office:value-type="float" office:value="266243.815277834">
            <text:p>266243.815277834</text:p>
          </table:table-cell>
          <table:table-cell table:formula="of:=[.B550]/3424" office:value-type="float" office:value="10601.6355140187">
            <text:p>10601.635514018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400000">
            <text:p>36400000</text:p>
          </table:table-cell>
          <table:table-cell table:formula="of:=[.B551]*LOG([.B551]; 2)" office:value-type="float" office:value="914274638.172732">
            <text:p>914274638.172732</text:p>
          </table:table-cell>
          <table:table-cell table:formula="of:=[.C551]/3424" office:value-type="float" office:value="267019.462083158">
            <text:p>267019.462083158</text:p>
          </table:table-cell>
          <table:table-cell table:formula="of:=[.B551]/3424" office:value-type="float" office:value="10630.8411214953">
            <text:p>10630.841121495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500000">
            <text:p>36500000</text:p>
          </table:table-cell>
          <table:table-cell table:formula="of:=[.B552]*LOG([.B552]; 2)" office:value-type="float" office:value="916930849.179453">
            <text:p>916930849.179453</text:p>
          </table:table-cell>
          <table:table-cell table:formula="of:=[.C552]/3424" office:value-type="float" office:value="267795.224643532">
            <text:p>267795.224643532</text:p>
          </table:table-cell>
          <table:table-cell table:formula="of:=[.B552]/3424" office:value-type="float" office:value="10660.046728972">
            <text:p>10660.04672897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600000">
            <text:p>36600000</text:p>
          </table:table-cell>
          <table:table-cell table:formula="of:=[.B553]*LOG([.B553]; 2)" office:value-type="float" office:value="919587455.445583">
            <text:p>919587455.445583</text:p>
          </table:table-cell>
          <table:table-cell table:formula="of:=[.C553]/3424" office:value-type="float" office:value="268571.102641818">
            <text:p>268571.102641818</text:p>
          </table:table-cell>
          <table:table-cell table:formula="of:=[.B553]/3424" office:value-type="float" office:value="10689.2523364486">
            <text:p>10689.252336448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700000">
            <text:p>36700000</text:p>
          </table:table-cell>
          <table:table-cell table:formula="of:=[.B554]*LOG([.B554]; 2)" office:value-type="float" office:value="922244455.891177">
            <text:p>922244455.891177</text:p>
          </table:table-cell>
          <table:table-cell table:formula="of:=[.C554]/3424" office:value-type="float" office:value="269347.09576261">
            <text:p>269347.09576261</text:p>
          </table:table-cell>
          <table:table-cell table:formula="of:=[.B554]/3424" office:value-type="float" office:value="10718.4579439252">
            <text:p>10718.457943925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800000">
            <text:p>36800000</text:p>
          </table:table-cell>
          <table:table-cell table:formula="of:=[.B555]*LOG([.B555]; 2)" office:value-type="float" office:value="924901849.442173">
            <text:p>924901849.442173</text:p>
          </table:table-cell>
          <table:table-cell table:formula="of:=[.C555]/3424" office:value-type="float" office:value="270123.203692223">
            <text:p>270123.203692223</text:p>
          </table:table-cell>
          <table:table-cell table:formula="of:=[.B555]/3424" office:value-type="float" office:value="10747.6635514019">
            <text:p>10747.663551401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6900000">
            <text:p>36900000</text:p>
          </table:table-cell>
          <table:table-cell table:formula="of:=[.B556]*LOG([.B556]; 2)" office:value-type="float" office:value="927559635.030347">
            <text:p>927559635.030347</text:p>
          </table:table-cell>
          <table:table-cell table:formula="of:=[.C556]/3424" office:value-type="float" office:value="270899.426118676">
            <text:p>270899.426118676</text:p>
          </table:table-cell>
          <table:table-cell table:formula="of:=[.B556]/3424" office:value-type="float" office:value="10776.8691588785">
            <text:p>10776.869158878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000000">
            <text:p>37000000</text:p>
          </table:table-cell>
          <table:table-cell table:formula="of:=[.B557]*LOG([.B557]; 2)" office:value-type="float" office:value="930217811.593266">
            <text:p>930217811.593266</text:p>
          </table:table-cell>
          <table:table-cell table:formula="of:=[.C557]/3424" office:value-type="float" office:value="271675.762731678">
            <text:p>271675.762731678</text:p>
          </table:table-cell>
          <table:table-cell table:formula="of:=[.B557]/3424" office:value-type="float" office:value="10806.0747663551">
            <text:p>10806.074766355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100000">
            <text:p>37100000</text:p>
          </table:table-cell>
          <table:table-cell table:formula="of:=[.B558]*LOG([.B558]; 2)" office:value-type="float" office:value="932876378.074237">
            <text:p>932876378.074237</text:p>
          </table:table-cell>
          <table:table-cell table:formula="of:=[.C558]/3424" office:value-type="float" office:value="272452.213222616">
            <text:p>272452.213222616</text:p>
          </table:table-cell>
          <table:table-cell table:formula="of:=[.B558]/3424" office:value-type="float" office:value="10835.2803738318">
            <text:p>10835.280373831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200000">
            <text:p>37200000</text:p>
          </table:table-cell>
          <table:table-cell table:formula="of:=[.B559]*LOG([.B559]; 2)" office:value-type="float" office:value="935535333.422268">
            <text:p>935535333.422268</text:p>
          </table:table-cell>
          <table:table-cell table:formula="of:=[.C559]/3424" office:value-type="float" office:value="273228.777284541">
            <text:p>273228.777284541</text:p>
          </table:table-cell>
          <table:table-cell table:formula="of:=[.B559]/3424" office:value-type="float" office:value="10864.4859813084">
            <text:p>10864.485981308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300000">
            <text:p>37300000</text:p>
          </table:table-cell>
          <table:table-cell table:formula="of:=[.B560]*LOG([.B560]; 2)" office:value-type="float" office:value="938194676.592014">
            <text:p>938194676.592014</text:p>
          </table:table-cell>
          <table:table-cell table:formula="of:=[.C560]/3424" office:value-type="float" office:value="274005.454612154">
            <text:p>274005.454612154</text:p>
          </table:table-cell>
          <table:table-cell table:formula="of:=[.B560]/3424" office:value-type="float" office:value="10893.691588785">
            <text:p>10893.69158878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400000">
            <text:p>37400000</text:p>
          </table:table-cell>
          <table:table-cell table:formula="of:=[.B561]*LOG([.B561]; 2)" office:value-type="float" office:value="940854406.543734">
            <text:p>940854406.543734</text:p>
          </table:table-cell>
          <table:table-cell table:formula="of:=[.C561]/3424" office:value-type="float" office:value="274782.244901792">
            <text:p>274782.244901792</text:p>
          </table:table-cell>
          <table:table-cell table:formula="of:=[.B561]/3424" office:value-type="float" office:value="10922.8971962617">
            <text:p>10922.897196261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500000">
            <text:p>37500000</text:p>
          </table:table-cell>
          <table:table-cell table:formula="of:=[.B562]*LOG([.B562]; 2)" office:value-type="float" office:value="943514522.243252">
            <text:p>943514522.243252</text:p>
          </table:table-cell>
          <table:table-cell table:formula="of:=[.C562]/3424" office:value-type="float" office:value="275559.147851417">
            <text:p>275559.147851417</text:p>
          </table:table-cell>
          <table:table-cell table:formula="of:=[.B562]/3424" office:value-type="float" office:value="10952.1028037383">
            <text:p>10952.102803738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600000">
            <text:p>37600000</text:p>
          </table:table-cell>
          <table:table-cell table:formula="of:=[.B563]*LOG([.B563]; 2)" office:value-type="float" office:value="946175022.661903">
            <text:p>946175022.661903</text:p>
          </table:table-cell>
          <table:table-cell table:formula="of:=[.C563]/3424" office:value-type="float" office:value="276336.163160603">
            <text:p>276336.163160603</text:p>
          </table:table-cell>
          <table:table-cell table:formula="of:=[.B563]/3424" office:value-type="float" office:value="10981.308411215">
            <text:p>10981.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700000">
            <text:p>37700000</text:p>
          </table:table-cell>
          <table:table-cell table:formula="of:=[.B564]*LOG([.B564]; 2)" office:value-type="float" office:value="948835906.776496">
            <text:p>948835906.776496</text:p>
          </table:table-cell>
          <table:table-cell table:formula="of:=[.C564]/3424" office:value-type="float" office:value="277113.290530519">
            <text:p>277113.290530519</text:p>
          </table:table-cell>
          <table:table-cell table:formula="of:=[.B564]/3424" office:value-type="float" office:value="11010.5140186916">
            <text:p>11010.514018691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800000">
            <text:p>37800000</text:p>
          </table:table-cell>
          <table:table-cell table:formula="of:=[.B565]*LOG([.B565]; 2)" office:value-type="float" office:value="951497173.569268">
            <text:p>951497173.569268</text:p>
          </table:table-cell>
          <table:table-cell table:formula="of:=[.C565]/3424" office:value-type="float" office:value="277890.529663922">
            <text:p>277890.529663922</text:p>
          </table:table-cell>
          <table:table-cell table:formula="of:=[.B565]/3424" office:value-type="float" office:value="11039.7196261682">
            <text:p>11039.719626168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7900000">
            <text:p>37900000</text:p>
          </table:table-cell>
          <table:table-cell table:formula="of:=[.B566]*LOG([.B566]; 2)" office:value-type="float" office:value="954158822.02784">
            <text:p>954158822.02784</text:p>
          </table:table-cell>
          <table:table-cell table:formula="of:=[.C566]/3424" office:value-type="float" office:value="278667.88026514">
            <text:p>278667.88026514</text:p>
          </table:table-cell>
          <table:table-cell table:formula="of:=[.B566]/3424" office:value-type="float" office:value="11068.9252336449">
            <text:p>11068.925233644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000000">
            <text:p>38000000</text:p>
          </table:table-cell>
          <table:table-cell table:formula="of:=[.B567]*LOG([.B567]; 2)" office:value-type="float" office:value="956820851.145175">
            <text:p>956820851.145175</text:p>
          </table:table-cell>
          <table:table-cell table:formula="of:=[.C567]/3424" office:value-type="float" office:value="279445.342040063">
            <text:p>279445.342040063</text:p>
          </table:table-cell>
          <table:table-cell table:formula="of:=[.B567]/3424" office:value-type="float" office:value="11098.1308411215">
            <text:p>11098.130841121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100000">
            <text:p>38100000</text:p>
          </table:table-cell>
          <table:table-cell table:formula="of:=[.B568]*LOG([.B568]; 2)" office:value-type="float" office:value="959483259.919538">
            <text:p>959483259.919538</text:p>
          </table:table-cell>
          <table:table-cell table:formula="of:=[.C568]/3424" office:value-type="float" office:value="280222.914696127">
            <text:p>280222.914696127</text:p>
          </table:table-cell>
          <table:table-cell table:formula="of:=[.B568]/3424" office:value-type="float" office:value="11127.3364485981">
            <text:p>11127.336448598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200000">
            <text:p>38200000</text:p>
          </table:table-cell>
          <table:table-cell table:formula="of:=[.B569]*LOG([.B569]; 2)" office:value-type="float" office:value="962146047.354452">
            <text:p>962146047.354452</text:p>
          </table:table-cell>
          <table:table-cell table:formula="of:=[.C569]/3424" office:value-type="float" office:value="281000.597942305">
            <text:p>281000.597942305</text:p>
          </table:table-cell>
          <table:table-cell table:formula="of:=[.B569]/3424" office:value-type="float" office:value="11156.5420560748">
            <text:p>11156.542056074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300000">
            <text:p>38300000</text:p>
          </table:table-cell>
          <table:table-cell table:formula="of:=[.B570]*LOG([.B570]; 2)" office:value-type="float" office:value="964809212.458656">
            <text:p>964809212.458656</text:p>
          </table:table-cell>
          <table:table-cell table:formula="of:=[.C570]/3424" office:value-type="float" office:value="281778.391489093">
            <text:p>281778.391489093</text:p>
          </table:table-cell>
          <table:table-cell table:formula="of:=[.B570]/3424" office:value-type="float" office:value="11185.7476635514">
            <text:p>11185.747663551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400000">
            <text:p>38400000</text:p>
          </table:table-cell>
          <table:table-cell table:formula="of:=[.B571]*LOG([.B571]; 2)" office:value-type="float" office:value="967472754.246066">
            <text:p>967472754.246066</text:p>
          </table:table-cell>
          <table:table-cell table:formula="of:=[.C571]/3424" office:value-type="float" office:value="282556.295048501">
            <text:p>282556.295048501</text:p>
          </table:table-cell>
          <table:table-cell table:formula="of:=[.B571]/3424" office:value-type="float" office:value="11214.953271028">
            <text:p>11214.95327102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500000">
            <text:p>38500000</text:p>
          </table:table-cell>
          <table:table-cell table:formula="of:=[.B572]*LOG([.B572]; 2)" office:value-type="float" office:value="970136671.735735">
            <text:p>970136671.735735</text:p>
          </table:table-cell>
          <table:table-cell table:formula="of:=[.C572]/3424" office:value-type="float" office:value="283334.308334035">
            <text:p>283334.308334035</text:p>
          </table:table-cell>
          <table:table-cell table:formula="of:=[.B572]/3424" office:value-type="float" office:value="11244.1588785047">
            <text:p>11244.158878504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600000">
            <text:p>38600000</text:p>
          </table:table-cell>
          <table:table-cell table:formula="of:=[.B573]*LOG([.B573]; 2)" office:value-type="float" office:value="972800963.951809">
            <text:p>972800963.951809</text:p>
          </table:table-cell>
          <table:table-cell table:formula="of:=[.C573]/3424" office:value-type="float" office:value="284112.431060692">
            <text:p>284112.431060692</text:p>
          </table:table-cell>
          <table:table-cell table:formula="of:=[.B573]/3424" office:value-type="float" office:value="11273.3644859813">
            <text:p>11273.364485981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700000">
            <text:p>38700000</text:p>
          </table:table-cell>
          <table:table-cell table:formula="of:=[.B574]*LOG([.B574]; 2)" office:value-type="float" office:value="975465629.923493">
            <text:p>975465629.923493</text:p>
          </table:table-cell>
          <table:table-cell table:formula="of:=[.C574]/3424" office:value-type="float" office:value="284890.662944946">
            <text:p>284890.662944946</text:p>
          </table:table-cell>
          <table:table-cell table:formula="of:=[.B574]/3424" office:value-type="float" office:value="11302.5700934579">
            <text:p>11302.570093457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800000">
            <text:p>38800000</text:p>
          </table:table-cell>
          <table:table-cell table:formula="of:=[.B575]*LOG([.B575]; 2)" office:value-type="float" office:value="978130668.685009">
            <text:p>978130668.685009</text:p>
          </table:table-cell>
          <table:table-cell table:formula="of:=[.C575]/3424" office:value-type="float" office:value="285669.003704734">
            <text:p>285669.003704734</text:p>
          </table:table-cell>
          <table:table-cell table:formula="of:=[.B575]/3424" office:value-type="float" office:value="11331.7757009346">
            <text:p>11331.7757009346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8900000">
            <text:p>38900000</text:p>
          </table:table-cell>
          <table:table-cell table:formula="of:=[.B576]*LOG([.B576]; 2)" office:value-type="float" office:value="980796079.275555">
            <text:p>980796079.275555</text:p>
          </table:table-cell>
          <table:table-cell table:formula="of:=[.C576]/3424" office:value-type="float" office:value="286447.453059449">
            <text:p>286447.453059449</text:p>
          </table:table-cell>
          <table:table-cell table:formula="of:=[.B576]/3424" office:value-type="float" office:value="11360.9813084112">
            <text:p>11360.9813084112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000000">
            <text:p>39000000</text:p>
          </table:table-cell>
          <table:table-cell table:formula="of:=[.B577]*LOG([.B577]; 2)" office:value-type="float" office:value="983461860.73927">
            <text:p>983461860.73927</text:p>
          </table:table-cell>
          <table:table-cell table:formula="of:=[.C577]/3424" office:value-type="float" office:value="287226.010729927">
            <text:p>287226.010729927</text:p>
          </table:table-cell>
          <table:table-cell table:formula="of:=[.B577]/3424" office:value-type="float" office:value="11390.1869158879">
            <text:p>11390.1869158879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100000">
            <text:p>39100000</text:p>
          </table:table-cell>
          <table:table-cell table:formula="of:=[.B578]*LOG([.B578]; 2)" office:value-type="float" office:value="986128012.125197">
            <text:p>986128012.125197</text:p>
          </table:table-cell>
          <table:table-cell table:formula="of:=[.C578]/3424" office:value-type="float" office:value="288004.676438434">
            <text:p>288004.676438434</text:p>
          </table:table-cell>
          <table:table-cell table:formula="of:=[.B578]/3424" office:value-type="float" office:value="11419.3925233645">
            <text:p>11419.3925233645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200000">
            <text:p>39200000</text:p>
          </table:table-cell>
          <table:table-cell table:formula="of:=[.B579]*LOG([.B579]; 2)" office:value-type="float" office:value="988794532.487239">
            <text:p>988794532.487239</text:p>
          </table:table-cell>
          <table:table-cell table:formula="of:=[.C579]/3424" office:value-type="float" office:value="288783.449908656">
            <text:p>288783.449908656</text:p>
          </table:table-cell>
          <table:table-cell table:formula="of:=[.B579]/3424" office:value-type="float" office:value="11448.5981308411">
            <text:p>11448.598130841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300000">
            <text:p>39300000</text:p>
          </table:table-cell>
          <table:table-cell table:formula="of:=[.B580]*LOG([.B580]; 2)" office:value-type="float" office:value="991461420.88413">
            <text:p>991461420.88413</text:p>
          </table:table-cell>
          <table:table-cell table:formula="of:=[.C580]/3424" office:value-type="float" office:value="289562.330865692">
            <text:p>289562.330865692</text:p>
          </table:table-cell>
          <table:table-cell table:formula="of:=[.B580]/3424" office:value-type="float" office:value="11477.8037383178">
            <text:p>11477.8037383178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400000">
            <text:p>39400000</text:p>
          </table:table-cell>
          <table:table-cell table:formula="of:=[.B581]*LOG([.B581]; 2)" office:value-type="float" office:value="994128676.379392">
            <text:p>994128676.379392</text:p>
          </table:table-cell>
          <table:table-cell table:formula="of:=[.C581]/3424" office:value-type="float" office:value="290341.319036037">
            <text:p>290341.319036037</text:p>
          </table:table-cell>
          <table:table-cell table:formula="of:=[.B581]/3424" office:value-type="float" office:value="11507.0093457944">
            <text:p>11507.0093457944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500000">
            <text:p>39500000</text:p>
          </table:table-cell>
          <table:table-cell table:formula="of:=[.B582]*LOG([.B582]; 2)" office:value-type="float" office:value="996796298.0413">
            <text:p>996796298.0413</text:p>
          </table:table-cell>
          <table:table-cell table:formula="of:=[.C582]/3424" office:value-type="float" office:value="291120.414147576">
            <text:p>291120.414147576</text:p>
          </table:table-cell>
          <table:table-cell table:formula="of:=[.B582]/3424" office:value-type="float" office:value="11536.214953271">
            <text:p>11536.214953271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600000">
            <text:p>39600000</text:p>
          </table:table-cell>
          <table:table-cell table:formula="of:=[.B583]*LOG([.B583]; 2)" office:value-type="float" office:value="999464284.94285">
            <text:p>999464284.94285</text:p>
          </table:table-cell>
          <table:table-cell table:formula="of:=[.C583]/3424" office:value-type="float" office:value="291899.615929571">
            <text:p>291899.615929571</text:p>
          </table:table-cell>
          <table:table-cell table:formula="of:=[.B583]/3424" office:value-type="float" office:value="11565.4205607477">
            <text:p>11565.4205607477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700000">
            <text:p>39700000</text:p>
          </table:table-cell>
          <table:table-cell table:formula="of:=[.B584]*LOG([.B584]; 2)" office:value-type="float" office:value="1002132636.16172">
            <text:p>1002132636.16172</text:p>
          </table:table-cell>
          <table:table-cell table:formula="of:=[.C584]/3424" office:value-type="float" office:value="292678.924112651">
            <text:p>292678.924112651</text:p>
          </table:table-cell>
          <table:table-cell table:formula="of:=[.B584]/3424" office:value-type="float" office:value="11594.6261682243">
            <text:p>11594.6261682243</text:p>
          </table:table-cell>
          <table:table-cell table:number-columns-repeated="8"/>
          <table:table-cell/>
        </table:table-row>
        <table:table-row table:style-name="ro1">
          <table:table-cell/>
          <table:table-cell office:value-type="float" office:value="39800000">
            <text:p>39800000</text:p>
          </table:table-cell>
          <table:table-cell table:formula="of:=[.B585]*LOG([.B585]; 2)" office:value-type="float" office:value="1004801350.78022">
            <text:p>1004801350.78022</text:p>
          </table:table-cell>
          <table:table-cell table:formula="of:=[.C585]/3424" office:value-type="float" office:value="293458.338428803">
            <text:p>293458.338428803</text:p>
          </table:table-cell>
          <table:table-cell table:formula="of:=[.B585]/3424" office:value-type="float" office:value="11623.8317757009">
            <text:p>11623.83177570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900000">
            <text:p>39900000</text:p>
          </table:table-cell>
          <table:table-cell table:formula="of:=[.B586]*LOG([.B586]; 2)" office:value-type="float" office:value="1007470427.8853">
            <text:p>1007470427.8853</text:p>
          </table:table-cell>
          <table:table-cell table:formula="of:=[.C586]/3424" office:value-type="float" office:value="294237.858611361">
            <text:p>294237.858611361</text:p>
          </table:table-cell>
          <table:table-cell table:formula="of:=[.B586]/3424" office:value-type="float" office:value="11653.0373831776">
            <text:p>11653.03738317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00000">
            <text:p>40000000</text:p>
          </table:table-cell>
          <table:table-cell table:formula="of:=[.B587]*LOG([.B587]; 2)" office:value-type="float" office:value="1010139866.56846">
            <text:p>1010139866.56846</text:p>
          </table:table-cell>
          <table:table-cell table:formula="of:=[.C587]/3424" office:value-type="float" office:value="295017.484394995">
            <text:p>295017.484394995</text:p>
          </table:table-cell>
          <table:table-cell table:formula="of:=[.B587]/3424" office:value-type="float" office:value="11682.2429906542">
            <text:p>11682.2429906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100000">
            <text:p>40100000</text:p>
          </table:table-cell>
          <table:table-cell table:formula="of:=[.B588]*LOG([.B588]; 2)" office:value-type="float" office:value="1012809665.92576">
            <text:p>1012809665.92576</text:p>
          </table:table-cell>
          <table:table-cell table:formula="of:=[.C588]/3424" office:value-type="float" office:value="295797.2155157">
            <text:p>295797.2155157</text:p>
          </table:table-cell>
          <table:table-cell table:formula="of:=[.B588]/3424" office:value-type="float" office:value="11711.4485981308">
            <text:p>11711.44859813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200000">
            <text:p>40200000</text:p>
          </table:table-cell>
          <table:table-cell table:formula="of:=[.B589]*LOG([.B589]; 2)" office:value-type="float" office:value="1015479825.05775">
            <text:p>1015479825.05775</text:p>
          </table:table-cell>
          <table:table-cell table:formula="of:=[.C589]/3424" office:value-type="float" office:value="296577.051710792">
            <text:p>296577.051710792</text:p>
          </table:table-cell>
          <table:table-cell table:formula="of:=[.B589]/3424" office:value-type="float" office:value="11740.6542056075">
            <text:p>11740.65420560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300000">
            <text:p>40300000</text:p>
          </table:table-cell>
          <table:table-cell table:formula="of:=[.B590]*LOG([.B590]; 2)" office:value-type="float" office:value="1018150343.06948">
            <text:p>1018150343.06948</text:p>
          </table:table-cell>
          <table:table-cell table:formula="of:=[.C590]/3424" office:value-type="float" office:value="297356.99271889">
            <text:p>297356.99271889</text:p>
          </table:table-cell>
          <table:table-cell table:formula="of:=[.B590]/3424" office:value-type="float" office:value="11769.8598130841">
            <text:p>11769.85981308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400000">
            <text:p>40400000</text:p>
          </table:table-cell>
          <table:table-cell table:formula="of:=[.B591]*LOG([.B591]; 2)" office:value-type="float" office:value="1020821219.07042">
            <text:p>1020821219.07042</text:p>
          </table:table-cell>
          <table:table-cell table:formula="of:=[.C591]/3424" office:value-type="float" office:value="298137.038279912">
            <text:p>298137.038279912</text:p>
          </table:table-cell>
          <table:table-cell table:formula="of:=[.B591]/3424" office:value-type="float" office:value="11799.0654205607">
            <text:p>11799.06542056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500000">
            <text:p>40500000</text:p>
          </table:table-cell>
          <table:table-cell table:formula="of:=[.B592]*LOG([.B592]; 2)" office:value-type="float" office:value="1023492452.17446">
            <text:p>1023492452.17446</text:p>
          </table:table-cell>
          <table:table-cell table:formula="of:=[.C592]/3424" office:value-type="float" office:value="298917.188135063">
            <text:p>298917.188135063</text:p>
          </table:table-cell>
          <table:table-cell table:formula="of:=[.B592]/3424" office:value-type="float" office:value="11828.2710280374">
            <text:p>11828.27102803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600000">
            <text:p>40600000</text:p>
          </table:table-cell>
          <table:table-cell table:formula="of:=[.B593]*LOG([.B593]; 2)" office:value-type="float" office:value="1026164041.49985">
            <text:p>1026164041.49985</text:p>
          </table:table-cell>
          <table:table-cell table:formula="of:=[.C593]/3424" office:value-type="float" office:value="299697.442026826">
            <text:p>299697.442026826</text:p>
          </table:table-cell>
          <table:table-cell table:formula="of:=[.B593]/3424" office:value-type="float" office:value="11857.476635514">
            <text:p>11857.4766355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700000">
            <text:p>40700000</text:p>
          </table:table-cell>
          <table:table-cell table:formula="of:=[.B594]*LOG([.B594]; 2)" office:value-type="float" office:value="1028835986.16921">
            <text:p>1028835986.16921</text:p>
          </table:table-cell>
          <table:table-cell table:formula="of:=[.C594]/3424" office:value-type="float" office:value="300477.799698953">
            <text:p>300477.799698953</text:p>
          </table:table-cell>
          <table:table-cell table:formula="of:=[.B594]/3424" office:value-type="float" office:value="11886.6822429907">
            <text:p>11886.68224299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800000">
            <text:p>40800000</text:p>
          </table:table-cell>
          <table:table-cell table:formula="of:=[.B595]*LOG([.B595]; 2)" office:value-type="float" office:value="1031508285.30946">
            <text:p>1031508285.30946</text:p>
          </table:table-cell>
          <table:table-cell table:formula="of:=[.C595]/3424" office:value-type="float" office:value="301258.260896454">
            <text:p>301258.260896454</text:p>
          </table:table-cell>
          <table:table-cell table:formula="of:=[.B595]/3424" office:value-type="float" office:value="11915.8878504673">
            <text:p>11915.88785046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00000">
            <text:p>40900000</text:p>
          </table:table-cell>
          <table:table-cell table:formula="of:=[.B596]*LOG([.B596]; 2)" office:value-type="float" office:value="1034180938.05178">
            <text:p>1034180938.05178</text:p>
          </table:table-cell>
          <table:table-cell table:formula="of:=[.C596]/3424" office:value-type="float" office:value="302038.825365591">
            <text:p>302038.825365591</text:p>
          </table:table-cell>
          <table:table-cell table:formula="of:=[.B596]/3424" office:value-type="float" office:value="11945.0934579439">
            <text:p>11945.09345794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000000">
            <text:p>41000000</text:p>
          </table:table-cell>
          <table:table-cell table:formula="of:=[.B597]*LOG([.B597]; 2)" office:value-type="float" office:value="1036853943.53163">
            <text:p>1036853943.53163</text:p>
          </table:table-cell>
          <table:table-cell table:formula="of:=[.C597]/3424" office:value-type="float" office:value="302819.492853865">
            <text:p>302819.492853865</text:p>
          </table:table-cell>
          <table:table-cell table:formula="of:=[.B597]/3424" office:value-type="float" office:value="11974.2990654206">
            <text:p>11974.2990654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100000">
            <text:p>41100000</text:p>
          </table:table-cell>
          <table:table-cell table:formula="of:=[.B598]*LOG([.B598]; 2)" office:value-type="float" office:value="1039527300.88867">
            <text:p>1039527300.88867</text:p>
          </table:table-cell>
          <table:table-cell table:formula="of:=[.C598]/3424" office:value-type="float" office:value="303600.263110009">
            <text:p>303600.263110009</text:p>
          </table:table-cell>
          <table:table-cell table:formula="of:=[.B598]/3424" office:value-type="float" office:value="12003.5046728972">
            <text:p>12003.5046728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200000">
            <text:p>41200000</text:p>
          </table:table-cell>
          <table:table-cell table:formula="of:=[.B599]*LOG([.B599]; 2)" office:value-type="float" office:value="1042201009.26675">
            <text:p>1042201009.26675</text:p>
          </table:table-cell>
          <table:table-cell table:formula="of:=[.C599]/3424" office:value-type="float" office:value="304381.135883979">
            <text:p>304381.135883979</text:p>
          </table:table-cell>
          <table:table-cell table:formula="of:=[.B599]/3424" office:value-type="float" office:value="12032.7102803738">
            <text:p>12032.71028037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300000">
            <text:p>41300000</text:p>
          </table:table-cell>
          <table:table-cell table:formula="of:=[.B600]*LOG([.B600]; 2)" office:value-type="float" office:value="1044875067.81386">
            <text:p>1044875067.81386</text:p>
          </table:table-cell>
          <table:table-cell table:formula="of:=[.C600]/3424" office:value-type="float" office:value="305162.110926946">
            <text:p>305162.110926946</text:p>
          </table:table-cell>
          <table:table-cell table:formula="of:=[.B600]/3424" office:value-type="float" office:value="12061.9158878505">
            <text:p>12061.91588785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400000">
            <text:p>41400000</text:p>
          </table:table-cell>
          <table:table-cell table:formula="of:=[.B601]*LOG([.B601]; 2)" office:value-type="float" office:value="1047549475.68216">
            <text:p>1047549475.68216</text:p>
          </table:table-cell>
          <table:table-cell table:formula="of:=[.C601]/3424" office:value-type="float" office:value="305943.187991284">
            <text:p>305943.187991284</text:p>
          </table:table-cell>
          <table:table-cell table:formula="of:=[.B601]/3424" office:value-type="float" office:value="12091.1214953271">
            <text:p>12091.12149532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500000">
            <text:p>41500000</text:p>
          </table:table-cell>
          <table:table-cell table:formula="of:=[.B602]*LOG([.B602]; 2)" office:value-type="float" office:value="1050224232.02785">
            <text:p>1050224232.02785</text:p>
          </table:table-cell>
          <table:table-cell table:formula="of:=[.C602]/3424" office:value-type="float" office:value="306724.366830564">
            <text:p>306724.366830564</text:p>
          </table:table-cell>
          <table:table-cell table:formula="of:=[.B602]/3424" office:value-type="float" office:value="12120.3271028037">
            <text:p>12120.32710280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600000">
            <text:p>41600000</text:p>
          </table:table-cell>
          <table:table-cell table:formula="of:=[.B603]*LOG([.B603]; 2)" office:value-type="float" office:value="1052899336.01124">
            <text:p>1052899336.01124</text:p>
          </table:table-cell>
          <table:table-cell table:formula="of:=[.C603]/3424" office:value-type="float" office:value="307505.647199545">
            <text:p>307505.647199545</text:p>
          </table:table-cell>
          <table:table-cell table:formula="of:=[.B603]/3424" office:value-type="float" office:value="12149.5327102804">
            <text:p>12149.53271028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700000">
            <text:p>41700000</text:p>
          </table:table-cell>
          <table:table-cell table:formula="of:=[.B604]*LOG([.B604]; 2)" office:value-type="float" office:value="1055574786.79666">
            <text:p>1055574786.79666</text:p>
          </table:table-cell>
          <table:table-cell table:formula="of:=[.C604]/3424" office:value-type="float" office:value="308287.028854164">
            <text:p>308287.028854164</text:p>
          </table:table-cell>
          <table:table-cell table:formula="of:=[.B604]/3424" office:value-type="float" office:value="12178.738317757">
            <text:p>12178.7383177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800000">
            <text:p>41800000</text:p>
          </table:table-cell>
          <table:table-cell table:formula="of:=[.B605]*LOG([.B605]; 2)" office:value-type="float" office:value="1058250583.55244">
            <text:p>1058250583.55244</text:p>
          </table:table-cell>
          <table:table-cell table:formula="of:=[.C605]/3424" office:value-type="float" office:value="309068.51155153">
            <text:p>309068.51155153</text:p>
          </table:table-cell>
          <table:table-cell table:formula="of:=[.B605]/3424" office:value-type="float" office:value="12207.9439252336">
            <text:p>12207.94392523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900000">
            <text:p>41900000</text:p>
          </table:table-cell>
          <table:table-cell table:formula="of:=[.B606]*LOG([.B606]; 2)" office:value-type="float" office:value="1060926725.45091">
            <text:p>1060926725.45091</text:p>
          </table:table-cell>
          <table:table-cell table:formula="of:=[.C606]/3424" office:value-type="float" office:value="309850.095049914">
            <text:p>309850.095049914</text:p>
          </table:table-cell>
          <table:table-cell table:formula="of:=[.B606]/3424" office:value-type="float" office:value="12237.1495327103">
            <text:p>12237.14953271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000000">
            <text:p>42000000</text:p>
          </table:table-cell>
          <table:table-cell table:formula="of:=[.B607]*LOG([.B607]; 2)" office:value-type="float" office:value="1063603211.66832">
            <text:p>1063603211.66832</text:p>
          </table:table-cell>
          <table:table-cell table:formula="of:=[.C607]/3424" office:value-type="float" office:value="310631.779108739">
            <text:p>310631.779108739</text:p>
          </table:table-cell>
          <table:table-cell table:formula="of:=[.B607]/3424" office:value-type="float" office:value="12266.3551401869">
            <text:p>12266.35514018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100000">
            <text:p>42100000</text:p>
          </table:table-cell>
          <table:table-cell table:formula="of:=[.B608]*LOG([.B608]; 2)" office:value-type="float" office:value="1066280041.38489">
            <text:p>1066280041.38489</text:p>
          </table:table-cell>
          <table:table-cell table:formula="of:=[.C608]/3424" office:value-type="float" office:value="311413.563488576">
            <text:p>311413.563488576</text:p>
          </table:table-cell>
          <table:table-cell table:formula="of:=[.B608]/3424" office:value-type="float" office:value="12295.5607476636">
            <text:p>12295.56074766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200000">
            <text:p>42200000</text:p>
          </table:table-cell>
          <table:table-cell table:formula="of:=[.B609]*LOG([.B609]; 2)" office:value-type="float" office:value="1068957213.78468">
            <text:p>1068957213.78468</text:p>
          </table:table-cell>
          <table:table-cell table:formula="of:=[.C609]/3424" office:value-type="float" office:value="312195.447951132">
            <text:p>312195.447951132</text:p>
          </table:table-cell>
          <table:table-cell table:formula="of:=[.B609]/3424" office:value-type="float" office:value="12324.7663551402">
            <text:p>12324.76635514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300000">
            <text:p>42300000</text:p>
          </table:table-cell>
          <table:table-cell table:formula="of:=[.B610]*LOG([.B610]; 2)" office:value-type="float" office:value="1071634728.05565">
            <text:p>1071634728.05565</text:p>
          </table:table-cell>
          <table:table-cell table:formula="of:=[.C610]/3424" office:value-type="float" office:value="312977.432259244">
            <text:p>312977.432259244</text:p>
          </table:table-cell>
          <table:table-cell table:formula="of:=[.B610]/3424" office:value-type="float" office:value="12353.9719626168">
            <text:p>12353.97196261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400000">
            <text:p>42400000</text:p>
          </table:table-cell>
          <table:table-cell table:formula="of:=[.B611]*LOG([.B611]; 2)" office:value-type="float" office:value="1074312583.3896">
            <text:p>1074312583.3896</text:p>
          </table:table-cell>
          <table:table-cell table:formula="of:=[.C611]/3424" office:value-type="float" office:value="313759.516176869">
            <text:p>313759.516176869</text:p>
          </table:table-cell>
          <table:table-cell table:formula="of:=[.B611]/3424" office:value-type="float" office:value="12383.1775700935">
            <text:p>12383.17757009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500000">
            <text:p>42500000</text:p>
          </table:table-cell>
          <table:table-cell table:formula="of:=[.B612]*LOG([.B612]; 2)" office:value-type="float" office:value="1076990778.98213">
            <text:p>1076990778.98213</text:p>
          </table:table-cell>
          <table:table-cell table:formula="of:=[.C612]/3424" office:value-type="float" office:value="314541.69946908">
            <text:p>314541.69946908</text:p>
          </table:table-cell>
          <table:table-cell table:formula="of:=[.B612]/3424" office:value-type="float" office:value="12412.3831775701">
            <text:p>12412.38317757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600000">
            <text:p>42600000</text:p>
          </table:table-cell>
          <table:table-cell table:formula="of:=[.B613]*LOG([.B613]; 2)" office:value-type="float" office:value="1079669314.03263">
            <text:p>1079669314.03263</text:p>
          </table:table-cell>
          <table:table-cell table:formula="of:=[.C613]/3424" office:value-type="float" office:value="315323.981902053">
            <text:p>315323.981902053</text:p>
          </table:table-cell>
          <table:table-cell table:formula="of:=[.B613]/3424" office:value-type="float" office:value="12441.5887850467">
            <text:p>12441.58878504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700000">
            <text:p>42700000</text:p>
          </table:table-cell>
          <table:table-cell table:formula="of:=[.B614]*LOG([.B614]; 2)" office:value-type="float" office:value="1082348187.74425">
            <text:p>1082348187.74425</text:p>
          </table:table-cell>
          <table:table-cell table:formula="of:=[.C614]/3424" office:value-type="float" office:value="316106.363243063">
            <text:p>316106.363243063</text:p>
          </table:table-cell>
          <table:table-cell table:formula="of:=[.B614]/3424" office:value-type="float" office:value="12470.7943925234">
            <text:p>12470.79439252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800000">
            <text:p>42800000</text:p>
          </table:table-cell>
          <table:table-cell table:formula="of:=[.B615]*LOG([.B615]; 2)" office:value-type="float" office:value="1085027399.32386">
            <text:p>1085027399.32386</text:p>
          </table:table-cell>
          <table:table-cell table:formula="of:=[.C615]/3424" office:value-type="float" office:value="316888.843260474">
            <text:p>316888.843260474</text:p>
          </table:table-cell>
          <table:table-cell table:formula="of:=[.B615]/3424" office:value-type="float" office:value="12500">
            <text:p>12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900000">
            <text:p>42900000</text:p>
          </table:table-cell>
          <table:table-cell table:formula="of:=[.B616]*LOG([.B616]; 2)" office:value-type="float" office:value="1087706947.98207">
            <text:p>1087706947.98207</text:p>
          </table:table-cell>
          <table:table-cell table:formula="of:=[.C616]/3424" office:value-type="float" office:value="317671.421723735">
            <text:p>317671.421723735</text:p>
          </table:table-cell>
          <table:table-cell table:formula="of:=[.B616]/3424" office:value-type="float" office:value="12529.2056074766">
            <text:p>12529.20560747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000000">
            <text:p>43000000</text:p>
          </table:table-cell>
          <table:table-cell table:formula="of:=[.B617]*LOG([.B617]; 2)" office:value-type="float" office:value="1090386832.93313">
            <text:p>1090386832.93313</text:p>
          </table:table-cell>
          <table:table-cell table:formula="of:=[.C617]/3424" office:value-type="float" office:value="318454.098403367">
            <text:p>318454.098403367</text:p>
          </table:table-cell>
          <table:table-cell table:formula="of:=[.B617]/3424" office:value-type="float" office:value="12558.4112149533">
            <text:p>12558.41121495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100000">
            <text:p>43100000</text:p>
          </table:table-cell>
          <table:table-cell table:formula="of:=[.B618]*LOG([.B618]; 2)" office:value-type="float" office:value="1093067053.39497">
            <text:p>1093067053.39497</text:p>
          </table:table-cell>
          <table:table-cell table:formula="of:=[.C618]/3424" office:value-type="float" office:value="319236.87307096">
            <text:p>319236.87307096</text:p>
          </table:table-cell>
          <table:table-cell table:formula="of:=[.B618]/3424" office:value-type="float" office:value="12587.6168224299">
            <text:p>12587.61682242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200000">
            <text:p>43200000</text:p>
          </table:table-cell>
          <table:table-cell table:formula="of:=[.B619]*LOG([.B619]; 2)" office:value-type="float" office:value="1095747608.58913">
            <text:p>1095747608.58913</text:p>
          </table:table-cell>
          <table:table-cell table:formula="of:=[.C619]/3424" office:value-type="float" office:value="320019.745499162">
            <text:p>320019.745499162</text:p>
          </table:table-cell>
          <table:table-cell table:formula="of:=[.B619]/3424" office:value-type="float" office:value="12616.8224299065">
            <text:p>12616.8224299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300000">
            <text:p>43300000</text:p>
          </table:table-cell>
          <table:table-cell table:formula="of:=[.B620]*LOG([.B620]; 2)" office:value-type="float" office:value="1098428497.74078">
            <text:p>1098428497.74078</text:p>
          </table:table-cell>
          <table:table-cell table:formula="of:=[.C620]/3424" office:value-type="float" office:value="320802.715461677">
            <text:p>320802.715461677</text:p>
          </table:table-cell>
          <table:table-cell table:formula="of:=[.B620]/3424" office:value-type="float" office:value="12646.0280373832">
            <text:p>12646.02803738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400000">
            <text:p>43400000</text:p>
          </table:table-cell>
          <table:table-cell table:formula="of:=[.B621]*LOG([.B621]; 2)" office:value-type="float" office:value="1101109720.07865">
            <text:p>1101109720.07865</text:p>
          </table:table-cell>
          <table:table-cell table:formula="of:=[.C621]/3424" office:value-type="float" office:value="321585.78273325">
            <text:p>321585.78273325</text:p>
          </table:table-cell>
          <table:table-cell table:formula="of:=[.B621]/3424" office:value-type="float" office:value="12675.2336448598">
            <text:p>12675.23364485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500000">
            <text:p>43500000</text:p>
          </table:table-cell>
          <table:table-cell table:formula="of:=[.B622]*LOG([.B622]; 2)" office:value-type="float" office:value="1103791274.83502">
            <text:p>1103791274.83502</text:p>
          </table:table-cell>
          <table:table-cell table:formula="of:=[.C622]/3424" office:value-type="float" office:value="322368.947089667">
            <text:p>322368.947089667</text:p>
          </table:table-cell>
          <table:table-cell table:formula="of:=[.B622]/3424" office:value-type="float" office:value="12704.4392523365">
            <text:p>12704.43925233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600000">
            <text:p>43600000</text:p>
          </table:table-cell>
          <table:table-cell table:formula="of:=[.B623]*LOG([.B623]; 2)" office:value-type="float" office:value="1106473161.24572">
            <text:p>1106473161.24572</text:p>
          </table:table-cell>
          <table:table-cell table:formula="of:=[.C623]/3424" office:value-type="float" office:value="323152.208307745">
            <text:p>323152.208307745</text:p>
          </table:table-cell>
          <table:table-cell table:formula="of:=[.B623]/3424" office:value-type="float" office:value="12733.6448598131">
            <text:p>12733.64485981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700000">
            <text:p>43700000</text:p>
          </table:table-cell>
          <table:table-cell table:formula="of:=[.B624]*LOG([.B624]; 2)" office:value-type="float" office:value="1109155378.55006">
            <text:p>1109155378.55006</text:p>
          </table:table-cell>
          <table:table-cell table:formula="of:=[.C624]/3424" office:value-type="float" office:value="323935.566165323">
            <text:p>323935.566165323</text:p>
          </table:table-cell>
          <table:table-cell table:formula="of:=[.B624]/3424" office:value-type="float" office:value="12762.8504672897">
            <text:p>12762.85046728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800000">
            <text:p>43800000</text:p>
          </table:table-cell>
          <table:table-cell table:formula="of:=[.B625]*LOG([.B625]; 2)" office:value-type="float" office:value="1111837925.99086">
            <text:p>1111837925.99086</text:p>
          </table:table-cell>
          <table:table-cell table:formula="of:=[.C625]/3424" office:value-type="float" office:value="324719.020441257">
            <text:p>324719.020441257</text:p>
          </table:table-cell>
          <table:table-cell table:formula="of:=[.B625]/3424" office:value-type="float" office:value="12792.0560747664">
            <text:p>12792.05607476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900000">
            <text:p>43900000</text:p>
          </table:table-cell>
          <table:table-cell table:formula="of:=[.B626]*LOG([.B626]; 2)" office:value-type="float" office:value="1114520802.81438">
            <text:p>1114520802.81438</text:p>
          </table:table-cell>
          <table:table-cell table:formula="of:=[.C626]/3424" office:value-type="float" office:value="325502.570915414">
            <text:p>325502.570915414</text:p>
          </table:table-cell>
          <table:table-cell table:formula="of:=[.B626]/3424" office:value-type="float" office:value="12821.261682243">
            <text:p>12821.2616822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000000">
            <text:p>44000000</text:p>
          </table:table-cell>
          <table:table-cell table:formula="of:=[.B627]*LOG([.B627]; 2)" office:value-type="float" office:value="1117204008.27031">
            <text:p>1117204008.27031</text:p>
          </table:table-cell>
          <table:table-cell table:formula="of:=[.C627]/3424" office:value-type="float" office:value="326286.217368664">
            <text:p>326286.217368664</text:p>
          </table:table-cell>
          <table:table-cell table:formula="of:=[.B627]/3424" office:value-type="float" office:value="12850.4672897196">
            <text:p>12850.46728971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100000">
            <text:p>44100000</text:p>
          </table:table-cell>
          <table:table-cell table:formula="of:=[.B628]*LOG([.B628]; 2)" office:value-type="float" office:value="1119887541.61175">
            <text:p>1119887541.61175</text:p>
          </table:table-cell>
          <table:table-cell table:formula="of:=[.C628]/3424" office:value-type="float" office:value="327069.959582871">
            <text:p>327069.959582871</text:p>
          </table:table-cell>
          <table:table-cell table:formula="of:=[.B628]/3424" office:value-type="float" office:value="12879.6728971963">
            <text:p>12879.67289719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200000">
            <text:p>44200000</text:p>
          </table:table-cell>
          <table:table-cell table:formula="of:=[.B629]*LOG([.B629]; 2)" office:value-type="float" office:value="1122571402.09521">
            <text:p>1122571402.09521</text:p>
          </table:table-cell>
          <table:table-cell table:formula="of:=[.C629]/3424" office:value-type="float" office:value="327853.79734089">
            <text:p>327853.79734089</text:p>
          </table:table-cell>
          <table:table-cell table:formula="of:=[.B629]/3424" office:value-type="float" office:value="12908.8785046729">
            <text:p>12908.87850467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300000">
            <text:p>44300000</text:p>
          </table:table-cell>
          <table:table-cell table:formula="of:=[.B630]*LOG([.B630]; 2)" office:value-type="float" office:value="1125255588.98054">
            <text:p>1125255588.98054</text:p>
          </table:table-cell>
          <table:table-cell table:formula="of:=[.C630]/3424" office:value-type="float" office:value="328637.730426559">
            <text:p>328637.730426559</text:p>
          </table:table-cell>
          <table:table-cell table:formula="of:=[.B630]/3424" office:value-type="float" office:value="12938.0841121495">
            <text:p>12938.08411214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400000">
            <text:p>44400000</text:p>
          </table:table-cell>
          <table:table-cell table:formula="of:=[.B631]*LOG([.B631]; 2)" office:value-type="float" office:value="1127940101.53094">
            <text:p>1127940101.53094</text:p>
          </table:table-cell>
          <table:table-cell table:formula="of:=[.C631]/3424" office:value-type="float" office:value="329421.75862469">
            <text:p>329421.75862469</text:p>
          </table:table-cell>
          <table:table-cell table:formula="of:=[.B631]/3424" office:value-type="float" office:value="12967.2897196262">
            <text:p>12967.28971962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500000">
            <text:p>44500000</text:p>
          </table:table-cell>
          <table:table-cell table:formula="of:=[.B632]*LOG([.B632]; 2)" office:value-type="float" office:value="1130624939.01293">
            <text:p>1130624939.01293</text:p>
          </table:table-cell>
          <table:table-cell table:formula="of:=[.C632]/3424" office:value-type="float" office:value="330205.881721066">
            <text:p>330205.881721066</text:p>
          </table:table-cell>
          <table:table-cell table:formula="of:=[.B632]/3424" office:value-type="float" office:value="12996.4953271028">
            <text:p>12996.49532710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600000">
            <text:p>44600000</text:p>
          </table:table-cell>
          <table:table-cell table:formula="of:=[.B633]*LOG([.B633]; 2)" office:value-type="float" office:value="1133310100.69633">
            <text:p>1133310100.69633</text:p>
          </table:table-cell>
          <table:table-cell table:formula="of:=[.C633]/3424" office:value-type="float" office:value="330990.099502432">
            <text:p>330990.099502432</text:p>
          </table:table-cell>
          <table:table-cell table:formula="of:=[.B633]/3424" office:value-type="float" office:value="13025.7009345794">
            <text:p>13025.70093457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700000">
            <text:p>44700000</text:p>
          </table:table-cell>
          <table:table-cell table:formula="of:=[.B634]*LOG([.B634]; 2)" office:value-type="float" office:value="1135995585.85422">
            <text:p>1135995585.85422</text:p>
          </table:table-cell>
          <table:table-cell table:formula="of:=[.C634]/3424" office:value-type="float" office:value="331774.411756489">
            <text:p>331774.411756489</text:p>
          </table:table-cell>
          <table:table-cell table:formula="of:=[.B634]/3424" office:value-type="float" office:value="13054.9065420561">
            <text:p>13054.90654205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800000">
            <text:p>44800000</text:p>
          </table:table-cell>
          <table:table-cell table:formula="of:=[.B635]*LOG([.B635]; 2)" office:value-type="float" office:value="1138681393.76295">
            <text:p>1138681393.76295</text:p>
          </table:table-cell>
          <table:table-cell table:formula="of:=[.C635]/3424" office:value-type="float" office:value="332558.81827189">
            <text:p>332558.81827189</text:p>
          </table:table-cell>
          <table:table-cell table:formula="of:=[.B635]/3424" office:value-type="float" office:value="13084.1121495327">
            <text:p>13084.1121495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900000">
            <text:p>44900000</text:p>
          </table:table-cell>
          <table:table-cell table:formula="of:=[.B636]*LOG([.B636]; 2)" office:value-type="float" office:value="1141367523.70209">
            <text:p>1141367523.70209</text:p>
          </table:table-cell>
          <table:table-cell table:formula="of:=[.C636]/3424" office:value-type="float" office:value="333343.318838227">
            <text:p>333343.318838227</text:p>
          </table:table-cell>
          <table:table-cell table:formula="of:=[.B636]/3424" office:value-type="float" office:value="13113.3177570093">
            <text:p>13113.31775700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00000">
            <text:p>45000000</text:p>
          </table:table-cell>
          <table:table-cell table:formula="of:=[.B637]*LOG([.B637]; 2)" office:value-type="float" office:value="1144053974.95442">
            <text:p>1144053974.95442</text:p>
          </table:table-cell>
          <table:table-cell table:formula="of:=[.C637]/3424" office:value-type="float" office:value="334127.913246035">
            <text:p>334127.913246035</text:p>
          </table:table-cell>
          <table:table-cell table:formula="of:=[.B637]/3424" office:value-type="float" office:value="13142.523364486">
            <text:p>13142.523364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100000">
            <text:p>45100000</text:p>
          </table:table-cell>
          <table:table-cell table:formula="of:=[.B638]*LOG([.B638]; 2)" office:value-type="float" office:value="1146740746.80592">
            <text:p>1146740746.80592</text:p>
          </table:table-cell>
          <table:table-cell table:formula="of:=[.C638]/3424" office:value-type="float" office:value="334912.601286775">
            <text:p>334912.601286775</text:p>
          </table:table-cell>
          <table:table-cell table:formula="of:=[.B638]/3424" office:value-type="float" office:value="13171.7289719626">
            <text:p>13171.72897196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200000">
            <text:p>45200000</text:p>
          </table:table-cell>
          <table:table-cell table:formula="of:=[.B639]*LOG([.B639]; 2)" office:value-type="float" office:value="1149427838.54571">
            <text:p>1149427838.54571</text:p>
          </table:table-cell>
          <table:table-cell table:formula="of:=[.C639]/3424" office:value-type="float" office:value="335697.382752836">
            <text:p>335697.382752836</text:p>
          </table:table-cell>
          <table:table-cell table:formula="of:=[.B639]/3424" office:value-type="float" office:value="13200.9345794393">
            <text:p>13200.93457943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300000">
            <text:p>45300000</text:p>
          </table:table-cell>
          <table:table-cell table:formula="of:=[.B640]*LOG([.B640]; 2)" office:value-type="float" office:value="1152115249.46608">
            <text:p>1152115249.46608</text:p>
          </table:table-cell>
          <table:table-cell table:formula="of:=[.C640]/3424" office:value-type="float" office:value="336482.257437524">
            <text:p>336482.257437524</text:p>
          </table:table-cell>
          <table:table-cell table:formula="of:=[.B640]/3424" office:value-type="float" office:value="13230.1401869159">
            <text:p>13230.14018691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400000">
            <text:p>45400000</text:p>
          </table:table-cell>
          <table:table-cell table:formula="of:=[.B641]*LOG([.B641]; 2)" office:value-type="float" office:value="1154802978.86244">
            <text:p>1154802978.86244</text:p>
          </table:table-cell>
          <table:table-cell table:formula="of:=[.C641]/3424" office:value-type="float" office:value="337267.225135058">
            <text:p>337267.225135058</text:p>
          </table:table-cell>
          <table:table-cell table:formula="of:=[.B641]/3424" office:value-type="float" office:value="13259.3457943925">
            <text:p>13259.34579439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500000">
            <text:p>45500000</text:p>
          </table:table-cell>
          <table:table-cell table:formula="of:=[.B642]*LOG([.B642]; 2)" office:value-type="float" office:value="1157491026.03329">
            <text:p>1157491026.03329</text:p>
          </table:table-cell>
          <table:table-cell table:formula="of:=[.C642]/3424" office:value-type="float" office:value="338052.285640564">
            <text:p>338052.285640564</text:p>
          </table:table-cell>
          <table:table-cell table:formula="of:=[.B642]/3424" office:value-type="float" office:value="13288.5514018692">
            <text:p>13288.55140186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600000">
            <text:p>45600000</text:p>
          </table:table-cell>
          <table:table-cell table:formula="of:=[.B643]*LOG([.B643]; 2)" office:value-type="float" office:value="1160179390.28023">
            <text:p>1160179390.28023</text:p>
          </table:table-cell>
          <table:table-cell table:formula="of:=[.C643]/3424" office:value-type="float" office:value="338837.438750067">
            <text:p>338837.438750067</text:p>
          </table:table-cell>
          <table:table-cell table:formula="of:=[.B643]/3424" office:value-type="float" office:value="13317.7570093458">
            <text:p>13317.75700934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700000">
            <text:p>45700000</text:p>
          </table:table-cell>
          <table:table-cell table:formula="of:=[.B644]*LOG([.B644]; 2)" office:value-type="float" office:value="1162868070.90792">
            <text:p>1162868070.90792</text:p>
          </table:table-cell>
          <table:table-cell table:formula="of:=[.C644]/3424" office:value-type="float" office:value="339622.684260489">
            <text:p>339622.684260489</text:p>
          </table:table-cell>
          <table:table-cell table:formula="of:=[.B644]/3424" office:value-type="float" office:value="13346.9626168224">
            <text:p>13346.962616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800000">
            <text:p>45800000</text:p>
          </table:table-cell>
          <table:table-cell table:formula="of:=[.B645]*LOG([.B645]; 2)" office:value-type="float" office:value="1165557067.22405">
            <text:p>1165557067.22405</text:p>
          </table:table-cell>
          <table:table-cell table:formula="of:=[.C645]/3424" office:value-type="float" office:value="340408.02196964">
            <text:p>340408.02196964</text:p>
          </table:table-cell>
          <table:table-cell table:formula="of:=[.B645]/3424" office:value-type="float" office:value="13376.1682242991">
            <text:p>13376.16822429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900000">
            <text:p>45900000</text:p>
          </table:table-cell>
          <table:table-cell table:formula="of:=[.B646]*LOG([.B646]; 2)" office:value-type="float" office:value="1168246378.53934">
            <text:p>1168246378.53934</text:p>
          </table:table-cell>
          <table:table-cell table:formula="of:=[.C646]/3424" office:value-type="float" office:value="341193.45167621">
            <text:p>341193.45167621</text:p>
          </table:table-cell>
          <table:table-cell table:formula="of:=[.B646]/3424" office:value-type="float" office:value="13405.3738317757">
            <text:p>13405.37383177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00000">
            <text:p>46000000</text:p>
          </table:table-cell>
          <table:table-cell table:formula="of:=[.B647]*LOG([.B647]; 2)" office:value-type="float" office:value="1170936004.16753">
            <text:p>1170936004.16753</text:p>
          </table:table-cell>
          <table:table-cell table:formula="of:=[.C647]/3424" office:value-type="float" office:value="341978.973179771">
            <text:p>341978.973179771</text:p>
          </table:table-cell>
          <table:table-cell table:formula="of:=[.B647]/3424" office:value-type="float" office:value="13434.5794392523">
            <text:p>13434.57943925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100000">
            <text:p>46100000</text:p>
          </table:table-cell>
          <table:table-cell table:formula="of:=[.B648]*LOG([.B648]; 2)" office:value-type="float" office:value="1173625943.42533">
            <text:p>1173625943.42533</text:p>
          </table:table-cell>
          <table:table-cell table:formula="of:=[.C648]/3424" office:value-type="float" office:value="342764.586280762">
            <text:p>342764.586280762</text:p>
          </table:table-cell>
          <table:table-cell table:formula="of:=[.B648]/3424" office:value-type="float" office:value="13463.785046729">
            <text:p>13463.7850467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200000">
            <text:p>46200000</text:p>
          </table:table-cell>
          <table:table-cell table:formula="of:=[.B649]*LOG([.B649]; 2)" office:value-type="float" office:value="1176316195.6324">
            <text:p>1176316195.6324</text:p>
          </table:table-cell>
          <table:table-cell table:formula="of:=[.C649]/3424" office:value-type="float" office:value="343550.290780491">
            <text:p>343550.290780491</text:p>
          </table:table-cell>
          <table:table-cell table:formula="of:=[.B649]/3424" office:value-type="float" office:value="13492.9906542056">
            <text:p>13492.99065420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300000">
            <text:p>46300000</text:p>
          </table:table-cell>
          <table:table-cell table:formula="of:=[.B650]*LOG([.B650]; 2)" office:value-type="float" office:value="1179006760.11137">
            <text:p>1179006760.11137</text:p>
          </table:table-cell>
          <table:table-cell table:formula="of:=[.C650]/3424" office:value-type="float" office:value="344336.086481125">
            <text:p>344336.086481125</text:p>
          </table:table-cell>
          <table:table-cell table:formula="of:=[.B650]/3424" office:value-type="float" office:value="13522.1962616822">
            <text:p>13522.19626168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400000">
            <text:p>46400000</text:p>
          </table:table-cell>
          <table:table-cell table:formula="of:=[.B651]*LOG([.B651]; 2)" office:value-type="float" office:value="1181697636.18779">
            <text:p>1181697636.18779</text:p>
          </table:table-cell>
          <table:table-cell table:formula="of:=[.C651]/3424" office:value-type="float" office:value="345121.973185686">
            <text:p>345121.973185686</text:p>
          </table:table-cell>
          <table:table-cell table:formula="of:=[.B651]/3424" office:value-type="float" office:value="13551.4018691589">
            <text:p>13551.40186915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500000">
            <text:p>46500000</text:p>
          </table:table-cell>
          <table:table-cell table:formula="of:=[.B652]*LOG([.B652]; 2)" office:value-type="float" office:value="1184388823.1901">
            <text:p>1184388823.1901</text:p>
          </table:table-cell>
          <table:table-cell table:formula="of:=[.C652]/3424" office:value-type="float" office:value="345907.950698043">
            <text:p>345907.950698043</text:p>
          </table:table-cell>
          <table:table-cell table:formula="of:=[.B652]/3424" office:value-type="float" office:value="13580.6074766355">
            <text:p>13580.6074766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600000">
            <text:p>46600000</text:p>
          </table:table-cell>
          <table:table-cell table:formula="of:=[.B653]*LOG([.B653]; 2)" office:value-type="float" office:value="1187080320.44965">
            <text:p>1187080320.44965</text:p>
          </table:table-cell>
          <table:table-cell table:formula="of:=[.C653]/3424" office:value-type="float" office:value="346694.01882291">
            <text:p>346694.01882291</text:p>
          </table:table-cell>
          <table:table-cell table:formula="of:=[.B653]/3424" office:value-type="float" office:value="13609.8130841122">
            <text:p>13609.81308411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700000">
            <text:p>46700000</text:p>
          </table:table-cell>
          <table:table-cell table:formula="of:=[.B654]*LOG([.B654]; 2)" office:value-type="float" office:value="1189772127.30064">
            <text:p>1189772127.30064</text:p>
          </table:table-cell>
          <table:table-cell table:formula="of:=[.C654]/3424" office:value-type="float" office:value="347480.177365841">
            <text:p>347480.177365841</text:p>
          </table:table-cell>
          <table:table-cell table:formula="of:=[.B654]/3424" office:value-type="float" office:value="13639.0186915888">
            <text:p>13639.01869158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800000">
            <text:p>46800000</text:p>
          </table:table-cell>
          <table:table-cell table:formula="of:=[.B655]*LOG([.B655]; 2)" office:value-type="float" office:value="1192464243.08015">
            <text:p>1192464243.08015</text:p>
          </table:table-cell>
          <table:table-cell table:formula="of:=[.C655]/3424" office:value-type="float" office:value="348266.42613322">
            <text:p>348266.42613322</text:p>
          </table:table-cell>
          <table:table-cell table:formula="of:=[.B655]/3424" office:value-type="float" office:value="13668.2242990654">
            <text:p>13668.2242990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900000">
            <text:p>46900000</text:p>
          </table:table-cell>
          <table:table-cell table:formula="of:=[.B656]*LOG([.B656]; 2)" office:value-type="float" office:value="1195156667.12806">
            <text:p>1195156667.12806</text:p>
          </table:table-cell>
          <table:table-cell table:formula="of:=[.C656]/3424" office:value-type="float" office:value="349052.76493226">
            <text:p>349052.76493226</text:p>
          </table:table-cell>
          <table:table-cell table:formula="of:=[.B656]/3424" office:value-type="float" office:value="13697.4299065421">
            <text:p>13697.4299065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000000">
            <text:p>47000000</text:p>
          </table:table-cell>
          <table:table-cell table:formula="of:=[.B657]*LOG([.B657]; 2)" office:value-type="float" office:value="1197849398.78709">
            <text:p>1197849398.78709</text:p>
          </table:table-cell>
          <table:table-cell table:formula="of:=[.C657]/3424" office:value-type="float" office:value="349839.193570995">
            <text:p>349839.193570995</text:p>
          </table:table-cell>
          <table:table-cell table:formula="of:=[.B657]/3424" office:value-type="float" office:value="13726.6355140187">
            <text:p>13726.63551401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100000">
            <text:p>47100000</text:p>
          </table:table-cell>
          <table:table-cell table:formula="of:=[.B658]*LOG([.B658]; 2)" office:value-type="float" office:value="1200542437.40274">
            <text:p>1200542437.40274</text:p>
          </table:table-cell>
          <table:table-cell table:formula="of:=[.C658]/3424" office:value-type="float" office:value="350625.711858276">
            <text:p>350625.711858276</text:p>
          </table:table-cell>
          <table:table-cell table:formula="of:=[.B658]/3424" office:value-type="float" office:value="13755.8411214953">
            <text:p>13755.84112149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200000">
            <text:p>47200000</text:p>
          </table:table-cell>
          <table:table-cell table:formula="of:=[.B659]*LOG([.B659]; 2)" office:value-type="float" office:value="1203235782.3233">
            <text:p>1203235782.3233</text:p>
          </table:table-cell>
          <table:table-cell table:formula="of:=[.C659]/3424" office:value-type="float" office:value="351412.319603766">
            <text:p>351412.319603766</text:p>
          </table:table-cell>
          <table:table-cell table:formula="of:=[.B659]/3424" office:value-type="float" office:value="13785.046728972">
            <text:p>13785.046728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300000">
            <text:p>47300000</text:p>
          </table:table-cell>
          <table:table-cell table:formula="of:=[.B660]*LOG([.B660]; 2)" office:value-type="float" office:value="1205929432.89981">
            <text:p>1205929432.89981</text:p>
          </table:table-cell>
          <table:table-cell table:formula="of:=[.C660]/3424" office:value-type="float" office:value="352199.016617936">
            <text:p>352199.016617936</text:p>
          </table:table-cell>
          <table:table-cell table:formula="of:=[.B660]/3424" office:value-type="float" office:value="13814.2523364486">
            <text:p>13814.2523364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400000">
            <text:p>47400000</text:p>
          </table:table-cell>
          <table:table-cell table:formula="of:=[.B661]*LOG([.B661]; 2)" office:value-type="float" office:value="1208623388.48608">
            <text:p>1208623388.48608</text:p>
          </table:table-cell>
          <table:table-cell table:formula="of:=[.C661]/3424" office:value-type="float" office:value="352985.802712057">
            <text:p>352985.802712057</text:p>
          </table:table-cell>
          <table:table-cell table:formula="of:=[.B661]/3424" office:value-type="float" office:value="13843.4579439252">
            <text:p>13843.4579439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500000">
            <text:p>47500000</text:p>
          </table:table-cell>
          <table:table-cell table:formula="of:=[.B662]*LOG([.B662]; 2)" office:value-type="float" office:value="1211317648.43862">
            <text:p>1211317648.43862</text:p>
          </table:table-cell>
          <table:table-cell table:formula="of:=[.C662]/3424" office:value-type="float" office:value="353772.677698195">
            <text:p>353772.677698195</text:p>
          </table:table-cell>
          <table:table-cell table:formula="of:=[.B662]/3424" office:value-type="float" office:value="13872.6635514019">
            <text:p>13872.66355140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600000">
            <text:p>47600000</text:p>
          </table:table-cell>
          <table:table-cell table:formula="of:=[.B663]*LOG([.B663]; 2)" office:value-type="float" office:value="1214012212.11665">
            <text:p>1214012212.11665</text:p>
          </table:table-cell>
          <table:table-cell table:formula="of:=[.C663]/3424" office:value-type="float" office:value="354559.641389209">
            <text:p>354559.641389209</text:p>
          </table:table-cell>
          <table:table-cell table:formula="of:=[.B663]/3424" office:value-type="float" office:value="13901.8691588785">
            <text:p>13901.86915887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700000">
            <text:p>47700000</text:p>
          </table:table-cell>
          <table:table-cell table:formula="of:=[.B664]*LOG([.B664]; 2)" office:value-type="float" office:value="1216707078.8821">
            <text:p>1216707078.8821</text:p>
          </table:table-cell>
          <table:table-cell table:formula="of:=[.C664]/3424" office:value-type="float" office:value="355346.693598744">
            <text:p>355346.693598744</text:p>
          </table:table-cell>
          <table:table-cell table:formula="of:=[.B664]/3424" office:value-type="float" office:value="13931.0747663551">
            <text:p>13931.0747663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800000">
            <text:p>47800000</text:p>
          </table:table-cell>
          <table:table-cell table:formula="of:=[.B665]*LOG([.B665]; 2)" office:value-type="float" office:value="1219402248.09956">
            <text:p>1219402248.09956</text:p>
          </table:table-cell>
          <table:table-cell table:formula="of:=[.C665]/3424" office:value-type="float" office:value="356133.834141226">
            <text:p>356133.834141226</text:p>
          </table:table-cell>
          <table:table-cell table:formula="of:=[.B665]/3424" office:value-type="float" office:value="13960.2803738318">
            <text:p>13960.28037383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900000">
            <text:p>47900000</text:p>
          </table:table-cell>
          <table:table-cell table:formula="of:=[.B666]*LOG([.B666]; 2)" office:value-type="float" office:value="1222097719.13629">
            <text:p>1222097719.13629</text:p>
          </table:table-cell>
          <table:table-cell table:formula="of:=[.C666]/3424" office:value-type="float" office:value="356921.062831859">
            <text:p>356921.062831859</text:p>
          </table:table-cell>
          <table:table-cell table:formula="of:=[.B666]/3424" office:value-type="float" office:value="13989.4859813084">
            <text:p>13989.48598130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00000">
            <text:p>48000000</text:p>
          </table:table-cell>
          <table:table-cell table:formula="of:=[.B667]*LOG([.B667]; 2)" office:value-type="float" office:value="1224793491.36218">
            <text:p>1224793491.36218</text:p>
          </table:table-cell>
          <table:table-cell table:formula="of:=[.C667]/3424" office:value-type="float" office:value="357708.379486617">
            <text:p>357708.379486617</text:p>
          </table:table-cell>
          <table:table-cell table:formula="of:=[.B667]/3424" office:value-type="float" office:value="14018.691588785">
            <text:p>14018.6915887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100000">
            <text:p>48100000</text:p>
          </table:table-cell>
          <table:table-cell table:formula="of:=[.B668]*LOG([.B668]; 2)" office:value-type="float" office:value="1227489564.14975">
            <text:p>1227489564.14975</text:p>
          </table:table-cell>
          <table:table-cell table:formula="of:=[.C668]/3424" office:value-type="float" office:value="358495.78392224">
            <text:p>358495.78392224</text:p>
          </table:table-cell>
          <table:table-cell table:formula="of:=[.B668]/3424" office:value-type="float" office:value="14047.8971962617">
            <text:p>14047.89719626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200000">
            <text:p>48200000</text:p>
          </table:table-cell>
          <table:table-cell table:formula="of:=[.B669]*LOG([.B669]; 2)" office:value-type="float" office:value="1230185936.87414">
            <text:p>1230185936.87414</text:p>
          </table:table-cell>
          <table:table-cell table:formula="of:=[.C669]/3424" office:value-type="float" office:value="359283.275956232">
            <text:p>359283.275956232</text:p>
          </table:table-cell>
          <table:table-cell table:formula="of:=[.B669]/3424" office:value-type="float" office:value="14077.1028037383">
            <text:p>14077.1028037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300000">
            <text:p>48300000</text:p>
          </table:table-cell>
          <table:table-cell table:formula="of:=[.B670]*LOG([.B670]; 2)" office:value-type="float" office:value="1232882608.91307">
            <text:p>1232882608.91307</text:p>
          </table:table-cell>
          <table:table-cell table:formula="of:=[.C670]/3424" office:value-type="float" office:value="360070.855406853">
            <text:p>360070.855406853</text:p>
          </table:table-cell>
          <table:table-cell table:formula="of:=[.B670]/3424" office:value-type="float" office:value="14106.308411215">
            <text:p>14106.308411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400000">
            <text:p>48400000</text:p>
          </table:table-cell>
          <table:table-cell table:formula="of:=[.B671]*LOG([.B671]; 2)" office:value-type="float" office:value="1235579579.64683">
            <text:p>1235579579.64683</text:p>
          </table:table-cell>
          <table:table-cell table:formula="of:=[.C671]/3424" office:value-type="float" office:value="360858.522093117">
            <text:p>360858.522093117</text:p>
          </table:table-cell>
          <table:table-cell table:formula="of:=[.B671]/3424" office:value-type="float" office:value="14135.5140186916">
            <text:p>14135.51401869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500000">
            <text:p>48500000</text:p>
          </table:table-cell>
          <table:table-cell table:formula="of:=[.B672]*LOG([.B672]; 2)" office:value-type="float" office:value="1238276848.4583">
            <text:p>1238276848.4583</text:p>
          </table:table-cell>
          <table:table-cell table:formula="of:=[.C672]/3424" office:value-type="float" office:value="361646.275834783">
            <text:p>361646.275834783</text:p>
          </table:table-cell>
          <table:table-cell table:formula="of:=[.B672]/3424" office:value-type="float" office:value="14164.7196261682">
            <text:p>14164.71962616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600000">
            <text:p>48600000</text:p>
          </table:table-cell>
          <table:table-cell table:formula="of:=[.B673]*LOG([.B673]; 2)" office:value-type="float" office:value="1240974414.73287">
            <text:p>1240974414.73287</text:p>
          </table:table-cell>
          <table:table-cell table:formula="of:=[.C673]/3424" office:value-type="float" office:value="362434.116452357">
            <text:p>362434.116452357</text:p>
          </table:table-cell>
          <table:table-cell table:formula="of:=[.B673]/3424" office:value-type="float" office:value="14193.9252336449">
            <text:p>14193.92523364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700000">
            <text:p>48700000</text:p>
          </table:table-cell>
          <table:table-cell table:formula="of:=[.B674]*LOG([.B674]; 2)" office:value-type="float" office:value="1243672277.85848">
            <text:p>1243672277.85848</text:p>
          </table:table-cell>
          <table:table-cell table:formula="of:=[.C674]/3424" office:value-type="float" office:value="363222.04376708">
            <text:p>363222.04376708</text:p>
          </table:table-cell>
          <table:table-cell table:formula="of:=[.B674]/3424" office:value-type="float" office:value="14223.1308411215">
            <text:p>14223.1308411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800000">
            <text:p>48800000</text:p>
          </table:table-cell>
          <table:table-cell table:formula="of:=[.B675]*LOG([.B675]; 2)" office:value-type="float" office:value="1246370437.22559">
            <text:p>1246370437.22559</text:p>
          </table:table-cell>
          <table:table-cell table:formula="of:=[.C675]/3424" office:value-type="float" office:value="364010.05760093">
            <text:p>364010.05760093</text:p>
          </table:table-cell>
          <table:table-cell table:formula="of:=[.B675]/3424" office:value-type="float" office:value="14252.3364485981">
            <text:p>14252.33644859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900000">
            <text:p>48900000</text:p>
          </table:table-cell>
          <table:table-cell table:formula="of:=[.B676]*LOG([.B676]; 2)" office:value-type="float" office:value="1249068892.22712">
            <text:p>1249068892.22712</text:p>
          </table:table-cell>
          <table:table-cell table:formula="of:=[.C676]/3424" office:value-type="float" office:value="364798.157776613">
            <text:p>364798.157776613</text:p>
          </table:table-cell>
          <table:table-cell table:formula="of:=[.B676]/3424" office:value-type="float" office:value="14281.5420560748">
            <text:p>14281.54205607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000000">
            <text:p>49000000</text:p>
          </table:table-cell>
          <table:table-cell table:formula="of:=[.B677]*LOG([.B677]; 2)" office:value-type="float" office:value="1251767642.25853">
            <text:p>1251767642.25853</text:p>
          </table:table-cell>
          <table:table-cell table:formula="of:=[.C677]/3424" office:value-type="float" office:value="365586.344117561">
            <text:p>365586.344117561</text:p>
          </table:table-cell>
          <table:table-cell table:formula="of:=[.B677]/3424" office:value-type="float" office:value="14310.7476635514">
            <text:p>14310.74766355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100000">
            <text:p>49100000</text:p>
          </table:table-cell>
          <table:table-cell table:formula="of:=[.B678]*LOG([.B678]; 2)" office:value-type="float" office:value="1254466686.7177">
            <text:p>1254466686.7177</text:p>
          </table:table-cell>
          <table:table-cell table:formula="of:=[.C678]/3424" office:value-type="float" office:value="366374.616447926">
            <text:p>366374.616447926</text:p>
          </table:table-cell>
          <table:table-cell table:formula="of:=[.B678]/3424" office:value-type="float" office:value="14339.953271028">
            <text:p>14339.9532710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200000">
            <text:p>49200000</text:p>
          </table:table-cell>
          <table:table-cell table:formula="of:=[.B679]*LOG([.B679]; 2)" office:value-type="float" office:value="1257166025.00498">
            <text:p>1257166025.00498</text:p>
          </table:table-cell>
          <table:table-cell table:formula="of:=[.C679]/3424" office:value-type="float" office:value="367162.974592576">
            <text:p>367162.974592576</text:p>
          </table:table-cell>
          <table:table-cell table:formula="of:=[.B679]/3424" office:value-type="float" office:value="14369.1588785047">
            <text:p>14369.15887850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300000">
            <text:p>49300000</text:p>
          </table:table-cell>
          <table:table-cell table:formula="of:=[.B680]*LOG([.B680]; 2)" office:value-type="float" office:value="1259865656.52317">
            <text:p>1259865656.52317</text:p>
          </table:table-cell>
          <table:table-cell table:formula="of:=[.C680]/3424" office:value-type="float" office:value="367951.418377093">
            <text:p>367951.418377093</text:p>
          </table:table-cell>
          <table:table-cell table:formula="of:=[.B680]/3424" office:value-type="float" office:value="14398.3644859813">
            <text:p>14398.36448598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400000">
            <text:p>49400000</text:p>
          </table:table-cell>
          <table:table-cell table:formula="of:=[.B681]*LOG([.B681]; 2)" office:value-type="float" office:value="1262565580.67746">
            <text:p>1262565580.67746</text:p>
          </table:table-cell>
          <table:table-cell table:formula="of:=[.C681]/3424" office:value-type="float" office:value="368739.947627763">
            <text:p>368739.947627763</text:p>
          </table:table-cell>
          <table:table-cell table:formula="of:=[.B681]/3424" office:value-type="float" office:value="14427.5700934579">
            <text:p>14427.57009345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500000">
            <text:p>49500000</text:p>
          </table:table-cell>
          <table:table-cell table:formula="of:=[.B682]*LOG([.B682]; 2)" office:value-type="float" office:value="1265265796.87549">
            <text:p>1265265796.87549</text:p>
          </table:table-cell>
          <table:table-cell table:formula="of:=[.C682]/3424" office:value-type="float" office:value="369528.562171579">
            <text:p>369528.562171579</text:p>
          </table:table-cell>
          <table:table-cell table:formula="of:=[.B682]/3424" office:value-type="float" office:value="14456.7757009346">
            <text:p>14456.77570093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600000">
            <text:p>49600000</text:p>
          </table:table-cell>
          <table:table-cell table:formula="of:=[.B683]*LOG([.B683]; 2)" office:value-type="float" office:value="1267966304.52726">
            <text:p>1267966304.52726</text:p>
          </table:table-cell>
          <table:table-cell table:formula="of:=[.C683]/3424" office:value-type="float" office:value="370317.261836231">
            <text:p>370317.261836231</text:p>
          </table:table-cell>
          <table:table-cell table:formula="of:=[.B683]/3424" office:value-type="float" office:value="14485.9813084112">
            <text:p>14485.98130841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700000">
            <text:p>49700000</text:p>
          </table:table-cell>
          <table:table-cell table:formula="of:=[.B684]*LOG([.B684]; 2)" office:value-type="float" office:value="1270667103.04516">
            <text:p>1270667103.04516</text:p>
          </table:table-cell>
          <table:table-cell table:formula="of:=[.C684]/3424" office:value-type="float" office:value="371106.046450104">
            <text:p>371106.046450104</text:p>
          </table:table-cell>
          <table:table-cell table:formula="of:=[.B684]/3424" office:value-type="float" office:value="14515.1869158879">
            <text:p>14515.18691588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800000">
            <text:p>49800000</text:p>
          </table:table-cell>
          <table:table-cell table:formula="of:=[.B685]*LOG([.B685]; 2)" office:value-type="float" office:value="1273368191.84394">
            <text:p>1273368191.84394</text:p>
          </table:table-cell>
          <table:table-cell table:formula="of:=[.C685]/3424" office:value-type="float" office:value="371894.915842273">
            <text:p>371894.915842273</text:p>
          </table:table-cell>
          <table:table-cell table:formula="of:=[.B685]/3424" office:value-type="float" office:value="14544.3925233645">
            <text:p>14544.39252336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900000">
            <text:p>49900000</text:p>
          </table:table-cell>
          <table:table-cell table:formula="of:=[.B686]*LOG([.B686]; 2)" office:value-type="float" office:value="1276069570.34073">
            <text:p>1276069570.34073</text:p>
          </table:table-cell>
          <table:table-cell table:formula="of:=[.C686]/3424" office:value-type="float" office:value="372683.869842502">
            <text:p>372683.869842502</text:p>
          </table:table-cell>
          <table:table-cell table:formula="of:=[.B686]/3424" office:value-type="float" office:value="14573.5981308411">
            <text:p>14573.59813084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0000">
            <text:p>50000000</text:p>
          </table:table-cell>
          <table:table-cell table:formula="of:=[.B687]*LOG([.B687]; 2)" office:value-type="float" office:value="1278771237.95495">
            <text:p>1278771237.95495</text:p>
          </table:table-cell>
          <table:table-cell table:formula="of:=[.C687]/3424" office:value-type="float" office:value="373472.908281234">
            <text:p>373472.908281234</text:p>
          </table:table-cell>
          <table:table-cell table:formula="of:=[.B687]/3424" office:value-type="float" office:value="14602.8037383178">
            <text:p>14602.80373831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100000">
            <text:p>50100000</text:p>
          </table:table-cell>
          <table:table-cell table:formula="of:=[.B688]*LOG([.B688]; 2)" office:value-type="float" office:value="1281473194.10836">
            <text:p>1281473194.10836</text:p>
          </table:table-cell>
          <table:table-cell table:formula="of:=[.C688]/3424" office:value-type="float" office:value="374262.030989592">
            <text:p>374262.030989592</text:p>
          </table:table-cell>
          <table:table-cell table:formula="of:=[.B688]/3424" office:value-type="float" office:value="14632.0093457944">
            <text:p>14632.00934579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200000">
            <text:p>50200000</text:p>
          </table:table-cell>
          <table:table-cell table:formula="of:=[.B689]*LOG([.B689]; 2)" office:value-type="float" office:value="1284175438.22506">
            <text:p>1284175438.22506</text:p>
          </table:table-cell>
          <table:table-cell table:formula="of:=[.C689]/3424" office:value-type="float" office:value="375051.237799374">
            <text:p>375051.237799374</text:p>
          </table:table-cell>
          <table:table-cell table:formula="of:=[.B689]/3424" office:value-type="float" office:value="14661.214953271">
            <text:p>14661.2149532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300000">
            <text:p>50300000</text:p>
          </table:table-cell>
          <table:table-cell table:formula="of:=[.B690]*LOG([.B690]; 2)" office:value-type="float" office:value="1286877969.73139">
            <text:p>1286877969.73139</text:p>
          </table:table-cell>
          <table:table-cell table:formula="of:=[.C690]/3424" office:value-type="float" office:value="375840.528543046">
            <text:p>375840.528543046</text:p>
          </table:table-cell>
          <table:table-cell table:formula="of:=[.B690]/3424" office:value-type="float" office:value="14690.4205607477">
            <text:p>14690.42056074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400000">
            <text:p>50400000</text:p>
          </table:table-cell>
          <table:table-cell table:formula="of:=[.B691]*LOG([.B691]; 2)" office:value-type="float" office:value="1289580788.05601">
            <text:p>1289580788.05601</text:p>
          </table:table-cell>
          <table:table-cell table:formula="of:=[.C691]/3424" office:value-type="float" office:value="376629.903053742">
            <text:p>376629.903053742</text:p>
          </table:table-cell>
          <table:table-cell table:formula="of:=[.B691]/3424" office:value-type="float" office:value="14719.6261682243">
            <text:p>14719.62616822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500000">
            <text:p>50500000</text:p>
          </table:table-cell>
          <table:table-cell table:formula="of:=[.B692]*LOG([.B692]; 2)" office:value-type="float" office:value="1292283892.62984">
            <text:p>1292283892.62984</text:p>
          </table:table-cell>
          <table:table-cell table:formula="of:=[.C692]/3424" office:value-type="float" office:value="377419.361165256">
            <text:p>377419.361165256</text:p>
          </table:table-cell>
          <table:table-cell table:formula="of:=[.B692]/3424" office:value-type="float" office:value="14748.8317757009">
            <text:p>14748.83177570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600000">
            <text:p>50600000</text:p>
          </table:table-cell>
          <table:table-cell table:formula="of:=[.B693]*LOG([.B693]; 2)" office:value-type="float" office:value="1294987282.88603">
            <text:p>1294987282.88603</text:p>
          </table:table-cell>
          <table:table-cell table:formula="of:=[.C693]/3424" office:value-type="float" office:value="378208.902712043">
            <text:p>378208.902712043</text:p>
          </table:table-cell>
          <table:table-cell table:formula="of:=[.B693]/3424" office:value-type="float" office:value="14778.0373831776">
            <text:p>14778.03738317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700000">
            <text:p>50700000</text:p>
          </table:table-cell>
          <table:table-cell table:formula="of:=[.B694]*LOG([.B694]; 2)" office:value-type="float" office:value="1297690958.26002">
            <text:p>1297690958.26002</text:p>
          </table:table-cell>
          <table:table-cell table:formula="of:=[.C694]/3424" office:value-type="float" office:value="378998.52752921">
            <text:p>378998.52752921</text:p>
          </table:table-cell>
          <table:table-cell table:formula="of:=[.B694]/3424" office:value-type="float" office:value="14807.2429906542">
            <text:p>14807.2429906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800000">
            <text:p>50800000</text:p>
          </table:table-cell>
          <table:table-cell table:formula="of:=[.B695]*LOG([.B695]; 2)" office:value-type="float" office:value="1300394918.18942">
            <text:p>1300394918.18942</text:p>
          </table:table-cell>
          <table:table-cell table:formula="of:=[.C695]/3424" office:value-type="float" office:value="379788.235452516">
            <text:p>379788.235452516</text:p>
          </table:table-cell>
          <table:table-cell table:formula="of:=[.B695]/3424" office:value-type="float" office:value="14836.4485981308">
            <text:p>14836.44859813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900000">
            <text:p>50900000</text:p>
          </table:table-cell>
          <table:table-cell table:formula="of:=[.B696]*LOG([.B696]; 2)" office:value-type="float" office:value="1303099162.11409">
            <text:p>1303099162.11409</text:p>
          </table:table-cell>
          <table:table-cell table:formula="of:=[.C696]/3424" office:value-type="float" office:value="380578.026318366">
            <text:p>380578.026318366</text:p>
          </table:table-cell>
          <table:table-cell table:formula="of:=[.B696]/3424" office:value-type="float" office:value="14865.6542056075">
            <text:p>14865.65420560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000000">
            <text:p>51000000</text:p>
          </table:table-cell>
          <table:table-cell table:formula="of:=[.B697]*LOG([.B697]; 2)" office:value-type="float" office:value="1305803689.47608">
            <text:p>1305803689.47608</text:p>
          </table:table-cell>
          <table:table-cell table:formula="of:=[.C697]/3424" office:value-type="float" office:value="381367.899963808">
            <text:p>381367.899963808</text:p>
          </table:table-cell>
          <table:table-cell table:formula="of:=[.B697]/3424" office:value-type="float" office:value="14894.8598130841">
            <text:p>14894.85981308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100000">
            <text:p>51100000</text:p>
          </table:table-cell>
          <table:table-cell table:formula="of:=[.B698]*LOG([.B698]; 2)" office:value-type="float" office:value="1308508499.71963">
            <text:p>1308508499.71963</text:p>
          </table:table-cell>
          <table:table-cell table:formula="of:=[.C698]/3424" office:value-type="float" office:value="382157.856226528">
            <text:p>382157.856226528</text:p>
          </table:table-cell>
          <table:table-cell table:formula="of:=[.B698]/3424" office:value-type="float" office:value="14924.0654205607">
            <text:p>14924.06542056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200000">
            <text:p>51200000</text:p>
          </table:table-cell>
          <table:table-cell table:formula="of:=[.B699]*LOG([.B699]; 2)" office:value-type="float" office:value="1311213592.29117">
            <text:p>1311213592.29117</text:p>
          </table:table-cell>
          <table:table-cell table:formula="of:=[.C699]/3424" office:value-type="float" office:value="382947.89494485">
            <text:p>382947.89494485</text:p>
          </table:table-cell>
          <table:table-cell table:formula="of:=[.B699]/3424" office:value-type="float" office:value="14953.2710280374">
            <text:p>14953.27102803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300000">
            <text:p>51300000</text:p>
          </table:table-cell>
          <table:table-cell table:formula="of:=[.B700]*LOG([.B700]; 2)" office:value-type="float" office:value="1313918966.63925">
            <text:p>1313918966.63925</text:p>
          </table:table-cell>
          <table:table-cell table:formula="of:=[.C700]/3424" office:value-type="float" office:value="383738.015957725">
            <text:p>383738.015957725</text:p>
          </table:table-cell>
          <table:table-cell table:formula="of:=[.B700]/3424" office:value-type="float" office:value="14982.476635514">
            <text:p>14982.4766355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400000">
            <text:p>51400000</text:p>
          </table:table-cell>
          <table:table-cell table:formula="of:=[.B701]*LOG([.B701]; 2)" office:value-type="float" office:value="1316624622.21462">
            <text:p>1316624622.21462</text:p>
          </table:table-cell>
          <table:table-cell table:formula="of:=[.C701]/3424" office:value-type="float" office:value="384528.219104736">
            <text:p>384528.219104736</text:p>
          </table:table-cell>
          <table:table-cell table:formula="of:=[.B701]/3424" office:value-type="float" office:value="15011.6822429907">
            <text:p>15011.68224299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500000">
            <text:p>51500000</text:p>
          </table:table-cell>
          <table:table-cell table:formula="of:=[.B702]*LOG([.B702]; 2)" office:value-type="float" office:value="1319330558.47013">
            <text:p>1319330558.47013</text:p>
          </table:table-cell>
          <table:table-cell table:formula="of:=[.C702]/3424" office:value-type="float" office:value="385318.50422609">
            <text:p>385318.50422609</text:p>
          </table:table-cell>
          <table:table-cell table:formula="of:=[.B702]/3424" office:value-type="float" office:value="15040.8878504673">
            <text:p>15040.88785046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600000">
            <text:p>51600000</text:p>
          </table:table-cell>
          <table:table-cell table:formula="of:=[.B703]*LOG([.B703]; 2)" office:value-type="float" office:value="1322036774.86078">
            <text:p>1322036774.86078</text:p>
          </table:table-cell>
          <table:table-cell table:formula="of:=[.C703]/3424" office:value-type="float" office:value="386108.871162611">
            <text:p>386108.871162611</text:p>
          </table:table-cell>
          <table:table-cell table:formula="of:=[.B703]/3424" office:value-type="float" office:value="15070.0934579439">
            <text:p>15070.09345794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700000">
            <text:p>51700000</text:p>
          </table:table-cell>
          <table:table-cell table:formula="of:=[.B704]*LOG([.B704]; 2)" office:value-type="float" office:value="1324743270.84367">
            <text:p>1324743270.84367</text:p>
          </table:table-cell>
          <table:table-cell table:formula="of:=[.C704]/3424" office:value-type="float" office:value="386899.319755743">
            <text:p>386899.319755743</text:p>
          </table:table-cell>
          <table:table-cell table:formula="of:=[.B704]/3424" office:value-type="float" office:value="15099.2990654206">
            <text:p>15099.2990654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800000">
            <text:p>51800000</text:p>
          </table:table-cell>
          <table:table-cell table:formula="of:=[.B705]*LOG([.B705]; 2)" office:value-type="float" office:value="1327450045.87799">
            <text:p>1327450045.87799</text:p>
          </table:table-cell>
          <table:table-cell table:formula="of:=[.C705]/3424" office:value-type="float" office:value="387689.849847544">
            <text:p>387689.849847544</text:p>
          </table:table-cell>
          <table:table-cell table:formula="of:=[.B705]/3424" office:value-type="float" office:value="15128.5046728972">
            <text:p>15128.5046728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900000">
            <text:p>51900000</text:p>
          </table:table-cell>
          <table:table-cell table:formula="of:=[.B706]*LOG([.B706]; 2)" office:value-type="float" office:value="1330157099.42504">
            <text:p>1330157099.42504</text:p>
          </table:table-cell>
          <table:table-cell table:formula="of:=[.C706]/3424" office:value-type="float" office:value="388480.461280679">
            <text:p>388480.461280679</text:p>
          </table:table-cell>
          <table:table-cell table:formula="of:=[.B706]/3424" office:value-type="float" office:value="15157.7102803738">
            <text:p>15157.71028037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00000">
            <text:p>52000000</text:p>
          </table:table-cell>
          <table:table-cell table:formula="of:=[.B707]*LOG([.B707]; 2)" office:value-type="float" office:value="1332864430.94819">
            <text:p>1332864430.94819</text:p>
          </table:table-cell>
          <table:table-cell table:formula="of:=[.C707]/3424" office:value-type="float" office:value="389271.153898421">
            <text:p>389271.153898421</text:p>
          </table:table-cell>
          <table:table-cell table:formula="of:=[.B707]/3424" office:value-type="float" office:value="15186.9158878505">
            <text:p>15186.91588785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100000">
            <text:p>52100000</text:p>
          </table:table-cell>
          <table:table-cell table:formula="of:=[.B708]*LOG([.B708]; 2)" office:value-type="float" office:value="1335572039.91287">
            <text:p>1335572039.91287</text:p>
          </table:table-cell>
          <table:table-cell table:formula="of:=[.C708]/3424" office:value-type="float" office:value="390061.927544646">
            <text:p>390061.927544646</text:p>
          </table:table-cell>
          <table:table-cell table:formula="of:=[.B708]/3424" office:value-type="float" office:value="15216.1214953271">
            <text:p>15216.12149532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200000">
            <text:p>52200000</text:p>
          </table:table-cell>
          <table:table-cell table:formula="of:=[.B709]*LOG([.B709]; 2)" office:value-type="float" office:value="1338279925.78655">
            <text:p>1338279925.78655</text:p>
          </table:table-cell>
          <table:table-cell table:formula="of:=[.C709]/3424" office:value-type="float" office:value="390852.782063829">
            <text:p>390852.782063829</text:p>
          </table:table-cell>
          <table:table-cell table:formula="of:=[.B709]/3424" office:value-type="float" office:value="15245.3271028037">
            <text:p>15245.32710280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300000">
            <text:p>52300000</text:p>
          </table:table-cell>
          <table:table-cell table:formula="of:=[.B710]*LOG([.B710]; 2)" office:value-type="float" office:value="1340988088.03876">
            <text:p>1340988088.03876</text:p>
          </table:table-cell>
          <table:table-cell table:formula="of:=[.C710]/3424" office:value-type="float" office:value="391643.71730104">
            <text:p>391643.71730104</text:p>
          </table:table-cell>
          <table:table-cell table:formula="of:=[.B710]/3424" office:value-type="float" office:value="15274.5327102804">
            <text:p>15274.53271028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400000">
            <text:p>52400000</text:p>
          </table:table-cell>
          <table:table-cell table:formula="of:=[.B711]*LOG([.B711]; 2)" office:value-type="float" office:value="1343696526.14105">
            <text:p>1343696526.14105</text:p>
          </table:table-cell>
          <table:table-cell table:formula="of:=[.C711]/3424" office:value-type="float" office:value="392434.733101943">
            <text:p>392434.733101943</text:p>
          </table:table-cell>
          <table:table-cell table:formula="of:=[.B711]/3424" office:value-type="float" office:value="15303.738317757">
            <text:p>15303.7383177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500000">
            <text:p>52500000</text:p>
          </table:table-cell>
          <table:table-cell table:formula="of:=[.B712]*LOG([.B712]; 2)" office:value-type="float" office:value="1346405239.56699">
            <text:p>1346405239.56699</text:p>
          </table:table-cell>
          <table:table-cell table:formula="of:=[.C712]/3424" office:value-type="float" office:value="393225.829312789">
            <text:p>393225.829312789</text:p>
          </table:table-cell>
          <table:table-cell table:formula="of:=[.B712]/3424" office:value-type="float" office:value="15332.9439252336">
            <text:p>15332.94392523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600000">
            <text:p>52600000</text:p>
          </table:table-cell>
          <table:table-cell table:formula="of:=[.B713]*LOG([.B713]; 2)" office:value-type="float" office:value="1349114227.79215">
            <text:p>1349114227.79215</text:p>
          </table:table-cell>
          <table:table-cell table:formula="of:=[.C713]/3424" office:value-type="float" office:value="394017.005780418">
            <text:p>394017.005780418</text:p>
          </table:table-cell>
          <table:table-cell table:formula="of:=[.B713]/3424" office:value-type="float" office:value="15362.1495327103">
            <text:p>15362.14953271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700000">
            <text:p>52700000</text:p>
          </table:table-cell>
          <table:table-cell table:formula="of:=[.B714]*LOG([.B714]; 2)" office:value-type="float" office:value="1351823490.2941">
            <text:p>1351823490.2941</text:p>
          </table:table-cell>
          <table:table-cell table:formula="of:=[.C714]/3424" office:value-type="float" office:value="394808.262352249">
            <text:p>394808.262352249</text:p>
          </table:table-cell>
          <table:table-cell table:formula="of:=[.B714]/3424" office:value-type="float" office:value="15391.3551401869">
            <text:p>15391.35514018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800000">
            <text:p>52800000</text:p>
          </table:table-cell>
          <table:table-cell table:formula="of:=[.B715]*LOG([.B715]; 2)" office:value-type="float" office:value="1354533026.55239">
            <text:p>1354533026.55239</text:p>
          </table:table-cell>
          <table:table-cell table:formula="of:=[.C715]/3424" office:value-type="float" office:value="395599.598876282">
            <text:p>395599.598876282</text:p>
          </table:table-cell>
          <table:table-cell table:formula="of:=[.B715]/3424" office:value-type="float" office:value="15420.5607476636">
            <text:p>15420.56074766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900000">
            <text:p>52900000</text:p>
          </table:table-cell>
          <table:table-cell table:formula="of:=[.B716]*LOG([.B716]; 2)" office:value-type="float" office:value="1357242836.04854">
            <text:p>1357242836.04854</text:p>
          </table:table-cell>
          <table:table-cell table:formula="of:=[.C716]/3424" office:value-type="float" office:value="396391.015201092">
            <text:p>396391.015201092</text:p>
          </table:table-cell>
          <table:table-cell table:formula="of:=[.B716]/3424" office:value-type="float" office:value="15449.7663551402">
            <text:p>15449.76635514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000000">
            <text:p>53000000</text:p>
          </table:table-cell>
          <table:table-cell table:formula="of:=[.B717]*LOG([.B717]; 2)" office:value-type="float" office:value="1359952918.26603">
            <text:p>1359952918.26603</text:p>
          </table:table-cell>
          <table:table-cell table:formula="of:=[.C717]/3424" office:value-type="float" office:value="397182.511175827">
            <text:p>397182.511175827</text:p>
          </table:table-cell>
          <table:table-cell table:formula="of:=[.B717]/3424" office:value-type="float" office:value="15478.9719626168">
            <text:p>15478.97196261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100000">
            <text:p>53100000</text:p>
          </table:table-cell>
          <table:table-cell table:formula="of:=[.B718]*LOG([.B718]; 2)" office:value-type="float" office:value="1362663272.6903">
            <text:p>1362663272.6903</text:p>
          </table:table-cell>
          <table:table-cell table:formula="of:=[.C718]/3424" office:value-type="float" office:value="397974.086650203">
            <text:p>397974.086650203</text:p>
          </table:table-cell>
          <table:table-cell table:formula="of:=[.B718]/3424" office:value-type="float" office:value="15508.1775700935">
            <text:p>15508.17757009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200000">
            <text:p>53200000</text:p>
          </table:table-cell>
          <table:table-cell table:formula="of:=[.B719]*LOG([.B719]; 2)" office:value-type="float" office:value="1365373898.8087">
            <text:p>1365373898.8087</text:p>
          </table:table-cell>
          <table:table-cell table:formula="of:=[.C719]/3424" office:value-type="float" office:value="398765.741474504">
            <text:p>398765.741474504</text:p>
          </table:table-cell>
          <table:table-cell table:formula="of:=[.B719]/3424" office:value-type="float" office:value="15537.3831775701">
            <text:p>15537.38317757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300000">
            <text:p>53300000</text:p>
          </table:table-cell>
          <table:table-cell table:formula="of:=[.B720]*LOG([.B720]; 2)" office:value-type="float" office:value="1368084796.11055">
            <text:p>1368084796.11055</text:p>
          </table:table-cell>
          <table:table-cell table:formula="of:=[.C720]/3424" office:value-type="float" office:value="399557.475499575">
            <text:p>399557.475499575</text:p>
          </table:table-cell>
          <table:table-cell table:formula="of:=[.B720]/3424" office:value-type="float" office:value="15566.5887850467">
            <text:p>15566.58878504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400000">
            <text:p>53400000</text:p>
          </table:table-cell>
          <table:table-cell table:formula="of:=[.B721]*LOG([.B721]; 2)" office:value-type="float" office:value="1370795964.08704">
            <text:p>1370795964.08704</text:p>
          </table:table-cell>
          <table:table-cell table:formula="of:=[.C721]/3424" office:value-type="float" office:value="400349.288576823">
            <text:p>400349.288576823</text:p>
          </table:table-cell>
          <table:table-cell table:formula="of:=[.B721]/3424" office:value-type="float" office:value="15595.7943925234">
            <text:p>15595.79439252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500000">
            <text:p>53500000</text:p>
          </table:table-cell>
          <table:table-cell table:formula="of:=[.B722]*LOG([.B722]; 2)" office:value-type="float" office:value="1373507402.23131">
            <text:p>1373507402.23131</text:p>
          </table:table-cell>
          <table:table-cell table:formula="of:=[.C722]/3424" office:value-type="float" office:value="401141.180558208">
            <text:p>401141.180558208</text:p>
          </table:table-cell>
          <table:table-cell table:formula="of:=[.B722]/3424" office:value-type="float" office:value="15625">
            <text:p>15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600000">
            <text:p>53600000</text:p>
          </table:table-cell>
          <table:table-cell table:formula="of:=[.B723]*LOG([.B723]; 2)" office:value-type="float" office:value="1376219110.03835">
            <text:p>1376219110.03835</text:p>
          </table:table-cell>
          <table:table-cell table:formula="of:=[.C723]/3424" office:value-type="float" office:value="401933.151296247">
            <text:p>401933.151296247</text:p>
          </table:table-cell>
          <table:table-cell table:formula="of:=[.B723]/3424" office:value-type="float" office:value="15654.2056074766">
            <text:p>15654.20560747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700000">
            <text:p>53700000</text:p>
          </table:table-cell>
          <table:table-cell table:formula="of:=[.B724]*LOG([.B724]; 2)" office:value-type="float" office:value="1378931087.00507">
            <text:p>1378931087.00507</text:p>
          </table:table-cell>
          <table:table-cell table:formula="of:=[.C724]/3424" office:value-type="float" office:value="402725.200644005">
            <text:p>402725.200644005</text:p>
          </table:table-cell>
          <table:table-cell table:formula="of:=[.B724]/3424" office:value-type="float" office:value="15683.4112149533">
            <text:p>15683.41121495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800000">
            <text:p>53800000</text:p>
          </table:table-cell>
          <table:table-cell table:formula="of:=[.B725]*LOG([.B725]; 2)" office:value-type="float" office:value="1381643332.63025">
            <text:p>1381643332.63025</text:p>
          </table:table-cell>
          <table:table-cell table:formula="of:=[.C725]/3424" office:value-type="float" office:value="403517.328455096">
            <text:p>403517.328455096</text:p>
          </table:table-cell>
          <table:table-cell table:formula="of:=[.B725]/3424" office:value-type="float" office:value="15712.6168224299">
            <text:p>15712.61682242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900000">
            <text:p>53900000</text:p>
          </table:table-cell>
          <table:table-cell table:formula="of:=[.B726]*LOG([.B726]; 2)" office:value-type="float" office:value="1384355846.4145">
            <text:p>1384355846.4145</text:p>
          </table:table-cell>
          <table:table-cell table:formula="of:=[.C726]/3424" office:value-type="float" office:value="404309.534583675">
            <text:p>404309.534583675</text:p>
          </table:table-cell>
          <table:table-cell table:formula="of:=[.B726]/3424" office:value-type="float" office:value="15741.8224299065">
            <text:p>15741.8224299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00000">
            <text:p>54000000</text:p>
          </table:table-cell>
          <table:table-cell table:formula="of:=[.B727]*LOG([.B727]; 2)" office:value-type="float" office:value="1387068627.86033">
            <text:p>1387068627.86033</text:p>
          </table:table-cell>
          <table:table-cell table:formula="of:=[.C727]/3424" office:value-type="float" office:value="405101.818884443">
            <text:p>405101.818884443</text:p>
          </table:table-cell>
          <table:table-cell table:formula="of:=[.B727]/3424" office:value-type="float" office:value="15771.0280373832">
            <text:p>15771.02803738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100000">
            <text:p>54100000</text:p>
          </table:table-cell>
          <table:table-cell table:formula="of:=[.B728]*LOG([.B728]; 2)" office:value-type="float" office:value="1389781676.47206">
            <text:p>1389781676.47206</text:p>
          </table:table-cell>
          <table:table-cell table:formula="of:=[.C728]/3424" office:value-type="float" office:value="405894.181212635">
            <text:p>405894.181212635</text:p>
          </table:table-cell>
          <table:table-cell table:formula="of:=[.B728]/3424" office:value-type="float" office:value="15800.2336448598">
            <text:p>15800.23364485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200000">
            <text:p>54200000</text:p>
          </table:table-cell>
          <table:table-cell table:formula="of:=[.B729]*LOG([.B729]; 2)" office:value-type="float" office:value="1392494991.75585">
            <text:p>1392494991.75585</text:p>
          </table:table-cell>
          <table:table-cell table:formula="of:=[.C729]/3424" office:value-type="float" office:value="406686.621424023">
            <text:p>406686.621424023</text:p>
          </table:table-cell>
          <table:table-cell table:formula="of:=[.B729]/3424" office:value-type="float" office:value="15829.4392523365">
            <text:p>15829.43925233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300000">
            <text:p>54300000</text:p>
          </table:table-cell>
          <table:table-cell table:formula="of:=[.B730]*LOG([.B730]; 2)" office:value-type="float" office:value="1395208573.2197">
            <text:p>1395208573.2197</text:p>
          </table:table-cell>
          <table:table-cell table:formula="of:=[.C730]/3424" office:value-type="float" office:value="407479.139374911">
            <text:p>407479.139374911</text:p>
          </table:table-cell>
          <table:table-cell table:formula="of:=[.B730]/3424" office:value-type="float" office:value="15858.6448598131">
            <text:p>15858.64485981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400000">
            <text:p>54400000</text:p>
          </table:table-cell>
          <table:table-cell table:formula="of:=[.B731]*LOG([.B731]; 2)" office:value-type="float" office:value="1397922420.37338">
            <text:p>1397922420.37338</text:p>
          </table:table-cell>
          <table:table-cell table:formula="of:=[.C731]/3424" office:value-type="float" office:value="408271.734922132">
            <text:p>408271.734922132</text:p>
          </table:table-cell>
          <table:table-cell table:formula="of:=[.B731]/3424" office:value-type="float" office:value="15887.8504672897">
            <text:p>15887.85046728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500000">
            <text:p>54500000</text:p>
          </table:table-cell>
          <table:table-cell table:formula="of:=[.B732]*LOG([.B732]; 2)" office:value-type="float" office:value="1400636532.72851">
            <text:p>1400636532.72851</text:p>
          </table:table-cell>
          <table:table-cell table:formula="of:=[.C732]/3424" office:value-type="float" office:value="409064.407923046">
            <text:p>409064.407923046</text:p>
          </table:table-cell>
          <table:table-cell table:formula="of:=[.B732]/3424" office:value-type="float" office:value="15917.0560747664">
            <text:p>15917.05607476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600000">
            <text:p>54600000</text:p>
          </table:table-cell>
          <table:table-cell table:formula="of:=[.B733]*LOG([.B733]; 2)" office:value-type="float" office:value="1403350909.79847">
            <text:p>1403350909.79847</text:p>
          </table:table-cell>
          <table:table-cell table:formula="of:=[.C733]/3424" office:value-type="float" office:value="409857.158235536">
            <text:p>409857.158235536</text:p>
          </table:table-cell>
          <table:table-cell table:formula="of:=[.B733]/3424" office:value-type="float" office:value="15946.261682243">
            <text:p>15946.2616822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700000">
            <text:p>54700000</text:p>
          </table:table-cell>
          <table:table-cell table:formula="of:=[.B734]*LOG([.B734]; 2)" office:value-type="float" office:value="1406065551.09845">
            <text:p>1406065551.09845</text:p>
          </table:table-cell>
          <table:table-cell table:formula="of:=[.C734]/3424" office:value-type="float" office:value="410649.985718004">
            <text:p>410649.985718004</text:p>
          </table:table-cell>
          <table:table-cell table:formula="of:=[.B734]/3424" office:value-type="float" office:value="15975.4672897196">
            <text:p>15975.46728971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800000">
            <text:p>54800000</text:p>
          </table:table-cell>
          <table:table-cell table:formula="of:=[.B735]*LOG([.B735]; 2)" office:value-type="float" office:value="1408780456.14537">
            <text:p>1408780456.14537</text:p>
          </table:table-cell>
          <table:table-cell table:formula="of:=[.C735]/3424" office:value-type="float" office:value="411442.890229373">
            <text:p>411442.890229373</text:p>
          </table:table-cell>
          <table:table-cell table:formula="of:=[.B735]/3424" office:value-type="float" office:value="16004.6728971963">
            <text:p>16004.67289719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900000">
            <text:p>54900000</text:p>
          </table:table-cell>
          <table:table-cell table:formula="of:=[.B736]*LOG([.B736]; 2)" office:value-type="float" office:value="1411495624.45797">
            <text:p>1411495624.45797</text:p>
          </table:table-cell>
          <table:table-cell table:formula="of:=[.C736]/3424" office:value-type="float" office:value="412235.871629079">
            <text:p>412235.871629079</text:p>
          </table:table-cell>
          <table:table-cell table:formula="of:=[.B736]/3424" office:value-type="float" office:value="16033.8785046729">
            <text:p>16033.87850467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000000">
            <text:p>55000000</text:p>
          </table:table-cell>
          <table:table-cell table:formula="of:=[.B737]*LOG([.B737]; 2)" office:value-type="float" office:value="1414211055.55669">
            <text:p>1414211055.55669</text:p>
          </table:table-cell>
          <table:table-cell table:formula="of:=[.C737]/3424" office:value-type="float" office:value="413028.929777069">
            <text:p>413028.929777069</text:p>
          </table:table-cell>
          <table:table-cell table:formula="of:=[.B737]/3424" office:value-type="float" office:value="16063.0841121495">
            <text:p>16063.08411214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100000">
            <text:p>55100000</text:p>
          </table:table-cell>
          <table:table-cell table:formula="of:=[.B738]*LOG([.B738]; 2)" office:value-type="float" office:value="1416926748.96374">
            <text:p>1416926748.96374</text:p>
          </table:table-cell>
          <table:table-cell table:formula="of:=[.C738]/3424" office:value-type="float" office:value="413822.064533802">
            <text:p>413822.064533802</text:p>
          </table:table-cell>
          <table:table-cell table:formula="of:=[.B738]/3424" office:value-type="float" office:value="16092.2897196262">
            <text:p>16092.28971962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200000">
            <text:p>55200000</text:p>
          </table:table-cell>
          <table:table-cell table:formula="of:=[.B739]*LOG([.B739]; 2)" office:value-type="float" office:value="1419642704.20307">
            <text:p>1419642704.20307</text:p>
          </table:table-cell>
          <table:table-cell table:formula="of:=[.C739]/3424" office:value-type="float" office:value="414615.275760242">
            <text:p>414615.275760242</text:p>
          </table:table-cell>
          <table:table-cell table:formula="of:=[.B739]/3424" office:value-type="float" office:value="16121.4953271028">
            <text:p>16121.49532710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300000">
            <text:p>55300000</text:p>
          </table:table-cell>
          <table:table-cell table:formula="of:=[.B740]*LOG([.B740]; 2)" office:value-type="float" office:value="1422358920.80034">
            <text:p>1422358920.80034</text:p>
          </table:table-cell>
          <table:table-cell table:formula="of:=[.C740]/3424" office:value-type="float" office:value="415408.563317855">
            <text:p>415408.563317855</text:p>
          </table:table-cell>
          <table:table-cell table:formula="of:=[.B740]/3424" office:value-type="float" office:value="16150.7009345794">
            <text:p>16150.70093457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400000">
            <text:p>55400000</text:p>
          </table:table-cell>
          <table:table-cell table:formula="of:=[.B741]*LOG([.B741]; 2)" office:value-type="float" office:value="1425075398.28292">
            <text:p>1425075398.28292</text:p>
          </table:table-cell>
          <table:table-cell table:formula="of:=[.C741]/3424" office:value-type="float" office:value="416201.927068611">
            <text:p>416201.927068611</text:p>
          </table:table-cell>
          <table:table-cell table:formula="of:=[.B741]/3424" office:value-type="float" office:value="16179.9065420561">
            <text:p>16179.90654205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500000">
            <text:p>55500000</text:p>
          </table:table-cell>
          <table:table-cell table:formula="of:=[.B742]*LOG([.B742]; 2)" office:value-type="float" office:value="1427792136.17992">
            <text:p>1427792136.17992</text:p>
          </table:table-cell>
          <table:table-cell table:formula="of:=[.C742]/3424" office:value-type="float" office:value="416995.366874977">
            <text:p>416995.366874977</text:p>
          </table:table-cell>
          <table:table-cell table:formula="of:=[.B742]/3424" office:value-type="float" office:value="16209.1121495327">
            <text:p>16209.1121495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600000">
            <text:p>55600000</text:p>
          </table:table-cell>
          <table:table-cell table:formula="of:=[.B743]*LOG([.B743]; 2)" office:value-type="float" office:value="1430509134.02211">
            <text:p>1430509134.02211</text:p>
          </table:table-cell>
          <table:table-cell table:formula="of:=[.C743]/3424" office:value-type="float" office:value="417788.882599916">
            <text:p>417788.882599916</text:p>
          </table:table-cell>
          <table:table-cell table:formula="of:=[.B743]/3424" office:value-type="float" office:value="16238.3177570093">
            <text:p>16238.31775700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700000">
            <text:p>55700000</text:p>
          </table:table-cell>
          <table:table-cell table:formula="of:=[.B744]*LOG([.B744]; 2)" office:value-type="float" office:value="1433226391.34197">
            <text:p>1433226391.34197</text:p>
          </table:table-cell>
          <table:table-cell table:formula="of:=[.C744]/3424" office:value-type="float" office:value="418582.474106884">
            <text:p>418582.474106884</text:p>
          </table:table-cell>
          <table:table-cell table:formula="of:=[.B744]/3424" office:value-type="float" office:value="16267.523364486">
            <text:p>16267.523364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800000">
            <text:p>55800000</text:p>
          </table:table-cell>
          <table:table-cell table:formula="of:=[.B745]*LOG([.B745]; 2)" office:value-type="float" office:value="1435943907.67364">
            <text:p>1435943907.67364</text:p>
          </table:table-cell>
          <table:table-cell table:formula="of:=[.C745]/3424" office:value-type="float" office:value="419376.141259826">
            <text:p>419376.141259826</text:p>
          </table:table-cell>
          <table:table-cell table:formula="of:=[.B745]/3424" office:value-type="float" office:value="16296.7289719626">
            <text:p>16296.72897196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900000">
            <text:p>55900000</text:p>
          </table:table-cell>
          <table:table-cell table:formula="of:=[.B746]*LOG([.B746]; 2)" office:value-type="float" office:value="1438661682.55295">
            <text:p>1438661682.55295</text:p>
          </table:table-cell>
          <table:table-cell table:formula="of:=[.C746]/3424" office:value-type="float" office:value="420169.883923175">
            <text:p>420169.883923175</text:p>
          </table:table-cell>
          <table:table-cell table:formula="of:=[.B746]/3424" office:value-type="float" office:value="16325.9345794393">
            <text:p>16325.93457943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00000">
            <text:p>56000000</text:p>
          </table:table-cell>
          <table:table-cell table:formula="of:=[.B747]*LOG([.B747]; 2)" office:value-type="float" office:value="1441379715.51738">
            <text:p>1441379715.51738</text:p>
          </table:table-cell>
          <table:table-cell table:formula="of:=[.C747]/3424" office:value-type="float" office:value="420963.701961852">
            <text:p>420963.701961852</text:p>
          </table:table-cell>
          <table:table-cell table:formula="of:=[.B747]/3424" office:value-type="float" office:value="16355.1401869159">
            <text:p>16355.14018691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00000">
            <text:p>56100000</text:p>
          </table:table-cell>
          <table:table-cell table:formula="of:=[.B748]*LOG([.B748]; 2)" office:value-type="float" office:value="1444098006.10606">
            <text:p>1444098006.10606</text:p>
          </table:table-cell>
          <table:table-cell table:formula="of:=[.C748]/3424" office:value-type="float" office:value="421757.595241255">
            <text:p>421757.595241255</text:p>
          </table:table-cell>
          <table:table-cell table:formula="of:=[.B748]/3424" office:value-type="float" office:value="16384.3457943925">
            <text:p>16384.34579439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200000">
            <text:p>56200000</text:p>
          </table:table-cell>
          <table:table-cell table:formula="of:=[.B749]*LOG([.B749]; 2)" office:value-type="float" office:value="1446816553.85977">
            <text:p>1446816553.85977</text:p>
          </table:table-cell>
          <table:table-cell table:formula="of:=[.C749]/3424" office:value-type="float" office:value="422551.563627268">
            <text:p>422551.563627268</text:p>
          </table:table-cell>
          <table:table-cell table:formula="of:=[.B749]/3424" office:value-type="float" office:value="16413.5514018692">
            <text:p>16413.55140186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300000">
            <text:p>56300000</text:p>
          </table:table-cell>
          <table:table-cell table:formula="of:=[.B750]*LOG([.B750]; 2)" office:value-type="float" office:value="1449535358.32091">
            <text:p>1449535358.32091</text:p>
          </table:table-cell>
          <table:table-cell table:formula="of:=[.C750]/3424" office:value-type="float" office:value="423345.606986247">
            <text:p>423345.606986247</text:p>
          </table:table-cell>
          <table:table-cell table:formula="of:=[.B750]/3424" office:value-type="float" office:value="16442.7570093458">
            <text:p>16442.75700934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400000">
            <text:p>56400000</text:p>
          </table:table-cell>
          <table:table-cell table:formula="of:=[.B751]*LOG([.B751]; 2)" office:value-type="float" office:value="1452254419.03353">
            <text:p>1452254419.03353</text:p>
          </table:table-cell>
          <table:table-cell table:formula="of:=[.C751]/3424" office:value-type="float" office:value="424139.725185026">
            <text:p>424139.725185026</text:p>
          </table:table-cell>
          <table:table-cell table:formula="of:=[.B751]/3424" office:value-type="float" office:value="16471.9626168224">
            <text:p>16471.962616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00000">
            <text:p>56500000</text:p>
          </table:table-cell>
          <table:table-cell table:formula="of:=[.B752]*LOG([.B752]; 2)" office:value-type="float" office:value="1454973735.54327">
            <text:p>1454973735.54327</text:p>
          </table:table-cell>
          <table:table-cell table:formula="of:=[.C752]/3424" office:value-type="float" office:value="424933.91809091">
            <text:p>424933.91809091</text:p>
          </table:table-cell>
          <table:table-cell table:formula="of:=[.B752]/3424" office:value-type="float" office:value="16501.1682242991">
            <text:p>16501.16822429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600000">
            <text:p>56600000</text:p>
          </table:table-cell>
          <table:table-cell table:formula="of:=[.B753]*LOG([.B753]; 2)" office:value-type="float" office:value="1457693307.39741">
            <text:p>1457693307.39741</text:p>
          </table:table-cell>
          <table:table-cell table:formula="of:=[.C753]/3424" office:value-type="float" office:value="425728.185571673">
            <text:p>425728.185571673</text:p>
          </table:table-cell>
          <table:table-cell table:formula="of:=[.B753]/3424" office:value-type="float" office:value="16530.3738317757">
            <text:p>16530.37383177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700000">
            <text:p>56700000</text:p>
          </table:table-cell>
          <table:table-cell table:formula="of:=[.B754]*LOG([.B754]; 2)" office:value-type="float" office:value="1460413134.14479">
            <text:p>1460413134.14479</text:p>
          </table:table-cell>
          <table:table-cell table:formula="of:=[.C754]/3424" office:value-type="float" office:value="426522.527495558">
            <text:p>426522.527495558</text:p>
          </table:table-cell>
          <table:table-cell table:formula="of:=[.B754]/3424" office:value-type="float" office:value="16559.5794392523">
            <text:p>16559.57943925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800000">
            <text:p>56800000</text:p>
          </table:table-cell>
          <table:table-cell table:formula="of:=[.B755]*LOG([.B755]; 2)" office:value-type="float" office:value="1463133215.33588">
            <text:p>1463133215.33588</text:p>
          </table:table-cell>
          <table:table-cell table:formula="of:=[.C755]/3424" office:value-type="float" office:value="427316.943731273">
            <text:p>427316.943731273</text:p>
          </table:table-cell>
          <table:table-cell table:formula="of:=[.B755]/3424" office:value-type="float" office:value="16588.785046729">
            <text:p>16588.7850467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900000">
            <text:p>56900000</text:p>
          </table:table-cell>
          <table:table-cell table:formula="of:=[.B756]*LOG([.B756]; 2)" office:value-type="float" office:value="1465853550.5227">
            <text:p>1465853550.5227</text:p>
          </table:table-cell>
          <table:table-cell table:formula="of:=[.C756]/3424" office:value-type="float" office:value="428111.434147985">
            <text:p>428111.434147985</text:p>
          </table:table-cell>
          <table:table-cell table:formula="of:=[.B756]/3424" office:value-type="float" office:value="16617.9906542056">
            <text:p>16617.99065420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00000">
            <text:p>57000000</text:p>
          </table:table-cell>
          <table:table-cell table:formula="of:=[.B757]*LOG([.B757]; 2)" office:value-type="float" office:value="1468574139.25887">
            <text:p>1468574139.25887</text:p>
          </table:table-cell>
          <table:table-cell table:formula="of:=[.C757]/3424" office:value-type="float" office:value="428905.998615324">
            <text:p>428905.998615324</text:p>
          </table:table-cell>
          <table:table-cell table:formula="of:=[.B757]/3424" office:value-type="float" office:value="16647.1962616822">
            <text:p>16647.19626168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100000">
            <text:p>57100000</text:p>
          </table:table-cell>
          <table:table-cell table:formula="of:=[.B758]*LOG([.B758]; 2)" office:value-type="float" office:value="1471294981.09956">
            <text:p>1471294981.09956</text:p>
          </table:table-cell>
          <table:table-cell table:formula="of:=[.C758]/3424" office:value-type="float" office:value="429700.637003376">
            <text:p>429700.637003376</text:p>
          </table:table-cell>
          <table:table-cell table:formula="of:=[.B758]/3424" office:value-type="float" office:value="16676.4018691589">
            <text:p>16676.40186915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200000">
            <text:p>57200000</text:p>
          </table:table-cell>
          <table:table-cell table:formula="of:=[.B759]*LOG([.B759]; 2)" office:value-type="float" office:value="1474016075.60151">
            <text:p>1474016075.60151</text:p>
          </table:table-cell>
          <table:table-cell table:formula="of:=[.C759]/3424" office:value-type="float" office:value="430495.349182684">
            <text:p>430495.349182684</text:p>
          </table:table-cell>
          <table:table-cell table:formula="of:=[.B759]/3424" office:value-type="float" office:value="16705.6074766355">
            <text:p>16705.6074766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300000">
            <text:p>57300000</text:p>
          </table:table-cell>
          <table:table-cell table:formula="of:=[.B760]*LOG([.B760]; 2)" office:value-type="float" office:value="1476737422.323">
            <text:p>1476737422.323</text:p>
          </table:table-cell>
          <table:table-cell table:formula="of:=[.C760]/3424" office:value-type="float" office:value="431290.135024241">
            <text:p>431290.135024241</text:p>
          </table:table-cell>
          <table:table-cell table:formula="of:=[.B760]/3424" office:value-type="float" office:value="16734.8130841122">
            <text:p>16734.81308411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00000">
            <text:p>57400000</text:p>
          </table:table-cell>
          <table:table-cell table:formula="of:=[.B761]*LOG([.B761]; 2)" office:value-type="float" office:value="1479459020.82386">
            <text:p>1479459020.82386</text:p>
          </table:table-cell>
          <table:table-cell table:formula="of:=[.C761]/3424" office:value-type="float" office:value="432084.994399491">
            <text:p>432084.994399491</text:p>
          </table:table-cell>
          <table:table-cell table:formula="of:=[.B761]/3424" office:value-type="float" office:value="16764.0186915888">
            <text:p>16764.01869158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500000">
            <text:p>57500000</text:p>
          </table:table-cell>
          <table:table-cell table:formula="of:=[.B762]*LOG([.B762]; 2)" office:value-type="float" office:value="1482180870.66544">
            <text:p>1482180870.66544</text:p>
          </table:table-cell>
          <table:table-cell table:formula="of:=[.C762]/3424" office:value-type="float" office:value="432879.927180328">
            <text:p>432879.927180328</text:p>
          </table:table-cell>
          <table:table-cell table:formula="of:=[.B762]/3424" office:value-type="float" office:value="16793.2242990654">
            <text:p>16793.2242990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600000">
            <text:p>57600000</text:p>
          </table:table-cell>
          <table:table-cell table:formula="of:=[.B763]*LOG([.B763]; 2)" office:value-type="float" office:value="1484902971.41064">
            <text:p>1484902971.41064</text:p>
          </table:table-cell>
          <table:table-cell table:formula="of:=[.C763]/3424" office:value-type="float" office:value="433674.933239088">
            <text:p>433674.933239088</text:p>
          </table:table-cell>
          <table:table-cell table:formula="of:=[.B763]/3424" office:value-type="float" office:value="16822.4299065421">
            <text:p>16822.4299065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700000">
            <text:p>57700000</text:p>
          </table:table-cell>
          <table:table-cell table:formula="of:=[.B764]*LOG([.B764]; 2)" office:value-type="float" office:value="1487625322.62385">
            <text:p>1487625322.62385</text:p>
          </table:table-cell>
          <table:table-cell table:formula="of:=[.C764]/3424" office:value-type="float" office:value="434470.012448554">
            <text:p>434470.012448554</text:p>
          </table:table-cell>
          <table:table-cell table:formula="of:=[.B764]/3424" office:value-type="float" office:value="16851.6355140187">
            <text:p>16851.63551401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800000">
            <text:p>57800000</text:p>
          </table:table-cell>
          <table:table-cell table:formula="of:=[.B765]*LOG([.B765]; 2)" office:value-type="float" office:value="1490347923.87099">
            <text:p>1490347923.87099</text:p>
          </table:table-cell>
          <table:table-cell table:formula="of:=[.C765]/3424" office:value-type="float" office:value="435265.164681947">
            <text:p>435265.164681947</text:p>
          </table:table-cell>
          <table:table-cell table:formula="of:=[.B765]/3424" office:value-type="float" office:value="16880.8411214953">
            <text:p>16880.84112149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900000">
            <text:p>57900000</text:p>
          </table:table-cell>
          <table:table-cell table:formula="of:=[.B766]*LOG([.B766]; 2)" office:value-type="float" office:value="1493070774.71947">
            <text:p>1493070774.71947</text:p>
          </table:table-cell>
          <table:table-cell table:formula="of:=[.C766]/3424" office:value-type="float" office:value="436060.389812929">
            <text:p>436060.389812929</text:p>
          </table:table-cell>
          <table:table-cell table:formula="of:=[.B766]/3424" office:value-type="float" office:value="16910.046728972">
            <text:p>16910.046728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00000">
            <text:p>58000000</text:p>
          </table:table-cell>
          <table:table-cell table:formula="of:=[.B767]*LOG([.B767]; 2)" office:value-type="float" office:value="1495793874.7382">
            <text:p>1495793874.7382</text:p>
          </table:table-cell>
          <table:table-cell table:formula="of:=[.C767]/3424" office:value-type="float" office:value="436855.687715596">
            <text:p>436855.687715596</text:p>
          </table:table-cell>
          <table:table-cell table:formula="of:=[.B767]/3424" office:value-type="float" office:value="16939.2523364486">
            <text:p>16939.2523364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100000">
            <text:p>58100000</text:p>
          </table:table-cell>
          <table:table-cell table:formula="of:=[.B768]*LOG([.B768]; 2)" office:value-type="float" office:value="1498517223.49758">
            <text:p>1498517223.49758</text:p>
          </table:table-cell>
          <table:table-cell table:formula="of:=[.C768]/3424" office:value-type="float" office:value="437651.058264481">
            <text:p>437651.058264481</text:p>
          </table:table-cell>
          <table:table-cell table:formula="of:=[.B768]/3424" office:value-type="float" office:value="16968.4579439252">
            <text:p>16968.4579439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00000">
            <text:p>58200000</text:p>
          </table:table-cell>
          <table:table-cell table:formula="of:=[.B769]*LOG([.B769]; 2)" office:value-type="float" office:value="1501240820.56948">
            <text:p>1501240820.56948</text:p>
          </table:table-cell>
          <table:table-cell table:formula="of:=[.C769]/3424" office:value-type="float" office:value="438446.501334546">
            <text:p>438446.501334546</text:p>
          </table:table-cell>
          <table:table-cell table:formula="of:=[.B769]/3424" office:value-type="float" office:value="16997.6635514019">
            <text:p>16997.66355140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300000">
            <text:p>58300000</text:p>
          </table:table-cell>
          <table:table-cell table:formula="of:=[.B770]*LOG([.B770]; 2)" office:value-type="float" office:value="1503964665.52726">
            <text:p>1503964665.52726</text:p>
          </table:table-cell>
          <table:table-cell table:formula="of:=[.C770]/3424" office:value-type="float" office:value="439242.016801184">
            <text:p>439242.016801184</text:p>
          </table:table-cell>
          <table:table-cell table:formula="of:=[.B770]/3424" office:value-type="float" office:value="17026.8691588785">
            <text:p>17026.86915887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772]/3424" office:value-type="float" office:value="0">
            <text:p>0</text:p>
          </table:table-cell>
          <table:table-cell table:formula="of:=[.N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B773]/3424" office:value-type="float" office:value="29.2056074766355">
            <text:p>29.2056074766</text:p>
          </table:table-cell>
          <table:table-cell table:formula="of:=[.N2]" office:value-type="float" office:value="219.3">
            <text:p>219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00">
            <text:p>200000</text:p>
          </table:table-cell>
          <table:table-cell table:formula="of:=[.B774]/3424" office:value-type="float" office:value="58.411214953271">
            <text:p>58.4112149533</text:p>
          </table:table-cell>
          <table:table-cell table:formula="of:=[.N3]" office:value-type="float" office:value="430.7">
            <text:p>430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000">
            <text:p>300000</text:p>
          </table:table-cell>
          <table:table-cell table:formula="of:=[.B775]/3424" office:value-type="float" office:value="87.6168224299066">
            <text:p>87.6168224299</text:p>
          </table:table-cell>
          <table:table-cell table:formula="of:=[.N4]" office:value-type="float" office:value="681.1">
            <text:p>681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00">
            <text:p>400000</text:p>
          </table:table-cell>
          <table:table-cell table:formula="of:=[.B776]/3424" office:value-type="float" office:value="116.822429906542">
            <text:p>116.8224299065</text:p>
          </table:table-cell>
          <table:table-cell table:formula="of:=[.N5]" office:value-type="float" office:value="977.5">
            <text:p>977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00">
            <text:p>500000</text:p>
          </table:table-cell>
          <table:table-cell table:formula="of:=[.B777]/3424" office:value-type="float" office:value="146.028037383178">
            <text:p>146.0280373832</text:p>
          </table:table-cell>
          <table:table-cell table:formula="of:=[.N6]" office:value-type="float" office:value="1261.8">
            <text:p>1261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000">
            <text:p>600000</text:p>
          </table:table-cell>
          <table:table-cell table:formula="of:=[.B778]/3424" office:value-type="float" office:value="175.233644859813">
            <text:p>175.2336448598</text:p>
          </table:table-cell>
          <table:table-cell table:formula="of:=[.N7]" office:value-type="float" office:value="1565">
            <text:p>15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0000">
            <text:p>700000</text:p>
          </table:table-cell>
          <table:table-cell table:formula="of:=[.B779]/3424" office:value-type="float" office:value="204.439252336449">
            <text:p>204.4392523364</text:p>
          </table:table-cell>
          <table:table-cell table:formula="of:=[.N8]" office:value-type="float" office:value="1877.8">
            <text:p>1877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00">
            <text:p>800000</text:p>
          </table:table-cell>
          <table:table-cell table:formula="of:=[.B780]/3424" office:value-type="float" office:value="233.644859813084">
            <text:p>233.6448598131</text:p>
          </table:table-cell>
          <table:table-cell table:formula="of:=[.N9]" office:value-type="float" office:value="2202">
            <text:p>22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0000">
            <text:p>900000</text:p>
          </table:table-cell>
          <table:table-cell table:formula="of:=[.B781]/3424" office:value-type="float" office:value="262.85046728972">
            <text:p>262.8504672897</text:p>
          </table:table-cell>
          <table:table-cell table:formula="of:=[.N10]" office:value-type="float" office:value="2544.7">
            <text:p>2544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[.B782]/3424" office:value-type="float" office:value="292.056074766355">
            <text:p>292.0560747664</text:p>
          </table:table-cell>
          <table:table-cell table:formula="of:=[.N11]" office:value-type="float" office:value="2848.8">
            <text:p>2848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0000">
            <text:p>1100000</text:p>
          </table:table-cell>
          <table:table-cell table:formula="of:=[.B783]/3424" office:value-type="float" office:value="321.261682242991">
            <text:p>321.261682243</text:p>
          </table:table-cell>
          <table:table-cell table:formula="of:=[.N12]" office:value-type="float" office:value="3221">
            <text:p>32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0000">
            <text:p>1200000</text:p>
          </table:table-cell>
          <table:table-cell table:formula="of:=[.B784]/3424" office:value-type="float" office:value="350.467289719626">
            <text:p>350.4672897196</text:p>
          </table:table-cell>
          <table:table-cell table:formula="of:=[.N13]" office:value-type="float" office:value="3555.2">
            <text:p>3555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00000">
            <text:p>1300000</text:p>
          </table:table-cell>
          <table:table-cell table:formula="of:=[.B785]/3424" office:value-type="float" office:value="379.672897196262">
            <text:p>379.6728971963</text:p>
          </table:table-cell>
          <table:table-cell table:formula="of:=[.N14]" office:value-type="float" office:value="3829.2">
            <text:p>3829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00000">
            <text:p>1400000</text:p>
          </table:table-cell>
          <table:table-cell table:formula="of:=[.B786]/3424" office:value-type="float" office:value="408.878504672897">
            <text:p>408.8785046729</text:p>
          </table:table-cell>
          <table:table-cell table:formula="of:=[.N15]" office:value-type="float" office:value="4119">
            <text:p>41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0000">
            <text:p>1500000</text:p>
          </table:table-cell>
          <table:table-cell table:formula="of:=[.B787]/3424" office:value-type="float" office:value="438.084112149533">
            <text:p>438.0841121495</text:p>
          </table:table-cell>
          <table:table-cell table:formula="of:=[.N16]" office:value-type="float" office:value="4414.8">
            <text:p>4414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00000">
            <text:p>1600000</text:p>
          </table:table-cell>
          <table:table-cell table:formula="of:=[.B788]/3424" office:value-type="float" office:value="467.289719626168">
            <text:p>467.2897196262</text:p>
          </table:table-cell>
          <table:table-cell table:formula="of:=[.N17]" office:value-type="float" office:value="4688.1">
            <text:p>4688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00000">
            <text:p>1700000</text:p>
          </table:table-cell>
          <table:table-cell table:formula="of:=[.B789]/3424" office:value-type="float" office:value="496.495327102804">
            <text:p>496.4953271028</text:p>
          </table:table-cell>
          <table:table-cell table:formula="of:=[.N18]" office:value-type="float" office:value="4996.3">
            <text:p>4996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0000">
            <text:p>1800000</text:p>
          </table:table-cell>
          <table:table-cell table:formula="of:=[.B790]/3424" office:value-type="float" office:value="525.700934579439">
            <text:p>525.7009345794</text:p>
          </table:table-cell>
          <table:table-cell table:formula="of:=[.N19]" office:value-type="float" office:value="5298.4">
            <text:p>5298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0000">
            <text:p>1900000</text:p>
          </table:table-cell>
          <table:table-cell table:formula="of:=[.B791]/3424" office:value-type="float" office:value="554.906542056075">
            <text:p>554.9065420561</text:p>
          </table:table-cell>
          <table:table-cell table:formula="of:=[.N20]" office:value-type="float" office:value="5602.9">
            <text:p>5602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table:formula="of:=[.B792]/3424" office:value-type="float" office:value="584.11214953271">
            <text:p>584.1121495327</text:p>
          </table:table-cell>
          <table:table-cell table:formula="of:=[.N21]" office:value-type="float" office:value="5888.9">
            <text:p>5888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0000">
            <text:p>2100000</text:p>
          </table:table-cell>
          <table:table-cell table:formula="of:=[.B793]/3424" office:value-type="float" office:value="613.317757009346">
            <text:p>613.3177570093</text:p>
          </table:table-cell>
          <table:table-cell table:formula="of:=[.N22]" office:value-type="float" office:value="6175.4">
            <text:p>6175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00000">
            <text:p>2200000</text:p>
          </table:table-cell>
          <table:table-cell table:formula="of:=[.B794]/3424" office:value-type="float" office:value="642.523364485981">
            <text:p>642.523364486</text:p>
          </table:table-cell>
          <table:table-cell table:formula="of:=[.N23]" office:value-type="float" office:value="6506.5">
            <text:p>6506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00000">
            <text:p>2300000</text:p>
          </table:table-cell>
          <table:table-cell table:formula="of:=[.B795]/3424" office:value-type="float" office:value="671.728971962617">
            <text:p>671.7289719626</text:p>
          </table:table-cell>
          <table:table-cell table:formula="of:=[.N24]" office:value-type="float" office:value="6998.4">
            <text:p>6998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0000">
            <text:p>2400000</text:p>
          </table:table-cell>
          <table:table-cell table:formula="of:=[.B796]/3424" office:value-type="float" office:value="700.934579439252">
            <text:p>700.9345794393</text:p>
          </table:table-cell>
          <table:table-cell table:formula="of:=[.N25]" office:value-type="float" office:value="7268.9">
            <text:p>7268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0000">
            <text:p>2500000</text:p>
          </table:table-cell>
          <table:table-cell table:formula="of:=[.B797]/3424" office:value-type="float" office:value="730.140186915888">
            <text:p>730.1401869159</text:p>
          </table:table-cell>
          <table:table-cell table:formula="of:=[.N26]" office:value-type="float" office:value="7506">
            <text:p>75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00000">
            <text:p>2600000</text:p>
          </table:table-cell>
          <table:table-cell table:formula="of:=[.B798]/3424" office:value-type="float" office:value="759.345794392523">
            <text:p>759.3457943925</text:p>
          </table:table-cell>
          <table:table-cell table:formula="of:=[.N27]" office:value-type="float" office:value="7829.6">
            <text:p>7829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0000">
            <text:p>2700000</text:p>
          </table:table-cell>
          <table:table-cell table:formula="of:=[.B799]/3424" office:value-type="float" office:value="788.551401869159">
            <text:p>788.5514018692</text:p>
          </table:table-cell>
          <table:table-cell table:formula="of:=[.N28]" office:value-type="float" office:value="8186.9">
            <text:p>8186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00000">
            <text:p>2800000</text:p>
          </table:table-cell>
          <table:table-cell table:formula="of:=[.B800]/3424" office:value-type="float" office:value="817.757009345794">
            <text:p>817.7570093458</text:p>
          </table:table-cell>
          <table:table-cell table:formula="of:=[.N29]" office:value-type="float" office:value="8921.4">
            <text:p>8921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00000">
            <text:p>2900000</text:p>
          </table:table-cell>
          <table:table-cell table:formula="of:=[.B801]/3424" office:value-type="float" office:value="846.96261682243">
            <text:p>846.9626168224</text:p>
          </table:table-cell>
          <table:table-cell table:formula="of:=[.N30]" office:value-type="float" office:value="9106.9">
            <text:p>9106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table:formula="of:=[.B802]/3424" office:value-type="float" office:value="876.168224299065">
            <text:p>876.1682242991</text:p>
          </table:table-cell>
          <table:table-cell table:formula="of:=[.N31]" office:value-type="float" office:value="9444.8">
            <text:p>9444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00000">
            <text:p>3100000</text:p>
          </table:table-cell>
          <table:table-cell table:formula="of:=[.B803]/3424" office:value-type="float" office:value="905.373831775701">
            <text:p>905.3738317757</text:p>
          </table:table-cell>
          <table:table-cell table:formula="of:=[.N3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0000">
            <text:p>3200000</text:p>
          </table:table-cell>
          <table:table-cell table:formula="of:=[.B804]/3424" office:value-type="float" office:value="934.579439252336">
            <text:p>934.5794392523</text:p>
          </table:table-cell>
          <table:table-cell table:formula="of:=[.N3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0000">
            <text:p>3300000</text:p>
          </table:table-cell>
          <table:table-cell table:formula="of:=[.B805]/3424" office:value-type="float" office:value="963.785046728972">
            <text:p>963.785046729</text:p>
          </table:table-cell>
          <table:table-cell table:formula="of:=[.N3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0000">
            <text:p>3400000</text:p>
          </table:table-cell>
          <table:table-cell table:formula="of:=[.B806]/3424" office:value-type="float" office:value="992.990654205608">
            <text:p>992.9906542056</text:p>
          </table:table-cell>
          <table:table-cell table:formula="of:=[.N3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0000">
            <text:p>3500000</text:p>
          </table:table-cell>
          <table:table-cell table:formula="of:=[.B807]/3424" office:value-type="float" office:value="1022.19626168224">
            <text:p>1022.1962616823</text:p>
          </table:table-cell>
          <table:table-cell table:formula="of:=[.N3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0000">
            <text:p>3600000</text:p>
          </table:table-cell>
          <table:table-cell table:formula="of:=[.B808]/3424" office:value-type="float" office:value="1051.40186915888">
            <text:p>1051.4018691589</text:p>
          </table:table-cell>
          <table:table-cell table:formula="of:=[.N3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0000">
            <text:p>3700000</text:p>
          </table:table-cell>
          <table:table-cell table:formula="of:=[.B809]/3424" office:value-type="float" office:value="1080.60747663551">
            <text:p>1080.6074766355</text:p>
          </table:table-cell>
          <table:table-cell table:formula="of:=[.N3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0000">
            <text:p>3800000</text:p>
          </table:table-cell>
          <table:table-cell table:formula="of:=[.B810]/3424" office:value-type="float" office:value="1109.81308411215">
            <text:p>1109.8130841122</text:p>
          </table:table-cell>
          <table:table-cell table:formula="of:=[.N3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0000">
            <text:p>3900000</text:p>
          </table:table-cell>
          <table:table-cell table:formula="of:=[.B811]/3424" office:value-type="float" office:value="1139.01869158879">
            <text:p>1139.0186915888</text:p>
          </table:table-cell>
          <table:table-cell table:formula="of:=[.N4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table:formula="of:=[.B812]/3424" office:value-type="float" office:value="1168.22429906542">
            <text:p>1168.2242990654</text:p>
          </table:table-cell>
          <table:table-cell table:formula="of:=[.N4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0000">
            <text:p>4100000</text:p>
          </table:table-cell>
          <table:table-cell table:formula="of:=[.B813]/3424" office:value-type="float" office:value="1197.42990654206">
            <text:p>1197.4299065421</text:p>
          </table:table-cell>
          <table:table-cell table:formula="of:=[.N4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0000">
            <text:p>4200000</text:p>
          </table:table-cell>
          <table:table-cell table:formula="of:=[.B814]/3424" office:value-type="float" office:value="1226.63551401869">
            <text:p>1226.6355140187</text:p>
          </table:table-cell>
          <table:table-cell table:formula="of:=[.N4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0000">
            <text:p>4300000</text:p>
          </table:table-cell>
          <table:table-cell table:formula="of:=[.B815]/3424" office:value-type="float" office:value="1255.84112149533">
            <text:p>1255.8411214953</text:p>
          </table:table-cell>
          <table:table-cell table:formula="of:=[.N4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0000">
            <text:p>4400000</text:p>
          </table:table-cell>
          <table:table-cell table:formula="of:=[.B816]/3424" office:value-type="float" office:value="1285.04672897196">
            <text:p>1285.046728972</text:p>
          </table:table-cell>
          <table:table-cell table:formula="of:=[.N4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0000">
            <text:p>4500000</text:p>
          </table:table-cell>
          <table:table-cell table:formula="of:=[.B817]/3424" office:value-type="float" office:value="1314.2523364486">
            <text:p>1314.2523364486</text:p>
          </table:table-cell>
          <table:table-cell table:formula="of:=[.N4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0000">
            <text:p>4600000</text:p>
          </table:table-cell>
          <table:table-cell table:formula="of:=[.B818]/3424" office:value-type="float" office:value="1343.45794392523">
            <text:p>1343.4579439252</text:p>
          </table:table-cell>
          <table:table-cell table:formula="of:=[.N4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0000">
            <text:p>4700000</text:p>
          </table:table-cell>
          <table:table-cell table:formula="of:=[.B819]/3424" office:value-type="float" office:value="1372.66355140187">
            <text:p>1372.6635514019</text:p>
          </table:table-cell>
          <table:table-cell table:formula="of:=[.N4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0000">
            <text:p>4800000</text:p>
          </table:table-cell>
          <table:table-cell table:formula="of:=[.B820]/3424" office:value-type="float" office:value="1401.8691588785">
            <text:p>1401.8691588785</text:p>
          </table:table-cell>
          <table:table-cell table:formula="of:=[.N4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00000">
            <text:p>4900000</text:p>
          </table:table-cell>
          <table:table-cell table:formula="of:=[.B821]/3424" office:value-type="float" office:value="1431.07476635514">
            <text:p>1431.0747663551</text:p>
          </table:table-cell>
          <table:table-cell table:formula="of:=[.N5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000">
            <text:p>5000000</text:p>
          </table:table-cell>
          <table:table-cell table:formula="of:=[.B822]/3424" office:value-type="float" office:value="1460.28037383178">
            <text:p>1460.2803738318</text:p>
          </table:table-cell>
          <table:table-cell table:formula="of:=[.N5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0000">
            <text:p>5100000</text:p>
          </table:table-cell>
          <table:table-cell table:formula="of:=[.B823]/3424" office:value-type="float" office:value="1489.48598130841">
            <text:p>1489.4859813084</text:p>
          </table:table-cell>
          <table:table-cell table:formula="of:=[.N5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00000">
            <text:p>5200000</text:p>
          </table:table-cell>
          <table:table-cell table:formula="of:=[.B824]/3424" office:value-type="float" office:value="1518.69158878505">
            <text:p>1518.6915887851</text:p>
          </table:table-cell>
          <table:table-cell table:formula="of:=[.N5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00000">
            <text:p>5300000</text:p>
          </table:table-cell>
          <table:table-cell table:formula="of:=[.B825]/3424" office:value-type="float" office:value="1547.89719626168">
            <text:p>1547.8971962617</text:p>
          </table:table-cell>
          <table:table-cell table:formula="of:=[.N5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00000">
            <text:p>5400000</text:p>
          </table:table-cell>
          <table:table-cell table:formula="of:=[.B826]/3424" office:value-type="float" office:value="1577.10280373832">
            <text:p>1577.1028037383</text:p>
          </table:table-cell>
          <table:table-cell table:formula="of:=[.N5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00000">
            <text:p>5500000</text:p>
          </table:table-cell>
          <table:table-cell table:formula="of:=[.B827]/3424" office:value-type="float" office:value="1606.30841121495">
            <text:p>1606.308411215</text:p>
          </table:table-cell>
          <table:table-cell table:formula="of:=[.N5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00000">
            <text:p>5600000</text:p>
          </table:table-cell>
          <table:table-cell table:formula="of:=[.B828]/3424" office:value-type="float" office:value="1635.51401869159">
            <text:p>1635.5140186916</text:p>
          </table:table-cell>
          <table:table-cell table:formula="of:=[.N5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00000">
            <text:p>5700000</text:p>
          </table:table-cell>
          <table:table-cell table:formula="of:=[.B829]/3424" office:value-type="float" office:value="1664.71962616822">
            <text:p>1664.7196261682</text:p>
          </table:table-cell>
          <table:table-cell table:formula="of:=[.N5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00000">
            <text:p>5800000</text:p>
          </table:table-cell>
          <table:table-cell table:formula="of:=[.B830]/3424" office:value-type="float" office:value="1693.92523364486">
            <text:p>1693.9252336449</text:p>
          </table:table-cell>
          <table:table-cell table:formula="of:=[.N5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00000">
            <text:p>5900000</text:p>
          </table:table-cell>
          <table:table-cell table:formula="of:=[.B831]/3424" office:value-type="float" office:value="1723.1308411215">
            <text:p>1723.1308411215</text:p>
          </table:table-cell>
          <table:table-cell table:formula="of:=[.N6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0000">
            <text:p>6000000</text:p>
          </table:table-cell>
          <table:table-cell table:formula="of:=[.B832]/3424" office:value-type="float" office:value="1752.33644859813">
            <text:p>1752.3364485981</text:p>
          </table:table-cell>
          <table:table-cell table:formula="of:=[.N6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00000">
            <text:p>6100000</text:p>
          </table:table-cell>
          <table:table-cell table:formula="of:=[.B833]/3424" office:value-type="float" office:value="1781.54205607477">
            <text:p>1781.5420560748</text:p>
          </table:table-cell>
          <table:table-cell table:formula="of:=[.N6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00000">
            <text:p>6200000</text:p>
          </table:table-cell>
          <table:table-cell table:formula="of:=[.B834]/3424" office:value-type="float" office:value="1810.7476635514">
            <text:p>1810.7476635514</text:p>
          </table:table-cell>
          <table:table-cell table:formula="of:=[.N6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00000">
            <text:p>6300000</text:p>
          </table:table-cell>
          <table:table-cell table:formula="of:=[.B835]/3424" office:value-type="float" office:value="1839.95327102804">
            <text:p>1839.953271028</text:p>
          </table:table-cell>
          <table:table-cell table:formula="of:=[.N6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00000">
            <text:p>6400000</text:p>
          </table:table-cell>
          <table:table-cell table:formula="of:=[.B836]/3424" office:value-type="float" office:value="1869.15887850467">
            <text:p>1869.1588785047</text:p>
          </table:table-cell>
          <table:table-cell table:formula="of:=[.N6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00000">
            <text:p>6500000</text:p>
          </table:table-cell>
          <table:table-cell table:formula="of:=[.B837]/3424" office:value-type="float" office:value="1898.36448598131">
            <text:p>1898.3644859813</text:p>
          </table:table-cell>
          <table:table-cell table:formula="of:=[.N6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00000">
            <text:p>6600000</text:p>
          </table:table-cell>
          <table:table-cell table:formula="of:=[.B838]/3424" office:value-type="float" office:value="1927.57009345794">
            <text:p>1927.570093458</text:p>
          </table:table-cell>
          <table:table-cell table:formula="of:=[.N6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00000">
            <text:p>6700000</text:p>
          </table:table-cell>
          <table:table-cell table:formula="of:=[.B839]/3424" office:value-type="float" office:value="1956.77570093458">
            <text:p>1956.7757009346</text:p>
          </table:table-cell>
          <table:table-cell table:formula="of:=[.N6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00000">
            <text:p>6800000</text:p>
          </table:table-cell>
          <table:table-cell table:formula="of:=[.B840]/3424" office:value-type="float" office:value="1985.98130841122">
            <text:p>1985.9813084112</text:p>
          </table:table-cell>
          <table:table-cell table:formula="of:=[.N6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0000">
            <text:p>6900000</text:p>
          </table:table-cell>
          <table:table-cell table:formula="of:=[.B841]/3424" office:value-type="float" office:value="2015.18691588785">
            <text:p>2015.1869158879</text:p>
          </table:table-cell>
          <table:table-cell table:formula="of:=[.N7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00000">
            <text:p>7000000</text:p>
          </table:table-cell>
          <table:table-cell table:formula="of:=[.B842]/3424" office:value-type="float" office:value="2044.39252336449">
            <text:p>2044.3925233645</text:p>
          </table:table-cell>
          <table:table-cell table:formula="of:=[.N7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00000">
            <text:p>7100000</text:p>
          </table:table-cell>
          <table:table-cell table:formula="of:=[.B843]/3424" office:value-type="float" office:value="2073.59813084112">
            <text:p>2073.5981308411</text:p>
          </table:table-cell>
          <table:table-cell table:formula="of:=[.N7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0000">
            <text:p>7200000</text:p>
          </table:table-cell>
          <table:table-cell table:formula="of:=[.B844]/3424" office:value-type="float" office:value="2102.80373831776">
            <text:p>2102.8037383178</text:p>
          </table:table-cell>
          <table:table-cell table:formula="of:=[.N7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00000">
            <text:p>7300000</text:p>
          </table:table-cell>
          <table:table-cell table:formula="of:=[.B845]/3424" office:value-type="float" office:value="2132.00934579439">
            <text:p>2132.0093457944</text:p>
          </table:table-cell>
          <table:table-cell table:formula="of:=[.N7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400000">
            <text:p>7400000</text:p>
          </table:table-cell>
          <table:table-cell table:formula="of:=[.B846]/3424" office:value-type="float" office:value="2161.21495327103">
            <text:p>2161.214953271</text:p>
          </table:table-cell>
          <table:table-cell table:formula="of:=[.N7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00000">
            <text:p>7500000</text:p>
          </table:table-cell>
          <table:table-cell table:formula="of:=[.B847]/3424" office:value-type="float" office:value="2190.42056074766">
            <text:p>2190.4205607477</text:p>
          </table:table-cell>
          <table:table-cell table:formula="of:=[.N7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600000">
            <text:p>7600000</text:p>
          </table:table-cell>
          <table:table-cell table:formula="of:=[.B848]/3424" office:value-type="float" office:value="2219.6261682243">
            <text:p>2219.6261682243</text:p>
          </table:table-cell>
          <table:table-cell table:formula="of:=[.N7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700000">
            <text:p>7700000</text:p>
          </table:table-cell>
          <table:table-cell table:formula="of:=[.B849]/3424" office:value-type="float" office:value="2248.83177570093">
            <text:p>2248.8317757009</text:p>
          </table:table-cell>
          <table:table-cell table:formula="of:=[.N7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00000">
            <text:p>7800000</text:p>
          </table:table-cell>
          <table:table-cell table:formula="of:=[.B850]/3424" office:value-type="float" office:value="2278.03738317757">
            <text:p>2278.0373831776</text:p>
          </table:table-cell>
          <table:table-cell table:formula="of:=[.N7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900000">
            <text:p>7900000</text:p>
          </table:table-cell>
          <table:table-cell table:formula="of:=[.B851]/3424" office:value-type="float" office:value="2307.24299065421">
            <text:p>2307.2429906542</text:p>
          </table:table-cell>
          <table:table-cell table:formula="of:=[.N8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table:formula="of:=[.B852]/3424" office:value-type="float" office:value="2336.44859813084">
            <text:p>2336.4485981309</text:p>
          </table:table-cell>
          <table:table-cell table:formula="of:=[.N8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00000">
            <text:p>8100000</text:p>
          </table:table-cell>
          <table:table-cell table:formula="of:=[.B853]/3424" office:value-type="float" office:value="2365.65420560748">
            <text:p>2365.6542056075</text:p>
          </table:table-cell>
          <table:table-cell table:formula="of:=[.N8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00000">
            <text:p>8200000</text:p>
          </table:table-cell>
          <table:table-cell table:formula="of:=[.B854]/3424" office:value-type="float" office:value="2394.85981308411">
            <text:p>2394.8598130841</text:p>
          </table:table-cell>
          <table:table-cell table:formula="of:=[.N8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00000">
            <text:p>8300000</text:p>
          </table:table-cell>
          <table:table-cell table:formula="of:=[.B855]/3424" office:value-type="float" office:value="2424.06542056075">
            <text:p>2424.0654205608</text:p>
          </table:table-cell>
          <table:table-cell table:formula="of:=[.N8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00000">
            <text:p>8400000</text:p>
          </table:table-cell>
          <table:table-cell table:formula="of:=[.B856]/3424" office:value-type="float" office:value="2453.27102803738">
            <text:p>2453.2710280374</text:p>
          </table:table-cell>
          <table:table-cell table:formula="of:=[.N8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00000">
            <text:p>8500000</text:p>
          </table:table-cell>
          <table:table-cell table:formula="of:=[.B857]/3424" office:value-type="float" office:value="2482.47663551402">
            <text:p>2482.476635514</text:p>
          </table:table-cell>
          <table:table-cell table:formula="of:=[.N8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00000">
            <text:p>8600000</text:p>
          </table:table-cell>
          <table:table-cell table:formula="of:=[.B858]/3424" office:value-type="float" office:value="2511.68224299065">
            <text:p>2511.6822429907</text:p>
          </table:table-cell>
          <table:table-cell table:formula="of:=[.N8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00000">
            <text:p>8700000</text:p>
          </table:table-cell>
          <table:table-cell table:formula="of:=[.B859]/3424" office:value-type="float" office:value="2540.88785046729">
            <text:p>2540.8878504673</text:p>
          </table:table-cell>
          <table:table-cell table:formula="of:=[.N8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00000">
            <text:p>8800000</text:p>
          </table:table-cell>
          <table:table-cell table:formula="of:=[.B860]/3424" office:value-type="float" office:value="2570.09345794393">
            <text:p>2570.0934579439</text:p>
          </table:table-cell>
          <table:table-cell table:formula="of:=[.N8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00000">
            <text:p>8900000</text:p>
          </table:table-cell>
          <table:table-cell table:formula="of:=[.B861]/3424" office:value-type="float" office:value="2599.29906542056">
            <text:p>2599.2990654206</text:p>
          </table:table-cell>
          <table:table-cell table:formula="of:=[.N9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00000">
            <text:p>9000000</text:p>
          </table:table-cell>
          <table:table-cell table:formula="of:=[.B862]/3424" office:value-type="float" office:value="2628.5046728972">
            <text:p>2628.5046728972</text:p>
          </table:table-cell>
          <table:table-cell table:formula="of:=[.N9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00000">
            <text:p>9100000</text:p>
          </table:table-cell>
          <table:table-cell table:formula="of:=[.B863]/3424" office:value-type="float" office:value="2657.71028037383">
            <text:p>2657.7102803738</text:p>
          </table:table-cell>
          <table:table-cell table:formula="of:=[.N9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00000">
            <text:p>9200000</text:p>
          </table:table-cell>
          <table:table-cell table:formula="of:=[.B864]/3424" office:value-type="float" office:value="2686.91588785047">
            <text:p>2686.9158878505</text:p>
          </table:table-cell>
          <table:table-cell table:formula="of:=[.N9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00000">
            <text:p>9300000</text:p>
          </table:table-cell>
          <table:table-cell table:formula="of:=[.B865]/3424" office:value-type="float" office:value="2716.1214953271">
            <text:p>2716.1214953271</text:p>
          </table:table-cell>
          <table:table-cell table:formula="of:=[.N9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00000">
            <text:p>9400000</text:p>
          </table:table-cell>
          <table:table-cell table:formula="of:=[.B866]/3424" office:value-type="float" office:value="2745.32710280374">
            <text:p>2745.3271028037</text:p>
          </table:table-cell>
          <table:table-cell table:formula="of:=[.N9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00000">
            <text:p>9500000</text:p>
          </table:table-cell>
          <table:table-cell table:formula="of:=[.B867]/3424" office:value-type="float" office:value="2774.53271028037">
            <text:p>2774.5327102804</text:p>
          </table:table-cell>
          <table:table-cell table:formula="of:=[.N9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00000">
            <text:p>9600000</text:p>
          </table:table-cell>
          <table:table-cell table:formula="of:=[.B868]/3424" office:value-type="float" office:value="2803.73831775701">
            <text:p>2803.738317757</text:p>
          </table:table-cell>
          <table:table-cell table:formula="of:=[.N9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00000">
            <text:p>9700000</text:p>
          </table:table-cell>
          <table:table-cell table:formula="of:=[.B869]/3424" office:value-type="float" office:value="2832.94392523364">
            <text:p>2832.9439252337</text:p>
          </table:table-cell>
          <table:table-cell table:formula="of:=[.N9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00000">
            <text:p>9800000</text:p>
          </table:table-cell>
          <table:table-cell table:formula="of:=[.B870]/3424" office:value-type="float" office:value="2862.14953271028">
            <text:p>2862.1495327103</text:p>
          </table:table-cell>
          <table:table-cell table:formula="of:=[.N9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00000">
            <text:p>9900000</text:p>
          </table:table-cell>
          <table:table-cell table:formula="of:=[.B871]/3424" office:value-type="float" office:value="2891.35514018692">
            <text:p>2891.3551401869</text:p>
          </table:table-cell>
          <table:table-cell table:formula="of:=[.N10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[.B872]/3424" office:value-type="float" office:value="2920.56074766355">
            <text:p>2920.5607476636</text:p>
          </table:table-cell>
          <table:table-cell table:formula="of:=[.N10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00000">
            <text:p>10100000</text:p>
          </table:table-cell>
          <table:table-cell table:formula="of:=[.B873]/3424" office:value-type="float" office:value="2949.76635514019">
            <text:p>2949.7663551402</text:p>
          </table:table-cell>
          <table:table-cell table:formula="of:=[.N10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table:formula="of:=[.B874]/3424" office:value-type="float" office:value="2978.97196261682">
            <text:p>2978.9719626168</text:p>
          </table:table-cell>
          <table:table-cell table:formula="of:=[.N10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00000">
            <text:p>10300000</text:p>
          </table:table-cell>
          <table:table-cell table:formula="of:=[.B875]/3424" office:value-type="float" office:value="3008.17757009346">
            <text:p>3008.1775700935</text:p>
          </table:table-cell>
          <table:table-cell table:formula="of:=[.N10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00000">
            <text:p>10400000</text:p>
          </table:table-cell>
          <table:table-cell table:formula="of:=[.B876]/3424" office:value-type="float" office:value="3037.38317757009">
            <text:p>3037.3831775701</text:p>
          </table:table-cell>
          <table:table-cell table:formula="of:=[.N10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00000">
            <text:p>10500000</text:p>
          </table:table-cell>
          <table:table-cell table:formula="of:=[.B877]/3424" office:value-type="float" office:value="3066.58878504673">
            <text:p>3066.5887850467</text:p>
          </table:table-cell>
          <table:table-cell table:formula="of:=[.N10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00000">
            <text:p>10600000</text:p>
          </table:table-cell>
          <table:table-cell table:formula="of:=[.B878]/3424" office:value-type="float" office:value="3095.79439252336">
            <text:p>3095.7943925234</text:p>
          </table:table-cell>
          <table:table-cell table:formula="of:=[.N10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700000">
            <text:p>10700000</text:p>
          </table:table-cell>
          <table:table-cell table:formula="of:=[.B879]/3424" office:value-type="float" office:value="3125">
            <text:p>3125</text:p>
          </table:table-cell>
          <table:table-cell table:formula="of:=[.N10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800000">
            <text:p>10800000</text:p>
          </table:table-cell>
          <table:table-cell table:formula="of:=[.B880]/3424" office:value-type="float" office:value="3154.20560747664">
            <text:p>3154.2056074766</text:p>
          </table:table-cell>
          <table:table-cell table:formula="of:=[.N10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900000">
            <text:p>10900000</text:p>
          </table:table-cell>
          <table:table-cell table:formula="of:=[.B881]/3424" office:value-type="float" office:value="3183.41121495327">
            <text:p>3183.4112149533</text:p>
          </table:table-cell>
          <table:table-cell table:formula="of:=[.N11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00000">
            <text:p>11000000</text:p>
          </table:table-cell>
          <table:table-cell table:formula="of:=[.B882]/3424" office:value-type="float" office:value="3212.61682242991">
            <text:p>3212.6168224299</text:p>
          </table:table-cell>
          <table:table-cell table:formula="of:=[.N11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100000">
            <text:p>11100000</text:p>
          </table:table-cell>
          <table:table-cell table:formula="of:=[.B883]/3424" office:value-type="float" office:value="3241.82242990654">
            <text:p>3241.8224299066</text:p>
          </table:table-cell>
          <table:table-cell table:formula="of:=[.N11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00000">
            <text:p>11200000</text:p>
          </table:table-cell>
          <table:table-cell table:formula="of:=[.B884]/3424" office:value-type="float" office:value="3271.02803738318">
            <text:p>3271.0280373832</text:p>
          </table:table-cell>
          <table:table-cell table:formula="of:=[.N11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300000">
            <text:p>11300000</text:p>
          </table:table-cell>
          <table:table-cell table:formula="of:=[.B885]/3424" office:value-type="float" office:value="3300.23364485981">
            <text:p>3300.2336448598</text:p>
          </table:table-cell>
          <table:table-cell table:formula="of:=[.N11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400000">
            <text:p>11400000</text:p>
          </table:table-cell>
          <table:table-cell table:formula="of:=[.B886]/3424" office:value-type="float" office:value="3329.43925233645">
            <text:p>3329.4392523365</text:p>
          </table:table-cell>
          <table:table-cell table:formula="of:=[.N11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500000">
            <text:p>11500000</text:p>
          </table:table-cell>
          <table:table-cell table:formula="of:=[.B887]/3424" office:value-type="float" office:value="3358.64485981308">
            <text:p>3358.6448598131</text:p>
          </table:table-cell>
          <table:table-cell table:formula="of:=[.N11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600000">
            <text:p>11600000</text:p>
          </table:table-cell>
          <table:table-cell table:formula="of:=[.B888]/3424" office:value-type="float" office:value="3387.85046728972">
            <text:p>3387.8504672897</text:p>
          </table:table-cell>
          <table:table-cell table:formula="of:=[.N11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700000">
            <text:p>11700000</text:p>
          </table:table-cell>
          <table:table-cell table:formula="of:=[.B889]/3424" office:value-type="float" office:value="3417.05607476636">
            <text:p>3417.0560747664</text:p>
          </table:table-cell>
          <table:table-cell table:formula="of:=[.N11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800000">
            <text:p>11800000</text:p>
          </table:table-cell>
          <table:table-cell table:formula="of:=[.B890]/3424" office:value-type="float" office:value="3446.26168224299">
            <text:p>3446.261682243</text:p>
          </table:table-cell>
          <table:table-cell table:formula="of:=[.N11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900000">
            <text:p>11900000</text:p>
          </table:table-cell>
          <table:table-cell table:formula="of:=[.B891]/3424" office:value-type="float" office:value="3475.46728971963">
            <text:p>3475.4672897196</text:p>
          </table:table-cell>
          <table:table-cell table:formula="of:=[.N12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table:formula="of:=[.B892]/3424" office:value-type="float" office:value="3504.67289719626">
            <text:p>3504.6728971963</text:p>
          </table:table-cell>
          <table:table-cell table:formula="of:=[.N12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100000">
            <text:p>12100000</text:p>
          </table:table-cell>
          <table:table-cell table:formula="of:=[.B893]/3424" office:value-type="float" office:value="3533.8785046729">
            <text:p>3533.8785046729</text:p>
          </table:table-cell>
          <table:table-cell table:formula="of:=[.N12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200000">
            <text:p>12200000</text:p>
          </table:table-cell>
          <table:table-cell table:formula="of:=[.B894]/3424" office:value-type="float" office:value="3563.08411214953">
            <text:p>3563.0841121495</text:p>
          </table:table-cell>
          <table:table-cell table:formula="of:=[.N12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300000">
            <text:p>12300000</text:p>
          </table:table-cell>
          <table:table-cell table:formula="of:=[.B895]/3424" office:value-type="float" office:value="3592.28971962617">
            <text:p>3592.2897196262</text:p>
          </table:table-cell>
          <table:table-cell table:formula="of:=[.N12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400000">
            <text:p>12400000</text:p>
          </table:table-cell>
          <table:table-cell table:formula="of:=[.B896]/3424" office:value-type="float" office:value="3621.4953271028">
            <text:p>3621.4953271028</text:p>
          </table:table-cell>
          <table:table-cell table:formula="of:=[.N12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00000">
            <text:p>12500000</text:p>
          </table:table-cell>
          <table:table-cell table:formula="of:=[.B897]/3424" office:value-type="float" office:value="3650.70093457944">
            <text:p>3650.7009345794</text:p>
          </table:table-cell>
          <table:table-cell table:formula="of:=[.N12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600000">
            <text:p>12600000</text:p>
          </table:table-cell>
          <table:table-cell table:formula="of:=[.B898]/3424" office:value-type="float" office:value="3679.90654205607">
            <text:p>3679.9065420561</text:p>
          </table:table-cell>
          <table:table-cell table:formula="of:=[.N12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700000">
            <text:p>12700000</text:p>
          </table:table-cell>
          <table:table-cell table:formula="of:=[.B899]/3424" office:value-type="float" office:value="3709.11214953271">
            <text:p>3709.1121495327</text:p>
          </table:table-cell>
          <table:table-cell table:formula="of:=[.N12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800000">
            <text:p>12800000</text:p>
          </table:table-cell>
          <table:table-cell table:formula="of:=[.B900]/3424" office:value-type="float" office:value="3738.31775700935">
            <text:p>3738.3177570094</text:p>
          </table:table-cell>
          <table:table-cell table:formula="of:=[.N12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900000">
            <text:p>12900000</text:p>
          </table:table-cell>
          <table:table-cell table:formula="of:=[.B901]/3424" office:value-type="float" office:value="3767.52336448598">
            <text:p>3767.523364486</text:p>
          </table:table-cell>
          <table:table-cell table:formula="of:=[.N13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000000">
            <text:p>13000000</text:p>
          </table:table-cell>
          <table:table-cell table:formula="of:=[.B902]/3424" office:value-type="float" office:value="3796.72897196262">
            <text:p>3796.7289719626</text:p>
          </table:table-cell>
          <table:table-cell table:formula="of:=[.N13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100000">
            <text:p>13100000</text:p>
          </table:table-cell>
          <table:table-cell table:formula="of:=[.B903]/3424" office:value-type="float" office:value="3825.93457943925">
            <text:p>3825.9345794393</text:p>
          </table:table-cell>
          <table:table-cell table:formula="of:=[.N13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200000">
            <text:p>13200000</text:p>
          </table:table-cell>
          <table:table-cell table:formula="of:=[.B904]/3424" office:value-type="float" office:value="3855.14018691589">
            <text:p>3855.1401869159</text:p>
          </table:table-cell>
          <table:table-cell table:formula="of:=[.N13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300000">
            <text:p>13300000</text:p>
          </table:table-cell>
          <table:table-cell table:formula="of:=[.B905]/3424" office:value-type="float" office:value="3884.34579439252">
            <text:p>3884.3457943925</text:p>
          </table:table-cell>
          <table:table-cell table:formula="of:=[.N13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400000">
            <text:p>13400000</text:p>
          </table:table-cell>
          <table:table-cell table:formula="of:=[.B906]/3424" office:value-type="float" office:value="3913.55140186916">
            <text:p>3913.5514018692</text:p>
          </table:table-cell>
          <table:table-cell table:formula="of:=[.N13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500000">
            <text:p>13500000</text:p>
          </table:table-cell>
          <table:table-cell table:formula="of:=[.B907]/3424" office:value-type="float" office:value="3942.75700934579">
            <text:p>3942.7570093458</text:p>
          </table:table-cell>
          <table:table-cell table:formula="of:=[.N13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600000">
            <text:p>13600000</text:p>
          </table:table-cell>
          <table:table-cell table:formula="of:=[.B908]/3424" office:value-type="float" office:value="3971.96261682243">
            <text:p>3971.9626168224</text:p>
          </table:table-cell>
          <table:table-cell table:formula="of:=[.N13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700000">
            <text:p>13700000</text:p>
          </table:table-cell>
          <table:table-cell table:formula="of:=[.B909]/3424" office:value-type="float" office:value="4001.16822429907">
            <text:p>4001.1682242991</text:p>
          </table:table-cell>
          <table:table-cell table:formula="of:=[.N13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800000">
            <text:p>13800000</text:p>
          </table:table-cell>
          <table:table-cell table:formula="of:=[.B910]/3424" office:value-type="float" office:value="4030.3738317757">
            <text:p>4030.3738317757</text:p>
          </table:table-cell>
          <table:table-cell table:formula="of:=[.N13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900000">
            <text:p>13900000</text:p>
          </table:table-cell>
          <table:table-cell table:formula="of:=[.B911]/3424" office:value-type="float" office:value="4059.57943925234">
            <text:p>4059.5794392523</text:p>
          </table:table-cell>
          <table:table-cell table:formula="of:=[.N14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000000">
            <text:p>14000000</text:p>
          </table:table-cell>
          <table:table-cell table:formula="of:=[.B912]/3424" office:value-type="float" office:value="4088.78504672897">
            <text:p>4088.785046729</text:p>
          </table:table-cell>
          <table:table-cell table:formula="of:=[.N14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100000">
            <text:p>14100000</text:p>
          </table:table-cell>
          <table:table-cell table:formula="of:=[.B913]/3424" office:value-type="float" office:value="4117.99065420561">
            <text:p>4117.9906542056</text:p>
          </table:table-cell>
          <table:table-cell table:formula="of:=[.N14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200000">
            <text:p>14200000</text:p>
          </table:table-cell>
          <table:table-cell table:formula="of:=[.B914]/3424" office:value-type="float" office:value="4147.19626168224">
            <text:p>4147.1962616823</text:p>
          </table:table-cell>
          <table:table-cell table:formula="of:=[.N14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300000">
            <text:p>14300000</text:p>
          </table:table-cell>
          <table:table-cell table:formula="of:=[.B915]/3424" office:value-type="float" office:value="4176.40186915888">
            <text:p>4176.4018691589</text:p>
          </table:table-cell>
          <table:table-cell table:formula="of:=[.N14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400000">
            <text:p>14400000</text:p>
          </table:table-cell>
          <table:table-cell table:formula="of:=[.B916]/3424" office:value-type="float" office:value="4205.60747663551">
            <text:p>4205.6074766355</text:p>
          </table:table-cell>
          <table:table-cell table:formula="of:=[.N14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00000">
            <text:p>14500000</text:p>
          </table:table-cell>
          <table:table-cell table:formula="of:=[.B917]/3424" office:value-type="float" office:value="4234.81308411215">
            <text:p>4234.8130841122</text:p>
          </table:table-cell>
          <table:table-cell table:formula="of:=[.N14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600000">
            <text:p>14600000</text:p>
          </table:table-cell>
          <table:table-cell table:formula="of:=[.B918]/3424" office:value-type="float" office:value="4264.01869158879">
            <text:p>4264.0186915888</text:p>
          </table:table-cell>
          <table:table-cell table:formula="of:=[.N14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700000">
            <text:p>14700000</text:p>
          </table:table-cell>
          <table:table-cell table:formula="of:=[.B919]/3424" office:value-type="float" office:value="4293.22429906542">
            <text:p>4293.2242990654</text:p>
          </table:table-cell>
          <table:table-cell table:formula="of:=[.N14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800000">
            <text:p>14800000</text:p>
          </table:table-cell>
          <table:table-cell table:formula="of:=[.B920]/3424" office:value-type="float" office:value="4322.42990654206">
            <text:p>4322.4299065421</text:p>
          </table:table-cell>
          <table:table-cell table:formula="of:=[.N14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900000">
            <text:p>14900000</text:p>
          </table:table-cell>
          <table:table-cell table:formula="of:=[.B921]/3424" office:value-type="float" office:value="4351.63551401869">
            <text:p>4351.6355140187</text:p>
          </table:table-cell>
          <table:table-cell table:formula="of:=[.N15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00000">
            <text:p>15000000</text:p>
          </table:table-cell>
          <table:table-cell table:formula="of:=[.B922]/3424" office:value-type="float" office:value="4380.84112149533">
            <text:p>4380.8411214953</text:p>
          </table:table-cell>
          <table:table-cell table:formula="of:=[.N15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100000">
            <text:p>15100000</text:p>
          </table:table-cell>
          <table:table-cell table:formula="of:=[.B923]/3424" office:value-type="float" office:value="4410.04672897196">
            <text:p>4410.046728972</text:p>
          </table:table-cell>
          <table:table-cell table:formula="of:=[.N15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200000">
            <text:p>15200000</text:p>
          </table:table-cell>
          <table:table-cell table:formula="of:=[.B924]/3424" office:value-type="float" office:value="4439.2523364486">
            <text:p>4439.2523364486</text:p>
          </table:table-cell>
          <table:table-cell table:formula="of:=[.N15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300000">
            <text:p>15300000</text:p>
          </table:table-cell>
          <table:table-cell table:formula="of:=[.B925]/3424" office:value-type="float" office:value="4468.45794392523">
            <text:p>4468.4579439252</text:p>
          </table:table-cell>
          <table:table-cell table:formula="of:=[.N15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400000">
            <text:p>15400000</text:p>
          </table:table-cell>
          <table:table-cell table:formula="of:=[.B926]/3424" office:value-type="float" office:value="4497.66355140187">
            <text:p>4497.6635514019</text:p>
          </table:table-cell>
          <table:table-cell table:formula="of:=[.N15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500000">
            <text:p>15500000</text:p>
          </table:table-cell>
          <table:table-cell table:formula="of:=[.B927]/3424" office:value-type="float" office:value="4526.8691588785">
            <text:p>4526.8691588785</text:p>
          </table:table-cell>
          <table:table-cell table:formula="of:=[.N15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600000">
            <text:p>15600000</text:p>
          </table:table-cell>
          <table:table-cell table:formula="of:=[.B928]/3424" office:value-type="float" office:value="4556.07476635514">
            <text:p>4556.0747663551</text:p>
          </table:table-cell>
          <table:table-cell table:formula="of:=[.N15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700000">
            <text:p>15700000</text:p>
          </table:table-cell>
          <table:table-cell table:formula="of:=[.B929]/3424" office:value-type="float" office:value="4585.28037383178">
            <text:p>4585.2803738318</text:p>
          </table:table-cell>
          <table:table-cell table:formula="of:=[.N15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800000">
            <text:p>15800000</text:p>
          </table:table-cell>
          <table:table-cell table:formula="of:=[.B930]/3424" office:value-type="float" office:value="4614.48598130841">
            <text:p>4614.4859813084</text:p>
          </table:table-cell>
          <table:table-cell table:formula="of:=[.N15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900000">
            <text:p>15900000</text:p>
          </table:table-cell>
          <table:table-cell table:formula="of:=[.B931]/3424" office:value-type="float" office:value="4643.69158878505">
            <text:p>4643.6915887851</text:p>
          </table:table-cell>
          <table:table-cell table:formula="of:=[.N16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 table:formula="of:=[.B932]/3424" office:value-type="float" office:value="4672.89719626168">
            <text:p>4672.8971962617</text:p>
          </table:table-cell>
          <table:table-cell table:formula="of:=[.N16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100000">
            <text:p>16100000</text:p>
          </table:table-cell>
          <table:table-cell table:formula="of:=[.B933]/3424" office:value-type="float" office:value="4702.10280373832">
            <text:p>4702.1028037383</text:p>
          </table:table-cell>
          <table:table-cell table:formula="of:=[.N16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00000">
            <text:p>16200000</text:p>
          </table:table-cell>
          <table:table-cell table:formula="of:=[.B934]/3424" office:value-type="float" office:value="4731.30841121495">
            <text:p>4731.308411215</text:p>
          </table:table-cell>
          <table:table-cell table:formula="of:=[.N16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300000">
            <text:p>16300000</text:p>
          </table:table-cell>
          <table:table-cell table:formula="of:=[.B935]/3424" office:value-type="float" office:value="4760.51401869159">
            <text:p>4760.5140186916</text:p>
          </table:table-cell>
          <table:table-cell table:formula="of:=[.N16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400000">
            <text:p>16400000</text:p>
          </table:table-cell>
          <table:table-cell table:formula="of:=[.B936]/3424" office:value-type="float" office:value="4789.71962616822">
            <text:p>4789.7196261682</text:p>
          </table:table-cell>
          <table:table-cell table:formula="of:=[.N16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500000">
            <text:p>16500000</text:p>
          </table:table-cell>
          <table:table-cell table:formula="of:=[.B937]/3424" office:value-type="float" office:value="4818.92523364486">
            <text:p>4818.9252336449</text:p>
          </table:table-cell>
          <table:table-cell table:formula="of:=[.N16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600000">
            <text:p>16600000</text:p>
          </table:table-cell>
          <table:table-cell table:formula="of:=[.B938]/3424" office:value-type="float" office:value="4848.1308411215">
            <text:p>4848.1308411215</text:p>
          </table:table-cell>
          <table:table-cell table:formula="of:=[.N16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700000">
            <text:p>16700000</text:p>
          </table:table-cell>
          <table:table-cell table:formula="of:=[.B939]/3424" office:value-type="float" office:value="4877.33644859813">
            <text:p>4877.3364485981</text:p>
          </table:table-cell>
          <table:table-cell table:formula="of:=[.N16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800000">
            <text:p>16800000</text:p>
          </table:table-cell>
          <table:table-cell table:formula="of:=[.B940]/3424" office:value-type="float" office:value="4906.54205607477">
            <text:p>4906.5420560748</text:p>
          </table:table-cell>
          <table:table-cell table:formula="of:=[.N16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900000">
            <text:p>16900000</text:p>
          </table:table-cell>
          <table:table-cell table:formula="of:=[.B941]/3424" office:value-type="float" office:value="4935.7476635514">
            <text:p>4935.7476635514</text:p>
          </table:table-cell>
          <table:table-cell table:formula="of:=[.N17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000000">
            <text:p>17000000</text:p>
          </table:table-cell>
          <table:table-cell table:formula="of:=[.B942]/3424" office:value-type="float" office:value="4964.95327102804">
            <text:p>4964.953271028</text:p>
          </table:table-cell>
          <table:table-cell table:formula="of:=[.N17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100000">
            <text:p>17100000</text:p>
          </table:table-cell>
          <table:table-cell table:formula="of:=[.B943]/3424" office:value-type="float" office:value="4994.15887850467">
            <text:p>4994.1588785047</text:p>
          </table:table-cell>
          <table:table-cell table:formula="of:=[.N17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200000">
            <text:p>17200000</text:p>
          </table:table-cell>
          <table:table-cell table:formula="of:=[.B944]/3424" office:value-type="float" office:value="5023.36448598131">
            <text:p>5023.3644859813</text:p>
          </table:table-cell>
          <table:table-cell table:formula="of:=[.N17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300000">
            <text:p>17300000</text:p>
          </table:table-cell>
          <table:table-cell table:formula="of:=[.B945]/3424" office:value-type="float" office:value="5052.57009345794">
            <text:p>5052.570093458</text:p>
          </table:table-cell>
          <table:table-cell table:formula="of:=[.N17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400000">
            <text:p>17400000</text:p>
          </table:table-cell>
          <table:table-cell table:formula="of:=[.B946]/3424" office:value-type="float" office:value="5081.77570093458">
            <text:p>5081.7757009346</text:p>
          </table:table-cell>
          <table:table-cell table:formula="of:=[.N17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500000">
            <text:p>17500000</text:p>
          </table:table-cell>
          <table:table-cell table:formula="of:=[.B947]/3424" office:value-type="float" office:value="5110.98130841121">
            <text:p>5110.9813084112</text:p>
          </table:table-cell>
          <table:table-cell table:formula="of:=[.N17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600000">
            <text:p>17600000</text:p>
          </table:table-cell>
          <table:table-cell table:formula="of:=[.B948]/3424" office:value-type="float" office:value="5140.18691588785">
            <text:p>5140.1869158879</text:p>
          </table:table-cell>
          <table:table-cell table:formula="of:=[.N17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700000">
            <text:p>17700000</text:p>
          </table:table-cell>
          <table:table-cell table:formula="of:=[.B949]/3424" office:value-type="float" office:value="5169.39252336449">
            <text:p>5169.3925233645</text:p>
          </table:table-cell>
          <table:table-cell table:formula="of:=[.N17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800000">
            <text:p>17800000</text:p>
          </table:table-cell>
          <table:table-cell table:formula="of:=[.B950]/3424" office:value-type="float" office:value="5198.59813084112">
            <text:p>5198.5981308411</text:p>
          </table:table-cell>
          <table:table-cell table:formula="of:=[.N17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900000">
            <text:p>17900000</text:p>
          </table:table-cell>
          <table:table-cell table:formula="of:=[.B951]/3424" office:value-type="float" office:value="5227.80373831776">
            <text:p>5227.8037383178</text:p>
          </table:table-cell>
          <table:table-cell table:formula="of:=[.N18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00000">
            <text:p>18000000</text:p>
          </table:table-cell>
          <table:table-cell table:formula="of:=[.B952]/3424" office:value-type="float" office:value="5257.00934579439">
            <text:p>5257.0093457944</text:p>
          </table:table-cell>
          <table:table-cell table:formula="of:=[.N18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100000">
            <text:p>18100000</text:p>
          </table:table-cell>
          <table:table-cell table:formula="of:=[.B953]/3424" office:value-type="float" office:value="5286.21495327103">
            <text:p>5286.214953271</text:p>
          </table:table-cell>
          <table:table-cell table:formula="of:=[.N18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200000">
            <text:p>18200000</text:p>
          </table:table-cell>
          <table:table-cell table:formula="of:=[.B954]/3424" office:value-type="float" office:value="5315.42056074766">
            <text:p>5315.4205607477</text:p>
          </table:table-cell>
          <table:table-cell table:formula="of:=[.N18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300000">
            <text:p>18300000</text:p>
          </table:table-cell>
          <table:table-cell table:formula="of:=[.B955]/3424" office:value-type="float" office:value="5344.6261682243">
            <text:p>5344.6261682243</text:p>
          </table:table-cell>
          <table:table-cell table:formula="of:=[.N18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00000">
            <text:p>18400000</text:p>
          </table:table-cell>
          <table:table-cell table:formula="of:=[.B956]/3424" office:value-type="float" office:value="5373.83177570093">
            <text:p>5373.8317757009</text:p>
          </table:table-cell>
          <table:table-cell table:formula="of:=[.N18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500000">
            <text:p>18500000</text:p>
          </table:table-cell>
          <table:table-cell table:formula="of:=[.B957]/3424" office:value-type="float" office:value="5403.03738317757">
            <text:p>5403.0373831776</text:p>
          </table:table-cell>
          <table:table-cell table:formula="of:=[.N18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600000">
            <text:p>18600000</text:p>
          </table:table-cell>
          <table:table-cell table:formula="of:=[.B958]/3424" office:value-type="float" office:value="5432.24299065421">
            <text:p>5432.2429906542</text:p>
          </table:table-cell>
          <table:table-cell table:formula="of:=[.N18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700000">
            <text:p>18700000</text:p>
          </table:table-cell>
          <table:table-cell table:formula="of:=[.B959]/3424" office:value-type="float" office:value="5461.44859813084">
            <text:p>5461.4485981308</text:p>
          </table:table-cell>
          <table:table-cell table:formula="of:=[.N18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800000">
            <text:p>18800000</text:p>
          </table:table-cell>
          <table:table-cell table:formula="of:=[.B960]/3424" office:value-type="float" office:value="5490.65420560748">
            <text:p>5490.6542056075</text:p>
          </table:table-cell>
          <table:table-cell table:formula="of:=[.N18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900000">
            <text:p>18900000</text:p>
          </table:table-cell>
          <table:table-cell table:formula="of:=[.B961]/3424" office:value-type="float" office:value="5519.85981308411">
            <text:p>5519.8598130841</text:p>
          </table:table-cell>
          <table:table-cell table:formula="of:=[.N19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00000">
            <text:p>19000000</text:p>
          </table:table-cell>
          <table:table-cell table:formula="of:=[.B962]/3424" office:value-type="float" office:value="5549.06542056075">
            <text:p>5549.0654205608</text:p>
          </table:table-cell>
          <table:table-cell table:formula="of:=[.N19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100000">
            <text:p>19100000</text:p>
          </table:table-cell>
          <table:table-cell table:formula="of:=[.B963]/3424" office:value-type="float" office:value="5578.27102803738">
            <text:p>5578.2710280374</text:p>
          </table:table-cell>
          <table:table-cell table:formula="of:=[.N19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200000">
            <text:p>19200000</text:p>
          </table:table-cell>
          <table:table-cell table:formula="of:=[.B964]/3424" office:value-type="float" office:value="5607.47663551402">
            <text:p>5607.476635514</text:p>
          </table:table-cell>
          <table:table-cell table:formula="of:=[.N19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300000">
            <text:p>19300000</text:p>
          </table:table-cell>
          <table:table-cell table:formula="of:=[.B965]/3424" office:value-type="float" office:value="5636.68224299065">
            <text:p>5636.6822429907</text:p>
          </table:table-cell>
          <table:table-cell table:formula="of:=[.N19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400000">
            <text:p>19400000</text:p>
          </table:table-cell>
          <table:table-cell table:formula="of:=[.B966]/3424" office:value-type="float" office:value="5665.88785046729">
            <text:p>5665.8878504673</text:p>
          </table:table-cell>
          <table:table-cell table:formula="of:=[.N19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500000">
            <text:p>19500000</text:p>
          </table:table-cell>
          <table:table-cell table:formula="of:=[.B967]/3424" office:value-type="float" office:value="5695.09345794393">
            <text:p>5695.0934579439</text:p>
          </table:table-cell>
          <table:table-cell table:formula="of:=[.N19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600000">
            <text:p>19600000</text:p>
          </table:table-cell>
          <table:table-cell table:formula="of:=[.B968]/3424" office:value-type="float" office:value="5724.29906542056">
            <text:p>5724.2990654206</text:p>
          </table:table-cell>
          <table:table-cell table:formula="of:=[.N19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700000">
            <text:p>19700000</text:p>
          </table:table-cell>
          <table:table-cell table:formula="of:=[.B969]/3424" office:value-type="float" office:value="5753.5046728972">
            <text:p>5753.5046728972</text:p>
          </table:table-cell>
          <table:table-cell table:formula="of:=[.N19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800000">
            <text:p>19800000</text:p>
          </table:table-cell>
          <table:table-cell table:formula="of:=[.B970]/3424" office:value-type="float" office:value="5782.71028037383">
            <text:p>5782.7102803738</text:p>
          </table:table-cell>
          <table:table-cell table:formula="of:=[.N19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900000">
            <text:p>19900000</text:p>
          </table:table-cell>
          <table:table-cell table:formula="of:=[.B971]/3424" office:value-type="float" office:value="5811.91588785047">
            <text:p>5811.9158878505</text:p>
          </table:table-cell>
          <table:table-cell table:formula="of:=[.N20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table:formula="of:=[.B972]/3424" office:value-type="float" office:value="5841.1214953271">
            <text:p>5841.1214953271</text:p>
          </table:table-cell>
          <table:table-cell table:formula="of:=[.N20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00000">
            <text:p>20100000</text:p>
          </table:table-cell>
          <table:table-cell table:formula="of:=[.B973]/3424" office:value-type="float" office:value="5870.32710280374">
            <text:p>5870.3271028037</text:p>
          </table:table-cell>
          <table:table-cell table:formula="of:=[.N20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00000">
            <text:p>20200000</text:p>
          </table:table-cell>
          <table:table-cell table:formula="of:=[.B974]/3424" office:value-type="float" office:value="5899.53271028037">
            <text:p>5899.5327102804</text:p>
          </table:table-cell>
          <table:table-cell table:formula="of:=[.N20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00000">
            <text:p>20300000</text:p>
          </table:table-cell>
          <table:table-cell table:formula="of:=[.B975]/3424" office:value-type="float" office:value="5928.73831775701">
            <text:p>5928.738317757</text:p>
          </table:table-cell>
          <table:table-cell table:formula="of:=[.N20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00000">
            <text:p>20400000</text:p>
          </table:table-cell>
          <table:table-cell table:formula="of:=[.B976]/3424" office:value-type="float" office:value="5957.94392523365">
            <text:p>5957.9439252337</text:p>
          </table:table-cell>
          <table:table-cell table:formula="of:=[.N20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00000">
            <text:p>20500000</text:p>
          </table:table-cell>
          <table:table-cell table:formula="of:=[.B977]/3424" office:value-type="float" office:value="5987.14953271028">
            <text:p>5987.1495327103</text:p>
          </table:table-cell>
          <table:table-cell table:formula="of:=[.N20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600000">
            <text:p>20600000</text:p>
          </table:table-cell>
          <table:table-cell table:formula="of:=[.B978]/3424" office:value-type="float" office:value="6016.35514018692">
            <text:p>6016.3551401869</text:p>
          </table:table-cell>
          <table:table-cell table:formula="of:=[.N20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700000">
            <text:p>20700000</text:p>
          </table:table-cell>
          <table:table-cell table:formula="of:=[.B979]/3424" office:value-type="float" office:value="6045.56074766355">
            <text:p>6045.5607476636</text:p>
          </table:table-cell>
          <table:table-cell table:formula="of:=[.N20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800000">
            <text:p>20800000</text:p>
          </table:table-cell>
          <table:table-cell table:formula="of:=[.B980]/3424" office:value-type="float" office:value="6074.76635514019">
            <text:p>6074.7663551402</text:p>
          </table:table-cell>
          <table:table-cell table:formula="of:=[.N20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900000">
            <text:p>20900000</text:p>
          </table:table-cell>
          <table:table-cell table:formula="of:=[.B981]/3424" office:value-type="float" office:value="6103.97196261682">
            <text:p>6103.9719626168</text:p>
          </table:table-cell>
          <table:table-cell table:formula="of:=[.N21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00000">
            <text:p>21000000</text:p>
          </table:table-cell>
          <table:table-cell table:formula="of:=[.B982]/3424" office:value-type="float" office:value="6133.17757009346">
            <text:p>6133.1775700935</text:p>
          </table:table-cell>
          <table:table-cell table:formula="of:=[.N21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100000">
            <text:p>21100000</text:p>
          </table:table-cell>
          <table:table-cell table:formula="of:=[.B983]/3424" office:value-type="float" office:value="6162.38317757009">
            <text:p>6162.3831775701</text:p>
          </table:table-cell>
          <table:table-cell table:formula="of:=[.N21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200000">
            <text:p>21200000</text:p>
          </table:table-cell>
          <table:table-cell table:formula="of:=[.B984]/3424" office:value-type="float" office:value="6191.58878504673">
            <text:p>6191.5887850467</text:p>
          </table:table-cell>
          <table:table-cell table:formula="of:=[.N21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300000">
            <text:p>21300000</text:p>
          </table:table-cell>
          <table:table-cell table:formula="of:=[.B985]/3424" office:value-type="float" office:value="6220.79439252336">
            <text:p>6220.7943925234</text:p>
          </table:table-cell>
          <table:table-cell table:formula="of:=[.N21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400000">
            <text:p>21400000</text:p>
          </table:table-cell>
          <table:table-cell table:formula="of:=[.B986]/3424" office:value-type="float" office:value="6250">
            <text:p>6250</text:p>
          </table:table-cell>
          <table:table-cell table:formula="of:=[.N21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500000">
            <text:p>21500000</text:p>
          </table:table-cell>
          <table:table-cell table:formula="of:=[.B987]/3424" office:value-type="float" office:value="6279.20560747664">
            <text:p>6279.2056074766</text:p>
          </table:table-cell>
          <table:table-cell table:formula="of:=[.N21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600000">
            <text:p>21600000</text:p>
          </table:table-cell>
          <table:table-cell table:formula="of:=[.B988]/3424" office:value-type="float" office:value="6308.41121495327">
            <text:p>6308.4112149533</text:p>
          </table:table-cell>
          <table:table-cell table:formula="of:=[.N21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700000">
            <text:p>21700000</text:p>
          </table:table-cell>
          <table:table-cell table:formula="of:=[.B989]/3424" office:value-type="float" office:value="6337.61682242991">
            <text:p>6337.6168224299</text:p>
          </table:table-cell>
          <table:table-cell table:formula="of:=[.N21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800000">
            <text:p>21800000</text:p>
          </table:table-cell>
          <table:table-cell table:formula="of:=[.B990]/3424" office:value-type="float" office:value="6366.82242990654">
            <text:p>6366.8224299066</text:p>
          </table:table-cell>
          <table:table-cell table:formula="of:=[.N21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900000">
            <text:p>21900000</text:p>
          </table:table-cell>
          <table:table-cell table:formula="of:=[.B991]/3424" office:value-type="float" office:value="6396.02803738318">
            <text:p>6396.0280373832</text:p>
          </table:table-cell>
          <table:table-cell table:formula="of:=[.N22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000000">
            <text:p>22000000</text:p>
          </table:table-cell>
          <table:table-cell table:formula="of:=[.B992]/3424" office:value-type="float" office:value="6425.23364485981">
            <text:p>6425.2336448598</text:p>
          </table:table-cell>
          <table:table-cell table:formula="of:=[.N22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100000">
            <text:p>22100000</text:p>
          </table:table-cell>
          <table:table-cell table:formula="of:=[.B993]/3424" office:value-type="float" office:value="6454.43925233645">
            <text:p>6454.4392523365</text:p>
          </table:table-cell>
          <table:table-cell table:formula="of:=[.N22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200000">
            <text:p>22200000</text:p>
          </table:table-cell>
          <table:table-cell table:formula="of:=[.B994]/3424" office:value-type="float" office:value="6483.64485981308">
            <text:p>6483.6448598131</text:p>
          </table:table-cell>
          <table:table-cell table:formula="of:=[.N22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300000">
            <text:p>22300000</text:p>
          </table:table-cell>
          <table:table-cell table:formula="of:=[.B995]/3424" office:value-type="float" office:value="6512.85046728972">
            <text:p>6512.8504672897</text:p>
          </table:table-cell>
          <table:table-cell table:formula="of:=[.N22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400000">
            <text:p>22400000</text:p>
          </table:table-cell>
          <table:table-cell table:formula="of:=[.B996]/3424" office:value-type="float" office:value="6542.05607476635">
            <text:p>6542.0560747664</text:p>
          </table:table-cell>
          <table:table-cell table:formula="of:=[.N22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500000">
            <text:p>22500000</text:p>
          </table:table-cell>
          <table:table-cell table:formula="of:=[.B997]/3424" office:value-type="float" office:value="6571.26168224299">
            <text:p>6571.261682243</text:p>
          </table:table-cell>
          <table:table-cell table:formula="of:=[.N22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600000">
            <text:p>22600000</text:p>
          </table:table-cell>
          <table:table-cell table:formula="of:=[.B998]/3424" office:value-type="float" office:value="6600.46728971963">
            <text:p>6600.4672897196</text:p>
          </table:table-cell>
          <table:table-cell table:formula="of:=[.N22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700000">
            <text:p>22700000</text:p>
          </table:table-cell>
          <table:table-cell table:formula="of:=[.B999]/3424" office:value-type="float" office:value="6629.67289719626">
            <text:p>6629.6728971963</text:p>
          </table:table-cell>
          <table:table-cell table:formula="of:=[.N22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800000">
            <text:p>22800000</text:p>
          </table:table-cell>
          <table:table-cell table:formula="of:=[.B1000]/3424" office:value-type="float" office:value="6658.8785046729">
            <text:p>6658.8785046729</text:p>
          </table:table-cell>
          <table:table-cell table:formula="of:=[.N22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900000">
            <text:p>22900000</text:p>
          </table:table-cell>
          <table:table-cell table:formula="of:=[.B1001]/3424" office:value-type="float" office:value="6688.08411214953">
            <text:p>6688.0841121495</text:p>
          </table:table-cell>
          <table:table-cell table:formula="of:=[.N23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000000">
            <text:p>23000000</text:p>
          </table:table-cell>
          <table:table-cell table:formula="of:=[.B1002]/3424" office:value-type="float" office:value="6717.28971962617">
            <text:p>6717.2897196262</text:p>
          </table:table-cell>
          <table:table-cell table:formula="of:=[.N23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100000">
            <text:p>23100000</text:p>
          </table:table-cell>
          <table:table-cell table:formula="of:=[.B1003]/3424" office:value-type="float" office:value="6746.4953271028">
            <text:p>6746.4953271028</text:p>
          </table:table-cell>
          <table:table-cell table:formula="of:=[.N23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200000">
            <text:p>23200000</text:p>
          </table:table-cell>
          <table:table-cell table:formula="of:=[.B1004]/3424" office:value-type="float" office:value="6775.70093457944">
            <text:p>6775.7009345794</text:p>
          </table:table-cell>
          <table:table-cell table:formula="of:=[.N23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300000">
            <text:p>23300000</text:p>
          </table:table-cell>
          <table:table-cell table:formula="of:=[.B1005]/3424" office:value-type="float" office:value="6804.90654205607">
            <text:p>6804.9065420561</text:p>
          </table:table-cell>
          <table:table-cell table:formula="of:=[.N23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400000">
            <text:p>23400000</text:p>
          </table:table-cell>
          <table:table-cell table:formula="of:=[.B1006]/3424" office:value-type="float" office:value="6834.11214953271">
            <text:p>6834.1121495327</text:p>
          </table:table-cell>
          <table:table-cell table:formula="of:=[.N23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500000">
            <text:p>23500000</text:p>
          </table:table-cell>
          <table:table-cell table:formula="of:=[.B1007]/3424" office:value-type="float" office:value="6863.31775700935">
            <text:p>6863.3177570094</text:p>
          </table:table-cell>
          <table:table-cell table:formula="of:=[.N23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600000">
            <text:p>23600000</text:p>
          </table:table-cell>
          <table:table-cell table:formula="of:=[.B1008]/3424" office:value-type="float" office:value="6892.52336448598">
            <text:p>6892.523364486</text:p>
          </table:table-cell>
          <table:table-cell table:formula="of:=[.N23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700000">
            <text:p>23700000</text:p>
          </table:table-cell>
          <table:table-cell table:formula="of:=[.B1009]/3424" office:value-type="float" office:value="6921.72897196262">
            <text:p>6921.7289719626</text:p>
          </table:table-cell>
          <table:table-cell table:formula="of:=[.N23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800000">
            <text:p>23800000</text:p>
          </table:table-cell>
          <table:table-cell table:formula="of:=[.B1010]/3424" office:value-type="float" office:value="6950.93457943925">
            <text:p>6950.9345794393</text:p>
          </table:table-cell>
          <table:table-cell table:formula="of:=[.N23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900000">
            <text:p>23900000</text:p>
          </table:table-cell>
          <table:table-cell table:formula="of:=[.B1011]/3424" office:value-type="float" office:value="6980.14018691589">
            <text:p>6980.1401869159</text:p>
          </table:table-cell>
          <table:table-cell table:formula="of:=[.N24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00000">
            <text:p>24000000</text:p>
          </table:table-cell>
          <table:table-cell table:formula="of:=[.B1012]/3424" office:value-type="float" office:value="7009.34579439252">
            <text:p>7009.3457943925</text:p>
          </table:table-cell>
          <table:table-cell table:formula="of:=[.N24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100000">
            <text:p>24100000</text:p>
          </table:table-cell>
          <table:table-cell table:formula="of:=[.B1013]/3424" office:value-type="float" office:value="7038.55140186916">
            <text:p>7038.5514018692</text:p>
          </table:table-cell>
          <table:table-cell table:formula="of:=[.N24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200000">
            <text:p>24200000</text:p>
          </table:table-cell>
          <table:table-cell table:formula="of:=[.B1014]/3424" office:value-type="float" office:value="7067.75700934579">
            <text:p>7067.7570093458</text:p>
          </table:table-cell>
          <table:table-cell table:formula="of:=[.N24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300000">
            <text:p>24300000</text:p>
          </table:table-cell>
          <table:table-cell table:formula="of:=[.B1015]/3424" office:value-type="float" office:value="7096.96261682243">
            <text:p>7096.9626168224</text:p>
          </table:table-cell>
          <table:table-cell table:formula="of:=[.N24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400000">
            <text:p>24400000</text:p>
          </table:table-cell>
          <table:table-cell table:formula="of:=[.B1016]/3424" office:value-type="float" office:value="7126.16822429907">
            <text:p>7126.1682242991</text:p>
          </table:table-cell>
          <table:table-cell table:formula="of:=[.N24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500000">
            <text:p>24500000</text:p>
          </table:table-cell>
          <table:table-cell table:formula="of:=[.B1017]/3424" office:value-type="float" office:value="7155.3738317757">
            <text:p>7155.3738317757</text:p>
          </table:table-cell>
          <table:table-cell table:formula="of:=[.N24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600000">
            <text:p>24600000</text:p>
          </table:table-cell>
          <table:table-cell table:formula="of:=[.B1018]/3424" office:value-type="float" office:value="7184.57943925234">
            <text:p>7184.5794392523</text:p>
          </table:table-cell>
          <table:table-cell table:formula="of:=[.N24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700000">
            <text:p>24700000</text:p>
          </table:table-cell>
          <table:table-cell table:formula="of:=[.B1019]/3424" office:value-type="float" office:value="7213.78504672897">
            <text:p>7213.785046729</text:p>
          </table:table-cell>
          <table:table-cell table:formula="of:=[.N24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800000">
            <text:p>24800000</text:p>
          </table:table-cell>
          <table:table-cell table:formula="of:=[.B1020]/3424" office:value-type="float" office:value="7242.99065420561">
            <text:p>7242.9906542056</text:p>
          </table:table-cell>
          <table:table-cell table:formula="of:=[.N24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900000">
            <text:p>24900000</text:p>
          </table:table-cell>
          <table:table-cell table:formula="of:=[.B1021]/3424" office:value-type="float" office:value="7272.19626168224">
            <text:p>7272.1962616823</text:p>
          </table:table-cell>
          <table:table-cell table:formula="of:=[.N25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00000">
            <text:p>25000000</text:p>
          </table:table-cell>
          <table:table-cell table:formula="of:=[.B1022]/3424" office:value-type="float" office:value="7301.40186915888">
            <text:p>7301.4018691589</text:p>
          </table:table-cell>
          <table:table-cell table:formula="of:=[.N25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100000">
            <text:p>25100000</text:p>
          </table:table-cell>
          <table:table-cell table:formula="of:=[.B1023]/3424" office:value-type="float" office:value="7330.60747663551">
            <text:p>7330.6074766355</text:p>
          </table:table-cell>
          <table:table-cell table:formula="of:=[.N25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200000">
            <text:p>25200000</text:p>
          </table:table-cell>
          <table:table-cell table:formula="of:=[.B1024]/3424" office:value-type="float" office:value="7359.81308411215">
            <text:p>7359.8130841122</text:p>
          </table:table-cell>
          <table:table-cell table:formula="of:=[.N25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300000">
            <text:p>25300000</text:p>
          </table:table-cell>
          <table:table-cell table:formula="of:=[.B1025]/3424" office:value-type="float" office:value="7389.01869158879">
            <text:p>7389.0186915888</text:p>
          </table:table-cell>
          <table:table-cell table:formula="of:=[.N25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400000">
            <text:p>25400000</text:p>
          </table:table-cell>
          <table:table-cell table:formula="of:=[.B1026]/3424" office:value-type="float" office:value="7418.22429906542">
            <text:p>7418.2242990654</text:p>
          </table:table-cell>
          <table:table-cell table:formula="of:=[.N25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500000">
            <text:p>25500000</text:p>
          </table:table-cell>
          <table:table-cell table:formula="of:=[.B1027]/3424" office:value-type="float" office:value="7447.42990654206">
            <text:p>7447.4299065421</text:p>
          </table:table-cell>
          <table:table-cell table:formula="of:=[.N25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00000">
            <text:p>25600000</text:p>
          </table:table-cell>
          <table:table-cell table:formula="of:=[.B1028]/3424" office:value-type="float" office:value="7476.63551401869">
            <text:p>7476.6355140187</text:p>
          </table:table-cell>
          <table:table-cell table:formula="of:=[.N25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700000">
            <text:p>25700000</text:p>
          </table:table-cell>
          <table:table-cell table:formula="of:=[.B1029]/3424" office:value-type="float" office:value="7505.84112149533">
            <text:p>7505.8411214953</text:p>
          </table:table-cell>
          <table:table-cell table:formula="of:=[.N25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800000">
            <text:p>25800000</text:p>
          </table:table-cell>
          <table:table-cell table:formula="of:=[.B1030]/3424" office:value-type="float" office:value="7535.04672897196">
            <text:p>7535.046728972</text:p>
          </table:table-cell>
          <table:table-cell table:formula="of:=[.N25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900000">
            <text:p>25900000</text:p>
          </table:table-cell>
          <table:table-cell table:formula="of:=[.B1031]/3424" office:value-type="float" office:value="7564.2523364486">
            <text:p>7564.2523364486</text:p>
          </table:table-cell>
          <table:table-cell table:formula="of:=[.N26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000000">
            <text:p>26000000</text:p>
          </table:table-cell>
          <table:table-cell table:formula="of:=[.B1032]/3424" office:value-type="float" office:value="7593.45794392523">
            <text:p>7593.4579439252</text:p>
          </table:table-cell>
          <table:table-cell table:formula="of:=[.N26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100000">
            <text:p>26100000</text:p>
          </table:table-cell>
          <table:table-cell table:formula="of:=[.B1033]/3424" office:value-type="float" office:value="7622.66355140187">
            <text:p>7622.6635514019</text:p>
          </table:table-cell>
          <table:table-cell table:formula="of:=[.N26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200000">
            <text:p>26200000</text:p>
          </table:table-cell>
          <table:table-cell table:formula="of:=[.B1034]/3424" office:value-type="float" office:value="7651.8691588785">
            <text:p>7651.8691588785</text:p>
          </table:table-cell>
          <table:table-cell table:formula="of:=[.N26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300000">
            <text:p>26300000</text:p>
          </table:table-cell>
          <table:table-cell table:formula="of:=[.B1035]/3424" office:value-type="float" office:value="7681.07476635514">
            <text:p>7681.0747663551</text:p>
          </table:table-cell>
          <table:table-cell table:formula="of:=[.N26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400000">
            <text:p>26400000</text:p>
          </table:table-cell>
          <table:table-cell table:formula="of:=[.B1036]/3424" office:value-type="float" office:value="7710.28037383178">
            <text:p>7710.2803738318</text:p>
          </table:table-cell>
          <table:table-cell table:formula="of:=[.N26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500000">
            <text:p>26500000</text:p>
          </table:table-cell>
          <table:table-cell table:formula="of:=[.B1037]/3424" office:value-type="float" office:value="7739.48598130841">
            <text:p>7739.4859813084</text:p>
          </table:table-cell>
          <table:table-cell table:formula="of:=[.N26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600000">
            <text:p>26600000</text:p>
          </table:table-cell>
          <table:table-cell table:formula="of:=[.B1038]/3424" office:value-type="float" office:value="7768.69158878505">
            <text:p>7768.6915887851</text:p>
          </table:table-cell>
          <table:table-cell table:formula="of:=[.N26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700000">
            <text:p>26700000</text:p>
          </table:table-cell>
          <table:table-cell table:formula="of:=[.B1039]/3424" office:value-type="float" office:value="7797.89719626168">
            <text:p>7797.8971962617</text:p>
          </table:table-cell>
          <table:table-cell table:formula="of:=[.N26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800000">
            <text:p>26800000</text:p>
          </table:table-cell>
          <table:table-cell table:formula="of:=[.B1040]/3424" office:value-type="float" office:value="7827.10280373832">
            <text:p>7827.1028037383</text:p>
          </table:table-cell>
          <table:table-cell table:formula="of:=[.N26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900000">
            <text:p>26900000</text:p>
          </table:table-cell>
          <table:table-cell table:formula="of:=[.B1041]/3424" office:value-type="float" office:value="7856.30841121495">
            <text:p>7856.308411215</text:p>
          </table:table-cell>
          <table:table-cell table:formula="of:=[.N27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00000">
            <text:p>27000000</text:p>
          </table:table-cell>
          <table:table-cell table:formula="of:=[.B1042]/3424" office:value-type="float" office:value="7885.51401869159">
            <text:p>7885.5140186916</text:p>
          </table:table-cell>
          <table:table-cell table:formula="of:=[.N27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100000">
            <text:p>27100000</text:p>
          </table:table-cell>
          <table:table-cell table:formula="of:=[.B1043]/3424" office:value-type="float" office:value="7914.71962616822">
            <text:p>7914.7196261682</text:p>
          </table:table-cell>
          <table:table-cell table:formula="of:=[.N27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200000">
            <text:p>27200000</text:p>
          </table:table-cell>
          <table:table-cell table:formula="of:=[.B1044]/3424" office:value-type="float" office:value="7943.92523364486">
            <text:p>7943.9252336449</text:p>
          </table:table-cell>
          <table:table-cell table:formula="of:=[.N27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300000">
            <text:p>27300000</text:p>
          </table:table-cell>
          <table:table-cell table:formula="of:=[.B1045]/3424" office:value-type="float" office:value="7973.1308411215">
            <text:p>7973.1308411215</text:p>
          </table:table-cell>
          <table:table-cell table:formula="of:=[.N27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400000">
            <text:p>27400000</text:p>
          </table:table-cell>
          <table:table-cell table:formula="of:=[.B1046]/3424" office:value-type="float" office:value="8002.33644859813">
            <text:p>8002.3364485981</text:p>
          </table:table-cell>
          <table:table-cell table:formula="of:=[.N27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500000">
            <text:p>27500000</text:p>
          </table:table-cell>
          <table:table-cell table:formula="of:=[.B1047]/3424" office:value-type="float" office:value="8031.54205607477">
            <text:p>8031.5420560748</text:p>
          </table:table-cell>
          <table:table-cell table:formula="of:=[.N27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600000">
            <text:p>27600000</text:p>
          </table:table-cell>
          <table:table-cell table:formula="of:=[.B1048]/3424" office:value-type="float" office:value="8060.7476635514">
            <text:p>8060.7476635514</text:p>
          </table:table-cell>
          <table:table-cell table:formula="of:=[.N27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700000">
            <text:p>27700000</text:p>
          </table:table-cell>
          <table:table-cell table:formula="of:=[.B1049]/3424" office:value-type="float" office:value="8089.95327102804">
            <text:p>8089.953271028</text:p>
          </table:table-cell>
          <table:table-cell table:formula="of:=[.N27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800000">
            <text:p>27800000</text:p>
          </table:table-cell>
          <table:table-cell table:formula="of:=[.B1050]/3424" office:value-type="float" office:value="8119.15887850467">
            <text:p>8119.1588785047</text:p>
          </table:table-cell>
          <table:table-cell table:formula="of:=[.N27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900000">
            <text:p>27900000</text:p>
          </table:table-cell>
          <table:table-cell table:formula="of:=[.B1051]/3424" office:value-type="float" office:value="8148.36448598131">
            <text:p>8148.3644859813</text:p>
          </table:table-cell>
          <table:table-cell table:formula="of:=[.N28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000000">
            <text:p>28000000</text:p>
          </table:table-cell>
          <table:table-cell table:formula="of:=[.B1052]/3424" office:value-type="float" office:value="8177.57009345794">
            <text:p>8177.570093458</text:p>
          </table:table-cell>
          <table:table-cell table:formula="of:=[.N28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100000">
            <text:p>28100000</text:p>
          </table:table-cell>
          <table:table-cell table:formula="of:=[.B1053]/3424" office:value-type="float" office:value="8206.77570093458">
            <text:p>8206.7757009346</text:p>
          </table:table-cell>
          <table:table-cell table:formula="of:=[.N28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200000">
            <text:p>28200000</text:p>
          </table:table-cell>
          <table:table-cell table:formula="of:=[.B1054]/3424" office:value-type="float" office:value="8235.98130841122">
            <text:p>8235.9813084112</text:p>
          </table:table-cell>
          <table:table-cell table:formula="of:=[.N28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300000">
            <text:p>28300000</text:p>
          </table:table-cell>
          <table:table-cell table:formula="of:=[.B1055]/3424" office:value-type="float" office:value="8265.18691588785">
            <text:p>8265.1869158879</text:p>
          </table:table-cell>
          <table:table-cell table:formula="of:=[.N28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400000">
            <text:p>28400000</text:p>
          </table:table-cell>
          <table:table-cell table:formula="of:=[.B1056]/3424" office:value-type="float" office:value="8294.39252336449">
            <text:p>8294.3925233645</text:p>
          </table:table-cell>
          <table:table-cell table:formula="of:=[.N28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500000">
            <text:p>28500000</text:p>
          </table:table-cell>
          <table:table-cell table:formula="of:=[.B1057]/3424" office:value-type="float" office:value="8323.59813084112">
            <text:p>8323.5981308411</text:p>
          </table:table-cell>
          <table:table-cell table:formula="of:=[.N28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600000">
            <text:p>28600000</text:p>
          </table:table-cell>
          <table:table-cell table:formula="of:=[.B1058]/3424" office:value-type="float" office:value="8352.80373831776">
            <text:p>8352.8037383178</text:p>
          </table:table-cell>
          <table:table-cell table:formula="of:=[.N28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700000">
            <text:p>28700000</text:p>
          </table:table-cell>
          <table:table-cell table:formula="of:=[.B1059]/3424" office:value-type="float" office:value="8382.00934579439">
            <text:p>8382.0093457944</text:p>
          </table:table-cell>
          <table:table-cell table:formula="of:=[.N28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800000">
            <text:p>28800000</text:p>
          </table:table-cell>
          <table:table-cell table:formula="of:=[.B1060]/3424" office:value-type="float" office:value="8411.21495327103">
            <text:p>8411.214953271</text:p>
          </table:table-cell>
          <table:table-cell table:formula="of:=[.N28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900000">
            <text:p>28900000</text:p>
          </table:table-cell>
          <table:table-cell table:formula="of:=[.B1061]/3424" office:value-type="float" office:value="8440.42056074766">
            <text:p>8440.4205607477</text:p>
          </table:table-cell>
          <table:table-cell table:formula="of:=[.N29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000000">
            <text:p>29000000</text:p>
          </table:table-cell>
          <table:table-cell table:formula="of:=[.B1062]/3424" office:value-type="float" office:value="8469.6261682243">
            <text:p>8469.6261682243</text:p>
          </table:table-cell>
          <table:table-cell table:formula="of:=[.N29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100000">
            <text:p>29100000</text:p>
          </table:table-cell>
          <table:table-cell table:formula="of:=[.B1063]/3424" office:value-type="float" office:value="8498.83177570094">
            <text:p>8498.8317757009</text:p>
          </table:table-cell>
          <table:table-cell table:formula="of:=[.N29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200000">
            <text:p>29200000</text:p>
          </table:table-cell>
          <table:table-cell table:formula="of:=[.B1064]/3424" office:value-type="float" office:value="8528.03738317757">
            <text:p>8528.0373831776</text:p>
          </table:table-cell>
          <table:table-cell table:formula="of:=[.N29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300000">
            <text:p>29300000</text:p>
          </table:table-cell>
          <table:table-cell table:formula="of:=[.B1065]/3424" office:value-type="float" office:value="8557.24299065421">
            <text:p>8557.2429906542</text:p>
          </table:table-cell>
          <table:table-cell table:formula="of:=[.N29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400000">
            <text:p>29400000</text:p>
          </table:table-cell>
          <table:table-cell table:formula="of:=[.B1066]/3424" office:value-type="float" office:value="8586.44859813084">
            <text:p>8586.4485981309</text:p>
          </table:table-cell>
          <table:table-cell table:formula="of:=[.N29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500000">
            <text:p>29500000</text:p>
          </table:table-cell>
          <table:table-cell table:formula="of:=[.B1067]/3424" office:value-type="float" office:value="8615.65420560748">
            <text:p>8615.6542056075</text:p>
          </table:table-cell>
          <table:table-cell table:formula="of:=[.N29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600000">
            <text:p>29600000</text:p>
          </table:table-cell>
          <table:table-cell table:formula="of:=[.B1068]/3424" office:value-type="float" office:value="8644.85981308411">
            <text:p>8644.8598130841</text:p>
          </table:table-cell>
          <table:table-cell table:formula="of:=[.N29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700000">
            <text:p>29700000</text:p>
          </table:table-cell>
          <table:table-cell table:formula="of:=[.B1069]/3424" office:value-type="float" office:value="8674.06542056075">
            <text:p>8674.0654205608</text:p>
          </table:table-cell>
          <table:table-cell table:formula="of:=[.N29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800000">
            <text:p>29800000</text:p>
          </table:table-cell>
          <table:table-cell table:formula="of:=[.B1070]/3424" office:value-type="float" office:value="8703.27102803738">
            <text:p>8703.2710280374</text:p>
          </table:table-cell>
          <table:table-cell table:formula="of:=[.N29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900000">
            <text:p>29900000</text:p>
          </table:table-cell>
          <table:table-cell table:formula="of:=[.B1071]/3424" office:value-type="float" office:value="8732.47663551402">
            <text:p>8732.476635514</text:p>
          </table:table-cell>
          <table:table-cell table:formula="of:=[.N30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00000">
            <text:p>30000000</text:p>
          </table:table-cell>
          <table:table-cell table:formula="of:=[.B1072]/3424" office:value-type="float" office:value="8761.68224299065">
            <text:p>8761.6822429907</text:p>
          </table:table-cell>
          <table:table-cell table:formula="of:=[.N30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00000">
            <text:p>30100000</text:p>
          </table:table-cell>
          <table:table-cell table:formula="of:=[.B1073]/3424" office:value-type="float" office:value="8790.88785046729">
            <text:p>8790.8878504673</text:p>
          </table:table-cell>
          <table:table-cell table:formula="of:=[.N30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200000">
            <text:p>30200000</text:p>
          </table:table-cell>
          <table:table-cell table:formula="of:=[.B1074]/3424" office:value-type="float" office:value="8820.09345794392">
            <text:p>8820.0934579439</text:p>
          </table:table-cell>
          <table:table-cell table:formula="of:=[.N30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300000">
            <text:p>30300000</text:p>
          </table:table-cell>
          <table:table-cell table:formula="of:=[.B1075]/3424" office:value-type="float" office:value="8849.29906542056">
            <text:p>8849.2990654206</text:p>
          </table:table-cell>
          <table:table-cell table:formula="of:=[.N30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400000">
            <text:p>30400000</text:p>
          </table:table-cell>
          <table:table-cell table:formula="of:=[.B1076]/3424" office:value-type="float" office:value="8878.5046728972">
            <text:p>8878.5046728972</text:p>
          </table:table-cell>
          <table:table-cell table:formula="of:=[.N30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500000">
            <text:p>30500000</text:p>
          </table:table-cell>
          <table:table-cell table:formula="of:=[.B1077]/3424" office:value-type="float" office:value="8907.71028037383">
            <text:p>8907.7102803738</text:p>
          </table:table-cell>
          <table:table-cell table:formula="of:=[.N30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600000">
            <text:p>30600000</text:p>
          </table:table-cell>
          <table:table-cell table:formula="of:=[.B1078]/3424" office:value-type="float" office:value="8936.91588785047">
            <text:p>8936.9158878505</text:p>
          </table:table-cell>
          <table:table-cell table:formula="of:=[.N30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700000">
            <text:p>30700000</text:p>
          </table:table-cell>
          <table:table-cell table:formula="of:=[.B1079]/3424" office:value-type="float" office:value="8966.1214953271">
            <text:p>8966.1214953271</text:p>
          </table:table-cell>
          <table:table-cell table:formula="of:=[.N30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800000">
            <text:p>30800000</text:p>
          </table:table-cell>
          <table:table-cell table:formula="of:=[.B1080]/3424" office:value-type="float" office:value="8995.32710280374">
            <text:p>8995.3271028037</text:p>
          </table:table-cell>
          <table:table-cell table:formula="of:=[.N30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900000">
            <text:p>30900000</text:p>
          </table:table-cell>
          <table:table-cell table:formula="of:=[.B1081]/3424" office:value-type="float" office:value="9024.53271028037">
            <text:p>9024.5327102804</text:p>
          </table:table-cell>
          <table:table-cell table:formula="of:=[.N31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000000">
            <text:p>31000000</text:p>
          </table:table-cell>
          <table:table-cell table:formula="of:=[.B1082]/3424" office:value-type="float" office:value="9053.73831775701">
            <text:p>9053.738317757</text:p>
          </table:table-cell>
          <table:table-cell table:formula="of:=[.N31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100000">
            <text:p>31100000</text:p>
          </table:table-cell>
          <table:table-cell table:formula="of:=[.B1083]/3424" office:value-type="float" office:value="9082.94392523364">
            <text:p>9082.9439252337</text:p>
          </table:table-cell>
          <table:table-cell table:formula="of:=[.N31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200000">
            <text:p>31200000</text:p>
          </table:table-cell>
          <table:table-cell table:formula="of:=[.B1084]/3424" office:value-type="float" office:value="9112.14953271028">
            <text:p>9112.1495327103</text:p>
          </table:table-cell>
          <table:table-cell table:formula="of:=[.N31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300000">
            <text:p>31300000</text:p>
          </table:table-cell>
          <table:table-cell table:formula="of:=[.B1085]/3424" office:value-type="float" office:value="9141.35514018692">
            <text:p>9141.3551401869</text:p>
          </table:table-cell>
          <table:table-cell table:formula="of:=[.N31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400000">
            <text:p>31400000</text:p>
          </table:table-cell>
          <table:table-cell table:formula="of:=[.B1086]/3424" office:value-type="float" office:value="9170.56074766355">
            <text:p>9170.5607476636</text:p>
          </table:table-cell>
          <table:table-cell table:formula="of:=[.N31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00000">
            <text:p>31500000</text:p>
          </table:table-cell>
          <table:table-cell table:formula="of:=[.B1087]/3424" office:value-type="float" office:value="9199.76635514019">
            <text:p>9199.7663551402</text:p>
          </table:table-cell>
          <table:table-cell table:formula="of:=[.N31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600000">
            <text:p>31600000</text:p>
          </table:table-cell>
          <table:table-cell table:formula="of:=[.B1088]/3424" office:value-type="float" office:value="9228.97196261682">
            <text:p>9228.9719626168</text:p>
          </table:table-cell>
          <table:table-cell table:formula="of:=[.N31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00000">
            <text:p>31700000</text:p>
          </table:table-cell>
          <table:table-cell table:formula="of:=[.B1089]/3424" office:value-type="float" office:value="9258.17757009346">
            <text:p>9258.1775700935</text:p>
          </table:table-cell>
          <table:table-cell table:formula="of:=[.N31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800000">
            <text:p>31800000</text:p>
          </table:table-cell>
          <table:table-cell table:formula="of:=[.B1090]/3424" office:value-type="float" office:value="9287.38317757009">
            <text:p>9287.3831775701</text:p>
          </table:table-cell>
          <table:table-cell table:formula="of:=[.N31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00000">
            <text:p>31900000</text:p>
          </table:table-cell>
          <table:table-cell table:formula="of:=[.B1091]/3424" office:value-type="float" office:value="9316.58878504673">
            <text:p>9316.5887850467</text:p>
          </table:table-cell>
          <table:table-cell table:formula="of:=[.N32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00000">
            <text:p>32000000</text:p>
          </table:table-cell>
          <table:table-cell table:formula="of:=[.B1092]/3424" office:value-type="float" office:value="9345.79439252336">
            <text:p>9345.7943925234</text:p>
          </table:table-cell>
          <table:table-cell table:formula="of:=[.N32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00000">
            <text:p>32100000</text:p>
          </table:table-cell>
          <table:table-cell table:formula="of:=[.B1093]/3424" office:value-type="float" office:value="9375">
            <text:p>9375</text:p>
          </table:table-cell>
          <table:table-cell table:formula="of:=[.N32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00000">
            <text:p>32200000</text:p>
          </table:table-cell>
          <table:table-cell table:formula="of:=[.B1094]/3424" office:value-type="float" office:value="9404.20560747664">
            <text:p>9404.2056074766</text:p>
          </table:table-cell>
          <table:table-cell table:formula="of:=[.N32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00000">
            <text:p>32300000</text:p>
          </table:table-cell>
          <table:table-cell table:formula="of:=[.B1095]/3424" office:value-type="float" office:value="9433.41121495327">
            <text:p>9433.4112149533</text:p>
          </table:table-cell>
          <table:table-cell table:formula="of:=[.N32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00000">
            <text:p>32400000</text:p>
          </table:table-cell>
          <table:table-cell table:formula="of:=[.B1096]/3424" office:value-type="float" office:value="9462.61682242991">
            <text:p>9462.6168224299</text:p>
          </table:table-cell>
          <table:table-cell table:formula="of:=[.N32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00000">
            <text:p>32500000</text:p>
          </table:table-cell>
          <table:table-cell table:formula="of:=[.B1097]/3424" office:value-type="float" office:value="9491.82242990654">
            <text:p>9491.8224299066</text:p>
          </table:table-cell>
          <table:table-cell table:formula="of:=[.N32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00000">
            <text:p>32600000</text:p>
          </table:table-cell>
          <table:table-cell table:formula="of:=[.B1098]/3424" office:value-type="float" office:value="9521.02803738318">
            <text:p>9521.0280373832</text:p>
          </table:table-cell>
          <table:table-cell table:formula="of:=[.N32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00000">
            <text:p>32700000</text:p>
          </table:table-cell>
          <table:table-cell table:formula="of:=[.B1099]/3424" office:value-type="float" office:value="9550.23364485981">
            <text:p>9550.2336448598</text:p>
          </table:table-cell>
          <table:table-cell table:formula="of:=[.N32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00000">
            <text:p>32800000</text:p>
          </table:table-cell>
          <table:table-cell table:formula="of:=[.B1100]/3424" office:value-type="float" office:value="9579.43925233645">
            <text:p>9579.4392523365</text:p>
          </table:table-cell>
          <table:table-cell table:formula="of:=[.N32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00000">
            <text:p>32900000</text:p>
          </table:table-cell>
          <table:table-cell table:formula="of:=[.B1101]/3424" office:value-type="float" office:value="9608.64485981309">
            <text:p>9608.6448598131</text:p>
          </table:table-cell>
          <table:table-cell table:formula="of:=[.N33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00000">
            <text:p>33000000</text:p>
          </table:table-cell>
          <table:table-cell table:formula="of:=[.B1102]/3424" office:value-type="float" office:value="9637.85046728972">
            <text:p>9637.8504672897</text:p>
          </table:table-cell>
          <table:table-cell table:formula="of:=[.N33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00000">
            <text:p>33100000</text:p>
          </table:table-cell>
          <table:table-cell table:formula="of:=[.B1103]/3424" office:value-type="float" office:value="9667.05607476636">
            <text:p>9667.0560747664</text:p>
          </table:table-cell>
          <table:table-cell table:formula="of:=[.N33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00000">
            <text:p>33200000</text:p>
          </table:table-cell>
          <table:table-cell table:formula="of:=[.B1104]/3424" office:value-type="float" office:value="9696.26168224299">
            <text:p>9696.261682243</text:p>
          </table:table-cell>
          <table:table-cell table:formula="of:=[.N33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00000">
            <text:p>33300000</text:p>
          </table:table-cell>
          <table:table-cell table:formula="of:=[.B1105]/3424" office:value-type="float" office:value="9725.46728971963">
            <text:p>9725.4672897196</text:p>
          </table:table-cell>
          <table:table-cell table:formula="of:=[.N33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00000">
            <text:p>33400000</text:p>
          </table:table-cell>
          <table:table-cell table:formula="of:=[.B1106]/3424" office:value-type="float" office:value="9754.67289719626">
            <text:p>9754.6728971963</text:p>
          </table:table-cell>
          <table:table-cell table:formula="of:=[.N33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00000">
            <text:p>33500000</text:p>
          </table:table-cell>
          <table:table-cell table:formula="of:=[.B1107]/3424" office:value-type="float" office:value="9783.8785046729">
            <text:p>9783.8785046729</text:p>
          </table:table-cell>
          <table:table-cell table:formula="of:=[.N33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00000">
            <text:p>33600000</text:p>
          </table:table-cell>
          <table:table-cell table:formula="of:=[.B1108]/3424" office:value-type="float" office:value="9813.08411214953">
            <text:p>9813.0841121495</text:p>
          </table:table-cell>
          <table:table-cell table:formula="of:=[.N33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00000">
            <text:p>33700000</text:p>
          </table:table-cell>
          <table:table-cell table:formula="of:=[.B1109]/3424" office:value-type="float" office:value="9842.28971962617">
            <text:p>9842.2897196262</text:p>
          </table:table-cell>
          <table:table-cell table:formula="of:=[.N33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00000">
            <text:p>33800000</text:p>
          </table:table-cell>
          <table:table-cell table:formula="of:=[.B1110]/3424" office:value-type="float" office:value="9871.49532710281">
            <text:p>9871.4953271028</text:p>
          </table:table-cell>
          <table:table-cell table:formula="of:=[.N33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00000">
            <text:p>33900000</text:p>
          </table:table-cell>
          <table:table-cell table:formula="of:=[.B1111]/3424" office:value-type="float" office:value="9900.70093457944">
            <text:p>9900.7009345794</text:p>
          </table:table-cell>
          <table:table-cell table:formula="of:=[.N34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00000">
            <text:p>34000000</text:p>
          </table:table-cell>
          <table:table-cell table:formula="of:=[.B1112]/3424" office:value-type="float" office:value="9929.90654205608">
            <text:p>9929.9065420561</text:p>
          </table:table-cell>
          <table:table-cell table:formula="of:=[.N34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00000">
            <text:p>34100000</text:p>
          </table:table-cell>
          <table:table-cell table:formula="of:=[.B1113]/3424" office:value-type="float" office:value="9959.11214953271">
            <text:p>9959.1121495327</text:p>
          </table:table-cell>
          <table:table-cell table:formula="of:=[.N34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00000">
            <text:p>34200000</text:p>
          </table:table-cell>
          <table:table-cell table:formula="of:=[.B1114]/3424" office:value-type="float" office:value="9988.31775700935">
            <text:p>9988.3177570094</text:p>
          </table:table-cell>
          <table:table-cell table:formula="of:=[.N34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00000">
            <text:p>34300000</text:p>
          </table:table-cell>
          <table:table-cell table:formula="of:=[.B1115]/3424" office:value-type="float" office:value="10017.523364486">
            <text:p>10017.523364486</text:p>
          </table:table-cell>
          <table:table-cell table:formula="of:=[.N34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00000">
            <text:p>34400000</text:p>
          </table:table-cell>
          <table:table-cell table:formula="of:=[.B1116]/3424" office:value-type="float" office:value="10046.7289719626">
            <text:p>10046.7289719626</text:p>
          </table:table-cell>
          <table:table-cell table:formula="of:=[.N34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00000">
            <text:p>34500000</text:p>
          </table:table-cell>
          <table:table-cell table:formula="of:=[.B1117]/3424" office:value-type="float" office:value="10075.9345794393">
            <text:p>10075.9345794393</text:p>
          </table:table-cell>
          <table:table-cell table:formula="of:=[.N34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00000">
            <text:p>34600000</text:p>
          </table:table-cell>
          <table:table-cell table:formula="of:=[.B1118]/3424" office:value-type="float" office:value="10105.1401869159">
            <text:p>10105.1401869159</text:p>
          </table:table-cell>
          <table:table-cell table:formula="of:=[.N34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00000">
            <text:p>34700000</text:p>
          </table:table-cell>
          <table:table-cell table:formula="of:=[.B1119]/3424" office:value-type="float" office:value="10134.3457943925">
            <text:p>10134.3457943925</text:p>
          </table:table-cell>
          <table:table-cell table:formula="of:=[.N34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00000">
            <text:p>34800000</text:p>
          </table:table-cell>
          <table:table-cell table:formula="of:=[.B1120]/3424" office:value-type="float" office:value="10163.5514018692">
            <text:p>10163.5514018692</text:p>
          </table:table-cell>
          <table:table-cell table:formula="of:=[.N34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00000">
            <text:p>34900000</text:p>
          </table:table-cell>
          <table:table-cell table:formula="of:=[.B1121]/3424" office:value-type="float" office:value="10192.7570093458">
            <text:p>10192.7570093458</text:p>
          </table:table-cell>
          <table:table-cell table:formula="of:=[.N35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00000">
            <text:p>35000000</text:p>
          </table:table-cell>
          <table:table-cell table:formula="of:=[.B1122]/3424" office:value-type="float" office:value="10221.9626168224">
            <text:p>10221.9626168224</text:p>
          </table:table-cell>
          <table:table-cell table:formula="of:=[.N35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00000">
            <text:p>35100000</text:p>
          </table:table-cell>
          <table:table-cell table:formula="of:=[.B1123]/3424" office:value-type="float" office:value="10251.1682242991">
            <text:p>10251.1682242991</text:p>
          </table:table-cell>
          <table:table-cell table:formula="of:=[.N35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00000">
            <text:p>35200000</text:p>
          </table:table-cell>
          <table:table-cell table:formula="of:=[.B1124]/3424" office:value-type="float" office:value="10280.3738317757">
            <text:p>10280.3738317757</text:p>
          </table:table-cell>
          <table:table-cell table:formula="of:=[.N35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00000">
            <text:p>35300000</text:p>
          </table:table-cell>
          <table:table-cell table:formula="of:=[.B1125]/3424" office:value-type="float" office:value="10309.5794392523">
            <text:p>10309.5794392523</text:p>
          </table:table-cell>
          <table:table-cell table:formula="of:=[.N35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00000">
            <text:p>35400000</text:p>
          </table:table-cell>
          <table:table-cell table:formula="of:=[.B1126]/3424" office:value-type="float" office:value="10338.785046729">
            <text:p>10338.785046729</text:p>
          </table:table-cell>
          <table:table-cell table:formula="of:=[.N35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00000">
            <text:p>35500000</text:p>
          </table:table-cell>
          <table:table-cell table:formula="of:=[.B1127]/3424" office:value-type="float" office:value="10367.9906542056">
            <text:p>10367.9906542056</text:p>
          </table:table-cell>
          <table:table-cell table:formula="of:=[.N35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00000">
            <text:p>35600000</text:p>
          </table:table-cell>
          <table:table-cell table:formula="of:=[.B1128]/3424" office:value-type="float" office:value="10397.1962616822">
            <text:p>10397.1962616822</text:p>
          </table:table-cell>
          <table:table-cell table:formula="of:=[.N35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00000">
            <text:p>35700000</text:p>
          </table:table-cell>
          <table:table-cell table:formula="of:=[.B1129]/3424" office:value-type="float" office:value="10426.4018691589">
            <text:p>10426.4018691589</text:p>
          </table:table-cell>
          <table:table-cell table:formula="of:=[.N35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00000">
            <text:p>35800000</text:p>
          </table:table-cell>
          <table:table-cell table:formula="of:=[.B1130]/3424" office:value-type="float" office:value="10455.6074766355">
            <text:p>10455.6074766355</text:p>
          </table:table-cell>
          <table:table-cell table:formula="of:=[.N35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00000">
            <text:p>35900000</text:p>
          </table:table-cell>
          <table:table-cell table:formula="of:=[.B1131]/3424" office:value-type="float" office:value="10484.8130841122">
            <text:p>10484.8130841122</text:p>
          </table:table-cell>
          <table:table-cell table:formula="of:=[.N36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00000">
            <text:p>36000000</text:p>
          </table:table-cell>
          <table:table-cell table:formula="of:=[.B1132]/3424" office:value-type="float" office:value="10514.0186915888">
            <text:p>10514.0186915888</text:p>
          </table:table-cell>
          <table:table-cell table:formula="of:=[.N36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00000">
            <text:p>36100000</text:p>
          </table:table-cell>
          <table:table-cell table:formula="of:=[.B1133]/3424" office:value-type="float" office:value="10543.2242990654">
            <text:p>10543.2242990654</text:p>
          </table:table-cell>
          <table:table-cell table:formula="of:=[.N36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00000">
            <text:p>36200000</text:p>
          </table:table-cell>
          <table:table-cell table:formula="of:=[.B1134]/3424" office:value-type="float" office:value="10572.4299065421">
            <text:p>10572.4299065421</text:p>
          </table:table-cell>
          <table:table-cell table:formula="of:=[.N36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00000">
            <text:p>36300000</text:p>
          </table:table-cell>
          <table:table-cell table:formula="of:=[.B1135]/3424" office:value-type="float" office:value="10601.6355140187">
            <text:p>10601.6355140187</text:p>
          </table:table-cell>
          <table:table-cell table:formula="of:=[.N36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00000">
            <text:p>36400000</text:p>
          </table:table-cell>
          <table:table-cell table:formula="of:=[.B1136]/3424" office:value-type="float" office:value="10630.8411214953">
            <text:p>10630.8411214953</text:p>
          </table:table-cell>
          <table:table-cell table:formula="of:=[.N36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00000">
            <text:p>36500000</text:p>
          </table:table-cell>
          <table:table-cell table:formula="of:=[.B1137]/3424" office:value-type="float" office:value="10660.046728972">
            <text:p>10660.046728972</text:p>
          </table:table-cell>
          <table:table-cell table:formula="of:=[.N36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00000">
            <text:p>36600000</text:p>
          </table:table-cell>
          <table:table-cell table:formula="of:=[.B1138]/3424" office:value-type="float" office:value="10689.2523364486">
            <text:p>10689.2523364486</text:p>
          </table:table-cell>
          <table:table-cell table:formula="of:=[.N36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00000">
            <text:p>36700000</text:p>
          </table:table-cell>
          <table:table-cell table:formula="of:=[.B1139]/3424" office:value-type="float" office:value="10718.4579439252">
            <text:p>10718.4579439252</text:p>
          </table:table-cell>
          <table:table-cell table:formula="of:=[.N36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00000">
            <text:p>36800000</text:p>
          </table:table-cell>
          <table:table-cell table:formula="of:=[.B1140]/3424" office:value-type="float" office:value="10747.6635514019">
            <text:p>10747.6635514019</text:p>
          </table:table-cell>
          <table:table-cell table:formula="of:=[.N36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00000">
            <text:p>36900000</text:p>
          </table:table-cell>
          <table:table-cell table:formula="of:=[.B1141]/3424" office:value-type="float" office:value="10776.8691588785">
            <text:p>10776.8691588785</text:p>
          </table:table-cell>
          <table:table-cell table:formula="of:=[.N37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00000">
            <text:p>37000000</text:p>
          </table:table-cell>
          <table:table-cell table:formula="of:=[.B1142]/3424" office:value-type="float" office:value="10806.0747663551">
            <text:p>10806.0747663551</text:p>
          </table:table-cell>
          <table:table-cell table:formula="of:=[.N37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00000">
            <text:p>37100000</text:p>
          </table:table-cell>
          <table:table-cell table:formula="of:=[.B1143]/3424" office:value-type="float" office:value="10835.2803738318">
            <text:p>10835.2803738318</text:p>
          </table:table-cell>
          <table:table-cell table:formula="of:=[.N37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00000">
            <text:p>37200000</text:p>
          </table:table-cell>
          <table:table-cell table:formula="of:=[.B1144]/3424" office:value-type="float" office:value="10864.4859813084">
            <text:p>10864.4859813084</text:p>
          </table:table-cell>
          <table:table-cell table:formula="of:=[.N37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00000">
            <text:p>37300000</text:p>
          </table:table-cell>
          <table:table-cell table:formula="of:=[.B1145]/3424" office:value-type="float" office:value="10893.691588785">
            <text:p>10893.691588785</text:p>
          </table:table-cell>
          <table:table-cell table:formula="of:=[.N37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00000">
            <text:p>37400000</text:p>
          </table:table-cell>
          <table:table-cell table:formula="of:=[.B1146]/3424" office:value-type="float" office:value="10922.8971962617">
            <text:p>10922.8971962617</text:p>
          </table:table-cell>
          <table:table-cell table:formula="of:=[.N37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00000">
            <text:p>37500000</text:p>
          </table:table-cell>
          <table:table-cell table:formula="of:=[.B1147]/3424" office:value-type="float" office:value="10952.1028037383">
            <text:p>10952.1028037383</text:p>
          </table:table-cell>
          <table:table-cell table:formula="of:=[.N37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00000">
            <text:p>37600000</text:p>
          </table:table-cell>
          <table:table-cell table:formula="of:=[.B1148]/3424" office:value-type="float" office:value="10981.308411215">
            <text:p>10981.308411215</text:p>
          </table:table-cell>
          <table:table-cell table:formula="of:=[.N37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00000">
            <text:p>37700000</text:p>
          </table:table-cell>
          <table:table-cell table:formula="of:=[.B1149]/3424" office:value-type="float" office:value="11010.5140186916">
            <text:p>11010.5140186916</text:p>
          </table:table-cell>
          <table:table-cell table:formula="of:=[.N37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00000">
            <text:p>37800000</text:p>
          </table:table-cell>
          <table:table-cell table:formula="of:=[.B1150]/3424" office:value-type="float" office:value="11039.7196261682">
            <text:p>11039.7196261682</text:p>
          </table:table-cell>
          <table:table-cell table:formula="of:=[.N37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00000">
            <text:p>37900000</text:p>
          </table:table-cell>
          <table:table-cell table:formula="of:=[.B1151]/3424" office:value-type="float" office:value="11068.9252336449">
            <text:p>11068.9252336449</text:p>
          </table:table-cell>
          <table:table-cell table:formula="of:=[.N38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00000">
            <text:p>38000000</text:p>
          </table:table-cell>
          <table:table-cell table:formula="of:=[.B1152]/3424" office:value-type="float" office:value="11098.1308411215">
            <text:p>11098.1308411215</text:p>
          </table:table-cell>
          <table:table-cell table:formula="of:=[.N38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0000">
            <text:p>38100000</text:p>
          </table:table-cell>
          <table:table-cell table:formula="of:=[.B1153]/3424" office:value-type="float" office:value="11127.3364485981">
            <text:p>11127.3364485981</text:p>
          </table:table-cell>
          <table:table-cell table:formula="of:=[.N38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00000">
            <text:p>38200000</text:p>
          </table:table-cell>
          <table:table-cell table:formula="of:=[.B1154]/3424" office:value-type="float" office:value="11156.5420560748">
            <text:p>11156.5420560748</text:p>
          </table:table-cell>
          <table:table-cell table:formula="of:=[.N38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00000">
            <text:p>38300000</text:p>
          </table:table-cell>
          <table:table-cell table:formula="of:=[.B1155]/3424" office:value-type="float" office:value="11185.7476635514">
            <text:p>11185.7476635514</text:p>
          </table:table-cell>
          <table:table-cell table:formula="of:=[.N38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00000">
            <text:p>38400000</text:p>
          </table:table-cell>
          <table:table-cell table:formula="of:=[.B1156]/3424" office:value-type="float" office:value="11214.953271028">
            <text:p>11214.953271028</text:p>
          </table:table-cell>
          <table:table-cell table:formula="of:=[.N38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00000">
            <text:p>38500000</text:p>
          </table:table-cell>
          <table:table-cell table:formula="of:=[.B1157]/3424" office:value-type="float" office:value="11244.1588785047">
            <text:p>11244.1588785047</text:p>
          </table:table-cell>
          <table:table-cell table:formula="of:=[.N38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00000">
            <text:p>38600000</text:p>
          </table:table-cell>
          <table:table-cell table:formula="of:=[.B1158]/3424" office:value-type="float" office:value="11273.3644859813">
            <text:p>11273.3644859813</text:p>
          </table:table-cell>
          <table:table-cell table:formula="of:=[.N38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00000">
            <text:p>38700000</text:p>
          </table:table-cell>
          <table:table-cell table:formula="of:=[.B1159]/3424" office:value-type="float" office:value="11302.5700934579">
            <text:p>11302.5700934579</text:p>
          </table:table-cell>
          <table:table-cell table:formula="of:=[.N38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00000">
            <text:p>38800000</text:p>
          </table:table-cell>
          <table:table-cell table:formula="of:=[.B1160]/3424" office:value-type="float" office:value="11331.7757009346">
            <text:p>11331.7757009346</text:p>
          </table:table-cell>
          <table:table-cell table:formula="of:=[.N38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00000">
            <text:p>38900000</text:p>
          </table:table-cell>
          <table:table-cell table:formula="of:=[.B1161]/3424" office:value-type="float" office:value="11360.9813084112">
            <text:p>11360.9813084112</text:p>
          </table:table-cell>
          <table:table-cell table:formula="of:=[.N39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00000">
            <text:p>39000000</text:p>
          </table:table-cell>
          <table:table-cell table:formula="of:=[.B1162]/3424" office:value-type="float" office:value="11390.1869158879">
            <text:p>11390.1869158879</text:p>
          </table:table-cell>
          <table:table-cell table:formula="of:=[.N39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00000">
            <text:p>39100000</text:p>
          </table:table-cell>
          <table:table-cell table:formula="of:=[.B1163]/3424" office:value-type="float" office:value="11419.3925233645">
            <text:p>11419.3925233645</text:p>
          </table:table-cell>
          <table:table-cell table:formula="of:=[.N39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00000">
            <text:p>39200000</text:p>
          </table:table-cell>
          <table:table-cell table:formula="of:=[.B1164]/3424" office:value-type="float" office:value="11448.5981308411">
            <text:p>11448.5981308411</text:p>
          </table:table-cell>
          <table:table-cell table:formula="of:=[.N39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00000">
            <text:p>39300000</text:p>
          </table:table-cell>
          <table:table-cell table:formula="of:=[.B1165]/3424" office:value-type="float" office:value="11477.8037383178">
            <text:p>11477.8037383178</text:p>
          </table:table-cell>
          <table:table-cell table:formula="of:=[.N39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00000">
            <text:p>39400000</text:p>
          </table:table-cell>
          <table:table-cell table:formula="of:=[.B1166]/3424" office:value-type="float" office:value="11507.0093457944">
            <text:p>11507.0093457944</text:p>
          </table:table-cell>
          <table:table-cell table:formula="of:=[.N39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00000">
            <text:p>39500000</text:p>
          </table:table-cell>
          <table:table-cell table:formula="of:=[.B1167]/3424" office:value-type="float" office:value="11536.214953271">
            <text:p>11536.214953271</text:p>
          </table:table-cell>
          <table:table-cell table:formula="of:=[.N39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00000">
            <text:p>39600000</text:p>
          </table:table-cell>
          <table:table-cell table:formula="of:=[.B1168]/3424" office:value-type="float" office:value="11565.4205607477">
            <text:p>11565.4205607477</text:p>
          </table:table-cell>
          <table:table-cell table:formula="of:=[.N39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00000">
            <text:p>39700000</text:p>
          </table:table-cell>
          <table:table-cell table:formula="of:=[.B1169]/3424" office:value-type="float" office:value="11594.6261682243">
            <text:p>11594.6261682243</text:p>
          </table:table-cell>
          <table:table-cell table:formula="of:=[.N39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00000">
            <text:p>39800000</text:p>
          </table:table-cell>
          <table:table-cell table:formula="of:=[.B1170]/3424" office:value-type="float" office:value="11623.8317757009">
            <text:p>11623.8317757009</text:p>
          </table:table-cell>
          <table:table-cell table:formula="of:=[.N39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00000">
            <text:p>39900000</text:p>
          </table:table-cell>
          <table:table-cell table:formula="of:=[.B1171]/3424" office:value-type="float" office:value="11653.0373831776">
            <text:p>11653.0373831776</text:p>
          </table:table-cell>
          <table:table-cell table:formula="of:=[.N40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0000">
            <text:p>40000000</text:p>
          </table:table-cell>
          <table:table-cell table:formula="of:=[.B1172]/3424" office:value-type="float" office:value="11682.2429906542">
            <text:p>11682.2429906542</text:p>
          </table:table-cell>
          <table:table-cell table:formula="of:=[.N40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00000">
            <text:p>40100000</text:p>
          </table:table-cell>
          <table:table-cell table:formula="of:=[.B1173]/3424" office:value-type="float" office:value="11711.4485981308">
            <text:p>11711.4485981308</text:p>
          </table:table-cell>
          <table:table-cell table:formula="of:=[.N40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0000">
            <text:p>40200000</text:p>
          </table:table-cell>
          <table:table-cell table:formula="of:=[.B1174]/3424" office:value-type="float" office:value="11740.6542056075">
            <text:p>11740.6542056075</text:p>
          </table:table-cell>
          <table:table-cell table:formula="of:=[.N40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0000">
            <text:p>40300000</text:p>
          </table:table-cell>
          <table:table-cell table:formula="of:=[.B1175]/3424" office:value-type="float" office:value="11769.8598130841">
            <text:p>11769.8598130841</text:p>
          </table:table-cell>
          <table:table-cell table:formula="of:=[.N40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0000">
            <text:p>40400000</text:p>
          </table:table-cell>
          <table:table-cell table:formula="of:=[.B1176]/3424" office:value-type="float" office:value="11799.0654205607">
            <text:p>11799.0654205607</text:p>
          </table:table-cell>
          <table:table-cell table:formula="of:=[.N40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00000">
            <text:p>40500000</text:p>
          </table:table-cell>
          <table:table-cell table:formula="of:=[.B1177]/3424" office:value-type="float" office:value="11828.2710280374">
            <text:p>11828.2710280374</text:p>
          </table:table-cell>
          <table:table-cell table:formula="of:=[.N40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00000">
            <text:p>40600000</text:p>
          </table:table-cell>
          <table:table-cell table:formula="of:=[.B1178]/3424" office:value-type="float" office:value="11857.476635514">
            <text:p>11857.476635514</text:p>
          </table:table-cell>
          <table:table-cell table:formula="of:=[.N40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0000">
            <text:p>40700000</text:p>
          </table:table-cell>
          <table:table-cell table:formula="of:=[.B1179]/3424" office:value-type="float" office:value="11886.6822429907">
            <text:p>11886.6822429907</text:p>
          </table:table-cell>
          <table:table-cell table:formula="of:=[.N40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00000">
            <text:p>40800000</text:p>
          </table:table-cell>
          <table:table-cell table:formula="of:=[.B1180]/3424" office:value-type="float" office:value="11915.8878504673">
            <text:p>11915.8878504673</text:p>
          </table:table-cell>
          <table:table-cell table:formula="of:=[.N40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00000">
            <text:p>40900000</text:p>
          </table:table-cell>
          <table:table-cell table:formula="of:=[.B1181]/3424" office:value-type="float" office:value="11945.0934579439">
            <text:p>11945.0934579439</text:p>
          </table:table-cell>
          <table:table-cell table:formula="of:=[.N41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00000">
            <text:p>41000000</text:p>
          </table:table-cell>
          <table:table-cell table:formula="of:=[.B1182]/3424" office:value-type="float" office:value="11974.2990654206">
            <text:p>11974.2990654206</text:p>
          </table:table-cell>
          <table:table-cell table:formula="of:=[.N41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00000">
            <text:p>41100000</text:p>
          </table:table-cell>
          <table:table-cell table:formula="of:=[.B1183]/3424" office:value-type="float" office:value="12003.5046728972">
            <text:p>12003.5046728972</text:p>
          </table:table-cell>
          <table:table-cell table:formula="of:=[.N41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00000">
            <text:p>41200000</text:p>
          </table:table-cell>
          <table:table-cell table:formula="of:=[.B1184]/3424" office:value-type="float" office:value="12032.7102803738">
            <text:p>12032.7102803738</text:p>
          </table:table-cell>
          <table:table-cell table:formula="of:=[.N41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00000">
            <text:p>41300000</text:p>
          </table:table-cell>
          <table:table-cell table:formula="of:=[.B1185]/3424" office:value-type="float" office:value="12061.9158878505">
            <text:p>12061.9158878505</text:p>
          </table:table-cell>
          <table:table-cell table:formula="of:=[.N41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00000">
            <text:p>41400000</text:p>
          </table:table-cell>
          <table:table-cell table:formula="of:=[.B1186]/3424" office:value-type="float" office:value="12091.1214953271">
            <text:p>12091.1214953271</text:p>
          </table:table-cell>
          <table:table-cell table:formula="of:=[.N41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00000">
            <text:p>41500000</text:p>
          </table:table-cell>
          <table:table-cell table:formula="of:=[.B1187]/3424" office:value-type="float" office:value="12120.3271028037">
            <text:p>12120.3271028037</text:p>
          </table:table-cell>
          <table:table-cell table:formula="of:=[.N41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00000">
            <text:p>41600000</text:p>
          </table:table-cell>
          <table:table-cell table:formula="of:=[.B1188]/3424" office:value-type="float" office:value="12149.5327102804">
            <text:p>12149.5327102804</text:p>
          </table:table-cell>
          <table:table-cell table:formula="of:=[.N41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00000">
            <text:p>41700000</text:p>
          </table:table-cell>
          <table:table-cell table:formula="of:=[.B1189]/3424" office:value-type="float" office:value="12178.738317757">
            <text:p>12178.738317757</text:p>
          </table:table-cell>
          <table:table-cell table:formula="of:=[.N41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00000">
            <text:p>41800000</text:p>
          </table:table-cell>
          <table:table-cell table:formula="of:=[.B1190]/3424" office:value-type="float" office:value="12207.9439252336">
            <text:p>12207.9439252336</text:p>
          </table:table-cell>
          <table:table-cell table:formula="of:=[.N41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00000">
            <text:p>41900000</text:p>
          </table:table-cell>
          <table:table-cell table:formula="of:=[.B1191]/3424" office:value-type="float" office:value="12237.1495327103">
            <text:p>12237.1495327103</text:p>
          </table:table-cell>
          <table:table-cell table:formula="of:=[.N42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00000">
            <text:p>42000000</text:p>
          </table:table-cell>
          <table:table-cell table:formula="of:=[.B1192]/3424" office:value-type="float" office:value="12266.3551401869">
            <text:p>12266.3551401869</text:p>
          </table:table-cell>
          <table:table-cell table:formula="of:=[.N42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00000">
            <text:p>42100000</text:p>
          </table:table-cell>
          <table:table-cell table:formula="of:=[.B1193]/3424" office:value-type="float" office:value="12295.5607476636">
            <text:p>12295.5607476636</text:p>
          </table:table-cell>
          <table:table-cell table:formula="of:=[.N42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00000">
            <text:p>42200000</text:p>
          </table:table-cell>
          <table:table-cell table:formula="of:=[.B1194]/3424" office:value-type="float" office:value="12324.7663551402">
            <text:p>12324.7663551402</text:p>
          </table:table-cell>
          <table:table-cell table:formula="of:=[.N42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00000">
            <text:p>42300000</text:p>
          </table:table-cell>
          <table:table-cell table:formula="of:=[.B1195]/3424" office:value-type="float" office:value="12353.9719626168">
            <text:p>12353.9719626168</text:p>
          </table:table-cell>
          <table:table-cell table:formula="of:=[.N42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00000">
            <text:p>42400000</text:p>
          </table:table-cell>
          <table:table-cell table:formula="of:=[.B1196]/3424" office:value-type="float" office:value="12383.1775700935">
            <text:p>12383.1775700935</text:p>
          </table:table-cell>
          <table:table-cell table:formula="of:=[.N42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00000">
            <text:p>42500000</text:p>
          </table:table-cell>
          <table:table-cell table:formula="of:=[.B1197]/3424" office:value-type="float" office:value="12412.3831775701">
            <text:p>12412.3831775701</text:p>
          </table:table-cell>
          <table:table-cell table:formula="of:=[.N42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00000">
            <text:p>42600000</text:p>
          </table:table-cell>
          <table:table-cell table:formula="of:=[.B1198]/3424" office:value-type="float" office:value="12441.5887850467">
            <text:p>12441.5887850467</text:p>
          </table:table-cell>
          <table:table-cell table:formula="of:=[.N42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700000">
            <text:p>42700000</text:p>
          </table:table-cell>
          <table:table-cell table:formula="of:=[.B1199]/3424" office:value-type="float" office:value="12470.7943925234">
            <text:p>12470.7943925234</text:p>
          </table:table-cell>
          <table:table-cell table:formula="of:=[.N42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00000">
            <text:p>42800000</text:p>
          </table:table-cell>
          <table:table-cell table:formula="of:=[.B1200]/3424" office:value-type="float" office:value="12500">
            <text:p>12500</text:p>
          </table:table-cell>
          <table:table-cell table:formula="of:=[.N42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900000">
            <text:p>42900000</text:p>
          </table:table-cell>
          <table:table-cell table:formula="of:=[.B1201]/3424" office:value-type="float" office:value="12529.2056074766">
            <text:p>12529.2056074766</text:p>
          </table:table-cell>
          <table:table-cell table:formula="of:=[.N43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00000">
            <text:p>43000000</text:p>
          </table:table-cell>
          <table:table-cell table:formula="of:=[.B1202]/3424" office:value-type="float" office:value="12558.4112149533">
            <text:p>12558.4112149533</text:p>
          </table:table-cell>
          <table:table-cell table:formula="of:=[.N43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00000">
            <text:p>43100000</text:p>
          </table:table-cell>
          <table:table-cell table:formula="of:=[.B1203]/3424" office:value-type="float" office:value="12587.6168224299">
            <text:p>12587.6168224299</text:p>
          </table:table-cell>
          <table:table-cell table:formula="of:=[.N43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00000">
            <text:p>43200000</text:p>
          </table:table-cell>
          <table:table-cell table:formula="of:=[.B1204]/3424" office:value-type="float" office:value="12616.8224299065">
            <text:p>12616.8224299065</text:p>
          </table:table-cell>
          <table:table-cell table:formula="of:=[.N43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00000">
            <text:p>43300000</text:p>
          </table:table-cell>
          <table:table-cell table:formula="of:=[.B1205]/3424" office:value-type="float" office:value="12646.0280373832">
            <text:p>12646.0280373832</text:p>
          </table:table-cell>
          <table:table-cell table:formula="of:=[.N43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00000">
            <text:p>43400000</text:p>
          </table:table-cell>
          <table:table-cell table:formula="of:=[.B1206]/3424" office:value-type="float" office:value="12675.2336448598">
            <text:p>12675.2336448598</text:p>
          </table:table-cell>
          <table:table-cell table:formula="of:=[.N43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00000">
            <text:p>43500000</text:p>
          </table:table-cell>
          <table:table-cell table:formula="of:=[.B1207]/3424" office:value-type="float" office:value="12704.4392523365">
            <text:p>12704.4392523365</text:p>
          </table:table-cell>
          <table:table-cell table:formula="of:=[.N43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00000">
            <text:p>43600000</text:p>
          </table:table-cell>
          <table:table-cell table:formula="of:=[.B1208]/3424" office:value-type="float" office:value="12733.6448598131">
            <text:p>12733.6448598131</text:p>
          </table:table-cell>
          <table:table-cell table:formula="of:=[.N43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00000">
            <text:p>43700000</text:p>
          </table:table-cell>
          <table:table-cell table:formula="of:=[.B1209]/3424" office:value-type="float" office:value="12762.8504672897">
            <text:p>12762.8504672897</text:p>
          </table:table-cell>
          <table:table-cell table:formula="of:=[.N43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00000">
            <text:p>43800000</text:p>
          </table:table-cell>
          <table:table-cell table:formula="of:=[.B1210]/3424" office:value-type="float" office:value="12792.0560747664">
            <text:p>12792.0560747664</text:p>
          </table:table-cell>
          <table:table-cell table:formula="of:=[.N43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00000">
            <text:p>43900000</text:p>
          </table:table-cell>
          <table:table-cell table:formula="of:=[.B1211]/3424" office:value-type="float" office:value="12821.261682243">
            <text:p>12821.261682243</text:p>
          </table:table-cell>
          <table:table-cell table:formula="of:=[.N44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00000">
            <text:p>44000000</text:p>
          </table:table-cell>
          <table:table-cell table:formula="of:=[.B1212]/3424" office:value-type="float" office:value="12850.4672897196">
            <text:p>12850.4672897196</text:p>
          </table:table-cell>
          <table:table-cell table:formula="of:=[.N44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00000">
            <text:p>44100000</text:p>
          </table:table-cell>
          <table:table-cell table:formula="of:=[.B1213]/3424" office:value-type="float" office:value="12879.6728971963">
            <text:p>12879.6728971963</text:p>
          </table:table-cell>
          <table:table-cell table:formula="of:=[.N44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00000">
            <text:p>44200000</text:p>
          </table:table-cell>
          <table:table-cell table:formula="of:=[.B1214]/3424" office:value-type="float" office:value="12908.8785046729">
            <text:p>12908.8785046729</text:p>
          </table:table-cell>
          <table:table-cell table:formula="of:=[.N44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00000">
            <text:p>44300000</text:p>
          </table:table-cell>
          <table:table-cell table:formula="of:=[.B1215]/3424" office:value-type="float" office:value="12938.0841121495">
            <text:p>12938.0841121495</text:p>
          </table:table-cell>
          <table:table-cell table:formula="of:=[.N44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00000">
            <text:p>44400000</text:p>
          </table:table-cell>
          <table:table-cell table:formula="of:=[.B1216]/3424" office:value-type="float" office:value="12967.2897196262">
            <text:p>12967.2897196262</text:p>
          </table:table-cell>
          <table:table-cell table:formula="of:=[.N44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00000">
            <text:p>44500000</text:p>
          </table:table-cell>
          <table:table-cell table:formula="of:=[.B1217]/3424" office:value-type="float" office:value="12996.4953271028">
            <text:p>12996.4953271028</text:p>
          </table:table-cell>
          <table:table-cell table:formula="of:=[.N44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00000">
            <text:p>44600000</text:p>
          </table:table-cell>
          <table:table-cell table:formula="of:=[.B1218]/3424" office:value-type="float" office:value="13025.7009345794">
            <text:p>13025.7009345794</text:p>
          </table:table-cell>
          <table:table-cell table:formula="of:=[.N44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00000">
            <text:p>44700000</text:p>
          </table:table-cell>
          <table:table-cell table:formula="of:=[.B1219]/3424" office:value-type="float" office:value="13054.9065420561">
            <text:p>13054.9065420561</text:p>
          </table:table-cell>
          <table:table-cell table:formula="of:=[.N44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00000">
            <text:p>44800000</text:p>
          </table:table-cell>
          <table:table-cell table:formula="of:=[.B1220]/3424" office:value-type="float" office:value="13084.1121495327">
            <text:p>13084.1121495327</text:p>
          </table:table-cell>
          <table:table-cell table:formula="of:=[.N44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00000">
            <text:p>44900000</text:p>
          </table:table-cell>
          <table:table-cell table:formula="of:=[.B1221]/3424" office:value-type="float" office:value="13113.3177570093">
            <text:p>13113.3177570093</text:p>
          </table:table-cell>
          <table:table-cell table:formula="of:=[.N45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00000">
            <text:p>45000000</text:p>
          </table:table-cell>
          <table:table-cell table:formula="of:=[.B1222]/3424" office:value-type="float" office:value="13142.523364486">
            <text:p>13142.523364486</text:p>
          </table:table-cell>
          <table:table-cell table:formula="of:=[.N45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00000">
            <text:p>45100000</text:p>
          </table:table-cell>
          <table:table-cell table:formula="of:=[.B1223]/3424" office:value-type="float" office:value="13171.7289719626">
            <text:p>13171.7289719626</text:p>
          </table:table-cell>
          <table:table-cell table:formula="of:=[.N45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00000">
            <text:p>45200000</text:p>
          </table:table-cell>
          <table:table-cell table:formula="of:=[.B1224]/3424" office:value-type="float" office:value="13200.9345794393">
            <text:p>13200.9345794393</text:p>
          </table:table-cell>
          <table:table-cell table:formula="of:=[.N45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00000">
            <text:p>45300000</text:p>
          </table:table-cell>
          <table:table-cell table:formula="of:=[.B1225]/3424" office:value-type="float" office:value="13230.1401869159">
            <text:p>13230.1401869159</text:p>
          </table:table-cell>
          <table:table-cell table:formula="of:=[.N45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00000">
            <text:p>45400000</text:p>
          </table:table-cell>
          <table:table-cell table:formula="of:=[.B1226]/3424" office:value-type="float" office:value="13259.3457943925">
            <text:p>13259.3457943925</text:p>
          </table:table-cell>
          <table:table-cell table:formula="of:=[.N45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00000">
            <text:p>45500000</text:p>
          </table:table-cell>
          <table:table-cell table:formula="of:=[.B1227]/3424" office:value-type="float" office:value="13288.5514018692">
            <text:p>13288.5514018692</text:p>
          </table:table-cell>
          <table:table-cell table:formula="of:=[.N45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00000">
            <text:p>45600000</text:p>
          </table:table-cell>
          <table:table-cell table:formula="of:=[.B1228]/3424" office:value-type="float" office:value="13317.7570093458">
            <text:p>13317.7570093458</text:p>
          </table:table-cell>
          <table:table-cell table:formula="of:=[.N45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00000">
            <text:p>45700000</text:p>
          </table:table-cell>
          <table:table-cell table:formula="of:=[.B1229]/3424" office:value-type="float" office:value="13346.9626168224">
            <text:p>13346.9626168224</text:p>
          </table:table-cell>
          <table:table-cell table:formula="of:=[.N45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00000">
            <text:p>45800000</text:p>
          </table:table-cell>
          <table:table-cell table:formula="of:=[.B1230]/3424" office:value-type="float" office:value="13376.1682242991">
            <text:p>13376.1682242991</text:p>
          </table:table-cell>
          <table:table-cell table:formula="of:=[.N45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00000">
            <text:p>45900000</text:p>
          </table:table-cell>
          <table:table-cell table:formula="of:=[.B1231]/3424" office:value-type="float" office:value="13405.3738317757">
            <text:p>13405.3738317757</text:p>
          </table:table-cell>
          <table:table-cell table:formula="of:=[.N46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00000">
            <text:p>46000000</text:p>
          </table:table-cell>
          <table:table-cell table:formula="of:=[.B1232]/3424" office:value-type="float" office:value="13434.5794392523">
            <text:p>13434.5794392523</text:p>
          </table:table-cell>
          <table:table-cell table:formula="of:=[.N46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00000">
            <text:p>46100000</text:p>
          </table:table-cell>
          <table:table-cell table:formula="of:=[.B1233]/3424" office:value-type="float" office:value="13463.785046729">
            <text:p>13463.785046729</text:p>
          </table:table-cell>
          <table:table-cell table:formula="of:=[.N46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00000">
            <text:p>46200000</text:p>
          </table:table-cell>
          <table:table-cell table:formula="of:=[.B1234]/3424" office:value-type="float" office:value="13492.9906542056">
            <text:p>13492.9906542056</text:p>
          </table:table-cell>
          <table:table-cell table:formula="of:=[.N46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00000">
            <text:p>46300000</text:p>
          </table:table-cell>
          <table:table-cell table:formula="of:=[.B1235]/3424" office:value-type="float" office:value="13522.1962616822">
            <text:p>13522.1962616822</text:p>
          </table:table-cell>
          <table:table-cell table:formula="of:=[.N46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00000">
            <text:p>46400000</text:p>
          </table:table-cell>
          <table:table-cell table:formula="of:=[.B1236]/3424" office:value-type="float" office:value="13551.4018691589">
            <text:p>13551.4018691589</text:p>
          </table:table-cell>
          <table:table-cell table:formula="of:=[.N46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00000">
            <text:p>46500000</text:p>
          </table:table-cell>
          <table:table-cell table:formula="of:=[.B1237]/3424" office:value-type="float" office:value="13580.6074766355">
            <text:p>13580.6074766355</text:p>
          </table:table-cell>
          <table:table-cell table:formula="of:=[.N46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00000">
            <text:p>46600000</text:p>
          </table:table-cell>
          <table:table-cell table:formula="of:=[.B1238]/3424" office:value-type="float" office:value="13609.8130841122">
            <text:p>13609.8130841122</text:p>
          </table:table-cell>
          <table:table-cell table:formula="of:=[.N46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00000">
            <text:p>46700000</text:p>
          </table:table-cell>
          <table:table-cell table:formula="of:=[.B1239]/3424" office:value-type="float" office:value="13639.0186915888">
            <text:p>13639.0186915888</text:p>
          </table:table-cell>
          <table:table-cell table:formula="of:=[.N46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00000">
            <text:p>46800000</text:p>
          </table:table-cell>
          <table:table-cell table:formula="of:=[.B1240]/3424" office:value-type="float" office:value="13668.2242990654">
            <text:p>13668.2242990654</text:p>
          </table:table-cell>
          <table:table-cell table:formula="of:=[.N46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00000">
            <text:p>46900000</text:p>
          </table:table-cell>
          <table:table-cell table:formula="of:=[.B1241]/3424" office:value-type="float" office:value="13697.4299065421">
            <text:p>13697.4299065421</text:p>
          </table:table-cell>
          <table:table-cell table:formula="of:=[.N47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00000">
            <text:p>47000000</text:p>
          </table:table-cell>
          <table:table-cell table:formula="of:=[.B1242]/3424" office:value-type="float" office:value="13726.6355140187">
            <text:p>13726.6355140187</text:p>
          </table:table-cell>
          <table:table-cell table:formula="of:=[.N47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00000">
            <text:p>47100000</text:p>
          </table:table-cell>
          <table:table-cell table:formula="of:=[.B1243]/3424" office:value-type="float" office:value="13755.8411214953">
            <text:p>13755.8411214953</text:p>
          </table:table-cell>
          <table:table-cell table:formula="of:=[.N47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200000">
            <text:p>47200000</text:p>
          </table:table-cell>
          <table:table-cell table:formula="of:=[.B1244]/3424" office:value-type="float" office:value="13785.046728972">
            <text:p>13785.046728972</text:p>
          </table:table-cell>
          <table:table-cell table:formula="of:=[.N47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300000">
            <text:p>47300000</text:p>
          </table:table-cell>
          <table:table-cell table:formula="of:=[.B1245]/3424" office:value-type="float" office:value="13814.2523364486">
            <text:p>13814.2523364486</text:p>
          </table:table-cell>
          <table:table-cell table:formula="of:=[.N47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400000">
            <text:p>47400000</text:p>
          </table:table-cell>
          <table:table-cell table:formula="of:=[.B1246]/3424" office:value-type="float" office:value="13843.4579439252">
            <text:p>13843.4579439252</text:p>
          </table:table-cell>
          <table:table-cell table:formula="of:=[.N47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500000">
            <text:p>47500000</text:p>
          </table:table-cell>
          <table:table-cell table:formula="of:=[.B1247]/3424" office:value-type="float" office:value="13872.6635514019">
            <text:p>13872.6635514019</text:p>
          </table:table-cell>
          <table:table-cell table:formula="of:=[.N47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600000">
            <text:p>47600000</text:p>
          </table:table-cell>
          <table:table-cell table:formula="of:=[.B1248]/3424" office:value-type="float" office:value="13901.8691588785">
            <text:p>13901.8691588785</text:p>
          </table:table-cell>
          <table:table-cell table:formula="of:=[.N47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00000">
            <text:p>47700000</text:p>
          </table:table-cell>
          <table:table-cell table:formula="of:=[.B1249]/3424" office:value-type="float" office:value="13931.0747663551">
            <text:p>13931.0747663551</text:p>
          </table:table-cell>
          <table:table-cell table:formula="of:=[.N47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800000">
            <text:p>47800000</text:p>
          </table:table-cell>
          <table:table-cell table:formula="of:=[.B1250]/3424" office:value-type="float" office:value="13960.2803738318">
            <text:p>13960.2803738318</text:p>
          </table:table-cell>
          <table:table-cell table:formula="of:=[.N47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900000">
            <text:p>47900000</text:p>
          </table:table-cell>
          <table:table-cell table:formula="of:=[.B1251]/3424" office:value-type="float" office:value="13989.4859813084">
            <text:p>13989.4859813084</text:p>
          </table:table-cell>
          <table:table-cell table:formula="of:=[.N48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00000">
            <text:p>48000000</text:p>
          </table:table-cell>
          <table:table-cell table:formula="of:=[.B1252]/3424" office:value-type="float" office:value="14018.691588785">
            <text:p>14018.691588785</text:p>
          </table:table-cell>
          <table:table-cell table:formula="of:=[.N48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100000">
            <text:p>48100000</text:p>
          </table:table-cell>
          <table:table-cell table:formula="of:=[.B1253]/3424" office:value-type="float" office:value="14047.8971962617">
            <text:p>14047.8971962617</text:p>
          </table:table-cell>
          <table:table-cell table:formula="of:=[.N48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00000">
            <text:p>48200000</text:p>
          </table:table-cell>
          <table:table-cell table:formula="of:=[.B1254]/3424" office:value-type="float" office:value="14077.1028037383">
            <text:p>14077.1028037383</text:p>
          </table:table-cell>
          <table:table-cell table:formula="of:=[.N48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300000">
            <text:p>48300000</text:p>
          </table:table-cell>
          <table:table-cell table:formula="of:=[.B1255]/3424" office:value-type="float" office:value="14106.308411215">
            <text:p>14106.308411215</text:p>
          </table:table-cell>
          <table:table-cell table:formula="of:=[.N48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00000">
            <text:p>48400000</text:p>
          </table:table-cell>
          <table:table-cell table:formula="of:=[.B1256]/3424" office:value-type="float" office:value="14135.5140186916">
            <text:p>14135.5140186916</text:p>
          </table:table-cell>
          <table:table-cell table:formula="of:=[.N48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500000">
            <text:p>48500000</text:p>
          </table:table-cell>
          <table:table-cell table:formula="of:=[.B1257]/3424" office:value-type="float" office:value="14164.7196261682">
            <text:p>14164.7196261682</text:p>
          </table:table-cell>
          <table:table-cell table:formula="of:=[.N48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00000">
            <text:p>48600000</text:p>
          </table:table-cell>
          <table:table-cell table:formula="of:=[.B1258]/3424" office:value-type="float" office:value="14193.9252336449">
            <text:p>14193.9252336449</text:p>
          </table:table-cell>
          <table:table-cell table:formula="of:=[.N48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700000">
            <text:p>48700000</text:p>
          </table:table-cell>
          <table:table-cell table:formula="of:=[.B1259]/3424" office:value-type="float" office:value="14223.1308411215">
            <text:p>14223.1308411215</text:p>
          </table:table-cell>
          <table:table-cell table:formula="of:=[.N48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800000">
            <text:p>48800000</text:p>
          </table:table-cell>
          <table:table-cell table:formula="of:=[.B1260]/3424" office:value-type="float" office:value="14252.3364485981">
            <text:p>14252.3364485981</text:p>
          </table:table-cell>
          <table:table-cell table:formula="of:=[.N48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00000">
            <text:p>48900000</text:p>
          </table:table-cell>
          <table:table-cell table:formula="of:=[.B1261]/3424" office:value-type="float" office:value="14281.5420560748">
            <text:p>14281.5420560748</text:p>
          </table:table-cell>
          <table:table-cell table:formula="of:=[.N49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000000">
            <text:p>49000000</text:p>
          </table:table-cell>
          <table:table-cell table:formula="of:=[.B1262]/3424" office:value-type="float" office:value="14310.7476635514">
            <text:p>14310.7476635514</text:p>
          </table:table-cell>
          <table:table-cell table:formula="of:=[.N49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100000">
            <text:p>49100000</text:p>
          </table:table-cell>
          <table:table-cell table:formula="of:=[.B1263]/3424" office:value-type="float" office:value="14339.953271028">
            <text:p>14339.953271028</text:p>
          </table:table-cell>
          <table:table-cell table:formula="of:=[.N49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200000">
            <text:p>49200000</text:p>
          </table:table-cell>
          <table:table-cell table:formula="of:=[.B1264]/3424" office:value-type="float" office:value="14369.1588785047">
            <text:p>14369.1588785047</text:p>
          </table:table-cell>
          <table:table-cell table:formula="of:=[.N49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300000">
            <text:p>49300000</text:p>
          </table:table-cell>
          <table:table-cell table:formula="of:=[.B1265]/3424" office:value-type="float" office:value="14398.3644859813">
            <text:p>14398.3644859813</text:p>
          </table:table-cell>
          <table:table-cell table:formula="of:=[.N49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400000">
            <text:p>49400000</text:p>
          </table:table-cell>
          <table:table-cell table:formula="of:=[.B1266]/3424" office:value-type="float" office:value="14427.5700934579">
            <text:p>14427.5700934579</text:p>
          </table:table-cell>
          <table:table-cell table:formula="of:=[.N49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500000">
            <text:p>49500000</text:p>
          </table:table-cell>
          <table:table-cell table:formula="of:=[.B1267]/3424" office:value-type="float" office:value="14456.7757009346">
            <text:p>14456.7757009346</text:p>
          </table:table-cell>
          <table:table-cell table:formula="of:=[.N49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600000">
            <text:p>49600000</text:p>
          </table:table-cell>
          <table:table-cell table:formula="of:=[.B1268]/3424" office:value-type="float" office:value="14485.9813084112">
            <text:p>14485.9813084112</text:p>
          </table:table-cell>
          <table:table-cell table:formula="of:=[.N49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700000">
            <text:p>49700000</text:p>
          </table:table-cell>
          <table:table-cell table:formula="of:=[.B1269]/3424" office:value-type="float" office:value="14515.1869158879">
            <text:p>14515.1869158879</text:p>
          </table:table-cell>
          <table:table-cell table:formula="of:=[.N49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800000">
            <text:p>49800000</text:p>
          </table:table-cell>
          <table:table-cell table:formula="of:=[.B1270]/3424" office:value-type="float" office:value="14544.3925233645">
            <text:p>14544.3925233645</text:p>
          </table:table-cell>
          <table:table-cell table:formula="of:=[.N49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900000">
            <text:p>49900000</text:p>
          </table:table-cell>
          <table:table-cell table:formula="of:=[.B1271]/3424" office:value-type="float" office:value="14573.5981308411">
            <text:p>14573.5981308411</text:p>
          </table:table-cell>
          <table:table-cell table:formula="of:=[.N50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0000">
            <text:p>50000000</text:p>
          </table:table-cell>
          <table:table-cell table:formula="of:=[.B1272]/3424" office:value-type="float" office:value="14602.8037383178">
            <text:p>14602.8037383178</text:p>
          </table:table-cell>
          <table:table-cell table:formula="of:=[.N50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00000">
            <text:p>50100000</text:p>
          </table:table-cell>
          <table:table-cell table:formula="of:=[.B1273]/3424" office:value-type="float" office:value="14632.0093457944">
            <text:p>14632.0093457944</text:p>
          </table:table-cell>
          <table:table-cell table:formula="of:=[.N50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00000">
            <text:p>50200000</text:p>
          </table:table-cell>
          <table:table-cell table:formula="of:=[.B1274]/3424" office:value-type="float" office:value="14661.214953271">
            <text:p>14661.214953271</text:p>
          </table:table-cell>
          <table:table-cell table:formula="of:=[.N50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00000">
            <text:p>50300000</text:p>
          </table:table-cell>
          <table:table-cell table:formula="of:=[.B1275]/3424" office:value-type="float" office:value="14690.4205607477">
            <text:p>14690.4205607477</text:p>
          </table:table-cell>
          <table:table-cell table:formula="of:=[.N50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00000">
            <text:p>50400000</text:p>
          </table:table-cell>
          <table:table-cell table:formula="of:=[.B1276]/3424" office:value-type="float" office:value="14719.6261682243">
            <text:p>14719.6261682243</text:p>
          </table:table-cell>
          <table:table-cell table:formula="of:=[.N50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00000">
            <text:p>50500000</text:p>
          </table:table-cell>
          <table:table-cell table:formula="of:=[.B1277]/3424" office:value-type="float" office:value="14748.8317757009">
            <text:p>14748.8317757009</text:p>
          </table:table-cell>
          <table:table-cell table:formula="of:=[.N50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00000">
            <text:p>50600000</text:p>
          </table:table-cell>
          <table:table-cell table:formula="of:=[.B1278]/3424" office:value-type="float" office:value="14778.0373831776">
            <text:p>14778.0373831776</text:p>
          </table:table-cell>
          <table:table-cell table:formula="of:=[.N50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00000">
            <text:p>50700000</text:p>
          </table:table-cell>
          <table:table-cell table:formula="of:=[.B1279]/3424" office:value-type="float" office:value="14807.2429906542">
            <text:p>14807.2429906542</text:p>
          </table:table-cell>
          <table:table-cell table:formula="of:=[.N50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00000">
            <text:p>50800000</text:p>
          </table:table-cell>
          <table:table-cell table:formula="of:=[.B1280]/3424" office:value-type="float" office:value="14836.4485981308">
            <text:p>14836.4485981308</text:p>
          </table:table-cell>
          <table:table-cell table:formula="of:=[.N50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00000">
            <text:p>50900000</text:p>
          </table:table-cell>
          <table:table-cell table:formula="of:=[.B1281]/3424" office:value-type="float" office:value="14865.6542056075">
            <text:p>14865.6542056075</text:p>
          </table:table-cell>
          <table:table-cell table:formula="of:=[.N51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00000">
            <text:p>51000000</text:p>
          </table:table-cell>
          <table:table-cell table:formula="of:=[.B1282]/3424" office:value-type="float" office:value="14894.8598130841">
            <text:p>14894.8598130841</text:p>
          </table:table-cell>
          <table:table-cell table:formula="of:=[.N51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00000">
            <text:p>51100000</text:p>
          </table:table-cell>
          <table:table-cell table:formula="of:=[.B1283]/3424" office:value-type="float" office:value="14924.0654205607">
            <text:p>14924.0654205607</text:p>
          </table:table-cell>
          <table:table-cell table:formula="of:=[.N51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00000">
            <text:p>51200000</text:p>
          </table:table-cell>
          <table:table-cell table:formula="of:=[.B1284]/3424" office:value-type="float" office:value="14953.2710280374">
            <text:p>14953.2710280374</text:p>
          </table:table-cell>
          <table:table-cell table:formula="of:=[.N51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300000">
            <text:p>51300000</text:p>
          </table:table-cell>
          <table:table-cell table:formula="of:=[.B1285]/3424" office:value-type="float" office:value="14982.476635514">
            <text:p>14982.476635514</text:p>
          </table:table-cell>
          <table:table-cell table:formula="of:=[.N51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400000">
            <text:p>51400000</text:p>
          </table:table-cell>
          <table:table-cell table:formula="of:=[.B1286]/3424" office:value-type="float" office:value="15011.6822429907">
            <text:p>15011.6822429907</text:p>
          </table:table-cell>
          <table:table-cell table:formula="of:=[.N51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500000">
            <text:p>51500000</text:p>
          </table:table-cell>
          <table:table-cell table:formula="of:=[.B1287]/3424" office:value-type="float" office:value="15040.8878504673">
            <text:p>15040.8878504673</text:p>
          </table:table-cell>
          <table:table-cell table:formula="of:=[.N51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600000">
            <text:p>51600000</text:p>
          </table:table-cell>
          <table:table-cell table:formula="of:=[.B1288]/3424" office:value-type="float" office:value="15070.0934579439">
            <text:p>15070.0934579439</text:p>
          </table:table-cell>
          <table:table-cell table:formula="of:=[.N51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700000">
            <text:p>51700000</text:p>
          </table:table-cell>
          <table:table-cell table:formula="of:=[.B1289]/3424" office:value-type="float" office:value="15099.2990654206">
            <text:p>15099.2990654206</text:p>
          </table:table-cell>
          <table:table-cell table:formula="of:=[.N51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800000">
            <text:p>51800000</text:p>
          </table:table-cell>
          <table:table-cell table:formula="of:=[.B1290]/3424" office:value-type="float" office:value="15128.5046728972">
            <text:p>15128.5046728972</text:p>
          </table:table-cell>
          <table:table-cell table:formula="of:=[.N51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900000">
            <text:p>51900000</text:p>
          </table:table-cell>
          <table:table-cell table:formula="of:=[.B1291]/3424" office:value-type="float" office:value="15157.7102803738">
            <text:p>15157.7102803738</text:p>
          </table:table-cell>
          <table:table-cell table:formula="of:=[.N52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000000">
            <text:p>52000000</text:p>
          </table:table-cell>
          <table:table-cell table:formula="of:=[.B1292]/3424" office:value-type="float" office:value="15186.9158878505">
            <text:p>15186.9158878505</text:p>
          </table:table-cell>
          <table:table-cell table:formula="of:=[.N52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100000">
            <text:p>52100000</text:p>
          </table:table-cell>
          <table:table-cell table:formula="of:=[.B1293]/3424" office:value-type="float" office:value="15216.1214953271">
            <text:p>15216.1214953271</text:p>
          </table:table-cell>
          <table:table-cell table:formula="of:=[.N52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200000">
            <text:p>52200000</text:p>
          </table:table-cell>
          <table:table-cell table:formula="of:=[.B1294]/3424" office:value-type="float" office:value="15245.3271028037">
            <text:p>15245.3271028037</text:p>
          </table:table-cell>
          <table:table-cell table:formula="of:=[.N52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300000">
            <text:p>52300000</text:p>
          </table:table-cell>
          <table:table-cell table:formula="of:=[.B1295]/3424" office:value-type="float" office:value="15274.5327102804">
            <text:p>15274.5327102804</text:p>
          </table:table-cell>
          <table:table-cell table:formula="of:=[.N52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400000">
            <text:p>52400000</text:p>
          </table:table-cell>
          <table:table-cell table:formula="of:=[.B1296]/3424" office:value-type="float" office:value="15303.738317757">
            <text:p>15303.738317757</text:p>
          </table:table-cell>
          <table:table-cell table:formula="of:=[.N52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500000">
            <text:p>52500000</text:p>
          </table:table-cell>
          <table:table-cell table:formula="of:=[.B1297]/3424" office:value-type="float" office:value="15332.9439252336">
            <text:p>15332.9439252336</text:p>
          </table:table-cell>
          <table:table-cell table:formula="of:=[.N52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00000">
            <text:p>52600000</text:p>
          </table:table-cell>
          <table:table-cell table:formula="of:=[.B1298]/3424" office:value-type="float" office:value="15362.1495327103">
            <text:p>15362.1495327103</text:p>
          </table:table-cell>
          <table:table-cell table:formula="of:=[.N52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700000">
            <text:p>52700000</text:p>
          </table:table-cell>
          <table:table-cell table:formula="of:=[.B1299]/3424" office:value-type="float" office:value="15391.3551401869">
            <text:p>15391.3551401869</text:p>
          </table:table-cell>
          <table:table-cell table:formula="of:=[.N52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800000">
            <text:p>52800000</text:p>
          </table:table-cell>
          <table:table-cell table:formula="of:=[.B1300]/3424" office:value-type="float" office:value="15420.5607476636">
            <text:p>15420.5607476636</text:p>
          </table:table-cell>
          <table:table-cell table:formula="of:=[.N52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900000">
            <text:p>52900000</text:p>
          </table:table-cell>
          <table:table-cell table:formula="of:=[.B1301]/3424" office:value-type="float" office:value="15449.7663551402">
            <text:p>15449.7663551402</text:p>
          </table:table-cell>
          <table:table-cell table:formula="of:=[.N53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000000">
            <text:p>53000000</text:p>
          </table:table-cell>
          <table:table-cell table:formula="of:=[.B1302]/3424" office:value-type="float" office:value="15478.9719626168">
            <text:p>15478.9719626168</text:p>
          </table:table-cell>
          <table:table-cell table:formula="of:=[.N53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100000">
            <text:p>53100000</text:p>
          </table:table-cell>
          <table:table-cell table:formula="of:=[.B1303]/3424" office:value-type="float" office:value="15508.1775700935">
            <text:p>15508.1775700935</text:p>
          </table:table-cell>
          <table:table-cell table:formula="of:=[.N53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200000">
            <text:p>53200000</text:p>
          </table:table-cell>
          <table:table-cell table:formula="of:=[.B1304]/3424" office:value-type="float" office:value="15537.3831775701">
            <text:p>15537.3831775701</text:p>
          </table:table-cell>
          <table:table-cell table:formula="of:=[.N53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300000">
            <text:p>53300000</text:p>
          </table:table-cell>
          <table:table-cell table:formula="of:=[.B1305]/3424" office:value-type="float" office:value="15566.5887850467">
            <text:p>15566.5887850467</text:p>
          </table:table-cell>
          <table:table-cell table:formula="of:=[.N53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400000">
            <text:p>53400000</text:p>
          </table:table-cell>
          <table:table-cell table:formula="of:=[.B1306]/3424" office:value-type="float" office:value="15595.7943925234">
            <text:p>15595.7943925234</text:p>
          </table:table-cell>
          <table:table-cell table:formula="of:=[.N53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500000">
            <text:p>53500000</text:p>
          </table:table-cell>
          <table:table-cell table:formula="of:=[.B1307]/3424" office:value-type="float" office:value="15625">
            <text:p>15625</text:p>
          </table:table-cell>
          <table:table-cell table:formula="of:=[.N53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600000">
            <text:p>53600000</text:p>
          </table:table-cell>
          <table:table-cell table:formula="of:=[.B1308]/3424" office:value-type="float" office:value="15654.2056074766">
            <text:p>15654.2056074766</text:p>
          </table:table-cell>
          <table:table-cell table:formula="of:=[.N53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700000">
            <text:p>53700000</text:p>
          </table:table-cell>
          <table:table-cell table:formula="of:=[.B1309]/3424" office:value-type="float" office:value="15683.4112149533">
            <text:p>15683.4112149533</text:p>
          </table:table-cell>
          <table:table-cell table:formula="of:=[.N53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800000">
            <text:p>53800000</text:p>
          </table:table-cell>
          <table:table-cell table:formula="of:=[.B1310]/3424" office:value-type="float" office:value="15712.6168224299">
            <text:p>15712.6168224299</text:p>
          </table:table-cell>
          <table:table-cell table:formula="of:=[.N53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900000">
            <text:p>53900000</text:p>
          </table:table-cell>
          <table:table-cell table:formula="of:=[.B1311]/3424" office:value-type="float" office:value="15741.8224299065">
            <text:p>15741.8224299065</text:p>
          </table:table-cell>
          <table:table-cell table:formula="of:=[.N54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000000">
            <text:p>54000000</text:p>
          </table:table-cell>
          <table:table-cell table:formula="of:=[.B1312]/3424" office:value-type="float" office:value="15771.0280373832">
            <text:p>15771.0280373832</text:p>
          </table:table-cell>
          <table:table-cell table:formula="of:=[.N54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100000">
            <text:p>54100000</text:p>
          </table:table-cell>
          <table:table-cell table:formula="of:=[.B1313]/3424" office:value-type="float" office:value="15800.2336448598">
            <text:p>15800.2336448598</text:p>
          </table:table-cell>
          <table:table-cell table:formula="of:=[.N54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200000">
            <text:p>54200000</text:p>
          </table:table-cell>
          <table:table-cell table:formula="of:=[.B1314]/3424" office:value-type="float" office:value="15829.4392523365">
            <text:p>15829.4392523365</text:p>
          </table:table-cell>
          <table:table-cell table:formula="of:=[.N54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300000">
            <text:p>54300000</text:p>
          </table:table-cell>
          <table:table-cell table:formula="of:=[.B1315]/3424" office:value-type="float" office:value="15858.6448598131">
            <text:p>15858.6448598131</text:p>
          </table:table-cell>
          <table:table-cell table:formula="of:=[.N54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400000">
            <text:p>54400000</text:p>
          </table:table-cell>
          <table:table-cell table:formula="of:=[.B1316]/3424" office:value-type="float" office:value="15887.8504672897">
            <text:p>15887.8504672897</text:p>
          </table:table-cell>
          <table:table-cell table:formula="of:=[.N54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500000">
            <text:p>54500000</text:p>
          </table:table-cell>
          <table:table-cell table:formula="of:=[.B1317]/3424" office:value-type="float" office:value="15917.0560747664">
            <text:p>15917.0560747664</text:p>
          </table:table-cell>
          <table:table-cell table:formula="of:=[.N54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600000">
            <text:p>54600000</text:p>
          </table:table-cell>
          <table:table-cell table:formula="of:=[.B1318]/3424" office:value-type="float" office:value="15946.261682243">
            <text:p>15946.261682243</text:p>
          </table:table-cell>
          <table:table-cell table:formula="of:=[.N54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700000">
            <text:p>54700000</text:p>
          </table:table-cell>
          <table:table-cell table:formula="of:=[.B1319]/3424" office:value-type="float" office:value="15975.4672897196">
            <text:p>15975.4672897196</text:p>
          </table:table-cell>
          <table:table-cell table:formula="of:=[.N54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800000">
            <text:p>54800000</text:p>
          </table:table-cell>
          <table:table-cell table:formula="of:=[.B1320]/3424" office:value-type="float" office:value="16004.6728971963">
            <text:p>16004.6728971963</text:p>
          </table:table-cell>
          <table:table-cell table:formula="of:=[.N54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900000">
            <text:p>54900000</text:p>
          </table:table-cell>
          <table:table-cell table:formula="of:=[.B1321]/3424" office:value-type="float" office:value="16033.8785046729">
            <text:p>16033.8785046729</text:p>
          </table:table-cell>
          <table:table-cell table:formula="of:=[.N55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000000">
            <text:p>55000000</text:p>
          </table:table-cell>
          <table:table-cell table:formula="of:=[.B1322]/3424" office:value-type="float" office:value="16063.0841121495">
            <text:p>16063.0841121495</text:p>
          </table:table-cell>
          <table:table-cell table:formula="of:=[.N55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100000">
            <text:p>55100000</text:p>
          </table:table-cell>
          <table:table-cell table:formula="of:=[.B1323]/3424" office:value-type="float" office:value="16092.2897196262">
            <text:p>16092.2897196262</text:p>
          </table:table-cell>
          <table:table-cell table:formula="of:=[.N55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200000">
            <text:p>55200000</text:p>
          </table:table-cell>
          <table:table-cell table:formula="of:=[.B1324]/3424" office:value-type="float" office:value="16121.4953271028">
            <text:p>16121.4953271028</text:p>
          </table:table-cell>
          <table:table-cell table:formula="of:=[.N55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300000">
            <text:p>55300000</text:p>
          </table:table-cell>
          <table:table-cell table:formula="of:=[.B1325]/3424" office:value-type="float" office:value="16150.7009345794">
            <text:p>16150.7009345794</text:p>
          </table:table-cell>
          <table:table-cell table:formula="of:=[.N55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400000">
            <text:p>55400000</text:p>
          </table:table-cell>
          <table:table-cell table:formula="of:=[.B1326]/3424" office:value-type="float" office:value="16179.9065420561">
            <text:p>16179.9065420561</text:p>
          </table:table-cell>
          <table:table-cell table:formula="of:=[.N55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500000">
            <text:p>55500000</text:p>
          </table:table-cell>
          <table:table-cell table:formula="of:=[.B1327]/3424" office:value-type="float" office:value="16209.1121495327">
            <text:p>16209.1121495327</text:p>
          </table:table-cell>
          <table:table-cell table:formula="of:=[.N55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600000">
            <text:p>55600000</text:p>
          </table:table-cell>
          <table:table-cell table:formula="of:=[.B1328]/3424" office:value-type="float" office:value="16238.3177570093">
            <text:p>16238.3177570093</text:p>
          </table:table-cell>
          <table:table-cell table:formula="of:=[.N55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700000">
            <text:p>55700000</text:p>
          </table:table-cell>
          <table:table-cell table:formula="of:=[.B1329]/3424" office:value-type="float" office:value="16267.523364486">
            <text:p>16267.523364486</text:p>
          </table:table-cell>
          <table:table-cell table:formula="of:=[.N55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800000">
            <text:p>55800000</text:p>
          </table:table-cell>
          <table:table-cell table:formula="of:=[.B1330]/3424" office:value-type="float" office:value="16296.7289719626">
            <text:p>16296.7289719626</text:p>
          </table:table-cell>
          <table:table-cell table:formula="of:=[.N55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900000">
            <text:p>55900000</text:p>
          </table:table-cell>
          <table:table-cell table:formula="of:=[.B1331]/3424" office:value-type="float" office:value="16325.9345794393">
            <text:p>16325.9345794393</text:p>
          </table:table-cell>
          <table:table-cell table:formula="of:=[.N56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000000">
            <text:p>56000000</text:p>
          </table:table-cell>
          <table:table-cell table:formula="of:=[.B1332]/3424" office:value-type="float" office:value="16355.1401869159">
            <text:p>16355.1401869159</text:p>
          </table:table-cell>
          <table:table-cell table:formula="of:=[.N56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100000">
            <text:p>56100000</text:p>
          </table:table-cell>
          <table:table-cell table:formula="of:=[.B1333]/3424" office:value-type="float" office:value="16384.3457943925">
            <text:p>16384.3457943925</text:p>
          </table:table-cell>
          <table:table-cell table:formula="of:=[.N56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200000">
            <text:p>56200000</text:p>
          </table:table-cell>
          <table:table-cell table:formula="of:=[.B1334]/3424" office:value-type="float" office:value="16413.5514018692">
            <text:p>16413.5514018692</text:p>
          </table:table-cell>
          <table:table-cell table:formula="of:=[.N56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300000">
            <text:p>56300000</text:p>
          </table:table-cell>
          <table:table-cell table:formula="of:=[.B1335]/3424" office:value-type="float" office:value="16442.7570093458">
            <text:p>16442.7570093458</text:p>
          </table:table-cell>
          <table:table-cell table:formula="of:=[.N56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400000">
            <text:p>56400000</text:p>
          </table:table-cell>
          <table:table-cell table:formula="of:=[.B1336]/3424" office:value-type="float" office:value="16471.9626168224">
            <text:p>16471.9626168224</text:p>
          </table:table-cell>
          <table:table-cell table:formula="of:=[.N56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500000">
            <text:p>56500000</text:p>
          </table:table-cell>
          <table:table-cell table:formula="of:=[.B1337]/3424" office:value-type="float" office:value="16501.1682242991">
            <text:p>16501.1682242991</text:p>
          </table:table-cell>
          <table:table-cell table:formula="of:=[.N56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600000">
            <text:p>56600000</text:p>
          </table:table-cell>
          <table:table-cell table:formula="of:=[.B1338]/3424" office:value-type="float" office:value="16530.3738317757">
            <text:p>16530.3738317757</text:p>
          </table:table-cell>
          <table:table-cell table:formula="of:=[.N56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700000">
            <text:p>56700000</text:p>
          </table:table-cell>
          <table:table-cell table:formula="of:=[.B1339]/3424" office:value-type="float" office:value="16559.5794392523">
            <text:p>16559.5794392523</text:p>
          </table:table-cell>
          <table:table-cell table:formula="of:=[.N56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800000">
            <text:p>56800000</text:p>
          </table:table-cell>
          <table:table-cell table:formula="of:=[.B1340]/3424" office:value-type="float" office:value="16588.785046729">
            <text:p>16588.785046729</text:p>
          </table:table-cell>
          <table:table-cell table:formula="of:=[.N56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900000">
            <text:p>56900000</text:p>
          </table:table-cell>
          <table:table-cell table:formula="of:=[.B1341]/3424" office:value-type="float" office:value="16617.9906542056">
            <text:p>16617.9906542056</text:p>
          </table:table-cell>
          <table:table-cell table:formula="of:=[.N57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000000">
            <text:p>57000000</text:p>
          </table:table-cell>
          <table:table-cell table:formula="of:=[.B1342]/3424" office:value-type="float" office:value="16647.1962616822">
            <text:p>16647.1962616822</text:p>
          </table:table-cell>
          <table:table-cell table:formula="of:=[.N57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100000">
            <text:p>57100000</text:p>
          </table:table-cell>
          <table:table-cell table:formula="of:=[.B1343]/3424" office:value-type="float" office:value="16676.4018691589">
            <text:p>16676.4018691589</text:p>
          </table:table-cell>
          <table:table-cell table:formula="of:=[.N57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200000">
            <text:p>57200000</text:p>
          </table:table-cell>
          <table:table-cell table:formula="of:=[.B1344]/3424" office:value-type="float" office:value="16705.6074766355">
            <text:p>16705.6074766355</text:p>
          </table:table-cell>
          <table:table-cell table:formula="of:=[.N57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300000">
            <text:p>57300000</text:p>
          </table:table-cell>
          <table:table-cell table:formula="of:=[.B1345]/3424" office:value-type="float" office:value="16734.8130841122">
            <text:p>16734.8130841122</text:p>
          </table:table-cell>
          <table:table-cell table:formula="of:=[.N574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400000">
            <text:p>57400000</text:p>
          </table:table-cell>
          <table:table-cell table:formula="of:=[.B1346]/3424" office:value-type="float" office:value="16764.0186915888">
            <text:p>16764.0186915888</text:p>
          </table:table-cell>
          <table:table-cell table:formula="of:=[.N575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500000">
            <text:p>57500000</text:p>
          </table:table-cell>
          <table:table-cell table:formula="of:=[.B1347]/3424" office:value-type="float" office:value="16793.2242990654">
            <text:p>16793.2242990654</text:p>
          </table:table-cell>
          <table:table-cell table:formula="of:=[.N576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600000">
            <text:p>57600000</text:p>
          </table:table-cell>
          <table:table-cell table:formula="of:=[.B1348]/3424" office:value-type="float" office:value="16822.4299065421">
            <text:p>16822.4299065421</text:p>
          </table:table-cell>
          <table:table-cell table:formula="of:=[.N577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700000">
            <text:p>57700000</text:p>
          </table:table-cell>
          <table:table-cell table:formula="of:=[.B1349]/3424" office:value-type="float" office:value="16851.6355140187">
            <text:p>16851.6355140187</text:p>
          </table:table-cell>
          <table:table-cell table:formula="of:=[.N578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800000">
            <text:p>57800000</text:p>
          </table:table-cell>
          <table:table-cell table:formula="of:=[.B1350]/3424" office:value-type="float" office:value="16880.8411214953">
            <text:p>16880.8411214953</text:p>
          </table:table-cell>
          <table:table-cell table:formula="of:=[.N579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900000">
            <text:p>57900000</text:p>
          </table:table-cell>
          <table:table-cell table:formula="of:=[.B1351]/3424" office:value-type="float" office:value="16910.046728972">
            <text:p>16910.046728972</text:p>
          </table:table-cell>
          <table:table-cell table:formula="of:=[.N580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000000">
            <text:p>58000000</text:p>
          </table:table-cell>
          <table:table-cell table:formula="of:=[.B1352]/3424" office:value-type="float" office:value="16939.2523364486">
            <text:p>16939.2523364486</text:p>
          </table:table-cell>
          <table:table-cell table:formula="of:=[.N581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100000">
            <text:p>58100000</text:p>
          </table:table-cell>
          <table:table-cell table:formula="of:=[.B1353]/3424" office:value-type="float" office:value="16968.4579439252">
            <text:p>16968.4579439252</text:p>
          </table:table-cell>
          <table:table-cell table:formula="of:=[.N582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200000">
            <text:p>58200000</text:p>
          </table:table-cell>
          <table:table-cell table:formula="of:=[.B1354]/3424" office:value-type="float" office:value="16997.6635514019">
            <text:p>16997.6635514019</text:p>
          </table:table-cell>
          <table:table-cell table:formula="of:=[.N583]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300000">
            <text:p>58300000</text:p>
          </table:table-cell>
          <table:table-cell table:formula="of:=[.B1355]/3424" office:value-type="float" office:value="17026.8691588785">
            <text:p>17026.8691588785</text:p>
          </table:table-cell>
          <table:table-cell table:formula="of:=[.N584]" office:value-type="float" office:value="0">
            <text:p>0</text:p>
          </table:table-cell>
          <table:table-cell table:number-columns-repeated="10"/>
        </table:table-row>
      </table:table>
      <table:table table:name="MyPhoneBook.addPhoneNumb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:.M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:.M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6:.M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:.M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:.M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:.M1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:.M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6:.M1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17:.M1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19:.M1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0:.M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1:.M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3:.M2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7:.M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9:.M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0:.M3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1:.M31])" office:value-type="float" office:value="0.1">
            <text:p>0.1</text:p>
          </table:table-cell>
        </table:table-row>
        <table:table-row table:style-name="ro1">
          <table:table-cell>
            <draw:frame table:end-cell-address="'MyPhoneBook.addPhoneNumber'.J60" table:end-x="0.0744in" table:end-y="0.1039in" draw:z-index="0" draw:style-name="gr1" svg:width="8in" svg:height="5in" svg:x="0.0756in" svg:y="0.0634in">
              <draw:object draw:notify-on-update-of-ranges="'MyPhoneBook.addPhoneNumber'.B1:'MyPhoneBook.addPhoneNumber'.B31 'MyPhoneBook.addPhoneNumber'.N1:'MyPhoneBook.addPhoneNumber'.N3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3"/>
        </table:table-row>
      </table:table>
      <table:table table:name="MyPhoneBook.getNumbers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:.M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5:.M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:.M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:.M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:.M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:.M1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2:.M12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:.M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6:.M1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0:.M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1:.M2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3:.M2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24:.M2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7:.M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9:.M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  <draw:frame table:end-cell-address="'MyPhoneBook.getNumbers'.J59" table:end-x="0.0382in" table:end-y="0.039in" draw:z-index="0" draw:style-name="gr1" svg:width="8in" svg:height="5in" svg:x="0.0394in" svg:y="0.1752in">
              <draw:object draw:notify-on-update-of-ranges="'MyPhoneBook.getNumbers'.B1:'MyPhoneBook.getNumbers'.B30 'MyPhoneBook.getNumbers'.N1:'MyPhoneBook.getNumbers'.N3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0:.M30])" office:value-type="float" office:value="0">
            <text:p>0</text:p>
          </table:table-cell>
        </table:table-row>
      </table:table>
      <table:table table:name="MyPhoneBook.write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1:.M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11245">
            <text:p>11245</text:p>
          </table:table-cell>
          <table:table-cell office:value-type="float" office:value="11653">
            <text:p>11653</text:p>
          </table:table-cell>
          <table:table-cell office:value-type="float" office:value="11949">
            <text:p>11949</text:p>
          </table:table-cell>
          <table:table-cell office:value-type="float" office:value="11610">
            <text:p>11610</text:p>
          </table:table-cell>
          <table:table-cell office:value-type="float" office:value="11634">
            <text:p>11634</text:p>
          </table:table-cell>
          <table:table-cell office:value-type="float" office:value="11991">
            <text:p>11991</text:p>
          </table:table-cell>
          <table:table-cell office:value-type="float" office:value="11508">
            <text:p>11508</text:p>
          </table:table-cell>
          <table:table-cell office:value-type="float" office:value="11511">
            <text:p>11511</text:p>
          </table:table-cell>
          <table:table-cell office:value-type="float" office:value="11446">
            <text:p>11446</text:p>
          </table:table-cell>
          <table:table-cell office:value-type="float" office:value="11725">
            <text:p>11725</text:p>
          </table:table-cell>
          <table:table-cell table:formula="of:=AVERAGE([.D2:.M2])" office:value-type="float" office:value="11627.2">
            <text:p>1162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2972">
            <text:p>22972</text:p>
          </table:table-cell>
          <table:table-cell office:value-type="float" office:value="23391">
            <text:p>23391</text:p>
          </table:table-cell>
          <table:table-cell office:value-type="float" office:value="23316">
            <text:p>23316</text:p>
          </table:table-cell>
          <table:table-cell office:value-type="float" office:value="22971">
            <text:p>22971</text:p>
          </table:table-cell>
          <table:table-cell office:value-type="float" office:value="23332">
            <text:p>23332</text:p>
          </table:table-cell>
          <table:table-cell office:value-type="float" office:value="22887">
            <text:p>22887</text:p>
          </table:table-cell>
          <table:table-cell office:value-type="float" office:value="23124">
            <text:p>23124</text:p>
          </table:table-cell>
          <table:table-cell office:value-type="float" office:value="22899">
            <text:p>22899</text:p>
          </table:table-cell>
          <table:table-cell office:value-type="float" office:value="23201">
            <text:p>23201</text:p>
          </table:table-cell>
          <table:table-cell office:value-type="float" office:value="22842">
            <text:p>22842</text:p>
          </table:table-cell>
          <table:table-cell table:formula="of:=AVERAGE([.D3:.M3])" office:value-type="float" office:value="23093.5">
            <text:p>2309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35067">
            <text:p>35067</text:p>
          </table:table-cell>
          <table:table-cell office:value-type="float" office:value="34909">
            <text:p>34909</text:p>
          </table:table-cell>
          <table:table-cell office:value-type="float" office:value="35025">
            <text:p>35025</text:p>
          </table:table-cell>
          <table:table-cell office:value-type="float" office:value="34996">
            <text:p>34996</text:p>
          </table:table-cell>
          <table:table-cell office:value-type="float" office:value="34613">
            <text:p>34613</text:p>
          </table:table-cell>
          <table:table-cell office:value-type="float" office:value="34883">
            <text:p>34883</text:p>
          </table:table-cell>
          <table:table-cell office:value-type="float" office:value="34994">
            <text:p>34994</text:p>
          </table:table-cell>
          <table:table-cell office:value-type="float" office:value="34887">
            <text:p>34887</text:p>
          </table:table-cell>
          <table:table-cell office:value-type="float" office:value="34561">
            <text:p>34561</text:p>
          </table:table-cell>
          <table:table-cell office:value-type="float" office:value="34656">
            <text:p>34656</text:p>
          </table:table-cell>
          <table:table-cell table:formula="of:=AVERAGE([.D4:.M4])" office:value-type="float" office:value="34859.1">
            <text:p>34859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46670">
            <text:p>46670</text:p>
          </table:table-cell>
          <table:table-cell office:value-type="float" office:value="46657">
            <text:p>46657</text:p>
          </table:table-cell>
          <table:table-cell office:value-type="float" office:value="46255">
            <text:p>46255</text:p>
          </table:table-cell>
          <table:table-cell office:value-type="float" office:value="46451">
            <text:p>46451</text:p>
          </table:table-cell>
          <table:table-cell office:value-type="float" office:value="46307">
            <text:p>46307</text:p>
          </table:table-cell>
          <table:table-cell office:value-type="float" office:value="45929">
            <text:p>45929</text:p>
          </table:table-cell>
          <table:table-cell office:value-type="float" office:value="46273">
            <text:p>46273</text:p>
          </table:table-cell>
          <table:table-cell office:value-type="float" office:value="46507">
            <text:p>46507</text:p>
          </table:table-cell>
          <table:table-cell office:value-type="float" office:value="46133">
            <text:p>46133</text:p>
          </table:table-cell>
          <table:table-cell office:value-type="float" office:value="46190">
            <text:p>46190</text:p>
          </table:table-cell>
          <table:table-cell table:formula="of:=AVERAGE([.D5:.M5])" office:value-type="float" office:value="46337.2">
            <text:p>4633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58158">
            <text:p>58158</text:p>
          </table:table-cell>
          <table:table-cell office:value-type="float" office:value="58132">
            <text:p>58132</text:p>
          </table:table-cell>
          <table:table-cell office:value-type="float" office:value="58160">
            <text:p>58160</text:p>
          </table:table-cell>
          <table:table-cell office:value-type="float" office:value="58161">
            <text:p>58161</text:p>
          </table:table-cell>
          <table:table-cell office:value-type="float" office:value="59002">
            <text:p>59002</text:p>
          </table:table-cell>
          <table:table-cell office:value-type="float" office:value="57869">
            <text:p>57869</text:p>
          </table:table-cell>
          <table:table-cell office:value-type="float" office:value="58164">
            <text:p>58164</text:p>
          </table:table-cell>
          <table:table-cell office:value-type="float" office:value="58165">
            <text:p>58165</text:p>
          </table:table-cell>
          <table:table-cell office:value-type="float" office:value="58199">
            <text:p>58199</text:p>
          </table:table-cell>
          <table:table-cell office:value-type="float" office:value="58167">
            <text:p>58167</text:p>
          </table:table-cell>
          <table:table-cell table:formula="of:=AVERAGE([.D6:.M6])" office:value-type="float" office:value="58217.7">
            <text:p>58217.7</text:p>
          </table:table-cell>
        </table:table-row>
        <table:table-row table:style-name="ro1">
          <table:table-cell/>
          <table:table-cell>
            <draw:frame table:end-cell-address="'MyPhoneBook.write'.K35" table:end-x="0.0382in" table:end-y="0.0807in" draw:z-index="0" draw:style-name="gr1" svg:width="8in" svg:height="5in" svg:x="0.0394in" svg:y="0.0398in">
              <draw:object draw:notify-on-update-of-ranges="'MyPhoneBook.write'.B1:'MyPhoneBook.write'.B6 'MyPhoneBook.write'.N1:'MyPhoneBook.write'.N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2"/>
        </table:table-row>
      </table:table>
      <table:table table:name="MyOldestPerson.addPerson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">
            <text:p>50000</text:p>
          </table:table-cell>
          <table:table-cell office:value-type="string">
            <text:p>Ms:</text:p>
          </table:table-cell>
          <table:table-cell office:value-type="float" office:value="450">
            <text:p>450</text:p>
          </table:table-cell>
          <table:table-cell office:value-type="float" office:value="177">
            <text:p>177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formula="of:=AVERAGE([.D2:.M2])" office:value-type="float" office:value="130.1">
            <text:p>13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347">
            <text:p>347</text:p>
          </table:table-cell>
          <table:table-cell office:value-type="float" office:value="194">
            <text:p>194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  <table:table-cell office:value-type="float" office:value="189">
            <text:p>189</text:p>
          </table:table-cell>
          <table:table-cell table:formula="of:=AVERAGE([.D3:.M3])" office:value-type="float" office:value="206.9">
            <text:p>20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356">
            <text:p>356</text:p>
          </table:table-cell>
          <table:table-cell office:value-type="float" office:value="331">
            <text:p>331</text:p>
          </table:table-cell>
          <table:table-cell office:value-type="float" office:value="371">
            <text:p>371</text:p>
          </table:table-cell>
          <table:table-cell office:value-type="float" office:value="347">
            <text:p>347</text:p>
          </table:table-cell>
          <table:table-cell office:value-type="float" office:value="366">
            <text:p>366</text:p>
          </table:table-cell>
          <table:table-cell office:value-type="float" office:value="356">
            <text:p>356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310">
            <text:p>310</text:p>
          </table:table-cell>
          <table:table-cell office:value-type="float" office:value="314">
            <text:p>314</text:p>
          </table:table-cell>
          <table:table-cell table:formula="of:=AVERAGE([.D4:.M4])" office:value-type="float" office:value="338.7">
            <text:p>338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508">
            <text:p>508</text:p>
          </table:table-cell>
          <table:table-cell office:value-type="float" office:value="488">
            <text:p>488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office:value-type="float" office:value="533">
            <text:p>533</text:p>
          </table:table-cell>
          <table:table-cell office:value-type="float" office:value="509">
            <text:p>509</text:p>
          </table:table-cell>
          <table:table-cell office:value-type="float" office:value="532">
            <text:p>532</text:p>
          </table:table-cell>
          <table:table-cell office:value-type="float" office:value="514">
            <text:p>514</text:p>
          </table:table-cell>
          <table:table-cell office:value-type="float" office:value="449">
            <text:p>449</text:p>
          </table:table-cell>
          <table:table-cell office:value-type="float" office:value="454">
            <text:p>454</text:p>
          </table:table-cell>
          <table:table-cell table:formula="of:=AVERAGE([.D5:.M5])" office:value-type="float" office:value="498.2">
            <text:p>49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657">
            <text:p>657</text:p>
          </table:table-cell>
          <table:table-cell office:value-type="float" office:value="641">
            <text:p>641</text:p>
          </table:table-cell>
          <table:table-cell office:value-type="float" office:value="666">
            <text:p>666</text:p>
          </table:table-cell>
          <table:table-cell office:value-type="float" office:value="634">
            <text:p>634</text:p>
          </table:table-cell>
          <table:table-cell office:value-type="float" office:value="662">
            <text:p>662</text:p>
          </table:table-cell>
          <table:table-cell office:value-type="float" office:value="665">
            <text:p>665</text:p>
          </table:table-cell>
          <table:table-cell office:value-type="float" office:value="683">
            <text:p>683</text:p>
          </table:table-cell>
          <table:table-cell office:value-type="float" office:value="655">
            <text:p>655</text:p>
          </table:table-cell>
          <table:table-cell office:value-type="float" office:value="692">
            <text:p>692</text:p>
          </table:table-cell>
          <table:table-cell office:value-type="float" office:value="666">
            <text:p>666</text:p>
          </table:table-cell>
          <table:table-cell table:formula="of:=AVERAGE([.D6:.M6])" office:value-type="float" office:value="662.1">
            <text:p>66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813">
            <text:p>813</text:p>
          </table:table-cell>
          <table:table-cell office:value-type="float" office:value="796">
            <text:p>796</text:p>
          </table:table-cell>
          <table:table-cell office:value-type="float" office:value="832">
            <text:p>832</text:p>
          </table:table-cell>
          <table:table-cell office:value-type="float" office:value="812">
            <text:p>812</text:p>
          </table:table-cell>
          <table:table-cell office:value-type="float" office:value="829">
            <text:p>829</text:p>
          </table:table-cell>
          <table:table-cell office:value-type="float" office:value="824">
            <text:p>824</text:p>
          </table:table-cell>
          <table:table-cell office:value-type="float" office:value="840">
            <text:p>840</text:p>
          </table:table-cell>
          <table:table-cell office:value-type="float" office:value="835">
            <text:p>835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table:formula="of:=AVERAGE([.D7:.M7])" office:value-type="float" office:value="827.3">
            <text:p>82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973">
            <text:p>973</text:p>
          </table:table-cell>
          <table:table-cell office:value-type="float" office:value="968">
            <text:p>968</text:p>
          </table:table-cell>
          <table:table-cell office:value-type="float" office:value="1012">
            <text:p>1012</text:p>
          </table:table-cell>
          <table:table-cell office:value-type="float" office:value="972">
            <text:p>972</text:p>
          </table:table-cell>
          <table:table-cell office:value-type="float" office:value="995">
            <text:p>995</text:p>
          </table:table-cell>
          <table:table-cell office:value-type="float" office:value="975">
            <text:p>975</text:p>
          </table:table-cell>
          <table:table-cell office:value-type="float" office:value="995">
            <text:p>995</text:p>
          </table:table-cell>
          <table:table-cell office:value-type="float" office:value="985">
            <text:p>985</text:p>
          </table:table-cell>
          <table:table-cell office:value-type="float" office:value="1006">
            <text:p>1006</text:p>
          </table:table-cell>
          <table:table-cell office:value-type="float" office:value="1018">
            <text:p>1018</text:p>
          </table:table-cell>
          <table:table-cell table:formula="of:=AVERAGE([.D8:.M8])" office:value-type="float" office:value="989.9">
            <text:p>98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1151">
            <text:p>1151</text:p>
          </table:table-cell>
          <table:table-cell office:value-type="float" office:value="1140">
            <text:p>1140</text:p>
          </table:table-cell>
          <table:table-cell office:value-type="float" office:value="1191">
            <text:p>1191</text:p>
          </table:table-cell>
          <table:table-cell office:value-type="float" office:value="1140">
            <text:p>1140</text:p>
          </table:table-cell>
          <table:table-cell office:value-type="float" office:value="1176">
            <text:p>117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 office:value-type="float" office:value="1154">
            <text:p>1154</text:p>
          </table:table-cell>
          <table:table-cell office:value-type="float" office:value="1194">
            <text:p>1194</text:p>
          </table:table-cell>
          <table:table-cell office:value-type="float" office:value="1190">
            <text:p>1190</text:p>
          </table:table-cell>
          <table:table-cell table:formula="of:=AVERAGE([.D9:.M9])" office:value-type="float" office:value="1167.1">
            <text:p>116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1306">
            <text:p>1306</text:p>
          </table:table-cell>
          <table:table-cell office:value-type="float" office:value="1318">
            <text:p>1318</text:p>
          </table:table-cell>
          <table:table-cell office:value-type="float" office:value="1324">
            <text:p>1324</text:p>
          </table:table-cell>
          <table:table-cell office:value-type="float" office:value="1508">
            <text:p>1508</text:p>
          </table:table-cell>
          <table:table-cell office:value-type="float" office:value="1376">
            <text:p>1376</text:p>
          </table:table-cell>
          <table:table-cell office:value-type="float" office:value="1316">
            <text:p>1316</text:p>
          </table:table-cell>
          <table:table-cell office:value-type="float" office:value="1366">
            <text:p>1366</text:p>
          </table:table-cell>
          <table:table-cell office:value-type="float" office:value="1321">
            <text:p>1321</text:p>
          </table:table-cell>
          <table:table-cell office:value-type="float" office:value="1383">
            <text:p>1383</text:p>
          </table:table-cell>
          <table:table-cell office:value-type="float" office:value="1362">
            <text:p>1362</text:p>
          </table:table-cell>
          <table:table-cell table:formula="of:=AVERAGE([.D10:.M10])" office:value-type="float" office:value="1358">
            <text:p>135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1491">
            <text:p>1491</text:p>
          </table:table-cell>
          <table:table-cell office:value-type="float" office:value="1495">
            <text:p>1495</text:p>
          </table:table-cell>
          <table:table-cell office:value-type="float" office:value="1519">
            <text:p>1519</text:p>
          </table:table-cell>
          <table:table-cell office:value-type="float" office:value="1479">
            <text:p>1479</text:p>
          </table:table-cell>
          <table:table-cell office:value-type="float" office:value="1533">
            <text:p>1533</text:p>
          </table:table-cell>
          <table:table-cell office:value-type="float" office:value="1488">
            <text:p>1488</text:p>
          </table:table-cell>
          <table:table-cell office:value-type="float" office:value="1519">
            <text:p>1519</text:p>
          </table:table-cell>
          <table:table-cell office:value-type="float" office:value="1494">
            <text:p>1494</text:p>
          </table:table-cell>
          <table:table-cell office:value-type="float" office:value="1554">
            <text:p>1554</text:p>
          </table:table-cell>
          <table:table-cell office:value-type="float" office:value="1530">
            <text:p>1530</text:p>
          </table:table-cell>
          <table:table-cell table:formula="of:=AVERAGE([.D11:.M11])" office:value-type="float" office:value="1510.2">
            <text:p>151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1710">
            <text:p>1710</text:p>
          </table:table-cell>
          <table:table-cell office:value-type="float" office:value="1673">
            <text:p>1673</text:p>
          </table:table-cell>
          <table:table-cell office:value-type="float" office:value="1677">
            <text:p>1677</text:p>
          </table:table-cell>
          <table:table-cell office:value-type="float" office:value="1662">
            <text:p>1662</text:p>
          </table:table-cell>
          <table:table-cell office:value-type="float" office:value="1690">
            <text:p>1690</text:p>
          </table:table-cell>
          <table:table-cell office:value-type="float" office:value="1667">
            <text:p>1667</text:p>
          </table:table-cell>
          <table:table-cell office:value-type="float" office:value="1701">
            <text:p>1701</text:p>
          </table:table-cell>
          <table:table-cell office:value-type="float" office:value="1692">
            <text:p>1692</text:p>
          </table:table-cell>
          <table:table-cell office:value-type="float" office:value="1672">
            <text:p>1672</text:p>
          </table:table-cell>
          <table:table-cell office:value-type="float" office:value="1659">
            <text:p>1659</text:p>
          </table:table-cell>
          <table:table-cell table:formula="of:=AVERAGE([.D12:.M12])" office:value-type="float" office:value="1680.3">
            <text:p>168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1832">
            <text:p>1832</text:p>
          </table:table-cell>
          <table:table-cell office:value-type="float" office:value="1818">
            <text:p>1818</text:p>
          </table:table-cell>
          <table:table-cell office:value-type="float" office:value="1826">
            <text:p>1826</text:p>
          </table:table-cell>
          <table:table-cell office:value-type="float" office:value="1829">
            <text:p>1829</text:p>
          </table:table-cell>
          <table:table-cell office:value-type="float" office:value="1814">
            <text:p>1814</text:p>
          </table:table-cell>
          <table:table-cell office:value-type="float" office:value="1803">
            <text:p>1803</text:p>
          </table:table-cell>
          <table:table-cell office:value-type="float" office:value="1797">
            <text:p>1797</text:p>
          </table:table-cell>
          <table:table-cell office:value-type="float" office:value="1792">
            <text:p>1792</text:p>
          </table:table-cell>
          <table:table-cell office:value-type="float" office:value="1796">
            <text:p>1796</text:p>
          </table:table-cell>
          <table:table-cell office:value-type="float" office:value="1791">
            <text:p>1791</text:p>
          </table:table-cell>
          <table:table-cell table:formula="of:=AVERAGE([.D13:.M13])" office:value-type="float" office:value="1809.8">
            <text:p>180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1967">
            <text:p>1967</text:p>
          </table:table-cell>
          <table:table-cell office:value-type="float" office:value="1964">
            <text:p>1964</text:p>
          </table:table-cell>
          <table:table-cell office:value-type="float" office:value="1935">
            <text:p>1935</text:p>
          </table:table-cell>
          <table:table-cell office:value-type="float" office:value="1960">
            <text:p>1960</text:p>
          </table:table-cell>
          <table:table-cell office:value-type="float" office:value="1945">
            <text:p>1945</text:p>
          </table:table-cell>
          <table:table-cell office:value-type="float" office:value="1939">
            <text:p>1939</text:p>
          </table:table-cell>
          <table:table-cell office:value-type="float" office:value="1956">
            <text:p>1956</text:p>
          </table:table-cell>
          <table:table-cell office:value-type="float" office:value="1939">
            <text:p>1939</text:p>
          </table:table-cell>
          <table:table-cell office:value-type="float" office:value="1928">
            <text:p>1928</text:p>
          </table:table-cell>
          <table:table-cell office:value-type="float" office:value="1937">
            <text:p>1937</text:p>
          </table:table-cell>
          <table:table-cell table:formula="of:=AVERAGE([.D14:.M14])" office:value-type="float" office:value="1947">
            <text:p>194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2083">
            <text:p>2083</text:p>
          </table:table-cell>
          <table:table-cell office:value-type="float" office:value="2089">
            <text:p>2089</text:p>
          </table:table-cell>
          <table:table-cell office:value-type="float" office:value="2084">
            <text:p>2084</text:p>
          </table:table-cell>
          <table:table-cell office:value-type="float" office:value="2123">
            <text:p>2123</text:p>
          </table:table-cell>
          <table:table-cell office:value-type="float" office:value="2084">
            <text:p>2084</text:p>
          </table:table-cell>
          <table:table-cell office:value-type="float" office:value="2094">
            <text:p>2094</text:p>
          </table:table-cell>
          <table:table-cell office:value-type="float" office:value="2078">
            <text:p>2078</text:p>
          </table:table-cell>
          <table:table-cell office:value-type="float" office:value="2102">
            <text:p>2102</text:p>
          </table:table-cell>
          <table:table-cell table:formula="of:=AVERAGE([.D15:.M15])" office:value-type="float" office:value="2090.1">
            <text:p>209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2227">
            <text:p>2227</text:p>
          </table:table-cell>
          <table:table-cell office:value-type="float" office:value="2223">
            <text:p>2223</text:p>
          </table:table-cell>
          <table:table-cell office:value-type="float" office:value="2254">
            <text:p>2254</text:p>
          </table:table-cell>
          <table:table-cell office:value-type="float" office:value="2255">
            <text:p>2255</text:p>
          </table:table-cell>
          <table:table-cell office:value-type="float" office:value="2232">
            <text:p>2232</text:p>
          </table:table-cell>
          <table:table-cell office:value-type="float" office:value="2217">
            <text:p>2217</text:p>
          </table:table-cell>
          <table:table-cell office:value-type="float" office:value="2222">
            <text:p>2222</text:p>
          </table:table-cell>
          <table:table-cell office:value-type="float" office:value="2251">
            <text:p>2251</text:p>
          </table:table-cell>
          <table:table-cell office:value-type="float" office:value="2249">
            <text:p>2249</text:p>
          </table:table-cell>
          <table:table-cell office:value-type="float" office:value="2255">
            <text:p>2255</text:p>
          </table:table-cell>
          <table:table-cell table:formula="of:=AVERAGE([.D16:.M16])" office:value-type="float" office:value="2238.5">
            <text:p>223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2379">
            <text:p>2379</text:p>
          </table:table-cell>
          <table:table-cell office:value-type="float" office:value="2418">
            <text:p>2418</text:p>
          </table:table-cell>
          <table:table-cell office:value-type="float" office:value="2377">
            <text:p>2377</text:p>
          </table:table-cell>
          <table:table-cell office:value-type="float" office:value="2400">
            <text:p>2400</text:p>
          </table:table-cell>
          <table:table-cell office:value-type="float" office:value="2405">
            <text:p>2405</text:p>
          </table:table-cell>
          <table:table-cell office:value-type="float" office:value="2376">
            <text:p>2376</text:p>
          </table:table-cell>
          <table:table-cell office:value-type="float" office:value="2375">
            <text:p>2375</text:p>
          </table:table-cell>
          <table:table-cell office:value-type="float" office:value="2416">
            <text:p>2416</text:p>
          </table:table-cell>
          <table:table-cell office:value-type="float" office:value="2401">
            <text:p>2401</text:p>
          </table:table-cell>
          <table:table-cell office:value-type="float" office:value="2411">
            <text:p>2411</text:p>
          </table:table-cell>
          <table:table-cell table:formula="of:=AVERAGE([.D17:.M17])" office:value-type="float" office:value="2395.8">
            <text:p>2395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2561">
            <text:p>2561</text:p>
          </table:table-cell>
          <table:table-cell office:value-type="float" office:value="2529">
            <text:p>2529</text:p>
          </table:table-cell>
          <table:table-cell office:value-type="float" office:value="2524">
            <text:p>2524</text:p>
          </table:table-cell>
          <table:table-cell office:value-type="float" office:value="2559">
            <text:p>2559</text:p>
          </table:table-cell>
          <table:table-cell office:value-type="float" office:value="2531">
            <text:p>2531</text:p>
          </table:table-cell>
          <table:table-cell office:value-type="float" office:value="2563">
            <text:p>2563</text:p>
          </table:table-cell>
          <table:table-cell office:value-type="float" office:value="2536">
            <text:p>2536</text:p>
          </table:table-cell>
          <table:table-cell office:value-type="float" office:value="2559">
            <text:p>2559</text:p>
          </table:table-cell>
          <table:table-cell office:value-type="float" office:value="2536">
            <text:p>2536</text:p>
          </table:table-cell>
          <table:table-cell office:value-type="float" office:value="2552">
            <text:p>2552</text:p>
          </table:table-cell>
          <table:table-cell table:formula="of:=AVERAGE([.D18:.M18])" office:value-type="float" office:value="2545">
            <text:p>254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2719">
            <text:p>2719</text:p>
          </table:table-cell>
          <table:table-cell office:value-type="float" office:value="2698">
            <text:p>2698</text:p>
          </table:table-cell>
          <table:table-cell office:value-type="float" office:value="2714">
            <text:p>2714</text:p>
          </table:table-cell>
          <table:table-cell office:value-type="float" office:value="2717">
            <text:p>2717</text:p>
          </table:table-cell>
          <table:table-cell office:value-type="float" office:value="2683">
            <text:p>2683</text:p>
          </table:table-cell>
          <table:table-cell office:value-type="float" office:value="2686">
            <text:p>2686</text:p>
          </table:table-cell>
          <table:table-cell office:value-type="float" office:value="2684">
            <text:p>2684</text:p>
          </table:table-cell>
          <table:table-cell office:value-type="float" office:value="2723">
            <text:p>2723</text:p>
          </table:table-cell>
          <table:table-cell office:value-type="float" office:value="2705">
            <text:p>2705</text:p>
          </table:table-cell>
          <table:table-cell office:value-type="float" office:value="2688">
            <text:p>2688</text:p>
          </table:table-cell>
          <table:table-cell table:formula="of:=AVERAGE([.D19:.M19])" office:value-type="float" office:value="2701.7">
            <text:p>270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3155">
            <text:p>3155</text:p>
          </table:table-cell>
          <table:table-cell office:value-type="float" office:value="3206">
            <text:p>3206</text:p>
          </table:table-cell>
          <table:table-cell office:value-type="float" office:value="3126">
            <text:p>3126</text:p>
          </table:table-cell>
          <table:table-cell office:value-type="float" office:value="3142">
            <text:p>3142</text:p>
          </table:table-cell>
          <table:table-cell office:value-type="float" office:value="3136">
            <text:p>3136</text:p>
          </table:table-cell>
          <table:table-cell office:value-type="float" office:value="4091">
            <text:p>4091</text:p>
          </table:table-cell>
          <table:table-cell office:value-type="float" office:value="4116">
            <text:p>4116</text:p>
          </table:table-cell>
          <table:table-cell office:value-type="float" office:value="3206">
            <text:p>3206</text:p>
          </table:table-cell>
          <table:table-cell office:value-type="float" office:value="3230">
            <text:p>3230</text:p>
          </table:table-cell>
          <table:table-cell office:value-type="float" office:value="3123">
            <text:p>3123</text:p>
          </table:table-cell>
          <table:table-cell table:formula="of:=AVERAGE([.D20:.M20])" office:value-type="float" office:value="3353.1">
            <text:p>335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3310">
            <text:p>3310</text:p>
          </table:table-cell>
          <table:table-cell office:value-type="float" office:value="3280">
            <text:p>3280</text:p>
          </table:table-cell>
          <table:table-cell office:value-type="float" office:value="3297">
            <text:p>3297</text:p>
          </table:table-cell>
          <table:table-cell office:value-type="float" office:value="3326">
            <text:p>3326</text:p>
          </table:table-cell>
          <table:table-cell office:value-type="float" office:value="3335">
            <text:p>3335</text:p>
          </table:table-cell>
          <table:table-cell office:value-type="float" office:value="3394">
            <text:p>3394</text:p>
          </table:table-cell>
          <table:table-cell office:value-type="float" office:value="4331">
            <text:p>4331</text:p>
          </table:table-cell>
          <table:table-cell office:value-type="float" office:value="3307">
            <text:p>3307</text:p>
          </table:table-cell>
          <table:table-cell office:value-type="float" office:value="3314">
            <text:p>3314</text:p>
          </table:table-cell>
          <table:table-cell office:value-type="float" office:value="3306">
            <text:p>3306</text:p>
          </table:table-cell>
          <table:table-cell table:formula="of:=AVERAGE([.D21:.M21])" office:value-type="float" office:value="3420">
            <text:p>342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3438">
            <text:p>3438</text:p>
          </table:table-cell>
          <table:table-cell office:value-type="float" office:value="3453">
            <text:p>3453</text:p>
          </table:table-cell>
          <table:table-cell office:value-type="float" office:value="3469">
            <text:p>3469</text:p>
          </table:table-cell>
          <table:table-cell office:value-type="float" office:value="3409">
            <text:p>3409</text:p>
          </table:table-cell>
          <table:table-cell office:value-type="float" office:value="3449">
            <text:p>3449</text:p>
          </table:table-cell>
          <table:table-cell office:value-type="float" office:value="3431">
            <text:p>3431</text:p>
          </table:table-cell>
          <table:table-cell office:value-type="float" office:value="3474">
            <text:p>3474</text:p>
          </table:table-cell>
          <table:table-cell office:value-type="float" office:value="3471">
            <text:p>3471</text:p>
          </table:table-cell>
          <table:table-cell office:value-type="float" office:value="3446">
            <text:p>3446</text:p>
          </table:table-cell>
          <table:table-cell office:value-type="float" office:value="3468">
            <text:p>3468</text:p>
          </table:table-cell>
          <table:table-cell table:formula="of:=AVERAGE([.D22:.M22])" office:value-type="float" office:value="3450.8">
            <text:p>3450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3651">
            <text:p>3651</text:p>
          </table:table-cell>
          <table:table-cell office:value-type="float" office:value="3628">
            <text:p>3628</text:p>
          </table:table-cell>
          <table:table-cell office:value-type="float" office:value="3634">
            <text:p>3634</text:p>
          </table:table-cell>
          <table:table-cell office:value-type="float" office:value="3617">
            <text:p>3617</text:p>
          </table:table-cell>
          <table:table-cell office:value-type="float" office:value="3614">
            <text:p>3614</text:p>
          </table:table-cell>
          <table:table-cell office:value-type="float" office:value="3654">
            <text:p>3654</text:p>
          </table:table-cell>
          <table:table-cell office:value-type="float" office:value="3614">
            <text:p>3614</text:p>
          </table:table-cell>
          <table:table-cell office:value-type="float" office:value="3642">
            <text:p>3642</text:p>
          </table:table-cell>
          <table:table-cell office:value-type="float" office:value="3603">
            <text:p>3603</text:p>
          </table:table-cell>
          <table:table-cell office:value-type="float" office:value="3580">
            <text:p>3580</text:p>
          </table:table-cell>
          <table:table-cell table:formula="of:=AVERAGE([.D23:.M23])" office:value-type="float" office:value="3623.7">
            <text:p>362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3797">
            <text:p>3797</text:p>
          </table:table-cell>
          <table:table-cell office:value-type="float" office:value="3730">
            <text:p>3730</text:p>
          </table:table-cell>
          <table:table-cell office:value-type="float" office:value="3811">
            <text:p>3811</text:p>
          </table:table-cell>
          <table:table-cell office:value-type="float" office:value="3806">
            <text:p>3806</text:p>
          </table:table-cell>
          <table:table-cell office:value-type="float" office:value="3774">
            <text:p>3774</text:p>
          </table:table-cell>
          <table:table-cell office:value-type="float" office:value="3739">
            <text:p>3739</text:p>
          </table:table-cell>
          <table:table-cell office:value-type="float" office:value="3779">
            <text:p>3779</text:p>
          </table:table-cell>
          <table:table-cell office:value-type="float" office:value="3756">
            <text:p>3756</text:p>
          </table:table-cell>
          <table:table-cell office:value-type="float" office:value="3800">
            <text:p>3800</text:p>
          </table:table-cell>
          <table:table-cell office:value-type="float" office:value="3796">
            <text:p>3796</text:p>
          </table:table-cell>
          <table:table-cell table:formula="of:=AVERAGE([.D24:.M24])" office:value-type="float" office:value="3778.8">
            <text:p>377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3938">
            <text:p>3938</text:p>
          </table:table-cell>
          <table:table-cell office:value-type="float" office:value="3924">
            <text:p>3924</text:p>
          </table:table-cell>
          <table:table-cell office:value-type="float" office:value="3932">
            <text:p>3932</text:p>
          </table:table-cell>
          <table:table-cell office:value-type="float" office:value="3894">
            <text:p>3894</text:p>
          </table:table-cell>
          <table:table-cell office:value-type="float" office:value="3925">
            <text:p>3925</text:p>
          </table:table-cell>
          <table:table-cell office:value-type="float" office:value="3896">
            <text:p>3896</text:p>
          </table:table-cell>
          <table:table-cell office:value-type="float" office:value="3922">
            <text:p>3922</text:p>
          </table:table-cell>
          <table:table-cell office:value-type="float" office:value="3921">
            <text:p>3921</text:p>
          </table:table-cell>
          <table:table-cell office:value-type="float" office:value="3917">
            <text:p>3917</text:p>
          </table:table-cell>
          <table:table-cell office:value-type="float" office:value="3932">
            <text:p>3932</text:p>
          </table:table-cell>
          <table:table-cell table:formula="of:=AVERAGE([.D25:.M25])" office:value-type="float" office:value="3920.1">
            <text:p>392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4089">
            <text:p>4089</text:p>
          </table:table-cell>
          <table:table-cell office:value-type="float" office:value="4069">
            <text:p>4069</text:p>
          </table:table-cell>
          <table:table-cell office:value-type="float" office:value="4110">
            <text:p>4110</text:p>
          </table:table-cell>
          <table:table-cell office:value-type="float" office:value="4080">
            <text:p>4080</text:p>
          </table:table-cell>
          <table:table-cell office:value-type="float" office:value="4142">
            <text:p>4142</text:p>
          </table:table-cell>
          <table:table-cell office:value-type="float" office:value="4058">
            <text:p>4058</text:p>
          </table:table-cell>
          <table:table-cell office:value-type="float" office:value="4147">
            <text:p>4147</text:p>
          </table:table-cell>
          <table:table-cell office:value-type="float" office:value="4084">
            <text:p>4084</text:p>
          </table:table-cell>
          <table:table-cell office:value-type="float" office:value="4133">
            <text:p>4133</text:p>
          </table:table-cell>
          <table:table-cell office:value-type="float" office:value="4062">
            <text:p>4062</text:p>
          </table:table-cell>
          <table:table-cell table:formula="of:=AVERAGE([.D26:.M26])" office:value-type="float" office:value="4097.4">
            <text:p>409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4266">
            <text:p>4266</text:p>
          </table:table-cell>
          <table:table-cell office:value-type="float" office:value="4216">
            <text:p>4216</text:p>
          </table:table-cell>
          <table:table-cell office:value-type="float" office:value="4261">
            <text:p>4261</text:p>
          </table:table-cell>
          <table:table-cell office:value-type="float" office:value="4271">
            <text:p>4271</text:p>
          </table:table-cell>
          <table:table-cell office:value-type="float" office:value="4221">
            <text:p>4221</text:p>
          </table:table-cell>
          <table:table-cell office:value-type="float" office:value="4306">
            <text:p>4306</text:p>
          </table:table-cell>
          <table:table-cell office:value-type="float" office:value="4229">
            <text:p>4229</text:p>
          </table:table-cell>
          <table:table-cell office:value-type="float" office:value="4304">
            <text:p>4304</text:p>
          </table:table-cell>
          <table:table-cell office:value-type="float" office:value="4286">
            <text:p>4286</text:p>
          </table:table-cell>
          <table:table-cell office:value-type="float" office:value="4207">
            <text:p>4207</text:p>
          </table:table-cell>
          <table:table-cell table:formula="of:=AVERAGE([.D27:.M27])" office:value-type="float" office:value="4256.7">
            <text:p>4256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4426">
            <text:p>4426</text:p>
          </table:table-cell>
          <table:table-cell office:value-type="float" office:value="4368">
            <text:p>4368</text:p>
          </table:table-cell>
          <table:table-cell office:value-type="float" office:value="4425">
            <text:p>4425</text:p>
          </table:table-cell>
          <table:table-cell office:value-type="float" office:value="4904">
            <text:p>4904</text:p>
          </table:table-cell>
          <table:table-cell office:value-type="float" office:value="4401">
            <text:p>4401</text:p>
          </table:table-cell>
          <table:table-cell office:value-type="float" office:value="4425">
            <text:p>4425</text:p>
          </table:table-cell>
          <table:table-cell office:value-type="float" office:value="4439">
            <text:p>4439</text:p>
          </table:table-cell>
          <table:table-cell office:value-type="float" office:value="4401">
            <text:p>4401</text:p>
          </table:table-cell>
          <table:table-cell office:value-type="float" office:value="4463">
            <text:p>4463</text:p>
          </table:table-cell>
          <table:table-cell office:value-type="float" office:value="4384">
            <text:p>4384</text:p>
          </table:table-cell>
          <table:table-cell table:formula="of:=AVERAGE([.D28:.M28])" office:value-type="float" office:value="4463.6">
            <text:p>446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5002">
            <text:p>5002</text:p>
          </table:table-cell>
          <table:table-cell office:value-type="float" office:value="4977">
            <text:p>4977</text:p>
          </table:table-cell>
          <table:table-cell office:value-type="float" office:value="5000">
            <text:p>5000</text:p>
          </table:table-cell>
          <table:table-cell office:value-type="float" office:value="4966">
            <text:p>4966</text:p>
          </table:table-cell>
          <table:table-cell office:value-type="float" office:value="5032">
            <text:p>5032</text:p>
          </table:table-cell>
          <table:table-cell office:value-type="float" office:value="5020">
            <text:p>5020</text:p>
          </table:table-cell>
          <table:table-cell office:value-type="float" office:value="4948">
            <text:p>4948</text:p>
          </table:table-cell>
          <table:table-cell office:value-type="float" office:value="4996">
            <text:p>4996</text:p>
          </table:table-cell>
          <table:table-cell table:number-columns-repeated="2" office:value-type="float" office:value="4975">
            <text:p>4975</text:p>
          </table:table-cell>
          <table:table-cell table:formula="of:=AVERAGE([.D29:.M29])" office:value-type="float" office:value="4989.1">
            <text:p>4989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5133">
            <text:p>5133</text:p>
          </table:table-cell>
          <table:table-cell office:value-type="float" office:value="5170">
            <text:p>5170</text:p>
          </table:table-cell>
          <table:table-cell office:value-type="float" office:value="5173">
            <text:p>5173</text:p>
          </table:table-cell>
          <table:table-cell office:value-type="float" office:value="5197">
            <text:p>5197</text:p>
          </table:table-cell>
          <table:table-cell office:value-type="float" office:value="5150">
            <text:p>5150</text:p>
          </table:table-cell>
          <table:table-cell office:value-type="float" office:value="5156">
            <text:p>5156</text:p>
          </table:table-cell>
          <table:table-cell office:value-type="float" office:value="5214">
            <text:p>5214</text:p>
          </table:table-cell>
          <table:table-cell office:value-type="float" office:value="5218">
            <text:p>5218</text:p>
          </table:table-cell>
          <table:table-cell office:value-type="float" office:value="5143">
            <text:p>5143</text:p>
          </table:table-cell>
          <table:table-cell office:value-type="float" office:value="5159">
            <text:p>5159</text:p>
          </table:table-cell>
          <table:table-cell table:formula="of:=AVERAGE([.D30:.M30])" office:value-type="float" office:value="5171.3">
            <text:p>517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5303">
            <text:p>5303</text:p>
          </table:table-cell>
          <table:table-cell office:value-type="float" office:value="5288">
            <text:p>5288</text:p>
          </table:table-cell>
          <table:table-cell office:value-type="float" office:value="5299">
            <text:p>5299</text:p>
          </table:table-cell>
          <table:table-cell office:value-type="float" office:value="5338">
            <text:p>5338</text:p>
          </table:table-cell>
          <table:table-cell office:value-type="float" office:value="5324">
            <text:p>5324</text:p>
          </table:table-cell>
          <table:table-cell office:value-type="float" office:value="5387">
            <text:p>5387</text:p>
          </table:table-cell>
          <table:table-cell office:value-type="float" office:value="5358">
            <text:p>5358</text:p>
          </table:table-cell>
          <table:table-cell office:value-type="float" office:value="5266">
            <text:p>5266</text:p>
          </table:table-cell>
          <table:table-cell office:value-type="float" office:value="5310">
            <text:p>5310</text:p>
          </table:table-cell>
          <table:table-cell office:value-type="float" office:value="5410">
            <text:p>5410</text:p>
          </table:table-cell>
          <table:table-cell table:formula="of:=AVERAGE([.D31:.M31])" office:value-type="float" office:value="5328.3">
            <text:p>532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5555">
            <text:p>5555</text:p>
          </table:table-cell>
          <table:table-cell office:value-type="float" office:value="5466">
            <text:p>5466</text:p>
          </table:table-cell>
          <table:table-cell office:value-type="float" office:value="5500">
            <text:p>5500</text:p>
          </table:table-cell>
          <table:table-cell office:value-type="float" office:value="5476">
            <text:p>5476</text:p>
          </table:table-cell>
          <table:table-cell office:value-type="float" office:value="5464">
            <text:p>5464</text:p>
          </table:table-cell>
          <table:table-cell office:value-type="float" office:value="5545">
            <text:p>5545</text:p>
          </table:table-cell>
          <table:table-cell office:value-type="float" office:value="5509">
            <text:p>5509</text:p>
          </table:table-cell>
          <table:table-cell office:value-type="float" office:value="5437">
            <text:p>5437</text:p>
          </table:table-cell>
          <table:table-cell office:value-type="float" office:value="5493">
            <text:p>5493</text:p>
          </table:table-cell>
          <table:table-cell office:value-type="float" office:value="5422">
            <text:p>5422</text:p>
          </table:table-cell>
          <table:table-cell table:formula="of:=AVERAGE([.D32:.M32])" office:value-type="float" office:value="5486.7">
            <text:p>5486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5648">
            <text:p>5648</text:p>
          </table:table-cell>
          <table:table-cell office:value-type="float" office:value="5710">
            <text:p>5710</text:p>
          </table:table-cell>
          <table:table-cell office:value-type="float" office:value="5675">
            <text:p>5675</text:p>
          </table:table-cell>
          <table:table-cell office:value-type="float" office:value="5696">
            <text:p>5696</text:p>
          </table:table-cell>
          <table:table-cell office:value-type="float" office:value="5653">
            <text:p>5653</text:p>
          </table:table-cell>
          <table:table-cell office:value-type="float" office:value="6974">
            <text:p>6974</text:p>
          </table:table-cell>
          <table:table-cell office:value-type="float" office:value="5689">
            <text:p>5689</text:p>
          </table:table-cell>
          <table:table-cell office:value-type="float" office:value="5655">
            <text:p>5655</text:p>
          </table:table-cell>
          <table:table-cell office:value-type="float" office:value="5689">
            <text:p>5689</text:p>
          </table:table-cell>
          <table:table-cell office:value-type="float" office:value="5637">
            <text:p>5637</text:p>
          </table:table-cell>
          <table:table-cell table:formula="of:=AVERAGE([.D33:.M33])" office:value-type="float" office:value="5802.6">
            <text:p>5802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5856">
            <text:p>5856</text:p>
          </table:table-cell>
          <table:table-cell office:value-type="float" office:value="5759">
            <text:p>5759</text:p>
          </table:table-cell>
          <table:table-cell office:value-type="float" office:value="5854">
            <text:p>5854</text:p>
          </table:table-cell>
          <table:table-cell office:value-type="float" office:value="5934">
            <text:p>5934</text:p>
          </table:table-cell>
          <table:table-cell office:value-type="float" office:value="6152">
            <text:p>6152</text:p>
          </table:table-cell>
          <table:table-cell office:value-type="float" office:value="6422">
            <text:p>6422</text:p>
          </table:table-cell>
          <table:table-cell office:value-type="float" office:value="6541">
            <text:p>6541</text:p>
          </table:table-cell>
          <table:table-cell office:value-type="float" office:value="6369">
            <text:p>6369</text:p>
          </table:table-cell>
          <table:table-cell office:value-type="float" office:value="6655">
            <text:p>6655</text:p>
          </table:table-cell>
          <table:table-cell office:value-type="float" office:value="6506">
            <text:p>6506</text:p>
          </table:table-cell>
          <table:table-cell table:formula="of:=AVERAGE([.D34:.M34])" office:value-type="float" office:value="6204.8">
            <text:p>620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6538">
            <text:p>6538</text:p>
          </table:table-cell>
          <table:table-cell office:value-type="float" office:value="6772">
            <text:p>6772</text:p>
          </table:table-cell>
          <table:table-cell office:value-type="float" office:value="6679">
            <text:p>6679</text:p>
          </table:table-cell>
          <table:table-cell office:value-type="float" office:value="6459">
            <text:p>6459</text:p>
          </table:table-cell>
          <table:table-cell office:value-type="float" office:value="6423">
            <text:p>6423</text:p>
          </table:table-cell>
          <table:table-cell office:value-type="float" office:value="6049">
            <text:p>6049</text:p>
          </table:table-cell>
          <table:table-cell office:value-type="float" office:value="6037">
            <text:p>6037</text:p>
          </table:table-cell>
          <table:table-cell office:value-type="float" office:value="6121">
            <text:p>6121</text:p>
          </table:table-cell>
          <table:table-cell office:value-type="float" office:value="6052">
            <text:p>6052</text:p>
          </table:table-cell>
          <table:table-cell office:value-type="float" office:value="6100">
            <text:p>6100</text:p>
          </table:table-cell>
          <table:table-cell table:formula="of:=AVERAGE([.D35:.M35])" office:value-type="float" office:value="6323">
            <text:p>632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6404">
            <text:p>6404</text:p>
          </table:table-cell>
          <table:table-cell office:value-type="float" office:value="6186">
            <text:p>6186</text:p>
          </table:table-cell>
          <table:table-cell table:number-columns-repeated="2" office:value-type="float" office:value="6233">
            <text:p>6233</text:p>
          </table:table-cell>
          <table:table-cell office:value-type="float" office:value="6123">
            <text:p>6123</text:p>
          </table:table-cell>
          <table:table-cell office:value-type="float" office:value="6168">
            <text:p>6168</text:p>
          </table:table-cell>
          <table:table-cell office:value-type="float" office:value="6206">
            <text:p>6206</text:p>
          </table:table-cell>
          <table:table-cell office:value-type="float" office:value="6215">
            <text:p>6215</text:p>
          </table:table-cell>
          <table:table-cell office:value-type="float" office:value="6192">
            <text:p>6192</text:p>
          </table:table-cell>
          <table:table-cell office:value-type="float" office:value="6146">
            <text:p>6146</text:p>
          </table:table-cell>
          <table:table-cell table:formula="of:=AVERAGE([.D36:.M36])" office:value-type="float" office:value="6210.6">
            <text:p>621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6440">
            <text:p>6440</text:p>
          </table:table-cell>
          <table:table-cell office:value-type="float" office:value="6309">
            <text:p>6309</text:p>
          </table:table-cell>
          <table:table-cell office:value-type="float" office:value="6366">
            <text:p>6366</text:p>
          </table:table-cell>
          <table:table-cell office:value-type="float" office:value="6770">
            <text:p>6770</text:p>
          </table:table-cell>
          <table:table-cell office:value-type="float" office:value="6363">
            <text:p>6363</text:p>
          </table:table-cell>
          <table:table-cell office:value-type="float" office:value="6389">
            <text:p>6389</text:p>
          </table:table-cell>
          <table:table-cell office:value-type="float" office:value="6317">
            <text:p>6317</text:p>
          </table:table-cell>
          <table:table-cell office:value-type="float" office:value="6373">
            <text:p>6373</text:p>
          </table:table-cell>
          <table:table-cell office:value-type="float" office:value="6851">
            <text:p>6851</text:p>
          </table:table-cell>
          <table:table-cell office:value-type="float" office:value="6378">
            <text:p>6378</text:p>
          </table:table-cell>
          <table:table-cell table:formula="of:=AVERAGE([.D37:.M37])" office:value-type="float" office:value="6455.6">
            <text:p>645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6860">
            <text:p>6860</text:p>
          </table:table-cell>
          <table:table-cell office:value-type="float" office:value="7033">
            <text:p>7033</text:p>
          </table:table-cell>
          <table:table-cell office:value-type="float" office:value="6887">
            <text:p>6887</text:p>
          </table:table-cell>
          <table:table-cell office:value-type="float" office:value="6979">
            <text:p>6979</text:p>
          </table:table-cell>
          <table:table-cell office:value-type="float" office:value="7026">
            <text:p>7026</text:p>
          </table:table-cell>
          <table:table-cell office:value-type="float" office:value="6952">
            <text:p>6952</text:p>
          </table:table-cell>
          <table:table-cell office:value-type="float" office:value="7020">
            <text:p>7020</text:p>
          </table:table-cell>
          <table:table-cell office:value-type="float" office:value="6924">
            <text:p>6924</text:p>
          </table:table-cell>
          <table:table-cell office:value-type="float" office:value="6920">
            <text:p>6920</text:p>
          </table:table-cell>
          <table:table-cell office:value-type="float" office:value="6938">
            <text:p>6938</text:p>
          </table:table-cell>
          <table:table-cell table:formula="of:=AVERAGE([.D38:.M38])" office:value-type="float" office:value="6953.9">
            <text:p>6953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7089">
            <text:p>7089</text:p>
          </table:table-cell>
          <table:table-cell office:value-type="float" office:value="7078">
            <text:p>7078</text:p>
          </table:table-cell>
          <table:table-cell office:value-type="float" office:value="7064">
            <text:p>7064</text:p>
          </table:table-cell>
          <table:table-cell office:value-type="float" office:value="7238">
            <text:p>7238</text:p>
          </table:table-cell>
          <table:table-cell office:value-type="float" office:value="7085">
            <text:p>7085</text:p>
          </table:table-cell>
          <table:table-cell office:value-type="float" office:value="7126">
            <text:p>7126</text:p>
          </table:table-cell>
          <table:table-cell office:value-type="float" office:value="7068">
            <text:p>7068</text:p>
          </table:table-cell>
          <table:table-cell office:value-type="float" office:value="7075">
            <text:p>7075</text:p>
          </table:table-cell>
          <table:table-cell office:value-type="float" office:value="7061">
            <text:p>7061</text:p>
          </table:table-cell>
          <table:table-cell office:value-type="float" office:value="7034">
            <text:p>7034</text:p>
          </table:table-cell>
          <table:table-cell table:formula="of:=AVERAGE([.D39:.M39])" office:value-type="float" office:value="7091.8">
            <text:p>7091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7255">
            <text:p>7255</text:p>
          </table:table-cell>
          <table:table-cell office:value-type="float" office:value="7318">
            <text:p>7318</text:p>
          </table:table-cell>
          <table:table-cell office:value-type="float" office:value="7377">
            <text:p>7377</text:p>
          </table:table-cell>
          <table:table-cell office:value-type="float" office:value="7261">
            <text:p>7261</text:p>
          </table:table-cell>
          <table:table-cell office:value-type="float" office:value="7337">
            <text:p>7337</text:p>
          </table:table-cell>
          <table:table-cell office:value-type="float" office:value="7351">
            <text:p>7351</text:p>
          </table:table-cell>
          <table:table-cell office:value-type="float" office:value="7296">
            <text:p>7296</text:p>
          </table:table-cell>
          <table:table-cell office:value-type="float" office:value="7212">
            <text:p>7212</text:p>
          </table:table-cell>
          <table:table-cell office:value-type="float" office:value="7247">
            <text:p>7247</text:p>
          </table:table-cell>
          <table:table-cell office:value-type="float" office:value="7253">
            <text:p>7253</text:p>
          </table:table-cell>
          <table:table-cell table:formula="of:=AVERAGE([.D40:.M40])" office:value-type="float" office:value="7290.7">
            <text:p>729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7419">
            <text:p>7419</text:p>
          </table:table-cell>
          <table:table-cell office:value-type="float" office:value="7397">
            <text:p>7397</text:p>
          </table:table-cell>
          <table:table-cell office:value-type="float" office:value="7547">
            <text:p>7547</text:p>
          </table:table-cell>
          <table:table-cell office:value-type="float" office:value="7397">
            <text:p>7397</text:p>
          </table:table-cell>
          <table:table-cell office:value-type="float" office:value="7475">
            <text:p>7475</text:p>
          </table:table-cell>
          <table:table-cell office:value-type="float" office:value="7550">
            <text:p>7550</text:p>
          </table:table-cell>
          <table:table-cell office:value-type="float" office:value="7420">
            <text:p>7420</text:p>
          </table:table-cell>
          <table:table-cell office:value-type="float" office:value="7396">
            <text:p>7396</text:p>
          </table:table-cell>
          <table:table-cell office:value-type="float" office:value="7486">
            <text:p>7486</text:p>
          </table:table-cell>
          <table:table-cell office:value-type="float" office:value="7387">
            <text:p>7387</text:p>
          </table:table-cell>
          <table:table-cell table:formula="of:=AVERAGE([.D41:.M41])" office:value-type="float" office:value="7447.4">
            <text:p>744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7619">
            <text:p>7619</text:p>
          </table:table-cell>
          <table:table-cell office:value-type="float" office:value="7653">
            <text:p>7653</text:p>
          </table:table-cell>
          <table:table-cell office:value-type="float" office:value="7710">
            <text:p>7710</text:p>
          </table:table-cell>
          <table:table-cell office:value-type="float" office:value="7617">
            <text:p>7617</text:p>
          </table:table-cell>
          <table:table-cell office:value-type="float" office:value="7577">
            <text:p>7577</text:p>
          </table:table-cell>
          <table:table-cell office:value-type="float" office:value="7603">
            <text:p>7603</text:p>
          </table:table-cell>
          <table:table-cell office:value-type="float" office:value="7822">
            <text:p>7822</text:p>
          </table:table-cell>
          <table:table-cell office:value-type="float" office:value="7592">
            <text:p>7592</text:p>
          </table:table-cell>
          <table:table-cell office:value-type="float" office:value="7574">
            <text:p>7574</text:p>
          </table:table-cell>
          <table:table-cell office:value-type="float" office:value="7564">
            <text:p>7564</text:p>
          </table:table-cell>
          <table:table-cell table:formula="of:=AVERAGE([.D42:.M42])" office:value-type="float" office:value="7633.1">
            <text:p>763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7778">
            <text:p>7778</text:p>
          </table:table-cell>
          <table:table-cell office:value-type="float" office:value="7812">
            <text:p>7812</text:p>
          </table:table-cell>
          <table:table-cell office:value-type="float" office:value="7774">
            <text:p>7774</text:p>
          </table:table-cell>
          <table:table-cell office:value-type="float" office:value="7848">
            <text:p>7848</text:p>
          </table:table-cell>
          <table:table-cell office:value-type="float" office:value="7773">
            <text:p>7773</text:p>
          </table:table-cell>
          <table:table-cell office:value-type="float" office:value="7807">
            <text:p>7807</text:p>
          </table:table-cell>
          <table:table-cell office:value-type="float" office:value="7862">
            <text:p>7862</text:p>
          </table:table-cell>
          <table:table-cell office:value-type="float" office:value="7912">
            <text:p>7912</text:p>
          </table:table-cell>
          <table:table-cell office:value-type="float" office:value="7759">
            <text:p>7759</text:p>
          </table:table-cell>
          <table:table-cell office:value-type="float" office:value="7732">
            <text:p>7732</text:p>
          </table:table-cell>
          <table:table-cell table:formula="of:=AVERAGE([.D43:.M43])" office:value-type="float" office:value="7805.7">
            <text:p>780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7916">
            <text:p>7916</text:p>
          </table:table-cell>
          <table:table-cell office:value-type="float" office:value="7940">
            <text:p>7940</text:p>
          </table:table-cell>
          <table:table-cell office:value-type="float" office:value="7923">
            <text:p>7923</text:p>
          </table:table-cell>
          <table:table-cell office:value-type="float" office:value="7950">
            <text:p>7950</text:p>
          </table:table-cell>
          <table:table-cell office:value-type="float" office:value="7964">
            <text:p>7964</text:p>
          </table:table-cell>
          <table:table-cell office:value-type="float" office:value="7997">
            <text:p>7997</text:p>
          </table:table-cell>
          <table:table-cell office:value-type="float" office:value="7961">
            <text:p>7961</text:p>
          </table:table-cell>
          <table:table-cell office:value-type="float" office:value="7917">
            <text:p>7917</text:p>
          </table:table-cell>
          <table:table-cell office:value-type="float" office:value="7984">
            <text:p>7984</text:p>
          </table:table-cell>
          <table:table-cell office:value-type="float" office:value="7995">
            <text:p>7995</text:p>
          </table:table-cell>
          <table:table-cell table:formula="of:=AVERAGE([.D44:.M44])" office:value-type="float" office:value="7954.7">
            <text:p>795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8150">
            <text:p>8150</text:p>
          </table:table-cell>
          <table:table-cell office:value-type="float" office:value="8108">
            <text:p>8108</text:p>
          </table:table-cell>
          <table:table-cell office:value-type="float" office:value="8155">
            <text:p>8155</text:p>
          </table:table-cell>
          <table:table-cell office:value-type="float" office:value="8222">
            <text:p>8222</text:p>
          </table:table-cell>
          <table:table-cell office:value-type="float" office:value="8262">
            <text:p>8262</text:p>
          </table:table-cell>
          <table:table-cell office:value-type="float" office:value="8190">
            <text:p>8190</text:p>
          </table:table-cell>
          <table:table-cell office:value-type="float" office:value="8153">
            <text:p>8153</text:p>
          </table:table-cell>
          <table:table-cell office:value-type="float" office:value="8157">
            <text:p>8157</text:p>
          </table:table-cell>
          <table:table-cell office:value-type="float" office:value="8190">
            <text:p>8190</text:p>
          </table:table-cell>
          <table:table-cell office:value-type="float" office:value="8112">
            <text:p>8112</text:p>
          </table:table-cell>
          <table:table-cell table:formula="of:=AVERAGE([.D45:.M45])" office:value-type="float" office:value="8169.9">
            <text:p>816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8375">
            <text:p>8375</text:p>
          </table:table-cell>
          <table:table-cell office:value-type="float" office:value="8292">
            <text:p>8292</text:p>
          </table:table-cell>
          <table:table-cell office:value-type="float" office:value="8309">
            <text:p>8309</text:p>
          </table:table-cell>
          <table:table-cell office:value-type="float" office:value="8351">
            <text:p>8351</text:p>
          </table:table-cell>
          <table:table-cell office:value-type="float" office:value="8408">
            <text:p>8408</text:p>
          </table:table-cell>
          <table:table-cell office:value-type="float" office:value="8384">
            <text:p>8384</text:p>
          </table:table-cell>
          <table:table-cell office:value-type="float" office:value="8340">
            <text:p>8340</text:p>
          </table:table-cell>
          <table:table-cell office:value-type="float" office:value="8314">
            <text:p>8314</text:p>
          </table:table-cell>
          <table:table-cell table:number-columns-repeated="2" office:value-type="float" office:value="8299">
            <text:p>8299</text:p>
          </table:table-cell>
          <table:table-cell table:formula="of:=AVERAGE([.D46:.M46])" office:value-type="float" office:value="8337.1">
            <text:p>833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1414">
            <text:p>11414</text:p>
          </table:table-cell>
          <table:table-cell office:value-type="float" office:value="9071">
            <text:p>9071</text:p>
          </table:table-cell>
          <table:table-cell office:value-type="float" office:value="9255">
            <text:p>9255</text:p>
          </table:table-cell>
          <table:table-cell office:value-type="float" office:value="9007">
            <text:p>9007</text:p>
          </table:table-cell>
          <table:table-cell office:value-type="float" office:value="9081">
            <text:p>9081</text:p>
          </table:table-cell>
          <table:table-cell office:value-type="float" office:value="8979">
            <text:p>8979</text:p>
          </table:table-cell>
          <table:table-cell office:value-type="float" office:value="9041">
            <text:p>9041</text:p>
          </table:table-cell>
          <table:table-cell office:value-type="float" office:value="9061">
            <text:p>9061</text:p>
          </table:table-cell>
          <table:table-cell office:value-type="float" office:value="9055">
            <text:p>9055</text:p>
          </table:table-cell>
          <table:table-cell office:value-type="float" office:value="9104">
            <text:p>9104</text:p>
          </table:table-cell>
          <table:table-cell table:formula="of:=AVERAGE([.D47:.M47])" office:value-type="float" office:value="9306.8">
            <text:p>930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9193">
            <text:p>9193</text:p>
          </table:table-cell>
          <table:table-cell office:value-type="float" office:value="9166">
            <text:p>9166</text:p>
          </table:table-cell>
          <table:table-cell office:value-type="float" office:value="9158">
            <text:p>9158</text:p>
          </table:table-cell>
          <table:table-cell office:value-type="float" office:value="9177">
            <text:p>9177</text:p>
          </table:table-cell>
          <table:table-cell office:value-type="float" office:value="9192">
            <text:p>9192</text:p>
          </table:table-cell>
          <table:table-cell office:value-type="float" office:value="9234">
            <text:p>9234</text:p>
          </table:table-cell>
          <table:table-cell office:value-type="float" office:value="9164">
            <text:p>9164</text:p>
          </table:table-cell>
          <table:table-cell office:value-type="float" office:value="9198">
            <text:p>9198</text:p>
          </table:table-cell>
          <table:table-cell office:value-type="float" office:value="9072">
            <text:p>9072</text:p>
          </table:table-cell>
          <table:table-cell office:value-type="float" office:value="9184">
            <text:p>9184</text:p>
          </table:table-cell>
          <table:table-cell table:formula="of:=AVERAGE([.D48:.M48])" office:value-type="float" office:value="9173.8">
            <text:p>917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9377">
            <text:p>9377</text:p>
          </table:table-cell>
          <table:table-cell office:value-type="float" office:value="9339">
            <text:p>9339</text:p>
          </table:table-cell>
          <table:table-cell office:value-type="float" office:value="9340">
            <text:p>9340</text:p>
          </table:table-cell>
          <table:table-cell office:value-type="float" office:value="9496">
            <text:p>9496</text:p>
          </table:table-cell>
          <table:table-cell office:value-type="float" office:value="9396">
            <text:p>9396</text:p>
          </table:table-cell>
          <table:table-cell office:value-type="float" office:value="9347">
            <text:p>9347</text:p>
          </table:table-cell>
          <table:table-cell office:value-type="float" office:value="9522">
            <text:p>9522</text:p>
          </table:table-cell>
          <table:table-cell office:value-type="float" office:value="9518">
            <text:p>9518</text:p>
          </table:table-cell>
          <table:table-cell office:value-type="float" office:value="9393">
            <text:p>9393</text:p>
          </table:table-cell>
          <table:table-cell office:value-type="float" office:value="9504">
            <text:p>9504</text:p>
          </table:table-cell>
          <table:table-cell table:formula="of:=AVERAGE([.D49:.M49])" office:value-type="float" office:value="9423.2">
            <text:p>942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9539">
            <text:p>9539</text:p>
          </table:table-cell>
          <table:table-cell office:value-type="float" office:value="9429">
            <text:p>9429</text:p>
          </table:table-cell>
          <table:table-cell office:value-type="float" office:value="9778">
            <text:p>9778</text:p>
          </table:table-cell>
          <table:table-cell office:value-type="float" office:value="9585">
            <text:p>9585</text:p>
          </table:table-cell>
          <table:table-cell office:value-type="float" office:value="9613">
            <text:p>9613</text:p>
          </table:table-cell>
          <table:table-cell office:value-type="float" office:value="9483">
            <text:p>9483</text:p>
          </table:table-cell>
          <table:table-cell office:value-type="float" office:value="9482">
            <text:p>9482</text:p>
          </table:table-cell>
          <table:table-cell office:value-type="float" office:value="9567">
            <text:p>9567</text:p>
          </table:table-cell>
          <table:table-cell office:value-type="float" office:value="9608">
            <text:p>9608</text:p>
          </table:table-cell>
          <table:table-cell office:value-type="float" office:value="9466">
            <text:p>9466</text:p>
          </table:table-cell>
          <table:table-cell table:formula="of:=AVERAGE([.D50:.M50])" office:value-type="float" office:value="9555">
            <text:p>955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9692">
            <text:p>9692</text:p>
          </table:table-cell>
          <table:table-cell office:value-type="float" office:value="9685">
            <text:p>9685</text:p>
          </table:table-cell>
          <table:table-cell office:value-type="float" office:value="9690">
            <text:p>9690</text:p>
          </table:table-cell>
          <table:table-cell office:value-type="float" office:value="9721">
            <text:p>9721</text:p>
          </table:table-cell>
          <table:table-cell office:value-type="float" office:value="9696">
            <text:p>9696</text:p>
          </table:table-cell>
          <table:table-cell office:value-type="float" office:value="9724">
            <text:p>9724</text:p>
          </table:table-cell>
          <table:table-cell office:value-type="float" office:value="9786">
            <text:p>9786</text:p>
          </table:table-cell>
          <table:table-cell office:value-type="float" office:value="9854">
            <text:p>9854</text:p>
          </table:table-cell>
          <table:table-cell office:value-type="float" office:value="9629">
            <text:p>9629</text:p>
          </table:table-cell>
          <table:table-cell office:value-type="float" office:value="9808">
            <text:p>9808</text:p>
          </table:table-cell>
          <table:table-cell table:formula="of:=AVERAGE([.D51:.M51])" office:value-type="float" office:value="9728.5">
            <text:p>972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0006">
            <text:p>10006</text:p>
          </table:table-cell>
          <table:table-cell office:value-type="float" office:value="9872">
            <text:p>9872</text:p>
          </table:table-cell>
          <table:table-cell office:value-type="float" office:value="9957">
            <text:p>9957</text:p>
          </table:table-cell>
          <table:table-cell office:value-type="float" office:value="9977">
            <text:p>9977</text:p>
          </table:table-cell>
          <table:table-cell office:value-type="float" office:value="9935">
            <text:p>9935</text:p>
          </table:table-cell>
          <table:table-cell office:value-type="float" office:value="9869">
            <text:p>9869</text:p>
          </table:table-cell>
          <table:table-cell office:value-type="float" office:value="9831">
            <text:p>9831</text:p>
          </table:table-cell>
          <table:table-cell office:value-type="float" office:value="9961">
            <text:p>9961</text:p>
          </table:table-cell>
          <table:table-cell office:value-type="float" office:value="9938">
            <text:p>9938</text:p>
          </table:table-cell>
          <table:table-cell office:value-type="float" office:value="9949">
            <text:p>9949</text:p>
          </table:table-cell>
          <table:table-cell table:formula="of:=AVERAGE([.D52:.M52])" office:value-type="float" office:value="9929.5">
            <text:p>992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0099">
            <text:p>10099</text:p>
          </table:table-cell>
          <table:table-cell office:value-type="float" office:value="10038">
            <text:p>10038</text:p>
          </table:table-cell>
          <table:table-cell office:value-type="float" office:value="10423">
            <text:p>10423</text:p>
          </table:table-cell>
          <table:table-cell office:value-type="float" office:value="10086">
            <text:p>10086</text:p>
          </table:table-cell>
          <table:table-cell office:value-type="float" office:value="10246">
            <text:p>10246</text:p>
          </table:table-cell>
          <table:table-cell office:value-type="float" office:value="10200">
            <text:p>10200</text:p>
          </table:table-cell>
          <table:table-cell office:value-type="float" office:value="10305">
            <text:p>10305</text:p>
          </table:table-cell>
          <table:table-cell office:value-type="float" office:value="10098">
            <text:p>10098</text:p>
          </table:table-cell>
          <table:table-cell office:value-type="float" office:value="10064">
            <text:p>10064</text:p>
          </table:table-cell>
          <table:table-cell office:value-type="float" office:value="10106">
            <text:p>10106</text:p>
          </table:table-cell>
          <table:table-cell table:formula="of:=AVERAGE([.D53:.M53])" office:value-type="float" office:value="10166.5">
            <text:p>1016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10371">
            <text:p>10371</text:p>
          </table:table-cell>
          <table:table-cell office:value-type="float" office:value="10288">
            <text:p>10288</text:p>
          </table:table-cell>
          <table:table-cell office:value-type="float" office:value="10283">
            <text:p>10283</text:p>
          </table:table-cell>
          <table:table-cell office:value-type="float" office:value="10505">
            <text:p>10505</text:p>
          </table:table-cell>
          <table:table-cell office:value-type="float" office:value="10446">
            <text:p>10446</text:p>
          </table:table-cell>
          <table:table-cell office:value-type="float" office:value="10306">
            <text:p>10306</text:p>
          </table:table-cell>
          <table:table-cell office:value-type="float" office:value="10261">
            <text:p>10261</text:p>
          </table:table-cell>
          <table:table-cell office:value-type="float" office:value="10203">
            <text:p>10203</text:p>
          </table:table-cell>
          <table:table-cell office:value-type="float" office:value="10285">
            <text:p>10285</text:p>
          </table:table-cell>
          <table:table-cell office:value-type="float" office:value="10337">
            <text:p>10337</text:p>
          </table:table-cell>
          <table:table-cell table:formula="of:=AVERAGE([.D54:.M54])" office:value-type="float" office:value="10328.5">
            <text:p>1032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0646">
            <text:p>10646</text:p>
          </table:table-cell>
          <table:table-cell office:value-type="float" office:value="10380">
            <text:p>10380</text:p>
          </table:table-cell>
          <table:table-cell office:value-type="float" office:value="10519">
            <text:p>10519</text:p>
          </table:table-cell>
          <table:table-cell office:value-type="float" office:value="10537">
            <text:p>10537</text:p>
          </table:table-cell>
          <table:table-cell office:value-type="float" office:value="10575">
            <text:p>10575</text:p>
          </table:table-cell>
          <table:table-cell office:value-type="float" office:value="10437">
            <text:p>10437</text:p>
          </table:table-cell>
          <table:table-cell office:value-type="float" office:value="10894">
            <text:p>10894</text:p>
          </table:table-cell>
          <table:table-cell office:value-type="float" office:value="10386">
            <text:p>10386</text:p>
          </table:table-cell>
          <table:table-cell office:value-type="float" office:value="10978">
            <text:p>10978</text:p>
          </table:table-cell>
          <table:table-cell office:value-type="float" office:value="11221">
            <text:p>11221</text:p>
          </table:table-cell>
          <table:table-cell table:formula="of:=AVERAGE([.D55:.M55])" office:value-type="float" office:value="10657.3">
            <text:p>1065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1068">
            <text:p>11068</text:p>
          </table:table-cell>
          <table:table-cell office:value-type="float" office:value="10966">
            <text:p>10966</text:p>
          </table:table-cell>
          <table:table-cell office:value-type="float" office:value="11104">
            <text:p>11104</text:p>
          </table:table-cell>
          <table:table-cell office:value-type="float" office:value="11127">
            <text:p>11127</text:p>
          </table:table-cell>
          <table:table-cell office:value-type="float" office:value="11096">
            <text:p>11096</text:p>
          </table:table-cell>
          <table:table-cell office:value-type="float" office:value="11237">
            <text:p>11237</text:p>
          </table:table-cell>
          <table:table-cell office:value-type="float" office:value="11198">
            <text:p>11198</text:p>
          </table:table-cell>
          <table:table-cell office:value-type="float" office:value="11089">
            <text:p>11089</text:p>
          </table:table-cell>
          <table:table-cell office:value-type="float" office:value="11119">
            <text:p>11119</text:p>
          </table:table-cell>
          <table:table-cell office:value-type="float" office:value="11285">
            <text:p>11285</text:p>
          </table:table-cell>
          <table:table-cell table:formula="of:=AVERAGE([.D56:.M56])" office:value-type="float" office:value="11128.9">
            <text:p>1112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1382">
            <text:p>11382</text:p>
          </table:table-cell>
          <table:table-cell office:value-type="float" office:value="11417">
            <text:p>11417</text:p>
          </table:table-cell>
          <table:table-cell office:value-type="float" office:value="10975">
            <text:p>10975</text:p>
          </table:table-cell>
          <table:table-cell office:value-type="float" office:value="11376">
            <text:p>11376</text:p>
          </table:table-cell>
          <table:table-cell office:value-type="float" office:value="11689">
            <text:p>11689</text:p>
          </table:table-cell>
          <table:table-cell office:value-type="float" office:value="11294">
            <text:p>11294</text:p>
          </table:table-cell>
          <table:table-cell office:value-type="float" office:value="11273">
            <text:p>11273</text:p>
          </table:table-cell>
          <table:table-cell office:value-type="float" office:value="10869">
            <text:p>10869</text:p>
          </table:table-cell>
          <table:table-cell office:value-type="float" office:value="11441">
            <text:p>11441</text:p>
          </table:table-cell>
          <table:table-cell office:value-type="float" office:value="11326">
            <text:p>11326</text:p>
          </table:table-cell>
          <table:table-cell table:formula="of:=AVERAGE([.D57:.M57])" office:value-type="float" office:value="11304.2">
            <text:p>11304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1399">
            <text:p>11399</text:p>
          </table:table-cell>
          <table:table-cell office:value-type="float" office:value="11589">
            <text:p>11589</text:p>
          </table:table-cell>
          <table:table-cell office:value-type="float" office:value="11460">
            <text:p>11460</text:p>
          </table:table-cell>
          <table:table-cell office:value-type="float" office:value="11429">
            <text:p>11429</text:p>
          </table:table-cell>
          <table:table-cell office:value-type="float" office:value="11723">
            <text:p>11723</text:p>
          </table:table-cell>
          <table:table-cell office:value-type="float" office:value="11648">
            <text:p>11648</text:p>
          </table:table-cell>
          <table:table-cell office:value-type="float" office:value="11398">
            <text:p>11398</text:p>
          </table:table-cell>
          <table:table-cell office:value-type="float" office:value="11619">
            <text:p>11619</text:p>
          </table:table-cell>
          <table:table-cell office:value-type="float" office:value="11649">
            <text:p>11649</text:p>
          </table:table-cell>
          <table:table-cell office:value-type="float" office:value="11582">
            <text:p>11582</text:p>
          </table:table-cell>
          <table:table-cell table:formula="of:=AVERAGE([.D58:.M58])" office:value-type="float" office:value="11549.6">
            <text:p>1154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1808">
            <text:p>11808</text:p>
          </table:table-cell>
          <table:table-cell office:value-type="float" office:value="11722">
            <text:p>11722</text:p>
          </table:table-cell>
          <table:table-cell office:value-type="float" office:value="11633">
            <text:p>11633</text:p>
          </table:table-cell>
          <table:table-cell office:value-type="float" office:value="11721">
            <text:p>11721</text:p>
          </table:table-cell>
          <table:table-cell office:value-type="float" office:value="11734">
            <text:p>11734</text:p>
          </table:table-cell>
          <table:table-cell office:value-type="float" office:value="11583">
            <text:p>11583</text:p>
          </table:table-cell>
          <table:table-cell office:value-type="float" office:value="11786">
            <text:p>11786</text:p>
          </table:table-cell>
          <table:table-cell office:value-type="float" office:value="11712">
            <text:p>11712</text:p>
          </table:table-cell>
          <table:table-cell office:value-type="float" office:value="11636">
            <text:p>11636</text:p>
          </table:table-cell>
          <table:table-cell office:value-type="float" office:value="11738">
            <text:p>11738</text:p>
          </table:table-cell>
          <table:table-cell table:formula="of:=AVERAGE([.D59:.M59])" office:value-type="float" office:value="11707.3">
            <text:p>1170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1953">
            <text:p>11953</text:p>
          </table:table-cell>
          <table:table-cell office:value-type="float" office:value="11942">
            <text:p>11942</text:p>
          </table:table-cell>
          <table:table-cell office:value-type="float" office:value="12123">
            <text:p>12123</text:p>
          </table:table-cell>
          <table:table-cell office:value-type="float" office:value="11892">
            <text:p>11892</text:p>
          </table:table-cell>
          <table:table-cell office:value-type="float" office:value="11866">
            <text:p>11866</text:p>
          </table:table-cell>
          <table:table-cell office:value-type="float" office:value="11825">
            <text:p>11825</text:p>
          </table:table-cell>
          <table:table-cell office:value-type="float" office:value="11936">
            <text:p>11936</text:p>
          </table:table-cell>
          <table:table-cell office:value-type="float" office:value="11795">
            <text:p>11795</text:p>
          </table:table-cell>
          <table:table-cell office:value-type="float" office:value="12025">
            <text:p>12025</text:p>
          </table:table-cell>
          <table:table-cell office:value-type="float" office:value="11973">
            <text:p>11973</text:p>
          </table:table-cell>
          <table:table-cell table:formula="of:=AVERAGE([.D60:.M60])" office:value-type="float" office:value="11933">
            <text:p>119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2167">
            <text:p>12167</text:p>
          </table:table-cell>
          <table:table-cell office:value-type="float" office:value="12175">
            <text:p>12175</text:p>
          </table:table-cell>
          <table:table-cell office:value-type="float" office:value="12062">
            <text:p>12062</text:p>
          </table:table-cell>
          <table:table-cell office:value-type="float" office:value="11967">
            <text:p>11967</text:p>
          </table:table-cell>
          <table:table-cell office:value-type="float" office:value="12081">
            <text:p>12081</text:p>
          </table:table-cell>
          <table:table-cell office:value-type="float" office:value="12114">
            <text:p>12114</text:p>
          </table:table-cell>
          <table:table-cell office:value-type="float" office:value="12404">
            <text:p>12404</text:p>
          </table:table-cell>
          <table:table-cell office:value-type="float" office:value="12215">
            <text:p>12215</text:p>
          </table:table-cell>
          <table:table-cell office:value-type="float" office:value="12187">
            <text:p>12187</text:p>
          </table:table-cell>
          <table:table-cell office:value-type="float" office:value="12046">
            <text:p>12046</text:p>
          </table:table-cell>
          <table:table-cell table:formula="of:=AVERAGE([.D61:.M61])" office:value-type="float" office:value="12141.8">
            <text:p>12141.8</text:p>
          </table:table-cell>
        </table:table-row>
        <table:table-row table:style-name="ro1">
          <table:table-cell/>
          <table:table-cell>
            <draw:frame table:end-cell-address="'MyOldestPerson.addPerson'.K90" table:end-x="0.0382in" table:end-y="0.0803in" draw:z-index="0" draw:style-name="gr1" svg:width="8in" svg:height="5in" svg:x="0.0394in" svg:y="0.0398in">
              <draw:object draw:notify-on-update-of-ranges="'MyOldestPerson.addPerson'.B1:'MyOldestPerson.addPerson'.B61 'MyOldestPerson.addPerson'.N1:'MyOldestPerson.addPerson'.N61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2"/>
        </table:table-row>
      </table:table>
      <table:table table:name="MyOldestPeopleFinder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Stijgend aantal personen, constant aantal oudste personen</text:p>
          </table:table-cell>
          <table:table-cell table:number-columns-repeated="13"/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2:.M2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:.M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:.M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:.M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:.M1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:.M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16:.M1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0:.M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1:.M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23:.M2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27:.M2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9:.M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0:.M3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1:.M31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2:.M3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3:.M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5:.M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6:.M3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7:.M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8:.M3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9:.M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40:.M4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1:.M4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2:.M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3:.M4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4:.M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5:.M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46:.M4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7:.M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8:.M4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49:.M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0:.M5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1:.M5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52:.M5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3:.M5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4:.M5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5:.M5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6:.M5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57:.M57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58:.M5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9:.M5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60:.M60])" office:value-type="float" office:value="0.1">
            <text:p>0.1</text:p>
          </table:table-cell>
        </table:table-row>
        <table:table-row table:style-name="ro1">
          <table:table-cell>
            <draw:frame table:end-cell-address="MyOldestPeopleFinder1.J89" table:end-x="0.0744in" table:end-y="0.1142in" draw:z-index="0" draw:style-name="gr1" svg:width="8in" svg:height="5in" svg:x="0.0756in" svg:y="0.0732in">
              <draw:object draw:notify-on-update-of-ranges="MyOldestPeopleFinder1.B2:MyOldestPeopleFinder1.B60 MyOldestPeopleFinder1.N2:MyOldestPeopleFinder1.N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</table:table>
      <table:table table:name="MyOldestPersonFinder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Constant aantal personen (namelijk 100000) en een stijgend aantal oudste personen</text:p>
          </table:table-cell>
          <table:table-cell table:number-columns-repeated="13"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2:.M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">
            <text:p>2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">
            <text:p>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">
            <text:p>6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5:.M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">
            <text:p>8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6:.M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">
            <text:p>1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">
            <text:p>12</text:p>
          </table:table-cell>
          <table:table-cell office:value-type="string">
            <text:p>Ms: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8:.M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">
            <text:p>14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9:.M9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">
            <text:p>1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">
            <text:p>18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11:.M1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">
            <text:p>2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12:.M1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">
            <text:p>22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">
            <text:p>2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">
            <text:p>26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15:.M1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">
            <text:p>28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6:.M16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">
            <text:p>3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">
            <text:p>32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">
            <text:p>3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">
            <text:p>36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20:.M2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">
            <text:p>38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1:.M2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">
            <text:p>4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22:.M2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">
            <text:p>42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3:.M2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">
            <text:p>4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">
            <text:p>4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">
            <text:p>48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">
            <text:p>5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27:.M2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2">
            <text:p>52</text:p>
          </table:table-cell>
          <table:table-cell office:value-type="string">
            <text:p>Ms: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28:.M28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4">
            <text:p>54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29:.M2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6">
            <text:p>56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30:.M30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8">
            <text:p>58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31:.M31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">
            <text:p>6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D32:.M32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2">
            <text:p>62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33:.M33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4">
            <text:p>6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6">
            <text:p>6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5:.M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8">
            <text:p>68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36:.M3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">
            <text:p>7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7:.M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2">
            <text:p>72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38:.M3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4">
            <text:p>7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9:.M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6">
            <text:p>7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0:.M4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8">
            <text:p>78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41:.M4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">
            <text:p>8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2:.M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2">
            <text:p>82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43:.M43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4">
            <text:p>8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4:.M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6">
            <text:p>8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5:.M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8">
            <text:p>88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46:.M4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">
            <text:p>9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7:.M47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2">
            <text:p>92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48:.M4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4">
            <text:p>94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49:.M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6">
            <text:p>96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50:.M5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8">
            <text:p>98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51:.M5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">
            <text:p>1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2:.M52])" office:value-type="float" office:value="0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table:end-cell-address="MyOldestPersonFinder2.J83" table:end-x="0.2157in" table:end-y="0.1035in" draw:z-index="0" draw:style-name="gr1" svg:width="8in" svg:height="5in" svg:x="0.2169in" svg:y="0.063in">
              <draw:object draw:notify-on-update-of-ranges="MyOldestPersonFinder2.B2:MyOldestPersonFinder2.B52 MyOldestPersonFinder2.N2:MyOldestPersonFinder2.N5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3"/>
        </table:table-row>
      </table:table>
      <table:table table:name="MyOldestPersonFinder3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Stijgend aantal personen (=input * 1000), stijgend aantal gezochte personen (=input)</text:p>
          </table:table-cell>
          <table:table-cell table:number-columns-repeated="13"/>
        </table:table-row>
        <table:table-row table:style-name="ro1">
          <table:table-cell office:value-type="string">
            <text:p>Input:</text:p>
          </table:table-cell>
          <table:table-cell office:value-type="float" office:value="20">
            <text:p>2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2:.M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">
            <text:p>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">
            <text:p>6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">
            <text:p>8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5:.M5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">
            <text:p>1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">
            <text:p>12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">
            <text:p>14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8:.M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">
            <text:p>1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9:.M9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">
            <text:p>18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10:.M10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">
            <text:p>2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1:.M11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">
            <text:p>2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">
            <text:p>2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">
            <text:p>2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4:.M1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">
            <text:p>28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15:.M1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">
            <text:p>3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16:.M16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">
            <text:p>32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7:.M1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">
            <text:p>34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18:.M1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0">
            <text:p>3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9:.M1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0">
            <text:p>38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0:.M20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">
            <text:p>4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1:.M2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0">
            <text:p>4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0">
            <text:p>44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3:.M23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0">
            <text:p>46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24:.M2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0">
            <text:p>48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5:.M25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">
            <text:p>5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20">
            <text:p>5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7:.M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40">
            <text:p>5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60">
            <text:p>56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29:.M2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80">
            <text:p>58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30:.M3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">
            <text:p>6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1:.M31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20">
            <text:p>62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2:.M32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40">
            <text:p>6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3:.M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60">
            <text:p>66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80">
            <text:p>68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35:.M3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">
            <text:p>7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6:.M3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20">
            <text:p>72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37:.M37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40">
            <text:p>74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8:.M38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60">
            <text:p>76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9:.M3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80">
            <text:p>78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0:.M40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">
            <text:p>8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41:.M4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20">
            <text:p>82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42:.M42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40">
            <text:p>84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43:.M4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60">
            <text:p>8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4:.M4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80">
            <text:p>88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45:.M45])" office:value-type="float" office:value="0.4">
            <text:p>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">
            <text:p>9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6:.M4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20">
            <text:p>9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7:.M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40">
            <text:p>94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48:.M48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60">
            <text:p>96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49:.M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80">
            <text:p>98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50:.M5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">
            <text:p>1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51:.M51])" office:value-type="float" office:value="0.2">
            <text:p>0.2</text:p>
          </table:table-cell>
        </table:table-row>
        <table:table-row table:style-name="ro1">
          <table:table-cell>
            <draw:frame table:end-cell-address="MyOldestPersonFinder3.I80" table:end-x="0.8878in" table:end-y="0.1244in" draw:z-index="0" draw:style-name="gr1" svg:width="8in" svg:height="5in" svg:x="0in" svg:y="0.0835in">
              <draw:object draw:notify-on-update-of-ranges="MyOldestPersonFinder3.B2:MyOldestPersonFinder3.B51 MyOldestPersonFinder3.N2:MyOldestPersonFinder3.N5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0.2in" draw:dots2="1" draw:dots2-length="0.2in" draw:distance="0.2in"/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3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4T17:49:42</meta:creation-date>
    <meta:editing-duration>PT11H16M21S</meta:editing-duration>
    <meta:editing-cycles>66</meta:editing-cycles>
    <meta:generator>OpenOffice.org/3.2$Linux OpenOffice.org_project/320m19$Build-9505</meta:generator>
    <meta:initial-creator>Tom Naessens</meta:initial-creator>
    <dc:date>2011-03-16T13:56:37</dc:date>
    <dc:creator>Tom Naessens</dc:creator>
    <meta:document-statistic meta:table-count="17" meta:cell-count="20121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506cm" svg:height="12.095cm" xlink:href=".." chart:class="chart:scatter" chart:style-name="ch1">
        <chart:legend chart:legend-position="end" svg:x="31.896cm" svg:y="5.765cm" chart:style-name="ch2"/>
        <chart:plot-area chart:style-name="ch3" table:cell-range-address="ArrayListPlaceFilter.B1:ArrayListPlaceFilter.B70 ArrayListPlaceFilter.N1:ArrayListPlaceFilter.N70" svg:x="0.69cm" svg:y="0.241cm" svg:width="30.517cm" svg:height="11.37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rayListPlaceFilter.N1:ArrayListPlaceFilter.N70" chart:class="chart:scatter">
            <chart:domain table:cell-range-address="ArrayListPlaceFilter.B1:ArrayListPlaceFilter.B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ArrayListPlaceFilter.B1:ArrayListPlaceFilter.B70">100000</text:p>
              </table:table-cell>
              <table:table-cell office:value-type="float" office:value="17.4">
                <text:p text:id="ArrayListPlaceFilter.N1:ArrayListPlaceFilter.N70">17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258.3">
                <text:p>2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308.9">
                <text:p>30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537.7">
                <text:p>53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617.1">
                <text:p>617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734.7">
                <text:p>73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023.7">
                <text:p>102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1145.2">
                <text:p>114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1267.3">
                <text:p>126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1464.7">
                <text:p>1464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1680.6">
                <text:p>168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1896.1">
                <text:p>1896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2080.3">
                <text:p>208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2281.5">
                <text:p>228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2522.4">
                <text:p>252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2750.2">
                <text:p>275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3005.7">
                <text:p>300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3264.4">
                <text:p>326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3469.8">
                <text:p>346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3764.8">
                <text:p>3764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4063.5">
                <text:p>406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4315.3">
                <text:p>4315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4603.8">
                <text:p>460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4927.2">
                <text:p>492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5241.5">
                <text:p>524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5837.9">
                <text:p>583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6193.2">
                <text:p>619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6562.7">
                <text:p>656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6926.1">
                <text:p>69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7200.9">
                <text:p>720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7662.5">
                <text:p>76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8006.1">
                <text:p>8006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8443.1">
                <text:p>844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8690.5">
                <text:p>869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8935.7">
                <text:p>893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9995.9">
                <text:p>9995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10380.6">
                <text:p>1038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0974.2">
                <text:p>10974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2017">
                <text:p>12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2533.3">
                <text:p>12533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2956.4">
                <text:p>1295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3320.6">
                <text:p>1332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3708.3">
                <text:p>1370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amed-symbol" chart:symbol-name="square" chart:symbol-width="0.1cm" chart:symbol-height="0.1cm" chart:label-position="left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202cm" svg:y="0.255cm" chart:style-name="ch2">
          <text:p>ArrayListPlaceFilter</text:p>
        </chart:title>
        <chart:subtitle svg:x="7.567cm" svg:y="1.012cm" chart:style-name="ch3">
          <text:p>Methode: removeInhabitants()</text:p>
        </chart:subtitle>
        <chart:plot-area chart:style-name="ch4" table:cell-range-address="ArrayListPlaceFilter3.B1:ArrayListPlaceFilter3.B61 ArrayListPlaceFilter3.N1:ArrayListPlaceFilter3.N61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5">
            <chart:title svg:x="0.407cm" svg:y="7.391cm" chart:style-name="ch7">
              <text:p>Tijd (m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ArrayListPlaceFilter3.N1:ArrayListPlaceFilter3.N61" chart:class="chart:scatter">
            <chart:domain table:cell-range-address="ArrayListPlaceFilter3.B1:ArrayListPlaceFilter3.B61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ArrayListPlaceFilter3.B1:ArrayListPlaceFilter3.B61">0</text:p>
              </table:table-cell>
              <table:table-cell office:value-type="float" office:value="0">
                <text:p text:id="ArrayListPlaceFilter3.N1:ArrayListPlaceFilter3.N6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215.4">
                <text:p>21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252.8">
                <text:p>25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294.1">
                <text:p>29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393.6">
                <text:p>39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449.3">
                <text:p>44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608.7">
                <text:p>60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828.4">
                <text:p>82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947.1">
                <text:p>947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1059.4">
                <text:p>105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1195.4">
                <text:p>119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1384.5">
                <text:p>138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1760.1">
                <text:p>176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1920.4">
                <text:p>192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2157.9">
                <text:p>2157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2348.2">
                <text:p>234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2511.1">
                <text:p>2511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00">
                <text:p>1550000</text:p>
              </table:table-cell>
              <table:table-cell office:value-type="float" office:value="2939.3">
                <text:p>293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00">
                <text:p>1600000</text:p>
              </table:table-cell>
              <table:table-cell office:value-type="float" office:value="3224.8">
                <text:p>322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00">
                <text:p>1650000</text:p>
              </table:table-cell>
              <table:table-cell office:value-type="float" office:value="3551.9">
                <text:p>3551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00">
                <text:p>1700000</text:p>
              </table:table-cell>
              <table:table-cell office:value-type="float" office:value="3763.2">
                <text:p>376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00">
                <text:p>1750000</text:p>
              </table:table-cell>
              <table:table-cell office:value-type="float" office:value="4026.6">
                <text:p>4026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00">
                <text:p>1800000</text:p>
              </table:table-cell>
              <table:table-cell office:value-type="float" office:value="4300.9">
                <text:p>430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00">
                <text:p>1850000</text:p>
              </table:table-cell>
              <table:table-cell office:value-type="float" office:value="4638.1">
                <text:p>4638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00">
                <text:p>1900000</text:p>
              </table:table-cell>
              <table:table-cell office:value-type="float" office:value="4799.3">
                <text:p>4799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00">
                <text:p>1950000</text:p>
              </table:table-cell>
              <table:table-cell office:value-type="float" office:value="5079.9">
                <text:p>5079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">
                <text:p>2000000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00">
                <text:p>2050000</text:p>
              </table:table-cell>
              <table:table-cell office:value-type="float" office:value="5548.8">
                <text:p>5548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00">
                <text:p>2100000</text:p>
              </table:table-cell>
              <table:table-cell office:value-type="float" office:value="5881.4">
                <text:p>5881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00">
                <text:p>2150000</text:p>
              </table:table-cell>
              <table:table-cell office:value-type="float" office:value="6265.6">
                <text:p>626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00">
                <text:p>2200000</text:p>
              </table:table-cell>
              <table:table-cell office:value-type="float" office:value="6527.7">
                <text:p>6527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00">
                <text:p>2250000</text:p>
              </table:table-cell>
              <table:table-cell office:value-type="float" office:value="6866.4">
                <text:p>686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00">
                <text:p>230000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00">
                <text:p>2350000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00">
                <text:p>2400000</text:p>
              </table:table-cell>
              <table:table-cell office:value-type="float" office:value="7940.1">
                <text:p>794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00">
                <text:p>2450000</text:p>
              </table:table-cell>
              <table:table-cell office:value-type="float" office:value="8277.1">
                <text:p>8277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00">
                <text:p>2500000</text:p>
              </table:table-cell>
              <table:table-cell office:value-type="float" office:value="8651.6">
                <text:p>865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00">
                <text:p>2550000</text:p>
              </table:table-cell>
              <table:table-cell office:value-type="float" office:value="9048.2">
                <text:p>904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00">
                <text:p>2600000</text:p>
              </table:table-cell>
              <table:table-cell office:value-type="float" office:value="9347.8">
                <text:p>9347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00">
                <text:p>2650000</text:p>
              </table:table-cell>
              <table:table-cell office:value-type="float" office:value="9863.8">
                <text:p>986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00">
                <text:p>2700000</text:p>
              </table:table-cell>
              <table:table-cell office:value-type="float" office:value="10377.9">
                <text:p>1037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00">
                <text:p>2750000</text:p>
              </table:table-cell>
              <table:table-cell office:value-type="float" office:value="10677.7">
                <text:p>10677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00">
                <text:p>2800000</text:p>
              </table:table-cell>
              <table:table-cell office:value-type="float" office:value="11031.4">
                <text:p>1103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00">
                <text:p>2850000</text:p>
              </table:table-cell>
              <table:table-cell office:value-type="float" office:value="11366.1">
                <text:p>11366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00">
                <text:p>2900000</text:p>
              </table:table-cell>
              <table:table-cell office:value-type="float" office:value="11793.5">
                <text:p>1179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00">
                <text:p>2950000</text:p>
              </table:table-cell>
              <table:table-cell office:value-type="float" office:value="12318.3">
                <text:p>12318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0">
                <text:p>3000000</text:p>
              </table:table-cell>
              <table:table-cell office:value-type="float" office:value="12667.5">
                <text:p>1266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plot-area chart:style-name="ch2" table:cell-range-address="'ListInitialsCounter.addPerson'.B1:'ListInitialsCounter.addPerson'.B61 'ListInitialsCounter.addPerson'.N1:'ListInitialsCounter.addPerson'.N61" svg:x="0.406cm" svg:y="0.254cm" svg:width="19.509cm" svg:height="12.19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istInitialsCounter.addPerson'.N1:'ListInitialsCounter.addPerson'.N61" chart:class="chart:scatter">
            <chart:domain table:cell-range-address="'ListInitialsCounter.addPerson'.B1:'ListInitialsCounter.addPerson'.B61"/>
            <chart:regression-curve chart:style-name="ch6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ListInitialsCounter.addPerson'.B1:'ListInitialsCounter.addPerson'.B61">0</text:p>
              </table:table-cell>
              <table:table-cell office:value-type="float" office:value="0">
                <text:p text:id="'ListInitialsCounter.addPerson'.N1:'ListInitialsCounter.addPerson'.N6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73.9">
                <text:p>17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255.3">
                <text:p>25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334.9">
                <text:p>33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412.3">
                <text:p>41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584.1">
                <text:p>58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678.5">
                <text:p>67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753.6">
                <text:p>75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826.4">
                <text:p>82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911.9">
                <text:p>91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1015.4">
                <text:p>101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1072.6">
                <text:p>107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1140.4">
                <text:p>114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1291.1">
                <text:p>129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1350.5">
                <text:p>135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1434.5">
                <text:p>143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1580.3">
                <text:p>158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1677.6">
                <text:p>1677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1912.7">
                <text:p>191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1986.2">
                <text:p>198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2087.6">
                <text:p>208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2147.6">
                <text:p>214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2281.3">
                <text:p>228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2302.9">
                <text:p>230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2435.1">
                <text:p>243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2569.8">
                <text:p>256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00">
                <text:p>155000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00">
                <text:p>1600000</text:p>
              </table:table-cell>
              <table:table-cell office:value-type="float" office:value="2798.9">
                <text:p>279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00">
                <text:p>1650000</text:p>
              </table:table-cell>
              <table:table-cell office:value-type="float" office:value="2828.8">
                <text:p>2828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00">
                <text:p>1700000</text:p>
              </table:table-cell>
              <table:table-cell office:value-type="float" office:value="2936.5">
                <text:p>293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00">
                <text:p>1750000</text:p>
              </table:table-cell>
              <table:table-cell office:value-type="float" office:value="3042.9">
                <text:p>3042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00">
                <text:p>1800000</text:p>
              </table:table-cell>
              <table:table-cell office:value-type="float" office:value="3153.4">
                <text:p>315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00">
                <text:p>1850000</text:p>
              </table:table-cell>
              <table:table-cell office:value-type="float" office:value="3236.8">
                <text:p>3236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00">
                <text:p>1900000</text:p>
              </table:table-cell>
              <table:table-cell office:value-type="float" office:value="3311.5">
                <text:p>331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00">
                <text:p>1950000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">
                <text:p>2000000</text:p>
              </table:table-cell>
              <table:table-cell office:value-type="float" office:value="3477.2">
                <text:p>3477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00">
                <text:p>2050000</text:p>
              </table:table-cell>
              <table:table-cell office:value-type="float" office:value="3599.9">
                <text:p>3599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00">
                <text:p>2100000</text:p>
              </table:table-cell>
              <table:table-cell office:value-type="float" office:value="3641.1">
                <text:p>3641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00">
                <text:p>2150000</text:p>
              </table:table-cell>
              <table:table-cell office:value-type="float" office:value="3775.1">
                <text:p>3775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00">
                <text:p>2200000</text:p>
              </table:table-cell>
              <table:table-cell office:value-type="float" office:value="3892.2">
                <text:p>389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00">
                <text:p>225000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00">
                <text:p>23000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00">
                <text:p>2350000</text:p>
              </table:table-cell>
              <table:table-cell office:value-type="float" office:value="4116.5">
                <text:p>411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00">
                <text:p>2400000</text:p>
              </table:table-cell>
              <table:table-cell office:value-type="float" office:value="4151.8">
                <text:p>415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00">
                <text:p>2450000</text:p>
              </table:table-cell>
              <table:table-cell office:value-type="float" office:value="4235.3">
                <text:p>4235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00">
                <text:p>2500000</text:p>
              </table:table-cell>
              <table:table-cell office:value-type="float" office:value="4408.3">
                <text:p>4408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00">
                <text:p>2550000</text:p>
              </table:table-cell>
              <table:table-cell office:value-type="float" office:value="4494.3">
                <text:p>4494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00">
                <text:p>2600000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00">
                <text:p>2650000</text:p>
              </table:table-cell>
              <table:table-cell office:value-type="float" office:value="4669.5">
                <text:p>4669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00">
                <text:p>2700000</text:p>
              </table:table-cell>
              <table:table-cell office:value-type="float" office:value="4768.4">
                <text:p>476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00">
                <text:p>2750000</text:p>
              </table:table-cell>
              <table:table-cell office:value-type="float" office:value="4810.4">
                <text:p>481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00">
                <text:p>2800000</text:p>
              </table:table-cell>
              <table:table-cell office:value-type="float" office:value="4913.8">
                <text:p>491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00">
                <text:p>2850000</text:p>
              </table:table-cell>
              <table:table-cell office:value-type="float" office:value="5124.3">
                <text:p>512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00">
                <text:p>2900000</text:p>
              </table:table-cell>
              <table:table-cell office:value-type="float" office:value="5188.3">
                <text:p>518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00">
                <text:p>2950000</text:p>
              </table:table-cell>
              <table:table-cell office:value-type="float" office:value="5169.9">
                <text:p>516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0">
                <text:p>3000000</text:p>
              </table:table-cell>
              <table:table-cell office:value-type="float" office:value="5269.2">
                <text:p>5269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11cm" svg:height="13.549cm" xlink:href=".." chart:class="chart:scatter" chart:style-name="ch1">
        <chart:legend chart:legend-position="end" svg:x="30.415cm" svg:y="6.305cm" chart:style-name="ch2"/>
        <chart:plot-area chart:style-name="ch3" table:cell-range-address="'HashMapInitialsCounter.addPerson'.B1:'HashMapInitialsCounter.addPerson'.B61 'HashMapInitialsCounter.addPerson'.N1:'HashMapInitialsCounter.addPerson'.N61" svg:x="0.718cm" svg:y="0.27cm" svg:width="28.98cm" svg:height="12.7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ashMapInitialsCounter.addPerson'.N1:'HashMapInitialsCounter.addPerson'.N61" chart:class="chart:scatter">
            <chart:domain table:cell-range-address="'HashMapInitialsCounter.addPerson'.B1:'HashMapInitialsCounter.addPerson'.B61"/>
            <chart:regression-curve chart:style-name="ch7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HashMapInitialsCounter.addPerson'.B1:'HashMapInitialsCounter.addPerson'.B61">0</text:p>
              </table:table-cell>
              <table:table-cell office:value-type="float" office:value="0">
                <text:p text:id="'HashMapInitialsCounter.addPerson'.N1:'HashMapInitialsCounter.addPerson'.N6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280.7">
                <text:p>28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453.3">
                <text:p>45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537.8">
                <text:p>53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641.8">
                <text:p>64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726.6">
                <text:p>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806.7">
                <text:p>80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976.3">
                <text:p>97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1076.2">
                <text:p>107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1185.6">
                <text:p>118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1271.8">
                <text:p>127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1363.1">
                <text:p>136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1463.2">
                <text:p>146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1612.1">
                <text:p>161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1695.1">
                <text:p>169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1791.6">
                <text:p>179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1871.8">
                <text:p>187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1982.9">
                <text:p>198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2051.7">
                <text:p>205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2150.4">
                <text:p>215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2236.9">
                <text:p>2236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2334.5">
                <text:p>233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2454.5">
                <text:p>245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2525.6">
                <text:p>252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2604.6">
                <text:p>260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00">
                <text:p>155000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00">
                <text:p>160000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00">
                <text:p>1650000</text:p>
              </table:table-cell>
              <table:table-cell office:value-type="float" office:value="2948.6">
                <text:p>29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00">
                <text:p>1700000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00">
                <text:p>1750000</text:p>
              </table:table-cell>
              <table:table-cell office:value-type="float" office:value="3136.6">
                <text:p>3136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00">
                <text:p>1800000</text:p>
              </table:table-cell>
              <table:table-cell office:value-type="float" office:value="3242.1">
                <text:p>324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00">
                <text:p>1850000</text:p>
              </table:table-cell>
              <table:table-cell office:value-type="float" office:value="3314.5">
                <text:p>331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00">
                <text:p>1900000</text:p>
              </table:table-cell>
              <table:table-cell office:value-type="float" office:value="3429.6">
                <text:p>3429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00">
                <text:p>1950000</text:p>
              </table:table-cell>
              <table:table-cell office:value-type="float" office:value="3536.7">
                <text:p>353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">
                <text:p>2000000</text:p>
              </table:table-cell>
              <table:table-cell office:value-type="float" office:value="3638.7">
                <text:p>3638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00">
                <text:p>2050000</text:p>
              </table:table-cell>
              <table:table-cell office:value-type="float" office:value="3685.7">
                <text:p>3685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00">
                <text:p>2100000</text:p>
              </table:table-cell>
              <table:table-cell office:value-type="float" office:value="3783.7">
                <text:p>3783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00">
                <text:p>2150000</text:p>
              </table:table-cell>
              <table:table-cell office:value-type="float" office:value="3865.7">
                <text:p>386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00">
                <text:p>2200000</text:p>
              </table:table-cell>
              <table:table-cell office:value-type="float" office:value="3935.5">
                <text:p>393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00">
                <text:p>2250000</text:p>
              </table:table-cell>
              <table:table-cell office:value-type="float" office:value="4038.1">
                <text:p>403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00">
                <text:p>2300000</text:p>
              </table:table-cell>
              <table:table-cell office:value-type="float" office:value="4147.5">
                <text:p>414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00">
                <text:p>2350000</text:p>
              </table:table-cell>
              <table:table-cell office:value-type="float" office:value="4240.2">
                <text:p>424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00">
                <text:p>2400000</text:p>
              </table:table-cell>
              <table:table-cell office:value-type="float" office:value="4304.5">
                <text:p>430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00">
                <text:p>2450000</text:p>
              </table:table-cell>
              <table:table-cell office:value-type="float" office:value="4377.3">
                <text:p>437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00">
                <text:p>2500000</text:p>
              </table:table-cell>
              <table:table-cell office:value-type="float" office:value="4501.4">
                <text:p>450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00">
                <text:p>2550000</text:p>
              </table:table-cell>
              <table:table-cell office:value-type="float" office:value="4585.6">
                <text:p>4585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00">
                <text:p>2600000</text:p>
              </table:table-cell>
              <table:table-cell office:value-type="float" office:value="4658.8">
                <text:p>4658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00">
                <text:p>265000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00">
                <text:p>2700000</text:p>
              </table:table-cell>
              <table:table-cell office:value-type="float" office:value="4857.4">
                <text:p>4857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00">
                <text:p>2750000</text:p>
              </table:table-cell>
              <table:table-cell office:value-type="float" office:value="4980.5">
                <text:p>498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00">
                <text:p>280000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00">
                <text:p>2850000</text:p>
              </table:table-cell>
              <table:table-cell office:value-type="float" office:value="5121.3">
                <text:p>5121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00">
                <text:p>2900000</text:p>
              </table:table-cell>
              <table:table-cell office:value-type="float" office:value="5225.7">
                <text:p>522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00">
                <text:p>2950000</text:p>
              </table:table-cell>
              <table:table-cell office:value-type="float" office:value="5304.9">
                <text:p>5304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0">
                <text:p>3000000</text:p>
              </table:table-cell>
              <table:table-cell office:value-type="float" office:value="5383.3">
                <text:p>5383.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plot-area chart:style-name="ch2" table:cell-range-address="MyPhoneBookaddPerson.B1:MyPhoneBookaddPerson.B31 MyPhoneBookaddPerson.N1:MyPhoneBookaddPerson.N31" svg:x="0.406cm" svg:y="0.254cm" svg:width="19.509cm" svg:height="12.19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MyPhoneBookaddPerson.N1:MyPhoneBookaddPerson.N31" chart:class="chart:scatter">
            <chart:domain table:cell-range-address="MyPhoneBookaddPerson.B1:MyPhoneBookaddPerson.B31"/>
            <chart:regression-curve chart:style-name="ch6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yPhoneBookaddPerson.B1:MyPhoneBookaddPerson.B31">0</text:p>
              </table:table-cell>
              <table:table-cell office:value-type="float" office:value="0">
                <text:p text:id="MyPhoneBookaddPerson.N1:MyPhoneBookaddPerson.N3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30.7">
                <text:p>43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681.1">
                <text:p>68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977.5">
                <text:p>97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261.8">
                <text:p>12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1877.8">
                <text:p>187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2544.7">
                <text:p>254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2848.8">
                <text:p>284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3555.2">
                <text:p>355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3829.2">
                <text:p>3829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4414.8">
                <text:p>441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4688.1">
                <text:p>4688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4996.3">
                <text:p>4996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5298.4">
                <text:p>529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5602.9">
                <text:p>560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5888.9">
                <text:p>588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6175.4">
                <text:p>617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6506.5">
                <text:p>650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6998.4">
                <text:p>6998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7268.9">
                <text:p>726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7829.6">
                <text:p>782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8186.9">
                <text:p>818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8921.4">
                <text:p>892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9106.9">
                <text:p>910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9444.8">
                <text:p>9444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interval-maj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374cm" svg:y="0.255cm" chart:style-name="ch2">
          <text:p>ListInitialsCounter</text:p>
        </chart:title>
        <chart:subtitle svg:x="8.228cm" svg:y="1.012cm" chart:style-name="ch3">
          <text:p>Methode: addPerson()</text:p>
        </chart:subtitle>
        <chart:plot-area chart:style-name="ch4" table:cell-range-address="'ListInitialsCounter.addPerson'.B93:'ListInitialsCounter.addPerson'.B153 'ListInitialsCounter.addPerson'.N93:'ListInitialsCounter.addPerson'.N153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7">
            <chart:title svg:x="0.407cm" svg:y="7.391cm" chart:style-name="ch8">
              <text:p>Tijd (ms)</text:p>
            </chart:title>
            <chart:grid chart:style-name="ch9" chart:class="major"/>
          </chart:axis>
          <chart:series chart:style-name="ch10" chart:values-cell-range-address="'ListInitialsCounter.addPerson'.N93:'ListInitialsCounter.addPerson'.N153" chart:class="chart:scatter">
            <chart:domain table:cell-range-address="'ListInitialsCounter.addPerson'.B93:'ListInitialsCounter.addPerson'.B153"/>
            <chart:regression-curve chart:style-name="ch11"/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ListInitialsCounter.addPerson'.B93:'ListInitialsCounter.addPerson'.B153">0</text:p>
              </table:table-cell>
              <table:table-cell office:value-type="float" office:value="0">
                <text:p text:id="'ListInitialsCounter.addPerson'.N93:'ListInitialsCounter.addPerson'.N15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00">
                <text:p>1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00">
                <text:p>1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00">
                <text:p>1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00">
                <text:p>1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00">
                <text:p>1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00">
                <text:p>1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00">
                <text:p>19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00">
                <text:p>1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00">
                <text:p>2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00">
                <text:p>2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00">
                <text:p>2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00">
                <text:p>2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00">
                <text:p>22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00">
                <text:p>2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00">
                <text:p>2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00">
                <text:p>2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00">
                <text:p>2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00">
                <text:p>2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00">
                <text:p>2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00">
                <text:p>2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00">
                <text:p>2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00">
                <text:p>2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00">
                <text:p>2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00">
                <text:p>2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00">
                <text:p>28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00">
                <text:p>2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00">
                <text:p>2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7.792cm" svg:y="0.255cm" chart:style-name="ch2">
          <text:p>HashMapInitialsCounter</text:p>
        </chart:title>
        <chart:subtitle svg:x="8.228cm" svg:y="1.012cm" chart:style-name="ch3">
          <text:p>Methode: addPerson()</text:p>
        </chart:subtitle>
        <chart:plot-area chart:style-name="ch4" table:cell-range-address="'HashMapInitialsCounter.addPerson'.B93:'HashMapInitialsCounter.addPerson'.B153 'HashMapInitialsCounter.addPerson'.N93:'HashMapInitialsCounter.addPerson'.N154" chart:data-source-has-labels="row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7">
            <chart:title svg:x="0.407cm" svg:y="7.391cm" chart:style-name="ch8">
              <text:p>Tijd (ms)</text:p>
            </chart:title>
            <chart:grid chart:style-name="ch9" chart:class="major"/>
          </chart:axis>
          <chart:series chart:style-name="ch10" chart:values-cell-range-address="'HashMapInitialsCounter.addPerson'.N93:'HashMapInitialsCounter.addPerson'.N153" chart:label-cell-address="'HashMapInitialsCounter.addPerson'.N154:'HashMapInitialsCounter.addPerson'.N154" chart:class="chart:scatter">
            <chart:domain table:cell-range-address="'HashMapInitialsCounter.addPerson'.B93:'HashMapInitialsCounter.addPerson'.B153"/>
            <chart:regression-curve chart:style-name="ch11"/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HashMapInitialsCounter.addPerson'.N154:'HashMapInitialsCounter.addPerson'.N154">HashMapInitialsCounter.addPerson(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HashMapInitialsCounter.addPerson'.B93:'HashMapInitialsCounter.addPerson'.B153">0</text:p>
              </table:table-cell>
              <table:table-cell office:value-type="float" office:value="0.2">
                <text:p text:id="'HashMapInitialsCounter.addPerson'.N93:'HashMapInitialsCounter.addPerson'.N153"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00">
                <text:p>1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00">
                <text:p>1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00">
                <text:p>1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00">
                <text:p>1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00">
                <text:p>1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00">
                <text:p>1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00">
                <text:p>1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00">
                <text:p>19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00">
                <text:p>2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00">
                <text:p>2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00">
                <text:p>2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00">
                <text:p>2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00">
                <text:p>2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00">
                <text:p>2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00">
                <text:p>2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00">
                <text:p>2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00">
                <text:p>24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00">
                <text:p>2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00">
                <text:p>2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00">
                <text:p>2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00">
                <text:p>2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00">
                <text:p>2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00">
                <text:p>2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00">
                <text:p>2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00">
                <text:p>2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00">
                <text:p>2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00">
                <text:p>2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894cm" svg:y="3.218cm" chart:style-name="ch2"/>
        <chart:plot-area chart:style-name="ch3" table:cell-range-address="MyPhoneBookaddPerson.B64:MyPhoneBookaddPerson.B74 MyPhoneBookaddPerson.G64:MyPhoneBookaddPerson.G74" svg:x="0.16cm" svg:y="0.14cm" svg:width="5.57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PhoneBookaddPerson.G64:MyPhoneBookaddPerson.G74" chart:class="chart:scatter">
            <chart:domain table:cell-range-address="MyPhoneBookaddPerson.B64:MyPhoneBookaddPerson.B7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yPhoneBookaddPerson.B64:MyPhoneBookaddPerson.B74">0</text:p>
              </table:table-cell>
              <table:table-cell office:value-type="float" office:value="0">
                <text:p text:id="MyPhoneBookaddPerson.G64:MyPhoneBookaddPerson.G7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647.66666666667">
                <text:p>2647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303.33333333333">
                <text:p>3303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973.66666666667">
                <text:p>3973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7281.33333333333">
                <text:p>7281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8098">
                <text:p>80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legend chart:legend-position="end" svg:x="17.969cm" svg:y="6.068cm" chart:style-name="ch2"/>
        <chart:plot-area chart:style-name="ch3" table:cell-range-address="MyPhoneBookaddPerson.B92:MyPhoneBookaddPerson.B122 MyPhoneBookaddPerson.G92:MyPhoneBookaddPerson.G122" svg:x="0.406cm" svg:y="0.254cm" svg:width="17.15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PhoneBookaddPerson.G92:MyPhoneBookaddPerson.G122" chart:class="chart:scatter">
            <chart:domain table:cell-range-address="MyPhoneBookaddPerson.B92:MyPhoneBookaddPerson.B12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yPhoneBookaddPerson.B92:MyPhoneBookaddPerson.B122">0</text:p>
              </table:table-cell>
              <table:table-cell office:value-type="float" office:value="0">
                <text:p text:id="MyPhoneBookaddPerson.G92:MyPhoneBookaddPerson.G12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27.333333333333">
                <text:p>527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089.33333333333">
                <text:p>3089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553.33333333333">
                <text:p>3553.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5100.33333333333">
                <text:p>5100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5587.33333333333">
                <text:p>5587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7713.66666666667">
                <text:p>7713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8888.66666666667">
                <text:p>8888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9402">
                <text:p>9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10956.3333333333">
                <text:p>10956.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12134.6666666667">
                <text:p>12134.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2654.6666666667">
                <text:p>12654.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13411.3333333333">
                <text:p>13411.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15230.3333333333">
                <text:p>15230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15523.3333333333">
                <text:p>15523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16426.6666666667">
                <text:p>16426.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17432.6666666667">
                <text:p>17432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17876.6666666667">
                <text:p>17876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18385">
                <text:p>18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18865">
                <text:p>188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731cm" svg:y="0.255cm" chart:style-name="ch2">
          <text:p>MyPhoneBook</text:p>
        </chart:title>
        <chart:subtitle svg:x="8.228cm" svg:y="1.012cm" chart:style-name="ch3">
          <text:p>Methode: addPerson()</text:p>
        </chart:subtitle>
        <chart:plot-area chart:style-name="ch4" table:cell-range-address="MyPhoneBookaddPerson.B154:MyPhoneBookaddPerson.B184 MyPhoneBookaddPerson.G154:MyPhoneBookaddPerson.G184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5">
            <chart:title svg:x="0.407cm" svg:y="7.391cm" chart:style-name="ch7">
              <text:p>Tijd (ms)</text:p>
            </chart:title>
            <chart:grid chart:style-name="ch8" chart:class="major"/>
          </chart:axis>
          <chart:series chart:style-name="ch9" chart:values-cell-range-address="MyPhoneBookaddPerson.G154:MyPhoneBookaddPerson.G184" chart:class="chart:scatter">
            <chart:domain table:cell-range-address="MyPhoneBookaddPerson.B154:MyPhoneBookaddPerson.B184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yPhoneBookaddPerson.B154:MyPhoneBookaddPerson.B184">0</text:p>
              </table:table-cell>
              <table:table-cell office:value-type="float" office:value="0">
                <text:p text:id="MyPhoneBookaddPerson.G154:MyPhoneBookaddPerson.G18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24.333333333333">
                <text:p>524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046.66666666667">
                <text:p>1046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020.33333333333">
                <text:p>2020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570.33333333333">
                <text:p>2570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086.33333333333">
                <text:p>3086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4572.33333333333">
                <text:p>4572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5702.33333333333">
                <text:p>5702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6790.66666666667">
                <text:p>6790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8895.33333333333">
                <text:p>8895.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8319">
                <text:p>8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9484.66666666667">
                <text:p>9484.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10340.3333333333">
                <text:p>10340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11076">
                <text:p>1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11723">
                <text:p>1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12088.6666666667">
                <text:p>12088.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2775">
                <text:p>12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15308.3333333333">
                <text:p>15308.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13894.6666666667">
                <text:p>13894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14840.3333333333">
                <text:p>14840.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15602.6666666667">
                <text:p>15602.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16684.3333333333">
                <text:p>16684.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17473.6666666667">
                <text:p>17473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17844.6666666667">
                <text:p>17844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18695.6666666667">
                <text:p>18695.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18847">
                <text:p>1884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731cm" svg:y="0.255cm" chart:style-name="ch2">
          <text:p>MyPhoneBook</text:p>
        </chart:title>
        <chart:subtitle svg:x="8.757cm" svg:y="1.012cm" chart:style-name="ch3">
          <text:p>Methode: write()</text:p>
        </chart:subtitle>
        <chart:plot-area chart:style-name="ch4" table:cell-range-address="'MyPhoneBook.write'.B1:'MyPhoneBook.write'.B6 'MyPhoneBook.write'.N1:'MyPhoneBook.write'.N6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5">
            <chart:title svg:x="0.407cm" svg:y="7.391cm" chart:style-name="ch7">
              <text:p>Tijd (ms)</text:p>
            </chart:title>
            <chart:grid chart:style-name="ch8" chart:class="major"/>
          </chart:axis>
          <chart:series chart:style-name="ch9" chart:values-cell-range-address="'MyPhoneBook.write'.N1:'MyPhoneBook.write'.N6" chart:class="chart:scatter">
            <chart:domain table:cell-range-address="'MyPhoneBook.write'.B1:'MyPhoneBook.write'.B6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MyPhoneBook.write'.B1:'MyPhoneBook.write'.B6">0</text:p>
              </table:table-cell>
              <table:table-cell office:value-type="float" office:value="0.1">
                <text:p text:id="'MyPhoneBook.write'.N1:'MyPhoneBook.write'.N6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1627.2">
                <text:p>1162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3093.5">
                <text:p>2309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34859.1">
                <text:p>348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6337.2">
                <text:p>4633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58217.7">
                <text:p>58217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009cm" svg:height="12.518cm" xlink:href=".." chart:class="chart:scatter" chart:style-name="ch1">
        <chart:legend chart:legend-position="end" svg:x="28.469cm" svg:y="5.977cm" chart:style-name="ch2"/>
        <chart:plot-area chart:style-name="ch3" table:cell-range-address="LinkedListPlaceFilter.B1:LinkedListPlaceFilter.B59 LinkedListPlaceFilter.N1:LinkedListPlaceFilter.N59" svg:x="0.62cm" svg:y="0.25cm" svg:width="27.23cm" svg:height="11.7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kedListPlaceFilter.N1:LinkedListPlaceFilter.N59" chart:class="chart:scatter">
            <chart:domain table:cell-range-address="LinkedListPlaceFilter.B1:LinkedListPlaceFilter.B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LinkedListPlaceFilter.B1:LinkedListPlaceFilter.B59">100000</text:p>
              </table:table-cell>
              <table:table-cell office:value-type="float" office:value="9.9">
                <text:p text:id="LinkedListPlaceFilter.N1:LinkedListPlaceFilter.N59">9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113.7">
                <text:p>113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157.8">
                <text:p>15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167.3">
                <text:p>167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97.3">
                <text:p>197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731cm" svg:y="0.255cm" chart:style-name="ch2">
          <text:p>MyPhoneBook</text:p>
        </chart:title>
        <chart:subtitle svg:x="7.593cm" svg:y="1.012cm" chart:style-name="ch3">
          <text:p>Methode: addPhoneNumber()</text:p>
        </chart:subtitle>
        <chart:plot-area chart:style-name="ch4" table:cell-range-address="'MyPhoneBook.addPhoneNumber'.B1:'MyPhoneBook.addPhoneNumber'.B31 'MyPhoneBook.addPhoneNumber'.N1:'MyPhoneBook.addPhoneNumber'.N31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7">
            <chart:title svg:x="0.407cm" svg:y="7.391cm" chart:style-name="ch8">
              <text:p>Tijd (ms)</text:p>
            </chart:title>
            <chart:grid chart:style-name="ch9" chart:class="major"/>
          </chart:axis>
          <chart:series chart:style-name="ch10" chart:values-cell-range-address="'MyPhoneBook.addPhoneNumber'.N1:'MyPhoneBook.addPhoneNumber'.N31" chart:class="chart:scatter">
            <chart:domain table:cell-range-address="'MyPhoneBook.addPhoneNumber'.B1:'MyPhoneBook.addPhoneNumber'.B31"/>
            <chart:regression-curve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MyPhoneBook.addPhoneNumber'.B1:'MyPhoneBook.addPhoneNumber'.B31">0</text:p>
              </table:table-cell>
              <table:table-cell office:value-type="float" office:value="0">
                <text:p text:id="'MyPhoneBook.addPhoneNumber'.N1:'MyPhoneBook.addPhoneNumber'.N3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731cm" svg:y="0.255cm" chart:style-name="ch2">
          <text:p>MyPhoneBook</text:p>
        </chart:title>
        <chart:subtitle svg:x="8.202cm" svg:y="1.012cm" chart:style-name="ch3">
          <text:p>Methode: getNumber()</text:p>
        </chart:subtitle>
        <chart:plot-area chart:style-name="ch4" table:cell-range-address="'MyPhoneBook.getNumbers'.B1:'MyPhoneBook.getNumbers'.B30 'MyPhoneBook.getNumbers'.N1:'MyPhoneBook.getNumbers'.N30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7">
            <chart:title svg:x="0.407cm" svg:y="7.391cm" chart:style-name="ch8">
              <text:p>Tijd (ms)</text:p>
            </chart:title>
            <chart:grid chart:style-name="ch9" chart:class="major"/>
          </chart:axis>
          <chart:series chart:style-name="ch10" chart:values-cell-range-address="'MyPhoneBook.getNumbers'.N1:'MyPhoneBook.getNumbers'.N30" chart:class="chart:scatter">
            <chart:domain table:cell-range-address="'MyPhoneBook.getNumbers'.B1:'MyPhoneBook.getNumbers'.B30"/>
            <chart:regression-curve chart:style-name="ch1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 text:id="'MyPhoneBook.getNumbers'.B1:'MyPhoneBook.getNumbers'.B30">50000</text:p>
              </table:table-cell>
              <table:table-cell office:value-type="float" office:value="0">
                <text:p text:id="'MyPhoneBook.getNumbers'.N1:'MyPhoneBook.getNumbers'.N3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00">
                <text:p>10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00">
                <text:p>1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00">
                <text:p>12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pie-offset="50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7.884cm" svg:y="0.255cm" chart:style-name="ch2">
          <text:p>MyOldestPersonFinder</text:p>
        </chart:title>
        <chart:subtitle svg:x="8.228cm" svg:y="1.012cm" chart:style-name="ch3">
          <text:p>Methode: addPerson()</text:p>
        </chart:subtitle>
        <chart:plot-area chart:style-name="ch4" table:cell-range-address="'MyOldestPerson.addPerson'.B1:'MyOldestPerson.addPerson'.B61 'MyOldestPerson.addPerson'.N1:'MyOldestPerson.addPerson'.N61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5">
            <chart:title svg:x="0.407cm" svg:y="7.391cm" chart:style-name="ch7">
              <text:p>Tijd (ms)</text:p>
            </chart:title>
            <chart:grid chart:style-name="ch8" chart:class="major"/>
          </chart:axis>
          <chart:series chart:style-name="ch9" chart:values-cell-range-address="'MyOldestPerson.addPerson'.N1:'MyOldestPerson.addPerson'.N61" chart:class="chart:scatter">
            <chart:domain table:cell-range-address="'MyOldestPerson.addPerson'.B1:'MyOldestPerson.addPerson'.B61"/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MyOldestPerson.addPerson'.B1:'MyOldestPerson.addPerson'.B61">0</text:p>
              </table:table-cell>
              <table:table-cell office:value-type="float" office:value="0">
                <text:p text:id="'MyOldestPerson.addPerson'.N1:'MyOldestPerson.addPerson'.N6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0">
                <text:p>150000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98.2">
                <text:p>49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662.1">
                <text:p>66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827.3">
                <text:p>82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0">
                <text:p>350000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1167.1">
                <text:p>116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0">
                <text:p>45000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1510.2">
                <text:p>151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0">
                <text:p>550000</text:p>
              </table:table-cell>
              <table:table-cell office:value-type="float" office:value="1680.3">
                <text:p>168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0">
                <text:p>600000</text:p>
              </table:table-cell>
              <table:table-cell office:value-type="float" office:value="1809.8">
                <text:p>180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0">
                <text:p>700000</text:p>
              </table:table-cell>
              <table:table-cell office:value-type="float" office:value="2090.1">
                <text:p>209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00">
                <text:p>750000</text:p>
              </table:table-cell>
              <table:table-cell office:value-type="float" office:value="2238.5">
                <text:p>223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2395.8">
                <text:p>239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00">
                <text:p>85000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2701.7">
                <text:p>270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00">
                <text:p>950000</text:p>
              </table:table-cell>
              <table:table-cell office:value-type="float" office:value="3353.1">
                <text:p>335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00">
                <text:p>1050000</text:p>
              </table:table-cell>
              <table:table-cell office:value-type="float" office:value="3450.8">
                <text:p>345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00">
                <text:p>1100000</text:p>
              </table:table-cell>
              <table:table-cell office:value-type="float" office:value="3623.7">
                <text:p>36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00">
                <text:p>1150000</text:p>
              </table:table-cell>
              <table:table-cell office:value-type="float" office:value="3778.8">
                <text:p>377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">
                <text:p>1200000</text:p>
              </table:table-cell>
              <table:table-cell office:value-type="float" office:value="3920.1">
                <text:p>392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00">
                <text:p>1250000</text:p>
              </table:table-cell>
              <table:table-cell office:value-type="float" office:value="4097.4">
                <text:p>409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00">
                <text:p>1300000</text:p>
              </table:table-cell>
              <table:table-cell office:value-type="float" office:value="4256.7">
                <text:p>425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00">
                <text:p>1350000</text:p>
              </table:table-cell>
              <table:table-cell office:value-type="float" office:value="4463.6">
                <text:p>446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00">
                <text:p>1400000</text:p>
              </table:table-cell>
              <table:table-cell office:value-type="float" office:value="4989.1">
                <text:p>498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00">
                <text:p>1450000</text:p>
              </table:table-cell>
              <table:table-cell office:value-type="float" office:value="5171.3">
                <text:p>517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0">
                <text:p>1500000</text:p>
              </table:table-cell>
              <table:table-cell office:value-type="float" office:value="5328.3">
                <text:p>5328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00">
                <text:p>1550000</text:p>
              </table:table-cell>
              <table:table-cell office:value-type="float" office:value="5486.7">
                <text:p>5486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00">
                <text:p>1600000</text:p>
              </table:table-cell>
              <table:table-cell office:value-type="float" office:value="5802.6">
                <text:p>5802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00">
                <text:p>1650000</text:p>
              </table:table-cell>
              <table:table-cell office:value-type="float" office:value="6204.8">
                <text:p>620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00">
                <text:p>1700000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00">
                <text:p>1750000</text:p>
              </table:table-cell>
              <table:table-cell office:value-type="float" office:value="6210.6">
                <text:p>621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00">
                <text:p>1800000</text:p>
              </table:table-cell>
              <table:table-cell office:value-type="float" office:value="6455.6">
                <text:p>6455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00">
                <text:p>1850000</text:p>
              </table:table-cell>
              <table:table-cell office:value-type="float" office:value="6953.9">
                <text:p>6953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00">
                <text:p>1900000</text:p>
              </table:table-cell>
              <table:table-cell office:value-type="float" office:value="7091.8">
                <text:p>709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00">
                <text:p>1950000</text:p>
              </table:table-cell>
              <table:table-cell office:value-type="float" office:value="7290.7">
                <text:p>729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">
                <text:p>2000000</text:p>
              </table:table-cell>
              <table:table-cell office:value-type="float" office:value="7447.4">
                <text:p>7447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00">
                <text:p>2050000</text:p>
              </table:table-cell>
              <table:table-cell office:value-type="float" office:value="7633.1">
                <text:p>763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00">
                <text:p>2100000</text:p>
              </table:table-cell>
              <table:table-cell office:value-type="float" office:value="7805.7">
                <text:p>780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00">
                <text:p>2150000</text:p>
              </table:table-cell>
              <table:table-cell office:value-type="float" office:value="7954.7">
                <text:p>795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00">
                <text:p>2200000</text:p>
              </table:table-cell>
              <table:table-cell office:value-type="float" office:value="8169.9">
                <text:p>8169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00">
                <text:p>2250000</text:p>
              </table:table-cell>
              <table:table-cell office:value-type="float" office:value="8337.1">
                <text:p>8337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00">
                <text:p>2300000</text:p>
              </table:table-cell>
              <table:table-cell office:value-type="float" office:value="9306.8">
                <text:p>9306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00">
                <text:p>2350000</text:p>
              </table:table-cell>
              <table:table-cell office:value-type="float" office:value="9173.8">
                <text:p>917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00">
                <text:p>2400000</text:p>
              </table:table-cell>
              <table:table-cell office:value-type="float" office:value="9423.2">
                <text:p>942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00">
                <text:p>2450000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00">
                <text:p>2500000</text:p>
              </table:table-cell>
              <table:table-cell office:value-type="float" office:value="9728.5">
                <text:p>972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00">
                <text:p>2550000</text:p>
              </table:table-cell>
              <table:table-cell office:value-type="float" office:value="9929.5">
                <text:p>992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00">
                <text:p>2600000</text:p>
              </table:table-cell>
              <table:table-cell office:value-type="float" office:value="10166.5">
                <text:p>1016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00">
                <text:p>2650000</text:p>
              </table:table-cell>
              <table:table-cell office:value-type="float" office:value="10328.5">
                <text:p>10328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00">
                <text:p>2700000</text:p>
              </table:table-cell>
              <table:table-cell office:value-type="float" office:value="10657.3">
                <text:p>10657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00">
                <text:p>2750000</text:p>
              </table:table-cell>
              <table:table-cell office:value-type="float" office:value="11128.9">
                <text:p>1112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00">
                <text:p>2800000</text:p>
              </table:table-cell>
              <table:table-cell office:value-type="float" office:value="11304.2">
                <text:p>1130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00">
                <text:p>2850000</text:p>
              </table:table-cell>
              <table:table-cell office:value-type="float" office:value="11549.6">
                <text:p>11549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00">
                <text:p>2900000</text:p>
              </table:table-cell>
              <table:table-cell office:value-type="float" office:value="11707.3">
                <text:p>11707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00">
                <text:p>2950000</text:p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0">
                <text:p>3000000</text:p>
              </table:table-cell>
              <table:table-cell office:value-type="float" office:value="12141.8">
                <text:p>12141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096cm" svg:y="0.255cm" chart:style-name="ch2">
          <text:p>LinkedListPlaceFilter</text:p>
        </chart:title>
        <chart:subtitle svg:x="7.567cm" svg:y="1.012cm" chart:style-name="ch3">
          <text:p>Methode: removeInhabitants()</text:p>
        </chart:subtitle>
        <chart:plot-area chart:style-name="ch4" table:cell-range-address="LinkedListPlaceFilter2.B1:LinkedListPlaceFilter2.B59 LinkedListPlaceFilter2.N1:LinkedListPlaceFilter2.N59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5">
            <chart:title svg:x="0.407cm" svg:y="7.391cm" chart:style-name="ch7">
              <text:p>Tijd (ms)</text:p>
            </chart:title>
            <chart:grid chart:style-name="ch8" chart:class="major"/>
          </chart:axis>
          <chart:series chart:style-name="ch9" chart:values-cell-range-address="LinkedListPlaceFilter2.N1:LinkedListPlaceFilter2.N59" chart:class="chart:scatter">
            <chart:domain table:cell-range-address="LinkedListPlaceFilter2.B1:LinkedListPlaceFilter2.B59"/>
            <chart:regression-curve chart:style-name="ch10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LinkedListPlaceFilter2.B1:LinkedListPlaceFilter2.B59">100000</text:p>
              </table:table-cell>
              <table:table-cell office:value-type="float" office:value="10.5">
                <text:p text:id="LinkedListPlaceFilter2.N1:LinkedListPlaceFilter2.N59">1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153.1">
                <text:p>15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89.9">
                <text:p>18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8.374cm" svg:y="0.255cm" chart:style-name="ch2">
          <text:p>ListInitialsCounter</text:p>
        </chart:title>
        <chart:subtitle svg:x="7.62cm" svg:y="1.012cm" chart:style-name="ch3">
          <text:p>Methode: getNrOccurences()</text:p>
        </chart:subtitle>
        <chart:plot-area chart:style-name="ch4" table:cell-range-address="'ListInitialsCounter.getNrOccurences'.B1:'ListInitialsCounter.getNrOccurences'.B99 'ListInitialsCounter.getNrOccurences'.N1:'ListInitialsCounter.getNrOccurences'.N99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5">
            <chart:title svg:x="0.407cm" svg:y="7.391cm" chart:style-name="ch7">
              <text:p>Tijd (ms)</text:p>
            </chart:title>
            <chart:grid chart:style-name="ch8" chart:class="major"/>
          </chart:axis>
          <chart:series chart:style-name="ch9" chart:values-cell-range-address="'ListInitialsCounter.getNrOccurences'.N1:'ListInitialsCounter.getNrOccurences'.N99" chart:class="chart:scatter">
            <chart:domain table:cell-range-address="'ListInitialsCounter.getNrOccurences'.B1:'ListInitialsCounter.getNrOccurences'.B99"/>
            <chart:regression-curve chart:style-name="ch10"/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'ListInitialsCounter.getNrOccurences'.B1:'ListInitialsCounter.getNrOccurences'.B99">100000</text:p>
              </table:table-cell>
              <table:table-cell office:value-type="float" office:value="5.6">
                <text:p text:id="'ListInitialsCounter.getNrOccurences'.N1:'ListInitialsCounter.getNrOccurences'.N99">5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00">
                <text:p>305000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00">
                <text:p>310000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00">
                <text:p>31500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00">
                <text:p>320000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00">
                <text:p>3250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00">
                <text:p>330000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00">
                <text:p>335000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0">
                <text:p>340000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00">
                <text:p>345000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00">
                <text:p>350000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00">
                <text:p>3550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00">
                <text:p>360000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00">
                <text:p>365000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00">
                <text:p>370000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00">
                <text:p>375000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00">
                <text:p>3800000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00">
                <text:p>385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00">
                <text:p>390000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00">
                <text:p>395000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0">
                <text:p>4000000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00">
                <text:p>405000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00">
                <text:p>4100000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00">
                <text:p>415000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00">
                <text:p>420000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00">
                <text:p>425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00">
                <text:p>4300000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00">
                <text:p>4350000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00">
                <text:p>440000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00">
                <text:p>4450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00">
                <text:p>4500000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00">
                <text:p>4550000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00">
                <text:p>46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00">
                <text:p>465000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00">
                <text:p>4700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00">
                <text:p>4750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00">
                <text:p>48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00">
                <text:p>485000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00">
                <text:p>49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00">
                <text:p>4950000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00">
                <text:p>5000000</text:p>
              </table:table-cell>
              <table:table-cell office:value-type="float" office:value="74.1">
                <text:p>74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chart-properties chart:solid-type="cuboid" chart:symbol-type="named-symbol" chart:symbol-name="square" chart:symbol-width="0.1cm" chart:symbol-height="0.1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7.792cm" svg:y="0.255cm" chart:style-name="ch2">
          <text:p>HashMapInitialsCounter</text:p>
        </chart:title>
        <chart:subtitle svg:x="7.62cm" svg:y="1.012cm" chart:style-name="ch3">
          <text:p>Methode: getNrOccurences()</text:p>
        </chart:subtitle>
        <chart:plot-area chart:style-name="ch4" table:cell-range-address="'HashMapInitialsCounter.getNrOccurences'.B1:'HashMapInitialsCounter.getNrOccurences'.B99 'HashMapInitialsCounter.getNrOccurences'.N1:'HashMapInitialsCounter.getNrOccurences'.N99" svg:x="0.611cm" svg:y="1.717cm" svg:width="19.304cm" svg:height="10.67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7">
            <chart:title svg:x="0.407cm" svg:y="7.391cm" chart:style-name="ch8">
              <text:p>Tijd (ms)</text:p>
            </chart:title>
            <chart:grid chart:style-name="ch9" chart:class="major"/>
          </chart:axis>
          <chart:series chart:style-name="ch10" chart:values-cell-range-address="'HashMapInitialsCounter.getNrOccurences'.N1:'HashMapInitialsCounter.getNrOccurences'.N99" chart:class="chart:scatter">
            <chart:domain table:cell-range-address="'HashMapInitialsCounter.getNrOccurences'.B1:'HashMapInitialsCounter.getNrOccurences'.B99"/>
            <chart:regression-curve chart:style-name="ch11"/>
            <chart:data-point chart:repeated="50"/>
            <chart:data-point chart:style-name="ch12"/>
            <chart:data-point chart:repeated="9"/>
            <chart:data-point chart:style-name="ch13"/>
            <chart:data-point chart:repeated="3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'HashMapInitialsCounter.getNrOccurences'.B1:'HashMapInitialsCounter.getNrOccurences'.B99">100000</text:p>
              </table:table-cell>
              <table:table-cell office:value-type="float" office:value="0">
                <text:p text:id="'HashMapInitialsCounter.getNrOccurences'.N1:'HashMapInitialsCounter.getNrOccurences'.N9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00">
                <text:p>3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00">
                <text:p>3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00">
                <text:p>3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00">
                <text:p>3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00">
                <text:p>3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00">
                <text:p>3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00">
                <text:p>33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0">
                <text:p>3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00">
                <text:p>3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00">
                <text:p>3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00">
                <text:p>3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00">
                <text:p>3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00">
                <text:p>3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00">
                <text:p>3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00">
                <text:p>3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00">
                <text:p>3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00">
                <text:p>3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00">
                <text:p>3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00">
                <text:p>3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00">
                <text:p>4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00">
                <text:p>4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00">
                <text:p>41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00">
                <text:p>4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00">
                <text:p>4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00">
                <text:p>4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00">
                <text:p>4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00">
                <text:p>4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00">
                <text:p>4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00">
                <text:p>4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00">
                <text:p>4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00">
                <text:p>4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00">
                <text:p>4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00">
                <text:p>4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00">
                <text:p>47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00">
                <text:p>4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00">
                <text:p>4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00">
                <text:p>4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00">
                <text:p>4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7.911cm" svg:y="0.255cm" chart:style-name="ch2">
          <text:p>MyOldestPeopleFinder</text:p>
        </chart:title>
        <chart:subtitle svg:x="3.638cm" svg:y="1.012cm" chart:style-name="ch3">
          <text:p>Methode: findOldestPeople()
(Stijgend aantal random personen, constant aantal terug te geven personen)</text:p>
        </chart:subtitle>
        <chart:plot-area chart:style-name="ch4" table:cell-range-address="MyOldestPeopleFinder1.B2:MyOldestPeopleFinder1.B60 MyOldestPeopleFinder1.N2:MyOldestPeopleFinder1.N60" svg:x="0.611cm" svg:y="2.167cm" svg:width="19.304cm" svg:height="10.227cm">
          <chart:axis chart:dimension="x" chart:name="primary-x" chart:style-name="ch5">
            <chart:title svg:x="8.763cm" svg:y="12.076cm" chart:style-name="ch6">
              <text:p>Aantal random personen</text:p>
            </chart:title>
          </chart:axis>
          <chart:axis chart:dimension="y" chart:name="primary-y" chart:style-name="ch7">
            <chart:title svg:x="0.407cm" svg:y="7.616cm" chart:style-name="ch8">
              <text:p>Tijd (ms)</text:p>
            </chart:title>
            <chart:grid chart:style-name="ch9" chart:class="major"/>
          </chart:axis>
          <chart:series chart:style-name="ch10" chart:values-cell-range-address="MyOldestPeopleFinder1.N2:MyOldestPeopleFinder1.N60" chart:class="chart:scatter">
            <chart:domain table:cell-range-address="MyOldestPeopleFinder1.B2:MyOldestPeopleFinder1.B60"/>
            <chart:regression-curve chart:style-name="ch11"/>
            <chart:data-point chart:repeated="17"/>
            <chart:data-point chart:style-name="ch12"/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MyOldestPeopleFinder1.B2:MyOldestPeopleFinder1.B60">100000</text:p>
              </table:table-cell>
              <table:table-cell office:value-type="float" office:value="0.2">
                <text:p text:id="MyOldestPeopleFinder1.N2:MyOldestPeopleFinder1.N60"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7.884cm" svg:y="0.255cm" chart:style-name="ch2">
          <text:p>MyOldestPersonFinder</text:p>
        </chart:title>
        <chart:subtitle svg:x="3.625cm" svg:y="1.012cm" chart:style-name="ch3">
          <text:p>Methode: findOldestPeople() 
(Constant aantal random personen, stijgend aantal terug te geven personen)</text:p>
        </chart:subtitle>
        <chart:plot-area chart:style-name="ch4" table:cell-range-address="MyOldestPersonFinder2.B2:MyOldestPersonFinder2.B52 MyOldestPersonFinder2.N2:MyOldestPersonFinder2.N52" svg:x="0.418cm" svg:y="1.845cm" svg:width="19.598cm" svg:height="10.548cm">
          <chart:axis chart:dimension="x" chart:name="primary-x" chart:style-name="ch5">
            <chart:title svg:x="8.24cm" svg:y="12.076cm" chart:style-name="ch6">
              <text:p>Aantal terug te geven personen</text:p>
            </chart:title>
          </chart:axis>
          <chart:axis chart:dimension="y" chart:name="primary-y" chart:style-name="ch7">
            <chart:title svg:x="0.213cm" svg:y="7.455cm" chart:style-name="ch8">
              <text:p>Tijd (ms)</text:p>
            </chart:title>
            <chart:grid chart:style-name="ch9" chart:class="major"/>
          </chart:axis>
          <chart:series chart:style-name="ch10" chart:values-cell-range-address="MyOldestPersonFinder2.N2:MyOldestPersonFinder2.N52" chart:class="chart:scatter">
            <chart:domain table:cell-range-address="MyOldestPersonFinder2.B2:MyOldestPersonFinder2.B52"/>
            <chart:regression-curve chart:style-name="ch11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yOldestPersonFinder2.B2:MyOldestPersonFinder2.B52">0</text:p>
              </table:table-cell>
              <table:table-cell office:value-type="float" office:value="0.1">
                <text:p text:id="MyOldestPersonFinder2.N2:MyOldestPersonFinder2.N52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pline-order="3" chart:right-angled-axes="true" chart:regression-type="linear">
        <chart:symbol-image xlink:href="Pictures/2000000D000000DD000000DDCBF3253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chart:class="chart:scatter" chart:style-name="ch1">
        <chart:title svg:x="7.911cm" svg:y="0.255cm" chart:style-name="ch2">
          <text:p>MyOldestPeopleFinder</text:p>
        </chart:title>
        <chart:subtitle svg:x="3.717cm" svg:y="1.012cm" chart:style-name="ch3">
          <text:p>Methode: findOldestPeople()
(Stijgend aantal random personen, stijgend aantal terug te geven personen)</text:p>
        </chart:subtitle>
        <chart:plot-area chart:style-name="ch4" table:cell-range-address="MyOldestPersonFinder3.B2:MyOldestPersonFinder3.B51 MyOldestPersonFinder3.N2:MyOldestPersonFinder3.N51" svg:x="0.333cm" svg:y="2.041cm" svg:width="19.566cm" svg:height="10.241cm">
          <chart:axis chart:dimension="x" chart:name="primary-x" chart:style-name="ch5">
            <chart:title svg:x="4.95cm" svg:y="11.965cm" chart:style-name="ch6">
              <text:p>Aantal terug te geven personen (= x) &amp; aantal random personen (= 1000 * x)</text:p>
            </chart:title>
          </chart:axis>
          <chart:axis chart:dimension="y" chart:name="primary-y" chart:style-name="ch7">
            <chart:title svg:x="0.128cm" svg:y="7.498cm" chart:style-name="ch8">
              <text:p>Tijd (ms)</text:p>
            </chart:title>
            <chart:grid chart:style-name="ch9" chart:class="major"/>
          </chart:axis>
          <chart:series chart:style-name="ch10" chart:values-cell-range-address="MyOldestPersonFinder3.N2:MyOldestPersonFinder3.N51" chart:class="chart:scatter">
            <chart:domain table:cell-range-address="MyOldestPersonFinder3.B2:MyOldestPersonFinder3.B51"/>
            <chart:regression-curve chart:style-name="ch11"/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MyOldestPersonFinder3.B2:MyOldestPersonFinder3.B51">20</text:p>
              </table:table-cell>
              <table:table-cell office:value-type="float" office:value="0.1">
                <text:p text:id="MyOldestPersonFinder3.N2:MyOldestPersonFinder3.N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36cm" svg:height="13.655cm" xlink:href=".." chart:class="chart:scatter" chart:style-name="ch1">
        <chart:legend chart:legend-position="end" svg:x="32.733cm" svg:y="6.545cm" chart:style-name="ch2"/>
        <chart:plot-area chart:style-name="ch3" table:cell-range-address="ArrayListPlaceFilter2.B1:ArrayListPlaceFilter2.B70 ArrayListPlaceFilter2.N1:ArrayListPlaceFilter2.N70" svg:x="0.707cm" svg:y="0.273cm" svg:width="31.32cm" svg:height="12.83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rayListPlaceFilter2.N1:ArrayListPlaceFilter2.N70" chart:class="chart:scatter">
            <chart:domain table:cell-range-address="ArrayListPlaceFilter2.B1:ArrayListPlaceFilter2.B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ArrayListPlaceFilter2.B1:ArrayListPlaceFilter2.B70">100000</text:p>
              </table:table-cell>
              <table:table-cell office:value-type="float" office:value="17.4">
                <text:p text:id="ArrayListPlaceFilter2.N1:ArrayListPlaceFilter2.N70">17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341.2">
                <text:p>34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634.9">
                <text:p>63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888.1">
                <text:p>88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1019.1">
                <text:p>1019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1168.7">
                <text:p>116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1417.3">
                <text:p>141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1887.1">
                <text:p>188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1956.5">
                <text:p>195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2082.4">
                <text:p>208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2351.2">
                <text:p>235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2788.6">
                <text:p>278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3026.5">
                <text:p>302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3460.7">
                <text:p>346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3694.3">
                <text:p>369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4284.2">
                <text:p>428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4586.6">
                <text:p>4586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4848.1">
                <text:p>4848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5135.9">
                <text:p>513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5367.6">
                <text:p>536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5741.4">
                <text:p>574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5846.4">
                <text:p>584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6121.3">
                <text:p>612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6562.4">
                <text:p>6562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7130.3">
                <text:p>7130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7068.3">
                <text:p>7068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7466.8">
                <text:p>7466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8078.4">
                <text:p>807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8361.5">
                <text:p>83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8911.6">
                <text:p>8911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9737.9">
                <text:p>9737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9884.5">
                <text:p>988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0275.3">
                <text:p>1027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0640.9">
                <text:p>1064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1009.7">
                <text:p>1100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1433.4">
                <text:p>1143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1793.3">
                <text:p>11793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2115.4">
                <text:p>12115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2544.7">
                <text:p>12544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00">
                <text:p>3050000</text:p>
              </table:table-cell>
              <table:table-cell office:value-type="float" office:value="13054.8">
                <text:p>13054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00">
                <text:p>3100000</text:p>
              </table:table-cell>
              <table:table-cell office:value-type="float" office:value="13508.8">
                <text:p>135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00">
                <text:p>3150000</text:p>
              </table:table-cell>
              <table:table-cell office:value-type="float" office:value="14089">
                <text:p>1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00">
                <text:p>3200000</text:p>
              </table:table-cell>
              <table:table-cell office:value-type="float" office:value="14443">
                <text:p>14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00">
                <text:p>3250000</text:p>
              </table:table-cell>
              <table:table-cell office:value-type="float" office:value="14987.1">
                <text:p>1498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00">
                <text:p>3300000</text:p>
              </table:table-cell>
              <table:table-cell office:value-type="float" office:value="15469">
                <text:p>15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00">
                <text:p>3350000</text:p>
              </table:table-cell>
              <table:table-cell office:value-type="float" office:value="16209.4">
                <text:p>16209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0">
                <text:p>3400000</text:p>
              </table:table-cell>
              <table:table-cell office:value-type="float" office:value="16730.4">
                <text:p>1673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00">
                <text:p>3450000</text:p>
              </table:table-cell>
              <table:table-cell office:value-type="float" office:value="16859.5">
                <text:p>16859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00">
                <text:p>3500000</text:p>
              </table:table-cell>
              <table:table-cell office:value-type="float" office:value="17415.3">
                <text:p>17415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00">
                <text:p>3550000</text:p>
              </table:table-cell>
              <table:table-cell office:value-type="float" office:value="18338.6">
                <text:p>18338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